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43.2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212.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</office:automatic-styles>
  <office:body>
    <office:spreadsheet>
      <table:calculation-settings table:automatic-find-labels="false"/>
      <table:table table:name="NFKappaB2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DR q-value</text:p>
          </table:table-cell>
          <table:table-cell office:value-type="string" calcext:value-type="string">
            <text:p>Enrich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18</text:p>
          </table:table-cell>
          <table:table-cell office:value-type="string" calcext:value-type="string">
            <text:p>positive regulation of biological process</text:p>
          </table:table-cell>
          <table:table-cell office:value-type="float" office:value="0.00000000000127" calcext:value-type="float">
            <text:p>1.27E-12</text:p>
          </table:table-cell>
          <table:table-cell office:value-type="float" office:value="0.000000018" calcext:value-type="float">
            <text:p>0.000000018</text:p>
          </table:table-cell>
          <table:table-cell office:value-type="float" office:value="1.52" calcext:value-type="float">
            <text:p>1.52</text:p>
          </table:table-cell>
          <table:table-cell office:value-type="float" office:value="13954" calcext:value-type="float">
            <text:p>13954</text:p>
          </table:table-cell>
          <table:table-cell office:value-type="float" office:value="4183" calcext:value-type="float">
            <text:p>4183</text:p>
          </table:table-cell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BMP2K <text:s/>- <text:s/>bmp2 inducible kinase, PRRX1 <text:s/>- <text:s/>paired related homeobox 1, SYMPK <text:s/>- <text:s/>symplekin, MAP3K8 <text:s/>- <text:s/>mitogen-activated protein kinase kinase kinase 8, RFX4 <text:s/>- <text:s/>regulatory factor x, 4 (influences hla class ii expression), PRMT1 <text:s/>- <text:s/>protein arginine methyltransferase 1, REL <text:s/>- <text:s/>v-rel avian reticuloendotheliosis viral oncogene homolog, NAP1L1 <text:s/>- <text:s/>nucleosome assembly protein 1-like 1, LGALS1 <text:s/>- <text:s/>lectin, galactoside-binding, soluble, 1, SIRT2 <text:s/>- <text:s/>sirtuin 2, FGF18 <text:s/>- <text:s/>fibroblast growth factor 18, FHOD1 <text:s/>- <text:s/>formin homology 2 domain containing 1, ZDHHC8 <text:s/>- <text:s/>zinc finger, dhhc-type containing 8, APLF <text:s/>- <text:s/>aprataxin and pnkp like factor, EDAR <text:s/>- <text:s/>ectodysplasin a receptor, CSRNP2 <text:s/>- <text:s/>cysteine-serine-rich nuclear protein 2, TET3 <text:s/>- <text:s/>tet methylcytosine dioxygenase 3, SENP1 <text:s/>- <text:s/>sumo1/sentrin specific peptidase 1, BMI1 <text:s/>- <text:s/>bmi1 polycomb ring finger oncogene, BMP2 <text:s/>- <text:s/>bone morphogenetic protein 2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RSPO1 <text:s/>- <text:s/>r-spondin 1, HOXC10 <text:s/>- <text:s/>homeobox c10, ACIN1 <text:s/>- <text:s/>apoptotic chromatin condensation inducer 1, GADD45B <text:s/>- <text:s/>growth arrest and dna-damage-inducible, beta, TRIB1 <text:s/>- <text:s/>tribbles homolog 1 (drosophila), SQSTM1 <text:s/>- <text:s/>sequestosome 1, GLI1 <text:s/>- <text:s/>gli family zinc finger 1, EGR1 <text:s/>- <text:s/>early growth response 1, CXCL16 <text:s/>- <text:s/>chemokine (c-x-c motif) ligand 16, ADAM8 <text:s/>- <text:s/>adam metallopeptidase domain 8, FAM129A <text:s/>- <text:s/>family with sequence similarity 129, member a, PLXNB2 <text:s/>- <text:s/>plexin b2, POU2F1 <text:s/>- <text:s/>pou class 2 homeobox 1, LCP1 <text:s/>- <text:s/>lymphocyte cytosolic protein 1 (l-plastin), TRAF2 <text:s/>- <text:s/>tnf receptor-associated factor 2, COL16A1 <text:s/>- <text:s/>collagen, type xvi, alpha 1, OPTN <text:s/>- <text:s/>optineurin, SHE <text:s/>- <text:s/>src homology 2 domain containing e, CHD6 <text:s/>- <text:s/>chromodomain helicase dna binding protein 6, CAMK2A <text:s/>- <text:s/>calcium/calmodulin-dependent protein kinase ii alpha, SH2B3 <text:s/>- <text:s/>sh2b adaptor protein 3, KCNN3 <text:s/>- <text:s/>potassium intermediate/small conductance calcium-activated channel, subfamily n, member 3, CTNNA2 <text:s/>- <text:s/>catenin (cadherin-associated protein), alpha 2, FBLN1 <text:s/>- <text:s/>fibulin 1, CTSH <text:s/>- <text:s/>cathepsin h, AKT2 <text:s/>- <text:s/>v-akt murine thymoma viral oncogene homolog 2, ETV6 <text:s/>- <text:s/>ets variant 6, CACNB3 <text:s/>- <text:s/>calcium channel, voltage-dependent, beta 3 subunit, VIPR1 <text:s/>- <text:s/>vasoactive intestinal peptide receptor 1, TRIB2 <text:s/>- <text:s/>tribbles homolog 2 (drosophila), GPBP1 <text:s/>- <text:s/>gc-rich promoter binding protein 1, GREM1 <text:s/>- <text:s/>gremlin 1, dan family bmp antagonist, CAMKK1 <text:s/>- <text:s/>calcium/calmodulin-dependent protein kinase kinase 1, alpha, NRG1 <text:s/>- <text:s/>neuregulin 1, EZH1 <text:s/>- <text:s/>enhancer of zeste homolog 1 (drosophila), MSX1 <text:s/>- <text:s/>msh homeobox 1, CYLD <text:s/>- <text:s/>cylindromatosis (turban tumor syndrome), MARCKSL1 <text:s/>- <text:s/>marcks-like 1, STK4 <text:s/>- <text:s/>serine/threonine kinase 4, HPCA <text:s/>- <text:s/>hippocalcin, RNF165 <text:s/>- <text:s/>ring finger protein 165, TRPV3 <text:s/>- <text:s/>transient receptor potential cation channel, subfamily v, member 3, HOXB9 <text:s/>- <text:s/>homeobox b9, STAT6 <text:s/>- <text:s/>signal transducer and activator of transcription 6, interleukin-4 induced, TNFRSF4 <text:s/>- <text:s/>tumor necrosis factor receptor superfamily, member 4, JAK1 <text:s/>- <text:s/>janus kinase 1, HRK <text:s/>- <text:s/>harakiri, bcl2 interacting protein (contains only bh3 domain), TNFSF14 <text:s/>- <text:s/>tumor necrosis factor (ligand) superfamily, member 14, AAMDC <text:s/>- <text:s/>adipogenesis associated, mth938 domain containing, ZMIZ1 <text:s/>- <text:s/>zinc finger, miz-type containing 1, FOXA3 <text:s/>- <text:s/>forkhead box a3, KCNJ11 <text:s/>- <text:s/>potassium inwardly-rectifying channel, subfamily j, member 11, PKDCC <text:s/>- <text:s/>protein kinase domain containing, cytoplasmic, CSF3 <text:s/>- <text:s/>colony stimulating factor 3 (granulocyte), KCNK2 <text:s/>- <text:s/>potassium channel, subfamily k, member 2, RAPGEF3 <text:s/>- <text:s/>rap guanine nucleotide exchange factor (gef) 3, UBTF <text:s/>- <text:s/>upstream binding transcription factor, rna polymerase i, RIPK2 <text:s/>- <text:s/>receptor-interacting serine-threonine kinase 2, LRRC32 <text:s/>- <text:s/>leucine rich repeat containing 32, MYADM <text:s/>- <text:s/>myeloid-associated differentiation marker, UBE2E1 <text:s/>- <text:s/>ubiquitin-conjugating enzyme e2e 1, PRKCD <text:s/>- <text:s/>protein kinase c, delta, PLEKHG2 <text:s/>- <text:s/>pleckstrin homology domain containing, family g (with rhogef domain) member 2, SHOC2 <text:s/>- <text:s/>soc-2 suppressor of clear homolog (c. elegans), EPS8L2 <text:s/>- <text:s/>eps8-like 2, BIRC3 <text:s/>- <text:s/>baculoviral iap repeat containing 3, CD83 <text:s/>- <text:s/>cd83 molecule, SIN3A <text:s/>- <text:s/>sin3 transcription regulator family member a, CAMTA1 <text:s/>- <text:s/>calmodulin binding transcription activator 1, VANGL2 <text:s/>- <text:s/>vangl planar cell polarity protein 2, ATP11C <text:s/>- <text:s/>atpase, class vi, type 11c, FLI1 <text:s/>- <text:s/>fli-1 proto-oncogene, ets transcription factor, ELMO1 <text:s/>- <text:s/>engulfment and cell motility 1, CD74 <text:s/>- <text:s/>cd74 molecule, major histocompatibility complex, class ii invariant chain, RSF1 <text:s/>- <text:s/>remodeling and spacing factor 1, ING2 <text:s/>- <text:s/>inhibitor of growth family, member 2, MAP3K11 <text:s/>- <text:s/>mitogen-activated protein kinase kinase kinase 11, P2RX3 <text:s/>- <text:s/>purinergic receptor p2x, ligand-gated ion channel, 3, EBF3 <text:s/>- <text:s/>early b-cell factor 3, FOXJ2 <text:s/>- <text:s/>forkhead box j2, WNT4 <text:s/>- <text:s/>wingless-type mmtv integration site family, member 4, CXCL5 <text:s/>- <text:s/>chemokine (c-x-c motif) ligand 5, AKAP13 <text:s/>- <text:s/>a kinase (prka) anchor protein 13, FGR <text:s/>- <text:s/>feline gardner-rasheed sarcoma viral oncogene homolog, CXCL6 <text:s/>- <text:s/>chemokine (c-x-c motif) ligand 6, IL6ST <text:s/>- <text:s/>interleukin 6 signal transducer (gp130, oncostatin m receptor), ITGA5 <text:s/>- <text:s/>integrin, alpha 5 (fibronectin receptor, alpha polypeptide), ARNTL <text:s/>- <text:s/>aryl hydrocarbon receptor nuclear translocator-like, RNF31 <text:s/>- <text:s/>ring finger protein 31, FGF13 <text:s/>- <text:s/>fibroblast growth factor 13, PGLYRP2 <text:s/>- <text:s/>peptidoglycan recognition protein 2, PSME2 <text:s/>- <text:s/>proteasome (prosome, macropain) activator subunit 2 (pa28 beta), UBD <text:s/>- <text:s/>ubiquitin d, CDC20B <text:s/>- <text:s/>cell division cycle 20b, SUPT16H <text:s/>- <text:s/>suppressor of ty 16 homolog (s. cerevisiae), DAB2IP <text:s/>- <text:s/>dab2 interacting protein, ITGB8 <text:s/>- <text:s/>integrin, beta 8, ZBTB7B <text:s/>- <text:s/>zinc finger and btb domain containing 7b, PTGS2 <text:s/>- <text:s/>prostaglandin-endoperoxide synthase 2 (prostaglandin g/h synthase and cyclooxygenase), FAM65A <text:s/>- <text:s/>family with sequence similarity 65, member a, RHOG <text:s/>- <text:s/>ras homolog family member g, CDK8 <text:s/>- <text:s/>cyclin-dependent kinase 8, CDKN1B <text:s/>- <text:s/>cyclin-dependent kinase inhibitor 1b (p27, kip1), CXCL10 <text:s/>- <text:s/>chemokine (c-x-c motif) ligand 10, SORBS1 <text:s/>- <text:s/>sorbin and sh3 domain containing 1, RRP8 <text:s/>- <text:s/>ribosomal rna processing 8, methyltransferase, homolog (yeast), MFNG <text:s/>- <text:s/>mfng o-fucosylpeptide 3-beta-n-acetylglucosaminyltransferase, IRF1 <text:s/>- <text:s/>interferon regulatory factor 1, CDC37 <text:s/>- <text:s/>cell division cycle 37, PDE2A <text:s/>- <text:s/>phosphodiesterase 2a, cgmp-stimulated, RCC2 <text:s/>- <text:s/>regulator of chromosome condensation 2, HCRTR1 <text:s/>- <text:s/>hypocretin (orexin) receptor 1, ATP2A1 <text:s/>- <text:s/>atpase, ca++ transporting, cardiac muscle, fast twitch 1, NEK6 <text:s/>- <text:s/>nima-related kinase 6, NLGN2 <text:s/>- <text:s/>neuroligin 2, TRIM67 <text:s/>- <text:s/>tripartite motif containing 67, ATP1B1 <text:s/>- <text:s/>atpase, na+/k+ transporting, beta 1 polypeptide, IL23A <text:s/>- <text:s/>interleukin 23, alpha subunit p19, WNT10B <text:s/>- <text:s/>wingless-type mmtv integration site family, member 10b, CNOT2 <text:s/>- <text:s/>ccr4-not transcription complex, subunit 2, SCUBE3 <text:s/>- <text:s/>signal peptide, cub domain, egf-like 3, CHGA <text:s/>- <text:s/>chromogranin a (parathyroid secretory protein 1), PPAPDC1A <text:s/>- <text:s/>phosphatidic acid phosphatase type 2 domain containing 1a, CHI3L1 <text:s/>- <text:s/>chitinase 3-like 1 (cartilage glycoprotein-39), FOXN4 <text:s/>- <text:s/>forkhead box n4, MAP4K2 <text:s/>- <text:s/>mitogen-activated protein kinase kinase kinase kinase 2, DIXDC1 <text:s/>- <text:s/>dix domain containing 1, UNC119 <text:s/>- <text:s/>unc-119 homolog (c. elegans), DUSP5 <text:s/>- <text:s/>dual specificity phosphatase 5, SKIL <text:s/>- <text:s/>ski-like oncogene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CCDC3 <text:s/>- <text:s/>coiled-coil domain containing 3, NFKBIB <text:s/>- <text:s/>nuclear factor of kappa light polypeptide gene enhancer in b-cells inhibitor, beta, PFKM <text:s/>- <text:s/>phosphofructokinase, muscle, AUTS2 <text:s/>- <text:s/>autism susceptibility candidate 2, TNFAIP3 <text:s/>- <text:s/>tumor necrosis factor, alpha-induced protein 3, FFAR2 <text:s/>- <text:s/>free fatty acid receptor 2, RC3H2 <text:s/>- <text:s/>ring finger and ccch-type domains 2, SHC1 <text:s/>- <text:s/>shc (src homology 2 domain containing) transforming protein 1, DLG4 <text:s/>- <text:s/>discs, large homolog 4 (drosophila), BAI2 <text:s/>- <text:s/>brain-specific angiogenesis inhibitor 2, LRP1 <text:s/>- <text:s/>low density lipoprotein receptor-related protein 1, SHH <text:s/>- <text:s/>sonic hedgehog, WNT10A <text:s/>- <text:s/>wingless-type mmtv integration site family, member 10a, SP6 <text:s/>- <text:s/>sp6 transcription factor, LRP4 <text:s/>- <text:s/>low density lipoprotein receptor-related protein 4, RARB <text:s/>- <text:s/>retinoic acid receptor, beta, IKZF3 <text:s/>- <text:s/>ikaros family zinc finger 3 (aiolos), NFIC <text:s/>- <text:s/>nuclear factor i/c (ccaat-binding transcription factor), NPAS3 <text:s/>- <text:s/>neuronal pas domain protein 3, NFATC2 <text:s/>- <text:s/>nuclear factor of activated t-cells, cytoplasmic, calcineurin-dependent 2, SYNPO <text:s/>- <text:s/>synaptopodin, RARA <text:s/>- <text:s/>retinoic acid receptor, alpha, RBL1 <text:s/>- <text:s/>retinoblastoma-like 1 (p107), RAI1 <text:s/>- <text:s/>retinoic acid induced 1, GRIN2A <text:s/>- <text:s/>glutamate receptor, ionotropic, n-methyl d-aspartate 2a, AZIN1 <text:s/>- <text:s/>antizyme inhibitor 1, C15orf62 <text:s/>- <text:s/>chromosome 15 open reading frame 62, TGFB1 <text:s/>- <text:s/>transforming growth factor, beta 1, HDAC7 <text:s/>- <text:s/>histone deacetylase 7, DNMT3A <text:s/>- <text:s/>dna (cytosine-5-)-methyltransferase 3 alpha, IGFBP5 <text:s/>- <text:s/>insulin-like growth factor binding protein 5, FAM49B <text:s/>- <text:s/>family with sequence similarity 49, member b, MAFG <text:s/>- <text:s/>v-maf avian musculoaponeurotic fibrosarcoma oncogene homolog g, CXCL2 <text:s/>- <text:s/>chemokine (c-x-c motif) ligand 2, CXCL1 <text:s/>- <text:s/>chemokine (c-x-c motif) ligand 1 (melanoma growth stimulating activity, alpha), BCL3 <text:s/>- <text:s/>b-cell cll/lymphoma 3, NFAT5 <text:s/>- <text:s/>nuclear factor of activated t-cells 5, tonicity-responsive, IL27 <text:s/>- <text:s/>interleukin 27, KLF10 <text:s/>- <text:s/>kruppel-like factor 10, CXCL3 <text:s/>- <text:s/>chemokine (c-x-c motif) ligand 3, SMAD7 <text:s/>- <text:s/>smad family member 7, MMD <text:s/>- <text:s/>monocyte to macrophage differentiation-associated, CPNE5 <text:s/>- <text:s/>copine v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2</text:p>
          </table:table-cell>
          <table:table-cell office:value-type="string" calcext:value-type="string">
            <text:p>positive regulation of cellular process</text:p>
          </table:table-cell>
          <table:table-cell office:value-type="float" office:value="0.00000000000874" calcext:value-type="float">
            <text:p>8.74E-12</text:p>
          </table:table-cell>
          <table:table-cell office:value-type="float" office:value="0.0000000622" calcext:value-type="float">
            <text:p>6.22E-08</text:p>
          </table:table-cell>
          <table:table-cell office:value-type="float" office:value="1.54" calcext:value-type="float">
            <text:p>1.54</text:p>
          </table:table-cell>
          <table:table-cell office:value-type="float" office:value="13954" calcext:value-type="float">
            <text:p>13954</text:p>
          </table:table-cell>
          <table:table-cell office:value-type="float" office:value="3836" calcext:value-type="float">
            <text:p>3836</text:p>
          </table:table-cell>
          <table:table-cell office:value-type="float" office:value="440" calcext:value-type="float">
            <text:p>44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[BMP2K <text:s/>- <text:s/>bmp2 inducible kinase, EPS8L2 <text:s/>- <text:s/>eps8-like 2, SYMPK <text:s/>- <text:s/>symplekin, PRRX1 <text:s/>- <text:s/>paired related homeobox 1, BIRC3 <text:s/>- <text:s/>baculoviral iap repeat containing 3, CD83 <text:s/>- <text:s/>cd83 molecule, MAP3K8 <text:s/>- <text:s/>mitogen-activated protein kinase kinase kinase 8, RFX4 <text:s/>- <text:s/>regulatory factor x, 4 (influences hla class ii expression), SIN3A <text:s/>- <text:s/>sin3 transcription regulator family member a, VANGL2 <text:s/>- <text:s/>vangl planar cell polarity protein 2, CAMTA1 <text:s/>- <text:s/>calmodulin binding transcription activator 1, ATP11C <text:s/>- <text:s/>atpase, class vi, type 11c, FLI1 <text:s/>- <text:s/>fli-1 proto-oncogene, ets transcription factor, PRMT1 <text:s/>- <text:s/>protein arginine methyltransferase 1, CD74 <text:s/>- <text:s/>cd74 molecule, major histocompatibility complex, class ii invariant chain, REL <text:s/>- <text:s/>v-rel avian reticuloendotheliosis viral oncogene homolog, NAP1L1 <text:s/>- <text:s/>nucleosome assembly protein 1-like 1, RSF1 <text:s/>- <text:s/>remodeling and spacing factor 1, ING2 <text:s/>- <text:s/>inhibitor of growth family, member 2, LGALS1 <text:s/>- <text:s/>lectin, galactoside-binding, soluble, 1, FGF18 <text:s/>- <text:s/>fibroblast growth factor 18, SIRT2 <text:s/>- <text:s/>sirtuin 2, FHOD1 <text:s/>- <text:s/>formin homology 2 domain containing 1, MAP3K11 <text:s/>- <text:s/>mitogen-activated protein kinase kinase kinase 11, P2RX3 <text:s/>- <text:s/>purinergic receptor p2x, ligand-gated ion channel, 3, EBF3 <text:s/>- <text:s/>early b-cell factor 3, FOXJ2 <text:s/>- <text:s/>forkhead box j2, ZDHHC8 <text:s/>- <text:s/>zinc finger, dhhc-type containing 8, EDAR <text:s/>- <text:s/>ectodysplasin a receptor, APLF <text:s/>- <text:s/>aprataxin and pnkp like factor, CSRNP2 <text:s/>- <text:s/>cysteine-serine-rich nuclear protein 2, SENP1 <text:s/>- <text:s/>sumo1/sentrin specific peptidase 1, TET3 <text:s/>- <text:s/>tet methylcytosine dioxygenase 3, BMI1 <text:s/>- <text:s/>bmi1 polycomb ring finger oncogene, WNT4 <text:s/>- <text:s/>wingless-type mmtv integration site family, member 4, BMP2 <text:s/>- <text:s/>bone morphogenetic protein 2, CXCL5 <text:s/>- <text:s/>chemokine (c-x-c motif) ligand 5, ELF3 <text:s/>- <text:s/>e74-like factor 3 (ets domain transcription factor, epithelial-specific ), AKAP13 <text:s/>- <text:s/>a kinase (prka) anchor protein 13, ELF2 <text:s/>- <text:s/>e74-like factor 2 (ets domain transcription factor), CREB1 <text:s/>- <text:s/>camp responsive element binding protein 1, EIF5A <text:s/>- <text:s/>eukaryotic translation initiation factor 5a, RSPO1 <text:s/>- <text:s/>r-spondin 1, CXCL6 <text:s/>- <text:s/>chemokine (c-x-c motif) ligand 6, FGR <text:s/>- <text:s/>feline gardner-rasheed sarcoma viral oncogene homolog, IL6ST <text:s/>- <text:s/>interleukin 6 signal transducer (gp130, oncostatin m receptor), HOXC10 <text:s/>- <text:s/>homeobox c10, ACIN1 <text:s/>- <text:s/>apoptotic chromatin condensation inducer 1, ARNTL <text:s/>- <text:s/>aryl hydrocarbon receptor nuclear translocator-like, ITGA5 <text:s/>- <text:s/>integrin, alpha 5 (fibronectin receptor, alpha polypeptide), RNF31 <text:s/>- <text:s/>ring finger protein 31, PSME2 <text:s/>- <text:s/>proteasome (prosome, macropain) activator subunit 2 (pa28 beta), FGF13 <text:s/>- <text:s/>fibroblast growth factor 13, GADD45B <text:s/>- <text:s/>growth arrest and dna-damage-inducible, beta, UBD <text:s/>- <text:s/>ubiquitin d, TRIB1 <text:s/>- <text:s/>tribbles homolog 1 (drosophila), CDC20B <text:s/>- <text:s/>cell division cycle 20b, SUPT16H <text:s/>- <text:s/>suppressor of ty 16 homolog (s. cerevisiae), SQSTM1 <text:s/>- <text:s/>sequestosome 1, DAB2IP <text:s/>- <text:s/>dab2 interacting protein, EGR1 <text:s/>- <text:s/>early growth response 1, GLI1 <text:s/>- <text:s/>gli family zinc finger 1, CXCL16 <text:s/>- <text:s/>chemokine (c-x-c motif) ligand 16, ZBTB7B <text:s/>- <text:s/>zinc finger and btb domain containing 7b, ADAM8 <text:s/>- <text:s/>adam metallopeptidase domain 8, FAM65A <text:s/>- <text:s/>family with sequence similarity 65, member a, PTGS2 <text:s/>- <text:s/>prostaglandin-endoperoxide synthase 2 (prostaglandin g/h synthase and cyclooxygenase), RHOG <text:s/>- <text:s/>ras homolog family member g, CDK8 <text:s/>- <text:s/>cyclin-dependent kinase 8, PLXNB2 <text:s/>- <text:s/>plexin b2, FAM129A <text:s/>- <text:s/>family with sequence similarity 129, member a, POU2F1 <text:s/>- <text:s/>pou class 2 homeobox 1, CDKN1B <text:s/>- <text:s/>cyclin-dependent kinase inhibitor 1b (p27, kip1), CXCL10 <text:s/>- <text:s/>chemokine (c-x-c motif) ligand 10, LCP1 <text:s/>- <text:s/>lymphocyte cytosolic protein 1 (l-plastin), SORBS1 <text:s/>- <text:s/>sorbin and sh3 domain containing 1, RRP8 <text:s/>- <text:s/>ribosomal rna processing 8, methyltransferase, homolog (yeast), MFNG <text:s/>- <text:s/>mfng o-fucosylpeptide 3-beta-n-acetylglucosaminyltransferase, CDC37 <text:s/>- <text:s/>cell division cycle 37, IRF1 <text:s/>- <text:s/>interferon regulatory factor 1, TRAF2 <text:s/>- <text:s/>tnf receptor-associated factor 2, RCC2 <text:s/>- <text:s/>regulator of chromosome condensation 2, COL16A1 <text:s/>- <text:s/>collagen, type xvi, alpha 1, OPTN <text:s/>- <text:s/>optineurin, HCRTR1 <text:s/>- <text:s/>hypocretin (orexin) receptor 1, CHD6 <text:s/>- <text:s/>chromodomain helicase dna binding protein 6, SHE <text:s/>- <text:s/>src homology 2 domain containing e, NEK6 <text:s/>- <text:s/>nima-related kinase 6, NLGN2 <text:s/>- <text:s/>neuroligin 2, TRIM67 <text:s/>- <text:s/>tripartite motif containing 67, ATP1B1 <text:s/>- <text:s/>atpase, na+/k+ transporting, beta 1 polypeptide, CAMK2A <text:s/>- <text:s/>calcium/calmodulin-dependent protein kinase ii alpha, WNT10B <text:s/>- <text:s/>wingless-type mmtv integration site family, member 10b, IL23A <text:s/>- <text:s/>interleukin 23, alpha subunit p19, SH2B3 <text:s/>- <text:s/>sh2b adaptor protein 3, CNOT2 <text:s/>- <text:s/>ccr4-not transcription complex, subunit 2, KCNN3 <text:s/>- <text:s/>potassium intermediate/small conductance calcium-activated channel, subfamily n, member 3, CTNNA2 <text:s/>- <text:s/>catenin (cadherin-associated protein), alpha 2, CHGA <text:s/>- <text:s/>chromogranin a (parathyroid secretory protein 1), SCUBE3 <text:s/>- <text:s/>signal peptide, cub domain, egf-like 3, CHI3L1 <text:s/>- <text:s/>chitinase 3-like 1 (cartilage glycoprotein-39), FBLN1 <text:s/>- <text:s/>fibulin 1, MAP4K2 <text:s/>- <text:s/>mitogen-activated protein kinase kinase kinase kinase 2, FOXN4 <text:s/>- <text:s/>forkhead box n4, CTSH <text:s/>- <text:s/>cathepsin h, DIXDC1 <text:s/>- <text:s/>dix domain containing 1, AKT2 <text:s/>- <text:s/>v-akt murine thymoma viral oncogene homolog 2, UNC119 <text:s/>- <text:s/>unc-119 homolog (c. elegans), SKIL <text:s/>- <text:s/>ski-like oncogene, DUSP5 <text:s/>- <text:s/>dual specificity phosphatase 5, ETV6 <text:s/>- <text:s/>ets variant 6, FRS2 <text:s/>- <text:s/>fibroblast growth factor receptor substrate 2, NFKB2 <text:s/>- <text:s/>nuclear factor of kappa light polypeptide gene enhancer in b-cells 2 (p49/p100), IRF2BPL <text:s/>- <text:s/>interferon regulatory factor 2 binding protein-like, VIPR1 <text:s/>- <text:s/>vasoactive intestinal peptide receptor 1, NFIX <text:s/>- <text:s/>nuclear factor i/x (ccaat-binding transcription factor), CCDC3 <text:s/>- <text:s/>coiled-coil domain containing 3, TRIB2 <text:s/>- <text:s/>tribbles homolog 2 (drosophila), GPBP1 <text:s/>- <text:s/>gc-rich promoter binding protein 1, CAMKK1 <text:s/>- <text:s/>calcium/calmodulin-dependent protein kinase kinase 1, alpha, GREM1 <text:s/>- <text:s/>gremlin 1, dan family bmp antagonist, NRG1 <text:s/>- <text:s/>neuregulin 1, PFKM <text:s/>- <text:s/>phosphofructokinase, muscle, AUTS2 <text:s/>- <text:s/>autism susceptibility candidate 2, TNFAIP3 <text:s/>- <text:s/>tumor necrosis factor, alpha-induced protein 3, MSX1 <text:s/>- <text:s/>msh homeobox 1, EZH1 <text:s/>- <text:s/>enhancer of zeste homolog 1 (drosophila), CYLD <text:s/>- <text:s/>cylindromatosis (turban tumor syndrome), MARCKSL1 <text:s/>- <text:s/>marcks-like 1, STK4 <text:s/>- <text:s/>serine/threonine kinase 4, FFAR2 <text:s/>- <text:s/>free fatty acid receptor 2, HPCA <text:s/>- <text:s/>hippocalcin, RC3H2 <text:s/>- <text:s/>ring finger and ccch-type domains 2, RNF165 <text:s/>- <text:s/>ring finger protein 165, SHC1 <text:s/>- <text:s/>shc (src homology 2 domain containing) transforming protein 1, DLG4 <text:s/>- <text:s/>discs, large homolog 4 (drosophila), BAI2 <text:s/>- <text:s/>brain-specific angiogenesis inhibitor 2, SHH <text:s/>- <text:s/>sonic hedgehog, SP6 <text:s/>- <text:s/>sp6 transcription factor, STAT6 <text:s/>- <text:s/>signal transducer and activator of transcription 6, interleukin-4 induced, LRP4 <text:s/>- <text:s/>low density lipoprotein receptor-related protein 4, HOXB9 <text:s/>- <text:s/>homeobox b9, TNFRSF4 <text:s/>- <text:s/>tumor necrosis factor receptor superfamily, member 4, RARB <text:s/>- <text:s/>retinoic acid receptor, beta, NFIC <text:s/>- <text:s/>nuclear factor i/c (ccaat-binding transcription factor), IKZF3 <text:s/>- <text:s/>ikaros family zinc finger 3 (aiolos), NPAS3 <text:s/>- <text:s/>neuronal pas domain protein 3, HRK <text:s/>- <text:s/>harakiri, bcl2 interacting protein (contains only bh3 domain), TNFSF14 <text:s/>- <text:s/>tumor necrosis factor (ligand) superfamily, member 14, NFATC2 <text:s/>- <text:s/>nuclear factor of activated t-cells, cytoplasmic, calcineurin-dependent 2, AAMDC <text:s/>- <text:s/>adipogenesis associated, mth938 domain containing, SYNPO <text:s/>- <text:s/>synaptopodin, ZMIZ1 <text:s/>- <text:s/>zinc finger, miz-type containing 1, RARA <text:s/>- <text:s/>retinoic acid receptor, alpha, RBL1 <text:s/>- <text:s/>retinoblastoma-like 1 (p107), RAI1 <text:s/>- <text:s/>retinoic acid induced 1, FOXA3 <text:s/>- <text:s/>forkhead box a3, GRIN2A <text:s/>- <text:s/>glutamate receptor, ionotropic, n-methyl d-aspartate 2a, C15orf62 <text:s/>- <text:s/>chromosome 15 open reading frame 62, KCNJ11 <text:s/>- <text:s/>potassium inwardly-rectifying channel, subfamily j, member 11, CSF3 <text:s/>- <text:s/>colony stimulating factor 3 (granulocyte), PKDCC <text:s/>- <text:s/>protein kinase domain containing, cytoplasmic, KCNK2 <text:s/>- <text:s/>potassium channel, subfamily k, member 2, RAPGEF3 <text:s/>- <text:s/>rap guanine nucleotide exchange factor (gef) 3, TGFB1 <text:s/>- <text:s/>transforming growth factor, beta 1, UBTF <text:s/>- <text:s/>upstream binding transcription factor, rna polymerase i, RIPK2 <text:s/>- <text:s/>receptor-interacting serine-threonine kinase 2, HDAC7 <text:s/>- <text:s/>histone deacetylase 7, DNMT3A <text:s/>- <text:s/>dna (cytosine-5-)-methyltransferase 3 alpha, IGFBP5 <text:s/>- <text:s/>insulin-like growth factor binding protein 5, FAM49B <text:s/>- <text:s/>family with sequence similarity 49, member b, MYADM <text:s/>- <text:s/>myeloid-associated differentiation marker, CXCL2 <text:s/>- <text:s/>chemokine (c-x-c motif) ligand 2, BCL3 <text:s/>- <text:s/>b-cell cll/lymphoma 3, CXCL1 <text:s/>- <text:s/>chemokine (c-x-c motif) ligand 1 (melanoma growth stimulating activity, alpha), UBE2E1 <text:s/>- <text:s/>ubiquitin-conjugating enzyme e2e 1, PRKCD <text:s/>- <text:s/>protein kinase c, delta, NFAT5 <text:s/>- <text:s/>nuclear factor of activated t-cells 5, tonicity-responsive, IL27 <text:s/>- <text:s/>interleukin 27, PLEKHG2 <text:s/>- <text:s/>pleckstrin homology domain containing, family g (with rhogef domain) member 2, KLF10 <text:s/>- <text:s/>kruppel-like factor 10, SHOC2 <text:s/>- <text:s/>soc-2 suppressor of clear homolog (c. elegans), SMAD7 <text:s/>- <text:s/>smad family member 7, CXCL3 <text:s/>- <text:s/>chemokine (c-x-c motif) ligand 3, CPNE5 <text:s/>- <text:s/>copine v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4</text:p>
          </table:table-cell>
          <table:table-cell office:value-type="string" calcext:value-type="string">
            <text:p>regulation of cellular process</text:p>
          </table:table-cell>
          <table:table-cell office:value-type="float" office:value="0.00000000000896" calcext:value-type="float">
            <text:p>8.96E-12</text:p>
          </table:table-cell>
          <table:table-cell office:value-type="float" office:value="0.0000000425" calcext:value-type="float">
            <text:p>4.25E-08</text:p>
          </table:table-cell>
          <table:table-cell office:value-type="float" office:value="1.28" calcext:value-type="float">
            <text:p>1.28</text:p>
          </table:table-cell>
          <table:table-cell office:value-type="float" office:value="13954" calcext:value-type="float">
            <text:p>13954</text:p>
          </table:table-cell>
          <table:table-cell office:value-type="float" office:value="7767" calcext:value-type="float">
            <text:p>7767</text:p>
          </table:table-cell>
          <table:table-cell office:value-type="float" office:value="440" calcext:value-type="float">
            <text:p>44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[BMP2K <text:s/>- <text:s/>bmp2 inducible kinase, SH3BP1 <text:s/>- <text:s/>sh3-domain binding protein 1, ARFRP1 <text:s/>- <text:s/>adp-ribosylation factor related protein 1, AGAP2 <text:s/>- <text:s/>arfgap with gtpase domain, ankyrin repeat and ph domain 2, G3BP1 <text:s/>- <text:s/>gtpase activating protein (sh3 domain) binding protein 1, PRRX1 <text:s/>- <text:s/>paired related homeobox 1, SYMPK <text:s/>- <text:s/>symplekin, MAP3K8 <text:s/>- <text:s/>mitogen-activated protein kinase kinase kinase 8, RFX4 <text:s/>- <text:s/>regulatory factor x, 4 (influences hla class ii expression), LINGO1 <text:s/>- <text:s/>leucine rich repeat and ig domain containing 1, ELL2 <text:s/>- <text:s/>elongation factor, rna polymerase ii, 2, PRMT1 <text:s/>- <text:s/>protein arginine methyltransferase 1, BCOR <text:s/>- <text:s/>bcl6 corepressor, REL <text:s/>- <text:s/>v-rel avian reticuloendotheliosis viral oncogene homolog, NAP1L1 <text:s/>- <text:s/>nucleosome assembly protein 1-like 1, PAK4 <text:s/>- <text:s/>p21 protein (cdc42/rac)-activated kinase 4, LGALS1 <text:s/>- <text:s/>lectin, galactoside-binding, soluble, 1, SIRT2 <text:s/>- <text:s/>sirtuin 2, FGF18 <text:s/>- <text:s/>fibroblast growth factor 18, FHOD1 <text:s/>- <text:s/>formin homology 2 domain containing 1, GRIPAP1 <text:s/>- <text:s/>grip1 associated protein 1, CEND1 <text:s/>- <text:s/>cell cycle exit and neuronal differentiation 1, SP2 <text:s/>- <text:s/>sp2 transcription factor, EIF4EBP2 <text:s/>- <text:s/>eukaryotic translation initiation factor 4e binding protein 2, ZDHHC8 <text:s/>- <text:s/>zinc finger, dhhc-type containing 8, EDAR <text:s/>- <text:s/>ectodysplasin a receptor, APLF <text:s/>- <text:s/>aprataxin and pnkp like factor, CSRNP2 <text:s/>- <text:s/>cysteine-serine-rich nuclear protein 2, SENP1 <text:s/>- <text:s/>sumo1/sentrin specific peptidase 1, TET3 <text:s/>- <text:s/>tet methylcytosine dioxygenase 3, BMI1 <text:s/>- <text:s/>bmi1 polycomb ring finger oncogene, HOXD11 <text:s/>- <text:s/>homeobox d11, VSTM2L <text:s/>- <text:s/>v-set and transmembrane domain containing 2 like, BMP2 <text:s/>- <text:s/>bone morphogenetic protein 2, CLEC1A <text:s/>- <text:s/>c-type lectin domain family 1, member a, JPH4 <text:s/>- <text:s/>junctophilin 4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RSPO1 <text:s/>- <text:s/>r-spondin 1, HOXC6 <text:s/>- <text:s/>homeobox c6, HOXC10 <text:s/>- <text:s/>homeobox c10, ACIN1 <text:s/>- <text:s/>apoptotic chromatin condensation inducer 1, YOD1 <text:s/>- <text:s/>yod1 deubiquitinase, SLC30A7 <text:s/>- <text:s/>solute carrier family 30 (zinc transporter), member 7, GADD45B <text:s/>- <text:s/>growth arrest and dna-damage-inducible, beta, TRIB1 <text:s/>- <text:s/>tribbles homolog 1 (drosophila), GLRA2 <text:s/>- <text:s/>glycine receptor, alpha 2, EEF1A1 <text:s/>- <text:s/>eukaryotic translation elongation factor 1 alpha 1, FMNL1 <text:s/>- <text:s/>formin-like 1, SQSTM1 <text:s/>- <text:s/>sequestosome 1, GLI1 <text:s/>- <text:s/>gli family zinc finger 1, EGR1 <text:s/>- <text:s/>early growth response 1, CXCL16 <text:s/>- <text:s/>chemokine (c-x-c motif) ligand 16, ADAM8 <text:s/>- <text:s/>adam metallopeptidase domain 8, AP1S2 <text:s/>- <text:s/>adaptor-related protein complex 1, sigma 2 subunit, CA9 <text:s/>- <text:s/>carbonic anhydrase ix, GATAD2A <text:s/>- <text:s/>gata zinc finger domain containing 2a, EPHA6 <text:s/>- <text:s/>eph receptor a6, PLXNB2 <text:s/>- <text:s/>plexin b2, FAM129A <text:s/>- <text:s/>family with sequence similarity 129, member a, POU2F1 <text:s/>- <text:s/>pou class 2 homeobox 1, WDTC1 <text:s/>- <text:s/>wd and tetratricopeptide repeats 1, LCP1 <text:s/>- <text:s/>lymphocyte cytosolic protein 1 (l-plastin), COL5A1 <text:s/>- <text:s/>collagen, type v, alpha 1, RAB38 <text:s/>- <text:s/>rab38, member ras oncogene family, TRAF2 <text:s/>- <text:s/>tnf receptor-associated factor 2, COL16A1 <text:s/>- <text:s/>collagen, type xvi, alpha 1, OPTN <text:s/>- <text:s/>optineurin, CHD6 <text:s/>- <text:s/>chromodomain helicase dna binding protein 6, SHE <text:s/>- <text:s/>src homology 2 domain containing e, CAMK2A <text:s/>- <text:s/>calcium/calmodulin-dependent protein kinase ii alpha, SH2B3 <text:s/>- <text:s/>sh2b adaptor protein 3, KCNN2 <text:s/>- <text:s/>potassium intermediate/small conductance calcium-activated channel, subfamily n, member 2, KCNN3 <text:s/>- <text:s/>potassium intermediate/small conductance calcium-activated channel, subfamily n, member 3, CTNNA2 <text:s/>- <text:s/>catenin (cadherin-associated protein), alpha 2, FBLN1 <text:s/>- <text:s/>fibulin 1, CALB1 <text:s/>- <text:s/>calbindin 1, 28kda, HMGXB4 <text:s/>- <text:s/>hmg box domain containing 4, CTSH <text:s/>- <text:s/>cathepsin h, AKT2 <text:s/>- <text:s/>v-akt murine thymoma viral oncogene homolog 2, PDZD3 <text:s/>- <text:s/>pdz domain containing 3, ETV6 <text:s/>- <text:s/>ets variant 6, ZMYND15 <text:s/>- <text:s/>zinc finger, mynd-type containing 15, CACNB3 <text:s/>- <text:s/>calcium channel, voltage-dependent, beta 3 subunit, VIPR1 <text:s/>- <text:s/>vasoactive intestinal peptide receptor 1, TRIB2 <text:s/>- <text:s/>tribbles homolog 2 (drosophila), GPBP1 <text:s/>- <text:s/>gc-rich promoter binding protein 1, CBX2 <text:s/>- <text:s/>chromobox homolog 2, CAMKK1 <text:s/>- <text:s/>calcium/calmodulin-dependent protein kinase kinase 1, alpha, GREM1 <text:s/>- <text:s/>gremlin 1, dan family bmp antagonist, FOXP4 <text:s/>- <text:s/>forkhead box p4, NRG1 <text:s/>- <text:s/>neuregulin 1, EZH1 <text:s/>- <text:s/>enhancer of zeste homolog 1 (drosophila), MSX1 <text:s/>- <text:s/>msh homeobox 1, SUV420H2 <text:s/>- <text:s/>suppressor of variegation 4-20 homolog 2 (drosophila), CYLD <text:s/>- <text:s/>cylindromatosis (turban tumor syndrome), MARCKSL1 <text:s/>- <text:s/>marcks-like 1, CALCB <text:s/>- <text:s/>calcitonin-related polypeptide beta, STK4 <text:s/>- <text:s/>serine/threonine kinase 4, BCL6B <text:s/>- <text:s/>b-cell cll/lymphoma 6, member b, HPCA <text:s/>- <text:s/>hippocalcin, RNF165 <text:s/>- <text:s/>ring finger protein 165, KCNA1 <text:s/>- <text:s/>potassium voltage-gated channel, shaker-related subfamily, member 1 (episodic ataxia with myokymia), ELMSAN1 <text:s/>- <text:s/>elm2 and myb/sant-like domain containing 1, BCORL1 <text:s/>- <text:s/>bcl6 corepressor-like 1, HOXC5 <text:s/>- <text:s/>homeobox c5, HOXB9 <text:s/>- <text:s/>homeobox b9, STAT6 <text:s/>- <text:s/>signal transducer and activator of transcription 6, interleukin-4 induced, TNFRSF4 <text:s/>- <text:s/>tumor necrosis factor receptor superfamily, member 4, CAMK1G <text:s/>- <text:s/>calcium/calmodulin-dependent protein kinase ig, JAK1 <text:s/>- <text:s/>janus kinase 1, HRK <text:s/>- <text:s/>harakiri, bcl2 interacting protein (contains only bh3 domain), TNFSF14 <text:s/>- <text:s/>tumor necrosis factor (ligand) superfamily, member 14, AAMDC <text:s/>- <text:s/>adipogenesis associated, mth938 domain containing, ZMIZ1 <text:s/>- <text:s/>zinc finger, miz-type containing 1, STXBP6 <text:s/>- <text:s/>syntaxin binding protein 6 (amisyn), FOXA3 <text:s/>- <text:s/>forkhead box a3, KCNJ11 <text:s/>- <text:s/>potassium inwardly-rectifying channel, subfamily j, member 11, PKDCC <text:s/>- <text:s/>protein kinase domain containing, cytoplasmic, CSF3 <text:s/>- <text:s/>colony stimulating factor 3 (granulocyte), KCNK2 <text:s/>- <text:s/>potassium channel, subfamily k, member 2, RAPGEF3 <text:s/>- <text:s/>rap guanine nucleotide exchange factor (gef) 3, UBTF <text:s/>- <text:s/>upstream binding transcription factor, rna polymerase i, RIPK2 <text:s/>- <text:s/>receptor-interacting serine-threonine kinase 2, LRRC32 <text:s/>- <text:s/>leucine rich repeat containing 32, MYADM <text:s/>- <text:s/>myeloid-associated differentiation marker, ARHGEF40 <text:s/>- <text:s/>rho guanine nucleotide exchange factor (gef) 40, GCSAM <text:s/>- <text:s/>germinal center-associated, signaling and motility, UBE2E1 <text:s/>- <text:s/>ubiquitin-conjugating enzyme e2e 1, PRKCD <text:s/>- <text:s/>protein kinase c, delta, PLEKHG2 <text:s/>- <text:s/>pleckstrin homology domain containing, family g (with rhogef domain) member 2, NUP153 <text:s/>- <text:s/>nucleoporin 153kda, RRAD <text:s/>- <text:s/>ras-related associated with diabetes, SHOC2 <text:s/>- <text:s/>soc-2 suppressor of clear homolog (c. elegans), TNFRSF9 <text:s/>- <text:s/>tumor necrosis factor receptor superfamily, member 9, EPS8L2 <text:s/>- <text:s/>eps8-like 2, PNKD <text:s/>- <text:s/>paroxysmal nonkinesigenic dyskinesia, BIRC3 <text:s/>- <text:s/>baculoviral iap repeat containing 3, RPS6KA6 <text:s/>- <text:s/>ribosomal protein s6 kinase, 90kda, polypeptide 6, CD83 <text:s/>- <text:s/>cd83 molecule, CISD1 <text:s/>- <text:s/>cdgsh iron sulfur domain 1, SIN3A <text:s/>- <text:s/>sin3 transcription regulator family member a, ZNF436 <text:s/>- <text:s/>zinc finger protein 436, VANGL2 <text:s/>- <text:s/>vangl planar cell polarity protein 2, CAMTA1 <text:s/>- <text:s/>calmodulin binding transcription activator 1, ATP11C <text:s/>- <text:s/>atpase, class vi, type 11c, FLI1 <text:s/>- <text:s/>fli-1 proto-oncogene, ets transcription factor, CD70 <text:s/>- <text:s/>cd70 molecule, ELMO1 <text:s/>- <text:s/>engulfment and cell motility 1, CD74 <text:s/>- <text:s/>cd74 molecule, major histocompatibility complex, class ii invariant chain, RSF1 <text:s/>- <text:s/>remodeling and spacing factor 1, ING2 <text:s/>- <text:s/>inhibitor of growth family, member 2, VEZF1 <text:s/>- <text:s/>vascular endothelial zinc finger 1, MLLT6 <text:s/>- <text:s/>myeloid/lymphoid or mixed-lineage leukemia (trithorax homolog, drosophila); translocated to, 6, ZNF521 <text:s/>- <text:s/>zinc finger protein 521, MAP3K11 <text:s/>- <text:s/>mitogen-activated protein kinase kinase kinase 11, P2RX3 <text:s/>- <text:s/>purinergic receptor p2x, ligand-gated ion channel, 3, EBF3 <text:s/>- <text:s/>early b-cell factor 3, FOXJ2 <text:s/>- <text:s/>forkhead box j2, SRGAP3 <text:s/>- <text:s/>slit-robo rho gtpase activating protein 3, FOXL1 <text:s/>- <text:s/>forkhead box l1, G3BP2 <text:s/>- <text:s/>gtpase activating protein (sh3 domain) binding protein 2, CCNYL1 <text:s/>- <text:s/>cyclin y-like 1, PPFIA3 <text:s/>- <text:s/>protein tyrosine phosphatase, receptor type, f polypeptide (ptprf), interacting protein (liprin), alpha 3, GATAD2B <text:s/>- <text:s/>gata zinc finger domain containing 2b, WNT4 <text:s/>- <text:s/>wingless-type mmtv integration site family, member 4, SDC2 <text:s/>- <text:s/>syndecan 2, SMG6 <text:s/>- <text:s/>smg6 nonsense mediated mrna decay factor, RASSF4 <text:s/>- <text:s/>ras association (ralgds/af-6) domain family member 4, RHOBTB1 <text:s/>- <text:s/>rho-related btb domain containing 1, CXCL5 <text:s/>- <text:s/>chemokine (c-x-c motif) ligand 5, AKAP13 <text:s/>- <text:s/>a kinase (prka) anchor protein 13, DYNLT3 <text:s/>- <text:s/>dynein, light chain, tctex-type 3, FGR <text:s/>- <text:s/>feline gardner-rasheed sarcoma viral oncogene homolog, CXCL6 <text:s/>- <text:s/>chemokine (c-x-c motif) ligand 6, IL6ST <text:s/>- <text:s/>interleukin 6 signal transducer (gp130, oncostatin m receptor), MNT <text:s/>- <text:s/>mnt, max dimerization protein, ITGA5 <text:s/>- <text:s/>integrin, alpha 5 (fibronectin receptor, alpha polypeptide), ARNTL <text:s/>- <text:s/>aryl hydrocarbon receptor nuclear translocator-like, PDE1B <text:s/>- <text:s/>phosphodiesterase 1b, calmodulin-dependent, RNF31 <text:s/>- <text:s/>ring finger protein 31, FGF13 <text:s/>- <text:s/>fibroblast growth factor 13, PGLYRP2 <text:s/>- <text:s/>peptidoglycan recognition protein 2, PSME2 <text:s/>- <text:s/>proteasome (prosome, macropain) activator subunit 2 (pa28 beta), UBD <text:s/>- <text:s/>ubiquitin d, ITGAL <text:s/>- <text:s/>integrin, alpha l (antigen cd11a (p180), lymphocyte function-associated antigen 1; alpha polypeptide), CDC20B <text:s/>- <text:s/>cell division cycle 20b, SUPT16H <text:s/>- <text:s/>suppressor of ty 16 homolog (s. cerevisiae), DAB2IP <text:s/>- <text:s/>dab2 interacting protein, ITGB8 <text:s/>- <text:s/>integrin, beta 8, ZBTB7B <text:s/>- <text:s/>zinc finger and btb domain containing 7b, ARF5 <text:s/>- <text:s/>adp-ribosylation factor 5, CDC14A <text:s/>- <text:s/>cell division cycle 14a, FAM65A <text:s/>- <text:s/>family with sequence similarity 65, member a, PTGS2 <text:s/>- <text:s/>prostaglandin-endoperoxide synthase 2 (prostaglandin g/h synthase and cyclooxygenase), DEDD <text:s/>- <text:s/>death effector domain containing, BAZ1A <text:s/>- <text:s/>bromodomain adjacent to zinc finger domain, 1a, RHOG <text:s/>- <text:s/>ras homolog family member g, RND1 <text:s/>- <text:s/>rho family gtpase 1, CDK8 <text:s/>- <text:s/>cyclin-dependent kinase 8, CDKN1B <text:s/>- <text:s/>cyclin-dependent kinase inhibitor 1b (p27, kip1), CXCL10 <text:s/>- <text:s/>chemokine (c-x-c motif) ligand 10, SORBS1 <text:s/>- <text:s/>sorbin and sh3 domain containing 1, RRP8 <text:s/>- <text:s/>ribosomal rna processing 8, methyltransferase, homolog (yeast), MFNG <text:s/>- <text:s/>mfng o-fucosylpeptide 3-beta-n-acetylglucosaminyltransferase, CDC37 <text:s/>- <text:s/>cell division cycle 37, IRF1 <text:s/>- <text:s/>interferon regulatory factor 1, PDE2A <text:s/>- <text:s/>phosphodiesterase 2a, cgmp-stimulated, RCC2 <text:s/>- <text:s/>regulator of chromosome condensation 2, PDE4A <text:s/>- <text:s/>phosphodiesterase 4a, camp-specific, HCRTR1 <text:s/>- <text:s/>hypocretin (orexin) receptor 1, KREMEN2 <text:s/>- <text:s/>kringle containing transmembrane protein 2, ATP2A1 <text:s/>- <text:s/>atpase, ca++ transporting, cardiac muscle, fast twitch 1, SBNO2 <text:s/>- <text:s/>strawberry notch homolog 2 (drosophila), NEK6 <text:s/>- <text:s/>nima-related kinase 6, GNL1 <text:s/>- <text:s/>guanine nucleotide binding protein-like 1, NLGN2 <text:s/>- <text:s/>neuroligin 2, TRIM67 <text:s/>- <text:s/>tripartite motif containing 67, PTPRS <text:s/>- <text:s/>protein tyrosine phosphatase, receptor type, s, ATP1B1 <text:s/>- <text:s/>atpase, na+/k+ transporting, beta 1 polypeptide, SEMA4A <text:s/>- <text:s/>sema domain, immunoglobulin domain (ig), transmembrane domain (tm) and short cytoplasmic domain, (semaphorin) 4a, IL23A <text:s/>- <text:s/>interleukin 23, alpha subunit p19, WNT10B <text:s/>- <text:s/>wingless-type mmtv integration site family, member 10b, TLE4 <text:s/>- <text:s/>transducin-like enhancer of split 4 (e(sp1) homolog, drosophila), SH3KBP1 <text:s/>- <text:s/>sh3-domain kinase binding protein 1, CNOT2 <text:s/>- <text:s/>ccr4-not transcription complex, subunit 2, VSX2 <text:s/>- <text:s/>visual system homeobox 2, LARP6 <text:s/>- <text:s/>la ribonucleoprotein domain family, member 6, COMMD3 <text:s/>- <text:s/>comm domain containing 3, CHGA <text:s/>- <text:s/>chromogranin a (parathyroid secretory protein 1), SCUBE3 <text:s/>- <text:s/>signal peptide, cub domain, egf-like 3, MLXIP <text:s/>- <text:s/>mlx interacting protein, PPAPDC1A <text:s/>- <text:s/>phosphatidic acid phosphatase type 2 domain containing 1a, SIPA1L2 <text:s/>- <text:s/>signal-induced proliferation-associated 1 like 2, CHI3L1 <text:s/>- <text:s/>chitinase 3-like 1 (cartilage glycoprotein-39), ZNF319 <text:s/>- <text:s/>zinc finger protein 319, KCNH8 <text:s/>- <text:s/>potassium voltage-gated channel, subfamily h (eag-related), member 8, FOXN4 <text:s/>- <text:s/>forkhead box n4, MAP4K2 <text:s/>- <text:s/>mitogen-activated protein kinase kinase kinase kinase 2, DIXDC1 <text:s/>- <text:s/>dix domain containing 1, GNB1L <text:s/>- <text:s/>guanine nucleotide binding protein (g protein), beta polypeptide 1-like, UNC119 <text:s/>- <text:s/>unc-119 homolog (c. elegans), DUSP5 <text:s/>- <text:s/>dual specificity phosphatase 5, SKIL <text:s/>- <text:s/>ski-like oncogene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CCDC3 <text:s/>- <text:s/>coiled-coil domain containing 3, NFKBIB <text:s/>- <text:s/>nuclear factor of kappa light polypeptide gene enhancer in b-cells inhibitor, beta, PFKM <text:s/>- <text:s/>phosphofructokinase, muscle, EBF4 <text:s/>- <text:s/>early b-cell factor 4, AUTS2 <text:s/>- <text:s/>autism susceptibility candidate 2, DSP <text:s/>- <text:s/>desmoplakin, TNFAIP3 <text:s/>- <text:s/>tumor necrosis factor, alpha-induced protein 3, RAB11FIP5 <text:s/>- <text:s/>rab11 family interacting protein 5 (class i), ZNF641 <text:s/>- <text:s/>zinc finger protein 641, DUSP2 <text:s/>- <text:s/>dual specificity phosphatase 2, FFAR2 <text:s/>- <text:s/>free fatty acid receptor 2, RALGDS <text:s/>- <text:s/>ral guanine nucleotide dissociation stimulator, RC3H2 <text:s/>- <text:s/>ring finger and ccch-type domains 2, SHC1 <text:s/>- <text:s/>shc (src homology 2 domain containing) transforming protein 1, DLG4 <text:s/>- <text:s/>discs, large homolog 4 (drosophila), RPRM <text:s/>- <text:s/>reprimo, tp53 dependent g2 arrest mediator candidate, RANGAP1 <text:s/>- <text:s/>ran gtpase activating protein 1, BAI2 <text:s/>- <text:s/>brain-specific angiogenesis inhibitor 2, LRP1 <text:s/>- <text:s/>low density lipoprotein receptor-related protein 1, SHH <text:s/>- <text:s/>sonic hedgehog, RCOR2 <text:s/>- <text:s/>rest corepressor 2, PI4KB <text:s/>- <text:s/>phosphatidylinositol 4-kinase, catalytic, beta, WNT10A <text:s/>- <text:s/>wingless-type mmtv integration site family, member 10a, RAD51D <text:s/>- <text:s/>rad51 paralog d, SP6 <text:s/>- <text:s/>sp6 transcription factor, DLX4 <text:s/>- <text:s/>distal-less homeobox 4, LRP4 <text:s/>- <text:s/>low density lipoprotein receptor-related protein 4, RARB <text:s/>- <text:s/>retinoic acid receptor, beta, IKZF3 <text:s/>- <text:s/>ikaros family zinc finger 3 (aiolos), NFIC <text:s/>- <text:s/>nuclear factor i/c (ccaat-binding transcription factor), NPAS3 <text:s/>- <text:s/>neuronal pas domain protein 3, RASA2 <text:s/>- <text:s/>ras p21 protein activator 2, KDM1B <text:s/>- <text:s/>lysine (k)-specific demethylase 1b, NFATC2 <text:s/>- <text:s/>nuclear factor of activated t-cells, cytoplasmic, calcineurin-dependent 2, SYNPO <text:s/>- <text:s/>synaptopodin, RARA <text:s/>- <text:s/>retinoic acid receptor, alpha, RBL1 <text:s/>- <text:s/>retinoblastoma-like 1 (p107), RAI1 <text:s/>- <text:s/>retinoic acid induced 1, AZIN1 <text:s/>- <text:s/>antizyme inhibitor 1, GRIN2A <text:s/>- <text:s/>glutamate receptor, ionotropic, n-methyl d-aspartate 2a, C15orf62 <text:s/>- <text:s/>chromosome 15 open reading frame 62, TGFB1 <text:s/>- <text:s/>transforming growth factor, beta 1, HDAC7 <text:s/>- <text:s/>histone deacetylase 7, DNMT3A <text:s/>- <text:s/>dna (cytosine-5-)-methyltransferase 3 alpha, IGFBP5 <text:s/>- <text:s/>insulin-like growth factor binding protein 5, FAM49B <text:s/>- <text:s/>family with sequence similarity 49, member b, GRIN2D <text:s/>- <text:s/>glutamate receptor, ionotropic, n-methyl d-aspartate 2d, BCL7A <text:s/>- <text:s/>b-cell cll/lymphoma 7a, GRINA <text:s/>- <text:s/>glutamate receptor, ionotropic, n-methyl d-aspartate-associated protein 1 (glutamate binding), MAFG <text:s/>- <text:s/>v-maf avian musculoaponeurotic fibrosarcoma oncogene homolog g, GPR114 <text:s/>- <text:s/>g protein-coupled receptor 114, CXCL2 <text:s/>- <text:s/>chemokine (c-x-c motif) ligand 2, CXCL1 <text:s/>- <text:s/>chemokine (c-x-c motif) ligand 1 (melanoma growth stimulating activity, alpha), BCL3 <text:s/>- <text:s/>b-cell cll/lymphoma 3, CABIN1 <text:s/>- <text:s/>calcineurin binding protein 1, NFAT5 <text:s/>- <text:s/>nuclear factor of activated t-cells 5, tonicity-responsive, IL27 <text:s/>- <text:s/>interleukin 27, KLF10 <text:s/>- <text:s/>kruppel-like factor 10, CXCL3 <text:s/>- <text:s/>chemokine (c-x-c motif) ligand 3, SMAD7 <text:s/>- <text:s/>smad family member 7, IL36G <text:s/>- <text:s/>interleukin 36, gamma, CPNE5 <text:s/>- <text:s/>copine v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39</text:p>
          </table:table-cell>
          <table:table-cell office:value-type="string" calcext:value-type="string">
            <text:p>regulation of multicellular organismal process</text:p>
          </table:table-cell>
          <table:table-cell office:value-type="float" office:value="0.000000000544" calcext:value-type="float">
            <text:p>5.44E-10</text:p>
          </table:table-cell>
          <table:table-cell office:value-type="float" office:value="0.00000194" calcext:value-type="float">
            <text:p>0.00000194</text:p>
          </table:table-cell>
          <table:table-cell office:value-type="float" office:value="1.74" calcext:value-type="float">
            <text:p>1.74</text:p>
          </table:table-cell>
          <table:table-cell office:value-type="float" office:value="13954" calcext:value-type="float">
            <text:p>13954</text:p>
          </table:table-cell>
          <table:table-cell office:value-type="float" office:value="2095" calcext:value-type="float">
            <text:p>2095</text:p>
          </table:table-cell>
          <table:table-cell office:value-type="float" office:value="440" calcext:value-type="float">
            <text:p>44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BMP2K <text:s/>- <text:s/>bmp2 inducible kinase, TNFRSF9 <text:s/>- <text:s/>tumor necrosis factor receptor superfamily, member 9, BIRC3 <text:s/>- <text:s/>baculoviral iap repeat containing 3, PRRX1 <text:s/>- <text:s/>paired related homeobox 1, RPS6KA6 <text:s/>- <text:s/>ribosomal protein s6 kinase, 90kda, polypeptide 6, CD83 <text:s/>- <text:s/>cd83 molecule, RFX4 <text:s/>- <text:s/>regulatory factor x, 4 (influences hla class ii expression), VANGL2 <text:s/>- <text:s/>vangl planar cell polarity protein 2, LINGO1 <text:s/>- <text:s/>leucine rich repeat and ig domain containing 1, ATP11C <text:s/>- <text:s/>atpase, class vi, type 11c, PRMT1 <text:s/>- <text:s/>protein arginine methyltransferase 1, BCOR <text:s/>- <text:s/>bcl6 corepressor, CD74 <text:s/>- <text:s/>cd74 molecule, major histocompatibility complex, class ii invariant chain, REL <text:s/>- <text:s/>v-rel avian reticuloendotheliosis viral oncogene homolog, LGALS1 <text:s/>- <text:s/>lectin, galactoside-binding, soluble, 1, SIRT2 <text:s/>- <text:s/>sirtuin 2, FGF18 <text:s/>- <text:s/>fibroblast growth factor 18, P2RX3 <text:s/>- <text:s/>purinergic receptor p2x, ligand-gated ion channel, 3, CEND1 <text:s/>- <text:s/>cell cycle exit and neuronal differentiation 1, APLF <text:s/>- <text:s/>aprataxin and pnkp like factor, SENP1 <text:s/>- <text:s/>sumo1/sentrin specific peptidase 1, SDC2 <text:s/>- <text:s/>syndecan 2, BMP2 <text:s/>- <text:s/>bone morphogenetic protein 2, WNT4 <text:s/>- <text:s/>wingless-type mmtv integration site family, member 4, JPH4 <text:s/>- <text:s/>junctophilin 4, AKAP13 <text:s/>- <text:s/>a kinase (prka) anchor protein 13, CREB1 <text:s/>- <text:s/>camp responsive element binding protein 1, FGR <text:s/>- <text:s/>feline gardner-rasheed sarcoma viral oncogene homolog, IL6ST <text:s/>- <text:s/>interleukin 6 signal transducer (gp130, oncostatin m receptor), ACIN1 <text:s/>- <text:s/>apoptotic chromatin condensation inducer 1, ARNTL <text:s/>- <text:s/>aryl hydrocarbon receptor nuclear translocator-like, ITGA5 <text:s/>- <text:s/>integrin, alpha 5 (fibronectin receptor, alpha polypeptide), PSME2 <text:s/>- <text:s/>proteasome (prosome, macropain) activator subunit 2 (pa28 beta), FGF13 <text:s/>- <text:s/>fibroblast growth factor 13, PGLYRP2 <text:s/>- <text:s/>peptidoglycan recognition protein 2, TRIB1 <text:s/>- <text:s/>tribbles homolog 1 (drosophila), DAB2IP <text:s/>- <text:s/>dab2 interacting protein, EGR1 <text:s/>- <text:s/>early growth response 1, GLI1 <text:s/>- <text:s/>gli family zinc finger 1, ZBTB7B <text:s/>- <text:s/>zinc finger and btb domain containing 7b, ADAM8 <text:s/>- <text:s/>adam metallopeptidase domain 8, PTGS2 <text:s/>- <text:s/>prostaglandin-endoperoxide synthase 2 (prostaglandin g/h synthase and cyclooxygenase), PLXNB2 <text:s/>- <text:s/>plexin b2, CDKN1B <text:s/>- <text:s/>cyclin-dependent kinase inhibitor 1b (p27, kip1), CXCL10 <text:s/>- <text:s/>chemokine (c-x-c motif) ligand 10, COL5A1 <text:s/>- <text:s/>collagen, type v, alpha 1, IRF1 <text:s/>- <text:s/>interferon regulatory factor 1, TRAF2 <text:s/>- <text:s/>tnf receptor-associated factor 2, HCRTR1 <text:s/>- <text:s/>hypocretin (orexin) receptor 1, ATP2A1 <text:s/>- <text:s/>atpase, ca++ transporting, cardiac muscle, fast twitch 1, KREMEN2 <text:s/>- <text:s/>kringle containing transmembrane protein 2, NLGN2 <text:s/>- <text:s/>neuroligin 2, TRIM67 <text:s/>- <text:s/>tripartite motif containing 67, PTPRS <text:s/>- <text:s/>protein tyrosine phosphatase, receptor type, s, ATP1B1 <text:s/>- <text:s/>atpase, na+/k+ transporting, beta 1 polypeptide, IL23A <text:s/>- <text:s/>interleukin 23, alpha subunit p19, WNT10B <text:s/>- <text:s/>wingless-type mmtv integration site family, member 10b, SEMA4A <text:s/>- <text:s/>sema domain, immunoglobulin domain (ig), transmembrane domain (tm) and short cytoplasmic domain, (semaphorin) 4a, CNOT2 <text:s/>- <text:s/>ccr4-not transcription complex, subunit 2, CHGA <text:s/>- <text:s/>chromogranin a (parathyroid secretory protein 1), CHI3L1 <text:s/>- <text:s/>chitinase 3-like 1 (cartilage glycoprotein-39), FOXN4 <text:s/>- <text:s/>forkhead box n4, CTSH <text:s/>- <text:s/>cathepsin h, DIXDC1 <text:s/>- <text:s/>dix domain containing 1, SKIL <text:s/>- <text:s/>ski-like oncogene, FRS2 <text:s/>- <text:s/>fibroblast growth factor receptor substrate 2, NFKB2 <text:s/>- <text:s/>nuclear factor of kappa light polypeptide gene enhancer in b-cells 2 (p49/p100), CACNB3 <text:s/>- <text:s/>calcium channel, voltage-dependent, beta 3 subunit, TRIB2 <text:s/>- <text:s/>tribbles homolog 2 (drosophila), GREM1 <text:s/>- <text:s/>gremlin 1, dan family bmp antagonist, NRG1 <text:s/>- <text:s/>neuregulin 1, MSX1 <text:s/>- <text:s/>msh homeobox 1, DSP <text:s/>- <text:s/>desmoplakin, TNFAIP3 <text:s/>- <text:s/>tumor necrosis factor, alpha-induced protein 3, RAB11FIP5 <text:s/>- <text:s/>rab11 family interacting protein 5 (class i), CYLD <text:s/>- <text:s/>cylindromatosis (turban tumor syndrome), STK4 <text:s/>- <text:s/>serine/threonine kinase 4, FFAR2 <text:s/>- <text:s/>free fatty acid receptor 2, KCNA1 <text:s/>- <text:s/>potassium voltage-gated channel, shaker-related subfamily, member 1 (episodic ataxia with myokymia), BAI2 <text:s/>- <text:s/>brain-specific angiogenesis inhibitor 2, LRP1 <text:s/>- <text:s/>low density lipoprotein receptor-related protein 1, SHH <text:s/>- <text:s/>sonic hedgehog, WNT10A <text:s/>- <text:s/>wingless-type mmtv integration site family, member 10a, TRPV3 <text:s/>- <text:s/>transient receptor potential cation channel, subfamily v, member 3, SP6 <text:s/>- <text:s/>sp6 transcription factor, LRP4 <text:s/>- <text:s/>low density lipoprotein receptor-related protein 4, STAT6 <text:s/>- <text:s/>signal transducer and activator of transcription 6, interleukin-4 induced, RARB <text:s/>- <text:s/>retinoic acid receptor, beta, IKZF3 <text:s/>- <text:s/>ikaros family zinc finger 3 (aiolos), JAK1 <text:s/>- <text:s/>janus kinase 1, RARA <text:s/>- <text:s/>retinoic acid receptor, alpha, ZMIZ1 <text:s/>- <text:s/>zinc finger, miz-type containing 1, RAI1 <text:s/>- <text:s/>retinoic acid induced 1, GRIN2A <text:s/>- <text:s/>glutamate receptor, ionotropic, n-methyl d-aspartate 2a, KCNJ11 <text:s/>- <text:s/>potassium inwardly-rectifying channel, subfamily j, member 11, CSF3 <text:s/>- <text:s/>colony stimulating factor 3 (granulocyte), PKDCC <text:s/>- <text:s/>protein kinase domain containing, cytoplasmic, KCNK2 <text:s/>- <text:s/>potassium channel, subfamily k, member 2, RAPGEF3 <text:s/>- <text:s/>rap guanine nucleotide exchange factor (gef) 3, TGFB1 <text:s/>- <text:s/>transforming growth factor, beta 1, HDAC7 <text:s/>- <text:s/>histone deacetylase 7, RIPK2 <text:s/>- <text:s/>receptor-interacting serine-threonine kinase 2, IGFBP5 <text:s/>- <text:s/>insulin-like growth factor binding protein 5, FAM49B <text:s/>- <text:s/>family with sequence similarity 49, member b, GRIN2D <text:s/>- <text:s/>glutamate receptor, ionotropic, n-methyl d-aspartate 2d, MAFG <text:s/>- <text:s/>v-maf avian musculoaponeurotic fibrosarcoma oncogene homolog g, LRRC32 <text:s/>- <text:s/>leucine rich repeat containing 32, MYADM <text:s/>- <text:s/>myeloid-associated differentiation marker, BCL3 <text:s/>- <text:s/>b-cell cll/lymphoma 3, PRKCD <text:s/>- <text:s/>protein kinase c, delta, IL27 <text:s/>- <text:s/>interleukin 27, KLF10 <text:s/>- <text:s/>kruppel-like factor 10, SMAD7 <text:s/>- <text:s/>smad family member 7, CPNE5 <text:s/>- <text:s/>copine v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regulation of biological process</text:p>
          </table:table-cell>
          <table:table-cell office:value-type="float" office:value="0.00000000106" calcext:value-type="float">
            <text:p>1.06E-09</text:p>
          </table:table-cell>
          <table:table-cell office:value-type="float" office:value="0.00000303" calcext:value-type="float">
            <text:p>0.00000303</text:p>
          </table:table-cell>
          <table:table-cell office:value-type="float" office:value="1.23" calcext:value-type="float">
            <text:p>1.23</text:p>
          </table:table-cell>
          <table:table-cell office:value-type="float" office:value="13954" calcext:value-type="float">
            <text:p>13954</text:p>
          </table:table-cell>
          <table:table-cell office:value-type="float" office:value="8181" calcext:value-type="float">
            <text:p>8181</text:p>
          </table:table-cell>
          <table:table-cell office:value-type="float" office:value="440" calcext:value-type="float">
            <text:p>44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[BMP2K <text:s/>- <text:s/>bmp2 inducible kinase, SH3BP1 <text:s/>- <text:s/>sh3-domain binding protein 1, ARFRP1 <text:s/>- <text:s/>adp-ribosylation factor related protein 1, AGAP2 <text:s/>- <text:s/>arfgap with gtpase domain, ankyrin repeat and ph domain 2, G3BP1 <text:s/>- <text:s/>gtpase activating protein (sh3 domain) binding protein 1, PRRX1 <text:s/>- <text:s/>paired related homeobox 1, SYMPK <text:s/>- <text:s/>symplekin, MAP3K8 <text:s/>- <text:s/>mitogen-activated protein kinase kinase kinase 8, RFX4 <text:s/>- <text:s/>regulatory factor x, 4 (influences hla class ii expression), LINGO1 <text:s/>- <text:s/>leucine rich repeat and ig domain containing 1, ELL2 <text:s/>- <text:s/>elongation factor, rna polymerase ii, 2, PRMT1 <text:s/>- <text:s/>protein arginine methyltransferase 1, BCOR <text:s/>- <text:s/>bcl6 corepressor, REL <text:s/>- <text:s/>v-rel avian reticuloendotheliosis viral oncogene homolog, NAP1L1 <text:s/>- <text:s/>nucleosome assembly protein 1-like 1, PAK4 <text:s/>- <text:s/>p21 protein (cdc42/rac)-activated kinase 4, LGALS1 <text:s/>- <text:s/>lectin, galactoside-binding, soluble, 1, SIRT2 <text:s/>- <text:s/>sirtuin 2, FGF18 <text:s/>- <text:s/>fibroblast growth factor 18, FHOD1 <text:s/>- <text:s/>formin homology 2 domain containing 1, GRIPAP1 <text:s/>- <text:s/>grip1 associated protein 1, CEND1 <text:s/>- <text:s/>cell cycle exit and neuronal differentiation 1, SP2 <text:s/>- <text:s/>sp2 transcription factor, EIF4EBP2 <text:s/>- <text:s/>eukaryotic translation initiation factor 4e binding protein 2, ZDHHC8 <text:s/>- <text:s/>zinc finger, dhhc-type containing 8, EDAR <text:s/>- <text:s/>ectodysplasin a receptor, APLF <text:s/>- <text:s/>aprataxin and pnkp like factor, CSRNP2 <text:s/>- <text:s/>cysteine-serine-rich nuclear protein 2, SENP1 <text:s/>- <text:s/>sumo1/sentrin specific peptidase 1, TET3 <text:s/>- <text:s/>tet methylcytosine dioxygenase 3, BMI1 <text:s/>- <text:s/>bmi1 polycomb ring finger oncogene, HOXD11 <text:s/>- <text:s/>homeobox d11, VSTM2L <text:s/>- <text:s/>v-set and transmembrane domain containing 2 like, BMP2 <text:s/>- <text:s/>bone morphogenetic protein 2, CLEC1A <text:s/>- <text:s/>c-type lectin domain family 1, member a, JPH4 <text:s/>- <text:s/>junctophilin 4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RSPO1 <text:s/>- <text:s/>r-spondin 1, HOXC6 <text:s/>- <text:s/>homeobox c6, HOXC10 <text:s/>- <text:s/>homeobox c10, ACIN1 <text:s/>- <text:s/>apoptotic chromatin condensation inducer 1, YOD1 <text:s/>- <text:s/>yod1 deubiquitinase, SLC30A7 <text:s/>- <text:s/>solute carrier family 30 (zinc transporter), member 7, GADD45B <text:s/>- <text:s/>growth arrest and dna-damage-inducible, beta, TRIB1 <text:s/>- <text:s/>tribbles homolog 1 (drosophila), GLRA2 <text:s/>- <text:s/>glycine receptor, alpha 2, EEF1A1 <text:s/>- <text:s/>eukaryotic translation elongation factor 1 alpha 1, FMNL1 <text:s/>- <text:s/>formin-like 1, SQSTM1 <text:s/>- <text:s/>sequestosome 1, GLI1 <text:s/>- <text:s/>gli family zinc finger 1, EGR1 <text:s/>- <text:s/>early growth response 1, CXCL16 <text:s/>- <text:s/>chemokine (c-x-c motif) ligand 16, AP1S2 <text:s/>- <text:s/>adaptor-related protein complex 1, sigma 2 subunit, ADAM8 <text:s/>- <text:s/>adam metallopeptidase domain 8, CA9 <text:s/>- <text:s/>carbonic anhydrase ix, GATAD2A <text:s/>- <text:s/>gata zinc finger domain containing 2a, EPHA6 <text:s/>- <text:s/>eph receptor a6, PLXNB2 <text:s/>- <text:s/>plexin b2, FAM129A <text:s/>- <text:s/>family with sequence similarity 129, member a, POU2F1 <text:s/>- <text:s/>pou class 2 homeobox 1, WDTC1 <text:s/>- <text:s/>wd and tetratricopeptide repeats 1, LCP1 <text:s/>- <text:s/>lymphocyte cytosolic protein 1 (l-plastin), COL5A1 <text:s/>- <text:s/>collagen, type v, alpha 1, RAB38 <text:s/>- <text:s/>rab38, member ras oncogene family, TRAF2 <text:s/>- <text:s/>tnf receptor-associated factor 2, COL16A1 <text:s/>- <text:s/>collagen, type xvi, alpha 1, OPTN <text:s/>- <text:s/>optineurin, CHD6 <text:s/>- <text:s/>chromodomain helicase dna binding protein 6, SHE <text:s/>- <text:s/>src homology 2 domain containing e, CAMK2A <text:s/>- <text:s/>calcium/calmodulin-dependent protein kinase ii alpha, SH2B3 <text:s/>- <text:s/>sh2b adaptor protein 3, KCNQ3 <text:s/>- <text:s/>potassium voltage-gated channel, kqt-like subfamily, member 3, KCNN2 <text:s/>- <text:s/>potassium intermediate/small conductance calcium-activated channel, subfamily n, member 2, KCNN3 <text:s/>- <text:s/>potassium intermediate/small conductance calcium-activated channel, subfamily n, member 3, CTNNA2 <text:s/>- <text:s/>catenin (cadherin-associated protein), alpha 2, FBLN1 <text:s/>- <text:s/>fibulin 1, CALB1 <text:s/>- <text:s/>calbindin 1, 28kda, HMGXB4 <text:s/>- <text:s/>hmg box domain containing 4, CTSH <text:s/>- <text:s/>cathepsin h, AKT2 <text:s/>- <text:s/>v-akt murine thymoma viral oncogene homolog 2, PDZD3 <text:s/>- <text:s/>pdz domain containing 3, ETV6 <text:s/>- <text:s/>ets variant 6, ZMYND15 <text:s/>- <text:s/>zinc finger, mynd-type containing 15, UBE2E3 <text:s/>- <text:s/>ubiquitin-conjugating enzyme e2e 3, PPP2R2A <text:s/>- <text:s/>protein phosphatase 2, regulatory subunit b, alpha, CACNB3 <text:s/>- <text:s/>calcium channel, voltage-dependent, beta 3 subunit, VIPR1 <text:s/>- <text:s/>vasoactive intestinal peptide receptor 1, TRIB2 <text:s/>- <text:s/>tribbles homolog 2 (drosophila), GPBP1 <text:s/>- <text:s/>gc-rich promoter binding protein 1, CBX2 <text:s/>- <text:s/>chromobox homolog 2, CAMKK1 <text:s/>- <text:s/>calcium/calmodulin-dependent protein kinase kinase 1, alpha, GREM1 <text:s/>- <text:s/>gremlin 1, dan family bmp antagonist, FOXP4 <text:s/>- <text:s/>forkhead box p4, NRG1 <text:s/>- <text:s/>neuregulin 1, EZH1 <text:s/>- <text:s/>enhancer of zeste homolog 1 (drosophila), MSX1 <text:s/>- <text:s/>msh homeobox 1, CYLD <text:s/>- <text:s/>cylindromatosis (turban tumor syndrome), SUV420H2 <text:s/>- <text:s/>suppressor of variegation 4-20 homolog 2 (drosophila), MARCKSL1 <text:s/>- <text:s/>marcks-like 1, CALCB <text:s/>- <text:s/>calcitonin-related polypeptide beta, STK4 <text:s/>- <text:s/>serine/threonine kinase 4, BCL6B <text:s/>- <text:s/>b-cell cll/lymphoma 6, member b, HPCA <text:s/>- <text:s/>hippocalcin, RNF165 <text:s/>- <text:s/>ring finger protein 165, KCNA1 <text:s/>- <text:s/>potassium voltage-gated channel, shaker-related subfamily, member 1 (episodic ataxia with myokymia), ELMSAN1 <text:s/>- <text:s/>elm2 and myb/sant-like domain containing 1, BCORL1 <text:s/>- <text:s/>bcl6 corepressor-like 1, HOXC5 <text:s/>- <text:s/>homeobox c5, TRPV3 <text:s/>- <text:s/>transient receptor potential cation channel, subfamily v, member 3, HOXB9 <text:s/>- <text:s/>homeobox b9, STAT6 <text:s/>- <text:s/>signal transducer and activator of transcription 6, interleukin-4 induced, TNFRSF4 <text:s/>- <text:s/>tumor necrosis factor receptor superfamily, member 4, CAMK1G <text:s/>- <text:s/>calcium/calmodulin-dependent protein kinase ig, JAK1 <text:s/>- <text:s/>janus kinase 1, HRK <text:s/>- <text:s/>harakiri, bcl2 interacting protein (contains only bh3 domain), TNFSF14 <text:s/>- <text:s/>tumor necrosis factor (ligand) superfamily, member 14, AAMDC <text:s/>- <text:s/>adipogenesis associated, mth938 domain containing, ZMIZ1 <text:s/>- <text:s/>zinc finger, miz-type containing 1, STXBP6 <text:s/>- <text:s/>syntaxin binding protein 6 (amisyn), FOXA3 <text:s/>- <text:s/>forkhead box a3, KCNJ11 <text:s/>- <text:s/>potassium inwardly-rectifying channel, subfamily j, member 11, PKDCC <text:s/>- <text:s/>protein kinase domain containing, cytoplasmic, CSF3 <text:s/>- <text:s/>colony stimulating factor 3 (granulocyte), KCNK2 <text:s/>- <text:s/>potassium channel, subfamily k, member 2, RAPGEF3 <text:s/>- <text:s/>rap guanine nucleotide exchange factor (gef) 3, UBTF <text:s/>- <text:s/>upstream binding transcription factor, rna polymerase i, RIPK2 <text:s/>- <text:s/>receptor-interacting serine-threonine kinase 2, LRRC32 <text:s/>- <text:s/>leucine rich repeat containing 32, MYADM <text:s/>- <text:s/>myeloid-associated differentiation marker, ARHGEF40 <text:s/>- <text:s/>rho guanine nucleotide exchange factor (gef) 40, GCSAM <text:s/>- <text:s/>germinal center-associated, signaling and motility, UBE2E1 <text:s/>- <text:s/>ubiquitin-conjugating enzyme e2e 1, PRKCD <text:s/>- <text:s/>protein kinase c, delta, PLEKHG2 <text:s/>- <text:s/>pleckstrin homology domain containing, family g (with rhogef domain) member 2, NUP153 <text:s/>- <text:s/>nucleoporin 153kda, RRAD <text:s/>- <text:s/>ras-related associated with diabetes, SHOC2 <text:s/>- <text:s/>soc-2 suppressor of clear homolog (c. elegans), TNFRSF9 <text:s/>- <text:s/>tumor necrosis factor receptor superfamily, member 9, EPS8L2 <text:s/>- <text:s/>eps8-like 2, PNKD <text:s/>- <text:s/>paroxysmal nonkinesigenic dyskinesia, BIRC3 <text:s/>- <text:s/>baculoviral iap repeat containing 3, RPS6KA6 <text:s/>- <text:s/>ribosomal protein s6 kinase, 90kda, polypeptide 6, CD83 <text:s/>- <text:s/>cd83 molecule, CISD1 <text:s/>- <text:s/>cdgsh iron sulfur domain 1, SIN3A <text:s/>- <text:s/>sin3 transcription regulator family member a, ZNF436 <text:s/>- <text:s/>zinc finger protein 436, VANGL2 <text:s/>- <text:s/>vangl planar cell polarity protein 2, CAMTA1 <text:s/>- <text:s/>calmodulin binding transcription activator 1, ATP11C <text:s/>- <text:s/>atpase, class vi, type 11c, FLI1 <text:s/>- <text:s/>fli-1 proto-oncogene, ets transcription factor, CD70 <text:s/>- <text:s/>cd70 molecule, ELMO1 <text:s/>- <text:s/>engulfment and cell motility 1, CD74 <text:s/>- <text:s/>cd74 molecule, major histocompatibility complex, class ii invariant chain, RSF1 <text:s/>- <text:s/>remodeling and spacing factor 1, ING2 <text:s/>- <text:s/>inhibitor of growth family, member 2, VEZF1 <text:s/>- <text:s/>vascular endothelial zinc finger 1, MLLT6 <text:s/>- <text:s/>myeloid/lymphoid or mixed-lineage leukemia (trithorax homolog, drosophila); translocated to, 6, ZNF521 <text:s/>- <text:s/>zinc finger protein 521, MAP3K11 <text:s/>- <text:s/>mitogen-activated protein kinase kinase kinase 11, P2RX3 <text:s/>- <text:s/>purinergic receptor p2x, ligand-gated ion channel, 3, EBF3 <text:s/>- <text:s/>early b-cell factor 3, FOXJ2 <text:s/>- <text:s/>forkhead box j2, SRGAP3 <text:s/>- <text:s/>slit-robo rho gtpase activating protein 3, FOXL1 <text:s/>- <text:s/>forkhead box l1, G3BP2 <text:s/>- <text:s/>gtpase activating protein (sh3 domain) binding protein 2, CCNYL1 <text:s/>- <text:s/>cyclin y-like 1, PPFIA3 <text:s/>- <text:s/>protein tyrosine phosphatase, receptor type, f polypeptide (ptprf), interacting protein (liprin), alpha 3, GATAD2B <text:s/>- <text:s/>gata zinc finger domain containing 2b, WNT4 <text:s/>- <text:s/>wingless-type mmtv integration site family, member 4, SDC2 <text:s/>- <text:s/>syndecan 2, SMG6 <text:s/>- <text:s/>smg6 nonsense mediated mrna decay factor, RASSF4 <text:s/>- <text:s/>ras association (ralgds/af-6) domain family member 4, RHOBTB1 <text:s/>- <text:s/>rho-related btb domain containing 1, CXCL5 <text:s/>- <text:s/>chemokine (c-x-c motif) ligand 5, AKAP13 <text:s/>- <text:s/>a kinase (prka) anchor protein 13, DYNLT3 <text:s/>- <text:s/>dynein, light chain, tctex-type 3, FGR <text:s/>- <text:s/>feline gardner-rasheed sarcoma viral oncogene homolog, CXCL6 <text:s/>- <text:s/>chemokine (c-x-c motif) ligand 6, IL6ST <text:s/>- <text:s/>interleukin 6 signal transducer (gp130, oncostatin m receptor), MNT <text:s/>- <text:s/>mnt, max dimerization protein, ARNTL <text:s/>- <text:s/>aryl hydrocarbon receptor nuclear translocator-like, ITGA5 <text:s/>- <text:s/>integrin, alpha 5 (fibronectin receptor, alpha polypeptide), PDE1B <text:s/>- <text:s/>phosphodiesterase 1b, calmodulin-dependent, RNF31 <text:s/>- <text:s/>ring finger protein 31, FGF13 <text:s/>- <text:s/>fibroblast growth factor 13, PGLYRP2 <text:s/>- <text:s/>peptidoglycan recognition protein 2, PSME2 <text:s/>- <text:s/>proteasome (prosome, macropain) activator subunit 2 (pa28 beta), UBD <text:s/>- <text:s/>ubiquitin d, ITGAL <text:s/>- <text:s/>integrin, alpha l (antigen cd11a (p180), lymphocyte function-associated antigen 1; alpha polypeptide), CDC20B <text:s/>- <text:s/>cell division cycle 20b, SUPT16H <text:s/>- <text:s/>suppressor of ty 16 homolog (s. cerevisiae), DAB2IP <text:s/>- <text:s/>dab2 interacting protein, ITGB8 <text:s/>- <text:s/>integrin, beta 8, ZBTB7B <text:s/>- <text:s/>zinc finger and btb domain containing 7b, ARF5 <text:s/>- <text:s/>adp-ribosylation factor 5, CDC14A <text:s/>- <text:s/>cell division cycle 14a, FAM65A <text:s/>- <text:s/>family with sequence similarity 65, member a, PTGS2 <text:s/>- <text:s/>prostaglandin-endoperoxide synthase 2 (prostaglandin g/h synthase and cyclooxygenase), DEDD <text:s/>- <text:s/>death effector domain containing, BAZ1A <text:s/>- <text:s/>bromodomain adjacent to zinc finger domain, 1a, RHOG <text:s/>- <text:s/>ras homolog family member g, RND1 <text:s/>- <text:s/>rho family gtpase 1, CDK8 <text:s/>- <text:s/>cyclin-dependent kinase 8, CDKN1B <text:s/>- <text:s/>cyclin-dependent kinase inhibitor 1b (p27, kip1), CXCL10 <text:s/>- <text:s/>chemokine (c-x-c motif) ligand 10, SORBS1 <text:s/>- <text:s/>sorbin and sh3 domain containing 1, RRP8 <text:s/>- <text:s/>ribosomal rna processing 8, methyltransferase, homolog (yeast), MFNG <text:s/>- <text:s/>mfng o-fucosylpeptide 3-beta-n-acetylglucosaminyltransferase, CDC37 <text:s/>- <text:s/>cell division cycle 37, IRF1 <text:s/>- <text:s/>interferon regulatory factor 1, PDE2A <text:s/>- <text:s/>phosphodiesterase 2a, cgmp-stimulated, RCC2 <text:s/>- <text:s/>regulator of chromosome condensation 2, PDE4A <text:s/>- <text:s/>phosphodiesterase 4a, camp-specific, HCRTR1 <text:s/>- <text:s/>hypocretin (orexin) receptor 1, KREMEN2 <text:s/>- <text:s/>kringle containing transmembrane protein 2, ATP2A1 <text:s/>- <text:s/>atpase, ca++ transporting, cardiac muscle, fast twitch 1, SBNO2 <text:s/>- <text:s/>strawberry notch homolog 2 (drosophila), NEK6 <text:s/>- <text:s/>nima-related kinase 6, GNL1 <text:s/>- <text:s/>guanine nucleotide binding protein-like 1, NLGN2 <text:s/>- <text:s/>neuroligin 2, TRIM67 <text:s/>- <text:s/>tripartite motif containing 67, PTPRS <text:s/>- <text:s/>protein tyrosine phosphatase, receptor type, s, ATP1B1 <text:s/>- <text:s/>atpase, na+/k+ transporting, beta 1 polypeptide, SEMA4A <text:s/>- <text:s/>sema domain, immunoglobulin domain (ig), transmembrane domain (tm) and short cytoplasmic domain, (semaphorin) 4a, IL23A <text:s/>- <text:s/>interleukin 23, alpha subunit p19, WNT10B <text:s/>- <text:s/>wingless-type mmtv integration site family, member 10b, TLE4 <text:s/>- <text:s/>transducin-like enhancer of split 4 (e(sp1) homolog, drosophila), SH3KBP1 <text:s/>- <text:s/>sh3-domain kinase binding protein 1, CNOT2 <text:s/>- <text:s/>ccr4-not transcription complex, subunit 2, VSX2 <text:s/>- <text:s/>visual system homeobox 2, LARP6 <text:s/>- <text:s/>la ribonucleoprotein domain family, member 6, COMMD3 <text:s/>- <text:s/>comm domain containing 3, CHGA <text:s/>- <text:s/>chromogranin a (parathyroid secretory protein 1), SCUBE3 <text:s/>- <text:s/>signal peptide, cub domain, egf-like 3, MLXIP <text:s/>- <text:s/>mlx interacting protein, PPAPDC1A <text:s/>- <text:s/>phosphatidic acid phosphatase type 2 domain containing 1a, SIPA1L2 <text:s/>- <text:s/>signal-induced proliferation-associated 1 like 2, CHI3L1 <text:s/>- <text:s/>chitinase 3-like 1 (cartilage glycoprotein-39), ZNF319 <text:s/>- <text:s/>zinc finger protein 319, KCNH8 <text:s/>- <text:s/>potassium voltage-gated channel, subfamily h (eag-related), member 8, FOXN4 <text:s/>- <text:s/>forkhead box n4, MAP4K2 <text:s/>- <text:s/>mitogen-activated protein kinase kinase kinase kinase 2, DIXDC1 <text:s/>- <text:s/>dix domain containing 1, GNB1L <text:s/>- <text:s/>guanine nucleotide binding protein (g protein), beta polypeptide 1-like, UNC119 <text:s/>- <text:s/>unc-119 homolog (c. elegans), DUSP5 <text:s/>- <text:s/>dual specificity phosphatase 5, SKIL <text:s/>- <text:s/>ski-like oncogene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CCDC3 <text:s/>- <text:s/>coiled-coil domain containing 3, NFKBIB <text:s/>- <text:s/>nuclear factor of kappa light polypeptide gene enhancer in b-cells inhibitor, beta, NFKBIE <text:s/>- <text:s/>nuclear factor of kappa light polypeptide gene enhancer in b-cells inhibitor, epsilon, PFKM <text:s/>- <text:s/>phosphofructokinase, muscle, EBF4 <text:s/>- <text:s/>early b-cell factor 4, AUTS2 <text:s/>- <text:s/>autism susceptibility candidate 2, DSP <text:s/>- <text:s/>desmoplakin, TNFAIP3 <text:s/>- <text:s/>tumor necrosis factor, alpha-induced protein 3, RAB11FIP5 <text:s/>- <text:s/>rab11 family interacting protein 5 (class i), ZNF641 <text:s/>- <text:s/>zinc finger protein 641, DUSP2 <text:s/>- <text:s/>dual specificity phosphatase 2, FFAR2 <text:s/>- <text:s/>free fatty acid receptor 2, RALGDS <text:s/>- <text:s/>ral guanine nucleotide dissociation stimulator, RC3H2 <text:s/>- <text:s/>ring finger and ccch-type domains 2, SHC1 <text:s/>- <text:s/>shc (src homology 2 domain containing) transforming protein 1, DLG4 <text:s/>- <text:s/>discs, large homolog 4 (drosophila), RPRM <text:s/>- <text:s/>reprimo, tp53 dependent g2 arrest mediator candidate, RANGAP1 <text:s/>- <text:s/>ran gtpase activating protein 1, BAI2 <text:s/>- <text:s/>brain-specific angiogenesis inhibitor 2, LRP1 <text:s/>- <text:s/>low density lipoprotein receptor-related protein 1, SHH <text:s/>- <text:s/>sonic hedgehog, RCOR2 <text:s/>- <text:s/>rest corepressor 2, PI4KB <text:s/>- <text:s/>phosphatidylinositol 4-kinase, catalytic, beta, WNT10A <text:s/>- <text:s/>wingless-type mmtv integration site family, member 10a, RAD51D <text:s/>- <text:s/>rad51 paralog d, SP6 <text:s/>- <text:s/>sp6 transcription factor, DLX4 <text:s/>- <text:s/>distal-less homeobox 4, LRP4 <text:s/>- <text:s/>low density lipoprotein receptor-related protein 4, RARB <text:s/>- <text:s/>retinoic acid receptor, beta, IKZF3 <text:s/>- <text:s/>ikaros family zinc finger 3 (aiolos), NFIC <text:s/>- <text:s/>nuclear factor i/c (ccaat-binding transcription factor), NPAS3 <text:s/>- <text:s/>neuronal pas domain protein 3, RASA2 <text:s/>- <text:s/>ras p21 protein activator 2, KDM1B <text:s/>- <text:s/>lysine (k)-specific demethylase 1b, NFATC2 <text:s/>- <text:s/>nuclear factor of activated t-cells, cytoplasmic, calcineurin-dependent 2, SYNPO <text:s/>- <text:s/>synaptopodin, RARA <text:s/>- <text:s/>retinoic acid receptor, alpha, RBL1 <text:s/>- <text:s/>retinoblastoma-like 1 (p107), RAI1 <text:s/>- <text:s/>retinoic acid induced 1, AZIN1 <text:s/>- <text:s/>antizyme inhibitor 1, GRIN2A <text:s/>- <text:s/>glutamate receptor, ionotropic, n-methyl d-aspartate 2a, C15orf62 <text:s/>- <text:s/>chromosome 15 open reading frame 62, TGFB1 <text:s/>- <text:s/>transforming growth factor, beta 1, HDAC7 <text:s/>- <text:s/>histone deacetylase 7, DNMT3A <text:s/>- <text:s/>dna (cytosine-5-)-methyltransferase 3 alpha, IGFBP5 <text:s/>- <text:s/>insulin-like growth factor binding protein 5, FAM49B <text:s/>- <text:s/>family with sequence similarity 49, member b, GRIN2D <text:s/>- <text:s/>glutamate receptor, ionotropic, n-methyl d-aspartate 2d, BCL7A <text:s/>- <text:s/>b-cell cll/lymphoma 7a, GRINA <text:s/>- <text:s/>glutamate receptor, ionotropic, n-methyl d-aspartate-associated protein 1 (glutamate binding), MAFG <text:s/>- <text:s/>v-maf avian musculoaponeurotic fibrosarcoma oncogene homolog g, GPR114 <text:s/>- <text:s/>g protein-coupled receptor 114, CXCL2 <text:s/>- <text:s/>chemokine (c-x-c motif) ligand 2, CXCL1 <text:s/>- <text:s/>chemokine (c-x-c motif) ligand 1 (melanoma growth stimulating activity, alpha), BCL3 <text:s/>- <text:s/>b-cell cll/lymphoma 3, CABIN1 <text:s/>- <text:s/>calcineurin binding protein 1, NFAT5 <text:s/>- <text:s/>nuclear factor of activated t-cells 5, tonicity-responsive, IL27 <text:s/>- <text:s/>interleukin 27, KLF10 <text:s/>- <text:s/>kruppel-like factor 10, CXCL3 <text:s/>- <text:s/>chemokine (c-x-c motif) ligand 3, SMAD7 <text:s/>- <text:s/>smad family member 7, IL36G <text:s/>- <text:s/>interleukin 36, gamma, CPNE5 <text:s/>- <text:s/>copine v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83</text:p>
          </table:table-cell>
          <table:table-cell office:value-type="string" calcext:value-type="string">
            <text:p>regulation of response to stimulus</text:p>
          </table:table-cell>
          <table:table-cell office:value-type="float" office:value="0.00000000264" calcext:value-type="float">
            <text:p>2.64E-09</text:p>
          </table:table-cell>
          <table:table-cell office:value-type="float" office:value="0.00000626" calcext:value-type="float">
            <text:p>0.00000626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2860" calcext:value-type="float">
            <text:p>2860</text:p>
          </table:table-cell>
          <table:table-cell office:value-type="float" office:value="440" calcext:value-type="float">
            <text:p>4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BMP2K <text:s/>- <text:s/>bmp2 inducible kinase, G3BP1 <text:s/>- <text:s/>gtpase activating protein (sh3 domain) binding protein 1, EPS8L2 <text:s/>- <text:s/>eps8-like 2, BIRC3 <text:s/>- <text:s/>baculoviral iap repeat containing 3, PRRX1 <text:s/>- <text:s/>paired related homeobox 1, RPS6KA6 <text:s/>- <text:s/>ribosomal protein s6 kinase, 90kda, polypeptide 6, MAP3K8 <text:s/>- <text:s/>mitogen-activated protein kinase kinase kinase 8, RFX4 <text:s/>- <text:s/>regulatory factor x, 4 (influences hla class ii expression), SIN3A <text:s/>- <text:s/>sin3 transcription regulator family member a, VANGL2 <text:s/>- <text:s/>vangl planar cell polarity protein 2, ELMO1 <text:s/>- <text:s/>engulfment and cell motility 1, PRMT1 <text:s/>- <text:s/>protein arginine methyltransferase 1, CD74 <text:s/>- <text:s/>cd74 molecule, major histocompatibility complex, class ii invariant chain, REL <text:s/>- <text:s/>v-rel avian reticuloendotheliosis viral oncogene homolog, ING2 <text:s/>- <text:s/>inhibitor of growth family, member 2, LGALS1 <text:s/>- <text:s/>lectin, galactoside-binding, soluble, 1, SIRT2 <text:s/>- <text:s/>sirtuin 2, FGF18 <text:s/>- <text:s/>fibroblast growth factor 18, MAP3K11 <text:s/>- <text:s/>mitogen-activated protein kinase kinase kinase 11, P2RX3 <text:s/>- <text:s/>purinergic receptor p2x, ligand-gated ion channel, 3, SRGAP3 <text:s/>- <text:s/>slit-robo rho gtpase activating protein 3, FOXL1 <text:s/>- <text:s/>forkhead box l1, G3BP2 <text:s/>- <text:s/>gtpase activating protein (sh3 domain) binding protein 2, EDAR <text:s/>- <text:s/>ectodysplasin a receptor, APLF <text:s/>- <text:s/>aprataxin and pnkp like factor, WNT4 <text:s/>- <text:s/>wingless-type mmtv integration site family, member 4, BMP2 <text:s/>- <text:s/>bone morphogenetic protein 2, RHOBTB1 <text:s/>- <text:s/>rho-related btb domain containing 1, JPH4 <text:s/>- <text:s/>junctophilin 4, CXCL5 <text:s/>- <text:s/>chemokine (c-x-c motif) ligand 5, AKAP13 <text:s/>- <text:s/>a kinase (prka) anchor protein 13, CXCL6 <text:s/>- <text:s/>chemokine (c-x-c motif) ligand 6, RSPO1 <text:s/>- <text:s/>r-spondin 1, FGR <text:s/>- <text:s/>feline gardner-rasheed sarcoma viral oncogene homolog, MNT <text:s/>- <text:s/>mnt, max dimerization protein, IL6ST <text:s/>- <text:s/>interleukin 6 signal transducer (gp130, oncostatin m receptor), ITGA5 <text:s/>- <text:s/>integrin, alpha 5 (fibronectin receptor, alpha polypeptide), ARNTL <text:s/>- <text:s/>aryl hydrocarbon receptor nuclear translocator-like, RNF31 <text:s/>- <text:s/>ring finger protein 31, YOD1 <text:s/>- <text:s/>yod1 deubiquitinase, PSME2 <text:s/>- <text:s/>proteasome (prosome, macropain) activator subunit 2 (pa28 beta), PGLYRP2 <text:s/>- <text:s/>peptidoglycan recognition protein 2, GADD45B <text:s/>- <text:s/>growth arrest and dna-damage-inducible, beta, ITGAL <text:s/>- <text:s/>integrin, alpha l (antigen cd11a (p180), lymphocyte function-associated antigen 1; alpha polypeptide), UBD <text:s/>- <text:s/>ubiquitin d, TRIB1 <text:s/>- <text:s/>tribbles homolog 1 (drosophila), SUPT16H <text:s/>- <text:s/>suppressor of ty 16 homolog (s. cerevisiae), SQSTM1 <text:s/>- <text:s/>sequestosome 1, DAB2IP <text:s/>- <text:s/>dab2 interacting protein, EGR1 <text:s/>- <text:s/>early growth response 1, GLI1 <text:s/>- <text:s/>gli family zinc finger 1, ADAM8 <text:s/>- <text:s/>adam metallopeptidase domain 8, AP1S2 <text:s/>- <text:s/>adaptor-related protein complex 1, sigma 2 subunit, PTGS2 <text:s/>- <text:s/>prostaglandin-endoperoxide synthase 2 (prostaglandin g/h synthase and cyclooxygenase), RHOG <text:s/>- <text:s/>ras homolog family member g, CXCL10 <text:s/>- <text:s/>chemokine (c-x-c motif) ligand 10, SORBS1 <text:s/>- <text:s/>sorbin and sh3 domain containing 1, MFNG <text:s/>- <text:s/>mfng o-fucosylpeptide 3-beta-n-acetylglucosaminyltransferase, IRF1 <text:s/>- <text:s/>interferon regulatory factor 1, CDC37 <text:s/>- <text:s/>cell division cycle 37, PDE2A <text:s/>- <text:s/>phosphodiesterase 2a, cgmp-stimulated, TRAF2 <text:s/>- <text:s/>tnf receptor-associated factor 2, OPTN <text:s/>- <text:s/>optineurin, PDE4A <text:s/>- <text:s/>phosphodiesterase 4a, camp-specific, HCRTR1 <text:s/>- <text:s/>hypocretin (orexin) receptor 1, KREMEN2 <text:s/>- <text:s/>kringle containing transmembrane protein 2, SHE <text:s/>- <text:s/>src homology 2 domain containing e, SBNO2 <text:s/>- <text:s/>strawberry notch homolog 2 (drosophila), NEK6 <text:s/>- <text:s/>nima-related kinase 6, NLGN2 <text:s/>- <text:s/>neuroligin 2, PTPRS <text:s/>- <text:s/>protein tyrosine phosphatase, receptor type, s, TRIM67 <text:s/>- <text:s/>tripartite motif containing 67, CAMK2A <text:s/>- <text:s/>calcium/calmodulin-dependent protein kinase ii alpha, IL23A <text:s/>- <text:s/>interleukin 23, alpha subunit p19, WNT10B <text:s/>- <text:s/>wingless-type mmtv integration site family, member 10b, SH2B3 <text:s/>- <text:s/>sh2b adaptor protein 3, SH3KBP1 <text:s/>- <text:s/>sh3-domain kinase binding protein 1, CNOT2 <text:s/>- <text:s/>ccr4-not transcription complex, subunit 2, SCUBE3 <text:s/>- <text:s/>signal peptide, cub domain, egf-like 3, CTNNA2 <text:s/>- <text:s/>catenin (cadherin-associated protein), alpha 2, CHGA <text:s/>- <text:s/>chromogranin a (parathyroid secretory protein 1), PPAPDC1A <text:s/>- <text:s/>phosphatidic acid phosphatase type 2 domain containing 1a, CHI3L1 <text:s/>- <text:s/>chitinase 3-like 1 (cartilage glycoprotein-39), SIPA1L2 <text:s/>- <text:s/>signal-induced proliferation-associated 1 like 2, FBLN1 <text:s/>- <text:s/>fibulin 1, MAP4K2 <text:s/>- <text:s/>mitogen-activated protein kinase kinase kinase kinase 2, HMGXB4 <text:s/>- <text:s/>hmg box domain containing 4, CTSH <text:s/>- <text:s/>cathepsin h, DIXDC1 <text:s/>- <text:s/>dix domain containing 1, AKT2 <text:s/>- <text:s/>v-akt murine thymoma viral oncogene homolog 2, DUSP5 <text:s/>- <text:s/>dual specificity phosphatase 5, SKIL <text:s/>- <text:s/>ski-like oncogene, FRS2 <text:s/>- <text:s/>fibroblast growth factor receptor substrate 2, CACNB3 <text:s/>- <text:s/>calcium channel, voltage-dependent, beta 3 subunit, CCDC3 <text:s/>- <text:s/>coiled-coil domain containing 3, TRIB2 <text:s/>- <text:s/>tribbles homolog 2 (drosophila), GREM1 <text:s/>- <text:s/>gremlin 1, dan family bmp antagonist, NRG1 <text:s/>- <text:s/>neuregulin 1, MSX1 <text:s/>- <text:s/>msh homeobox 1, TNFAIP3 <text:s/>- <text:s/>tumor necrosis factor, alpha-induced protein 3, CYLD <text:s/>- <text:s/>cylindromatosis (turban tumor syndrome), DUSP2 <text:s/>- <text:s/>dual specificity phosphatase 2, STK4 <text:s/>- <text:s/>serine/threonine kinase 4, BCL6B <text:s/>- <text:s/>b-cell cll/lymphoma 6, member b, FFAR2 <text:s/>- <text:s/>free fatty acid receptor 2, RC3H2 <text:s/>- <text:s/>ring finger and ccch-type domains 2, RNF165 <text:s/>- <text:s/>ring finger protein 165, SHC1 <text:s/>- <text:s/>shc (src homology 2 domain containing) transforming protein 1, DLG4 <text:s/>- <text:s/>discs, large homolog 4 (drosophila), LRP1 <text:s/>- <text:s/>low density lipoprotein receptor-related protein 1, SHH <text:s/>- <text:s/>sonic hedgehog, LRP4 <text:s/>- <text:s/>low density lipoprotein receptor-related protein 4, STAT6 <text:s/>- <text:s/>signal transducer and activator of transcription 6, interleukin-4 induced, JAK1 <text:s/>- <text:s/>janus kinase 1, HRK <text:s/>- <text:s/>harakiri, bcl2 interacting protein (contains only bh3 domain), RASA2 <text:s/>- <text:s/>ras p21 protein activator 2, TNFSF14 <text:s/>- <text:s/>tumor necrosis factor (ligand) superfamily, member 14, NFATC2 <text:s/>- <text:s/>nuclear factor of activated t-cells, cytoplasmic, calcineurin-dependent 2, RARA <text:s/>- <text:s/>retinoic acid receptor, alpha, ZMIZ1 <text:s/>- <text:s/>zinc finger, miz-type containing 1, KCNK2 <text:s/>- <text:s/>potassium channel, subfamily k, member 2, CSF3 <text:s/>- <text:s/>colony stimulating factor 3 (granulocyte), TGFB1 <text:s/>- <text:s/>transforming growth factor, beta 1, HDAC7 <text:s/>- <text:s/>histone deacetylase 7, RIPK2 <text:s/>- <text:s/>receptor-interacting serine-threonine kinase 2, IGFBP5 <text:s/>- <text:s/>insulin-like growth factor binding protein 5, FAM49B <text:s/>- <text:s/>family with sequence similarity 49, member b, GRINA <text:s/>- <text:s/>glutamate receptor, ionotropic, n-methyl d-aspartate-associated protein 1 (glutamate binding), MYADM <text:s/>- <text:s/>myeloid-associated differentiation marker, CXCL2 <text:s/>- <text:s/>chemokine (c-x-c motif) ligand 2, BCL3 <text:s/>- <text:s/>b-cell cll/lymphoma 3, CXCL1 <text:s/>- <text:s/>chemokine (c-x-c motif) ligand 1 (melanoma growth stimulating activity, alpha), ARHGEF40 <text:s/>- <text:s/>rho guanine nucleotide exchange factor (gef) 40, GCSAM <text:s/>- <text:s/>germinal center-associated, signaling and motility, NFAT5 <text:s/>- <text:s/>nuclear factor of activated t-cells 5, tonicity-responsive, PRKCD <text:s/>- <text:s/>protein kinase c, delta, IL27 <text:s/>- <text:s/>interleukin 27, NUP153 <text:s/>- <text:s/>nucleoporin 153kda, PLEKHG2 <text:s/>- <text:s/>pleckstrin homology domain containing, family g (with rhogef domain) member 2, SHOC2 <text:s/>- <text:s/>soc-2 suppressor of clear homolog (c. elegans), SMAD7 <text:s/>- <text:s/>smad family member 7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165</text:p>
          </table:table-cell>
          <table:table-cell office:value-type="string" calcext:value-type="string">
            <text:p>signal transduction</text:p>
          </table:table-cell>
          <table:table-cell office:value-type="float" office:value="0.00000000381" calcext:value-type="float">
            <text:p>3.81E-09</text:p>
          </table:table-cell>
          <table:table-cell office:value-type="float" office:value="0.00000775" calcext:value-type="float">
            <text:p>0.00000775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3452" calcext:value-type="float">
            <text:p>3452</text:p>
          </table:table-cell>
          <table:table-cell office:value-type="float" office:value="440" calcext:value-type="float">
            <text:p>44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[TNFRSF9 <text:s/>- <text:s/>tumor necrosis factor receptor superfamily, member 9, ARFRP1 <text:s/>- <text:s/>adp-ribosylation factor related protein 1, SH3BP1 <text:s/>- <text:s/>sh3-domain binding protein 1, G3BP1 <text:s/>- <text:s/>gtpase activating protein (sh3 domain) binding protein 1, EPS8L2 <text:s/>- <text:s/>eps8-like 2, BIRC3 <text:s/>- <text:s/>baculoviral iap repeat containing 3, RPS6KA6 <text:s/>- <text:s/>ribosomal protein s6 kinase, 90kda, polypeptide 6, CD83 <text:s/>- <text:s/>cd83 molecule, MAP3K8 <text:s/>- <text:s/>mitogen-activated protein kinase kinase kinase 8, VANGL2 <text:s/>- <text:s/>vangl planar cell polarity protein 2, LINGO1 <text:s/>- <text:s/>leucine rich repeat and ig domain containing 1, CD70 <text:s/>- <text:s/>cd70 molecule, ELMO1 <text:s/>- <text:s/>engulfment and cell motility 1, PRMT1 <text:s/>- <text:s/>protein arginine methyltransferase 1, CD74 <text:s/>- <text:s/>cd74 molecule, major histocompatibility complex, class ii invariant chain, REL <text:s/>- <text:s/>v-rel avian reticuloendotheliosis viral oncogene homolog, PAK4 <text:s/>- <text:s/>p21 protein (cdc42/rac)-activated kinase 4, ING2 <text:s/>- <text:s/>inhibitor of growth family, member 2, LGALS1 <text:s/>- <text:s/>lectin, galactoside-binding, soluble, 1, FGF18 <text:s/>- <text:s/>fibroblast growth factor 18, SIRT2 <text:s/>- <text:s/>sirtuin 2, MAP3K11 <text:s/>- <text:s/>mitogen-activated protein kinase kinase kinase 11, P2RX3 <text:s/>- <text:s/>purinergic receptor p2x, ligand-gated ion channel, 3, EIF4EBP2 <text:s/>- <text:s/>eukaryotic translation initiation factor 4e binding protein 2, SRGAP3 <text:s/>- <text:s/>slit-robo rho gtpase activating protein 3, G3BP2 <text:s/>- <text:s/>gtpase activating protein (sh3 domain) binding protein 2, EDAR <text:s/>- <text:s/>ectodysplasin a receptor, SENP1 <text:s/>- <text:s/>sumo1/sentrin specific peptidase 1, SDC2 <text:s/>- <text:s/>syndecan 2, WNT4 <text:s/>- <text:s/>wingless-type mmtv integration site family, member 4, BMP2 <text:s/>- <text:s/>bone morphogenetic protein 2, CLEC1A <text:s/>- <text:s/>c-type lectin domain family 1, member a, RHOBTB1 <text:s/>- <text:s/>rho-related btb domain containing 1, RASSF4 <text:s/>- <text:s/>ras association (ralgds/af-6) domain family member 4, CXCL5 <text:s/>- <text:s/>chemokine (c-x-c motif) ligand 5, AKAP13 <text:s/>- <text:s/>a kinase (prka) anchor protein 13, CREB1 <text:s/>- <text:s/>camp responsive element binding protein 1, RSPO1 <text:s/>- <text:s/>r-spondin 1, CXCL6 <text:s/>- <text:s/>chemokine (c-x-c motif) ligand 6, FGR <text:s/>- <text:s/>feline gardner-rasheed sarcoma viral oncogene homolog, IL6ST <text:s/>- <text:s/>interleukin 6 signal transducer (gp130, oncostatin m receptor), ITGA5 <text:s/>- <text:s/>integrin, alpha 5 (fibronectin receptor, alpha polypeptide), PDE1B <text:s/>- <text:s/>phosphodiesterase 1b, calmodulin-dependent, RNF31 <text:s/>- <text:s/>ring finger protein 31, YOD1 <text:s/>- <text:s/>yod1 deubiquitinase, PSME2 <text:s/>- <text:s/>proteasome (prosome, macropain) activator subunit 2 (pa28 beta), FGF13 <text:s/>- <text:s/>fibroblast growth factor 13, PGLYRP2 <text:s/>- <text:s/>peptidoglycan recognition protein 2, ITGAL <text:s/>- <text:s/>integrin, alpha l (antigen cd11a (p180), lymphocyte function-associated antigen 1; alpha polypeptide), TRIB1 <text:s/>- <text:s/>tribbles homolog 1 (drosophila), GLRA2 <text:s/>- <text:s/>glycine receptor, alpha 2, SQSTM1 <text:s/>- <text:s/>sequestosome 1, EGR1 <text:s/>- <text:s/>early growth response 1, GLI1 <text:s/>- <text:s/>gli family zinc finger 1, DAB2IP <text:s/>- <text:s/>dab2 interacting protein, ITGB8 <text:s/>- <text:s/>integrin, beta 8, ADAM8 <text:s/>- <text:s/>adam metallopeptidase domain 8, ARF5 <text:s/>- <text:s/>adp-ribosylation factor 5, FAM65A <text:s/>- <text:s/>family with sequence similarity 65, member a, DEDD <text:s/>- <text:s/>death effector domain containing, RHOG <text:s/>- <text:s/>ras homolog family member g, EPHA6 <text:s/>- <text:s/>eph receptor a6, RND1 <text:s/>- <text:s/>rho family gtpase 1, PLXNB2 <text:s/>- <text:s/>plexin b2, CDKN1B <text:s/>- <text:s/>cyclin-dependent kinase inhibitor 1b (p27, kip1), CXCL10 <text:s/>- <text:s/>chemokine (c-x-c motif) ligand 10, LCP1 <text:s/>- <text:s/>lymphocyte cytosolic protein 1 (l-plastin), SORBS1 <text:s/>- <text:s/>sorbin and sh3 domain containing 1, RRP8 <text:s/>- <text:s/>ribosomal rna processing 8, methyltransferase, homolog (yeast), PDE2A <text:s/>- <text:s/>phosphodiesterase 2a, cgmp-stimulated, CDC37 <text:s/>- <text:s/>cell division cycle 37, IRF1 <text:s/>- <text:s/>interferon regulatory factor 1, TRAF2 <text:s/>- <text:s/>tnf receptor-associated factor 2, RAB38 <text:s/>- <text:s/>rab38, member ras oncogene family, RCC2 <text:s/>- <text:s/>regulator of chromosome condensation 2, COL16A1 <text:s/>- <text:s/>collagen, type xvi, alpha 1, OPTN <text:s/>- <text:s/>optineurin, PDE4A <text:s/>- <text:s/>phosphodiesterase 4a, camp-specific, HCRTR1 <text:s/>- <text:s/>hypocretin (orexin) receptor 1, KREMEN2 <text:s/>- <text:s/>kringle containing transmembrane protein 2, ATP2A1 <text:s/>- <text:s/>atpase, ca++ transporting, cardiac muscle, fast twitch 1, SHE <text:s/>- <text:s/>src homology 2 domain containing e, NEK6 <text:s/>- <text:s/>nima-related kinase 6, GNL1 <text:s/>- <text:s/>guanine nucleotide binding protein-like 1, ATP1B1 <text:s/>- <text:s/>atpase, na+/k+ transporting, beta 1 polypeptide, CAMK2A <text:s/>- <text:s/>calcium/calmodulin-dependent protein kinase ii alpha, SEMA4A <text:s/>- <text:s/>sema domain, immunoglobulin domain (ig), transmembrane domain (tm) and short cytoplasmic domain, (semaphorin) 4a, WNT10B <text:s/>- <text:s/>wingless-type mmtv integration site family, member 10b, SH2B3 <text:s/>- <text:s/>sh2b adaptor protein 3, TLE4 <text:s/>- <text:s/>transducin-like enhancer of split 4 (e(sp1) homolog, drosophila), CNOT2 <text:s/>- <text:s/>ccr4-not transcription complex, subunit 2, CHGA <text:s/>- <text:s/>chromogranin a (parathyroid secretory protein 1), SCUBE3 <text:s/>- <text:s/>signal peptide, cub domain, egf-like 3, PPAPDC1A <text:s/>- <text:s/>phosphatidic acid phosphatase type 2 domain containing 1a, KCNH8 <text:s/>- <text:s/>potassium voltage-gated channel, subfamily h (eag-related), member 8, MAP4K2 <text:s/>- <text:s/>mitogen-activated protein kinase kinase kinase kinase 2, HMGXB4 <text:s/>- <text:s/>hmg box domain containing 4, CTSH <text:s/>- <text:s/>cathepsin h, DIXDC1 <text:s/>- <text:s/>dix domain containing 1, AKT2 <text:s/>- <text:s/>v-akt murine thymoma viral oncogene homolog 2, UNC119 <text:s/>- <text:s/>unc-119 homolog (c. elegans), PDZD3 <text:s/>- <text:s/>pdz domain containing 3, SKIL <text:s/>- <text:s/>ski-like oncogene, GNB1L <text:s/>- <text:s/>guanine nucleotide binding protein (g protein), beta polypeptide 1-like, DUSP5 <text:s/>- <text:s/>dual specificity phosphatase 5, FRS2 <text:s/>- <text:s/>fibroblast growth factor receptor substrate 2, NFKB2 <text:s/>- <text:s/>nuclear factor of kappa light polypeptide gene enhancer in b-cells 2 (p49/p100), VIPR1 <text:s/>- <text:s/>vasoactive intestinal peptide receptor 1, CACNB3 <text:s/>- <text:s/>calcium channel, voltage-dependent, beta 3 subunit, NFKBIB <text:s/>- <text:s/>nuclear factor of kappa light polypeptide gene enhancer in b-cells inhibitor, beta, CAMKK1 <text:s/>- <text:s/>calcium/calmodulin-dependent protein kinase kinase 1, alpha, GREM1 <text:s/>- <text:s/>gremlin 1, dan family bmp antagonist, NRG1 <text:s/>- <text:s/>neuregulin 1, TNFAIP3 <text:s/>- <text:s/>tumor necrosis factor, alpha-induced protein 3, MSX1 <text:s/>- <text:s/>msh homeobox 1, CYLD <text:s/>- <text:s/>cylindromatosis (turban tumor syndrome), CALCB <text:s/>- <text:s/>calcitonin-related polypeptide beta, STK4 <text:s/>- <text:s/>serine/threonine kinase 4, RALGDS <text:s/>- <text:s/>ral guanine nucleotide dissociation stimulator, FFAR2 <text:s/>- <text:s/>free fatty acid receptor 2, HPCA <text:s/>- <text:s/>hippocalcin, KCNA1 <text:s/>- <text:s/>potassium voltage-gated channel, shaker-related subfamily, member 1 (episodic ataxia with myokymia), SHC1 <text:s/>- <text:s/>shc (src homology 2 domain containing) transforming protein 1, DLG4 <text:s/>- <text:s/>discs, large homolog 4 (drosophila), RANGAP1 <text:s/>- <text:s/>ran gtpase activating protein 1, BAI2 <text:s/>- <text:s/>brain-specific angiogenesis inhibitor 2, SHH <text:s/>- <text:s/>sonic hedgehog, LRP1 <text:s/>- <text:s/>low density lipoprotein receptor-related protein 1, PI4KB <text:s/>- <text:s/>phosphatidylinositol 4-kinase, catalytic, beta, WNT10A <text:s/>- <text:s/>wingless-type mmtv integration site family, member 10a, STAT6 <text:s/>- <text:s/>signal transducer and activator of transcription 6, interleukin-4 induced, HOXB9 <text:s/>- <text:s/>homeobox b9, LRP4 <text:s/>- <text:s/>low density lipoprotein receptor-related protein 4, TNFRSF4 <text:s/>- <text:s/>tumor necrosis factor receptor superfamily, member 4, RARB <text:s/>- <text:s/>retinoic acid receptor, beta, CAMK1G <text:s/>- <text:s/>calcium/calmodulin-dependent protein kinase ig, JAK1 <text:s/>- <text:s/>janus kinase 1, RASA2 <text:s/>- <text:s/>ras p21 protein activator 2, TNFSF14 <text:s/>- <text:s/>tumor necrosis factor (ligand) superfamily, member 14, NFATC2 <text:s/>- <text:s/>nuclear factor of activated t-cells, cytoplasmic, calcineurin-dependent 2, RARA <text:s/>- <text:s/>retinoic acid receptor, alpha, GRIN2A <text:s/>- <text:s/>glutamate receptor, ionotropic, n-methyl d-aspartate 2a, C15orf62 <text:s/>- <text:s/>chromosome 15 open reading frame 62, CSF3 <text:s/>- <text:s/>colony stimulating factor 3 (granulocyte), KCNK2 <text:s/>- <text:s/>potassium channel, subfamily k, member 2, RAPGEF3 <text:s/>- <text:s/>rap guanine nucleotide exchange factor (gef) 3, TGFB1 <text:s/>- <text:s/>transforming growth factor, beta 1, RIPK2 <text:s/>- <text:s/>receptor-interacting serine-threonine kinase 2, IGFBP5 <text:s/>- <text:s/>insulin-like growth factor binding protein 5, GRIN2D <text:s/>- <text:s/>glutamate receptor, ionotropic, n-methyl d-aspartate 2d, GPR114 <text:s/>- <text:s/>g protein-coupled receptor 114, CXCL2 <text:s/>- <text:s/>chemokine (c-x-c motif) ligand 2, BCL3 <text:s/>- <text:s/>b-cell cll/lymphoma 3, CXCL1 <text:s/>- <text:s/>chemokine (c-x-c motif) ligand 1 (melanoma growth stimulating activity, alpha), CABIN1 <text:s/>- <text:s/>calcineurin binding protein 1, PRKCD <text:s/>- <text:s/>protein kinase c, delta, NFAT5 <text:s/>- <text:s/>nuclear factor of activated t-cells 5, tonicity-responsive, KLF10 <text:s/>- <text:s/>kruppel-like factor 10, RRAD <text:s/>- <text:s/>ras-related associated with diabetes, SHOC2 <text:s/>- <text:s/>soc-2 suppressor of clear homolog (c. elegans), CXCL3 <text:s/>- <text:s/>chemokine (c-x-c motif) ligand 3, SMAD7 <text:s/>- <text:s/>smad family member 7, IL36G <text:s/>- <text:s/>interleukin 36, gamm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026</text:p>
          </table:table-cell>
          <table:table-cell office:value-type="string" calcext:value-type="string">
            <text:p>regulation of multicellular organismal development</text:p>
          </table:table-cell>
          <table:table-cell office:value-type="float" office:value="0.00000000488" calcext:value-type="float">
            <text:p>4.88E-09</text:p>
          </table:table-cell>
          <table:table-cell office:value-type="float" office:value="0.00000869" calcext:value-type="float">
            <text:p>0.00000869</text:p>
          </table:table-cell>
          <table:table-cell office:value-type="float" office:value="1.9" calcext:value-type="float">
            <text:p>1.9</text:p>
          </table:table-cell>
          <table:table-cell office:value-type="float" office:value="13954" calcext:value-type="float">
            <text:p>13954</text:p>
          </table:table-cell>
          <table:table-cell office:value-type="float" office:value="1382" calcext:value-type="float">
            <text:p>1382</text:p>
          </table:table-cell>
          <table:table-cell office:value-type="float" office:value="440" calcext:value-type="float">
            <text:p>44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BMP2K <text:s/>- <text:s/>bmp2 inducible kinase, PRRX1 <text:s/>- <text:s/>paired related homeobox 1, RPS6KA6 <text:s/>- <text:s/>ribosomal protein s6 kinase, 90kda, polypeptide 6, CD83 <text:s/>- <text:s/>cd83 molecule, NLGN2 <text:s/>- <text:s/>neuroligin 2, RFX4 <text:s/>- <text:s/>regulatory factor x, 4 (influences hla class ii expression), TRIM67 <text:s/>- <text:s/>tripartite motif containing 67, PTPRS <text:s/>- <text:s/>protein tyrosine phosphatase, receptor type, s, VANGL2 <text:s/>- <text:s/>vangl planar cell polarity protein 2, LINGO1 <text:s/>- <text:s/>leucine rich repeat and ig domain containing 1, IL23A <text:s/>- <text:s/>interleukin 23, alpha subunit p19, ATP11C <text:s/>- <text:s/>atpase, class vi, type 11c, WNT10B <text:s/>- <text:s/>wingless-type mmtv integration site family, member 10b, SEMA4A <text:s/>- <text:s/>sema domain, immunoglobulin domain (ig), transmembrane domain (tm) and short cytoplasmic domain, (semaphorin) 4a, PRMT1 <text:s/>- <text:s/>protein arginine methyltransferase 1, CD74 <text:s/>- <text:s/>cd74 molecule, major histocompatibility complex, class ii invariant chain, BCOR <text:s/>- <text:s/>bcl6 corepressor, LGALS1 <text:s/>- <text:s/>lectin, galactoside-binding, soluble, 1, SIRT2 <text:s/>- <text:s/>sirtuin 2, FGF18 <text:s/>- <text:s/>fibroblast growth factor 18, CHI3L1 <text:s/>- <text:s/>chitinase 3-like 1 (cartilage glycoprotein-39), CEND1 <text:s/>- <text:s/>cell cycle exit and neuronal differentiation 1, CTSH <text:s/>- <text:s/>cathepsin h, DIXDC1 <text:s/>- <text:s/>dix domain containing 1, SKIL <text:s/>- <text:s/>ski-like oncogene, FRS2 <text:s/>- <text:s/>fibroblast growth factor receptor substrate 2, APLF <text:s/>- <text:s/>aprataxin and pnkp like factor, SENP1 <text:s/>- <text:s/>sumo1/sentrin specific peptidase 1, GREM1 <text:s/>- <text:s/>gremlin 1, dan family bmp antagonist, SDC2 <text:s/>- <text:s/>syndecan 2, WNT4 <text:s/>- <text:s/>wingless-type mmtv integration site family, member 4, NRG1 <text:s/>- <text:s/>neuregulin 1, BMP2 <text:s/>- <text:s/>bone morphogenetic protein 2, TNFAIP3 <text:s/>- <text:s/>tumor necrosis factor, alpha-induced protein 3, MSX1 <text:s/>- <text:s/>msh homeobox 1, CREB1 <text:s/>- <text:s/>camp responsive element binding protein 1, CYLD <text:s/>- <text:s/>cylindromatosis (turban tumor syndrome), IL6ST <text:s/>- <text:s/>interleukin 6 signal transducer (gp130, oncostatin m receptor), STK4 <text:s/>- <text:s/>serine/threonine kinase 4, ACIN1 <text:s/>- <text:s/>apoptotic chromatin condensation inducer 1, ITGA5 <text:s/>- <text:s/>integrin, alpha 5 (fibronectin receptor, alpha polypeptide), ARNTL <text:s/>- <text:s/>aryl hydrocarbon receptor nuclear translocator-like, PGLYRP2 <text:s/>- <text:s/>peptidoglycan recognition protein 2, FGF13 <text:s/>- <text:s/>fibroblast growth factor 13, PSME2 <text:s/>- <text:s/>proteasome (prosome, macropain) activator subunit 2 (pa28 beta), BAI2 <text:s/>- <text:s/>brain-specific angiogenesis inhibitor 2, SHH <text:s/>- <text:s/>sonic hedgehog, LRP1 <text:s/>- <text:s/>low density lipoprotein receptor-related protein 1, TRIB1 <text:s/>- <text:s/>tribbles homolog 1 (drosophila), WNT10A <text:s/>- <text:s/>wingless-type mmtv integration site family, member 10a, SP6 <text:s/>- <text:s/>sp6 transcription factor, LRP4 <text:s/>- <text:s/>low density lipoprotein receptor-related protein 4, STAT6 <text:s/>- <text:s/>signal transducer and activator of transcription 6, interleukin-4 induced, DAB2IP <text:s/>- <text:s/>dab2 interacting protein, EGR1 <text:s/>- <text:s/>early growth response 1, GLI1 <text:s/>- <text:s/>gli family zinc finger 1, RARB <text:s/>- <text:s/>retinoic acid receptor, beta, IKZF3 <text:s/>- <text:s/>ikaros family zinc finger 3 (aiolos), JAK1 <text:s/>- <text:s/>janus kinase 1, ZBTB7B <text:s/>- <text:s/>zinc finger and btb domain containing 7b, ADAM8 <text:s/>- <text:s/>adam metallopeptidase domain 8, PTGS2 <text:s/>- <text:s/>prostaglandin-endoperoxide synthase 2 (prostaglandin g/h synthase and cyclooxygenase), ZMIZ1 <text:s/>- <text:s/>zinc finger, miz-type containing 1, RARA <text:s/>- <text:s/>retinoic acid receptor, alpha, PKDCC <text:s/>- <text:s/>protein kinase domain containing, cytoplasmic, CSF3 <text:s/>- <text:s/>colony stimulating factor 3 (granulocyte), KCNK2 <text:s/>- <text:s/>potassium channel, subfamily k, member 2, RAPGEF3 <text:s/>- <text:s/>rap guanine nucleotide exchange factor (gef) 3, TGFB1 <text:s/>- <text:s/>transforming growth factor, beta 1, PLXNB2 <text:s/>- <text:s/>plexin b2, HDAC7 <text:s/>- <text:s/>histone deacetylase 7, RIPK2 <text:s/>- <text:s/>receptor-interacting serine-threonine kinase 2, CDKN1B <text:s/>- <text:s/>cyclin-dependent kinase inhibitor 1b (p27, kip1), CXCL10 <text:s/>- <text:s/>chemokine (c-x-c motif) ligand 10, COL5A1 <text:s/>- <text:s/>collagen, type v, alpha 1, MAFG <text:s/>- <text:s/>v-maf avian musculoaponeurotic fibrosarcoma oncogene homolog g, MYADM <text:s/>- <text:s/>myeloid-associated differentiation marker, IRF1 <text:s/>- <text:s/>interferon regulatory factor 1, IL27 <text:s/>- <text:s/>interleukin 27, KLF10 <text:s/>- <text:s/>kruppel-like factor 10, SMAD7 <text:s/>- <text:s/>smad family member 7, MMD <text:s/>- <text:s/>monocyte to macrophage differentiation-associated, CPNE5 <text:s/>- <text:s/>copine v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3</text:p>
          </table:table-cell>
          <table:table-cell office:value-type="string" calcext:value-type="string">
            <text:p>regulation of developmental process</text:p>
          </table:table-cell>
          <table:table-cell office:value-type="float" office:value="0.00000000564" calcext:value-type="float">
            <text:p>5.64E-09</text:p>
          </table:table-cell>
          <table:table-cell office:value-type="float" office:value="0.00000892" calcext:value-type="float">
            <text:p>0.00000892</text:p>
          </table:table-cell>
          <table:table-cell office:value-type="float" office:value="1.76" calcext:value-type="float">
            <text:p>1.76</text:p>
          </table:table-cell>
          <table:table-cell office:value-type="float" office:value="13954" calcext:value-type="float">
            <text:p>13954</text:p>
          </table:table-cell>
          <table:table-cell office:value-type="float" office:value="1824" calcext:value-type="float">
            <text:p>1824</text:p>
          </table:table-cell>
          <table:table-cell office:value-type="float" office:value="440" calcext:value-type="float">
            <text:p>4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BMP2K <text:s/>- <text:s/>bmp2 inducible kinase, PRRX1 <text:s/>- <text:s/>paired related homeobox 1, RPS6KA6 <text:s/>- <text:s/>ribosomal protein s6 kinase, 90kda, polypeptide 6, CD83 <text:s/>- <text:s/>cd83 molecule, RFX4 <text:s/>- <text:s/>regulatory factor x, 4 (influences hla class ii expression), VANGL2 <text:s/>- <text:s/>vangl planar cell polarity protein 2, LINGO1 <text:s/>- <text:s/>leucine rich repeat and ig domain containing 1, ATP11C <text:s/>- <text:s/>atpase, class vi, type 11c, PRMT1 <text:s/>- <text:s/>protein arginine methyltransferase 1, BCOR <text:s/>- <text:s/>bcl6 corepressor, CD74 <text:s/>- <text:s/>cd74 molecule, major histocompatibility complex, class ii invariant chain, ING2 <text:s/>- <text:s/>inhibitor of growth family, member 2, LGALS1 <text:s/>- <text:s/>lectin, galactoside-binding, soluble, 1, SIRT2 <text:s/>- <text:s/>sirtuin 2, FGF18 <text:s/>- <text:s/>fibroblast growth factor 18, CEND1 <text:s/>- <text:s/>cell cycle exit and neuronal differentiation 1, APLF <text:s/>- <text:s/>aprataxin and pnkp like factor, SENP1 <text:s/>- <text:s/>sumo1/sentrin specific peptidase 1, SDC2 <text:s/>- <text:s/>syndecan 2, BMP2 <text:s/>- <text:s/>bone morphogenetic protein 2, WNT4 <text:s/>- <text:s/>wingless-type mmtv integration site family, member 4, AKAP13 <text:s/>- <text:s/>a kinase (prka) anchor protein 13, CREB1 <text:s/>- <text:s/>camp responsive element binding protein 1, FGR <text:s/>- <text:s/>feline gardner-rasheed sarcoma viral oncogene homolog, IL6ST <text:s/>- <text:s/>interleukin 6 signal transducer (gp130, oncostatin m receptor), ACIN1 <text:s/>- <text:s/>apoptotic chromatin condensation inducer 1, ARNTL <text:s/>- <text:s/>aryl hydrocarbon receptor nuclear translocator-like, ITGA5 <text:s/>- <text:s/>integrin, alpha 5 (fibronectin receptor, alpha polypeptide), PSME2 <text:s/>- <text:s/>proteasome (prosome, macropain) activator subunit 2 (pa28 beta), FGF13 <text:s/>- <text:s/>fibroblast growth factor 13, PGLYRP2 <text:s/>- <text:s/>peptidoglycan recognition protein 2, TRIB1 <text:s/>- <text:s/>tribbles homolog 1 (drosophila), FMNL1 <text:s/>- <text:s/>formin-like 1, EGR1 <text:s/>- <text:s/>early growth response 1, GLI1 <text:s/>- <text:s/>gli family zinc finger 1, DAB2IP <text:s/>- <text:s/>dab2 interacting protein, ADAM8 <text:s/>- <text:s/>adam metallopeptidase domain 8, ZBTB7B <text:s/>- <text:s/>zinc finger and btb domain containing 7b, PTGS2 <text:s/>- <text:s/>prostaglandin-endoperoxide synthase 2 (prostaglandin g/h synthase and cyclooxygenase), PLXNB2 <text:s/>- <text:s/>plexin b2, CDKN1B <text:s/>- <text:s/>cyclin-dependent kinase inhibitor 1b (p27, kip1), CXCL10 <text:s/>- <text:s/>chemokine (c-x-c motif) ligand 10, COL5A1 <text:s/>- <text:s/>collagen, type v, alpha 1, IRF1 <text:s/>- <text:s/>interferon regulatory factor 1, RCC2 <text:s/>- <text:s/>regulator of chromosome condensation 2, NEK6 <text:s/>- <text:s/>nima-related kinase 6, NLGN2 <text:s/>- <text:s/>neuroligin 2, TRIM67 <text:s/>- <text:s/>tripartite motif containing 67, PTPRS <text:s/>- <text:s/>protein tyrosine phosphatase, receptor type, s, WNT10B <text:s/>- <text:s/>wingless-type mmtv integration site family, member 10b, SEMA4A <text:s/>- <text:s/>sema domain, immunoglobulin domain (ig), transmembrane domain (tm) and short cytoplasmic domain, (semaphorin) 4a, IL23A <text:s/>- <text:s/>interleukin 23, alpha subunit p19, SH3KBP1 <text:s/>- <text:s/>sh3-domain kinase binding protein 1, CNOT2 <text:s/>- <text:s/>ccr4-not transcription complex, subunit 2, CTNNA2 <text:s/>- <text:s/>catenin (cadherin-associated protein), alpha 2, CHI3L1 <text:s/>- <text:s/>chitinase 3-like 1 (cartilage glycoprotein-39), FBLN1 <text:s/>- <text:s/>fibulin 1, CTSH <text:s/>- <text:s/>cathepsin h, DIXDC1 <text:s/>- <text:s/>dix domain containing 1, SKIL <text:s/>- <text:s/>ski-like oncogene, FRS2 <text:s/>- <text:s/>fibroblast growth factor receptor substrate 2, CCDC3 <text:s/>- <text:s/>coiled-coil domain containing 3, TRIB2 <text:s/>- <text:s/>tribbles homolog 2 (drosophila), GREM1 <text:s/>- <text:s/>gremlin 1, dan family bmp antagonist, NRG1 <text:s/>- <text:s/>neuregulin 1, TNFAIP3 <text:s/>- <text:s/>tumor necrosis factor, alpha-induced protein 3, MSX1 <text:s/>- <text:s/>msh homeobox 1, CYLD <text:s/>- <text:s/>cylindromatosis (turban tumor syndrome), STK4 <text:s/>- <text:s/>serine/threonine kinase 4, BAI2 <text:s/>- <text:s/>brain-specific angiogenesis inhibitor 2, SHH <text:s/>- <text:s/>sonic hedgehog, LRP1 <text:s/>- <text:s/>low density lipoprotein receptor-related protein 1, WNT10A <text:s/>- <text:s/>wingless-type mmtv integration site family, member 10a, SP6 <text:s/>- <text:s/>sp6 transcription factor, STAT6 <text:s/>- <text:s/>signal transducer and activator of transcription 6, interleukin-4 induced, LRP4 <text:s/>- <text:s/>low density lipoprotein receptor-related protein 4, RARB <text:s/>- <text:s/>retinoic acid receptor, beta, IKZF3 <text:s/>- <text:s/>ikaros family zinc finger 3 (aiolos), JAK1 <text:s/>- <text:s/>janus kinase 1, TNFSF14 <text:s/>- <text:s/>tumor necrosis factor (ligand) superfamily, member 14, NFATC2 <text:s/>- <text:s/>nuclear factor of activated t-cells, cytoplasmic, calcineurin-dependent 2, AAMDC <text:s/>- <text:s/>adipogenesis associated, mth938 domain containing, RARA <text:s/>- <text:s/>retinoic acid receptor, alpha, ZMIZ1 <text:s/>- <text:s/>zinc finger, miz-type containing 1, RAI1 <text:s/>- <text:s/>retinoic acid induced 1, C15orf62 <text:s/>- <text:s/>chromosome 15 open reading frame 62, CSF3 <text:s/>- <text:s/>colony stimulating factor 3 (granulocyte), PKDCC <text:s/>- <text:s/>protein kinase domain containing, cytoplasmic, KCNK2 <text:s/>- <text:s/>potassium channel, subfamily k, member 2, RAPGEF3 <text:s/>- <text:s/>rap guanine nucleotide exchange factor (gef) 3, TGFB1 <text:s/>- <text:s/>transforming growth factor, beta 1, RIPK2 <text:s/>- <text:s/>receptor-interacting serine-threonine kinase 2, HDAC7 <text:s/>- <text:s/>histone deacetylase 7, IGFBP5 <text:s/>- <text:s/>insulin-like growth factor binding protein 5, MAFG <text:s/>- <text:s/>v-maf avian musculoaponeurotic fibrosarcoma oncogene homolog g, MYADM <text:s/>- <text:s/>myeloid-associated differentiation marker, IL27 <text:s/>- <text:s/>interleukin 27, KLF10 <text:s/>- <text:s/>kruppel-like factor 10, SMAD7 <text:s/>- <text:s/>smad family member 7, CPNE5 <text:s/>- <text:s/>copine v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3051</text:p>
          </table:table-cell>
          <table:table-cell office:value-type="string" calcext:value-type="string">
            <text:p>regulation of signaling</text:p>
          </table:table-cell>
          <table:table-cell office:value-type="float" office:value="0.00000000608" calcext:value-type="float">
            <text:p>6.08E-09</text:p>
          </table:table-cell>
          <table:table-cell office:value-type="float" office:value="0.00000866" calcext:value-type="float">
            <text:p>0.00000866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2547" calcext:value-type="float">
            <text:p>2547</text:p>
          </table:table-cell>
          <table:table-cell office:value-type="float" office:value="440" calcext:value-type="float">
            <text:p>44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BMP2K <text:s/>- <text:s/>bmp2 inducible kinase, G3BP1 <text:s/>- <text:s/>gtpase activating protein (sh3 domain) binding protein 1, PNKD <text:s/>- <text:s/>paroxysmal nonkinesigenic dyskinesia, EPS8L2 <text:s/>- <text:s/>eps8-like 2, BIRC3 <text:s/>- <text:s/>baculoviral iap repeat containing 3, PRRX1 <text:s/>- <text:s/>paired related homeobox 1, RPS6KA6 <text:s/>- <text:s/>ribosomal protein s6 kinase, 90kda, polypeptide 6, MAP3K8 <text:s/>- <text:s/>mitogen-activated protein kinase kinase kinase 8, RFX4 <text:s/>- <text:s/>regulatory factor x, 4 (influences hla class ii expression), VANGL2 <text:s/>- <text:s/>vangl planar cell polarity protein 2, PRMT1 <text:s/>- <text:s/>protein arginine methyltransferase 1, CD74 <text:s/>- <text:s/>cd74 molecule, major histocompatibility complex, class ii invariant chain, REL <text:s/>- <text:s/>v-rel avian reticuloendotheliosis viral oncogene homolog, ING2 <text:s/>- <text:s/>inhibitor of growth family, member 2, LGALS1 <text:s/>- <text:s/>lectin, galactoside-binding, soluble, 1, FGF18 <text:s/>- <text:s/>fibroblast growth factor 18, MAP3K11 <text:s/>- <text:s/>mitogen-activated protein kinase kinase kinase 11, P2RX3 <text:s/>- <text:s/>purinergic receptor p2x, ligand-gated ion channel, 3, EIF4EBP2 <text:s/>- <text:s/>eukaryotic translation initiation factor 4e binding protein 2, SRGAP3 <text:s/>- <text:s/>slit-robo rho gtpase activating protein 3, FOXL1 <text:s/>- <text:s/>forkhead box l1, G3BP2 <text:s/>- <text:s/>gtpase activating protein (sh3 domain) binding protein 2, EDAR <text:s/>- <text:s/>ectodysplasin a receptor, PPFIA3 <text:s/>- <text:s/>protein tyrosine phosphatase, receptor type, f polypeptide (ptprf), interacting protein (liprin), alpha 3, WNT4 <text:s/>- <text:s/>wingless-type mmtv integration site family, member 4, BMP2 <text:s/>- <text:s/>bone morphogenetic protein 2, RHOBTB1 <text:s/>- <text:s/>rho-related btb domain containing 1, JPH4 <text:s/>- <text:s/>junctophilin 4, AKAP13 <text:s/>- <text:s/>a kinase (prka) anchor protein 13, CREB1 <text:s/>- <text:s/>camp responsive element binding protein 1, RSPO1 <text:s/>- <text:s/>r-spondin 1, FGR <text:s/>- <text:s/>feline gardner-rasheed sarcoma viral oncogene homolog, MNT <text:s/>- <text:s/>mnt, max dimerization protein, IL6ST <text:s/>- <text:s/>interleukin 6 signal transducer (gp130, oncostatin m receptor), ITGA5 <text:s/>- <text:s/>integrin, alpha 5 (fibronectin receptor, alpha polypeptide), ARNTL <text:s/>- <text:s/>aryl hydrocarbon receptor nuclear translocator-like, RNF31 <text:s/>- <text:s/>ring finger protein 31, PSME2 <text:s/>- <text:s/>proteasome (prosome, macropain) activator subunit 2 (pa28 beta), GADD45B <text:s/>- <text:s/>growth arrest and dna-damage-inducible, beta, UBD <text:s/>- <text:s/>ubiquitin d, TRIB1 <text:s/>- <text:s/>tribbles homolog 1 (drosophila), SUPT16H <text:s/>- <text:s/>suppressor of ty 16 homolog (s. cerevisiae), SQSTM1 <text:s/>- <text:s/>sequestosome 1, DAB2IP <text:s/>- <text:s/>dab2 interacting protein, EGR1 <text:s/>- <text:s/>early growth response 1, GLI1 <text:s/>- <text:s/>gli family zinc finger 1, ADAM8 <text:s/>- <text:s/>adam metallopeptidase domain 8, PTGS2 <text:s/>- <text:s/>prostaglandin-endoperoxide synthase 2 (prostaglandin g/h synthase and cyclooxygenase), RHOG <text:s/>- <text:s/>ras homolog family member g, CXCL10 <text:s/>- <text:s/>chemokine (c-x-c motif) ligand 10, SORBS1 <text:s/>- <text:s/>sorbin and sh3 domain containing 1, MFNG <text:s/>- <text:s/>mfng o-fucosylpeptide 3-beta-n-acetylglucosaminyltransferase, IRF1 <text:s/>- <text:s/>interferon regulatory factor 1, CDC37 <text:s/>- <text:s/>cell division cycle 37, TRAF2 <text:s/>- <text:s/>tnf receptor-associated factor 2, OPTN <text:s/>- <text:s/>optineurin, PDE4A <text:s/>- <text:s/>phosphodiesterase 4a, camp-specific, HCRTR1 <text:s/>- <text:s/>hypocretin (orexin) receptor 1, ATP2A1 <text:s/>- <text:s/>atpase, ca++ transporting, cardiac muscle, fast twitch 1, KREMEN2 <text:s/>- <text:s/>kringle containing transmembrane protein 2, SHE <text:s/>- <text:s/>src homology 2 domain containing e, NEK6 <text:s/>- <text:s/>nima-related kinase 6, NLGN2 <text:s/>- <text:s/>neuroligin 2, PTPRS <text:s/>- <text:s/>protein tyrosine phosphatase, receptor type, s, TRIM67 <text:s/>- <text:s/>tripartite motif containing 67, CAMK2A <text:s/>- <text:s/>calcium/calmodulin-dependent protein kinase ii alpha, ATP1B1 <text:s/>- <text:s/>atpase, na+/k+ transporting, beta 1 polypeptide, IL23A <text:s/>- <text:s/>interleukin 23, alpha subunit p19, WNT10B <text:s/>- <text:s/>wingless-type mmtv integration site family, member 10b, SH2B3 <text:s/>- <text:s/>sh2b adaptor protein 3, SH3KBP1 <text:s/>- <text:s/>sh3-domain kinase binding protein 1, CNOT2 <text:s/>- <text:s/>ccr4-not transcription complex, subunit 2, SCUBE3 <text:s/>- <text:s/>signal peptide, cub domain, egf-like 3, CHGA <text:s/>- <text:s/>chromogranin a (parathyroid secretory protein 1), CHI3L1 <text:s/>- <text:s/>chitinase 3-like 1 (cartilage glycoprotein-39), SIPA1L2 <text:s/>- <text:s/>signal-induced proliferation-associated 1 like 2, FBLN1 <text:s/>- <text:s/>fibulin 1, CALB1 <text:s/>- <text:s/>calbindin 1, 28kda, MAP4K2 <text:s/>- <text:s/>mitogen-activated protein kinase kinase kinase kinase 2, HMGXB4 <text:s/>- <text:s/>hmg box domain containing 4, CTSH <text:s/>- <text:s/>cathepsin h, DIXDC1 <text:s/>- <text:s/>dix domain containing 1, SKIL <text:s/>- <text:s/>ski-like oncogene, DUSP5 <text:s/>- <text:s/>dual specificity phosphatase 5, FRS2 <text:s/>- <text:s/>fibroblast growth factor receptor substrate 2, CCDC3 <text:s/>- <text:s/>coiled-coil domain containing 3, TRIB2 <text:s/>- <text:s/>tribbles homolog 2 (drosophila), GREM1 <text:s/>- <text:s/>gremlin 1, dan family bmp antagonist, NRG1 <text:s/>- <text:s/>neuregulin 1, PFKM <text:s/>- <text:s/>phosphofructokinase, muscle, MSX1 <text:s/>- <text:s/>msh homeobox 1, TNFAIP3 <text:s/>- <text:s/>tumor necrosis factor, alpha-induced protein 3, RAB11FIP5 <text:s/>- <text:s/>rab11 family interacting protein 5 (class i), CYLD <text:s/>- <text:s/>cylindromatosis (turban tumor syndrome), DUSP2 <text:s/>- <text:s/>dual specificity phosphatase 2, STK4 <text:s/>- <text:s/>serine/threonine kinase 4, FFAR2 <text:s/>- <text:s/>free fatty acid receptor 2, RC3H2 <text:s/>- <text:s/>ring finger and ccch-type domains 2, RNF165 <text:s/>- <text:s/>ring finger protein 165, SHC1 <text:s/>- <text:s/>shc (src homology 2 domain containing) transforming protein 1, DLG4 <text:s/>- <text:s/>discs, large homolog 4 (drosophila), LRP1 <text:s/>- <text:s/>low density lipoprotein receptor-related protein 1, SHH <text:s/>- <text:s/>sonic hedgehog, LRP4 <text:s/>- <text:s/>low density lipoprotein receptor-related protein 4, JAK1 <text:s/>- <text:s/>janus kinase 1, RASA2 <text:s/>- <text:s/>ras p21 protein activator 2, HRK <text:s/>- <text:s/>harakiri, bcl2 interacting protein (contains only bh3 domain), TNFSF14 <text:s/>- <text:s/>tumor necrosis factor (ligand) superfamily, member 14, SYNPO <text:s/>- <text:s/>synaptopodin, RARA <text:s/>- <text:s/>retinoic acid receptor, alpha, ZMIZ1 <text:s/>- <text:s/>zinc finger, miz-type containing 1, GRIN2A <text:s/>- <text:s/>glutamate receptor, ionotropic, n-methyl d-aspartate 2a, KCNJ11 <text:s/>- <text:s/>potassium inwardly-rectifying channel, subfamily j, member 11, CSF3 <text:s/>- <text:s/>colony stimulating factor 3 (granulocyte), RAPGEF3 <text:s/>- <text:s/>rap guanine nucleotide exchange factor (gef) 3, TGFB1 <text:s/>- <text:s/>transforming growth factor, beta 1, HDAC7 <text:s/>- <text:s/>histone deacetylase 7, RIPK2 <text:s/>- <text:s/>receptor-interacting serine-threonine kinase 2, IGFBP5 <text:s/>- <text:s/>insulin-like growth factor binding protein 5, GRINA <text:s/>- <text:s/>glutamate receptor, ionotropic, n-methyl d-aspartate-associated protein 1 (glutamate binding), MYADM <text:s/>- <text:s/>myeloid-associated differentiation marker, BCL3 <text:s/>- <text:s/>b-cell cll/lymphoma 3, ARHGEF40 <text:s/>- <text:s/>rho guanine nucleotide exchange factor (gef) 40, GCSAM <text:s/>- <text:s/>germinal center-associated, signaling and motility, NFAT5 <text:s/>- <text:s/>nuclear factor of activated t-cells 5, tonicity-responsive, PRKCD <text:s/>- <text:s/>protein kinase c, delta, PLEKHG2 <text:s/>- <text:s/>pleckstrin homology domain containing, family g (with rhogef domain) member 2, SHOC2 <text:s/>- <text:s/>soc-2 suppressor of clear homolog (c. elegans)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iological regulation</text:p>
          </table:table-cell>
          <table:table-cell office:value-type="float" office:value="0.00000000696" calcext:value-type="float">
            <text:p>0.000000007</text:p>
          </table:table-cell>
          <table:table-cell office:value-type="float" office:value="0.00000901" calcext:value-type="float">
            <text:p>0.00000901</text:p>
          </table:table-cell>
          <table:table-cell office:value-type="float" office:value="1.2" calcext:value-type="float">
            <text:p>1.2</text:p>
          </table:table-cell>
          <table:table-cell office:value-type="float" office:value="13954" calcext:value-type="float">
            <text:p>13954</text:p>
          </table:table-cell>
          <table:table-cell office:value-type="float" office:value="8664" calcext:value-type="float">
            <text:p>8664</text:p>
          </table:table-cell>
          <table:table-cell office:value-type="float" office:value="440" calcext:value-type="float">
            <text:p>44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[BMP2K <text:s/>- <text:s/>bmp2 inducible kinase, SH3BP1 <text:s/>- <text:s/>sh3-domain binding protein 1, ARFRP1 <text:s/>- <text:s/>adp-ribosylation factor related protein 1, AGAP2 <text:s/>- <text:s/>arfgap with gtpase domain, ankyrin repeat and ph domain 2, G3BP1 <text:s/>- <text:s/>gtpase activating protein (sh3 domain) binding protein 1, PRRX1 <text:s/>- <text:s/>paired related homeobox 1, SYMPK <text:s/>- <text:s/>symplekin, MAP3K8 <text:s/>- <text:s/>mitogen-activated protein kinase kinase kinase 8, RFX4 <text:s/>- <text:s/>regulatory factor x, 4 (influences hla class ii expression), LINGO1 <text:s/>- <text:s/>leucine rich repeat and ig domain containing 1, ELL2 <text:s/>- <text:s/>elongation factor, rna polymerase ii, 2, PRMT1 <text:s/>- <text:s/>protein arginine methyltransferase 1, BCOR <text:s/>- <text:s/>bcl6 corepressor, REL <text:s/>- <text:s/>v-rel avian reticuloendotheliosis viral oncogene homolog, NAP1L1 <text:s/>- <text:s/>nucleosome assembly protein 1-like 1, PAK4 <text:s/>- <text:s/>p21 protein (cdc42/rac)-activated kinase 4, LGALS1 <text:s/>- <text:s/>lectin, galactoside-binding, soluble, 1, SIRT2 <text:s/>- <text:s/>sirtuin 2, FGF18 <text:s/>- <text:s/>fibroblast growth factor 18, FHOD1 <text:s/>- <text:s/>formin homology 2 domain containing 1, GRIPAP1 <text:s/>- <text:s/>grip1 associated protein 1, CEND1 <text:s/>- <text:s/>cell cycle exit and neuronal differentiation 1, SP2 <text:s/>- <text:s/>sp2 transcription factor, EIF4EBP2 <text:s/>- <text:s/>eukaryotic translation initiation factor 4e binding protein 2, ZDHHC8 <text:s/>- <text:s/>zinc finger, dhhc-type containing 8, EDAR <text:s/>- <text:s/>ectodysplasin a receptor, APLF <text:s/>- <text:s/>aprataxin and pnkp like factor, CSRNP2 <text:s/>- <text:s/>cysteine-serine-rich nuclear protein 2, SENP1 <text:s/>- <text:s/>sumo1/sentrin specific peptidase 1, TET3 <text:s/>- <text:s/>tet methylcytosine dioxygenase 3, BMI1 <text:s/>- <text:s/>bmi1 polycomb ring finger oncogene, HOXD11 <text:s/>- <text:s/>homeobox d11, BMP2 <text:s/>- <text:s/>bone morphogenetic protein 2, VSTM2L <text:s/>- <text:s/>v-set and transmembrane domain containing 2 like, CLEC1A <text:s/>- <text:s/>c-type lectin domain family 1, member a, JPH4 <text:s/>- <text:s/>junctophilin 4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RSPO1 <text:s/>- <text:s/>r-spondin 1, HOXC6 <text:s/>- <text:s/>homeobox c6, HOXC10 <text:s/>- <text:s/>homeobox c10, ACIN1 <text:s/>- <text:s/>apoptotic chromatin condensation inducer 1, YOD1 <text:s/>- <text:s/>yod1 deubiquitinase, SLC30A7 <text:s/>- <text:s/>solute carrier family 30 (zinc transporter), member 7, GADD45B <text:s/>- <text:s/>growth arrest and dna-damage-inducible, beta, TRIB1 <text:s/>- <text:s/>tribbles homolog 1 (drosophila), GLRA2 <text:s/>- <text:s/>glycine receptor, alpha 2, EEF1A1 <text:s/>- <text:s/>eukaryotic translation elongation factor 1 alpha 1, FMNL1 <text:s/>- <text:s/>formin-like 1, SQSTM1 <text:s/>- <text:s/>sequestosome 1, GLI1 <text:s/>- <text:s/>gli family zinc finger 1, EGR1 <text:s/>- <text:s/>early growth response 1, CXCL16 <text:s/>- <text:s/>chemokine (c-x-c motif) ligand 16, AP1S2 <text:s/>- <text:s/>adaptor-related protein complex 1, sigma 2 subunit, ADAM8 <text:s/>- <text:s/>adam metallopeptidase domain 8, CA9 <text:s/>- <text:s/>carbonic anhydrase ix, GATAD2A <text:s/>- <text:s/>gata zinc finger domain containing 2a, EPHA6 <text:s/>- <text:s/>eph receptor a6, PLXNB2 <text:s/>- <text:s/>plexin b2, FAM129A <text:s/>- <text:s/>family with sequence similarity 129, member a, POU2F1 <text:s/>- <text:s/>pou class 2 homeobox 1, WDTC1 <text:s/>- <text:s/>wd and tetratricopeptide repeats 1, LCP1 <text:s/>- <text:s/>lymphocyte cytosolic protein 1 (l-plastin), COL5A1 <text:s/>- <text:s/>collagen, type v, alpha 1, RAB38 <text:s/>- <text:s/>rab38, member ras oncogene family, TRAF2 <text:s/>- <text:s/>tnf receptor-associated factor 2, COL16A1 <text:s/>- <text:s/>collagen, type xvi, alpha 1, OPTN <text:s/>- <text:s/>optineurin, CHD6 <text:s/>- <text:s/>chromodomain helicase dna binding protein 6, SHE <text:s/>- <text:s/>src homology 2 domain containing e, CAMK2A <text:s/>- <text:s/>calcium/calmodulin-dependent protein kinase ii alpha, SH2B3 <text:s/>- <text:s/>sh2b adaptor protein 3, KCNQ3 <text:s/>- <text:s/>potassium voltage-gated channel, kqt-like subfamily, member 3, KCNN2 <text:s/>- <text:s/>potassium intermediate/small conductance calcium-activated channel, subfamily n, member 2, KCNN3 <text:s/>- <text:s/>potassium intermediate/small conductance calcium-activated channel, subfamily n, member 3, CTNNA2 <text:s/>- <text:s/>catenin (cadherin-associated protein), alpha 2, FBLN1 <text:s/>- <text:s/>fibulin 1, CALB1 <text:s/>- <text:s/>calbindin 1, 28kda, HMGXB4 <text:s/>- <text:s/>hmg box domain containing 4, CTSH <text:s/>- <text:s/>cathepsin h, AKT2 <text:s/>- <text:s/>v-akt murine thymoma viral oncogene homolog 2, PDZD3 <text:s/>- <text:s/>pdz domain containing 3, ETV6 <text:s/>- <text:s/>ets variant 6, ZMYND15 <text:s/>- <text:s/>zinc finger, mynd-type containing 15, UBE2E3 <text:s/>- <text:s/>ubiquitin-conjugating enzyme e2e 3, PPP2R2A <text:s/>- <text:s/>protein phosphatase 2, regulatory subunit b, alpha, CACNB3 <text:s/>- <text:s/>calcium channel, voltage-dependent, beta 3 subunit, VIPR1 <text:s/>- <text:s/>vasoactive intestinal peptide receptor 1, TRIB2 <text:s/>- <text:s/>tribbles homolog 2 (drosophila), GPBP1 <text:s/>- <text:s/>gc-rich promoter binding protein 1, CBX2 <text:s/>- <text:s/>chromobox homolog 2, CAMKK1 <text:s/>- <text:s/>calcium/calmodulin-dependent protein kinase kinase 1, alpha, GREM1 <text:s/>- <text:s/>gremlin 1, dan family bmp antagonist, FOXP4 <text:s/>- <text:s/>forkhead box p4, NRG1 <text:s/>- <text:s/>neuregulin 1, EZH1 <text:s/>- <text:s/>enhancer of zeste homolog 1 (drosophila), MSX1 <text:s/>- <text:s/>msh homeobox 1, SUV420H2 <text:s/>- <text:s/>suppressor of variegation 4-20 homolog 2 (drosophila), CYLD <text:s/>- <text:s/>cylindromatosis (turban tumor syndrome), MARCKSL1 <text:s/>- <text:s/>marcks-like 1, CALCB <text:s/>- <text:s/>calcitonin-related polypeptide beta, STK4 <text:s/>- <text:s/>serine/threonine kinase 4, BCL6B <text:s/>- <text:s/>b-cell cll/lymphoma 6, member b, ATP8B2 <text:s/>- <text:s/>atpase, aminophospholipid transporter, class i, type 8b, member 2, ST5 <text:s/>- <text:s/>suppression of tumorigenicity 5, HPCA <text:s/>- <text:s/>hippocalcin, RNF165 <text:s/>- <text:s/>ring finger protein 165, KCNA1 <text:s/>- <text:s/>potassium voltage-gated channel, shaker-related subfamily, member 1 (episodic ataxia with myokymia), ELMSAN1 <text:s/>- <text:s/>elm2 and myb/sant-like domain containing 1, BCORL1 <text:s/>- <text:s/>bcl6 corepressor-like 1, HOXC5 <text:s/>- <text:s/>homeobox c5, TRPV3 <text:s/>- <text:s/>transient receptor potential cation channel, subfamily v, member 3, HOXB9 <text:s/>- <text:s/>homeobox b9, STAT6 <text:s/>- <text:s/>signal transducer and activator of transcription 6, interleukin-4 induced, TNFRSF4 <text:s/>- <text:s/>tumor necrosis factor receptor superfamily, member 4, CAMK1G <text:s/>- <text:s/>calcium/calmodulin-dependent protein kinase ig, JAK1 <text:s/>- <text:s/>janus kinase 1, HRK <text:s/>- <text:s/>harakiri, bcl2 interacting protein (contains only bh3 domain), TNFSF14 <text:s/>- <text:s/>tumor necrosis factor (ligand) superfamily, member 14, DFNB31 <text:s/>- <text:s/>deafness, autosomal recessive 31, AAMDC <text:s/>- <text:s/>adipogenesis associated, mth938 domain containing, ZMIZ1 <text:s/>- <text:s/>zinc finger, miz-type containing 1, STXBP6 <text:s/>- <text:s/>syntaxin binding protein 6 (amisyn), FOXA3 <text:s/>- <text:s/>forkhead box a3, KCNJ11 <text:s/>- <text:s/>potassium inwardly-rectifying channel, subfamily j, member 11, PKDCC <text:s/>- <text:s/>protein kinase domain containing, cytoplasmic, CSF3 <text:s/>- <text:s/>colony stimulating factor 3 (granulocyte), KCNK2 <text:s/>- <text:s/>potassium channel, subfamily k, member 2, RAPGEF3 <text:s/>- <text:s/>rap guanine nucleotide exchange factor (gef) 3, PABPC4 <text:s/>- <text:s/>poly(a) binding protein, cytoplasmic 4 (inducible form), UBTF <text:s/>- <text:s/>upstream binding transcription factor, rna polymerase i, RIPK2 <text:s/>- <text:s/>receptor-interacting serine-threonine kinase 2, LRRC32 <text:s/>- <text:s/>leucine rich repeat containing 32, MYADM <text:s/>- <text:s/>myeloid-associated differentiation marker, ARHGEF40 <text:s/>- <text:s/>rho guanine nucleotide exchange factor (gef) 40, GCSAM <text:s/>- <text:s/>germinal center-associated, signaling and motility, UBE2E1 <text:s/>- <text:s/>ubiquitin-conjugating enzyme e2e 1, PRKCD <text:s/>- <text:s/>protein kinase c, delta, PLEKHG2 <text:s/>- <text:s/>pleckstrin homology domain containing, family g (with rhogef domain) member 2, NUP153 <text:s/>- <text:s/>nucleoporin 153kda, GTF3C4 <text:s/>- <text:s/>general transcription factor iiic, polypeptide 4, 90kda, RRAD <text:s/>- <text:s/>ras-related associated with diabetes, SHOC2 <text:s/>- <text:s/>soc-2 suppressor of clear homolog (c. elegans), TNFRSF9 <text:s/>- <text:s/>tumor necrosis factor receptor superfamily, member 9, C22orf29 <text:s/>- <text:s/>chromosome 22 open reading frame 29, EPS8L2 <text:s/>- <text:s/>eps8-like 2, PNKD <text:s/>- <text:s/>paroxysmal nonkinesigenic dyskinesia, BIRC3 <text:s/>- <text:s/>baculoviral iap repeat containing 3, RPS6KA6 <text:s/>- <text:s/>ribosomal protein s6 kinase, 90kda, polypeptide 6, CD83 <text:s/>- <text:s/>cd83 molecule, CISD1 <text:s/>- <text:s/>cdgsh iron sulfur domain 1, SIN3A <text:s/>- <text:s/>sin3 transcription regulator family member a, ZNF436 <text:s/>- <text:s/>zinc finger protein 436, VANGL2 <text:s/>- <text:s/>vangl planar cell polarity protein 2, CAMTA1 <text:s/>- <text:s/>calmodulin binding transcription activator 1, ATP11C <text:s/>- <text:s/>atpase, class vi, type 11c, FLI1 <text:s/>- <text:s/>fli-1 proto-oncogene, ets transcription factor, CD70 <text:s/>- <text:s/>cd70 molecule, ELMO1 <text:s/>- <text:s/>engulfment and cell motility 1, CD74 <text:s/>- <text:s/>cd74 molecule, major histocompatibility complex, class ii invariant chain, RSF1 <text:s/>- <text:s/>remodeling and spacing factor 1, ING2 <text:s/>- <text:s/>inhibitor of growth family, member 2, VEZF1 <text:s/>- <text:s/>vascular endothelial zinc finger 1, MLLT6 <text:s/>- <text:s/>myeloid/lymphoid or mixed-lineage leukemia (trithorax homolog, drosophila); translocated to, 6, ZNF521 <text:s/>- <text:s/>zinc finger protein 521, MAP3K11 <text:s/>- <text:s/>mitogen-activated protein kinase kinase kinase 11, P2RX3 <text:s/>- <text:s/>purinergic receptor p2x, ligand-gated ion channel, 3, EBF3 <text:s/>- <text:s/>early b-cell factor 3, FOXJ2 <text:s/>- <text:s/>forkhead box j2, SRGAP3 <text:s/>- <text:s/>slit-robo rho gtpase activating protein 3, FOXL1 <text:s/>- <text:s/>forkhead box l1, G3BP2 <text:s/>- <text:s/>gtpase activating protein (sh3 domain) binding protein 2, CCNYL1 <text:s/>- <text:s/>cyclin y-like 1, PPFIA3 <text:s/>- <text:s/>protein tyrosine phosphatase, receptor type, f polypeptide (ptprf), interacting protein (liprin), alpha 3, GATAD2B <text:s/>- <text:s/>gata zinc finger domain containing 2b, WNT4 <text:s/>- <text:s/>wingless-type mmtv integration site family, member 4, SDC2 <text:s/>- <text:s/>syndecan 2, SMG6 <text:s/>- <text:s/>smg6 nonsense mediated mrna decay factor, RASSF4 <text:s/>- <text:s/>ras association (ralgds/af-6) domain family member 4, RHOBTB1 <text:s/>- <text:s/>rho-related btb domain containing 1, CXCL5 <text:s/>- <text:s/>chemokine (c-x-c motif) ligand 5, AKAP13 <text:s/>- <text:s/>a kinase (prka) anchor protein 13, DYNLT3 <text:s/>- <text:s/>dynein, light chain, tctex-type 3, FGR <text:s/>- <text:s/>feline gardner-rasheed sarcoma viral oncogene homolog, CXCL6 <text:s/>- <text:s/>chemokine (c-x-c motif) ligand 6, IL6ST <text:s/>- <text:s/>interleukin 6 signal transducer (gp130, oncostatin m receptor), MNT <text:s/>- <text:s/>mnt, max dimerization protein, SLC24A3 <text:s/>- <text:s/>solute carrier family 24 (sodium/potassium/calcium exchanger), member 3, ARNTL <text:s/>- <text:s/>aryl hydrocarbon receptor nuclear translocator-like, ITGA5 <text:s/>- <text:s/>integrin, alpha 5 (fibronectin receptor, alpha polypeptide), PDE1B <text:s/>- <text:s/>phosphodiesterase 1b, calmodulin-dependent, RNF31 <text:s/>- <text:s/>ring finger protein 31, PGLYRP2 <text:s/>- <text:s/>peptidoglycan recognition protein 2, FGF13 <text:s/>- <text:s/>fibroblast growth factor 13, PSME2 <text:s/>- <text:s/>proteasome (prosome, macropain) activator subunit 2 (pa28 beta), UBD <text:s/>- <text:s/>ubiquitin d, ITGAL <text:s/>- <text:s/>integrin, alpha l (antigen cd11a (p180), lymphocyte function-associated antigen 1; alpha polypeptide), CDC20B <text:s/>- <text:s/>cell division cycle 20b, SUPT16H <text:s/>- <text:s/>suppressor of ty 16 homolog (s. cerevisiae), LARGE <text:s/>- <text:s/>like-glycosyltransferase, DAB2IP <text:s/>- <text:s/>dab2 interacting protein, ITGB8 <text:s/>- <text:s/>integrin, beta 8, ZBTB7B <text:s/>- <text:s/>zinc finger and btb domain containing 7b, FTHL17 <text:s/>- <text:s/>ferritin, heavy polypeptide-like 17, ARF5 <text:s/>- <text:s/>adp-ribosylation factor 5, CDC14A <text:s/>- <text:s/>cell division cycle 14a, FAM65A <text:s/>- <text:s/>family with sequence similarity 65, member a, PTGS2 <text:s/>- <text:s/>prostaglandin-endoperoxide synthase 2 (prostaglandin g/h synthase and cyclooxygenase), DEDD <text:s/>- <text:s/>death effector domain containing, BAZ1A <text:s/>- <text:s/>bromodomain adjacent to zinc finger domain, 1a, RHOG <text:s/>- <text:s/>ras homolog family member g, XKR8 <text:s/>- <text:s/>xk, kell blood group complex subunit-related family, member 8, RND1 <text:s/>- <text:s/>rho family gtpase 1, CDK8 <text:s/>- <text:s/>cyclin-dependent kinase 8, CDKN1B <text:s/>- <text:s/>cyclin-dependent kinase inhibitor 1b (p27, kip1), CXCL10 <text:s/>- <text:s/>chemokine (c-x-c motif) ligand 10, SORBS1 <text:s/>- <text:s/>sorbin and sh3 domain containing 1, RRP8 <text:s/>- <text:s/>ribosomal rna processing 8, methyltransferase, homolog (yeast), MFNG <text:s/>- <text:s/>mfng o-fucosylpeptide 3-beta-n-acetylglucosaminyltransferase, CDC37 <text:s/>- <text:s/>cell division cycle 37, IRF1 <text:s/>- <text:s/>interferon regulatory factor 1, PDE2A <text:s/>- <text:s/>phosphodiesterase 2a, cgmp-stimulated, RCC2 <text:s/>- <text:s/>regulator of chromosome condensation 2, PDE4A <text:s/>- <text:s/>phosphodiesterase 4a, camp-specific, HCRTR1 <text:s/>- <text:s/>hypocretin (orexin) receptor 1, KREMEN2 <text:s/>- <text:s/>kringle containing transmembrane protein 2, ATP2A1 <text:s/>- <text:s/>atpase, ca++ transporting, cardiac muscle, fast twitch 1, SBNO2 <text:s/>- <text:s/>strawberry notch homolog 2 (drosophila), NEK6 <text:s/>- <text:s/>nima-related kinase 6, GNL1 <text:s/>- <text:s/>guanine nucleotide binding protein-like 1, NLGN2 <text:s/>- <text:s/>neuroligin 2, TRIM67 <text:s/>- <text:s/>tripartite motif containing 67, PTPRS <text:s/>- <text:s/>protein tyrosine phosphatase, receptor type, s, ATP1B1 <text:s/>- <text:s/>atpase, na+/k+ transporting, beta 1 polypeptide, SEMA4A <text:s/>- <text:s/>sema domain, immunoglobulin domain (ig), transmembrane domain (tm) and short cytoplasmic domain, (semaphorin) 4a, IL23A <text:s/>- <text:s/>interleukin 23, alpha subunit p19, WNT10B <text:s/>- <text:s/>wingless-type mmtv integration site family, member 10b, TLE4 <text:s/>- <text:s/>transducin-like enhancer of split 4 (e(sp1) homolog, drosophila), POPDC3 <text:s/>- <text:s/>popeye domain containing 3, SH3KBP1 <text:s/>- <text:s/>sh3-domain kinase binding protein 1, CNOT2 <text:s/>- <text:s/>ccr4-not transcription complex, subunit 2, VSX2 <text:s/>- <text:s/>visual system homeobox 2, LARP6 <text:s/>- <text:s/>la ribonucleoprotein domain family, member 6, COMMD3 <text:s/>- <text:s/>comm domain containing 3, CHGA <text:s/>- <text:s/>chromogranin a (parathyroid secretory protein 1), SCUBE3 <text:s/>- <text:s/>signal peptide, cub domain, egf-like 3, MLXIP <text:s/>- <text:s/>mlx interacting protein, PPAPDC1A <text:s/>- <text:s/>phosphatidic acid phosphatase type 2 domain containing 1a, SIPA1L2 <text:s/>- <text:s/>signal-induced proliferation-associated 1 like 2, CHI3L1 <text:s/>- <text:s/>chitinase 3-like 1 (cartilage glycoprotein-39), ZNF319 <text:s/>- <text:s/>zinc finger protein 319, KCNH8 <text:s/>- <text:s/>potassium voltage-gated channel, subfamily h (eag-related), member 8, FOXN4 <text:s/>- <text:s/>forkhead box n4, MAP4K2 <text:s/>- <text:s/>mitogen-activated protein kinase kinase kinase kinase 2, DIXDC1 <text:s/>- <text:s/>dix domain containing 1, GNB1L <text:s/>- <text:s/>guanine nucleotide binding protein (g protein), beta polypeptide 1-like, UNC119 <text:s/>- <text:s/>unc-119 homolog (c. elegans), DUSP5 <text:s/>- <text:s/>dual specificity phosphatase 5, SKIL <text:s/>- <text:s/>ski-like oncogene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CCDC3 <text:s/>- <text:s/>coiled-coil domain containing 3, NFKBIB <text:s/>- <text:s/>nuclear factor of kappa light polypeptide gene enhancer in b-cells inhibitor, beta, NFKBIE <text:s/>- <text:s/>nuclear factor of kappa light polypeptide gene enhancer in b-cells inhibitor, epsilon, PFKM <text:s/>- <text:s/>phosphofructokinase, muscle, EBF4 <text:s/>- <text:s/>early b-cell factor 4, AUTS2 <text:s/>- <text:s/>autism susceptibility candidate 2, DSP <text:s/>- <text:s/>desmoplakin, TNFAIP3 <text:s/>- <text:s/>tumor necrosis factor, alpha-induced protein 3, RAB11FIP5 <text:s/>- <text:s/>rab11 family interacting protein 5 (class i), ZNF641 <text:s/>- <text:s/>zinc finger protein 641, DUSP2 <text:s/>- <text:s/>dual specificity phosphatase 2, FFAR2 <text:s/>- <text:s/>free fatty acid receptor 2, RALGDS <text:s/>- <text:s/>ral guanine nucleotide dissociation stimulator, RC3H2 <text:s/>- <text:s/>ring finger and ccch-type domains 2, SHC1 <text:s/>- <text:s/>shc (src homology 2 domain containing) transforming protein 1, DLG4 <text:s/>- <text:s/>discs, large homolog 4 (drosophila), RPRM <text:s/>- <text:s/>reprimo, tp53 dependent g2 arrest mediator candidate, RANGAP1 <text:s/>- <text:s/>ran gtpase activating protein 1, BAI2 <text:s/>- <text:s/>brain-specific angiogenesis inhibitor 2, LRP1 <text:s/>- <text:s/>low density lipoprotein receptor-related protein 1, SHH <text:s/>- <text:s/>sonic hedgehog, RCOR2 <text:s/>- <text:s/>rest corepressor 2, PI4KB <text:s/>- <text:s/>phosphatidylinositol 4-kinase, catalytic, beta, WNT10A <text:s/>- <text:s/>wingless-type mmtv integration site family, member 10a, RAD51D <text:s/>- <text:s/>rad51 paralog d, SP6 <text:s/>- <text:s/>sp6 transcription factor, DLX4 <text:s/>- <text:s/>distal-less homeobox 4, LRP4 <text:s/>- <text:s/>low density lipoprotein receptor-related protein 4, RARB <text:s/>- <text:s/>retinoic acid receptor, beta, IKZF3 <text:s/>- <text:s/>ikaros family zinc finger 3 (aiolos), NFIC <text:s/>- <text:s/>nuclear factor i/c (ccaat-binding transcription factor), NPAS3 <text:s/>- <text:s/>neuronal pas domain protein 3, RASA2 <text:s/>- <text:s/>ras p21 protein activator 2, KDM1B <text:s/>- <text:s/>lysine (k)-specific demethylase 1b, NFATC2 <text:s/>- <text:s/>nuclear factor of activated t-cells, cytoplasmic, calcineurin-dependent 2, SYNPO <text:s/>- <text:s/>synaptopodin, RARA <text:s/>- <text:s/>retinoic acid receptor, alpha, RBL1 <text:s/>- <text:s/>retinoblastoma-like 1 (p107), RAI1 <text:s/>- <text:s/>retinoic acid induced 1, AZIN1 <text:s/>- <text:s/>antizyme inhibitor 1, GRIN2A <text:s/>- <text:s/>glutamate receptor, ionotropic, n-methyl d-aspartate 2a, C15orf62 <text:s/>- <text:s/>chromosome 15 open reading frame 62, TGFB1 <text:s/>- <text:s/>transforming growth factor, beta 1, HDAC7 <text:s/>- <text:s/>histone deacetylase 7, DNMT3A <text:s/>- <text:s/>dna (cytosine-5-)-methyltransferase 3 alpha, IGFBP5 <text:s/>- <text:s/>insulin-like growth factor binding protein 5, FAM49B <text:s/>- <text:s/>family with sequence similarity 49, member b, GRIN2D <text:s/>- <text:s/>glutamate receptor, ionotropic, n-methyl d-aspartate 2d, BCL7A <text:s/>- <text:s/>b-cell cll/lymphoma 7a, GRINA <text:s/>- <text:s/>glutamate receptor, ionotropic, n-methyl d-aspartate-associated protein 1 (glutamate binding), MAFG <text:s/>- <text:s/>v-maf avian musculoaponeurotic fibrosarcoma oncogene homolog g, GPR114 <text:s/>- <text:s/>g protein-coupled receptor 114, CXCL2 <text:s/>- <text:s/>chemokine (c-x-c motif) ligand 2, CXCL1 <text:s/>- <text:s/>chemokine (c-x-c motif) ligand 1 (melanoma growth stimulating activity, alpha), BCL3 <text:s/>- <text:s/>b-cell cll/lymphoma 3, CABIN1 <text:s/>- <text:s/>calcineurin binding protein 1, NFAT5 <text:s/>- <text:s/>nuclear factor of activated t-cells 5, tonicity-responsive, IL27 <text:s/>- <text:s/>interleukin 27, KLF10 <text:s/>- <text:s/>kruppel-like factor 10, CXCL3 <text:s/>- <text:s/>chemokine (c-x-c motif) ligand 3, SMAD7 <text:s/>- <text:s/>smad family member 7, IL36G <text:s/>- <text:s/>interleukin 36, gamma, CPNE5 <text:s/>- <text:s/>copine v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7</text:p>
          </table:table-cell>
          <table:table-cell office:value-type="string" calcext:value-type="string">
            <text:p>regulation of transcription from RNA polymerase II promoter</text:p>
          </table:table-cell>
          <table:table-cell office:value-type="float" office:value="0.00000000801" calcext:value-type="float">
            <text:p>0.000000008</text:p>
          </table:table-cell>
          <table:table-cell office:value-type="float" office:value="0.0000095" calcext:value-type="float">
            <text:p>0.0000095</text:p>
          </table:table-cell>
          <table:table-cell office:value-type="float" office:value="1.82" calcext:value-type="float">
            <text:p>1.82</text:p>
          </table:table-cell>
          <table:table-cell office:value-type="float" office:value="13954" calcext:value-type="float">
            <text:p>13954</text:p>
          </table:table-cell>
          <table:table-cell office:value-type="float" office:value="1565" calcext:value-type="float">
            <text:p>1565</text:p>
          </table:table-cell>
          <table:table-cell office:value-type="float" office:value="440" calcext:value-type="float">
            <text:p>4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IL23A <text:s/>- <text:s/>interleukin 23, alpha subunit p19, WNT10B <text:s/>- <text:s/>wingless-type mmtv integration site family, member 10b, TLE4 <text:s/>- <text:s/>transducin-like enhancer of split 4 (e(sp1) homolog, drosophila), FLI1 <text:s/>- <text:s/>fli-1 proto-oncogene, ets transcription factor, BCOR <text:s/>- <text:s/>bcl6 corepressor, REL <text:s/>- <text:s/>v-rel avian reticuloendotheliosis viral oncogene homolog, VEZF1 <text:s/>- <text:s/>vascular endothelial zinc finger 1, CNOT2 <text:s/>- <text:s/>ccr4-not transcription complex, subunit 2, SIRT2 <text:s/>- <text:s/>sirtuin 2, FHOD1 <text:s/>- <text:s/>formin homology 2 domain containing 1, MLXIP <text:s/>- <text:s/>mlx interacting protein, EBF3 <text:s/>- <text:s/>early b-cell factor 3, FOXJ2 <text:s/>- <text:s/>forkhead box j2, SP2 <text:s/>- <text:s/>sp2 transcription factor, SKIL <text:s/>- <text:s/>ski-like oncogene, ETV6 <text:s/>- <text:s/>ets variant 6, FOXL1 <text:s/>- <text:s/>forkhead box l1, NFKB2 <text:s/>- <text:s/>nuclear factor of kappa light polypeptide gene enhancer in b-cells 2 (p49/p100), IRF2BPL <text:s/>- <text:s/>interferon regulatory factor 2 binding protein-like, NFIX <text:s/>- <text:s/>nuclear factor i/x (ccaat-binding transcription factor), CSRNP2 <text:s/>- <text:s/>cysteine-serine-rich nuclear protein 2, SENP1 <text:s/>- <text:s/>sumo1/sentrin specific peptidase 1, TET3 <text:s/>- <text:s/>tet methylcytosine dioxygenase 3, CBX2 <text:s/>- <text:s/>chromobox homolog 2, BMI1 <text:s/>- <text:s/>bmi1 polycomb ring finger oncogene, GREM1 <text:s/>- <text:s/>gremlin 1, dan family bmp antagonist, FOXP4 <text:s/>- <text:s/>forkhead box p4, NRG1 <text:s/>- <text:s/>neuregulin 1, BMP2 <text:s/>- <text:s/>bone morphogenetic protein 2, AUTS2 <text:s/>- <text:s/>autism susceptibility candidate 2, MSX1 <text:s/>- <text:s/>msh homeobox 1, ELF3 <text:s/>- <text:s/>e74-like factor 3 (ets domain transcription factor, epithelial-specific ), EZH1 <text:s/>- <text:s/>enhancer of zeste homolog 1 (drosophila), ELF2 <text:s/>- <text:s/>e74-like factor 2 (ets domain transcription factor), ZNF641 <text:s/>- <text:s/>zinc finger protein 641, CREB1 <text:s/>- <text:s/>camp responsive element binding protein 1, MNT <text:s/>- <text:s/>mnt, max dimerization protein, HOXC6 <text:s/>- <text:s/>homeobox c6, HOXC10 <text:s/>- <text:s/>homeobox c10, BCL6B <text:s/>- <text:s/>b-cell cll/lymphoma 6, member b, ARNTL <text:s/>- <text:s/>aryl hydrocarbon receptor nuclear translocator-like, RNF165 <text:s/>- <text:s/>ring finger protein 165, PSME2 <text:s/>- <text:s/>proteasome (prosome, macropain) activator subunit 2 (pa28 beta), ELMSAN1 <text:s/>- <text:s/>elm2 and myb/sant-like domain containing 1, RCOR2 <text:s/>- <text:s/>rest corepressor 2, SHH <text:s/>- <text:s/>sonic hedgehog, SUPT16H <text:s/>- <text:s/>suppressor of ty 16 homolog (s. cerevisiae), HOXC5 <text:s/>- <text:s/>homeobox c5, SQSTM1 <text:s/>- <text:s/>sequestosome 1, SP6 <text:s/>- <text:s/>sp6 transcription factor, LRP4 <text:s/>- <text:s/>low density lipoprotein receptor-related protein 4, HOXB9 <text:s/>- <text:s/>homeobox b9, STAT6 <text:s/>- <text:s/>signal transducer and activator of transcription 6, interleukin-4 induced, DLX4 <text:s/>- <text:s/>distal-less homeobox 4, DAB2IP <text:s/>- <text:s/>dab2 interacting protein, GLI1 <text:s/>- <text:s/>gli family zinc finger 1, EGR1 <text:s/>- <text:s/>early growth response 1, RARB <text:s/>- <text:s/>retinoic acid receptor, beta, NFIC <text:s/>- <text:s/>nuclear factor i/c (ccaat-binding transcription factor), IKZF3 <text:s/>- <text:s/>ikaros family zinc finger 3 (aiolos), NPAS3 <text:s/>- <text:s/>neuronal pas domain protein 3, ZBTB7B <text:s/>- <text:s/>zinc finger and btb domain containing 7b, NFATC2 <text:s/>- <text:s/>nuclear factor of activated t-cells, cytoplasmic, calcineurin-dependent 2, AAMDC <text:s/>- <text:s/>adipogenesis associated, mth938 domain containing, CA9 <text:s/>- <text:s/>carbonic anhydrase ix, RARA <text:s/>- <text:s/>retinoic acid receptor, alpha, ZMIZ1 <text:s/>- <text:s/>zinc finger, miz-type containing 1, RBL1 <text:s/>- <text:s/>retinoblastoma-like 1 (p107), FOXA3 <text:s/>- <text:s/>forkhead box a3, RAI1 <text:s/>- <text:s/>retinoic acid induced 1, CSF3 <text:s/>- <text:s/>colony stimulating factor 3 (granulocyte), CDK8 <text:s/>- <text:s/>cyclin-dependent kinase 8, TGFB1 <text:s/>- <text:s/>transforming growth factor, beta 1, HDAC7 <text:s/>- <text:s/>histone deacetylase 7, RIPK2 <text:s/>- <text:s/>receptor-interacting serine-threonine kinase 2, POU2F1 <text:s/>- <text:s/>pou class 2 homeobox 1, DNMT3A <text:s/>- <text:s/>dna (cytosine-5-)-methyltransferase 3 alpha, CXCL10 <text:s/>- <text:s/>chemokine (c-x-c motif) ligand 10, WDTC1 <text:s/>- <text:s/>wd and tetratricopeptide repeats 1, IRF1 <text:s/>- <text:s/>interferon regulatory factor 1, PDE2A <text:s/>- <text:s/>phosphodiesterase 2a, cgmp-stimulated, BCL3 <text:s/>- <text:s/>b-cell cll/lymphoma 3, NFAT5 <text:s/>- <text:s/>nuclear factor of activated t-cells 5, tonicity-responsive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84</text:p>
          </table:table-cell>
          <table:table-cell office:value-type="string" calcext:value-type="string">
            <text:p>positive regulation of response to stimulus</text:p>
          </table:table-cell>
          <table:table-cell office:value-type="float" office:value="0.00000000833" calcext:value-type="float">
            <text:p>8.33E-09</text:p>
          </table:table-cell>
          <table:table-cell office:value-type="float" office:value="0.00000912" calcext:value-type="float">
            <text:p>0.00000912</text:p>
          </table:table-cell>
          <table:table-cell office:value-type="float" office:value="1.83" calcext:value-type="float">
            <text:p>1.83</text:p>
          </table:table-cell>
          <table:table-cell office:value-type="float" office:value="13954" calcext:value-type="float">
            <text:p>13954</text:p>
          </table:table-cell>
          <table:table-cell office:value-type="float" office:value="1542" calcext:value-type="float">
            <text:p>1542</text:p>
          </table:table-cell>
          <table:table-cell office:value-type="float" office:value="440" calcext:value-type="float">
            <text:p>4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BMP2K <text:s/>- <text:s/>bmp2 inducible kinase, SHE <text:s/>- <text:s/>src homology 2 domain containing e, PRRX1 <text:s/>- <text:s/>paired related homeobox 1, BIRC3 <text:s/>- <text:s/>baculoviral iap repeat containing 3, NEK6 <text:s/>- <text:s/>nima-related kinase 6, MAP3K8 <text:s/>- <text:s/>mitogen-activated protein kinase kinase kinase 8, NLGN2 <text:s/>- <text:s/>neuroligin 2, SIN3A <text:s/>- <text:s/>sin3 transcription regulator family member a, VANGL2 <text:s/>- <text:s/>vangl planar cell polarity protein 2, IL23A <text:s/>- <text:s/>interleukin 23, alpha subunit p19, WNT10B <text:s/>- <text:s/>wingless-type mmtv integration site family, member 10b, SH2B3 <text:s/>- <text:s/>sh2b adaptor protein 3, ELMO1 <text:s/>- <text:s/>engulfment and cell motility 1, PRMT1 <text:s/>- <text:s/>protein arginine methyltransferase 1, CD74 <text:s/>- <text:s/>cd74 molecule, major histocompatibility complex, class ii invariant chain, REL <text:s/>- <text:s/>v-rel avian reticuloendotheliosis viral oncogene homolog, ING2 <text:s/>- <text:s/>inhibitor of growth family, member 2, LGALS1 <text:s/>- <text:s/>lectin, galactoside-binding, soluble, 1, SCUBE3 <text:s/>- <text:s/>signal peptide, cub domain, egf-like 3, FGF18 <text:s/>- <text:s/>fibroblast growth factor 18, CHGA <text:s/>- <text:s/>chromogranin a (parathyroid secretory protein 1), PPAPDC1A <text:s/>- <text:s/>phosphatidic acid phosphatase type 2 domain containing 1a, MAP3K11 <text:s/>- <text:s/>mitogen-activated protein kinase kinase kinase 11, CHI3L1 <text:s/>- <text:s/>chitinase 3-like 1 (cartilage glycoprotein-39), P2RX3 <text:s/>- <text:s/>purinergic receptor p2x, ligand-gated ion channel, 3, MAP4K2 <text:s/>- <text:s/>mitogen-activated protein kinase kinase kinase kinase 2, CTSH <text:s/>- <text:s/>cathepsin h, DIXDC1 <text:s/>- <text:s/>dix domain containing 1, AKT2 <text:s/>- <text:s/>v-akt murine thymoma viral oncogene homolog 2, DUSP5 <text:s/>- <text:s/>dual specificity phosphatase 5, SKIL <text:s/>- <text:s/>ski-like oncogene, FRS2 <text:s/>- <text:s/>fibroblast growth factor receptor substrate 2, EDAR <text:s/>- <text:s/>ectodysplasin a receptor, CACNB3 <text:s/>- <text:s/>calcium channel, voltage-dependent, beta 3 subunit, GREM1 <text:s/>- <text:s/>gremlin 1, dan family bmp antagonist, NRG1 <text:s/>- <text:s/>neuregulin 1, WNT4 <text:s/>- <text:s/>wingless-type mmtv integration site family, member 4, BMP2 <text:s/>- <text:s/>bone morphogenetic protein 2, CXCL5 <text:s/>- <text:s/>chemokine (c-x-c motif) ligand 5, MSX1 <text:s/>- <text:s/>msh homeobox 1, TNFAIP3 <text:s/>- <text:s/>tumor necrosis factor, alpha-induced protein 3, AKAP13 <text:s/>- <text:s/>a kinase (prka) anchor protein 13, FGR <text:s/>- <text:s/>feline gardner-rasheed sarcoma viral oncogene homolog, CYLD <text:s/>- <text:s/>cylindromatosis (turban tumor syndrome), CXCL6 <text:s/>- <text:s/>chemokine (c-x-c motif) ligand 6, RSPO1 <text:s/>- <text:s/>r-spondin 1, IL6ST <text:s/>- <text:s/>interleukin 6 signal transducer (gp130, oncostatin m receptor), STK4 <text:s/>- <text:s/>serine/threonine kinase 4, ITGA5 <text:s/>- <text:s/>integrin, alpha 5 (fibronectin receptor, alpha polypeptide), ARNTL <text:s/>- <text:s/>aryl hydrocarbon receptor nuclear translocator-like, FFAR2 <text:s/>- <text:s/>free fatty acid receptor 2, RNF31 <text:s/>- <text:s/>ring finger protein 31, RNF165 <text:s/>- <text:s/>ring finger protein 165, RC3H2 <text:s/>- <text:s/>ring finger and ccch-type domains 2, SHC1 <text:s/>- <text:s/>shc (src homology 2 domain containing) transforming protein 1, PGLYRP2 <text:s/>- <text:s/>peptidoglycan recognition protein 2, PSME2 <text:s/>- <text:s/>proteasome (prosome, macropain) activator subunit 2 (pa28 beta), DLG4 <text:s/>- <text:s/>discs, large homolog 4 (drosophila), GADD45B <text:s/>- <text:s/>growth arrest and dna-damage-inducible, beta, UBD <text:s/>- <text:s/>ubiquitin d, SHH <text:s/>- <text:s/>sonic hedgehog, STAT6 <text:s/>- <text:s/>signal transducer and activator of transcription 6, interleukin-4 induced, DAB2IP <text:s/>- <text:s/>dab2 interacting protein, GLI1 <text:s/>- <text:s/>gli family zinc finger 1, HRK <text:s/>- <text:s/>harakiri, bcl2 interacting protein (contains only bh3 domain), ADAM8 <text:s/>- <text:s/>adam metallopeptidase domain 8, TNFSF14 <text:s/>- <text:s/>tumor necrosis factor (ligand) superfamily, member 14, PTGS2 <text:s/>- <text:s/>prostaglandin-endoperoxide synthase 2 (prostaglandin g/h synthase and cyclooxygenase), NFATC2 <text:s/>- <text:s/>nuclear factor of activated t-cells, cytoplasmic, calcineurin-dependent 2, RARA <text:s/>- <text:s/>retinoic acid receptor, alpha, ZMIZ1 <text:s/>- <text:s/>zinc finger, miz-type containing 1, KCNK2 <text:s/>- <text:s/>potassium channel, subfamily k, member 2, CSF3 <text:s/>- <text:s/>colony stimulating factor 3 (granulocyte), TGFB1 <text:s/>- <text:s/>transforming growth factor, beta 1, RIPK2 <text:s/>- <text:s/>receptor-interacting serine-threonine kinase 2, CXCL10 <text:s/>- <text:s/>chemokine (c-x-c motif) ligand 10, IGFBP5 <text:s/>- <text:s/>insulin-like growth factor binding protein 5, FAM49B <text:s/>- <text:s/>family with sequence similarity 49, member b, SORBS1 <text:s/>- <text:s/>sorbin and sh3 domain containing 1, MFNG <text:s/>- <text:s/>mfng o-fucosylpeptide 3-beta-n-acetylglucosaminyltransferase, CXCL2 <text:s/>- <text:s/>chemokine (c-x-c motif) ligand 2, CXCL1 <text:s/>- <text:s/>chemokine (c-x-c motif) ligand 1 (melanoma growth stimulating activity, alpha), PDE2A <text:s/>- <text:s/>phosphodiesterase 2a, cgmp-stimulated, PRKCD <text:s/>- <text:s/>protein kinase c, delta, TRAF2 <text:s/>- <text:s/>tnf receptor-associated factor 2, SHOC2 <text:s/>- <text:s/>soc-2 suppressor of clear homolog (c. elegans), CXCL3 <text:s/>- <text:s/>chemokine (c-x-c motif) ligand 3, OPTN <text:s/>- <text:s/>optineurin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46</text:p>
          </table:table-cell>
          <table:table-cell office:value-type="string" calcext:value-type="string">
            <text:p>regulation of cell communication</text:p>
          </table:table-cell>
          <table:table-cell office:value-type="float" office:value="0.00000000902" calcext:value-type="float">
            <text:p>0.000000009</text:p>
          </table:table-cell>
          <table:table-cell office:value-type="float" office:value="0.00000917" calcext:value-type="float">
            <text:p>0.00000917</text:p>
          </table:table-cell>
          <table:table-cell office:value-type="float" office:value="1.6" calcext:value-type="float">
            <text:p>1.6</text:p>
          </table:table-cell>
          <table:table-cell office:value-type="float" office:value="13954" calcext:value-type="float">
            <text:p>13954</text:p>
          </table:table-cell>
          <table:table-cell office:value-type="float" office:value="2510" calcext:value-type="float">
            <text:p>2510</text:p>
          </table:table-cell>
          <table:table-cell office:value-type="float" office:value="440" calcext:value-type="float">
            <text:p>44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BMP2K <text:s/>- <text:s/>bmp2 inducible kinase, G3BP1 <text:s/>- <text:s/>gtpase activating protein (sh3 domain) binding protein 1, PNKD <text:s/>- <text:s/>paroxysmal nonkinesigenic dyskinesia, EPS8L2 <text:s/>- <text:s/>eps8-like 2, BIRC3 <text:s/>- <text:s/>baculoviral iap repeat containing 3, PRRX1 <text:s/>- <text:s/>paired related homeobox 1, RPS6KA6 <text:s/>- <text:s/>ribosomal protein s6 kinase, 90kda, polypeptide 6, MAP3K8 <text:s/>- <text:s/>mitogen-activated protein kinase kinase kinase 8, RFX4 <text:s/>- <text:s/>regulatory factor x, 4 (influences hla class ii expression), VANGL2 <text:s/>- <text:s/>vangl planar cell polarity protein 2, PRMT1 <text:s/>- <text:s/>protein arginine methyltransferase 1, CD74 <text:s/>- <text:s/>cd74 molecule, major histocompatibility complex, class ii invariant chain, REL <text:s/>- <text:s/>v-rel avian reticuloendotheliosis viral oncogene homolog, ING2 <text:s/>- <text:s/>inhibitor of growth family, member 2, LGALS1 <text:s/>- <text:s/>lectin, galactoside-binding, soluble, 1, FGF18 <text:s/>- <text:s/>fibroblast growth factor 18, MAP3K11 <text:s/>- <text:s/>mitogen-activated protein kinase kinase kinase 11, P2RX3 <text:s/>- <text:s/>purinergic receptor p2x, ligand-gated ion channel, 3, EIF4EBP2 <text:s/>- <text:s/>eukaryotic translation initiation factor 4e binding protein 2, SRGAP3 <text:s/>- <text:s/>slit-robo rho gtpase activating protein 3, FOXL1 <text:s/>- <text:s/>forkhead box l1, G3BP2 <text:s/>- <text:s/>gtpase activating protein (sh3 domain) binding protein 2, EDAR <text:s/>- <text:s/>ectodysplasin a receptor, PPFIA3 <text:s/>- <text:s/>protein tyrosine phosphatase, receptor type, f polypeptide (ptprf), interacting protein (liprin), alpha 3, WNT4 <text:s/>- <text:s/>wingless-type mmtv integration site family, member 4, BMP2 <text:s/>- <text:s/>bone morphogenetic protein 2, RHOBTB1 <text:s/>- <text:s/>rho-related btb domain containing 1, JPH4 <text:s/>- <text:s/>junctophilin 4, AKAP13 <text:s/>- <text:s/>a kinase (prka) anchor protein 13, CREB1 <text:s/>- <text:s/>camp responsive element binding protein 1, RSPO1 <text:s/>- <text:s/>r-spondin 1, FGR <text:s/>- <text:s/>feline gardner-rasheed sarcoma viral oncogene homolog, MNT <text:s/>- <text:s/>mnt, max dimerization protein, IL6ST <text:s/>- <text:s/>interleukin 6 signal transducer (gp130, oncostatin m receptor), ARNTL <text:s/>- <text:s/>aryl hydrocarbon receptor nuclear translocator-like, ITGA5 <text:s/>- <text:s/>integrin, alpha 5 (fibronectin receptor, alpha polypeptide), RNF31 <text:s/>- <text:s/>ring finger protein 31, PSME2 <text:s/>- <text:s/>proteasome (prosome, macropain) activator subunit 2 (pa28 beta), GADD45B <text:s/>- <text:s/>growth arrest and dna-damage-inducible, beta, UBD <text:s/>- <text:s/>ubiquitin d, TRIB1 <text:s/>- <text:s/>tribbles homolog 1 (drosophila), SUPT16H <text:s/>- <text:s/>suppressor of ty 16 homolog (s. cerevisiae), SQSTM1 <text:s/>- <text:s/>sequestosome 1, DAB2IP <text:s/>- <text:s/>dab2 interacting protein, EGR1 <text:s/>- <text:s/>early growth response 1, GLI1 <text:s/>- <text:s/>gli family zinc finger 1, ADAM8 <text:s/>- <text:s/>adam metallopeptidase domain 8, PTGS2 <text:s/>- <text:s/>prostaglandin-endoperoxide synthase 2 (prostaglandin g/h synthase and cyclooxygenase), RHOG <text:s/>- <text:s/>ras homolog family member g, CXCL10 <text:s/>- <text:s/>chemokine (c-x-c motif) ligand 10, SORBS1 <text:s/>- <text:s/>sorbin and sh3 domain containing 1, MFNG <text:s/>- <text:s/>mfng o-fucosylpeptide 3-beta-n-acetylglucosaminyltransferase, IRF1 <text:s/>- <text:s/>interferon regulatory factor 1, CDC37 <text:s/>- <text:s/>cell division cycle 37, TRAF2 <text:s/>- <text:s/>tnf receptor-associated factor 2, OPTN <text:s/>- <text:s/>optineurin, PDE4A <text:s/>- <text:s/>phosphodiesterase 4a, camp-specific, HCRTR1 <text:s/>- <text:s/>hypocretin (orexin) receptor 1, KREMEN2 <text:s/>- <text:s/>kringle containing transmembrane protein 2, SHE <text:s/>- <text:s/>src homology 2 domain containing e, NEK6 <text:s/>- <text:s/>nima-related kinase 6, NLGN2 <text:s/>- <text:s/>neuroligin 2, PTPRS <text:s/>- <text:s/>protein tyrosine phosphatase, receptor type, s, TRIM67 <text:s/>- <text:s/>tripartite motif containing 67, CAMK2A <text:s/>- <text:s/>calcium/calmodulin-dependent protein kinase ii alpha, IL23A <text:s/>- <text:s/>interleukin 23, alpha subunit p19, WNT10B <text:s/>- <text:s/>wingless-type mmtv integration site family, member 10b, SH2B3 <text:s/>- <text:s/>sh2b adaptor protein 3, SH3KBP1 <text:s/>- <text:s/>sh3-domain kinase binding protein 1, CNOT2 <text:s/>- <text:s/>ccr4-not transcription complex, subunit 2, SCUBE3 <text:s/>- <text:s/>signal peptide, cub domain, egf-like 3, CHGA <text:s/>- <text:s/>chromogranin a (parathyroid secretory protein 1), CHI3L1 <text:s/>- <text:s/>chitinase 3-like 1 (cartilage glycoprotein-39), SIPA1L2 <text:s/>- <text:s/>signal-induced proliferation-associated 1 like 2, FBLN1 <text:s/>- <text:s/>fibulin 1, CALB1 <text:s/>- <text:s/>calbindin 1, 28kda, MAP4K2 <text:s/>- <text:s/>mitogen-activated protein kinase kinase kinase kinase 2, HMGXB4 <text:s/>- <text:s/>hmg box domain containing 4, CTSH <text:s/>- <text:s/>cathepsin h, DIXDC1 <text:s/>- <text:s/>dix domain containing 1, DUSP5 <text:s/>- <text:s/>dual specificity phosphatase 5, SKIL <text:s/>- <text:s/>ski-like oncogene, FRS2 <text:s/>- <text:s/>fibroblast growth factor receptor substrate 2, CCDC3 <text:s/>- <text:s/>coiled-coil domain containing 3, TRIB2 <text:s/>- <text:s/>tribbles homolog 2 (drosophila), GREM1 <text:s/>- <text:s/>gremlin 1, dan family bmp antagonist, NRG1 <text:s/>- <text:s/>neuregulin 1, PFKM <text:s/>- <text:s/>phosphofructokinase, muscle, MSX1 <text:s/>- <text:s/>msh homeobox 1, TNFAIP3 <text:s/>- <text:s/>tumor necrosis factor, alpha-induced protein 3, RAB11FIP5 <text:s/>- <text:s/>rab11 family interacting protein 5 (class i), CYLD <text:s/>- <text:s/>cylindromatosis (turban tumor syndrome), DUSP2 <text:s/>- <text:s/>dual specificity phosphatase 2, STK4 <text:s/>- <text:s/>serine/threonine kinase 4, FFAR2 <text:s/>- <text:s/>free fatty acid receptor 2, RC3H2 <text:s/>- <text:s/>ring finger and ccch-type domains 2, RNF165 <text:s/>- <text:s/>ring finger protein 165, SHC1 <text:s/>- <text:s/>shc (src homology 2 domain containing) transforming protein 1, DLG4 <text:s/>- <text:s/>discs, large homolog 4 (drosophila), LRP1 <text:s/>- <text:s/>low density lipoprotein receptor-related protein 1, SHH <text:s/>- <text:s/>sonic hedgehog, LRP4 <text:s/>- <text:s/>low density lipoprotein receptor-related protein 4, JAK1 <text:s/>- <text:s/>janus kinase 1, RASA2 <text:s/>- <text:s/>ras p21 protein activator 2, HRK <text:s/>- <text:s/>harakiri, bcl2 interacting protein (contains only bh3 domain), TNFSF14 <text:s/>- <text:s/>tumor necrosis factor (ligand) superfamily, member 14, SYNPO <text:s/>- <text:s/>synaptopodin, RARA <text:s/>- <text:s/>retinoic acid receptor, alpha, ZMIZ1 <text:s/>- <text:s/>zinc finger, miz-type containing 1, GRIN2A <text:s/>- <text:s/>glutamate receptor, ionotropic, n-methyl d-aspartate 2a, KCNJ11 <text:s/>- <text:s/>potassium inwardly-rectifying channel, subfamily j, member 11, CSF3 <text:s/>- <text:s/>colony stimulating factor 3 (granulocyte), RAPGEF3 <text:s/>- <text:s/>rap guanine nucleotide exchange factor (gef) 3, TGFB1 <text:s/>- <text:s/>transforming growth factor, beta 1, HDAC7 <text:s/>- <text:s/>histone deacetylase 7, RIPK2 <text:s/>- <text:s/>receptor-interacting serine-threonine kinase 2, IGFBP5 <text:s/>- <text:s/>insulin-like growth factor binding protein 5, GRINA <text:s/>- <text:s/>glutamate receptor, ionotropic, n-methyl d-aspartate-associated protein 1 (glutamate binding), MYADM <text:s/>- <text:s/>myeloid-associated differentiation marker, BCL3 <text:s/>- <text:s/>b-cell cll/lymphoma 3, ARHGEF40 <text:s/>- <text:s/>rho guanine nucleotide exchange factor (gef) 40, GCSAM <text:s/>- <text:s/>germinal center-associated, signaling and motility, NFAT5 <text:s/>- <text:s/>nuclear factor of activated t-cells 5, tonicity-responsive, PRKCD <text:s/>- <text:s/>protein kinase c, delta, PLEKHG2 <text:s/>- <text:s/>pleckstrin homology domain containing, family g (with rhogef domain) member 2, SHOC2 <text:s/>- <text:s/>soc-2 suppressor of clear homolog (c. elegans)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04</text:p>
          </table:table-cell>
          <table:table-cell office:value-type="string" calcext:value-type="string">
            <text:p>positive regulation of macromolecule metabolic process</text:p>
          </table:table-cell>
          <table:table-cell office:value-type="float" office:value="0.0000000192" calcext:value-type="float">
            <text:p>1.92E-08</text:p>
          </table:table-cell>
          <table:table-cell office:value-type="float" office:value="0.0000182" calcext:value-type="float">
            <text:p>0.0000182</text:p>
          </table:table-cell>
          <table:table-cell office:value-type="float" office:value="1.62" calcext:value-type="float">
            <text:p>1.62</text:p>
          </table:table-cell>
          <table:table-cell office:value-type="float" office:value="13954" calcext:value-type="float">
            <text:p>13954</text:p>
          </table:table-cell>
          <table:table-cell office:value-type="float" office:value="2356" calcext:value-type="float">
            <text:p>2356</text:p>
          </table:table-cell>
          <table:table-cell office:value-type="float" office:value="440" calcext:value-type="float">
            <text:p>4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BIRC3 <text:s/>- <text:s/>baculoviral iap repeat containing 3, PRRX1 <text:s/>- <text:s/>paired related homeobox 1, SYMPK <text:s/>- <text:s/>symplekin, MAP3K8 <text:s/>- <text:s/>mitogen-activated protein kinase kinase kinase 8, RFX4 <text:s/>- <text:s/>regulatory factor x, 4 (influences hla class ii expression), SIN3A <text:s/>- <text:s/>sin3 transcription regulator family member a, VANGL2 <text:s/>- <text:s/>vangl planar cell polarity protein 2, CAMTA1 <text:s/>- <text:s/>calmodulin binding transcription activator 1, FLI1 <text:s/>- <text:s/>fli-1 proto-oncogene, ets transcription factor, PRMT1 <text:s/>- <text:s/>protein arginine methyltransferase 1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FGF18 <text:s/>- <text:s/>fibroblast growth factor 18, FHOD1 <text:s/>- <text:s/>formin homology 2 domain containing 1, MAP3K11 <text:s/>- <text:s/>mitogen-activated protein kinase kinase kinase 11, EBF3 <text:s/>- <text:s/>early b-cell factor 3, FOXJ2 <text:s/>- <text:s/>forkhead box j2, EDAR <text:s/>- <text:s/>ectodysplasin a receptor, APLF <text:s/>- <text:s/>aprataxin and pnkp like factor, SENP1 <text:s/>- <text:s/>sumo1/sentrin specific peptidase 1, CSRNP2 <text:s/>- <text:s/>cysteine-serine-rich nuclear protein 2, TET3 <text:s/>- <text:s/>tet methylcytosine dioxygenase 3, BMI1 <text:s/>- <text:s/>bmi1 polycomb ring finger oncogene, BMP2 <text:s/>- <text:s/>bone morphogenetic protein 2, WNT4 <text:s/>- <text:s/>wingless-type mmtv integration site family, member 4, ELF3 <text:s/>- <text:s/>e74-like factor 3 (ets domain transcription factor, epithelial-specific ), AKAP13 <text:s/>- <text:s/>a kinase (prka) anchor protein 13, ELF2 <text:s/>- <text:s/>e74-like factor 2 (ets domain transcription factor), CREB1 <text:s/>- <text:s/>camp responsive element binding protein 1, EIF5A <text:s/>- <text:s/>eukaryotic translation initiation factor 5a, RSPO1 <text:s/>- <text:s/>r-spondin 1, IL6ST <text:s/>- <text:s/>interleukin 6 signal transducer (gp130, oncostatin m receptor), HOXC10 <text:s/>- <text:s/>homeobox c10, ARNTL <text:s/>- <text:s/>aryl hydrocarbon receptor nuclear translocator-like, ITGA5 <text:s/>- <text:s/>integrin, alpha 5 (fibronectin receptor, alpha polypeptide), PSME2 <text:s/>- <text:s/>proteasome (prosome, macropain) activator subunit 2 (pa28 beta), FGF13 <text:s/>- <text:s/>fibroblast growth factor 13, GADD45B <text:s/>- <text:s/>growth arrest and dna-damage-inducible, beta, TRIB1 <text:s/>- <text:s/>tribbles homolog 1 (drosophila), CDC20B <text:s/>- <text:s/>cell division cycle 20b, SUPT16H <text:s/>- <text:s/>suppressor of ty 16 homolog (s. cerevisiae), SQSTM1 <text:s/>- <text:s/>sequestosome 1, DAB2IP <text:s/>- <text:s/>dab2 interacting protein, EGR1 <text:s/>- <text:s/>early growth response 1, GLI1 <text:s/>- <text:s/>gli family zinc finger 1, ITGB8 <text:s/>- <text:s/>integrin, beta 8, ZBTB7B <text:s/>- <text:s/>zinc finger and btb domain containing 7b, ADAM8 <text:s/>- <text:s/>adam metallopeptidase domain 8, PTGS2 <text:s/>- <text:s/>prostaglandin-endoperoxide synthase 2 (prostaglandin g/h synthase and cyclooxygenase), RHOG <text:s/>- <text:s/>ras homolog family member g, CDK8 <text:s/>- <text:s/>cyclin-dependent kinase 8, FAM129A <text:s/>- <text:s/>family with sequence similarity 129, member a, CDKN1B <text:s/>- <text:s/>cyclin-dependent kinase inhibitor 1b (p27, kip1), POU2F1 <text:s/>- <text:s/>pou class 2 homeobox 1, CXCL10 <text:s/>- <text:s/>chemokine (c-x-c motif) ligand 10, SORBS1 <text:s/>- <text:s/>sorbin and sh3 domain containing 1, IRF1 <text:s/>- <text:s/>interferon regulatory factor 1, TRAF2 <text:s/>- <text:s/>tnf receptor-associated factor 2, HCRTR1 <text:s/>- <text:s/>hypocretin (orexin) receptor 1, CHD6 <text:s/>- <text:s/>chromodomain helicase dna binding protein 6, TRIM67 <text:s/>- <text:s/>tripartite motif containing 67, IL23A <text:s/>- <text:s/>interleukin 23, alpha subunit p19, WNT10B <text:s/>- <text:s/>wingless-type mmtv integration site family, member 10b, CHI3L1 <text:s/>- <text:s/>chitinase 3-like 1 (cartilage glycoprotein-39), FBLN1 <text:s/>- <text:s/>fibulin 1, MAP4K2 <text:s/>- <text:s/>mitogen-activated protein kinase kinase kinase kinase 2, FOXN4 <text:s/>- <text:s/>forkhead box n4, CTSH <text:s/>- <text:s/>cathepsin h, AKT2 <text:s/>- <text:s/>v-akt murine thymoma viral oncogene homolog 2, UNC119 <text:s/>- <text:s/>unc-119 homolog (c. elegans), DUSP5 <text:s/>- <text:s/>dual specificity phosphatase 5, ETV6 <text:s/>- <text:s/>ets variant 6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TRIB2 <text:s/>- <text:s/>tribbles homolog 2 (drosophila), GPBP1 <text:s/>- <text:s/>gc-rich promoter binding protein 1, CAMKK1 <text:s/>- <text:s/>calcium/calmodulin-dependent protein kinase kinase 1, alpha, GREM1 <text:s/>- <text:s/>gremlin 1, dan family bmp antagonist, NRG1 <text:s/>- <text:s/>neuregulin 1, AUTS2 <text:s/>- <text:s/>autism susceptibility candidate 2, MSX1 <text:s/>- <text:s/>msh homeobox 1, EZH1 <text:s/>- <text:s/>enhancer of zeste homolog 1 (drosophila), TNFAIP3 <text:s/>- <text:s/>tumor necrosis factor, alpha-induced protein 3, STK4 <text:s/>- <text:s/>serine/threonine kinase 4, SHC1 <text:s/>- <text:s/>shc (src homology 2 domain containing) transforming protein 1, SHH <text:s/>- <text:s/>sonic hedgehog, WNT10A <text:s/>- <text:s/>wingless-type mmtv integration site family, member 10a, LRP4 <text:s/>- <text:s/>low density lipoprotein receptor-related protein 4, STAT6 <text:s/>- <text:s/>signal transducer and activator of transcription 6, interleukin-4 induced, HOXB9 <text:s/>- <text:s/>homeobox b9, RARB <text:s/>- <text:s/>retinoic acid receptor, beta, NFIC <text:s/>- <text:s/>nuclear factor i/c (ccaat-binding transcription factor), IKZF3 <text:s/>- <text:s/>ikaros family zinc finger 3 (aiolos), NPAS3 <text:s/>- <text:s/>neuronal pas domain protein 3, NFATC2 <text:s/>- <text:s/>nuclear factor of activated t-cells, cytoplasmic, calcineurin-dependent 2, AAMDC <text:s/>- <text:s/>adipogenesis associated, mth938 domain containing, RARA <text:s/>- <text:s/>retinoic acid receptor, alpha, ZMIZ1 <text:s/>- <text:s/>zinc finger, miz-type containing 1, RBL1 <text:s/>- <text:s/>retinoblastoma-like 1 (p107), RAI1 <text:s/>- <text:s/>retinoic acid induced 1, FOXA3 <text:s/>- <text:s/>forkhead box a3, CSF3 <text:s/>- <text:s/>colony stimulating factor 3 (granulocyte), RAPGEF3 <text:s/>- <text:s/>rap guanine nucleotide exchange factor (gef) 3, TGFB1 <text:s/>- <text:s/>transforming growth factor, beta 1, UBTF <text:s/>- <text:s/>upstream binding transcription factor, rna polymerase i, RIPK2 <text:s/>- <text:s/>receptor-interacting serine-threonine kinase 2, MAFG <text:s/>- <text:s/>v-maf avian musculoaponeurotic fibrosarcoma oncogene homolog g, LRRC32 <text:s/>- <text:s/>leucine rich repeat containing 32, BCL3 <text:s/>- <text:s/>b-cell cll/lymphoma 3, UBE2E1 <text:s/>- <text:s/>ubiquitin-conjugating enzyme e2e 1, NFAT5 <text:s/>- <text:s/>nuclear factor of activated t-cells 5, tonicity-responsive, PRKCD <text:s/>- <text:s/>protein kinase c, delta, IL27 <text:s/>- <text:s/>interleukin 27, SMAD7 <text:s/>- <text:s/>smad family member 7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82</text:p>
          </table:table-cell>
          <table:table-cell office:value-type="string" calcext:value-type="string">
            <text:p>regulation of immune system process</text:p>
          </table:table-cell>
          <table:table-cell office:value-type="float" office:value="0.0000000237" calcext:value-type="float">
            <text:p>2.37E-08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2.09" calcext:value-type="float">
            <text:p>2.09</text:p>
          </table:table-cell>
          <table:table-cell office:value-type="float" office:value="13954" calcext:value-type="float">
            <text:p>13954</text:p>
          </table:table-cell>
          <table:table-cell office:value-type="float" office:value="943" calcext:value-type="float">
            <text:p>943</text:p>
          </table:table-cell>
          <table:table-cell office:value-type="float" office:value="440" calcext:value-type="float">
            <text:p>4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BIRC3 <text:s/>- <text:s/>baculoviral iap repeat containing 3, MAP3K8 <text:s/>- <text:s/>mitogen-activated protein kinase kinase kinase 8, CD83 <text:s/>- <text:s/>cd83 molecule, PTPRS <text:s/>- <text:s/>protein tyrosine phosphatase, receptor type, s, SIN3A <text:s/>- <text:s/>sin3 transcription regulator family member a, ATP11C <text:s/>- <text:s/>atpase, class vi, type 11c, IL23A <text:s/>- <text:s/>interleukin 23, alpha subunit p19, ELMO1 <text:s/>- <text:s/>engulfment and cell motility 1, PRMT1 <text:s/>- <text:s/>protein arginine methyltransferase 1, CD74 <text:s/>- <text:s/>cd74 molecule, major histocompatibility complex, class ii invariant chain, LGALS1 <text:s/>- <text:s/>lectin, galactoside-binding, soluble, 1, PPAPDC1A <text:s/>- <text:s/>phosphatidic acid phosphatase type 2 domain containing 1a, CTSH <text:s/>- <text:s/>cathepsin h, APLF <text:s/>- <text:s/>aprataxin and pnkp like factor, CACNB3 <text:s/>- <text:s/>calcium channel, voltage-dependent, beta 3 subunit, SENP1 <text:s/>- <text:s/>sumo1/sentrin specific peptidase 1, GREM1 <text:s/>- <text:s/>gremlin 1, dan family bmp antagonist, CXCL5 <text:s/>- <text:s/>chemokine (c-x-c motif) ligand 5, TNFAIP3 <text:s/>- <text:s/>tumor necrosis factor, alpha-induced protein 3, CREB1 <text:s/>- <text:s/>camp responsive element binding protein 1, FGR <text:s/>- <text:s/>feline gardner-rasheed sarcoma viral oncogene homolog, CYLD <text:s/>- <text:s/>cylindromatosis (turban tumor syndrome), CXCL6 <text:s/>- <text:s/>chemokine (c-x-c motif) ligand 6, IL6ST <text:s/>- <text:s/>interleukin 6 signal transducer (gp130, oncostatin m receptor), ACIN1 <text:s/>- <text:s/>apoptotic chromatin condensation inducer 1, RNF31 <text:s/>- <text:s/>ring finger protein 31, FFAR2 <text:s/>- <text:s/>free fatty acid receptor 2, SHC1 <text:s/>- <text:s/>shc (src homology 2 domain containing) transforming protein 1, PGLYRP2 <text:s/>- <text:s/>peptidoglycan recognition protein 2, PSME2 <text:s/>- <text:s/>proteasome (prosome, macropain) activator subunit 2 (pa28 beta), ITGAL <text:s/>- <text:s/>integrin, alpha l (antigen cd11a (p180), lymphocyte function-associated antigen 1; alpha polypeptide), TRIB1 <text:s/>- <text:s/>tribbles homolog 1 (drosophila), SHH <text:s/>- <text:s/>sonic hedgehog, STAT6 <text:s/>- <text:s/>signal transducer and activator of transcription 6, interleukin-4 induced, DAB2IP <text:s/>- <text:s/>dab2 interacting protein, TNFRSF4 <text:s/>- <text:s/>tumor necrosis factor receptor superfamily, member 4, IKZF3 <text:s/>- <text:s/>ikaros family zinc finger 3 (aiolos), JAK1 <text:s/>- <text:s/>janus kinase 1, ZBTB7B <text:s/>- <text:s/>zinc finger and btb domain containing 7b, AP1S2 <text:s/>- <text:s/>adaptor-related protein complex 1, sigma 2 subunit, ADAM8 <text:s/>- <text:s/>adam metallopeptidase domain 8, TNFSF14 <text:s/>- <text:s/>tumor necrosis factor (ligand) superfamily, member 14, NFATC2 <text:s/>- <text:s/>nuclear factor of activated t-cells, cytoplasmic, calcineurin-dependent 2, ZMIZ1 <text:s/>- <text:s/>zinc finger, miz-type containing 1, RARA <text:s/>- <text:s/>retinoic acid receptor, alpha, CSF3 <text:s/>- <text:s/>colony stimulating factor 3 (granulocyte), TGFB1 <text:s/>- <text:s/>transforming growth factor, beta 1, RIPK2 <text:s/>- <text:s/>receptor-interacting serine-threonine kinase 2, CXCL10 <text:s/>- <text:s/>chemokine (c-x-c motif) ligand 10, FAM49B <text:s/>- <text:s/>family with sequence similarity 49, member b, LRRC32 <text:s/>- <text:s/>leucine rich repeat containing 32, CXCL2 <text:s/>- <text:s/>chemokine (c-x-c motif) ligand 2, CDC37 <text:s/>- <text:s/>cell division cycle 37, CXCL1 <text:s/>- <text:s/>chemokine (c-x-c motif) ligand 1 (melanoma growth stimulating activity, alpha), IRF1 <text:s/>- <text:s/>interferon regulatory factor 1, GCSAM <text:s/>- <text:s/>germinal center-associated, signaling and motility, TRAF2 <text:s/>- <text:s/>tnf receptor-associated factor 2, PRKCD <text:s/>- <text:s/>protein kinase c, delta, IL27 <text:s/>- <text:s/>interleukin 27, KLF10 <text:s/>- <text:s/>kruppel-like factor 10, CXCL3 <text:s/>- <text:s/>chemokine (c-x-c motif) ligand 3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5</text:p>
          </table:table-cell>
          <table:table-cell office:value-type="string" calcext:value-type="string">
            <text:p>positive regulation of cellular metabolic process</text:p>
          </table:table-cell>
          <table:table-cell office:value-type="float" office:value="0.0000000256" calcext:value-type="float">
            <text:p>2.56E-08</text:p>
          </table:table-cell>
          <table:table-cell office:value-type="float" office:value="0.0000214" calcext:value-type="float">
            <text:p>0.0000214</text:p>
          </table:table-cell>
          <table:table-cell office:value-type="float" office:value="1.6" calcext:value-type="float">
            <text:p>1.6</text:p>
          </table:table-cell>
          <table:table-cell office:value-type="float" office:value="13954" calcext:value-type="float">
            <text:p>13954</text:p>
          </table:table-cell>
          <table:table-cell office:value-type="float" office:value="2394" calcext:value-type="float">
            <text:p>2394</text:p>
          </table:table-cell>
          <table:table-cell office:value-type="float" office:value="440" calcext:value-type="float">
            <text:p>44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BIRC3 <text:s/>- <text:s/>baculoviral iap repeat containing 3, PRRX1 <text:s/>- <text:s/>paired related homeobox 1, SYMPK <text:s/>- <text:s/>symplekin, MAP3K8 <text:s/>- <text:s/>mitogen-activated protein kinase kinase kinase 8, RFX4 <text:s/>- <text:s/>regulatory factor x, 4 (influences hla class ii expression), SIN3A <text:s/>- <text:s/>sin3 transcription regulator family member a, VANGL2 <text:s/>- <text:s/>vangl planar cell polarity protein 2, CAMTA1 <text:s/>- <text:s/>calmodulin binding transcription activator 1, FLI1 <text:s/>- <text:s/>fli-1 proto-oncogene, ets transcription factor, PRMT1 <text:s/>- <text:s/>protein arginine methyltransferase 1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FGF18 <text:s/>- <text:s/>fibroblast growth factor 18, FHOD1 <text:s/>- <text:s/>formin homology 2 domain containing 1, MAP3K11 <text:s/>- <text:s/>mitogen-activated protein kinase kinase kinase 11, EBF3 <text:s/>- <text:s/>early b-cell factor 3, FOXJ2 <text:s/>- <text:s/>forkhead box j2, EDAR <text:s/>- <text:s/>ectodysplasin a receptor, APLF <text:s/>- <text:s/>aprataxin and pnkp like factor, SENP1 <text:s/>- <text:s/>sumo1/sentrin specific peptidase 1, CSRNP2 <text:s/>- <text:s/>cysteine-serine-rich nuclear protein 2, TET3 <text:s/>- <text:s/>tet methylcytosine dioxygenase 3, BMI1 <text:s/>- <text:s/>bmi1 polycomb ring finger oncogene, BMP2 <text:s/>- <text:s/>bone morphogenetic protein 2, WNT4 <text:s/>- <text:s/>wingless-type mmtv integration site family, member 4, ELF3 <text:s/>- <text:s/>e74-like factor 3 (ets domain transcription factor, epithelial-specific ), AKAP13 <text:s/>- <text:s/>a kinase (prka) anchor protein 13, ELF2 <text:s/>- <text:s/>e74-like factor 2 (ets domain transcription factor), CREB1 <text:s/>- <text:s/>camp responsive element binding protein 1, EIF5A <text:s/>- <text:s/>eukaryotic translation initiation factor 5a, RSPO1 <text:s/>- <text:s/>r-spondin 1, FGR <text:s/>- <text:s/>feline gardner-rasheed sarcoma viral oncogene homolog, IL6ST <text:s/>- <text:s/>interleukin 6 signal transducer (gp130, oncostatin m receptor), HOXC10 <text:s/>- <text:s/>homeobox c10, ARNTL <text:s/>- <text:s/>aryl hydrocarbon receptor nuclear translocator-like, ITGA5 <text:s/>- <text:s/>integrin, alpha 5 (fibronectin receptor, alpha polypeptide), PSME2 <text:s/>- <text:s/>proteasome (prosome, macropain) activator subunit 2 (pa28 beta), FGF13 <text:s/>- <text:s/>fibroblast growth factor 13, GADD45B <text:s/>- <text:s/>growth arrest and dna-damage-inducible, beta, TRIB1 <text:s/>- <text:s/>tribbles homolog 1 (drosophila), CDC20B <text:s/>- <text:s/>cell division cycle 20b, SUPT16H <text:s/>- <text:s/>suppressor of ty 16 homolog (s. cerevisiae), SQSTM1 <text:s/>- <text:s/>sequestosome 1, DAB2IP <text:s/>- <text:s/>dab2 interacting protein, EGR1 <text:s/>- <text:s/>early growth response 1, GLI1 <text:s/>- <text:s/>gli family zinc finger 1, ZBTB7B <text:s/>- <text:s/>zinc finger and btb domain containing 7b, ADAM8 <text:s/>- <text:s/>adam metallopeptidase domain 8, PTGS2 <text:s/>- <text:s/>prostaglandin-endoperoxide synthase 2 (prostaglandin g/h synthase and cyclooxygenase), RHOG <text:s/>- <text:s/>ras homolog family member g, CDK8 <text:s/>- <text:s/>cyclin-dependent kinase 8, FAM129A <text:s/>- <text:s/>family with sequence similarity 129, member a, CDKN1B <text:s/>- <text:s/>cyclin-dependent kinase inhibitor 1b (p27, kip1), POU2F1 <text:s/>- <text:s/>pou class 2 homeobox 1, CXCL10 <text:s/>- <text:s/>chemokine (c-x-c motif) ligand 10, SORBS1 <text:s/>- <text:s/>sorbin and sh3 domain containing 1, CDC37 <text:s/>- <text:s/>cell division cycle 37, IRF1 <text:s/>- <text:s/>interferon regulatory factor 1, TRAF2 <text:s/>- <text:s/>tnf receptor-associated factor 2, OPTN <text:s/>- <text:s/>optineurin, HCRTR1 <text:s/>- <text:s/>hypocretin (orexin) receptor 1, CHD6 <text:s/>- <text:s/>chromodomain helicase dna binding protein 6, TRIM67 <text:s/>- <text:s/>tripartite motif containing 67, IL23A <text:s/>- <text:s/>interleukin 23, alpha subunit p19, WNT10B <text:s/>- <text:s/>wingless-type mmtv integration site family, member 10b, CHGA <text:s/>- <text:s/>chromogranin a (parathyroid secretory protein 1), CHI3L1 <text:s/>- <text:s/>chitinase 3-like 1 (cartilage glycoprotein-39), FBLN1 <text:s/>- <text:s/>fibulin 1, MAP4K2 <text:s/>- <text:s/>mitogen-activated protein kinase kinase kinase kinase 2, FOXN4 <text:s/>- <text:s/>forkhead box n4, CTSH <text:s/>- <text:s/>cathepsin h, AKT2 <text:s/>- <text:s/>v-akt murine thymoma viral oncogene homolog 2, UNC119 <text:s/>- <text:s/>unc-119 homolog (c. elegans), DUSP5 <text:s/>- <text:s/>dual specificity phosphatase 5, ETV6 <text:s/>- <text:s/>ets variant 6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TRIB2 <text:s/>- <text:s/>tribbles homolog 2 (drosophila), GPBP1 <text:s/>- <text:s/>gc-rich promoter binding protein 1, CAMKK1 <text:s/>- <text:s/>calcium/calmodulin-dependent protein kinase kinase 1, alpha, GREM1 <text:s/>- <text:s/>gremlin 1, dan family bmp antagonist, NRG1 <text:s/>- <text:s/>neuregulin 1, AUTS2 <text:s/>- <text:s/>autism susceptibility candidate 2, MSX1 <text:s/>- <text:s/>msh homeobox 1, EZH1 <text:s/>- <text:s/>enhancer of zeste homolog 1 (drosophila), TNFAIP3 <text:s/>- <text:s/>tumor necrosis factor, alpha-induced protein 3, STK4 <text:s/>- <text:s/>serine/threonine kinase 4, HPCA <text:s/>- <text:s/>hippocalcin, SHC1 <text:s/>- <text:s/>shc (src homology 2 domain containing) transforming protein 1, SHH <text:s/>- <text:s/>sonic hedgehog, LRP4 <text:s/>- <text:s/>low density lipoprotein receptor-related protein 4, STAT6 <text:s/>- <text:s/>signal transducer and activator of transcription 6, interleukin-4 induced, HOXB9 <text:s/>- <text:s/>homeobox b9, RARB <text:s/>- <text:s/>retinoic acid receptor, beta, NFIC <text:s/>- <text:s/>nuclear factor i/c (ccaat-binding transcription factor), IKZF3 <text:s/>- <text:s/>ikaros family zinc finger 3 (aiolos), NPAS3 <text:s/>- <text:s/>neuronal pas domain protein 3, NFATC2 <text:s/>- <text:s/>nuclear factor of activated t-cells, cytoplasmic, calcineurin-dependent 2, AAMDC <text:s/>- <text:s/>adipogenesis associated, mth938 domain containing, RARA <text:s/>- <text:s/>retinoic acid receptor, alpha, ZMIZ1 <text:s/>- <text:s/>zinc finger, miz-type containing 1, RBL1 <text:s/>- <text:s/>retinoblastoma-like 1 (p107), RAI1 <text:s/>- <text:s/>retinoic acid induced 1, FOXA3 <text:s/>- <text:s/>forkhead box a3, CSF3 <text:s/>- <text:s/>colony stimulating factor 3 (granulocyte), RAPGEF3 <text:s/>- <text:s/>rap guanine nucleotide exchange factor (gef) 3, TGFB1 <text:s/>- <text:s/>transforming growth factor, beta 1, UBTF <text:s/>- <text:s/>upstream binding transcription factor, rna polymerase i, RIPK2 <text:s/>- <text:s/>receptor-interacting serine-threonine kinase 2, BCL3 <text:s/>- <text:s/>b-cell cll/lymphoma 3, UBE2E1 <text:s/>- <text:s/>ubiquitin-conjugating enzyme e2e 1, NFAT5 <text:s/>- <text:s/>nuclear factor of activated t-cells 5, tonicity-responsive, PRKCD <text:s/>- <text:s/>protein kinase c, delta, IL27 <text:s/>- <text:s/>interleukin 27, SMAD7 <text:s/>- <text:s/>smad family member 7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5556</text:p>
          </table:table-cell>
          <table:table-cell office:value-type="string" calcext:value-type="string">
            <text:p>intracellular signal transduction</text:p>
          </table:table-cell>
          <table:table-cell office:value-type="float" office:value="0.0000000286" calcext:value-type="float">
            <text:p>2.86E-08</text:p>
          </table:table-cell>
          <table:table-cell office:value-type="float" office:value="0.0000226" calcext:value-type="float">
            <text:p>0.0000226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1199" calcext:value-type="float">
            <text:p>1199</text:p>
          </table:table-cell>
          <table:table-cell office:value-type="float" office:value="440" calcext:value-type="float">
            <text:p>44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ATP2A1 <text:s/>- <text:s/>atpase, ca++ transporting, cardiac muscle, fast twitch 1, ARFRP1 <text:s/>- <text:s/>adp-ribosylation factor related protein 1, G3BP1 <text:s/>- <text:s/>gtpase activating protein (sh3 domain) binding protein 1, EPS8L2 <text:s/>- <text:s/>eps8-like 2, BIRC3 <text:s/>- <text:s/>baculoviral iap repeat containing 3, RPS6KA6 <text:s/>- <text:s/>ribosomal protein s6 kinase, 90kda, polypeptide 6, MAP3K8 <text:s/>- <text:s/>mitogen-activated protein kinase kinase kinase 8, VANGL2 <text:s/>- <text:s/>vangl planar cell polarity protein 2, CAMK2A <text:s/>- <text:s/>calcium/calmodulin-dependent protein kinase ii alpha, ATP1B1 <text:s/>- <text:s/>atpase, na+/k+ transporting, beta 1 polypeptide, SH2B3 <text:s/>- <text:s/>sh2b adaptor protein 3, ELMO1 <text:s/>- <text:s/>engulfment and cell motility 1, PRMT1 <text:s/>- <text:s/>protein arginine methyltransferase 1, REL <text:s/>- <text:s/>v-rel avian reticuloendotheliosis viral oncogene homolog, CNOT2 <text:s/>- <text:s/>ccr4-not transcription complex, subunit 2, SIRT2 <text:s/>- <text:s/>sirtuin 2, FGF18 <text:s/>- <text:s/>fibroblast growth factor 18, MAP3K11 <text:s/>- <text:s/>mitogen-activated protein kinase kinase kinase 11, KCNH8 <text:s/>- <text:s/>potassium voltage-gated channel, subfamily h (eag-related), member 8, MAP4K2 <text:s/>- <text:s/>mitogen-activated protein kinase kinase kinase kinase 2, CTSH <text:s/>- <text:s/>cathepsin h, AKT2 <text:s/>- <text:s/>v-akt murine thymoma viral oncogene homolog 2, DUSP5 <text:s/>- <text:s/>dual specificity phosphatase 5, PDZD3 <text:s/>- <text:s/>pdz domain containing 3, GNB1L <text:s/>- <text:s/>guanine nucleotide binding protein (g protein), beta polypeptide 1-like, EIF4EBP2 <text:s/>- <text:s/>eukaryotic translation initiation factor 4e binding protein 2, FRS2 <text:s/>- <text:s/>fibroblast growth factor receptor substrate 2, NFKB2 <text:s/>- <text:s/>nuclear factor of kappa light polypeptide gene enhancer in b-cells 2 (p49/p100), G3BP2 <text:s/>- <text:s/>gtpase activating protein (sh3 domain) binding protein 2, CAMKK1 <text:s/>- <text:s/>calcium/calmodulin-dependent protein kinase kinase 1, alpha, NRG1 <text:s/>- <text:s/>neuregulin 1, RHOBTB1 <text:s/>- <text:s/>rho-related btb domain containing 1, TNFAIP3 <text:s/>- <text:s/>tumor necrosis factor, alpha-induced protein 3, AKAP13 <text:s/>- <text:s/>a kinase (prka) anchor protein 13, CYLD <text:s/>- <text:s/>cylindromatosis (turban tumor syndrome), STK4 <text:s/>- <text:s/>serine/threonine kinase 4, RNF31 <text:s/>- <text:s/>ring finger protein 31, HPCA <text:s/>- <text:s/>hippocalcin, RALGDS <text:s/>- <text:s/>ral guanine nucleotide dissociation stimulator, SHC1 <text:s/>- <text:s/>shc (src homology 2 domain containing) transforming protein 1, FGF13 <text:s/>- <text:s/>fibroblast growth factor 13, DLG4 <text:s/>- <text:s/>discs, large homolog 4 (drosophila), PSME2 <text:s/>- <text:s/>proteasome (prosome, macropain) activator subunit 2 (pa28 beta), TRIB1 <text:s/>- <text:s/>tribbles homolog 1 (drosophila), PI4KB <text:s/>- <text:s/>phosphatidylinositol 4-kinase, catalytic, beta, SQSTM1 <text:s/>- <text:s/>sequestosome 1, DAB2IP <text:s/>- <text:s/>dab2 interacting protein, CAMK1G <text:s/>- <text:s/>calcium/calmodulin-dependent protein kinase ig, JAK1 <text:s/>- <text:s/>janus kinase 1, RASA2 <text:s/>- <text:s/>ras p21 protein activator 2, ARF5 <text:s/>- <text:s/>adp-ribosylation factor 5, FAM65A <text:s/>- <text:s/>family with sequence similarity 65, member a, NFATC2 <text:s/>- <text:s/>nuclear factor of activated t-cells, cytoplasmic, calcineurin-dependent 2, RHOG <text:s/>- <text:s/>ras homolog family member g, GRIN2A <text:s/>- <text:s/>glutamate receptor, ionotropic, n-methyl d-aspartate 2a, C15orf62 <text:s/>- <text:s/>chromosome 15 open reading frame 62, RND1 <text:s/>- <text:s/>rho family gtpase 1, RAPGEF3 <text:s/>- <text:s/>rap guanine nucleotide exchange factor (gef) 3, TGFB1 <text:s/>- <text:s/>transforming growth factor, beta 1, RIPK2 <text:s/>- <text:s/>receptor-interacting serine-threonine kinase 2, CDKN1B <text:s/>- <text:s/>cyclin-dependent kinase inhibitor 1b (p27, kip1), IGFBP5 <text:s/>- <text:s/>insulin-like growth factor binding protein 5, GRIN2D <text:s/>- <text:s/>glutamate receptor, ionotropic, n-methyl d-aspartate 2d, LCP1 <text:s/>- <text:s/>lymphocyte cytosolic protein 1 (l-plastin), RRP8 <text:s/>- <text:s/>ribosomal rna processing 8, methyltransferase, homolog (yeast), BCL3 <text:s/>- <text:s/>b-cell cll/lymphoma 3, CXCL1 <text:s/>- <text:s/>chemokine (c-x-c motif) ligand 1 (melanoma growth stimulating activity, alpha), PDE2A <text:s/>- <text:s/>phosphodiesterase 2a, cgmp-stimulated, TRAF2 <text:s/>- <text:s/>tnf receptor-associated factor 2, PRKCD <text:s/>- <text:s/>protein kinase c, delta, RAB38 <text:s/>- <text:s/>rab38, member ras oncogene family, RRAD <text:s/>- <text:s/>ras-related associated with diabetes, SHOC2 <text:s/>- <text:s/>soc-2 suppressor of clear homolog (c. elegans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49</text:p>
          </table:table-cell>
          <table:table-cell office:value-type="string" calcext:value-type="string">
            <text:p>regulation of lymphocyte activation</text:p>
          </table:table-cell>
          <table:table-cell office:value-type="float" office:value="0.0000000375" calcext:value-type="float">
            <text:p>3.75E-08</text:p>
          </table:table-cell>
          <table:table-cell office:value-type="float" office:value="0.0000281" calcext:value-type="float">
            <text:p>0.0000281</text:p>
          </table:table-cell>
          <table:table-cell office:value-type="float" office:value="3.18" calcext:value-type="float">
            <text:p>3.18</text:p>
          </table:table-cell>
          <table:table-cell office:value-type="float" office:value="13954" calcext:value-type="float">
            <text:p>13954</text:p>
          </table:table-cell>
          <table:table-cell office:value-type="float" office:value="289" calcext:value-type="float">
            <text:p>289</text:p>
          </table:table-cell>
          <table:table-cell office:value-type="float" office:value="440" calcext:value-type="float">
            <text:p>4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PGLYRP2 <text:s/>- <text:s/>peptidoglycan recognition protein 2, CD83 <text:s/>- <text:s/>cd83 molecule, MAP3K8 <text:s/>- <text:s/>mitogen-activated protein kinase kinase kinase 8, SHH <text:s/>- <text:s/>sonic hedgehog, STAT6 <text:s/>- <text:s/>signal transducer and activator of transcription 6, interleukin-4 induced, TNFRSF4 <text:s/>- <text:s/>tumor necrosis factor receptor superfamily, member 4, ATP11C <text:s/>- <text:s/>atpase, class vi, type 11c, IL23A <text:s/>- <text:s/>interleukin 23, alpha subunit p19, CD74 <text:s/>- <text:s/>cd74 molecule, major histocompatibility complex, class ii invariant chain, IKZF3 <text:s/>- <text:s/>ikaros family zinc finger 3 (aiolos), ADAM8 <text:s/>- <text:s/>adam metallopeptidase domain 8, ZBTB7B <text:s/>- <text:s/>zinc finger and btb domain containing 7b, TNFSF14 <text:s/>- <text:s/>tumor necrosis factor (ligand) superfamily, member 14, LGALS1 <text:s/>- <text:s/>lectin, galactoside-binding, soluble, 1, NFATC2 <text:s/>- <text:s/>nuclear factor of activated t-cells, cytoplasmic, calcineurin-dependent 2, ZMIZ1 <text:s/>- <text:s/>zinc finger, miz-type containing 1, RARA <text:s/>- <text:s/>retinoic acid receptor, alpha, TGFB1 <text:s/>- <text:s/>transforming growth factor, beta 1, RIPK2 <text:s/>- <text:s/>receptor-interacting serine-threonine kinase 2, APLF <text:s/>- <text:s/>aprataxin and pnkp like factor, FAM49B <text:s/>- <text:s/>family with sequence similarity 49, member b, LRRC32 <text:s/>- <text:s/>leucine rich repeat containing 32, IRF1 <text:s/>- <text:s/>interferon regulatory factor 1, TNFAIP3 <text:s/>- <text:s/>tumor necrosis factor, alpha-induced protein 3, TRAF2 <text:s/>- <text:s/>tnf receptor-associated factor 2, IL27 <text:s/>- <text:s/>interleukin 27, CYLD <text:s/>- <text:s/>cylindromatosis (turban tumor syndrome), IL6ST <text:s/>- <text:s/>interleukin 6 signal transducer (gp130, oncostatin m receptor)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3</text:p>
          </table:table-cell>
          <table:table-cell office:value-type="string" calcext:value-type="string">
            <text:p>positive regulation of metabolic process</text:p>
          </table:table-cell>
          <table:table-cell office:value-type="float" office:value="0.0000000426" calcext:value-type="float">
            <text:p>4.26E-08</text:p>
          </table:table-cell>
          <table:table-cell office:value-type="float" office:value="0.0000303" calcext:value-type="float">
            <text:p>0.0000303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2548" calcext:value-type="float">
            <text:p>2548</text:p>
          </table:table-cell>
          <table:table-cell office:value-type="float" office:value="440" calcext:value-type="float">
            <text:p>44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BIRC3 <text:s/>- <text:s/>baculoviral iap repeat containing 3, PRRX1 <text:s/>- <text:s/>paired related homeobox 1, SYMPK <text:s/>- <text:s/>symplekin, MAP3K8 <text:s/>- <text:s/>mitogen-activated protein kinase kinase kinase 8, RFX4 <text:s/>- <text:s/>regulatory factor x, 4 (influences hla class ii expression), SIN3A <text:s/>- <text:s/>sin3 transcription regulator family member a, VANGL2 <text:s/>- <text:s/>vangl planar cell polarity protein 2, CAMTA1 <text:s/>- <text:s/>calmodulin binding transcription activator 1, FLI1 <text:s/>- <text:s/>fli-1 proto-oncogene, ets transcription factor, PRMT1 <text:s/>- <text:s/>protein arginine methyltransferase 1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FGF18 <text:s/>- <text:s/>fibroblast growth factor 18, FHOD1 <text:s/>- <text:s/>formin homology 2 domain containing 1, MAP3K11 <text:s/>- <text:s/>mitogen-activated protein kinase kinase kinase 11, EBF3 <text:s/>- <text:s/>early b-cell factor 3, FOXJ2 <text:s/>- <text:s/>forkhead box j2, EDAR <text:s/>- <text:s/>ectodysplasin a receptor, APLF <text:s/>- <text:s/>aprataxin and pnkp like factor, CSRNP2 <text:s/>- <text:s/>cysteine-serine-rich nuclear protein 2, SENP1 <text:s/>- <text:s/>sumo1/sentrin specific peptidase 1, TET3 <text:s/>- <text:s/>tet methylcytosine dioxygenase 3, BMI1 <text:s/>- <text:s/>bmi1 polycomb ring finger oncogene, BMP2 <text:s/>- <text:s/>bone morphogenetic protein 2, WNT4 <text:s/>- <text:s/>wingless-type mmtv integration site family, member 4, ELF3 <text:s/>- <text:s/>e74-like factor 3 (ets domain transcription factor, epithelial-specific ), AKAP13 <text:s/>- <text:s/>a kinase (prka) anchor protein 13, ELF2 <text:s/>- <text:s/>e74-like factor 2 (ets domain transcription factor), CREB1 <text:s/>- <text:s/>camp responsive element binding protein 1, EIF5A <text:s/>- <text:s/>eukaryotic translation initiation factor 5a, RSPO1 <text:s/>- <text:s/>r-spondin 1, FGR <text:s/>- <text:s/>feline gardner-rasheed sarcoma viral oncogene homolog, IL6ST <text:s/>- <text:s/>interleukin 6 signal transducer (gp130, oncostatin m receptor), HOXC10 <text:s/>- <text:s/>homeobox c10, ARNTL <text:s/>- <text:s/>aryl hydrocarbon receptor nuclear translocator-like, ITGA5 <text:s/>- <text:s/>integrin, alpha 5 (fibronectin receptor, alpha polypeptide), PSME2 <text:s/>- <text:s/>proteasome (prosome, macropain) activator subunit 2 (pa28 beta), FGF13 <text:s/>- <text:s/>fibroblast growth factor 13, GADD45B <text:s/>- <text:s/>growth arrest and dna-damage-inducible, beta, TRIB1 <text:s/>- <text:s/>tribbles homolog 1 (drosophila), CDC20B <text:s/>- <text:s/>cell division cycle 20b, SUPT16H <text:s/>- <text:s/>suppressor of ty 16 homolog (s. cerevisiae), SQSTM1 <text:s/>- <text:s/>sequestosome 1, DAB2IP <text:s/>- <text:s/>dab2 interacting protein, EGR1 <text:s/>- <text:s/>early growth response 1, GLI1 <text:s/>- <text:s/>gli family zinc finger 1, ITGB8 <text:s/>- <text:s/>integrin, beta 8, ZBTB7B <text:s/>- <text:s/>zinc finger and btb domain containing 7b, ADAM8 <text:s/>- <text:s/>adam metallopeptidase domain 8, PTGS2 <text:s/>- <text:s/>prostaglandin-endoperoxide synthase 2 (prostaglandin g/h synthase and cyclooxygenase), RHOG <text:s/>- <text:s/>ras homolog family member g, CDK8 <text:s/>- <text:s/>cyclin-dependent kinase 8, FAM129A <text:s/>- <text:s/>family with sequence similarity 129, member a, CDKN1B <text:s/>- <text:s/>cyclin-dependent kinase inhibitor 1b (p27, kip1), POU2F1 <text:s/>- <text:s/>pou class 2 homeobox 1, CXCL10 <text:s/>- <text:s/>chemokine (c-x-c motif) ligand 10, SORBS1 <text:s/>- <text:s/>sorbin and sh3 domain containing 1, IRF1 <text:s/>- <text:s/>interferon regulatory factor 1, CDC37 <text:s/>- <text:s/>cell division cycle 37, TRAF2 <text:s/>- <text:s/>tnf receptor-associated factor 2, OPTN <text:s/>- <text:s/>optineurin, HCRTR1 <text:s/>- <text:s/>hypocretin (orexin) receptor 1, CHD6 <text:s/>- <text:s/>chromodomain helicase dna binding protein 6, TRIM67 <text:s/>- <text:s/>tripartite motif containing 67, IL23A <text:s/>- <text:s/>interleukin 23, alpha subunit p19, WNT10B <text:s/>- <text:s/>wingless-type mmtv integration site family, member 10b, CHGA <text:s/>- <text:s/>chromogranin a (parathyroid secretory protein 1), CHI3L1 <text:s/>- <text:s/>chitinase 3-like 1 (cartilage glycoprotein-39), FBLN1 <text:s/>- <text:s/>fibulin 1, MAP4K2 <text:s/>- <text:s/>mitogen-activated protein kinase kinase kinase kinase 2, FOXN4 <text:s/>- <text:s/>forkhead box n4, CTSH <text:s/>- <text:s/>cathepsin h, AKT2 <text:s/>- <text:s/>v-akt murine thymoma viral oncogene homolog 2, UNC119 <text:s/>- <text:s/>unc-119 homolog (c. elegans), DUSP5 <text:s/>- <text:s/>dual specificity phosphatase 5, ETV6 <text:s/>- <text:s/>ets variant 6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CCDC3 <text:s/>- <text:s/>coiled-coil domain containing 3, TRIB2 <text:s/>- <text:s/>tribbles homolog 2 (drosophila), GPBP1 <text:s/>- <text:s/>gc-rich promoter binding protein 1, CAMKK1 <text:s/>- <text:s/>calcium/calmodulin-dependent protein kinase kinase 1, alpha, GREM1 <text:s/>- <text:s/>gremlin 1, dan family bmp antagonist, NRG1 <text:s/>- <text:s/>neuregulin 1, AUTS2 <text:s/>- <text:s/>autism susceptibility candidate 2, MSX1 <text:s/>- <text:s/>msh homeobox 1, EZH1 <text:s/>- <text:s/>enhancer of zeste homolog 1 (drosophila), TNFAIP3 <text:s/>- <text:s/>tumor necrosis factor, alpha-induced protein 3, STK4 <text:s/>- <text:s/>serine/threonine kinase 4, HPCA <text:s/>- <text:s/>hippocalcin, SHC1 <text:s/>- <text:s/>shc (src homology 2 domain containing) transforming protein 1, SHH <text:s/>- <text:s/>sonic hedgehog, WNT10A <text:s/>- <text:s/>wingless-type mmtv integration site family, member 10a, LRP4 <text:s/>- <text:s/>low density lipoprotein receptor-related protein 4, STAT6 <text:s/>- <text:s/>signal transducer and activator of transcription 6, interleukin-4 induced, HOXB9 <text:s/>- <text:s/>homeobox b9, RARB <text:s/>- <text:s/>retinoic acid receptor, beta, NFIC <text:s/>- <text:s/>nuclear factor i/c (ccaat-binding transcription factor), IKZF3 <text:s/>- <text:s/>ikaros family zinc finger 3 (aiolos), NPAS3 <text:s/>- <text:s/>neuronal pas domain protein 3, NFATC2 <text:s/>- <text:s/>nuclear factor of activated t-cells, cytoplasmic, calcineurin-dependent 2, AAMDC <text:s/>- <text:s/>adipogenesis associated, mth938 domain containing, RARA <text:s/>- <text:s/>retinoic acid receptor, alpha, ZMIZ1 <text:s/>- <text:s/>zinc finger, miz-type containing 1, RBL1 <text:s/>- <text:s/>retinoblastoma-like 1 (p107), RAI1 <text:s/>- <text:s/>retinoic acid induced 1, FOXA3 <text:s/>- <text:s/>forkhead box a3, CSF3 <text:s/>- <text:s/>colony stimulating factor 3 (granulocyte), RAPGEF3 <text:s/>- <text:s/>rap guanine nucleotide exchange factor (gef) 3, TGFB1 <text:s/>- <text:s/>transforming growth factor, beta 1, UBTF <text:s/>- <text:s/>upstream binding transcription factor, rna polymerase i, RIPK2 <text:s/>- <text:s/>receptor-interacting serine-threonine kinase 2, MAFG <text:s/>- <text:s/>v-maf avian musculoaponeurotic fibrosarcoma oncogene homolog g, LRRC32 <text:s/>- <text:s/>leucine rich repeat containing 32, BCL3 <text:s/>- <text:s/>b-cell cll/lymphoma 3, UBE2E1 <text:s/>- <text:s/>ubiquitin-conjugating enzyme e2e 1, NFAT5 <text:s/>- <text:s/>nuclear factor of activated t-cells 5, tonicity-responsive, PRKCD <text:s/>- <text:s/>protein kinase c, delta, IL27 <text:s/>- <text:s/>interleukin 27, SMAD7 <text:s/>- <text:s/>smad family member 7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19</text:p>
          </table:table-cell>
          <table:table-cell office:value-type="string" calcext:value-type="string">
            <text:p>regulation of lymphocyte differentiation</text:p>
          </table:table-cell>
          <table:table-cell office:value-type="float" office:value="0.0000000436" calcext:value-type="float">
            <text:p>4.36E-08</text:p>
          </table:table-cell>
          <table:table-cell office:value-type="float" office:value="0.0000296" calcext:value-type="float">
            <text:p>0.0000296</text:p>
          </table:table-cell>
          <table:table-cell office:value-type="float" office:value="4.99" calcext:value-type="float">
            <text:p>4.99</text:p>
          </table:table-cell>
          <table:table-cell office:value-type="float" office:value="13954" calcext:value-type="float">
            <text:p>13954</text:p>
          </table:table-cell>
          <table:table-cell office:value-type="float" office:value="108" calcext:value-type="float">
            <text:p>108</text:p>
          </table:table-cell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PGLYRP2 <text:s/>- <text:s/>peptidoglycan recognition protein 2, TGFB1 <text:s/>- <text:s/>transforming growth factor, beta 1, CD83 <text:s/>- <text:s/>cd83 molecule, SHH <text:s/>- <text:s/>sonic hedgehog, RIPK2 <text:s/>- <text:s/>receptor-interacting serine-threonine kinase 2, ATP11C <text:s/>- <text:s/>atpase, class vi, type 11c, IL23A <text:s/>- <text:s/>interleukin 23, alpha subunit p19, CD74 <text:s/>- <text:s/>cd74 molecule, major histocompatibility complex, class ii invariant chain, IRF1 <text:s/>- <text:s/>interferon regulatory factor 1, IKZF3 <text:s/>- <text:s/>ikaros family zinc finger 3 (aiolos), ZBTB7B <text:s/>- <text:s/>zinc finger and btb domain containing 7b, ADAM8 <text:s/>- <text:s/>adam metallopeptidase domain 8, IL27 <text:s/>- <text:s/>interleukin 27, CYLD <text:s/>- <text:s/>cylindromatosis (turban tumor syndrome), SMAD7 <text:s/>- <text:s/>smad family member 7, ZMIZ1 <text:s/>- <text:s/>zinc finger, miz-type containing 1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255</text:p>
          </table:table-cell>
          <table:table-cell office:value-type="string" calcext:value-type="string">
            <text:p>regulation of macromolecule metabolic process</text:p>
          </table:table-cell>
          <table:table-cell office:value-type="float" office:value="0.000000055" calcext:value-type="float">
            <text:p>0.000000055</text:p>
          </table:table-cell>
          <table:table-cell office:value-type="float" office:value="0.0000356" calcext:value-type="float">
            <text:p>0.0000356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4504" calcext:value-type="float">
            <text:p>4504</text:p>
          </table:table-cell>
          <table:table-cell office:value-type="float" office:value="440" calcext:value-type="float">
            <text:p>44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AGAP2 <text:s/>- <text:s/>arfgap with gtpase domain, ankyrin repeat and ph domain 2, PRRX1 <text:s/>- <text:s/>paired related homeobox 1, SYMPK <text:s/>- <text:s/>symplekin, MAP3K8 <text:s/>- <text:s/>mitogen-activated protein kinase kinase kinase 8, RFX4 <text:s/>- <text:s/>regulatory factor x, 4 (influences hla class ii expression), PRMT1 <text:s/>- <text:s/>protein arginine methyltransferase 1, ELL2 <text:s/>- <text:s/>elongation factor, rna polymerase ii, 2, BCOR <text:s/>- <text:s/>bcl6 corepressor, REL <text:s/>- <text:s/>v-rel avian reticuloendotheliosis viral oncogene homolog, SIRT2 <text:s/>- <text:s/>sirtuin 2, FGF18 <text:s/>- <text:s/>fibroblast growth factor 18, FHOD1 <text:s/>- <text:s/>formin homology 2 domain containing 1, SP2 <text:s/>- <text:s/>sp2 transcription factor, EIF4EBP2 <text:s/>- <text:s/>eukaryotic translation initiation factor 4e binding protein 2, APLF <text:s/>- <text:s/>aprataxin and pnkp like factor, EDAR <text:s/>- <text:s/>ectodysplasin a receptor, TET3 <text:s/>- <text:s/>tet methylcytosine dioxygenase 3, SENP1 <text:s/>- <text:s/>sumo1/sentrin specific peptidase 1, CSRNP2 <text:s/>- <text:s/>cysteine-serine-rich nuclear protein 2, BMI1 <text:s/>- <text:s/>bmi1 polycomb ring finger oncogene, HOXD11 <text:s/>- <text:s/>homeobox d11, BMP2 <text:s/>- <text:s/>bone morphogenetic protein 2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RSPO1 <text:s/>- <text:s/>r-spondin 1, HOXC6 <text:s/>- <text:s/>homeobox c6, HOXC10 <text:s/>- <text:s/>homeobox c10, YOD1 <text:s/>- <text:s/>yod1 deubiquitinase, GADD45B <text:s/>- <text:s/>growth arrest and dna-damage-inducible, beta, TRIB1 <text:s/>- <text:s/>tribbles homolog 1 (drosophila), EEF1A1 <text:s/>- <text:s/>eukaryotic translation elongation factor 1 alpha 1, SQSTM1 <text:s/>- <text:s/>sequestosome 1, GLI1 <text:s/>- <text:s/>gli family zinc finger 1, EGR1 <text:s/>- <text:s/>early growth response 1, ADAM8 <text:s/>- <text:s/>adam metallopeptidase domain 8, CA9 <text:s/>- <text:s/>carbonic anhydrase ix, GATAD2A <text:s/>- <text:s/>gata zinc finger domain containing 2a, FAM129A <text:s/>- <text:s/>family with sequence similarity 129, member a, PLXNB2 <text:s/>- <text:s/>plexin b2, POU2F1 <text:s/>- <text:s/>pou class 2 homeobox 1, WDTC1 <text:s/>- <text:s/>wd and tetratricopeptide repeats 1, TRAF2 <text:s/>- <text:s/>tnf receptor-associated factor 2, OPTN <text:s/>- <text:s/>optineurin, CHD6 <text:s/>- <text:s/>chromodomain helicase dna binding protein 6, CAMK2A <text:s/>- <text:s/>calcium/calmodulin-dependent protein kinase ii alpha, FBLN1 <text:s/>- <text:s/>fibulin 1, CTSH <text:s/>- <text:s/>cathepsin h, AKT2 <text:s/>- <text:s/>v-akt murine thymoma viral oncogene homolog 2, ETV6 <text:s/>- <text:s/>ets variant 6, ZMYND15 <text:s/>- <text:s/>zinc finger, mynd-type containing 15, PPP2R2A <text:s/>- <text:s/>protein phosphatase 2, regulatory subunit b, alpha, TRIB2 <text:s/>- <text:s/>tribbles homolog 2 (drosophila), GPBP1 <text:s/>- <text:s/>gc-rich promoter binding protein 1, CBX2 <text:s/>- <text:s/>chromobox homolog 2, GREM1 <text:s/>- <text:s/>gremlin 1, dan family bmp antagonist, FOXP4 <text:s/>- <text:s/>forkhead box p4, CAMKK1 <text:s/>- <text:s/>calcium/calmodulin-dependent protein kinase kinase 1, alpha, NRG1 <text:s/>- <text:s/>neuregulin 1, EZH1 <text:s/>- <text:s/>enhancer of zeste homolog 1 (drosophila), MSX1 <text:s/>- <text:s/>msh homeobox 1, SUV420H2 <text:s/>- <text:s/>suppressor of variegation 4-20 homolog 2 (drosophila), CYLD <text:s/>- <text:s/>cylindromatosis (turban tumor syndrome), STK4 <text:s/>- <text:s/>serine/threonine kinase 4, BCL6B <text:s/>- <text:s/>b-cell cll/lymphoma 6, member b, RNF165 <text:s/>- <text:s/>ring finger protein 165, ELMSAN1 <text:s/>- <text:s/>elm2 and myb/sant-like domain containing 1, HOXC5 <text:s/>- <text:s/>homeobox c5, BCORL1 <text:s/>- <text:s/>bcl6 corepressor-like 1, HOXB9 <text:s/>- <text:s/>homeobox b9, STAT6 <text:s/>- <text:s/>signal transducer and activator of transcription 6, interleukin-4 induced, TNFRSF4 <text:s/>- <text:s/>tumor necrosis factor receptor superfamily, member 4, TNFSF14 <text:s/>- <text:s/>tumor necrosis factor (ligand) superfamily, member 14, AAMDC <text:s/>- <text:s/>adipogenesis associated, mth938 domain containing, ZMIZ1 <text:s/>- <text:s/>zinc finger, miz-type containing 1, FOXA3 <text:s/>- <text:s/>forkhead box a3, CSF3 <text:s/>- <text:s/>colony stimulating factor 3 (granulocyte), KCNK2 <text:s/>- <text:s/>potassium channel, subfamily k, member 2, RAPGEF3 <text:s/>- <text:s/>rap guanine nucleotide exchange factor (gef) 3, UBTF <text:s/>- <text:s/>upstream binding transcription factor, rna polymerase i, RIPK2 <text:s/>- <text:s/>receptor-interacting serine-threonine kinase 2, LRRC32 <text:s/>- <text:s/>leucine rich repeat containing 32, MYADM <text:s/>- <text:s/>myeloid-associated differentiation marker, UBE2E1 <text:s/>- <text:s/>ubiquitin-conjugating enzyme e2e 1, PRKCD <text:s/>- <text:s/>protein kinase c, delta, NUP153 <text:s/>- <text:s/>nucleoporin 153kda, BIRC3 <text:s/>- <text:s/>baculoviral iap repeat containing 3, RPS6KA6 <text:s/>- <text:s/>ribosomal protein s6 kinase, 90kda, polypeptide 6, SIN3A <text:s/>- <text:s/>sin3 transcription regulator family member a, CAMTA1 <text:s/>- <text:s/>calmodulin binding transcription activator 1, VANGL2 <text:s/>- <text:s/>vangl planar cell polarity protein 2, ZNF436 <text:s/>- <text:s/>zinc finger protein 436, FLI1 <text:s/>- <text:s/>fli-1 proto-oncogene, ets transcription factor, CD74 <text:s/>- <text:s/>cd74 molecule, major histocompatibility complex, class ii invariant chain, RSF1 <text:s/>- <text:s/>remodeling and spacing factor 1, ING2 <text:s/>- <text:s/>inhibitor of growth family, member 2, VEZF1 <text:s/>- <text:s/>vascular endothelial zinc finger 1, MLLT6 <text:s/>- <text:s/>myeloid/lymphoid or mixed-lineage leukemia (trithorax homolog, drosophila); translocated to, 6, ZNF521 <text:s/>- <text:s/>zinc finger protein 521, MAP3K11 <text:s/>- <text:s/>mitogen-activated protein kinase kinase kinase 11, EBF3 <text:s/>- <text:s/>early b-cell factor 3, FOXJ2 <text:s/>- <text:s/>forkhead box j2, FOXL1 <text:s/>- <text:s/>forkhead box l1, CCNYL1 <text:s/>- <text:s/>cyclin y-like 1, GATAD2B <text:s/>- <text:s/>gata zinc finger domain containing 2b, WNT4 <text:s/>- <text:s/>wingless-type mmtv integration site family, member 4, SMG6 <text:s/>- <text:s/>smg6 nonsense mediated mrna decay factor, AKAP13 <text:s/>- <text:s/>a kinase (prka) anchor protein 13, FGR <text:s/>- <text:s/>feline gardner-rasheed sarcoma viral oncogene homolog, IL6ST <text:s/>- <text:s/>interleukin 6 signal transducer (gp130, oncostatin m receptor), MNT <text:s/>- <text:s/>mnt, max dimerization protein, ITGA5 <text:s/>- <text:s/>integrin, alpha 5 (fibronectin receptor, alpha polypeptide), ARNTL <text:s/>- <text:s/>aryl hydrocarbon receptor nuclear translocator-like, RNF31 <text:s/>- <text:s/>ring finger protein 31, FGF13 <text:s/>- <text:s/>fibroblast growth factor 13, PSME2 <text:s/>- <text:s/>proteasome (prosome, macropain) activator subunit 2 (pa28 beta), CDC20B <text:s/>- <text:s/>cell division cycle 20b, SUPT16H <text:s/>- <text:s/>suppressor of ty 16 homolog (s. cerevisiae), DAB2IP <text:s/>- <text:s/>dab2 interacting protein, ITGB8 <text:s/>- <text:s/>integrin, beta 8, ZBTB7B <text:s/>- <text:s/>zinc finger and btb domain containing 7b, PTGS2 <text:s/>- <text:s/>prostaglandin-endoperoxide synthase 2 (prostaglandin g/h synthase and cyclooxygenase), DEDD <text:s/>- <text:s/>death effector domain containing, BAZ1A <text:s/>- <text:s/>bromodomain adjacent to zinc finger domain, 1a, RHOG <text:s/>- <text:s/>ras homolog family member g, CDK8 <text:s/>- <text:s/>cyclin-dependent kinase 8, CDKN1B <text:s/>- <text:s/>cyclin-dependent kinase inhibitor 1b (p27, kip1), CXCL10 <text:s/>- <text:s/>chemokine (c-x-c motif) ligand 10, SORBS1 <text:s/>- <text:s/>sorbin and sh3 domain containing 1, RRP8 <text:s/>- <text:s/>ribosomal rna processing 8, methyltransferase, homolog (yeast), CDC37 <text:s/>- <text:s/>cell division cycle 37, IRF1 <text:s/>- <text:s/>interferon regulatory factor 1, PDE2A <text:s/>- <text:s/>phosphodiesterase 2a, cgmp-stimulated, HCRTR1 <text:s/>- <text:s/>hypocretin (orexin) receptor 1, SBNO2 <text:s/>- <text:s/>strawberry notch homolog 2 (drosophila), TRIM67 <text:s/>- <text:s/>tripartite motif containing 67, ATP1B1 <text:s/>- <text:s/>atpase, na+/k+ transporting, beta 1 polypeptide, IL23A <text:s/>- <text:s/>interleukin 23, alpha subunit p19, WNT10B <text:s/>- <text:s/>wingless-type mmtv integration site family, member 10b, TLE4 <text:s/>- <text:s/>transducin-like enhancer of split 4 (e(sp1) homolog, drosophila), CNOT2 <text:s/>- <text:s/>ccr4-not transcription complex, subunit 2, VSX2 <text:s/>- <text:s/>visual system homeobox 2, COMMD3 <text:s/>- <text:s/>comm domain containing 3, LARP6 <text:s/>- <text:s/>la ribonucleoprotein domain family, member 6, MLXIP <text:s/>- <text:s/>mlx interacting protein, CHI3L1 <text:s/>- <text:s/>chitinase 3-like 1 (cartilage glycoprotein-39), ZNF319 <text:s/>- <text:s/>zinc finger protein 319, FOXN4 <text:s/>- <text:s/>forkhead box n4, MAP4K2 <text:s/>- <text:s/>mitogen-activated protein kinase kinase kinase kinase 2, DUSP5 <text:s/>- <text:s/>dual specificity phosphatase 5, SKIL <text:s/>- <text:s/>ski-like oncogene, UNC119 <text:s/>- <text:s/>unc-119 homolog (c. elegans)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NFKBIB <text:s/>- <text:s/>nuclear factor of kappa light polypeptide gene enhancer in b-cells inhibitor, beta, AUTS2 <text:s/>- <text:s/>autism susceptibility candidate 2, EBF4 <text:s/>- <text:s/>early b-cell factor 4, TNFAIP3 <text:s/>- <text:s/>tumor necrosis factor, alpha-induced protein 3, ZNF641 <text:s/>- <text:s/>zinc finger protein 641, DUSP2 <text:s/>- <text:s/>dual specificity phosphatase 2, RC3H2 <text:s/>- <text:s/>ring finger and ccch-type domains 2, SHC1 <text:s/>- <text:s/>shc (src homology 2 domain containing) transforming protein 1, DLG4 <text:s/>- <text:s/>discs, large homolog 4 (drosophila), SHH <text:s/>- <text:s/>sonic hedgehog, RCOR2 <text:s/>- <text:s/>rest corepressor 2, WNT10A <text:s/>- <text:s/>wingless-type mmtv integration site family, member 10a, SP6 <text:s/>- <text:s/>sp6 transcription factor, DLX4 <text:s/>- <text:s/>distal-less homeobox 4, LRP4 <text:s/>- <text:s/>low density lipoprotein receptor-related protein 4, RARB <text:s/>- <text:s/>retinoic acid receptor, beta, IKZF3 <text:s/>- <text:s/>ikaros family zinc finger 3 (aiolos), NFIC <text:s/>- <text:s/>nuclear factor i/c (ccaat-binding transcription factor), NPAS3 <text:s/>- <text:s/>neuronal pas domain protein 3, KDM1B <text:s/>- <text:s/>lysine (k)-specific demethylase 1b, NFATC2 <text:s/>- <text:s/>nuclear factor of activated t-cells, cytoplasmic, calcineurin-dependent 2, RARA <text:s/>- <text:s/>retinoic acid receptor, alpha, RBL1 <text:s/>- <text:s/>retinoblastoma-like 1 (p107), RAI1 <text:s/>- <text:s/>retinoic acid induced 1, GRIN2A <text:s/>- <text:s/>glutamate receptor, ionotropic, n-methyl d-aspartate 2a, AZIN1 <text:s/>- <text:s/>antizyme inhibitor 1, TGFB1 <text:s/>- <text:s/>transforming growth factor, beta 1, HDAC7 <text:s/>- <text:s/>histone deacetylase 7, DNMT3A <text:s/>- <text:s/>dna (cytosine-5-)-methyltransferase 3 alpha, IGFBP5 <text:s/>- <text:s/>insulin-like growth factor binding protein 5, BCL7A <text:s/>- <text:s/>b-cell cll/lymphoma 7a, MAFG <text:s/>- <text:s/>v-maf avian musculoaponeurotic fibrosarcoma oncogene homolog g, BCL3 <text:s/>- <text:s/>b-cell cll/lymphoma 3, NFAT5 <text:s/>- <text:s/>nuclear factor of activated t-cells 5, tonicity-responsive, IL27 <text:s/>- <text:s/>interleukin 27, KLF10 <text:s/>- <text:s/>kruppel-like factor 10, SMAD7 <text:s/>- <text:s/>smad family member 7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93</text:p>
          </table:table-cell>
          <table:table-cell office:value-type="string" calcext:value-type="string">
            <text:p>positive regulation of transcription, DNA-templated</text:p>
          </table:table-cell>
          <table:table-cell office:value-type="float" office:value="0.0000000586" calcext:value-type="float">
            <text:p>5.86E-08</text:p>
          </table:table-cell>
          <table:table-cell office:value-type="float" office:value="0.0000363" calcext:value-type="float">
            <text:p>0.0000363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440" calcext:value-type="float">
            <text:p>4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WNT10B <text:s/>- <text:s/>wingless-type mmtv integration site family, member 10b, IL23A <text:s/>- <text:s/>interleukin 23, alpha subunit p19, FLI1 <text:s/>- <text:s/>fli-1 proto-oncogene, ets transcription factor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FHOD1 <text:s/>- <text:s/>formin homology 2 domain containing 1, FOXN4 <text:s/>- <text:s/>forkhead box n4, EBF3 <text:s/>- <text:s/>early b-cell factor 3, FOXJ2 <text:s/>- <text:s/>forkhead box j2, ETV6 <text:s/>- <text:s/>ets variant 6, NFKB2 <text:s/>- <text:s/>nuclear factor of kappa light polypeptide gene enhancer in b-cells 2 (p49/p100), IRF2BPL <text:s/>- <text:s/>interferon regulatory factor 2 binding protein-like, NFIX <text:s/>- <text:s/>nuclear factor i/x (ccaat-binding transcription factor), CSRNP2 <text:s/>- <text:s/>cysteine-serine-rich nuclear protein 2, SENP1 <text:s/>- <text:s/>sumo1/sentrin specific peptidase 1, GPBP1 <text:s/>- <text:s/>gc-rich promoter binding protein 1, TET3 <text:s/>- <text:s/>tet methylcytosine dioxygenase 3, GREM1 <text:s/>- <text:s/>gremlin 1, dan family bmp antagonist, WNT4 <text:s/>- <text:s/>wingless-type mmtv integration site family, member 4, NRG1 <text:s/>- <text:s/>neuregulin 1, BMP2 <text:s/>- <text:s/>bone morphogenetic protein 2, AUTS2 <text:s/>- <text:s/>autism susceptibility candidate 2, EZH1 <text:s/>- <text:s/>enhancer of zeste homolog 1 (drosophila), MSX1 <text:s/>- <text:s/>msh homeobox 1, ELF3 <text:s/>- <text:s/>e74-like factor 3 (ets domain transcription factor, epithelial-specific ), ELF2 <text:s/>- <text:s/>e74-like factor 2 (ets domain transcription factor), CREB1 <text:s/>- <text:s/>camp responsive element binding protein 1, HOXC10 <text:s/>- <text:s/>homeobox c10, ARNTL <text:s/>- <text:s/>aryl hydrocarbon receptor nuclear translocator-like, SHC1 <text:s/>- <text:s/>shc (src homology 2 domain containing) transforming protein 1, SHH <text:s/>- <text:s/>sonic hedgehog, SUPT16H <text:s/>- <text:s/>suppressor of ty 16 homolog (s. cerevisiae), SQSTM1 <text:s/>- <text:s/>sequestosome 1, HOXB9 <text:s/>- <text:s/>homeobox b9, STAT6 <text:s/>- <text:s/>signal transducer and activator of transcription 6, interleukin-4 induced, DAB2IP <text:s/>- <text:s/>dab2 interacting protein, EGR1 <text:s/>- <text:s/>early growth response 1, GLI1 <text:s/>- <text:s/>gli family zinc finger 1, RARB <text:s/>- <text:s/>retinoic acid receptor, beta, NFIC <text:s/>- <text:s/>nuclear factor i/c (ccaat-binding transcription factor), IKZF3 <text:s/>- <text:s/>ikaros family zinc finger 3 (aiolos), NPAS3 <text:s/>- <text:s/>neuronal pas domain protein 3, ZBTB7B <text:s/>- <text:s/>zinc finger and btb domain containing 7b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HOG <text:s/>- <text:s/>ras homolog family member g, RBL1 <text:s/>- <text:s/>retinoblastoma-like 1 (p107), FOXA3 <text:s/>- <text:s/>forkhead box a3, RAI1 <text:s/>- <text:s/>retinoic acid induced 1, CSF3 <text:s/>- <text:s/>colony stimulating factor 3 (granulocyte), CDK8 <text:s/>- <text:s/>cyclin-dependent kinase 8, TGFB1 <text:s/>- <text:s/>transforming growth factor, beta 1, UBTF <text:s/>- <text:s/>upstream binding transcription factor, rna polymerase i, RIPK2 <text:s/>- <text:s/>receptor-interacting serine-threonine kinase 2, POU2F1 <text:s/>- <text:s/>pou class 2 homeobox 1, CXCL10 <text:s/>- <text:s/>chemokine (c-x-c motif) ligand 10, BCL3 <text:s/>- <text:s/>b-cell cll/lymphoma 3, IRF1 <text:s/>- <text:s/>interferon regulatory factor 1, NFAT5 <text:s/>- <text:s/>nuclear factor of activated t-cells 5, tonicity-responsive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8</text:p>
          </table:table-cell>
          <table:table-cell office:value-type="string" calcext:value-type="string">
            <text:p>positive regulation of nucleic acid-templated transcription</text:p>
          </table:table-cell>
          <table:table-cell office:value-type="float" office:value="0.0000000586" calcext:value-type="float">
            <text:p>5.86E-08</text:p>
          </table:table-cell>
          <table:table-cell office:value-type="float" office:value="0.0000348" calcext:value-type="float">
            <text:p>0.0000348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440" calcext:value-type="float">
            <text:p>4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WNT10B <text:s/>- <text:s/>wingless-type mmtv integration site family, member 10b, IL23A <text:s/>- <text:s/>interleukin 23, alpha subunit p19, FLI1 <text:s/>- <text:s/>fli-1 proto-oncogene, ets transcription factor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FHOD1 <text:s/>- <text:s/>formin homology 2 domain containing 1, FOXN4 <text:s/>- <text:s/>forkhead box n4, EBF3 <text:s/>- <text:s/>early b-cell factor 3, FOXJ2 <text:s/>- <text:s/>forkhead box j2, ETV6 <text:s/>- <text:s/>ets variant 6, NFKB2 <text:s/>- <text:s/>nuclear factor of kappa light polypeptide gene enhancer in b-cells 2 (p49/p100), IRF2BPL <text:s/>- <text:s/>interferon regulatory factor 2 binding protein-like, NFIX <text:s/>- <text:s/>nuclear factor i/x (ccaat-binding transcription factor), SENP1 <text:s/>- <text:s/>sumo1/sentrin specific peptidase 1, CSRNP2 <text:s/>- <text:s/>cysteine-serine-rich nuclear protein 2, GPBP1 <text:s/>- <text:s/>gc-rich promoter binding protein 1, TET3 <text:s/>- <text:s/>tet methylcytosine dioxygenase 3, GREM1 <text:s/>- <text:s/>gremlin 1, dan family bmp antagonist, WNT4 <text:s/>- <text:s/>wingless-type mmtv integration site family, member 4, NRG1 <text:s/>- <text:s/>neuregulin 1, BMP2 <text:s/>- <text:s/>bone morphogenetic protein 2, AUTS2 <text:s/>- <text:s/>autism susceptibility candidate 2, MSX1 <text:s/>- <text:s/>msh homeobox 1, EZH1 <text:s/>- <text:s/>enhancer of zeste homolog 1 (drosophila), ELF3 <text:s/>- <text:s/>e74-like factor 3 (ets domain transcription factor, epithelial-specific ), ELF2 <text:s/>- <text:s/>e74-like factor 2 (ets domain transcription factor), CREB1 <text:s/>- <text:s/>camp responsive element binding protein 1, HOXC10 <text:s/>- <text:s/>homeobox c10, ARNTL <text:s/>- <text:s/>aryl hydrocarbon receptor nuclear translocator-like, SHC1 <text:s/>- <text:s/>shc (src homology 2 domain containing) transforming protein 1, SHH <text:s/>- <text:s/>sonic hedgehog, SUPT16H <text:s/>- <text:s/>suppressor of ty 16 homolog (s. cerevisiae), SQSTM1 <text:s/>- <text:s/>sequestosome 1, HOXB9 <text:s/>- <text:s/>homeobox b9, STAT6 <text:s/>- <text:s/>signal transducer and activator of transcription 6, interleukin-4 induced, DAB2IP <text:s/>- <text:s/>dab2 interacting protein, EGR1 <text:s/>- <text:s/>early growth response 1, GLI1 <text:s/>- <text:s/>gli family zinc finger 1, RARB <text:s/>- <text:s/>retinoic acid receptor, beta, NFIC <text:s/>- <text:s/>nuclear factor i/c (ccaat-binding transcription factor), IKZF3 <text:s/>- <text:s/>ikaros family zinc finger 3 (aiolos), NPAS3 <text:s/>- <text:s/>neuronal pas domain protein 3, ZBTB7B <text:s/>- <text:s/>zinc finger and btb domain containing 7b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HOG <text:s/>- <text:s/>ras homolog family member g, RBL1 <text:s/>- <text:s/>retinoblastoma-like 1 (p107), FOXA3 <text:s/>- <text:s/>forkhead box a3, RAI1 <text:s/>- <text:s/>retinoic acid induced 1, CSF3 <text:s/>- <text:s/>colony stimulating factor 3 (granulocyte), CDK8 <text:s/>- <text:s/>cyclin-dependent kinase 8, TGFB1 <text:s/>- <text:s/>transforming growth factor, beta 1, UBTF <text:s/>- <text:s/>upstream binding transcription factor, rna polymerase i, RIPK2 <text:s/>- <text:s/>receptor-interacting serine-threonine kinase 2, POU2F1 <text:s/>- <text:s/>pou class 2 homeobox 1, CXCL10 <text:s/>- <text:s/>chemokine (c-x-c motif) ligand 10, BCL3 <text:s/>- <text:s/>b-cell cll/lymphoma 3, IRF1 <text:s/>- <text:s/>interferon regulatory factor 1, NFAT5 <text:s/>- <text:s/>nuclear factor of activated t-cells 5, tonicity-responsive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122</text:p>
          </table:table-cell>
          <table:table-cell office:value-type="string" calcext:value-type="string">
            <text:p>regulation of I-kappaB kinase/NF-kappaB signaling</text:p>
          </table:table-cell>
          <table:table-cell office:value-type="float" office:value="0.0000000806" calcext:value-type="float">
            <text:p>8.06E-08</text:p>
          </table:table-cell>
          <table:table-cell office:value-type="float" office:value="0.0000459" calcext:value-type="float">
            <text:p>0.0000459</text:p>
          </table:table-cell>
          <table:table-cell office:value-type="float" office:value="3.79" calcext:value-type="float">
            <text:p>3.79</text:p>
          </table:table-cell>
          <table:table-cell office:value-type="float" office:value="13954" calcext:value-type="float">
            <text:p>13954</text:p>
          </table:table-cell>
          <table:table-cell office:value-type="float" office:value="184" calcext:value-type="float">
            <text:p>184</text:p>
          </table:table-cell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RNF31 <text:s/>- <text:s/>ring finger protein 31, BIRC3 <text:s/>- <text:s/>baculoviral iap repeat containing 3, NEK6 <text:s/>- <text:s/>nima-related kinase 6, UBD <text:s/>- <text:s/>ubiquitin d, G3BP2 <text:s/>- <text:s/>gtpase activating protein (sh3 domain) binding protein 2, RIPK2 <text:s/>- <text:s/>receptor-interacting serine-threonine kinase 2, EDAR <text:s/>- <text:s/>ectodysplasin a receptor, SQSTM1 <text:s/>- <text:s/>sequestosome 1, IL23A <text:s/>- <text:s/>interleukin 23, alpha subunit p19, DAB2IP <text:s/>- <text:s/>dab2 interacting protein, GREM1 <text:s/>- <text:s/>gremlin 1, dan family bmp antagonist, BCL3 <text:s/>- <text:s/>b-cell cll/lymphoma 3, CD74 <text:s/>- <text:s/>cd74 molecule, major histocompatibility complex, class ii invariant chain, REL <text:s/>- <text:s/>v-rel avian reticuloendotheliosis viral oncogene homolog, TNFAIP3 <text:s/>- <text:s/>tumor necrosis factor, alpha-induced protein 3, TNFSF14 <text:s/>- <text:s/>tumor necrosis factor (ligand) superfamily, member 14, AKAP13 <text:s/>- <text:s/>a kinase (prka) anchor protein 13, TRAF2 <text:s/>- <text:s/>tnf receptor-associated factor 2, LGALS1 <text:s/>- <text:s/>lectin, galactoside-binding, soluble, 1, PTGS2 <text:s/>- <text:s/>prostaglandin-endoperoxide synthase 2 (prostaglandin g/h synthase and cyclooxygenase), CYLD <text:s/>- <text:s/>cylindromatosis (turban tumor syndrome)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80090</text:p>
          </table:table-cell>
          <table:table-cell office:value-type="string" calcext:value-type="string">
            <text:p>regulation of primary metabolic process</text:p>
          </table:table-cell>
          <table:table-cell office:value-type="float" office:value="0.0000000943" calcext:value-type="float">
            <text:p>9.43E-08</text:p>
          </table:table-cell>
          <table:table-cell office:value-type="float" office:value="0.0000516" calcext:value-type="float">
            <text:p>0.0000516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4445" calcext:value-type="float">
            <text:p>4445</text:p>
          </table:table-cell>
          <table:table-cell office:value-type="float" office:value="440" calcext:value-type="float">
            <text:p>4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[AGAP2 <text:s/>- <text:s/>arfgap with gtpase domain, ankyrin repeat and ph domain 2, PNKD <text:s/>- <text:s/>paroxysmal nonkinesigenic dyskinesia, SYMPK <text:s/>- <text:s/>symplekin, PRRX1 <text:s/>- <text:s/>paired related homeobox 1, BIRC3 <text:s/>- <text:s/>baculoviral iap repeat containing 3, RPS6KA6 <text:s/>- <text:s/>ribosomal protein s6 kinase, 90kda, polypeptide 6, MAP3K8 <text:s/>- <text:s/>mitogen-activated protein kinase kinase kinase 8, RFX4 <text:s/>- <text:s/>regulatory factor x, 4 (influences hla class ii expression), SIN3A <text:s/>- <text:s/>sin3 transcription regulator family member a, ZNF436 <text:s/>- <text:s/>zinc finger protein 436, VANGL2 <text:s/>- <text:s/>vangl planar cell polarity protein 2, CAMTA1 <text:s/>- <text:s/>calmodulin binding transcription activator 1, FLI1 <text:s/>- <text:s/>fli-1 proto-oncogene, ets transcription factor, ELL2 <text:s/>- <text:s/>elongation factor, rna polymerase ii, 2, PRMT1 <text:s/>- <text:s/>protein arginine methyltransferase 1, BCOR <text:s/>- <text:s/>bcl6 corepressor, CD74 <text:s/>- <text:s/>cd74 molecule, major histocompatibility complex, class ii invariant chain, REL <text:s/>- <text:s/>v-rel avian reticuloendotheliosis viral oncogene homolog, RSF1 <text:s/>- <text:s/>remodeling and spacing factor 1, VEZF1 <text:s/>- <text:s/>vascular endothelial zinc finger 1, ING2 <text:s/>- <text:s/>inhibitor of growth family, member 2, MLLT6 <text:s/>- <text:s/>myeloid/lymphoid or mixed-lineage leukemia (trithorax homolog, drosophila); translocated to, 6, ZNF521 <text:s/>- <text:s/>zinc finger protein 521, FGF18 <text:s/>- <text:s/>fibroblast growth factor 18, SIRT2 <text:s/>- <text:s/>sirtuin 2, FHOD1 <text:s/>- <text:s/>formin homology 2 domain containing 1, MAP3K11 <text:s/>- <text:s/>mitogen-activated protein kinase kinase kinase 11, EBF3 <text:s/>- <text:s/>early b-cell factor 3, FOXJ2 <text:s/>- <text:s/>forkhead box j2, SP2 <text:s/>- <text:s/>sp2 transcription factor, EIF4EBP2 <text:s/>- <text:s/>eukaryotic translation initiation factor 4e binding protein 2, FOXL1 <text:s/>- <text:s/>forkhead box l1, EDAR <text:s/>- <text:s/>ectodysplasin a receptor, APLF <text:s/>- <text:s/>aprataxin and pnkp like factor, CCNYL1 <text:s/>- <text:s/>cyclin y-like 1, CSRNP2 <text:s/>- <text:s/>cysteine-serine-rich nuclear protein 2, SENP1 <text:s/>- <text:s/>sumo1/sentrin specific peptidase 1, TET3 <text:s/>- <text:s/>tet methylcytosine dioxygenase 3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SMG6 <text:s/>- <text:s/>smg6 nonsense mediated mrna decay factor, ELF3 <text:s/>- <text:s/>e74-like factor 3 (ets domain transcription factor, epithelial-specific ), AKAP13 <text:s/>- <text:s/>a kinase (prka) anchor protein 13, ELF2 <text:s/>- <text:s/>e74-like factor 2 (ets domain transcription factor), CREB1 <text:s/>- <text:s/>camp responsive element binding protein 1, EIF5A <text:s/>- <text:s/>eukaryotic translation initiation factor 5a, RSPO1 <text:s/>- <text:s/>r-spondin 1, FGR <text:s/>- <text:s/>feline gardner-rasheed sarcoma viral oncogene homolog, MNT <text:s/>- <text:s/>mnt, max dimerization protein, IL6ST <text:s/>- <text:s/>interleukin 6 signal transducer (gp130, oncostatin m receptor), HOXC6 <text:s/>- <text:s/>homeobox c6, HOXC10 <text:s/>- <text:s/>homeobox c10, ARNTL <text:s/>- <text:s/>aryl hydrocarbon receptor nuclear translocator-like, ITGA5 <text:s/>- <text:s/>integrin, alpha 5 (fibronectin receptor, alpha polypeptide), PDE1B <text:s/>- <text:s/>phosphodiesterase 1b, calmodulin-dependent, RNF31 <text:s/>- <text:s/>ring finger protein 31, YOD1 <text:s/>- <text:s/>yod1 deubiquitinase, PSME2 <text:s/>- <text:s/>proteasome (prosome, macropain) activator subunit 2 (pa28 beta), FGF13 <text:s/>- <text:s/>fibroblast growth factor 13, GADD45B <text:s/>- <text:s/>growth arrest and dna-damage-inducible, beta, TRIB1 <text:s/>- <text:s/>tribbles homolog 1 (drosophila), CDC20B <text:s/>- <text:s/>cell division cycle 20b, SUPT16H <text:s/>- <text:s/>suppressor of ty 16 homolog (s. cerevisiae), EEF1A1 <text:s/>- <text:s/>eukaryotic translation elongation factor 1 alpha 1, SQSTM1 <text:s/>- <text:s/>sequestosome 1, DAB2IP <text:s/>- <text:s/>dab2 interacting protein, EGR1 <text:s/>- <text:s/>early growth response 1, GLI1 <text:s/>- <text:s/>gli family zinc finger 1, ZBTB7B <text:s/>- <text:s/>zinc finger and btb domain containing 7b, ADAM8 <text:s/>- <text:s/>adam metallopeptidase domain 8, PTGS2 <text:s/>- <text:s/>prostaglandin-endoperoxide synthase 2 (prostaglandin g/h synthase and cyclooxygenase)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PLXNB2 <text:s/>- <text:s/>plexin b2, FAM129A <text:s/>- <text:s/>family with sequence similarity 129, member a, POU2F1 <text:s/>- <text:s/>pou class 2 homeobox 1, CDKN1B <text:s/>- <text:s/>cyclin-dependent kinase inhibitor 1b (p27, kip1), CXCL10 <text:s/>- <text:s/>chemokine (c-x-c motif) ligand 10, WDTC1 <text:s/>- <text:s/>wd and tetratricopeptide repeats 1, SORBS1 <text:s/>- <text:s/>sorbin and sh3 domain containing 1, RRP8 <text:s/>- <text:s/>ribosomal rna processing 8, methyltransferase, homolog (yeast), PDE2A <text:s/>- <text:s/>phosphodiesterase 2a, cgmp-stimulated, IRF1 <text:s/>- <text:s/>interferon regulatory factor 1, CDC37 <text:s/>- <text:s/>cell division cycle 37, TRAF2 <text:s/>- <text:s/>tnf receptor-associated factor 2, HCRTR1 <text:s/>- <text:s/>hypocretin (orexin) receptor 1, CHD6 <text:s/>- <text:s/>chromodomain helicase dna binding protein 6, SBNO2 <text:s/>- <text:s/>strawberry notch homolog 2 (drosophila), TRIM67 <text:s/>- <text:s/>tripartite motif containing 67, CAMK2A <text:s/>- <text:s/>calcium/calmodulin-dependent protein kinase ii alpha, WNT10B <text:s/>- <text:s/>wingless-type mmtv integration site family, member 10b, IL23A <text:s/>- <text:s/>interleukin 23, alpha subunit p19, TLE4 <text:s/>- <text:s/>transducin-like enhancer of split 4 (e(sp1) homolog, drosophila), CNOT2 <text:s/>- <text:s/>ccr4-not transcription complex, subunit 2, VSX2 <text:s/>- <text:s/>visual system homeobox 2, LARP6 <text:s/>- <text:s/>la ribonucleoprotein domain family, member 6, CHGA <text:s/>- <text:s/>chromogranin a (parathyroid secretory protein 1), COMMD3 <text:s/>- <text:s/>comm domain containing 3, MLXIP <text:s/>- <text:s/>mlx interacting protein, CHI3L1 <text:s/>- <text:s/>chitinase 3-like 1 (cartilage glycoprotein-39), ZNF319 <text:s/>- <text:s/>zinc finger protein 319, FBLN1 <text:s/>- <text:s/>fibulin 1, MAP4K2 <text:s/>- <text:s/>mitogen-activated protein kinase kinase kinase kinase 2, FOXN4 <text:s/>- <text:s/>forkhead box n4, CTSH <text:s/>- <text:s/>cathepsin h, AKT2 <text:s/>- <text:s/>v-akt murine thymoma viral oncogene homolog 2, UNC119 <text:s/>- <text:s/>unc-119 homolog (c. elegans), PDZD3 <text:s/>- <text:s/>pdz domain containing 3, SKIL <text:s/>- <text:s/>ski-like oncogene, DUSP5 <text:s/>- <text:s/>dual specificity phosphatase 5, ETV6 <text:s/>- <text:s/>ets variant 6, ZMYND15 <text:s/>- <text:s/>zinc finger, mynd-type containing 15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CCDC3 <text:s/>- <text:s/>coiled-coil domain containing 3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CAMKK1 <text:s/>- <text:s/>calcium/calmodulin-dependent protein kinase kinase 1, alpha, FOXP4 <text:s/>- <text:s/>forkhead box p4, GREM1 <text:s/>- <text:s/>gremlin 1, dan family bmp antagonist, NRG1 <text:s/>- <text:s/>neuregulin 1, EBF4 <text:s/>- <text:s/>early b-cell factor 4, AUTS2 <text:s/>- <text:s/>autism susceptibility candidate 2, TNFAIP3 <text:s/>- <text:s/>tumor necrosis factor, alpha-induced protein 3, MSX1 <text:s/>- <text:s/>msh homeobox 1, EZH1 <text:s/>- <text:s/>enhancer of zeste homolog 1 (drosophila), ZNF641 <text:s/>- <text:s/>zinc finger protein 641, SUV420H2 <text:s/>- <text:s/>suppressor of variegation 4-20 homolog 2 (drosophila), CYLD <text:s/>- <text:s/>cylindromatosis (turban tumor syndrome), DUSP2 <text:s/>- <text:s/>dual specificity phosphatase 2, STK4 <text:s/>- <text:s/>serine/threonine kinase 4, BCL6B <text:s/>- <text:s/>b-cell cll/lymphoma 6, member b, HPCA <text:s/>- <text:s/>hippocalcin, RNF165 <text:s/>- <text:s/>ring finger protein 165, SHC1 <text:s/>- <text:s/>shc (src homology 2 domain containing) transforming protein 1, ELMSAN1 <text:s/>- <text:s/>elm2 and myb/sant-like domain containing 1, RCOR2 <text:s/>- <text:s/>rest corepressor 2, SHH <text:s/>- <text:s/>sonic hedgehog, BCORL1 <text:s/>- <text:s/>bcl6 corepressor-like 1, HOXC5 <text:s/>- <text:s/>homeobox c5, SP6 <text:s/>- <text:s/>sp6 transcription factor, STAT6 <text:s/>- <text:s/>signal transducer and activator of transcription 6, interleukin-4 induced, LRP4 <text:s/>- <text:s/>low density lipoprotein receptor-related protein 4, DLX4 <text:s/>- <text:s/>distal-less homeobox 4, HOXB9 <text:s/>- <text:s/>homeobox b9, TNFRSF4 <text:s/>- <text:s/>tumor necrosis factor receptor superfamily, member 4, RARB <text:s/>- <text:s/>retinoic acid receptor, beta, NFIC <text:s/>- <text:s/>nuclear factor i/c (ccaat-binding transcription factor), IKZF3 <text:s/>- <text:s/>ikaros family zinc finger 3 (aiolos), NPAS3 <text:s/>- <text:s/>neuronal pas domain protein 3, TNFSF14 <text:s/>- <text:s/>tumor necrosis factor (ligand) superfamily, member 14, KDM1B <text:s/>- <text:s/>lysine (k)-specific demethylase 1b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BL1 <text:s/>- <text:s/>retinoblastoma-like 1 (p107), RAI1 <text:s/>- <text:s/>retinoic acid induced 1, FOXA3 <text:s/>- <text:s/>forkhead box a3, AZIN1 <text:s/>- <text:s/>antizyme inhibitor 1, GRIN2A <text:s/>- <text:s/>glutamate receptor, ionotropic, n-methyl d-aspartate 2a, KCNK2 <text:s/>- <text:s/>potassium channel, subfamily k, member 2, CSF3 <text:s/>- <text:s/>colony stimulating factor 3 (granulocyte), RAPGEF3 <text:s/>- <text:s/>rap guanine nucleotide exchange factor (gef) 3, TGFB1 <text:s/>- <text:s/>transforming growth factor, beta 1, UBTF <text:s/>- <text:s/>upstream binding transcription factor, rna polymerase i, RIPK2 <text:s/>- <text:s/>receptor-interacting serine-threonine kinase 2, HDAC7 <text:s/>- <text:s/>histone deacetylase 7, DNMT3A <text:s/>- <text:s/>dna (cytosine-5-)-methyltransferase 3 alpha, IGFBP5 <text:s/>- <text:s/>insulin-like growth factor binding protein 5, BCL7A <text:s/>- <text:s/>b-cell cll/lymphoma 7a, MAFG <text:s/>- <text:s/>v-maf avian musculoaponeurotic fibrosarcoma oncogene homolog g, MYADM <text:s/>- <text:s/>myeloid-associated differentiation marker, BCL3 <text:s/>- <text:s/>b-cell cll/lymphoma 3, UBE2E1 <text:s/>- <text:s/>ubiquitin-conjugating enzyme e2e 1, PRKCD <text:s/>- <text:s/>protein kinase c, delta, NFAT5 <text:s/>- <text:s/>nuclear factor of activated t-cells 5, tonicity-responsive, IL27 <text:s/>- <text:s/>interleukin 27, KLF10 <text:s/>- <text:s/>kruppel-like factor 10, SMAD7 <text:s/>- <text:s/>smad family member 7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44</text:p>
          </table:table-cell>
          <table:table-cell office:value-type="string" calcext:value-type="string">
            <text:p>positive regulation of transcription from RNA polymerase II promoter</text:p>
          </table:table-cell>
          <table:table-cell office:value-type="float" office:value="0.000000101" calcext:value-type="float">
            <text:p>0.000000101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2.06" calcext:value-type="float">
            <text:p>2.06</text:p>
          </table:table-cell>
          <table:table-cell office:value-type="float" office:value="13954" calcext:value-type="float">
            <text:p>13954</text:p>
          </table:table-cell>
          <table:table-cell office:value-type="float" office:value="891" calcext:value-type="float">
            <text:p>891</text:p>
          </table:table-cell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WNT10B <text:s/>- <text:s/>wingless-type mmtv integration site family, member 10b, IL23A <text:s/>- <text:s/>interleukin 23, alpha subunit p19, FLI1 <text:s/>- <text:s/>fli-1 proto-oncogene, ets transcription factor, REL <text:s/>- <text:s/>v-rel avian reticuloendotheliosis viral oncogene homolog, SIRT2 <text:s/>- <text:s/>sirtuin 2, FHOD1 <text:s/>- <text:s/>formin homology 2 domain containing 1, EBF3 <text:s/>- <text:s/>early b-cell factor 3, FOXJ2 <text:s/>- <text:s/>forkhead box j2, ETV6 <text:s/>- <text:s/>ets variant 6, NFKB2 <text:s/>- <text:s/>nuclear factor of kappa light polypeptide gene enhancer in b-cells 2 (p49/p100), IRF2BPL <text:s/>- <text:s/>interferon regulatory factor 2 binding protein-like, NFIX <text:s/>- <text:s/>nuclear factor i/x (ccaat-binding transcription factor), TET3 <text:s/>- <text:s/>tet methylcytosine dioxygenase 3, SENP1 <text:s/>- <text:s/>sumo1/sentrin specific peptidase 1, CSRNP2 <text:s/>- <text:s/>cysteine-serine-rich nuclear protein 2, GREM1 <text:s/>- <text:s/>gremlin 1, dan family bmp antagonist, NRG1 <text:s/>- <text:s/>neuregulin 1, BMP2 <text:s/>- <text:s/>bone morphogenetic protein 2, AUTS2 <text:s/>- <text:s/>autism susceptibility candidate 2, ELF3 <text:s/>- <text:s/>e74-like factor 3 (ets domain transcription factor, epithelial-specific ), MSX1 <text:s/>- <text:s/>msh homeobox 1, EZH1 <text:s/>- <text:s/>enhancer of zeste homolog 1 (drosophila), CREB1 <text:s/>- <text:s/>camp responsive element binding protein 1, HOXC10 <text:s/>- <text:s/>homeobox c10, ARNTL <text:s/>- <text:s/>aryl hydrocarbon receptor nuclear translocator-like, SHH <text:s/>- <text:s/>sonic hedgehog, SUPT16H <text:s/>- <text:s/>suppressor of ty 16 homolog (s. cerevisiae), SQSTM1 <text:s/>- <text:s/>sequestosome 1, HOXB9 <text:s/>- <text:s/>homeobox b9, STAT6 <text:s/>- <text:s/>signal transducer and activator of transcription 6, interleukin-4 induced, DAB2IP <text:s/>- <text:s/>dab2 interacting protein, GLI1 <text:s/>- <text:s/>gli family zinc finger 1, EGR1 <text:s/>- <text:s/>early growth response 1, RARB <text:s/>- <text:s/>retinoic acid receptor, beta, NFIC <text:s/>- <text:s/>nuclear factor i/c (ccaat-binding transcription factor), IKZF3 <text:s/>- <text:s/>ikaros family zinc finger 3 (aiolos), ZBTB7B <text:s/>- <text:s/>zinc finger and btb domain containing 7b, NFATC2 <text:s/>- <text:s/>nuclear factor of activated t-cells, cytoplasmic, calcineurin-dependent 2, AAMDC <text:s/>- <text:s/>adipogenesis associated, mth938 domain containing, RARA <text:s/>- <text:s/>retinoic acid receptor, alpha, ZMIZ1 <text:s/>- <text:s/>zinc finger, miz-type containing 1, RBL1 <text:s/>- <text:s/>retinoblastoma-like 1 (p107), FOXA3 <text:s/>- <text:s/>forkhead box a3, CSF3 <text:s/>- <text:s/>colony stimulating factor 3 (granulocyte), CDK8 <text:s/>- <text:s/>cyclin-dependent kinase 8, TGFB1 <text:s/>- <text:s/>transforming growth factor, beta 1, RIPK2 <text:s/>- <text:s/>receptor-interacting serine-threonine kinase 2, POU2F1 <text:s/>- <text:s/>pou class 2 homeobox 1, CXCL10 <text:s/>- <text:s/>chemokine (c-x-c motif) ligand 10, IRF1 <text:s/>- <text:s/>interferon regulatory factor 1, BCL3 <text:s/>- <text:s/>b-cell cll/lymphoma 3, NFAT5 <text:s/>- <text:s/>nuclear factor of activated t-cells 5, tonicity-responsive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80</text:p>
          </table:table-cell>
          <table:table-cell office:value-type="string" calcext:value-type="string">
            <text:p>positive regulation of RNA biosynthetic process</text:p>
          </table:table-cell>
          <table:table-cell office:value-type="float" office:value="0.000000104" calcext:value-type="float">
            <text:p>0.000000104</text:p>
          </table:table-cell>
          <table:table-cell office:value-type="float" office:value="0.0000529" calcext:value-type="float">
            <text:p>0.0000529</text:p>
          </table:table-cell>
          <table:table-cell office:value-type="float" office:value="1.9" calcext:value-type="float">
            <text:p>1.9</text:p>
          </table:table-cell>
          <table:table-cell office:value-type="float" office:value="13954" calcext:value-type="float">
            <text:p>13954</text:p>
          </table:table-cell>
          <table:table-cell office:value-type="float" office:value="1167" calcext:value-type="float">
            <text:p>1167</text:p>
          </table:table-cell>
          <table:table-cell office:value-type="float" office:value="440" calcext:value-type="float">
            <text:p>4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WNT10B <text:s/>- <text:s/>wingless-type mmtv integration site family, member 10b, IL23A <text:s/>- <text:s/>interleukin 23, alpha subunit p19, FLI1 <text:s/>- <text:s/>fli-1 proto-oncogene, ets transcription factor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FHOD1 <text:s/>- <text:s/>formin homology 2 domain containing 1, FOXN4 <text:s/>- <text:s/>forkhead box n4, EBF3 <text:s/>- <text:s/>early b-cell factor 3, FOXJ2 <text:s/>- <text:s/>forkhead box j2, ETV6 <text:s/>- <text:s/>ets variant 6, NFKB2 <text:s/>- <text:s/>nuclear factor of kappa light polypeptide gene enhancer in b-cells 2 (p49/p100), IRF2BPL <text:s/>- <text:s/>interferon regulatory factor 2 binding protein-like, NFIX <text:s/>- <text:s/>nuclear factor i/x (ccaat-binding transcription factor), CSRNP2 <text:s/>- <text:s/>cysteine-serine-rich nuclear protein 2, SENP1 <text:s/>- <text:s/>sumo1/sentrin specific peptidase 1, GPBP1 <text:s/>- <text:s/>gc-rich promoter binding protein 1, TET3 <text:s/>- <text:s/>tet methylcytosine dioxygenase 3, GREM1 <text:s/>- <text:s/>gremlin 1, dan family bmp antagonist, WNT4 <text:s/>- <text:s/>wingless-type mmtv integration site family, member 4, NRG1 <text:s/>- <text:s/>neuregulin 1, BMP2 <text:s/>- <text:s/>bone morphogenetic protein 2, AUTS2 <text:s/>- <text:s/>autism susceptibility candidate 2, EZH1 <text:s/>- <text:s/>enhancer of zeste homolog 1 (drosophila), MSX1 <text:s/>- <text:s/>msh homeobox 1, ELF3 <text:s/>- <text:s/>e74-like factor 3 (ets domain transcription factor, epithelial-specific ), ELF2 <text:s/>- <text:s/>e74-like factor 2 (ets domain transcription factor), CREB1 <text:s/>- <text:s/>camp responsive element binding protein 1, HOXC10 <text:s/>- <text:s/>homeobox c10, ARNTL <text:s/>- <text:s/>aryl hydrocarbon receptor nuclear translocator-like, SHC1 <text:s/>- <text:s/>shc (src homology 2 domain containing) transforming protein 1, SHH <text:s/>- <text:s/>sonic hedgehog, SUPT16H <text:s/>- <text:s/>suppressor of ty 16 homolog (s. cerevisiae), SQSTM1 <text:s/>- <text:s/>sequestosome 1, HOXB9 <text:s/>- <text:s/>homeobox b9, STAT6 <text:s/>- <text:s/>signal transducer and activator of transcription 6, interleukin-4 induced, DAB2IP <text:s/>- <text:s/>dab2 interacting protein, EGR1 <text:s/>- <text:s/>early growth response 1, GLI1 <text:s/>- <text:s/>gli family zinc finger 1, RARB <text:s/>- <text:s/>retinoic acid receptor, beta, NFIC <text:s/>- <text:s/>nuclear factor i/c (ccaat-binding transcription factor), IKZF3 <text:s/>- <text:s/>ikaros family zinc finger 3 (aiolos), NPAS3 <text:s/>- <text:s/>neuronal pas domain protein 3, ZBTB7B <text:s/>- <text:s/>zinc finger and btb domain containing 7b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HOG <text:s/>- <text:s/>ras homolog family member g, RBL1 <text:s/>- <text:s/>retinoblastoma-like 1 (p107), FOXA3 <text:s/>- <text:s/>forkhead box a3, RAI1 <text:s/>- <text:s/>retinoic acid induced 1, CSF3 <text:s/>- <text:s/>colony stimulating factor 3 (granulocyte), CDK8 <text:s/>- <text:s/>cyclin-dependent kinase 8, TGFB1 <text:s/>- <text:s/>transforming growth factor, beta 1, UBTF <text:s/>- <text:s/>upstream binding transcription factor, rna polymerase i, RIPK2 <text:s/>- <text:s/>receptor-interacting serine-threonine kinase 2, POU2F1 <text:s/>- <text:s/>pou class 2 homeobox 1, CXCL10 <text:s/>- <text:s/>chemokine (c-x-c motif) ligand 10, BCL3 <text:s/>- <text:s/>b-cell cll/lymphoma 3, IRF1 <text:s/>- <text:s/>interferon regulatory factor 1, NFAT5 <text:s/>- <text:s/>nuclear factor of activated t-cells 5, tonicity-responsive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093</text:p>
          </table:table-cell>
          <table:table-cell office:value-type="string" calcext:value-type="string">
            <text:p>negative regulation of developmental process</text:p>
          </table:table-cell>
          <table:table-cell office:value-type="float" office:value="0.000000161" calcext:value-type="float">
            <text:p>0.000000161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2.25" calcext:value-type="float">
            <text:p>2.25</text:p>
          </table:table-cell>
          <table:table-cell office:value-type="float" office:value="13954" calcext:value-type="float">
            <text:p>13954</text:p>
          </table:table-cell>
          <table:table-cell office:value-type="float" office:value="663" calcext:value-type="float">
            <text:p>663</text:p>
          </table:table-cell>
          <table:table-cell office:value-type="float" office:value="440" calcext:value-type="float">
            <text:p>4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ARNTL <text:s/>- <text:s/>aryl hydrocarbon receptor nuclear translocator-like, FGF13 <text:s/>- <text:s/>fibroblast growth factor 13, PGLYRP2 <text:s/>- <text:s/>peptidoglycan recognition protein 2, RPS6KA6 <text:s/>- <text:s/>ribosomal protein s6 kinase, 90kda, polypeptide 6, BAI2 <text:s/>- <text:s/>brain-specific angiogenesis inhibitor 2, SHH <text:s/>- <text:s/>sonic hedgehog, LRP1 <text:s/>- <text:s/>low density lipoprotein receptor-related protein 1, TRIB1 <text:s/>- <text:s/>tribbles homolog 1 (drosophila), RFX4 <text:s/>- <text:s/>regulatory factor x, 4 (influences hla class ii expression), PTPRS <text:s/>- <text:s/>protein tyrosine phosphatase, receptor type, s, LINGO1 <text:s/>- <text:s/>leucine rich repeat and ig domain containing 1, LRP4 <text:s/>- <text:s/>low density lipoprotein receptor-related protein 4, SEMA4A <text:s/>- <text:s/>sema domain, immunoglobulin domain (ig), transmembrane domain (tm) and short cytoplasmic domain, (semaphorin) 4a, DAB2IP <text:s/>- <text:s/>dab2 interacting protein, WNT10B <text:s/>- <text:s/>wingless-type mmtv integration site family, member 10b, RARB <text:s/>- <text:s/>retinoic acid receptor, beta, PRMT1 <text:s/>- <text:s/>protein arginine methyltransferase 1, CD74 <text:s/>- <text:s/>cd74 molecule, major histocompatibility complex, class ii invariant chain, BCOR <text:s/>- <text:s/>bcl6 corepressor, LGALS1 <text:s/>- <text:s/>lectin, galactoside-binding, soluble, 1, SIRT2 <text:s/>- <text:s/>sirtuin 2, RARA <text:s/>- <text:s/>retinoic acid receptor, alpha, FBLN1 <text:s/>- <text:s/>fibulin 1, RAI1 <text:s/>- <text:s/>retinoic acid induced 1, CEND1 <text:s/>- <text:s/>cell cycle exit and neuronal differentiation 1, DIXDC1 <text:s/>- <text:s/>dix domain containing 1, KCNK2 <text:s/>- <text:s/>potassium channel, subfamily k, member 2, RAPGEF3 <text:s/>- <text:s/>rap guanine nucleotide exchange factor (gef) 3, SKIL <text:s/>- <text:s/>ski-like oncogene, TGFB1 <text:s/>- <text:s/>transforming growth factor, beta 1, FRS2 <text:s/>- <text:s/>fibroblast growth factor receptor substrate 2, HDAC7 <text:s/>- <text:s/>histone deacetylase 7, CDKN1B <text:s/>- <text:s/>cyclin-dependent kinase inhibitor 1b (p27, kip1), CXCL10 <text:s/>- <text:s/>chemokine (c-x-c motif) ligand 10, IGFBP5 <text:s/>- <text:s/>insulin-like growth factor binding protein 5, TRIB2 <text:s/>- <text:s/>tribbles homolog 2 (drosophila), COL5A1 <text:s/>- <text:s/>collagen, type v, alpha 1, GREM1 <text:s/>- <text:s/>gremlin 1, dan family bmp antagonist, IRF1 <text:s/>- <text:s/>interferon regulatory factor 1, WNT4 <text:s/>- <text:s/>wingless-type mmtv integration site family, member 4, NRG1 <text:s/>- <text:s/>neuregulin 1, BMP2 <text:s/>- <text:s/>bone morphogenetic protein 2, MSX1 <text:s/>- <text:s/>msh homeobox 1, RCC2 <text:s/>- <text:s/>regulator of chromosome condensation 2, CYLD <text:s/>- <text:s/>cylindromatosis (turban tumor syndrome), SMAD7 <text:s/>- <text:s/>smad family member 7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966</text:p>
          </table:table-cell>
          <table:table-cell office:value-type="string" calcext:value-type="string">
            <text:p>regulation of signal transduction</text:p>
          </table:table-cell>
          <table:table-cell office:value-type="float" office:value="0.000000165" calcext:value-type="float">
            <text:p>0.000000165</text:p>
          </table:table-cell>
          <table:table-cell office:value-type="float" office:value="0.0000785" calcext:value-type="float">
            <text:p>0.0000785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2261" calcext:value-type="float">
            <text:p>2261</text:p>
          </table:table-cell>
          <table:table-cell office:value-type="float" office:value="440" calcext:value-type="float">
            <text:p>44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[BMP2K <text:s/>- <text:s/>bmp2 inducible kinase, G3BP1 <text:s/>- <text:s/>gtpase activating protein (sh3 domain) binding protein 1, EPS8L2 <text:s/>- <text:s/>eps8-like 2, BIRC3 <text:s/>- <text:s/>baculoviral iap repeat containing 3, PRRX1 <text:s/>- <text:s/>paired related homeobox 1, RPS6KA6 <text:s/>- <text:s/>ribosomal protein s6 kinase, 90kda, polypeptide 6, MAP3K8 <text:s/>- <text:s/>mitogen-activated protein kinase kinase kinase 8, RFX4 <text:s/>- <text:s/>regulatory factor x, 4 (influences hla class ii expression), VANGL2 <text:s/>- <text:s/>vangl planar cell polarity protein 2, PRMT1 <text:s/>- <text:s/>protein arginine methyltransferase 1, CD74 <text:s/>- <text:s/>cd74 molecule, major histocompatibility complex, class ii invariant chain, REL <text:s/>- <text:s/>v-rel avian reticuloendotheliosis viral oncogene homolog, ING2 <text:s/>- <text:s/>inhibitor of growth family, member 2, LGALS1 <text:s/>- <text:s/>lectin, galactoside-binding, soluble, 1, FGF18 <text:s/>- <text:s/>fibroblast growth factor 18, MAP3K11 <text:s/>- <text:s/>mitogen-activated protein kinase kinase kinase 11, P2RX3 <text:s/>- <text:s/>purinergic receptor p2x, ligand-gated ion channel, 3, SRGAP3 <text:s/>- <text:s/>slit-robo rho gtpase activating protein 3, FOXL1 <text:s/>- <text:s/>forkhead box l1, G3BP2 <text:s/>- <text:s/>gtpase activating protein (sh3 domain) binding protein 2, EDAR <text:s/>- <text:s/>ectodysplasin a receptor, BMP2 <text:s/>- <text:s/>bone morphogenetic protein 2, WNT4 <text:s/>- <text:s/>wingless-type mmtv integration site family, member 4, RHOBTB1 <text:s/>- <text:s/>rho-related btb domain containing 1, JPH4 <text:s/>- <text:s/>junctophilin 4, AKAP13 <text:s/>- <text:s/>a kinase (prka) anchor protein 13, RSPO1 <text:s/>- <text:s/>r-spondin 1, FGR <text:s/>- <text:s/>feline gardner-rasheed sarcoma viral oncogene homolog, IL6ST <text:s/>- <text:s/>interleukin 6 signal transducer (gp130, oncostatin m receptor), MNT <text:s/>- <text:s/>mnt, max dimerization protein, ARNTL <text:s/>- <text:s/>aryl hydrocarbon receptor nuclear translocator-like, ITGA5 <text:s/>- <text:s/>integrin, alpha 5 (fibronectin receptor, alpha polypeptide), RNF31 <text:s/>- <text:s/>ring finger protein 31, PSME2 <text:s/>- <text:s/>proteasome (prosome, macropain) activator subunit 2 (pa28 beta), GADD45B <text:s/>- <text:s/>growth arrest and dna-damage-inducible, beta, UBD <text:s/>- <text:s/>ubiquitin d, TRIB1 <text:s/>- <text:s/>tribbles homolog 1 (drosophila), SUPT16H <text:s/>- <text:s/>suppressor of ty 16 homolog (s. cerevisiae), SQSTM1 <text:s/>- <text:s/>sequestosome 1, DAB2IP <text:s/>- <text:s/>dab2 interacting protein, EGR1 <text:s/>- <text:s/>early growth response 1, GLI1 <text:s/>- <text:s/>gli family zinc finger 1, ADAM8 <text:s/>- <text:s/>adam metallopeptidase domain 8, PTGS2 <text:s/>- <text:s/>prostaglandin-endoperoxide synthase 2 (prostaglandin g/h synthase and cyclooxygenase), RHOG <text:s/>- <text:s/>ras homolog family member g, CXCL10 <text:s/>- <text:s/>chemokine (c-x-c motif) ligand 10, SORBS1 <text:s/>- <text:s/>sorbin and sh3 domain containing 1, MFNG <text:s/>- <text:s/>mfng o-fucosylpeptide 3-beta-n-acetylglucosaminyltransferase, CDC37 <text:s/>- <text:s/>cell division cycle 37, IRF1 <text:s/>- <text:s/>interferon regulatory factor 1, TRAF2 <text:s/>- <text:s/>tnf receptor-associated factor 2, OPTN <text:s/>- <text:s/>optineurin, PDE4A <text:s/>- <text:s/>phosphodiesterase 4a, camp-specific, HCRTR1 <text:s/>- <text:s/>hypocretin (orexin) receptor 1, KREMEN2 <text:s/>- <text:s/>kringle containing transmembrane protein 2, SHE <text:s/>- <text:s/>src homology 2 domain containing e, NEK6 <text:s/>- <text:s/>nima-related kinase 6, NLGN2 <text:s/>- <text:s/>neuroligin 2, TRIM67 <text:s/>- <text:s/>tripartite motif containing 67, PTPRS <text:s/>- <text:s/>protein tyrosine phosphatase, receptor type, s, WNT10B <text:s/>- <text:s/>wingless-type mmtv integration site family, member 10b, IL23A <text:s/>- <text:s/>interleukin 23, alpha subunit p19, SH2B3 <text:s/>- <text:s/>sh2b adaptor protein 3, SH3KBP1 <text:s/>- <text:s/>sh3-domain kinase binding protein 1, CNOT2 <text:s/>- <text:s/>ccr4-not transcription complex, subunit 2, CHGA <text:s/>- <text:s/>chromogranin a (parathyroid secretory protein 1), SCUBE3 <text:s/>- <text:s/>signal peptide, cub domain, egf-like 3, SIPA1L2 <text:s/>- <text:s/>signal-induced proliferation-associated 1 like 2, CHI3L1 <text:s/>- <text:s/>chitinase 3-like 1 (cartilage glycoprotein-39), FBLN1 <text:s/>- <text:s/>fibulin 1, MAP4K2 <text:s/>- <text:s/>mitogen-activated protein kinase kinase kinase kinase 2, HMGXB4 <text:s/>- <text:s/>hmg box domain containing 4, CTSH <text:s/>- <text:s/>cathepsin h, DIXDC1 <text:s/>- <text:s/>dix domain containing 1, SKIL <text:s/>- <text:s/>ski-like oncogene, DUSP5 <text:s/>- <text:s/>dual specificity phosphatase 5, FRS2 <text:s/>- <text:s/>fibroblast growth factor receptor substrate 2, CCDC3 <text:s/>- <text:s/>coiled-coil domain containing 3, TRIB2 <text:s/>- <text:s/>tribbles homolog 2 (drosophila), GREM1 <text:s/>- <text:s/>gremlin 1, dan family bmp antagonist, NRG1 <text:s/>- <text:s/>neuregulin 1, MSX1 <text:s/>- <text:s/>msh homeobox 1, TNFAIP3 <text:s/>- <text:s/>tumor necrosis factor, alpha-induced protein 3, CYLD <text:s/>- <text:s/>cylindromatosis (turban tumor syndrome), DUSP2 <text:s/>- <text:s/>dual specificity phosphatase 2, STK4 <text:s/>- <text:s/>serine/threonine kinase 4, RC3H2 <text:s/>- <text:s/>ring finger and ccch-type domains 2, RNF165 <text:s/>- <text:s/>ring finger protein 165, SHC1 <text:s/>- <text:s/>shc (src homology 2 domain containing) transforming protein 1, DLG4 <text:s/>- <text:s/>discs, large homolog 4 (drosophila), SHH <text:s/>- <text:s/>sonic hedgehog, LRP1 <text:s/>- <text:s/>low density lipoprotein receptor-related protein 1, LRP4 <text:s/>- <text:s/>low density lipoprotein receptor-related protein 4, JAK1 <text:s/>- <text:s/>janus kinase 1, RASA2 <text:s/>- <text:s/>ras p21 protein activator 2, HRK <text:s/>- <text:s/>harakiri, bcl2 interacting protein (contains only bh3 domain), TNFSF14 <text:s/>- <text:s/>tumor necrosis factor (ligand) superfamily, member 14, ZMIZ1 <text:s/>- <text:s/>zinc finger, miz-type containing 1, CSF3 <text:s/>- <text:s/>colony stimulating factor 3 (granulocyte), TGFB1 <text:s/>- <text:s/>transforming growth factor, beta 1, HDAC7 <text:s/>- <text:s/>histone deacetylase 7, RIPK2 <text:s/>- <text:s/>receptor-interacting serine-threonine kinase 2, IGFBP5 <text:s/>- <text:s/>insulin-like growth factor binding protein 5, GRINA <text:s/>- <text:s/>glutamate receptor, ionotropic, n-methyl d-aspartate-associated protein 1 (glutamate binding), MYADM <text:s/>- <text:s/>myeloid-associated differentiation marker, BCL3 <text:s/>- <text:s/>b-cell cll/lymphoma 3, ARHGEF40 <text:s/>- <text:s/>rho guanine nucleotide exchange factor (gef) 40, GCSAM <text:s/>- <text:s/>germinal center-associated, signaling and motility, NFAT5 <text:s/>- <text:s/>nuclear factor of activated t-cells 5, tonicity-responsive, PRKCD <text:s/>- <text:s/>protein kinase c, delta, PLEKHG2 <text:s/>- <text:s/>pleckstrin homology domain containing, family g (with rhogef domain) member 2, SHOC2 <text:s/>- <text:s/>soc-2 suppressor of clear homolog (c. elegans)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105</text:p>
          </table:table-cell>
          <table:table-cell office:value-type="string" calcext:value-type="string">
            <text:p>regulation of leukocyte differentiation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835" calcext:value-type="float">
            <text:p>0.0000835</text:p>
          </table:table-cell>
          <table:table-cell office:value-type="float" office:value="3.76" calcext:value-type="float">
            <text:p>3.76</text:p>
          </table:table-cell>
          <table:table-cell office:value-type="float" office:value="13954" calcext:value-type="float">
            <text:p>13954</text:p>
          </table:table-cell>
          <table:table-cell office:value-type="float" office:value="177" calcext:value-type="float">
            <text:p>177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PGLYRP2 <text:s/>- <text:s/>peptidoglycan recognition protein 2, TGFB1 <text:s/>- <text:s/>transforming growth factor, beta 1, CD83 <text:s/>- <text:s/>cd83 molecule, TRIB1 <text:s/>- <text:s/>tribbles homolog 1 (drosophila), SHH <text:s/>- <text:s/>sonic hedgehog, RIPK2 <text:s/>- <text:s/>receptor-interacting serine-threonine kinase 2, ATP11C <text:s/>- <text:s/>atpase, class vi, type 11c, IL23A <text:s/>- <text:s/>interleukin 23, alpha subunit p19, IKZF3 <text:s/>- <text:s/>ikaros family zinc finger 3 (aiolos), CD74 <text:s/>- <text:s/>cd74 molecule, major histocompatibility complex, class ii invariant chain, IRF1 <text:s/>- <text:s/>interferon regulatory factor 1, ZBTB7B <text:s/>- <text:s/>zinc finger and btb domain containing 7b, ADAM8 <text:s/>- <text:s/>adam metallopeptidase domain 8, IL27 <text:s/>- <text:s/>interleukin 27, KLF10 <text:s/>- <text:s/>kruppel-like factor 10, CREB1 <text:s/>- <text:s/>camp responsive element binding protein 1, CYLD <text:s/>- <text:s/>cylindromatosis (turban tumor syndrome), SMAD7 <text:s/>- <text:s/>smad family member 7, RARA <text:s/>- <text:s/>retinoic acid receptor, alpha, ZMIZ1 <text:s/>- <text:s/>zinc finger, miz-type containing 1, ACIN1 <text:s/>- <text:s/>apoptotic chromatin condensation induc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92</text:p>
          </table:table-cell>
          <table:table-cell office:value-type="string" calcext:value-type="string">
            <text:p>negative regulation of transcription, DNA-templated</text:p>
          </table:table-cell>
          <table:table-cell office:value-type="float" office:value="0.000000195" calcext:value-type="float">
            <text:p>0.000000195</text:p>
          </table:table-cell>
          <table:table-cell office:value-type="float" office:value="0.0000867" calcext:value-type="float">
            <text:p>0.0000867</text:p>
          </table:table-cell>
          <table:table-cell office:value-type="float" office:value="2.04" calcext:value-type="float">
            <text:p>2.04</text:p>
          </table:table-cell>
          <table:table-cell office:value-type="float" office:value="13954" calcext:value-type="float">
            <text:p>13954</text:p>
          </table:table-cell>
          <table:table-cell office:value-type="float" office:value="886" calcext:value-type="float">
            <text:p>886</text:p>
          </table:table-cell>
          <table:table-cell office:value-type="float" office:value="440" calcext:value-type="float">
            <text:p>4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SBNO2 <text:s/>- <text:s/>strawberry notch homolog 2 (drosophila), PRRX1 <text:s/>- <text:s/>paired related homeobox 1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SP2 <text:s/>- <text:s/>sp2 transcription factor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CBX2 <text:s/>- <text:s/>chromobox homolog 2, BMI1 <text:s/>- <text:s/>bmi1 polycomb ring finger oncogene, GREM1 <text:s/>- <text:s/>gremlin 1, dan family bmp antagonist, WNT4 <text:s/>- <text:s/>wingless-type mmtv integration site family, member 4, NRG1 <text:s/>- <text:s/>neuregulin 1, BMP2 <text:s/>- <text:s/>bone morphogenetic protein 2, ELF3 <text:s/>- <text:s/>e74-like factor 3 (ets domain transcription factor, epithelial-specific ), MSX1 <text:s/>- <text:s/>msh homeobox 1, CREB1 <text:s/>- <text:s/>camp responsive element binding protein 1, MNT <text:s/>- <text:s/>mnt, max dimerization protein, BCL6B <text:s/>- <text:s/>b-cell cll/lymphoma 6, member b, ARNTL <text:s/>- <text:s/>aryl hydrocarbon receptor nuclear translocator-like, SHC1 <text:s/>- <text:s/>shc (src homology 2 domain containing) transforming protein 1, RCOR2 <text:s/>- <text:s/>rest corepressor 2, SHH <text:s/>- <text:s/>sonic hedgehog, SQSTM1 <text:s/>- <text:s/>sequestosome 1, STAT6 <text:s/>- <text:s/>signal transducer and activator of transcription 6, interleukin-4 induced, DLX4 <text:s/>- <text:s/>distal-less homeobox 4, EGR1 <text:s/>- <text:s/>early growth response 1, TNFRSF4 <text:s/>- <text:s/>tumor necrosis factor receptor superfamily, member 4, DAB2IP <text:s/>- <text:s/>dab2 interacting protein, RARB <text:s/>- <text:s/>retinoic acid receptor, beta, NFIC <text:s/>- <text:s/>nuclear factor i/c (ccaat-binding transcription factor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TGFB1 <text:s/>- <text:s/>transforming growth factor, beta 1, HDAC7 <text:s/>- <text:s/>histone deacetylase 7, CDKN1B <text:s/>- <text:s/>cyclin-dependent kinase inhibitor 1b (p27, kip1), POU2F1 <text:s/>- <text:s/>pou class 2 homeobox 1, DNMT3A <text:s/>- <text:s/>dna (cytosine-5-)-methyltransferase 3 alpha, WDTC1 <text:s/>- <text:s/>wd and tetratricopeptide repeats 1, BCL7A <text:s/>- <text:s/>b-cell cll/lymphoma 7a, RRP8 <text:s/>- <text:s/>ribosomal rna processing 8, methyltransferase, homolog (yeast), IRF1 <text:s/>- <text:s/>interferon regulatory factor 1, PDE2A <text:s/>- <text:s/>phosphodiesterase 2a, cgmp-stimulated, BCL3 <text:s/>- <text:s/>b-cell cll/lymphoma 3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5</text:p>
          </table:table-cell>
          <table:table-cell office:value-type="string" calcext:value-type="string">
            <text:p>regulation of transcription, DNA-templated</text:p>
          </table:table-cell>
          <table:table-cell office:value-type="float" office:value="0.000000204" calcext:value-type="float">
            <text:p>0.000000204</text:p>
          </table:table-cell>
          <table:table-cell office:value-type="float" office:value="0.0000879" calcext:value-type="float">
            <text:p>0.0000879</text:p>
          </table:table-cell>
          <table:table-cell office:value-type="float" office:value="1.51" calcext:value-type="float">
            <text:p>1.51</text:p>
          </table:table-cell>
          <table:table-cell office:value-type="float" office:value="13954" calcext:value-type="float">
            <text:p>13954</text:p>
          </table:table-cell>
          <table:table-cell office:value-type="float" office:value="2753" calcext:value-type="float">
            <text:p>2753</text:p>
          </table:table-cell>
          <table:table-cell office:value-type="float" office:value="440" calcext:value-type="float">
            <text:p>44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PRRX1 <text:s/>- <text:s/>paired related homeobox 1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ELL2 <text:s/>- <text:s/>elongation factor, rna polymerase ii, 2, CD74 <text:s/>- <text:s/>cd74 molecule, major histocompatibility complex, class ii invariant chain, BCOR <text:s/>- <text:s/>bcl6 corepressor, REL <text:s/>- <text:s/>v-rel avian reticuloendotheliosis viral oncogene homolog, RSF1 <text:s/>- <text:s/>remodeling and spacing factor 1, ING2 <text:s/>- <text:s/>inhibitor of growth family, member 2, VEZF1 <text:s/>- <text:s/>vascular endothelial zinc finger 1, MLLT6 <text:s/>- <text:s/>myeloid/lymphoid or mixed-lineage leukemia (trithorax homolog, drosophila); translocated to, 6, ZNF521 <text:s/>- <text:s/>zinc finger protein 521, SIRT2 <text:s/>- <text:s/>sirtuin 2, FHOD1 <text:s/>- <text:s/>formin homology 2 domain containing 1, EBF3 <text:s/>- <text:s/>early b-cell factor 3, FOXJ2 <text:s/>- <text:s/>forkhead box j2, SP2 <text:s/>- <text:s/>sp2 transcription factor, FOXL1 <text:s/>- <text:s/>forkhead box l1, CSRNP2 <text:s/>- <text:s/>cysteine-serine-rich nuclear protein 2, SENP1 <text:s/>- <text:s/>sumo1/sentrin specific peptidase 1, TET3 <text:s/>- <text:s/>tet methylcytosine dioxygenase 3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ELF3 <text:s/>- <text:s/>e74-like factor 3 (ets domain transcription factor, epithelial-specific ), ELF2 <text:s/>- <text:s/>e74-like factor 2 (ets domain transcription factor), CREB1 <text:s/>- <text:s/>camp responsive element binding protein 1, MNT <text:s/>- <text:s/>mnt, max dimerization protein, HOXC6 <text:s/>- <text:s/>homeobox c6, HOXC10 <text:s/>- <text:s/>homeobox c10, ARNTL <text:s/>- <text:s/>aryl hydrocarbon receptor nuclear translocator-like, RNF31 <text:s/>- <text:s/>ring finger protein 31, PSME2 <text:s/>- <text:s/>proteasome (prosome, macropain) activator subunit 2 (pa28 beta), TRIB1 <text:s/>- <text:s/>tribbles homolog 1 (drosophila), SUPT16H <text:s/>- <text:s/>suppressor of ty 16 homolog (s. cerevisiae), EEF1A1 <text:s/>- <text:s/>eukaryotic translation elongation factor 1 alpha 1, SQSTM1 <text:s/>- <text:s/>sequestosome 1, DAB2IP <text:s/>- <text:s/>dab2 interacting protein, EGR1 <text:s/>- <text:s/>early growth response 1, GLI1 <text:s/>- <text:s/>gli family zinc finger 1, ZBTB7B <text:s/>- <text:s/>zinc finger and btb domain containing 7b, ADAM8 <text:s/>- <text:s/>adam metallopeptidase domain 8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CDKN1B <text:s/>- <text:s/>cyclin-dependent kinase inhibitor 1b (p27, kip1), POU2F1 <text:s/>- <text:s/>pou class 2 homeobox 1, CXCL10 <text:s/>- <text:s/>chemokine (c-x-c motif) ligand 10, WDTC1 <text:s/>- <text:s/>wd and tetratricopeptide repeats 1, RRP8 <text:s/>- <text:s/>ribosomal rna processing 8, methyltransferase, homolog (yeast), IRF1 <text:s/>- <text:s/>interferon regulatory factor 1, PDE2A <text:s/>- <text:s/>phosphodiesterase 2a, cgmp-stimulated, TRAF2 <text:s/>- <text:s/>tnf receptor-associated factor 2, CHD6 <text:s/>- <text:s/>chromodomain helicase dna binding protein 6, SBNO2 <text:s/>- <text:s/>strawberry notch homolog 2 (drosophila), CAMK2A <text:s/>- <text:s/>calcium/calmodulin-dependent protein kinase ii alpha, IL23A <text:s/>- <text:s/>interleukin 23, alpha subunit p19, WNT10B <text:s/>- <text:s/>wingless-type mmtv integration site family, member 10b, TLE4 <text:s/>- <text:s/>transducin-like enhancer of split 4 (e(sp1) homolog, drosophila), CNOT2 <text:s/>- <text:s/>ccr4-not transcription complex, subunit 2, VSX2 <text:s/>- <text:s/>visual system homeobox 2, COMMD3 <text:s/>- <text:s/>comm domain containing 3, MLXIP <text:s/>- <text:s/>mlx interacting protein, ZNF319 <text:s/>- <text:s/>zinc finger protein 319, FOXN4 <text:s/>- <text:s/>forkhead box n4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GPBP1 <text:s/>- <text:s/>gc-rich promoter binding protein 1, NFKBIB <text:s/>- <text:s/>nuclear factor of kappa light polypeptide gene enhancer in b-cells inhibitor, beta, CBX2 <text:s/>- <text:s/>chromobox homolog 2, FOXP4 <text:s/>- <text:s/>forkhead box p4, GREM1 <text:s/>- <text:s/>gremlin 1, dan family bmp antagonist, NRG1 <text:s/>- <text:s/>neuregulin 1, EBF4 <text:s/>- <text:s/>early b-cell factor 4, AUTS2 <text:s/>- <text:s/>autism susceptibility candidate 2, MSX1 <text:s/>- <text:s/>msh homeobox 1, EZH1 <text:s/>- <text:s/>enhancer of zeste homolog 1 (drosophila), TNFAIP3 <text:s/>- <text:s/>tumor necrosis factor, alpha-induced protein 3, ZNF641 <text:s/>- <text:s/>zinc finger protein 641, CYLD <text:s/>- <text:s/>cylindromatosis (turban tumor syndrome), SUV420H2 <text:s/>- <text:s/>suppressor of variegation 4-20 homolog 2 (drosophila), BCL6B <text:s/>- <text:s/>b-cell cll/lymphoma 6, member b, RNF165 <text:s/>- <text:s/>ring finger protein 165, SHC1 <text:s/>- <text:s/>shc (src homology 2 domain containing) transforming protein 1, ELMSAN1 <text:s/>- <text:s/>elm2 and myb/sant-like domain containing 1, SHH <text:s/>- <text:s/>sonic hedgehog, RCOR2 <text:s/>- <text:s/>rest corepressor 2, BCORL1 <text:s/>- <text:s/>bcl6 corepressor-like 1, HOXC5 <text:s/>- <text:s/>homeobox c5, SP6 <text:s/>- <text:s/>sp6 transcription factor, LRP4 <text:s/>- <text:s/>low density lipoprotein receptor-related protein 4, STAT6 <text:s/>- <text:s/>signal transducer and activator of transcription 6, interleukin-4 induced, DLX4 <text:s/>- <text:s/>distal-less homeobox 4, HOXB9 <text:s/>- <text:s/>homeobox b9, TNFRSF4 <text:s/>- <text:s/>tumor necrosis factor receptor superfamily, member 4, RARB <text:s/>- <text:s/>retinoic acid receptor, beta, NFIC <text:s/>- <text:s/>nuclear factor i/c (ccaat-binding transcription factor), IKZF3 <text:s/>- <text:s/>ikaros family zinc finger 3 (aiolos), NPAS3 <text:s/>- <text:s/>neuronal pas domain protein 3, KDM1B <text:s/>- <text:s/>lysine (k)-specific demethylase 1b, NFATC2 <text:s/>- <text:s/>nuclear factor of activated t-cells, cytoplasmic, calcineurin-dependent 2, AAMDC <text:s/>- <text:s/>adipogenesis associated, mth938 domain containing, RARA <text:s/>- <text:s/>retinoic acid receptor, alpha, ZMIZ1 <text:s/>- <text:s/>zinc finger, miz-type containing 1, RBL1 <text:s/>- <text:s/>retinoblastoma-like 1 (p107), FOXA3 <text:s/>- <text:s/>forkhead box a3, RAI1 <text:s/>- <text:s/>retinoic acid induced 1, CSF3 <text:s/>- <text:s/>colony stimulating factor 3 (granulocyte), TGFB1 <text:s/>- <text:s/>transforming growth factor, beta 1, UBTF <text:s/>- <text:s/>upstream binding transcription factor, rna polymerase i, HDAC7 <text:s/>- <text:s/>histone deacetylase 7, RIPK2 <text:s/>- <text:s/>receptor-interacting serine-threonine kinase 2, DNMT3A <text:s/>- <text:s/>dna (cytosine-5-)-methyltransferase 3 alpha, BCL7A <text:s/>- <text:s/>b-cell cll/lymphoma 7a, MAFG <text:s/>- <text:s/>v-maf avian musculoaponeurotic fibrosarcoma oncogene homolog g, BCL3 <text:s/>- <text:s/>b-cell cll/lymphoma 3, NFAT5 <text:s/>- <text:s/>nuclear factor of activated t-cells 5, tonicity-responsive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7</text:p>
          </table:table-cell>
          <table:table-cell office:value-type="string" calcext:value-type="string">
            <text:p>negative regulation of nucleic acid-templated transcription</text:p>
          </table:table-cell>
          <table:table-cell office:value-type="float" office:value="0.00000023" calcext:value-type="float">
            <text:p>0.00000023</text:p>
          </table:table-cell>
          <table:table-cell office:value-type="float" office:value="0.0000964" calcext:value-type="float">
            <text:p>0.0000964</text:p>
          </table:table-cell>
          <table:table-cell office:value-type="float" office:value="2.01" calcext:value-type="float">
            <text:p>2.01</text:p>
          </table:table-cell>
          <table:table-cell office:value-type="float" office:value="13954" calcext:value-type="float">
            <text:p>13954</text:p>
          </table:table-cell>
          <table:table-cell office:value-type="float" office:value="913" calcext:value-type="float">
            <text:p>913</text:p>
          </table:table-cell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SBNO2 <text:s/>- <text:s/>strawberry notch homolog 2 (drosophila), PRRX1 <text:s/>- <text:s/>paired related homeobox 1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SP2 <text:s/>- <text:s/>sp2 transcription factor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CBX2 <text:s/>- <text:s/>chromobox homolog 2, BMI1 <text:s/>- <text:s/>bmi1 polycomb ring finger oncogene, GREM1 <text:s/>- <text:s/>gremlin 1, dan family bmp antagonist, WNT4 <text:s/>- <text:s/>wingless-type mmtv integration site family, member 4, NRG1 <text:s/>- <text:s/>neuregulin 1, BMP2 <text:s/>- <text:s/>bone morphogenetic protein 2, ELF3 <text:s/>- <text:s/>e74-like factor 3 (ets domain transcription factor, epithelial-specific ), MSX1 <text:s/>- <text:s/>msh homeobox 1, CREB1 <text:s/>- <text:s/>camp responsive element binding protein 1, MNT <text:s/>- <text:s/>mnt, max dimerization protein, HOXC6 <text:s/>- <text:s/>homeobox c6, BCL6B <text:s/>- <text:s/>b-cell cll/lymphoma 6, member b, ARNTL <text:s/>- <text:s/>aryl hydrocarbon receptor nuclear translocator-like, SHC1 <text:s/>- <text:s/>shc (src homology 2 domain containing) transforming protein 1, RCOR2 <text:s/>- <text:s/>rest corepressor 2, SHH <text:s/>- <text:s/>sonic hedgehog, SQSTM1 <text:s/>- <text:s/>sequestosome 1, STAT6 <text:s/>- <text:s/>signal transducer and activator of transcription 6, interleukin-4 induced, DLX4 <text:s/>- <text:s/>distal-less homeobox 4, EGR1 <text:s/>- <text:s/>early growth response 1, TNFRSF4 <text:s/>- <text:s/>tumor necrosis factor receptor superfamily, member 4, DAB2IP <text:s/>- <text:s/>dab2 interacting protein, RARB <text:s/>- <text:s/>retinoic acid receptor, beta, NFIC <text:s/>- <text:s/>nuclear factor i/c (ccaat-binding transcription factor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TGFB1 <text:s/>- <text:s/>transforming growth factor, beta 1, HDAC7 <text:s/>- <text:s/>histone deacetylase 7, CDKN1B <text:s/>- <text:s/>cyclin-dependent kinase inhibitor 1b (p27, kip1), POU2F1 <text:s/>- <text:s/>pou class 2 homeobox 1, DNMT3A <text:s/>- <text:s/>dna (cytosine-5-)-methyltransferase 3 alpha, WDTC1 <text:s/>- <text:s/>wd and tetratricopeptide repeats 1, BCL7A <text:s/>- <text:s/>b-cell cll/lymphoma 7a, RRP8 <text:s/>- <text:s/>ribosomal rna processing 8, methyltransferase, homolog (yeast), IRF1 <text:s/>- <text:s/>interferon regulatory factor 1, PDE2A <text:s/>- <text:s/>phosphodiesterase 2a, cgmp-stimulated, BCL3 <text:s/>- <text:s/>b-cell cll/lymphoma 3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166</text:p>
          </table:table-cell>
          <table:table-cell office:value-type="string" calcext:value-type="string">
            <text:p>cell surface receptor signaling pathway</text:p>
          </table:table-cell>
          <table:table-cell office:value-type="float" office:value="0.000000287" calcext:value-type="float">
            <text:p>0.00000028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1564" calcext:value-type="float">
            <text:p>1564</text:p>
          </table:table-cell>
          <table:table-cell office:value-type="float" office:value="440" calcext:value-type="float">
            <text:p>4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[TNFRSF9 <text:s/>- <text:s/>tumor necrosis factor receptor superfamily, member 9, KREMEN2 <text:s/>- <text:s/>kringle containing transmembrane protein 2, BIRC3 <text:s/>- <text:s/>baculoviral iap repeat containing 3, VANGL2 <text:s/>- <text:s/>vangl planar cell polarity protein 2, CAMK2A <text:s/>- <text:s/>calcium/calmodulin-dependent protein kinase ii alpha, SEMA4A <text:s/>- <text:s/>sema domain, immunoglobulin domain (ig), transmembrane domain (tm) and short cytoplasmic domain, (semaphorin) 4a, WNT10B <text:s/>- <text:s/>wingless-type mmtv integration site family, member 10b, CD70 <text:s/>- <text:s/>cd70 molecule, TLE4 <text:s/>- <text:s/>transducin-like enhancer of split 4 (e(sp1) homolog, drosophila), ELMO1 <text:s/>- <text:s/>engulfment and cell motility 1, PRMT1 <text:s/>- <text:s/>protein arginine methyltransferase 1, CD74 <text:s/>- <text:s/>cd74 molecule, major histocompatibility complex, class ii invariant chain, FGF18 <text:s/>- <text:s/>fibroblast growth factor 18, SIRT2 <text:s/>- <text:s/>sirtuin 2, PPAPDC1A <text:s/>- <text:s/>phosphatidic acid phosphatase type 2 domain containing 1a, P2RX3 <text:s/>- <text:s/>purinergic receptor p2x, ligand-gated ion channel, 3, HMGXB4 <text:s/>- <text:s/>hmg box domain containing 4, DIXDC1 <text:s/>- <text:s/>dix domain containing 1, AKT2 <text:s/>- <text:s/>v-akt murine thymoma viral oncogene homolog 2, SKIL <text:s/>- <text:s/>ski-like oncogene, PDZD3 <text:s/>- <text:s/>pdz domain containing 3, EIF4EBP2 <text:s/>- <text:s/>eukaryotic translation initiation factor 4e binding protein 2, FRS2 <text:s/>- <text:s/>fibroblast growth factor receptor substrate 2, EDAR <text:s/>- <text:s/>ectodysplasin a receptor, CACNB3 <text:s/>- <text:s/>calcium channel, voltage-dependent, beta 3 subunit, VIPR1 <text:s/>- <text:s/>vasoactive intestinal peptide receptor 1, NRG1 <text:s/>- <text:s/>neuregulin 1, SDC2 <text:s/>- <text:s/>syndecan 2, BMP2 <text:s/>- <text:s/>bone morphogenetic protein 2, WNT4 <text:s/>- <text:s/>wingless-type mmtv integration site family, member 4, CLEC1A <text:s/>- <text:s/>c-type lectin domain family 1, member a, CXCL5 <text:s/>- <text:s/>chemokine (c-x-c motif) ligand 5, MSX1 <text:s/>- <text:s/>msh homeobox 1, CREB1 <text:s/>- <text:s/>camp responsive element binding protein 1, CYLD <text:s/>- <text:s/>cylindromatosis (turban tumor syndrome), CXCL6 <text:s/>- <text:s/>chemokine (c-x-c motif) ligand 6, RSPO1 <text:s/>- <text:s/>r-spondin 1, FGR <text:s/>- <text:s/>feline gardner-rasheed sarcoma viral oncogene homolog, IL6ST <text:s/>- <text:s/>interleukin 6 signal transducer (gp130, oncostatin m receptor), ITGA5 <text:s/>- <text:s/>integrin, alpha 5 (fibronectin receptor, alpha polypeptide), FFAR2 <text:s/>- <text:s/>free fatty acid receptor 2, RNF31 <text:s/>- <text:s/>ring finger protein 31, SHC1 <text:s/>- <text:s/>shc (src homology 2 domain containing) transforming protein 1, PSME2 <text:s/>- <text:s/>proteasome (prosome, macropain) activator subunit 2 (pa28 beta), ITGAL <text:s/>- <text:s/>integrin, alpha l (antigen cd11a (p180), lymphocyte function-associated antigen 1; alpha polypeptide), BAI2 <text:s/>- <text:s/>brain-specific angiogenesis inhibitor 2, SHH <text:s/>- <text:s/>sonic hedgehog, WNT10A <text:s/>- <text:s/>wingless-type mmtv integration site family, member 10a, LRP4 <text:s/>- <text:s/>low density lipoprotein receptor-related protein 4, HOXB9 <text:s/>- <text:s/>homeobox b9, STAT6 <text:s/>- <text:s/>signal transducer and activator of transcription 6, interleukin-4 induced, DAB2IP <text:s/>- <text:s/>dab2 interacting protein, EGR1 <text:s/>- <text:s/>early growth response 1, TNFRSF4 <text:s/>- <text:s/>tumor necrosis factor receptor superfamily, member 4, GLI1 <text:s/>- <text:s/>gli family zinc finger 1, ITGB8 <text:s/>- <text:s/>integrin, beta 8, JAK1 <text:s/>- <text:s/>janus kinase 1, TNFSF14 <text:s/>- <text:s/>tumor necrosis factor (ligand) superfamily, member 14, DEDD <text:s/>- <text:s/>death effector domain containing, NFATC2 <text:s/>- <text:s/>nuclear factor of activated t-cells, cytoplasmic, calcineurin-dependent 2, GRIN2A <text:s/>- <text:s/>glutamate receptor, ionotropic, n-methyl d-aspartate 2a, EPHA6 <text:s/>- <text:s/>eph receptor a6, CSF3 <text:s/>- <text:s/>colony stimulating factor 3 (granulocyte), PLXNB2 <text:s/>- <text:s/>plexin b2, TGFB1 <text:s/>- <text:s/>transforming growth factor, beta 1, RIPK2 <text:s/>- <text:s/>receptor-interacting serine-threonine kinase 2, CDKN1B <text:s/>- <text:s/>cyclin-dependent kinase inhibitor 1b (p27, kip1), CXCL10 <text:s/>- <text:s/>chemokine (c-x-c motif) ligand 10, GRIN2D <text:s/>- <text:s/>glutamate receptor, ionotropic, n-methyl d-aspartate 2d, SORBS1 <text:s/>- <text:s/>sorbin and sh3 domain containing 1, GPR114 <text:s/>- <text:s/>g protein-coupled receptor 114, CXCL2 <text:s/>- <text:s/>chemokine (c-x-c motif) ligand 2, IRF1 <text:s/>- <text:s/>interferon regulatory factor 1, CXCL1 <text:s/>- <text:s/>chemokine (c-x-c motif) ligand 1 (melanoma growth stimulating activity, alpha), CDC37 <text:s/>- <text:s/>cell division cycle 37, CABIN1 <text:s/>- <text:s/>calcineurin binding protein 1, PRKCD <text:s/>- <text:s/>protein kinase c, delta, TRAF2 <text:s/>- <text:s/>tnf receptor-associated factor 2, KLF10 <text:s/>- <text:s/>kruppel-like factor 10, RCC2 <text:s/>- <text:s/>regulator of chromosome condensation 2, SHOC2 <text:s/>- <text:s/>soc-2 suppressor of clear homolog (c. elegans), SMAD7 <text:s/>- <text:s/>smad family member 7, CXCL3 <text:s/>- <text:s/>chemokine (c-x-c motif) ligand 3, COL16A1 <text:s/>- <text:s/>collagen, type xvi, alpha 1, IL36G <text:s/>- <text:s/>interleukin 36, gamm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28</text:p>
          </table:table-cell>
          <table:table-cell office:value-type="string" calcext:value-type="string">
            <text:p>positive regulation of gene expression</text:p>
          </table:table-cell>
          <table:table-cell office:value-type="float" office:value="0.000000289" calcext:value-type="float">
            <text:p>0.00000028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440" calcext:value-type="float">
            <text:p>44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WNT10B <text:s/>- <text:s/>wingless-type mmtv integration site family, member 10b, IL23A <text:s/>- <text:s/>interleukin 23, alpha subunit p19, FLI1 <text:s/>- <text:s/>fli-1 proto-oncogene, ets transcription factor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FHOD1 <text:s/>- <text:s/>formin homology 2 domain containing 1, FOXN4 <text:s/>- <text:s/>forkhead box n4, EBF3 <text:s/>- <text:s/>early b-cell factor 3, FOXJ2 <text:s/>- <text:s/>forkhead box j2, CTSH <text:s/>- <text:s/>cathepsin h, ETV6 <text:s/>- <text:s/>ets variant 6, NFKB2 <text:s/>- <text:s/>nuclear factor of kappa light polypeptide gene enhancer in b-cells 2 (p49/p100), EDAR <text:s/>- <text:s/>ectodysplasin a receptor, IRF2BPL <text:s/>- <text:s/>interferon regulatory factor 2 binding protein-like, NFIX <text:s/>- <text:s/>nuclear factor i/x (ccaat-binding transcription factor), SENP1 <text:s/>- <text:s/>sumo1/sentrin specific peptidase 1, CSRNP2 <text:s/>- <text:s/>cysteine-serine-rich nuclear protein 2, GPBP1 <text:s/>- <text:s/>gc-rich promoter binding protein 1, TET3 <text:s/>- <text:s/>tet methylcytosine dioxygenase 3, GREM1 <text:s/>- <text:s/>gremlin 1, dan family bmp antagonist, NRG1 <text:s/>- <text:s/>neuregulin 1, BMP2 <text:s/>- <text:s/>bone morphogenetic protein 2, WNT4 <text:s/>- <text:s/>wingless-type mmtv integration site family, member 4, AUTS2 <text:s/>- <text:s/>autism susceptibility candidate 2, MSX1 <text:s/>- <text:s/>msh homeobox 1, EZH1 <text:s/>- <text:s/>enhancer of zeste homolog 1 (drosophila)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HOXC10 <text:s/>- <text:s/>homeobox c10, ARNTL <text:s/>- <text:s/>aryl hydrocarbon receptor nuclear translocator-like, SHC1 <text:s/>- <text:s/>shc (src homology 2 domain containing) transforming protein 1, SHH <text:s/>- <text:s/>sonic hedgehog, SUPT16H <text:s/>- <text:s/>suppressor of ty 16 homolog (s. cerevisiae), WNT10A <text:s/>- <text:s/>wingless-type mmtv integration site family, member 10a, SQSTM1 <text:s/>- <text:s/>sequestosome 1, HOXB9 <text:s/>- <text:s/>homeobox b9, STAT6 <text:s/>- <text:s/>signal transducer and activator of transcription 6, interleukin-4 induced, DAB2IP <text:s/>- <text:s/>dab2 interacting protein, EGR1 <text:s/>- <text:s/>early growth response 1, GLI1 <text:s/>- <text:s/>gli family zinc finger 1, RARB <text:s/>- <text:s/>retinoic acid receptor, beta, NFIC <text:s/>- <text:s/>nuclear factor i/c (ccaat-binding transcription factor), IKZF3 <text:s/>- <text:s/>ikaros family zinc finger 3 (aiolos), ITGB8 <text:s/>- <text:s/>integrin, beta 8, NPAS3 <text:s/>- <text:s/>neuronal pas domain protein 3, ZBTB7B <text:s/>- <text:s/>zinc finger and btb domain containing 7b, ADAM8 <text:s/>- <text:s/>adam metallopeptidase domain 8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HOG <text:s/>- <text:s/>ras homolog family member g, RBL1 <text:s/>- <text:s/>retinoblastoma-like 1 (p107), FOXA3 <text:s/>- <text:s/>forkhead box a3, RAI1 <text:s/>- <text:s/>retinoic acid induced 1, CSF3 <text:s/>- <text:s/>colony stimulating factor 3 (granulocyte), CDK8 <text:s/>- <text:s/>cyclin-dependent kinase 8, TGFB1 <text:s/>- <text:s/>transforming growth factor, beta 1, FAM129A <text:s/>- <text:s/>family with sequence similarity 129, member a, UBTF <text:s/>- <text:s/>upstream binding transcription factor, rna polymerase i, RIPK2 <text:s/>- <text:s/>receptor-interacting serine-threonine kinase 2, POU2F1 <text:s/>- <text:s/>pou class 2 homeobox 1, CXCL10 <text:s/>- <text:s/>chemokine (c-x-c motif) ligand 10, MAFG <text:s/>- <text:s/>v-maf avian musculoaponeurotic fibrosarcoma oncogene homolog g, LRRC32 <text:s/>- <text:s/>leucine rich repeat containing 32, BCL3 <text:s/>- <text:s/>b-cell cll/lymphoma 3, IRF1 <text:s/>- <text:s/>interferon regulatory factor 1, NFAT5 <text:s/>- <text:s/>nuclear factor of activated t-cells 5, tonicity-responsive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967</text:p>
          </table:table-cell>
          <table:table-cell office:value-type="string" calcext:value-type="string">
            <text:p>positive regulation of signal transduction</text:p>
          </table:table-cell>
          <table:table-cell office:value-type="float" office:value="0.000000291" calcext:value-type="float">
            <text:p>0.00000029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1.86" calcext:value-type="float">
            <text:p>1.86</text:p>
          </table:table-cell>
          <table:table-cell office:value-type="float" office:value="13954" calcext:value-type="float">
            <text:p>13954</text:p>
          </table:table-cell>
          <table:table-cell office:value-type="float" office:value="1175" calcext:value-type="float">
            <text:p>1175</text:p>
          </table:table-cell>
          <table:table-cell office:value-type="float" office:value="440" calcext:value-type="float">
            <text:p>44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BMP2K <text:s/>- <text:s/>bmp2 inducible kinase, SHE <text:s/>- <text:s/>src homology 2 domain containing e, PRRX1 <text:s/>- <text:s/>paired related homeobox 1, BIRC3 <text:s/>- <text:s/>baculoviral iap repeat containing 3, NEK6 <text:s/>- <text:s/>nima-related kinase 6, MAP3K8 <text:s/>- <text:s/>mitogen-activated protein kinase kinase kinase 8, NLGN2 <text:s/>- <text:s/>neuroligin 2, VANGL2 <text:s/>- <text:s/>vangl planar cell polarity protein 2, IL23A <text:s/>- <text:s/>interleukin 23, alpha subunit p19, WNT10B <text:s/>- <text:s/>wingless-type mmtv integration site family, member 10b, SH2B3 <text:s/>- <text:s/>sh2b adaptor protein 3, PRMT1 <text:s/>- <text:s/>protein arginine methyltransferase 1, CD74 <text:s/>- <text:s/>cd74 molecule, major histocompatibility complex, class ii invariant chain, REL <text:s/>- <text:s/>v-rel avian reticuloendotheliosis viral oncogene homolog, ING2 <text:s/>- <text:s/>inhibitor of growth family, member 2, LGALS1 <text:s/>- <text:s/>lectin, galactoside-binding, soluble, 1, FGF18 <text:s/>- <text:s/>fibroblast growth factor 18, SCUBE3 <text:s/>- <text:s/>signal peptide, cub domain, egf-like 3, CHGA <text:s/>- <text:s/>chromogranin a (parathyroid secretory protein 1), MAP3K11 <text:s/>- <text:s/>mitogen-activated protein kinase kinase kinase 11, CHI3L1 <text:s/>- <text:s/>chitinase 3-like 1 (cartilage glycoprotein-39), P2RX3 <text:s/>- <text:s/>purinergic receptor p2x, ligand-gated ion channel, 3, MAP4K2 <text:s/>- <text:s/>mitogen-activated protein kinase kinase kinase kinase 2, CTSH <text:s/>- <text:s/>cathepsin h, DIXDC1 <text:s/>- <text:s/>dix domain containing 1, SKIL <text:s/>- <text:s/>ski-like oncogene, DUSP5 <text:s/>- <text:s/>dual specificity phosphatase 5, FRS2 <text:s/>- <text:s/>fibroblast growth factor receptor substrate 2, EDAR <text:s/>- <text:s/>ectodysplasin a receptor, GREM1 <text:s/>- <text:s/>gremlin 1, dan family bmp antagonist, NRG1 <text:s/>- <text:s/>neuregulin 1, BMP2 <text:s/>- <text:s/>bone morphogenetic protein 2, WNT4 <text:s/>- <text:s/>wingless-type mmtv integration site family, member 4, MSX1 <text:s/>- <text:s/>msh homeobox 1, AKAP13 <text:s/>- <text:s/>a kinase (prka) anchor protein 13, FGR <text:s/>- <text:s/>feline gardner-rasheed sarcoma viral oncogene homolog, RSPO1 <text:s/>- <text:s/>r-spondin 1, CYLD <text:s/>- <text:s/>cylindromatosis (turban tumor syndrome), IL6ST <text:s/>- <text:s/>interleukin 6 signal transducer (gp130, oncostatin m receptor), STK4 <text:s/>- <text:s/>serine/threonine kinase 4, ARNTL <text:s/>- <text:s/>aryl hydrocarbon receptor nuclear translocator-like, ITGA5 <text:s/>- <text:s/>integrin, alpha 5 (fibronectin receptor, alpha polypeptide), RNF31 <text:s/>- <text:s/>ring finger protein 31, RNF165 <text:s/>- <text:s/>ring finger protein 165, RC3H2 <text:s/>- <text:s/>ring finger and ccch-type domains 2, SHC1 <text:s/>- <text:s/>shc (src homology 2 domain containing) transforming protein 1, DLG4 <text:s/>- <text:s/>discs, large homolog 4 (drosophila), PSME2 <text:s/>- <text:s/>proteasome (prosome, macropain) activator subunit 2 (pa28 beta), GADD45B <text:s/>- <text:s/>growth arrest and dna-damage-inducible, beta, UBD <text:s/>- <text:s/>ubiquitin d, SHH <text:s/>- <text:s/>sonic hedgehog, DAB2IP <text:s/>- <text:s/>dab2 interacting protein, GLI1 <text:s/>- <text:s/>gli family zinc finger 1, HRK <text:s/>- <text:s/>harakiri, bcl2 interacting protein (contains only bh3 domain), ADAM8 <text:s/>- <text:s/>adam metallopeptidase domain 8, TNFSF14 <text:s/>- <text:s/>tumor necrosis factor (ligand) superfamily, member 14, PTGS2 <text:s/>- <text:s/>prostaglandin-endoperoxide synthase 2 (prostaglandin g/h synthase and cyclooxygenase), ZMIZ1 <text:s/>- <text:s/>zinc finger, miz-type containing 1, CSF3 <text:s/>- <text:s/>colony stimulating factor 3 (granulocyte), TGFB1 <text:s/>- <text:s/>transforming growth factor, beta 1, RIPK2 <text:s/>- <text:s/>receptor-interacting serine-threonine kinase 2, CXCL10 <text:s/>- <text:s/>chemokine (c-x-c motif) ligand 10, IGFBP5 <text:s/>- <text:s/>insulin-like growth factor binding protein 5, SORBS1 <text:s/>- <text:s/>sorbin and sh3 domain containing 1, MFNG <text:s/>- <text:s/>mfng o-fucosylpeptide 3-beta-n-acetylglucosaminyltransferase, TRAF2 <text:s/>- <text:s/>tnf receptor-associated factor 2, PRKCD <text:s/>- <text:s/>protein kinase c, delta, SHOC2 <text:s/>- <text:s/>soc-2 suppressor of clear homolog (c. elegans)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6</text:p>
          </table:table-cell>
          <table:table-cell office:value-type="string" calcext:value-type="string">
            <text:p>regulation of nucleic acid-templated transcription</text:p>
          </table:table-cell>
          <table:table-cell office:value-type="float" office:value="0.000000298" calcext:value-type="float">
            <text:p>0.00000029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2771" calcext:value-type="float">
            <text:p>2771</text:p>
          </table:table-cell>
          <table:table-cell office:value-type="float" office:value="440" calcext:value-type="float">
            <text:p>44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PRRX1 <text:s/>- <text:s/>paired related homeobox 1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ELL2 <text:s/>- <text:s/>elongation factor, rna polymerase ii, 2, CD74 <text:s/>- <text:s/>cd74 molecule, major histocompatibility complex, class ii invariant chain, BCOR <text:s/>- <text:s/>bcl6 corepressor, REL <text:s/>- <text:s/>v-rel avian reticuloendotheliosis viral oncogene homolog, RSF1 <text:s/>- <text:s/>remodeling and spacing factor 1, ING2 <text:s/>- <text:s/>inhibitor of growth family, member 2, VEZF1 <text:s/>- <text:s/>vascular endothelial zinc finger 1, MLLT6 <text:s/>- <text:s/>myeloid/lymphoid or mixed-lineage leukemia (trithorax homolog, drosophila); translocated to, 6, ZNF521 <text:s/>- <text:s/>zinc finger protein 521, SIRT2 <text:s/>- <text:s/>sirtuin 2, FHOD1 <text:s/>- <text:s/>formin homology 2 domain containing 1, EBF3 <text:s/>- <text:s/>early b-cell factor 3, FOXJ2 <text:s/>- <text:s/>forkhead box j2, SP2 <text:s/>- <text:s/>sp2 transcription factor, FOXL1 <text:s/>- <text:s/>forkhead box l1, SENP1 <text:s/>- <text:s/>sumo1/sentrin specific peptidase 1, CSRNP2 <text:s/>- <text:s/>cysteine-serine-rich nuclear protein 2, TET3 <text:s/>- <text:s/>tet methylcytosine dioxygenase 3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ELF3 <text:s/>- <text:s/>e74-like factor 3 (ets domain transcription factor, epithelial-specific ), ELF2 <text:s/>- <text:s/>e74-like factor 2 (ets domain transcription factor), CREB1 <text:s/>- <text:s/>camp responsive element binding protein 1, MNT <text:s/>- <text:s/>mnt, max dimerization protein, HOXC6 <text:s/>- <text:s/>homeobox c6, HOXC10 <text:s/>- <text:s/>homeobox c10, ARNTL <text:s/>- <text:s/>aryl hydrocarbon receptor nuclear translocator-like, RNF31 <text:s/>- <text:s/>ring finger protein 31, PSME2 <text:s/>- <text:s/>proteasome (prosome, macropain) activator subunit 2 (pa28 beta), TRIB1 <text:s/>- <text:s/>tribbles homolog 1 (drosophila), SUPT16H <text:s/>- <text:s/>suppressor of ty 16 homolog (s. cerevisiae), EEF1A1 <text:s/>- <text:s/>eukaryotic translation elongation factor 1 alpha 1, SQSTM1 <text:s/>- <text:s/>sequestosome 1, DAB2IP <text:s/>- <text:s/>dab2 interacting protein, EGR1 <text:s/>- <text:s/>early growth response 1, GLI1 <text:s/>- <text:s/>gli family zinc finger 1, ZBTB7B <text:s/>- <text:s/>zinc finger and btb domain containing 7b, ADAM8 <text:s/>- <text:s/>adam metallopeptidase domain 8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CDKN1B <text:s/>- <text:s/>cyclin-dependent kinase inhibitor 1b (p27, kip1), POU2F1 <text:s/>- <text:s/>pou class 2 homeobox 1, CXCL10 <text:s/>- <text:s/>chemokine (c-x-c motif) ligand 10, WDTC1 <text:s/>- <text:s/>wd and tetratricopeptide repeats 1, RRP8 <text:s/>- <text:s/>ribosomal rna processing 8, methyltransferase, homolog (yeast), IRF1 <text:s/>- <text:s/>interferon regulatory factor 1, PDE2A <text:s/>- <text:s/>phosphodiesterase 2a, cgmp-stimulated, TRAF2 <text:s/>- <text:s/>tnf receptor-associated factor 2, CHD6 <text:s/>- <text:s/>chromodomain helicase dna binding protein 6, SBNO2 <text:s/>- <text:s/>strawberry notch homolog 2 (drosophila), CAMK2A <text:s/>- <text:s/>calcium/calmodulin-dependent protein kinase ii alpha, IL23A <text:s/>- <text:s/>interleukin 23, alpha subunit p19, WNT10B <text:s/>- <text:s/>wingless-type mmtv integration site family, member 10b, TLE4 <text:s/>- <text:s/>transducin-like enhancer of split 4 (e(sp1) homolog, drosophila), CNOT2 <text:s/>- <text:s/>ccr4-not transcription complex, subunit 2, VSX2 <text:s/>- <text:s/>visual system homeobox 2, COMMD3 <text:s/>- <text:s/>comm domain containing 3, MLXIP <text:s/>- <text:s/>mlx interacting protein, ZNF319 <text:s/>- <text:s/>zinc finger protein 319, FOXN4 <text:s/>- <text:s/>forkhead box n4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GPBP1 <text:s/>- <text:s/>gc-rich promoter binding protein 1, NFKBIB <text:s/>- <text:s/>nuclear factor of kappa light polypeptide gene enhancer in b-cells inhibitor, beta, CBX2 <text:s/>- <text:s/>chromobox homolog 2, FOXP4 <text:s/>- <text:s/>forkhead box p4, GREM1 <text:s/>- <text:s/>gremlin 1, dan family bmp antagonist, NRG1 <text:s/>- <text:s/>neuregulin 1, EBF4 <text:s/>- <text:s/>early b-cell factor 4, AUTS2 <text:s/>- <text:s/>autism susceptibility candidate 2, MSX1 <text:s/>- <text:s/>msh homeobox 1, EZH1 <text:s/>- <text:s/>enhancer of zeste homolog 1 (drosophila), TNFAIP3 <text:s/>- <text:s/>tumor necrosis factor, alpha-induced protein 3, ZNF641 <text:s/>- <text:s/>zinc finger protein 641, CYLD <text:s/>- <text:s/>cylindromatosis (turban tumor syndrome), SUV420H2 <text:s/>- <text:s/>suppressor of variegation 4-20 homolog 2 (drosophila), BCL6B <text:s/>- <text:s/>b-cell cll/lymphoma 6, member b, RNF165 <text:s/>- <text:s/>ring finger protein 165, SHC1 <text:s/>- <text:s/>shc (src homology 2 domain containing) transforming protein 1, ELMSAN1 <text:s/>- <text:s/>elm2 and myb/sant-like domain containing 1, SHH <text:s/>- <text:s/>sonic hedgehog, RCOR2 <text:s/>- <text:s/>rest corepressor 2, BCORL1 <text:s/>- <text:s/>bcl6 corepressor-like 1, HOXC5 <text:s/>- <text:s/>homeobox c5, SP6 <text:s/>- <text:s/>sp6 transcription factor, LRP4 <text:s/>- <text:s/>low density lipoprotein receptor-related protein 4, STAT6 <text:s/>- <text:s/>signal transducer and activator of transcription 6, interleukin-4 induced, DLX4 <text:s/>- <text:s/>distal-less homeobox 4, HOXB9 <text:s/>- <text:s/>homeobox b9, TNFRSF4 <text:s/>- <text:s/>tumor necrosis factor receptor superfamily, member 4, RARB <text:s/>- <text:s/>retinoic acid receptor, beta, NFIC <text:s/>- <text:s/>nuclear factor i/c (ccaat-binding transcription factor), IKZF3 <text:s/>- <text:s/>ikaros family zinc finger 3 (aiolos), NPAS3 <text:s/>- <text:s/>neuronal pas domain protein 3, KDM1B <text:s/>- <text:s/>lysine (k)-specific demethylase 1b, NFATC2 <text:s/>- <text:s/>nuclear factor of activated t-cells, cytoplasmic, calcineurin-dependent 2, AAMDC <text:s/>- <text:s/>adipogenesis associated, mth938 domain containing, RARA <text:s/>- <text:s/>retinoic acid receptor, alpha, ZMIZ1 <text:s/>- <text:s/>zinc finger, miz-type containing 1, RBL1 <text:s/>- <text:s/>retinoblastoma-like 1 (p107), FOXA3 <text:s/>- <text:s/>forkhead box a3, RAI1 <text:s/>- <text:s/>retinoic acid induced 1, CSF3 <text:s/>- <text:s/>colony stimulating factor 3 (granulocyte), TGFB1 <text:s/>- <text:s/>transforming growth factor, beta 1, UBTF <text:s/>- <text:s/>upstream binding transcription factor, rna polymerase i, HDAC7 <text:s/>- <text:s/>histone deacetylase 7, RIPK2 <text:s/>- <text:s/>receptor-interacting serine-threonine kinase 2, DNMT3A <text:s/>- <text:s/>dna (cytosine-5-)-methyltransferase 3 alpha, BCL7A <text:s/>- <text:s/>b-cell cll/lymphoma 7a, MAFG <text:s/>- <text:s/>v-maf avian musculoaponeurotic fibrosarcoma oncogene homolog g, BCL3 <text:s/>- <text:s/>b-cell cll/lymphoma 3, NFAT5 <text:s/>- <text:s/>nuclear factor of activated t-cells 5, tonicity-responsive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94</text:p>
          </table:table-cell>
          <table:table-cell office:value-type="string" calcext:value-type="string">
            <text:p>regulation of leukocyte activation</text:p>
          </table:table-cell>
          <table:table-cell office:value-type="float" office:value="0.00000031" calcext:value-type="float">
            <text:p>0.0000003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2.82" calcext:value-type="float">
            <text:p>2.82</text:p>
          </table:table-cell>
          <table:table-cell office:value-type="float" office:value="13954" calcext:value-type="float">
            <text:p>13954</text:p>
          </table:table-cell>
          <table:table-cell office:value-type="float" office:value="337" calcext:value-type="float">
            <text:p>337</text:p>
          </table:table-cell>
          <table:table-cell office:value-type="float" office:value="440" calcext:value-type="float">
            <text:p>4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PGLYRP2 <text:s/>- <text:s/>peptidoglycan recognition protein 2, CD83 <text:s/>- <text:s/>cd83 molecule, MAP3K8 <text:s/>- <text:s/>mitogen-activated protein kinase kinase kinase 8, SHH <text:s/>- <text:s/>sonic hedgehog, STAT6 <text:s/>- <text:s/>signal transducer and activator of transcription 6, interleukin-4 induced, TNFRSF4 <text:s/>- <text:s/>tumor necrosis factor receptor superfamily, member 4, ATP11C <text:s/>- <text:s/>atpase, class vi, type 11c, IL23A <text:s/>- <text:s/>interleukin 23, alpha subunit p19, CD74 <text:s/>- <text:s/>cd74 molecule, major histocompatibility complex, class ii invariant chain, IKZF3 <text:s/>- <text:s/>ikaros family zinc finger 3 (aiolos), ADAM8 <text:s/>- <text:s/>adam metallopeptidase domain 8, ZBTB7B <text:s/>- <text:s/>zinc finger and btb domain containing 7b, TNFSF14 <text:s/>- <text:s/>tumor necrosis factor (ligand) superfamily, member 14, LGALS1 <text:s/>- <text:s/>lectin, galactoside-binding, soluble, 1, NFATC2 <text:s/>- <text:s/>nuclear factor of activated t-cells, cytoplasmic, calcineurin-dependent 2, RARA <text:s/>- <text:s/>retinoic acid receptor, alpha, ZMIZ1 <text:s/>- <text:s/>zinc finger, miz-type containing 1, TGFB1 <text:s/>- <text:s/>transforming growth factor, beta 1, RIPK2 <text:s/>- <text:s/>receptor-interacting serine-threonine kinase 2, APLF <text:s/>- <text:s/>aprataxin and pnkp like factor, FAM49B <text:s/>- <text:s/>family with sequence similarity 49, member b, LRRC32 <text:s/>- <text:s/>leucine rich repeat containing 32, IRF1 <text:s/>- <text:s/>interferon regulatory factor 1, TNFAIP3 <text:s/>- <text:s/>tumor necrosis factor, alpha-induced protein 3, TRAF2 <text:s/>- <text:s/>tnf receptor-associated factor 2, IL27 <text:s/>- <text:s/>interleukin 27, CYLD <text:s/>- <text:s/>cylindromatosis (turban tumor syndrome), FGR <text:s/>- <text:s/>feline gardner-rasheed sarcoma viral oncogene homolog, IL6ST <text:s/>- <text:s/>interleukin 6 signal transducer (gp130, oncostatin m receptor)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positive regulation of RNA metabolic process</text:p>
          </table:table-cell>
          <table:table-cell office:value-type="float" office:value="0.000000343" calcext:value-type="float">
            <text:p>0.00000034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.84" calcext:value-type="float">
            <text:p>1.84</text:p>
          </table:table-cell>
          <table:table-cell office:value-type="float" office:value="13954" calcext:value-type="float">
            <text:p>13954</text:p>
          </table:table-cell>
          <table:table-cell office:value-type="float" office:value="1204" calcext:value-type="float">
            <text:p>1204</text:p>
          </table:table-cell>
          <table:table-cell office:value-type="float" office:value="440" calcext:value-type="float">
            <text:p>4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WNT10B <text:s/>- <text:s/>wingless-type mmtv integration site family, member 10b, IL23A <text:s/>- <text:s/>interleukin 23, alpha subunit p19, FLI1 <text:s/>- <text:s/>fli-1 proto-oncogene, ets transcription factor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FHOD1 <text:s/>- <text:s/>formin homology 2 domain containing 1, FOXN4 <text:s/>- <text:s/>forkhead box n4, EBF3 <text:s/>- <text:s/>early b-cell factor 3, FOXJ2 <text:s/>- <text:s/>forkhead box j2, ETV6 <text:s/>- <text:s/>ets variant 6, NFKB2 <text:s/>- <text:s/>nuclear factor of kappa light polypeptide gene enhancer in b-cells 2 (p49/p100), IRF2BPL <text:s/>- <text:s/>interferon regulatory factor 2 binding protein-like, NFIX <text:s/>- <text:s/>nuclear factor i/x (ccaat-binding transcription factor), SENP1 <text:s/>- <text:s/>sumo1/sentrin specific peptidase 1, CSRNP2 <text:s/>- <text:s/>cysteine-serine-rich nuclear protein 2, GPBP1 <text:s/>- <text:s/>gc-rich promoter binding protein 1, TET3 <text:s/>- <text:s/>tet methylcytosine dioxygenase 3, GREM1 <text:s/>- <text:s/>gremlin 1, dan family bmp antagonist, WNT4 <text:s/>- <text:s/>wingless-type mmtv integration site family, member 4, NRG1 <text:s/>- <text:s/>neuregulin 1, BMP2 <text:s/>- <text:s/>bone morphogenetic protein 2, AUTS2 <text:s/>- <text:s/>autism susceptibility candidate 2, MSX1 <text:s/>- <text:s/>msh homeobox 1, EZH1 <text:s/>- <text:s/>enhancer of zeste homolog 1 (drosophila), ELF3 <text:s/>- <text:s/>e74-like factor 3 (ets domain transcription factor, epithelial-specific ), ELF2 <text:s/>- <text:s/>e74-like factor 2 (ets domain transcription factor), CREB1 <text:s/>- <text:s/>camp responsive element binding protein 1, HOXC10 <text:s/>- <text:s/>homeobox c10, ARNTL <text:s/>- <text:s/>aryl hydrocarbon receptor nuclear translocator-like, SHC1 <text:s/>- <text:s/>shc (src homology 2 domain containing) transforming protein 1, SHH <text:s/>- <text:s/>sonic hedgehog, SUPT16H <text:s/>- <text:s/>suppressor of ty 16 homolog (s. cerevisiae), SQSTM1 <text:s/>- <text:s/>sequestosome 1, HOXB9 <text:s/>- <text:s/>homeobox b9, STAT6 <text:s/>- <text:s/>signal transducer and activator of transcription 6, interleukin-4 induced, DAB2IP <text:s/>- <text:s/>dab2 interacting protein, EGR1 <text:s/>- <text:s/>early growth response 1, GLI1 <text:s/>- <text:s/>gli family zinc finger 1, RARB <text:s/>- <text:s/>retinoic acid receptor, beta, NFIC <text:s/>- <text:s/>nuclear factor i/c (ccaat-binding transcription factor), IKZF3 <text:s/>- <text:s/>ikaros family zinc finger 3 (aiolos), NPAS3 <text:s/>- <text:s/>neuronal pas domain protein 3, ZBTB7B <text:s/>- <text:s/>zinc finger and btb domain containing 7b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HOG <text:s/>- <text:s/>ras homolog family member g, RBL1 <text:s/>- <text:s/>retinoblastoma-like 1 (p107), FOXA3 <text:s/>- <text:s/>forkhead box a3, RAI1 <text:s/>- <text:s/>retinoic acid induced 1, CSF3 <text:s/>- <text:s/>colony stimulating factor 3 (granulocyte), CDK8 <text:s/>- <text:s/>cyclin-dependent kinase 8, TGFB1 <text:s/>- <text:s/>transforming growth factor, beta 1, UBTF <text:s/>- <text:s/>upstream binding transcription factor, rna polymerase i, RIPK2 <text:s/>- <text:s/>receptor-interacting serine-threonine kinase 2, POU2F1 <text:s/>- <text:s/>pou class 2 homeobox 1, CXCL10 <text:s/>- <text:s/>chemokine (c-x-c motif) ligand 10, BCL3 <text:s/>- <text:s/>b-cell cll/lymphoma 3, IRF1 <text:s/>- <text:s/>interferon regulatory factor 1, NFAT5 <text:s/>- <text:s/>nuclear factor of activated t-cells 5, tonicity-responsive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79</text:p>
          </table:table-cell>
          <table:table-cell office:value-type="string" calcext:value-type="string">
            <text:p>negative regulation of RNA biosynthetic process</text:p>
          </table:table-cell>
          <table:table-cell office:value-type="float" office:value="0.000000356" calcext:value-type="float">
            <text:p>0.00000035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99" calcext:value-type="float">
            <text:p>1.99</text:p>
          </table:table-cell>
          <table:table-cell office:value-type="float" office:value="13954" calcext:value-type="float">
            <text:p>13954</text:p>
          </table:table-cell>
          <table:table-cell office:value-type="float" office:value="925" calcext:value-type="float">
            <text:p>925</text:p>
          </table:table-cell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SBNO2 <text:s/>- <text:s/>strawberry notch homolog 2 (drosophila), PRRX1 <text:s/>- <text:s/>paired related homeobox 1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SP2 <text:s/>- <text:s/>sp2 transcription factor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CBX2 <text:s/>- <text:s/>chromobox homolog 2, BMI1 <text:s/>- <text:s/>bmi1 polycomb ring finger oncogene, GREM1 <text:s/>- <text:s/>gremlin 1, dan family bmp antagonist, WNT4 <text:s/>- <text:s/>wingless-type mmtv integration site family, member 4, NRG1 <text:s/>- <text:s/>neuregulin 1, BMP2 <text:s/>- <text:s/>bone morphogenetic protein 2, ELF3 <text:s/>- <text:s/>e74-like factor 3 (ets domain transcription factor, epithelial-specific ), MSX1 <text:s/>- <text:s/>msh homeobox 1, CREB1 <text:s/>- <text:s/>camp responsive element binding protein 1, MNT <text:s/>- <text:s/>mnt, max dimerization protein, HOXC6 <text:s/>- <text:s/>homeobox c6, BCL6B <text:s/>- <text:s/>b-cell cll/lymphoma 6, member b, ARNTL <text:s/>- <text:s/>aryl hydrocarbon receptor nuclear translocator-like, SHC1 <text:s/>- <text:s/>shc (src homology 2 domain containing) transforming protein 1, RCOR2 <text:s/>- <text:s/>rest corepressor 2, SHH <text:s/>- <text:s/>sonic hedgehog, SQSTM1 <text:s/>- <text:s/>sequestosome 1, STAT6 <text:s/>- <text:s/>signal transducer and activator of transcription 6, interleukin-4 induced, DLX4 <text:s/>- <text:s/>distal-less homeobox 4, EGR1 <text:s/>- <text:s/>early growth response 1, TNFRSF4 <text:s/>- <text:s/>tumor necrosis factor receptor superfamily, member 4, DAB2IP <text:s/>- <text:s/>dab2 interacting protein, RARB <text:s/>- <text:s/>retinoic acid receptor, beta, NFIC <text:s/>- <text:s/>nuclear factor i/c (ccaat-binding transcription factor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TGFB1 <text:s/>- <text:s/>transforming growth factor, beta 1, HDAC7 <text:s/>- <text:s/>histone deacetylase 7, CDKN1B <text:s/>- <text:s/>cyclin-dependent kinase inhibitor 1b (p27, kip1), POU2F1 <text:s/>- <text:s/>pou class 2 homeobox 1, DNMT3A <text:s/>- <text:s/>dna (cytosine-5-)-methyltransferase 3 alpha, WDTC1 <text:s/>- <text:s/>wd and tetratricopeptide repeats 1, BCL7A <text:s/>- <text:s/>b-cell cll/lymphoma 7a, RRP8 <text:s/>- <text:s/>ribosomal rna processing 8, methyltransferase, homolog (yeast), IRF1 <text:s/>- <text:s/>interferon regulatory factor 1, PDE2A <text:s/>- <text:s/>phosphodiesterase 2a, cgmp-stimulated, BCL3 <text:s/>- <text:s/>b-cell cll/lymphoma 3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1141</text:p>
          </table:table-cell>
          <table:table-cell office:value-type="string" calcext:value-type="string">
            <text:p>regulation of RNA biosynthetic process</text:p>
          </table:table-cell>
          <table:table-cell office:value-type="float" office:value="0.000000399" calcext:value-type="float">
            <text:p>0.00000039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.49" calcext:value-type="float">
            <text:p>1.49</text:p>
          </table:table-cell>
          <table:table-cell office:value-type="float" office:value="13954" calcext:value-type="float">
            <text:p>13954</text:p>
          </table:table-cell>
          <table:table-cell office:value-type="float" office:value="2785" calcext:value-type="float">
            <text:p>2785</text:p>
          </table:table-cell>
          <table:table-cell office:value-type="float" office:value="440" calcext:value-type="float">
            <text:p>44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PRRX1 <text:s/>- <text:s/>paired related homeobox 1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ELL2 <text:s/>- <text:s/>elongation factor, rna polymerase ii, 2, CD74 <text:s/>- <text:s/>cd74 molecule, major histocompatibility complex, class ii invariant chain, BCOR <text:s/>- <text:s/>bcl6 corepressor, REL <text:s/>- <text:s/>v-rel avian reticuloendotheliosis viral oncogene homolog, RSF1 <text:s/>- <text:s/>remodeling and spacing factor 1, ING2 <text:s/>- <text:s/>inhibitor of growth family, member 2, VEZF1 <text:s/>- <text:s/>vascular endothelial zinc finger 1, MLLT6 <text:s/>- <text:s/>myeloid/lymphoid or mixed-lineage leukemia (trithorax homolog, drosophila); translocated to, 6, ZNF521 <text:s/>- <text:s/>zinc finger protein 521, SIRT2 <text:s/>- <text:s/>sirtuin 2, FHOD1 <text:s/>- <text:s/>formin homology 2 domain containing 1, EBF3 <text:s/>- <text:s/>early b-cell factor 3, FOXJ2 <text:s/>- <text:s/>forkhead box j2, SP2 <text:s/>- <text:s/>sp2 transcription factor, FOXL1 <text:s/>- <text:s/>forkhead box l1, CSRNP2 <text:s/>- <text:s/>cysteine-serine-rich nuclear protein 2, SENP1 <text:s/>- <text:s/>sumo1/sentrin specific peptidase 1, TET3 <text:s/>- <text:s/>tet methylcytosine dioxygenase 3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ELF3 <text:s/>- <text:s/>e74-like factor 3 (ets domain transcription factor, epithelial-specific ), ELF2 <text:s/>- <text:s/>e74-like factor 2 (ets domain transcription factor), CREB1 <text:s/>- <text:s/>camp responsive element binding protein 1, MNT <text:s/>- <text:s/>mnt, max dimerization protein, HOXC6 <text:s/>- <text:s/>homeobox c6, HOXC10 <text:s/>- <text:s/>homeobox c10, ARNTL <text:s/>- <text:s/>aryl hydrocarbon receptor nuclear translocator-like, RNF31 <text:s/>- <text:s/>ring finger protein 31, PSME2 <text:s/>- <text:s/>proteasome (prosome, macropain) activator subunit 2 (pa28 beta), TRIB1 <text:s/>- <text:s/>tribbles homolog 1 (drosophila), SUPT16H <text:s/>- <text:s/>suppressor of ty 16 homolog (s. cerevisiae), EEF1A1 <text:s/>- <text:s/>eukaryotic translation elongation factor 1 alpha 1, SQSTM1 <text:s/>- <text:s/>sequestosome 1, DAB2IP <text:s/>- <text:s/>dab2 interacting protein, EGR1 <text:s/>- <text:s/>early growth response 1, GLI1 <text:s/>- <text:s/>gli family zinc finger 1, ZBTB7B <text:s/>- <text:s/>zinc finger and btb domain containing 7b, ADAM8 <text:s/>- <text:s/>adam metallopeptidase domain 8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CDKN1B <text:s/>- <text:s/>cyclin-dependent kinase inhibitor 1b (p27, kip1), POU2F1 <text:s/>- <text:s/>pou class 2 homeobox 1, CXCL10 <text:s/>- <text:s/>chemokine (c-x-c motif) ligand 10, WDTC1 <text:s/>- <text:s/>wd and tetratricopeptide repeats 1, RRP8 <text:s/>- <text:s/>ribosomal rna processing 8, methyltransferase, homolog (yeast), IRF1 <text:s/>- <text:s/>interferon regulatory factor 1, PDE2A <text:s/>- <text:s/>phosphodiesterase 2a, cgmp-stimulated, TRAF2 <text:s/>- <text:s/>tnf receptor-associated factor 2, CHD6 <text:s/>- <text:s/>chromodomain helicase dna binding protein 6, SBNO2 <text:s/>- <text:s/>strawberry notch homolog 2 (drosophila), CAMK2A <text:s/>- <text:s/>calcium/calmodulin-dependent protein kinase ii alpha, IL23A <text:s/>- <text:s/>interleukin 23, alpha subunit p19, WNT10B <text:s/>- <text:s/>wingless-type mmtv integration site family, member 10b, TLE4 <text:s/>- <text:s/>transducin-like enhancer of split 4 (e(sp1) homolog, drosophila), CNOT2 <text:s/>- <text:s/>ccr4-not transcription complex, subunit 2, VSX2 <text:s/>- <text:s/>visual system homeobox 2, COMMD3 <text:s/>- <text:s/>comm domain containing 3, MLXIP <text:s/>- <text:s/>mlx interacting protein, ZNF319 <text:s/>- <text:s/>zinc finger protein 319, FOXN4 <text:s/>- <text:s/>forkhead box n4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GPBP1 <text:s/>- <text:s/>gc-rich promoter binding protein 1, NFKBIB <text:s/>- <text:s/>nuclear factor of kappa light polypeptide gene enhancer in b-cells inhibitor, beta, CBX2 <text:s/>- <text:s/>chromobox homolog 2, FOXP4 <text:s/>- <text:s/>forkhead box p4, GREM1 <text:s/>- <text:s/>gremlin 1, dan family bmp antagonist, NRG1 <text:s/>- <text:s/>neuregulin 1, EBF4 <text:s/>- <text:s/>early b-cell factor 4, AUTS2 <text:s/>- <text:s/>autism susceptibility candidate 2, MSX1 <text:s/>- <text:s/>msh homeobox 1, EZH1 <text:s/>- <text:s/>enhancer of zeste homolog 1 (drosophila), TNFAIP3 <text:s/>- <text:s/>tumor necrosis factor, alpha-induced protein 3, ZNF641 <text:s/>- <text:s/>zinc finger protein 641, SUV420H2 <text:s/>- <text:s/>suppressor of variegation 4-20 homolog 2 (drosophila), CYLD <text:s/>- <text:s/>cylindromatosis (turban tumor syndrome), BCL6B <text:s/>- <text:s/>b-cell cll/lymphoma 6, member b, RNF165 <text:s/>- <text:s/>ring finger protein 165, SHC1 <text:s/>- <text:s/>shc (src homology 2 domain containing) transforming protein 1, ELMSAN1 <text:s/>- <text:s/>elm2 and myb/sant-like domain containing 1, SHH <text:s/>- <text:s/>sonic hedgehog, RCOR2 <text:s/>- <text:s/>rest corepressor 2, BCORL1 <text:s/>- <text:s/>bcl6 corepressor-like 1, HOXC5 <text:s/>- <text:s/>homeobox c5, SP6 <text:s/>- <text:s/>sp6 transcription factor, LRP4 <text:s/>- <text:s/>low density lipoprotein receptor-related protein 4, STAT6 <text:s/>- <text:s/>signal transducer and activator of transcription 6, interleukin-4 induced, DLX4 <text:s/>- <text:s/>distal-less homeobox 4, HOXB9 <text:s/>- <text:s/>homeobox b9, TNFRSF4 <text:s/>- <text:s/>tumor necrosis factor receptor superfamily, member 4, RARB <text:s/>- <text:s/>retinoic acid receptor, beta, NFIC <text:s/>- <text:s/>nuclear factor i/c (ccaat-binding transcription factor), IKZF3 <text:s/>- <text:s/>ikaros family zinc finger 3 (aiolos), NPAS3 <text:s/>- <text:s/>neuronal pas domain protein 3, KDM1B <text:s/>- <text:s/>lysine (k)-specific demethylase 1b, NFATC2 <text:s/>- <text:s/>nuclear factor of activated t-cells, cytoplasmic, calcineurin-dependent 2, AAMDC <text:s/>- <text:s/>adipogenesis associated, mth938 domain containing, RARA <text:s/>- <text:s/>retinoic acid receptor, alpha, ZMIZ1 <text:s/>- <text:s/>zinc finger, miz-type containing 1, RBL1 <text:s/>- <text:s/>retinoblastoma-like 1 (p107), FOXA3 <text:s/>- <text:s/>forkhead box a3, RAI1 <text:s/>- <text:s/>retinoic acid induced 1, CSF3 <text:s/>- <text:s/>colony stimulating factor 3 (granulocyte), TGFB1 <text:s/>- <text:s/>transforming growth factor, beta 1, UBTF <text:s/>- <text:s/>upstream binding transcription factor, rna polymerase i, HDAC7 <text:s/>- <text:s/>histone deacetylase 7, RIPK2 <text:s/>- <text:s/>receptor-interacting serine-threonine kinase 2, DNMT3A <text:s/>- <text:s/>dna (cytosine-5-)-methyltransferase 3 alpha, BCL7A <text:s/>- <text:s/>b-cell cll/lymphoma 7a, MAFG <text:s/>- <text:s/>v-maf avian musculoaponeurotic fibrosarcoma oncogene homolog g, BCL3 <text:s/>- <text:s/>b-cell cll/lymphoma 3, NFAT5 <text:s/>- <text:s/>nuclear factor of activated t-cells 5, tonicity-responsive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706</text:p>
          </table:table-cell>
          <table:table-cell office:value-type="string" calcext:value-type="string">
            <text:p>regulation of hemopoiesis</text:p>
          </table:table-cell>
          <table:table-cell office:value-type="float" office:value="0.000000414" calcext:value-type="float">
            <text:p>0.000000414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3.24" calcext:value-type="float">
            <text:p>3.24</text:p>
          </table:table-cell>
          <table:table-cell office:value-type="float" office:value="13954" calcext:value-type="float">
            <text:p>13954</text:p>
          </table:table-cell>
          <table:table-cell office:value-type="float" office:value="235" calcext:value-type="float">
            <text:p>235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CSF3 <text:s/>- <text:s/>colony stimulating factor 3 (granulocyte), PGLYRP2 <text:s/>- <text:s/>peptidoglycan recognition protein 2, TGFB1 <text:s/>- <text:s/>transforming growth factor, beta 1, SHH <text:s/>- <text:s/>sonic hedgehog, TRIB1 <text:s/>- <text:s/>tribbles homolog 1 (drosophila), CD83 <text:s/>- <text:s/>cd83 molecule, RIPK2 <text:s/>- <text:s/>receptor-interacting serine-threonine kinase 2, SENP1 <text:s/>- <text:s/>sumo1/sentrin specific peptidase 1, IL23A <text:s/>- <text:s/>interleukin 23, alpha subunit p19, ATP11C <text:s/>- <text:s/>atpase, class vi, type 11c, PRMT1 <text:s/>- <text:s/>protein arginine methyltransferase 1, IKZF3 <text:s/>- <text:s/>ikaros family zinc finger 3 (aiolos), IRF1 <text:s/>- <text:s/>interferon regulatory factor 1, CD74 <text:s/>- <text:s/>cd74 molecule, major histocompatibility complex, class ii invariant chain, ZBTB7B <text:s/>- <text:s/>zinc finger and btb domain containing 7b, ADAM8 <text:s/>- <text:s/>adam metallopeptidase domain 8, IL27 <text:s/>- <text:s/>interleukin 27, KLF10 <text:s/>- <text:s/>kruppel-like factor 10, CREB1 <text:s/>- <text:s/>camp responsive element binding protein 1, CYLD <text:s/>- <text:s/>cylindromatosis (turban tumor syndrome), SMAD7 <text:s/>- <text:s/>smad family member 7, RARA <text:s/>- <text:s/>retinoic acid receptor, alpha, ZMIZ1 <text:s/>- <text:s/>zinc finger, miz-type containing 1, ACIN1 <text:s/>- <text:s/>apoptotic chromatin condensation induc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95</text:p>
          </table:table-cell>
          <table:table-cell office:value-type="string" calcext:value-type="string">
            <text:p>regulation of cell differentiation</text:p>
          </table:table-cell>
          <table:table-cell office:value-type="float" office:value="0.000000454" calcext:value-type="float">
            <text:p>0.00000045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.82" calcext:value-type="float">
            <text:p>1.82</text:p>
          </table:table-cell>
          <table:table-cell office:value-type="float" office:value="13954" calcext:value-type="float">
            <text:p>13954</text:p>
          </table:table-cell>
          <table:table-cell office:value-type="float" office:value="1237" calcext:value-type="float">
            <text:p>1237</text:p>
          </table:table-cell>
          <table:table-cell office:value-type="float" office:value="440" calcext:value-type="float">
            <text:p>44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PRRX1 <text:s/>- <text:s/>paired related homeobox 1, CD83 <text:s/>- <text:s/>cd83 molecule, PTPRS <text:s/>- <text:s/>protein tyrosine phosphatase, receptor type, s, TRIM67 <text:s/>- <text:s/>tripartite motif containing 67, LINGO1 <text:s/>- <text:s/>leucine rich repeat and ig domain containing 1, ATP11C <text:s/>- <text:s/>atpase, class vi, type 11c, WNT10B <text:s/>- <text:s/>wingless-type mmtv integration site family, member 10b, IL23A <text:s/>- <text:s/>interleukin 23, alpha subunit p19, PRMT1 <text:s/>- <text:s/>protein arginine methyltransferase 1, CD74 <text:s/>- <text:s/>cd74 molecule, major histocompatibility complex, class ii invariant chain, LGALS1 <text:s/>- <text:s/>lectin, galactoside-binding, soluble, 1, SIRT2 <text:s/>- <text:s/>sirtuin 2, FGF18 <text:s/>- <text:s/>fibroblast growth factor 18, CTNNA2 <text:s/>- <text:s/>catenin (cadherin-associated protein), alpha 2, FBLN1 <text:s/>- <text:s/>fibulin 1, DIXDC1 <text:s/>- <text:s/>dix domain containing 1, SKIL <text:s/>- <text:s/>ski-like oncogene, FRS2 <text:s/>- <text:s/>fibroblast growth factor receptor substrate 2, CCDC3 <text:s/>- <text:s/>coiled-coil domain containing 3, TRIB2 <text:s/>- <text:s/>tribbles homolog 2 (drosophila), SENP1 <text:s/>- <text:s/>sumo1/sentrin specific peptidase 1, GREM1 <text:s/>- <text:s/>gremlin 1, dan family bmp antagonist, WNT4 <text:s/>- <text:s/>wingless-type mmtv integration site family, member 4, NRG1 <text:s/>- <text:s/>neuregulin 1, BMP2 <text:s/>- <text:s/>bone morphogenetic protein 2, SDC2 <text:s/>- <text:s/>syndecan 2, MSX1 <text:s/>- <text:s/>msh homeobox 1, AKAP13 <text:s/>- <text:s/>a kinase (prka) anchor protein 13, CREB1 <text:s/>- <text:s/>camp responsive element binding protein 1, CYLD <text:s/>- <text:s/>cylindromatosis (turban tumor syndrome), IL6ST <text:s/>- <text:s/>interleukin 6 signal transducer (gp130, oncostatin m receptor), STK4 <text:s/>- <text:s/>serine/threonine kinase 4, ACIN1 <text:s/>- <text:s/>apoptotic chromatin condensation inducer 1, ARNTL <text:s/>- <text:s/>aryl hydrocarbon receptor nuclear translocator-like, PGLYRP2 <text:s/>- <text:s/>peptidoglycan recognition protein 2, FGF13 <text:s/>- <text:s/>fibroblast growth factor 13, TRIB1 <text:s/>- <text:s/>tribbles homolog 1 (drosophila), LRP1 <text:s/>- <text:s/>low density lipoprotein receptor-related protein 1, SHH <text:s/>- <text:s/>sonic hedgehog, LRP4 <text:s/>- <text:s/>low density lipoprotein receptor-related protein 4, DAB2IP <text:s/>- <text:s/>dab2 interacting protein, GLI1 <text:s/>- <text:s/>gli family zinc finger 1, RARB <text:s/>- <text:s/>retinoic acid receptor, beta, IKZF3 <text:s/>- <text:s/>ikaros family zinc finger 3 (aiolos), ZBTB7B <text:s/>- <text:s/>zinc finger and btb domain containing 7b, ADAM8 <text:s/>- <text:s/>adam metallopeptidase domain 8, TNFSF14 <text:s/>- <text:s/>tumor necrosis factor (ligand) superfamily, member 14, PTGS2 <text:s/>- <text:s/>prostaglandin-endoperoxide synthase 2 (prostaglandin g/h synthase and cyclooxygenase)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PKDCC <text:s/>- <text:s/>protein kinase domain containing, cytoplasmic, CSF3 <text:s/>- <text:s/>colony stimulating factor 3 (granulocyte), TGFB1 <text:s/>- <text:s/>transforming growth factor, beta 1, PLXNB2 <text:s/>- <text:s/>plexin b2, RIPK2 <text:s/>- <text:s/>receptor-interacting serine-threonine kinase 2, HDAC7 <text:s/>- <text:s/>histone deacetylase 7, CDKN1B <text:s/>- <text:s/>cyclin-dependent kinase inhibitor 1b (p27, kip1), CXCL10 <text:s/>- <text:s/>chemokine (c-x-c motif) ligand 10, IGFBP5 <text:s/>- <text:s/>insulin-like growth factor binding protein 5, COL5A1 <text:s/>- <text:s/>collagen, type v, alpha 1, MAFG <text:s/>- <text:s/>v-maf avian musculoaponeurotic fibrosarcoma oncogene homolog g, MYADM <text:s/>- <text:s/>myeloid-associated differentiation marker, IRF1 <text:s/>- <text:s/>interferon regulatory factor 1, IL27 <text:s/>- <text:s/>interleukin 27, KLF10 <text:s/>- <text:s/>kruppel-like factor 10, RCC2 <text:s/>- <text:s/>regulator of chromosome condensation 2, SMAD7 <text:s/>- <text:s/>smad family member 7, MMD <text:s/>- <text:s/>monocyte to macrophage differentiation-associated, CPNE5 <text:s/>- <text:s/>copine v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positive regulation of macromolecule biosynthetic process</text:p>
          </table:table-cell>
          <table:table-cell office:value-type="float" office:value="0.000000479" calcext:value-type="float">
            <text:p>0.00000047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1360" calcext:value-type="float">
            <text:p>1360</text:p>
          </table:table-cell>
          <table:table-cell office:value-type="float" office:value="440" calcext:value-type="float">
            <text:p>44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WNT10B <text:s/>- <text:s/>wingless-type mmtv integration site family, member 10b, IL23A <text:s/>- <text:s/>interleukin 23, alpha subunit p19, FLI1 <text:s/>- <text:s/>fli-1 proto-oncogene, ets transcription factor, PRMT1 <text:s/>- <text:s/>protein arginine methyltransferase 1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FHOD1 <text:s/>- <text:s/>formin homology 2 domain containing 1, FOXN4 <text:s/>- <text:s/>forkhead box n4, EBF3 <text:s/>- <text:s/>early b-cell factor 3, FOXJ2 <text:s/>- <text:s/>forkhead box j2, AKT2 <text:s/>- <text:s/>v-akt murine thymoma viral oncogene homolog 2, ETV6 <text:s/>- <text:s/>ets variant 6, NFKB2 <text:s/>- <text:s/>nuclear factor of kappa light polypeptide gene enhancer in b-cells 2 (p49/p100), IRF2BPL <text:s/>- <text:s/>interferon regulatory factor 2 binding protein-like, NFIX <text:s/>- <text:s/>nuclear factor i/x (ccaat-binding transcription factor), SENP1 <text:s/>- <text:s/>sumo1/sentrin specific peptidase 1, CSRNP2 <text:s/>- <text:s/>cysteine-serine-rich nuclear protein 2, GPBP1 <text:s/>- <text:s/>gc-rich promoter binding protein 1, TET3 <text:s/>- <text:s/>tet methylcytosine dioxygenase 3, GREM1 <text:s/>- <text:s/>gremlin 1, dan family bmp antagonist, NRG1 <text:s/>- <text:s/>neuregulin 1, BMP2 <text:s/>- <text:s/>bone morphogenetic protein 2, WNT4 <text:s/>- <text:s/>wingless-type mmtv integration site family, member 4, AUTS2 <text:s/>- <text:s/>autism susceptibility candidate 2, MSX1 <text:s/>- <text:s/>msh homeobox 1, EZH1 <text:s/>- <text:s/>enhancer of zeste homolog 1 (drosophila)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HOXC10 <text:s/>- <text:s/>homeobox c10, ARNTL <text:s/>- <text:s/>aryl hydrocarbon receptor nuclear translocator-like, SHC1 <text:s/>- <text:s/>shc (src homology 2 domain containing) transforming protein 1, SHH <text:s/>- <text:s/>sonic hedgehog, SUPT16H <text:s/>- <text:s/>suppressor of ty 16 homolog (s. cerevisiae), SQSTM1 <text:s/>- <text:s/>sequestosome 1, HOXB9 <text:s/>- <text:s/>homeobox b9, STAT6 <text:s/>- <text:s/>signal transducer and activator of transcription 6, interleukin-4 induced, DAB2IP <text:s/>- <text:s/>dab2 interacting protein, EGR1 <text:s/>- <text:s/>early growth response 1, GLI1 <text:s/>- <text:s/>gli family zinc finger 1, RARB <text:s/>- <text:s/>retinoic acid receptor, beta, NFIC <text:s/>- <text:s/>nuclear factor i/c (ccaat-binding transcription factor), IKZF3 <text:s/>- <text:s/>ikaros family zinc finger 3 (aiolos), NPAS3 <text:s/>- <text:s/>neuronal pas domain protein 3, ZBTB7B <text:s/>- <text:s/>zinc finger and btb domain containing 7b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HOG <text:s/>- <text:s/>ras homolog family member g, RBL1 <text:s/>- <text:s/>retinoblastoma-like 1 (p107), FOXA3 <text:s/>- <text:s/>forkhead box a3, RAI1 <text:s/>- <text:s/>retinoic acid induced 1, CSF3 <text:s/>- <text:s/>colony stimulating factor 3 (granulocyte), CDK8 <text:s/>- <text:s/>cyclin-dependent kinase 8, TGFB1 <text:s/>- <text:s/>transforming growth factor, beta 1, FAM129A <text:s/>- <text:s/>family with sequence similarity 129, member a, UBTF <text:s/>- <text:s/>upstream binding transcription factor, rna polymerase i, RIPK2 <text:s/>- <text:s/>receptor-interacting serine-threonine kinase 2, POU2F1 <text:s/>- <text:s/>pou class 2 homeobox 1, CXCL10 <text:s/>- <text:s/>chemokine (c-x-c motif) ligand 10, SORBS1 <text:s/>- <text:s/>sorbin and sh3 domain containing 1, BCL3 <text:s/>- <text:s/>b-cell cll/lymphoma 3, IRF1 <text:s/>- <text:s/>interferon regulatory factor 1, NFAT5 <text:s/>- <text:s/>nuclear factor of activated t-cells 5, tonicity-responsive, IL27 <text:s/>- <text:s/>interleukin 27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708</text:p>
          </table:table-cell>
          <table:table-cell office:value-type="string" calcext:value-type="string">
            <text:p>positive regulation of hemopoiesis</text:p>
          </table:table-cell>
          <table:table-cell office:value-type="float" office:value="0.000000487" calcext:value-type="float">
            <text:p>0.00000048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4.25" calcext:value-type="float">
            <text:p>4.25</text:p>
          </table:table-cell>
          <table:table-cell office:value-type="float" office:value="13954" calcext:value-type="float">
            <text:p>13954</text:p>
          </table:table-cell>
          <table:table-cell office:value-type="float" office:value="127" calcext:value-type="float">
            <text:p>127</text:p>
          </table:table-cell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CSF3 <text:s/>- <text:s/>colony stimulating factor 3 (granulocyte), TGFB1 <text:s/>- <text:s/>transforming growth factor, beta 1, CD83 <text:s/>- <text:s/>cd83 molecule, TRIB1 <text:s/>- <text:s/>tribbles homolog 1 (drosophila), SHH <text:s/>- <text:s/>sonic hedgehog, RIPK2 <text:s/>- <text:s/>receptor-interacting serine-threonine kinase 2, ATP11C <text:s/>- <text:s/>atpase, class vi, type 11c, IL23A <text:s/>- <text:s/>interleukin 23, alpha subunit p19, PRMT1 <text:s/>- <text:s/>protein arginine methyltransferase 1, CD74 <text:s/>- <text:s/>cd74 molecule, major histocompatibility complex, class ii invariant chain, ADAM8 <text:s/>- <text:s/>adam metallopeptidase domain 8, KLF10 <text:s/>- <text:s/>kruppel-like factor 10, CREB1 <text:s/>- <text:s/>camp responsive element binding protein 1, CYLD <text:s/>- <text:s/>cylindromatosis (turban tumor syndrome), RARA <text:s/>- <text:s/>retinoic acid receptor, alpha, ZMIZ1 <text:s/>- <text:s/>zinc finger, miz-type containing 1, ACIN1 <text:s/>- <text:s/>apoptotic chromatin condensation induc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regulation of cellular macromolecule biosynthetic process</text:p>
          </table:table-cell>
          <table:table-cell office:value-type="float" office:value="0.000000487" calcext:value-type="float">
            <text:p>0.00000048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1.46" calcext:value-type="float">
            <text:p>1.46</text:p>
          </table:table-cell>
          <table:table-cell office:value-type="float" office:value="13954" calcext:value-type="float">
            <text:p>13954</text:p>
          </table:table-cell>
          <table:table-cell office:value-type="float" office:value="3071" calcext:value-type="float">
            <text:p>3071</text:p>
          </table:table-cell>
          <table:table-cell office:value-type="float" office:value="440" calcext:value-type="float">
            <text:p>4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PRRX1 <text:s/>- <text:s/>paired related homeobox 1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ELL2 <text:s/>- <text:s/>elongation factor, rna polymerase ii, 2, PRMT1 <text:s/>- <text:s/>protein arginine methyltransferase 1, CD74 <text:s/>- <text:s/>cd74 molecule, major histocompatibility complex, class ii invariant chain, BCOR <text:s/>- <text:s/>bcl6 corepressor, REL <text:s/>- <text:s/>v-rel avian reticuloendotheliosis viral oncogene homolog, RSF1 <text:s/>- <text:s/>remodeling and spacing factor 1, ING2 <text:s/>- <text:s/>inhibitor of growth family, member 2, VEZF1 <text:s/>- <text:s/>vascular endothelial zinc finger 1, MLLT6 <text:s/>- <text:s/>myeloid/lymphoid or mixed-lineage leukemia (trithorax homolog, drosophila); translocated to, 6, ZNF521 <text:s/>- <text:s/>zinc finger protein 521, SIRT2 <text:s/>- <text:s/>sirtuin 2, FHOD1 <text:s/>- <text:s/>formin homology 2 domain containing 1, EBF3 <text:s/>- <text:s/>early b-cell factor 3, FOXJ2 <text:s/>- <text:s/>forkhead box j2, SP2 <text:s/>- <text:s/>sp2 transcription factor, EIF4EBP2 <text:s/>- <text:s/>eukaryotic translation initiation factor 4e binding protein 2, FOXL1 <text:s/>- <text:s/>forkhead box l1, SENP1 <text:s/>- <text:s/>sumo1/sentrin specific peptidase 1, CSRNP2 <text:s/>- <text:s/>cysteine-serine-rich nuclear protein 2, TET3 <text:s/>- <text:s/>tet methylcytosine dioxygenase 3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SMG6 <text:s/>- <text:s/>smg6 nonsense mediated mrna decay factor, ELF3 <text:s/>- <text:s/>e74-like factor 3 (ets domain transcription factor, epithelial-specific ), ELF2 <text:s/>- <text:s/>e74-like factor 2 (ets domain transcription factor), CREB1 <text:s/>- <text:s/>camp responsive element binding protein 1, EIF5A <text:s/>- <text:s/>eukaryotic translation initiation factor 5a, MNT <text:s/>- <text:s/>mnt, max dimerization protein, HOXC6 <text:s/>- <text:s/>homeobox c6, HOXC10 <text:s/>- <text:s/>homeobox c10, ARNTL <text:s/>- <text:s/>aryl hydrocarbon receptor nuclear translocator-like, RNF31 <text:s/>- <text:s/>ring finger protein 31, PSME2 <text:s/>- <text:s/>proteasome (prosome, macropain) activator subunit 2 (pa28 beta), TRIB1 <text:s/>- <text:s/>tribbles homolog 1 (drosophila), SUPT16H <text:s/>- <text:s/>suppressor of ty 16 homolog (s. cerevisiae), EEF1A1 <text:s/>- <text:s/>eukaryotic translation elongation factor 1 alpha 1, SQSTM1 <text:s/>- <text:s/>sequestosome 1, DAB2IP <text:s/>- <text:s/>dab2 interacting protein, EGR1 <text:s/>- <text:s/>early growth response 1, GLI1 <text:s/>- <text:s/>gli family zinc finger 1, ZBTB7B <text:s/>- <text:s/>zinc finger and btb domain containing 7b, ADAM8 <text:s/>- <text:s/>adam metallopeptidase domain 8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FAM129A <text:s/>- <text:s/>family with sequence similarity 129, member a, CDKN1B <text:s/>- <text:s/>cyclin-dependent kinase inhibitor 1b (p27, kip1), POU2F1 <text:s/>- <text:s/>pou class 2 homeobox 1, CXCL10 <text:s/>- <text:s/>chemokine (c-x-c motif) ligand 10, WDTC1 <text:s/>- <text:s/>wd and tetratricopeptide repeats 1, SORBS1 <text:s/>- <text:s/>sorbin and sh3 domain containing 1, RRP8 <text:s/>- <text:s/>ribosomal rna processing 8, methyltransferase, homolog (yeast), IRF1 <text:s/>- <text:s/>interferon regulatory factor 1, PDE2A <text:s/>- <text:s/>phosphodiesterase 2a, cgmp-stimulated, TRAF2 <text:s/>- <text:s/>tnf receptor-associated factor 2, CHD6 <text:s/>- <text:s/>chromodomain helicase dna binding protein 6, SBNO2 <text:s/>- <text:s/>strawberry notch homolog 2 (drosophila), CAMK2A <text:s/>- <text:s/>calcium/calmodulin-dependent protein kinase ii alpha, IL23A <text:s/>- <text:s/>interleukin 23, alpha subunit p19, WNT10B <text:s/>- <text:s/>wingless-type mmtv integration site family, member 10b, TLE4 <text:s/>- <text:s/>transducin-like enhancer of split 4 (e(sp1) homolog, drosophila), CNOT2 <text:s/>- <text:s/>ccr4-not transcription complex, subunit 2, VSX2 <text:s/>- <text:s/>visual system homeobox 2, LARP6 <text:s/>- <text:s/>la ribonucleoprotein domain family, member 6, COMMD3 <text:s/>- <text:s/>comm domain containing 3, MLXIP <text:s/>- <text:s/>mlx interacting protein, ZNF319 <text:s/>- <text:s/>zinc finger protein 319, FOXN4 <text:s/>- <text:s/>forkhead box n4, AKT2 <text:s/>- <text:s/>v-akt murine thymoma viral oncogene homolog 2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GPBP1 <text:s/>- <text:s/>gc-rich promoter binding protein 1, NFKBIB <text:s/>- <text:s/>nuclear factor of kappa light polypeptide gene enhancer in b-cells inhibitor, beta, CBX2 <text:s/>- <text:s/>chromobox homolog 2, GREM1 <text:s/>- <text:s/>gremlin 1, dan family bmp antagonist, FOXP4 <text:s/>- <text:s/>forkhead box p4, NRG1 <text:s/>- <text:s/>neuregulin 1, AUTS2 <text:s/>- <text:s/>autism susceptibility candidate 2, EBF4 <text:s/>- <text:s/>early b-cell factor 4, MSX1 <text:s/>- <text:s/>msh homeobox 1, EZH1 <text:s/>- <text:s/>enhancer of zeste homolog 1 (drosophila), TNFAIP3 <text:s/>- <text:s/>tumor necrosis factor, alpha-induced protein 3, ZNF641 <text:s/>- <text:s/>zinc finger protein 641, SUV420H2 <text:s/>- <text:s/>suppressor of variegation 4-20 homolog 2 (drosophila), CYLD <text:s/>- <text:s/>cylindromatosis (turban tumor syndrome), BCL6B <text:s/>- <text:s/>b-cell cll/lymphoma 6, member b, RNF165 <text:s/>- <text:s/>ring finger protein 165, SHC1 <text:s/>- <text:s/>shc (src homology 2 domain containing) transforming protein 1, ELMSAN1 <text:s/>- <text:s/>elm2 and myb/sant-like domain containing 1, SHH <text:s/>- <text:s/>sonic hedgehog, RCOR2 <text:s/>- <text:s/>rest corepressor 2, HOXC5 <text:s/>- <text:s/>homeobox c5, BCORL1 <text:s/>- <text:s/>bcl6 corepressor-like 1, SP6 <text:s/>- <text:s/>sp6 transcription factor, LRP4 <text:s/>- <text:s/>low density lipoprotein receptor-related protein 4, HOXB9 <text:s/>- <text:s/>homeobox b9, STAT6 <text:s/>- <text:s/>signal transducer and activator of transcription 6, interleukin-4 induced, DLX4 <text:s/>- <text:s/>distal-less homeobox 4, TNFRSF4 <text:s/>- <text:s/>tumor necrosis factor receptor superfamily, member 4, RARB <text:s/>- <text:s/>retinoic acid receptor, beta, NFIC <text:s/>- <text:s/>nuclear factor i/c (ccaat-binding transcription factor), IKZF3 <text:s/>- <text:s/>ikaros family zinc finger 3 (aiolos), NPAS3 <text:s/>- <text:s/>neuronal pas domain protein 3, KDM1B <text:s/>- <text:s/>lysine (k)-specific demethylase 1b, NFATC2 <text:s/>- <text:s/>nuclear factor of activated t-cells, cytoplasmic, calcineurin-dependent 2, AAMDC <text:s/>- <text:s/>adipogenesis associated, mth938 domain containing, RARA <text:s/>- <text:s/>retinoic acid receptor, alpha, ZMIZ1 <text:s/>- <text:s/>zinc finger, miz-type containing 1, RBL1 <text:s/>- <text:s/>retinoblastoma-like 1 (p107), FOXA3 <text:s/>- <text:s/>forkhead box a3, RAI1 <text:s/>- <text:s/>retinoic acid induced 1, KCNK2 <text:s/>- <text:s/>potassium channel, subfamily k, member 2, CSF3 <text:s/>- <text:s/>colony stimulating factor 3 (granulocyte), TGFB1 <text:s/>- <text:s/>transforming growth factor, beta 1, UBTF <text:s/>- <text:s/>upstream binding transcription factor, rna polymerase i, HDAC7 <text:s/>- <text:s/>histone deacetylase 7, RIPK2 <text:s/>- <text:s/>receptor-interacting serine-threonine kinase 2, DNMT3A <text:s/>- <text:s/>dna (cytosine-5-)-methyltransferase 3 alpha, IGFBP5 <text:s/>- <text:s/>insulin-like growth factor binding protein 5, BCL7A <text:s/>- <text:s/>b-cell cll/lymphoma 7a, MAFG <text:s/>- <text:s/>v-maf avian musculoaponeurotic fibrosarcoma oncogene homolog g, BCL3 <text:s/>- <text:s/>b-cell cll/lymphoma 3, NFAT5 <text:s/>- <text:s/>nuclear factor of activated t-cells 5, tonicity-responsive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6</text:p>
          </table:table-cell>
          <table:table-cell office:value-type="string" calcext:value-type="string">
            <text:p>regulation of macromolecule biosynthetic process</text:p>
          </table:table-cell>
          <table:table-cell office:value-type="float" office:value="0.00000052" calcext:value-type="float">
            <text:p>0.00000052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3158" calcext:value-type="float">
            <text:p>3158</text:p>
          </table:table-cell>
          <table:table-cell office:value-type="float" office:value="440" calcext:value-type="float">
            <text:p>44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[PRRX1 <text:s/>- <text:s/>paired related homeobox 1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ELL2 <text:s/>- <text:s/>elongation factor, rna polymerase ii, 2, PRMT1 <text:s/>- <text:s/>protein arginine methyltransferase 1, BCOR <text:s/>- <text:s/>bcl6 corepressor, CD74 <text:s/>- <text:s/>cd74 molecule, major histocompatibility complex, class ii invariant chain, REL <text:s/>- <text:s/>v-rel avian reticuloendotheliosis viral oncogene homolog, RSF1 <text:s/>- <text:s/>remodeling and spacing factor 1, VEZF1 <text:s/>- <text:s/>vascular endothelial zinc finger 1, ING2 <text:s/>- <text:s/>inhibitor of growth family, member 2, MLLT6 <text:s/>- <text:s/>myeloid/lymphoid or mixed-lineage leukemia (trithorax homolog, drosophila); translocated to, 6, ZNF521 <text:s/>- <text:s/>zinc finger protein 521, SIRT2 <text:s/>- <text:s/>sirtuin 2, FHOD1 <text:s/>- <text:s/>formin homology 2 domain containing 1, EBF3 <text:s/>- <text:s/>early b-cell factor 3, FOXJ2 <text:s/>- <text:s/>forkhead box j2, SP2 <text:s/>- <text:s/>sp2 transcription factor, EIF4EBP2 <text:s/>- <text:s/>eukaryotic translation initiation factor 4e binding protein 2, FOXL1 <text:s/>- <text:s/>forkhead box l1, CSRNP2 <text:s/>- <text:s/>cysteine-serine-rich nuclear protein 2, TET3 <text:s/>- <text:s/>tet methylcytosine dioxygenase 3, SENP1 <text:s/>- <text:s/>sumo1/sentrin specific peptidase 1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SMG6 <text:s/>- <text:s/>smg6 nonsense mediated mrna decay factor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MNT <text:s/>- <text:s/>mnt, max dimerization protein, HOXC6 <text:s/>- <text:s/>homeobox c6, HOXC10 <text:s/>- <text:s/>homeobox c10, ARNTL <text:s/>- <text:s/>aryl hydrocarbon receptor nuclear translocator-like, RNF31 <text:s/>- <text:s/>ring finger protein 31, PSME2 <text:s/>- <text:s/>proteasome (prosome, macropain) activator subunit 2 (pa28 beta), TRIB1 <text:s/>- <text:s/>tribbles homolog 1 (drosophila), SUPT16H <text:s/>- <text:s/>suppressor of ty 16 homolog (s. cerevisiae), EEF1A1 <text:s/>- <text:s/>eukaryotic translation elongation factor 1 alpha 1, SQSTM1 <text:s/>- <text:s/>sequestosome 1, EGR1 <text:s/>- <text:s/>early growth response 1, GLI1 <text:s/>- <text:s/>gli family zinc finger 1, DAB2IP <text:s/>- <text:s/>dab2 interacting protein, ADAM8 <text:s/>- <text:s/>adam metallopeptidase domain 8, ZBTB7B <text:s/>- <text:s/>zinc finger and btb domain containing 7b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FAM129A <text:s/>- <text:s/>family with sequence similarity 129, member a, CDKN1B <text:s/>- <text:s/>cyclin-dependent kinase inhibitor 1b (p27, kip1), POU2F1 <text:s/>- <text:s/>pou class 2 homeobox 1, CXCL10 <text:s/>- <text:s/>chemokine (c-x-c motif) ligand 10, WDTC1 <text:s/>- <text:s/>wd and tetratricopeptide repeats 1, SORBS1 <text:s/>- <text:s/>sorbin and sh3 domain containing 1, RRP8 <text:s/>- <text:s/>ribosomal rna processing 8, methyltransferase, homolog (yeast), PDE2A <text:s/>- <text:s/>phosphodiesterase 2a, cgmp-stimulated, IRF1 <text:s/>- <text:s/>interferon regulatory factor 1, TRAF2 <text:s/>- <text:s/>tnf receptor-associated factor 2, CHD6 <text:s/>- <text:s/>chromodomain helicase dna binding protein 6, SBNO2 <text:s/>- <text:s/>strawberry notch homolog 2 (drosophila), CAMK2A <text:s/>- <text:s/>calcium/calmodulin-dependent protein kinase ii alpha, WNT10B <text:s/>- <text:s/>wingless-type mmtv integration site family, member 10b, IL23A <text:s/>- <text:s/>interleukin 23, alpha subunit p19, TLE4 <text:s/>- <text:s/>transducin-like enhancer of split 4 (e(sp1) homolog, drosophila), CNOT2 <text:s/>- <text:s/>ccr4-not transcription complex, subunit 2, VSX2 <text:s/>- <text:s/>visual system homeobox 2, LARP6 <text:s/>- <text:s/>la ribonucleoprotein domain family, member 6, COMMD3 <text:s/>- <text:s/>comm domain containing 3, MLXIP <text:s/>- <text:s/>mlx interacting protein, ZNF319 <text:s/>- <text:s/>zinc finger protein 319, FOXN4 <text:s/>- <text:s/>forkhead box n4, AKT2 <text:s/>- <text:s/>v-akt murine thymoma viral oncogene homolog 2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FOXP4 <text:s/>- <text:s/>forkhead box p4, GREM1 <text:s/>- <text:s/>gremlin 1, dan family bmp antagonist, NRG1 <text:s/>- <text:s/>neuregulin 1, EBF4 <text:s/>- <text:s/>early b-cell factor 4, AUTS2 <text:s/>- <text:s/>autism susceptibility candidate 2, TNFAIP3 <text:s/>- <text:s/>tumor necrosis factor, alpha-induced protein 3, EZH1 <text:s/>- <text:s/>enhancer of zeste homolog 1 (drosophila), MSX1 <text:s/>- <text:s/>msh homeobox 1, ZNF641 <text:s/>- <text:s/>zinc finger protein 641, CYLD <text:s/>- <text:s/>cylindromatosis (turban tumor syndrome), SUV420H2 <text:s/>- <text:s/>suppressor of variegation 4-20 homolog 2 (drosophila), BCL6B <text:s/>- <text:s/>b-cell cll/lymphoma 6, member b, RNF165 <text:s/>- <text:s/>ring finger protein 165, SHC1 <text:s/>- <text:s/>shc (src homology 2 domain containing) transforming protein 1, ELMSAN1 <text:s/>- <text:s/>elm2 and myb/sant-like domain containing 1, RCOR2 <text:s/>- <text:s/>rest corepressor 2, SHH <text:s/>- <text:s/>sonic hedgehog, BCORL1 <text:s/>- <text:s/>bcl6 corepressor-like 1, HOXC5 <text:s/>- <text:s/>homeobox c5, SP6 <text:s/>- <text:s/>sp6 transcription factor, STAT6 <text:s/>- <text:s/>signal transducer and activator of transcription 6, interleukin-4 induced, DLX4 <text:s/>- <text:s/>distal-less homeobox 4, HOXB9 <text:s/>- <text:s/>homeobox b9, LRP4 <text:s/>- <text:s/>low density lipoprotein receptor-related protein 4, TNFRSF4 <text:s/>- <text:s/>tumor necrosis factor receptor superfamily, member 4, RARB <text:s/>- <text:s/>retinoic acid receptor, beta, IKZF3 <text:s/>- <text:s/>ikaros family zinc finger 3 (aiolos), NFIC <text:s/>- <text:s/>nuclear factor i/c (ccaat-binding transcription factor), NPAS3 <text:s/>- <text:s/>neuronal pas domain protein 3, KDM1B <text:s/>- <text:s/>lysine (k)-specific demethylase 1b, AAMDC <text:s/>- <text:s/>adipogenesis associated, mth938 domain containing, NFATC2 <text:s/>- <text:s/>nuclear factor of activated t-cells, cytoplasmic, calcineurin-dependent 2, ZMIZ1 <text:s/>- <text:s/>zinc finger, miz-type containing 1, RARA <text:s/>- <text:s/>retinoic acid receptor, alpha, RBL1 <text:s/>- <text:s/>retinoblastoma-like 1 (p107), RAI1 <text:s/>- <text:s/>retinoic acid induced 1, FOXA3 <text:s/>- <text:s/>forkhead box a3, CSF3 <text:s/>- <text:s/>colony stimulating factor 3 (granulocyte), KCNK2 <text:s/>- <text:s/>potassium channel, subfamily k, member 2, TGFB1 <text:s/>- <text:s/>transforming growth factor, beta 1, UBTF <text:s/>- <text:s/>upstream binding transcription factor, rna polymerase i, RIPK2 <text:s/>- <text:s/>receptor-interacting serine-threonine kinase 2, HDAC7 <text:s/>- <text:s/>histone deacetylase 7, DNMT3A <text:s/>- <text:s/>dna (cytosine-5-)-methyltransferase 3 alpha, IGFBP5 <text:s/>- <text:s/>insulin-like growth factor binding protein 5, BCL7A <text:s/>- <text:s/>b-cell cll/lymphoma 7a, MAFG <text:s/>- <text:s/>v-maf avian musculoaponeurotic fibrosarcoma oncogene homolog g, BCL3 <text:s/>- <text:s/>b-cell cll/lymphoma 3, NFAT5 <text:s/>- <text:s/>nuclear factor of activated t-cells 5, tonicity-responsive, PRKCD <text:s/>- <text:s/>protein kinase c, delta, IL27 <text:s/>- <text:s/>interleukin 27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22</text:p>
          </table:table-cell>
          <table:table-cell office:value-type="string" calcext:value-type="string">
            <text:p>regulation of metabolic process</text:p>
          </table:table-cell>
          <table:table-cell office:value-type="float" office:value="0.00000061" calcext:value-type="float">
            <text:p>0.0000006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4880" calcext:value-type="float">
            <text:p>4880</text:p>
          </table:table-cell>
          <table:table-cell office:value-type="float" office:value="440" calcext:value-type="float">
            <text:p>44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[AGAP2 <text:s/>- <text:s/>arfgap with gtpase domain, ankyrin repeat and ph domain 2, PRRX1 <text:s/>- <text:s/>paired related homeobox 1, SYMPK <text:s/>- <text:s/>symplekin, MAP3K8 <text:s/>- <text:s/>mitogen-activated protein kinase kinase kinase 8, RFX4 <text:s/>- <text:s/>regulatory factor x, 4 (influences hla class ii expression), PRMT1 <text:s/>- <text:s/>protein arginine methyltransferase 1, ELL2 <text:s/>- <text:s/>elongation factor, rna polymerase ii, 2, BCOR <text:s/>- <text:s/>bcl6 corepressor, REL <text:s/>- <text:s/>v-rel avian reticuloendotheliosis viral oncogene homolog, SIRT2 <text:s/>- <text:s/>sirtuin 2, FGF18 <text:s/>- <text:s/>fibroblast growth factor 18, FHOD1 <text:s/>- <text:s/>formin homology 2 domain containing 1, SP2 <text:s/>- <text:s/>sp2 transcription factor, EIF4EBP2 <text:s/>- <text:s/>eukaryotic translation initiation factor 4e binding protein 2, ZDHHC8 <text:s/>- <text:s/>zinc finger, dhhc-type containing 8, APLF <text:s/>- <text:s/>aprataxin and pnkp like factor, EDAR <text:s/>- <text:s/>ectodysplasin a receptor, CSRNP2 <text:s/>- <text:s/>cysteine-serine-rich nuclear protein 2, TET3 <text:s/>- <text:s/>tet methylcytosine dioxygenase 3, SENP1 <text:s/>- <text:s/>sumo1/sentrin specific peptidase 1, BMI1 <text:s/>- <text:s/>bmi1 polycomb ring finger oncogene, HOXD11 <text:s/>- <text:s/>homeobox d11, BMP2 <text:s/>- <text:s/>bone morphogenetic protein 2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RSPO1 <text:s/>- <text:s/>r-spondin 1, HOXC6 <text:s/>- <text:s/>homeobox c6, HOXC10 <text:s/>- <text:s/>homeobox c10, YOD1 <text:s/>- <text:s/>yod1 deubiquitinase, GADD45B <text:s/>- <text:s/>growth arrest and dna-damage-inducible, beta, TRIB1 <text:s/>- <text:s/>tribbles homolog 1 (drosophila), EEF1A1 <text:s/>- <text:s/>eukaryotic translation elongation factor 1 alpha 1, SQSTM1 <text:s/>- <text:s/>sequestosome 1, GLI1 <text:s/>- <text:s/>gli family zinc finger 1, EGR1 <text:s/>- <text:s/>early growth response 1, ADAM8 <text:s/>- <text:s/>adam metallopeptidase domain 8, CA9 <text:s/>- <text:s/>carbonic anhydrase ix, GATAD2A <text:s/>- <text:s/>gata zinc finger domain containing 2a, FAM129A <text:s/>- <text:s/>family with sequence similarity 129, member a, PLXNB2 <text:s/>- <text:s/>plexin b2, POU2F1 <text:s/>- <text:s/>pou class 2 homeobox 1, WDTC1 <text:s/>- <text:s/>wd and tetratricopeptide repeats 1, TRAF2 <text:s/>- <text:s/>tnf receptor-associated factor 2, OPTN <text:s/>- <text:s/>optineurin, CHD6 <text:s/>- <text:s/>chromodomain helicase dna binding protein 6, CAMK2A <text:s/>- <text:s/>calcium/calmodulin-dependent protein kinase ii alpha, FBLN1 <text:s/>- <text:s/>fibulin 1, CTSH <text:s/>- <text:s/>cathepsin h, AKT2 <text:s/>- <text:s/>v-akt murine thymoma viral oncogene homolog 2, ETV6 <text:s/>- <text:s/>ets variant 6, PDZD3 <text:s/>- <text:s/>pdz domain containing 3, ZMYND15 <text:s/>- <text:s/>zinc finger, mynd-type containing 15, PPP2R2A <text:s/>- <text:s/>protein phosphatase 2, regulatory subunit b, alpha, TRIB2 <text:s/>- <text:s/>tribbles homolog 2 (drosophila), GPBP1 <text:s/>- <text:s/>gc-rich promoter binding protein 1, CBX2 <text:s/>- <text:s/>chromobox homolog 2, CAMKK1 <text:s/>- <text:s/>calcium/calmodulin-dependent protein kinase kinase 1, alpha, GREM1 <text:s/>- <text:s/>gremlin 1, dan family bmp antagonist, FOXP4 <text:s/>- <text:s/>forkhead box p4, NRG1 <text:s/>- <text:s/>neuregulin 1, EZH1 <text:s/>- <text:s/>enhancer of zeste homolog 1 (drosophila), MSX1 <text:s/>- <text:s/>msh homeobox 1, SUV420H2 <text:s/>- <text:s/>suppressor of variegation 4-20 homolog 2 (drosophila), CYLD <text:s/>- <text:s/>cylindromatosis (turban tumor syndrome), STK4 <text:s/>- <text:s/>serine/threonine kinase 4, BCL6B <text:s/>- <text:s/>b-cell cll/lymphoma 6, member b, HPCA <text:s/>- <text:s/>hippocalcin, RNF165 <text:s/>- <text:s/>ring finger protein 165, ELMSAN1 <text:s/>- <text:s/>elm2 and myb/sant-like domain containing 1, HOXC5 <text:s/>- <text:s/>homeobox c5, BCORL1 <text:s/>- <text:s/>bcl6 corepressor-like 1, HOXB9 <text:s/>- <text:s/>homeobox b9, STAT6 <text:s/>- <text:s/>signal transducer and activator of transcription 6, interleukin-4 induced, TNFRSF4 <text:s/>- <text:s/>tumor necrosis factor receptor superfamily, member 4, TNFSF14 <text:s/>- <text:s/>tumor necrosis factor (ligand) superfamily, member 14, AAMDC <text:s/>- <text:s/>adipogenesis associated, mth938 domain containing, ZMIZ1 <text:s/>- <text:s/>zinc finger, miz-type containing 1, FOXA3 <text:s/>- <text:s/>forkhead box a3, CSF3 <text:s/>- <text:s/>colony stimulating factor 3 (granulocyte), KCNK2 <text:s/>- <text:s/>potassium channel, subfamily k, member 2, RAPGEF3 <text:s/>- <text:s/>rap guanine nucleotide exchange factor (gef) 3, UBTF <text:s/>- <text:s/>upstream binding transcription factor, rna polymerase i, RIPK2 <text:s/>- <text:s/>receptor-interacting serine-threonine kinase 2, LRRC32 <text:s/>- <text:s/>leucine rich repeat containing 32, MYADM <text:s/>- <text:s/>myeloid-associated differentiation marker, UBE2E1 <text:s/>- <text:s/>ubiquitin-conjugating enzyme e2e 1, PRKCD <text:s/>- <text:s/>protein kinase c, delta, NUP153 <text:s/>- <text:s/>nucleoporin 153kda, PNKD <text:s/>- <text:s/>paroxysmal nonkinesigenic dyskinesia, BIRC3 <text:s/>- <text:s/>baculoviral iap repeat containing 3, RPS6KA6 <text:s/>- <text:s/>ribosomal protein s6 kinase, 90kda, polypeptide 6, SIN3A <text:s/>- <text:s/>sin3 transcription regulator family member a, CISD1 <text:s/>- <text:s/>cdgsh iron sulfur domain 1, ZNF436 <text:s/>- <text:s/>zinc finger protein 436, CAMTA1 <text:s/>- <text:s/>calmodulin binding transcription activator 1, VANGL2 <text:s/>- <text:s/>vangl planar cell polarity protein 2, FLI1 <text:s/>- <text:s/>fli-1 proto-oncogene, ets transcription factor, CD74 <text:s/>- <text:s/>cd74 molecule, major histocompatibility complex, class ii invariant chain, RSF1 <text:s/>- <text:s/>remodeling and spacing factor 1, ING2 <text:s/>- <text:s/>inhibitor of growth family, member 2, VEZF1 <text:s/>- <text:s/>vascular endothelial zinc finger 1, MLLT6 <text:s/>- <text:s/>myeloid/lymphoid or mixed-lineage leukemia (trithorax homolog, drosophila); translocated to, 6, ZNF521 <text:s/>- <text:s/>zinc finger protein 521, MAP3K11 <text:s/>- <text:s/>mitogen-activated protein kinase kinase kinase 11, EBF3 <text:s/>- <text:s/>early b-cell factor 3, FOXJ2 <text:s/>- <text:s/>forkhead box j2, FOXL1 <text:s/>- <text:s/>forkhead box l1, CCNYL1 <text:s/>- <text:s/>cyclin y-like 1, GATAD2B <text:s/>- <text:s/>gata zinc finger domain containing 2b, WNT4 <text:s/>- <text:s/>wingless-type mmtv integration site family, member 4, SMG6 <text:s/>- <text:s/>smg6 nonsense mediated mrna decay factor, AKAP13 <text:s/>- <text:s/>a kinase (prka) anchor protein 13, FGR <text:s/>- <text:s/>feline gardner-rasheed sarcoma viral oncogene homolog, IL6ST <text:s/>- <text:s/>interleukin 6 signal transducer (gp130, oncostatin m receptor), MNT <text:s/>- <text:s/>mnt, max dimerization protein, ARNTL <text:s/>- <text:s/>aryl hydrocarbon receptor nuclear translocator-like, ITGA5 <text:s/>- <text:s/>integrin, alpha 5 (fibronectin receptor, alpha polypeptide), PDE1B <text:s/>- <text:s/>phosphodiesterase 1b, calmodulin-dependent, RNF31 <text:s/>- <text:s/>ring finger protein 31, FGF13 <text:s/>- <text:s/>fibroblast growth factor 13, PSME2 <text:s/>- <text:s/>proteasome (prosome, macropain) activator subunit 2 (pa28 beta), CDC20B <text:s/>- <text:s/>cell division cycle 20b, SUPT16H <text:s/>- <text:s/>suppressor of ty 16 homolog (s. cerevisiae), DAB2IP <text:s/>- <text:s/>dab2 interacting protein, ITGB8 <text:s/>- <text:s/>integrin, beta 8, ZBTB7B <text:s/>- <text:s/>zinc finger and btb domain containing 7b, PTGS2 <text:s/>- <text:s/>prostaglandin-endoperoxide synthase 2 (prostaglandin g/h synthase and cyclooxygenase), DEDD <text:s/>- <text:s/>death effector domain containing, BAZ1A <text:s/>- <text:s/>bromodomain adjacent to zinc finger domain, 1a, RHOG <text:s/>- <text:s/>ras homolog family member g, CDK8 <text:s/>- <text:s/>cyclin-dependent kinase 8, CDKN1B <text:s/>- <text:s/>cyclin-dependent kinase inhibitor 1b (p27, kip1), CXCL10 <text:s/>- <text:s/>chemokine (c-x-c motif) ligand 10, SORBS1 <text:s/>- <text:s/>sorbin and sh3 domain containing 1, RRP8 <text:s/>- <text:s/>ribosomal rna processing 8, methyltransferase, homolog (yeast), CDC37 <text:s/>- <text:s/>cell division cycle 37, IRF1 <text:s/>- <text:s/>interferon regulatory factor 1, PDE2A <text:s/>- <text:s/>phosphodiesterase 2a, cgmp-stimulated, HCRTR1 <text:s/>- <text:s/>hypocretin (orexin) receptor 1, SBNO2 <text:s/>- <text:s/>strawberry notch homolog 2 (drosophila), TRIM67 <text:s/>- <text:s/>tripartite motif containing 67, ATP1B1 <text:s/>- <text:s/>atpase, na+/k+ transporting, beta 1 polypeptide, IL23A <text:s/>- <text:s/>interleukin 23, alpha subunit p19, WNT10B <text:s/>- <text:s/>wingless-type mmtv integration site family, member 10b, TLE4 <text:s/>- <text:s/>transducin-like enhancer of split 4 (e(sp1) homolog, drosophila), CNOT2 <text:s/>- <text:s/>ccr4-not transcription complex, subunit 2, VSX2 <text:s/>- <text:s/>visual system homeobox 2, COMMD3 <text:s/>- <text:s/>comm domain containing 3, CHGA <text:s/>- <text:s/>chromogranin a (parathyroid secretory protein 1), LARP6 <text:s/>- <text:s/>la ribonucleoprotein domain family, member 6, MLXIP <text:s/>- <text:s/>mlx interacting protein, CHI3L1 <text:s/>- <text:s/>chitinase 3-like 1 (cartilage glycoprotein-39), ZNF319 <text:s/>- <text:s/>zinc finger protein 319, FOXN4 <text:s/>- <text:s/>forkhead box n4, MAP4K2 <text:s/>- <text:s/>mitogen-activated protein kinase kinase kinase kinase 2, UNC119 <text:s/>- <text:s/>unc-119 homolog (c. elegans), DUSP5 <text:s/>- <text:s/>dual specificity phosphatase 5, SKIL <text:s/>- <text:s/>ski-like oncogene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CCDC3 <text:s/>- <text:s/>coiled-coil domain containing 3, NFKBIB <text:s/>- <text:s/>nuclear factor of kappa light polypeptide gene enhancer in b-cells inhibitor, beta, AUTS2 <text:s/>- <text:s/>autism susceptibility candidate 2, EBF4 <text:s/>- <text:s/>early b-cell factor 4, TNFAIP3 <text:s/>- <text:s/>tumor necrosis factor, alpha-induced protein 3, ZNF641 <text:s/>- <text:s/>zinc finger protein 641, DUSP2 <text:s/>- <text:s/>dual specificity phosphatase 2, RC3H2 <text:s/>- <text:s/>ring finger and ccch-type domains 2, SHC1 <text:s/>- <text:s/>shc (src homology 2 domain containing) transforming protein 1, DLG4 <text:s/>- <text:s/>discs, large homolog 4 (drosophila), SHH <text:s/>- <text:s/>sonic hedgehog, RCOR2 <text:s/>- <text:s/>rest corepressor 2, WNT10A <text:s/>- <text:s/>wingless-type mmtv integration site family, member 10a, SP6 <text:s/>- <text:s/>sp6 transcription factor, DLX4 <text:s/>- <text:s/>distal-less homeobox 4, LRP4 <text:s/>- <text:s/>low density lipoprotein receptor-related protein 4, RARB <text:s/>- <text:s/>retinoic acid receptor, beta, IKZF3 <text:s/>- <text:s/>ikaros family zinc finger 3 (aiolos), NFIC <text:s/>- <text:s/>nuclear factor i/c (ccaat-binding transcription factor), NPAS3 <text:s/>- <text:s/>neuronal pas domain protein 3, KDM1B <text:s/>- <text:s/>lysine (k)-specific demethylase 1b, NFATC2 <text:s/>- <text:s/>nuclear factor of activated t-cells, cytoplasmic, calcineurin-dependent 2, RARA <text:s/>- <text:s/>retinoic acid receptor, alpha, RBL1 <text:s/>- <text:s/>retinoblastoma-like 1 (p107), RAI1 <text:s/>- <text:s/>retinoic acid induced 1, GRIN2A <text:s/>- <text:s/>glutamate receptor, ionotropic, n-methyl d-aspartate 2a, AZIN1 <text:s/>- <text:s/>antizyme inhibitor 1, TGFB1 <text:s/>- <text:s/>transforming growth factor, beta 1, HDAC7 <text:s/>- <text:s/>histone deacetylase 7, DNMT3A <text:s/>- <text:s/>dna (cytosine-5-)-methyltransferase 3 alpha, IGFBP5 <text:s/>- <text:s/>insulin-like growth factor binding protein 5, BCL7A <text:s/>- <text:s/>b-cell cll/lymphoma 7a, MAFG <text:s/>- <text:s/>v-maf avian musculoaponeurotic fibrosarcoma oncogene homolog g, BCL3 <text:s/>- <text:s/>b-cell cll/lymphoma 3, NFAT5 <text:s/>- <text:s/>nuclear factor of activated t-cells 5, tonicity-responsive, IL27 <text:s/>- <text:s/>interleukin 27, KLF10 <text:s/>- <text:s/>kruppel-like factor 10, SMAD7 <text:s/>- <text:s/>smad family member 7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84</text:p>
          </table:table-cell>
          <table:table-cell office:value-type="string" calcext:value-type="string">
            <text:p>positive regulation of immune system process</text:p>
          </table:table-cell>
          <table:table-cell office:value-type="float" office:value="0.000000647" calcext:value-type="float">
            <text:p>0.000000647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2.21" calcext:value-type="float">
            <text:p>2.21</text:p>
          </table:table-cell>
          <table:table-cell office:value-type="float" office:value="13954" calcext:value-type="float">
            <text:p>13954</text:p>
          </table:table-cell>
          <table:table-cell office:value-type="float" office:value="631" calcext:value-type="float">
            <text:p>631</text:p>
          </table:table-cell>
          <table:table-cell office:value-type="float" office:value="440" calcext:value-type="float">
            <text:p>4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RNF31 <text:s/>- <text:s/>ring finger protein 31, FFAR2 <text:s/>- <text:s/>free fatty acid receptor 2, PGLYRP2 <text:s/>- <text:s/>peptidoglycan recognition protein 2, PSME2 <text:s/>- <text:s/>proteasome (prosome, macropain) activator subunit 2 (pa28 beta), BIRC3 <text:s/>- <text:s/>baculoviral iap repeat containing 3, TRIB1 <text:s/>- <text:s/>tribbles homolog 1 (drosophila), CD83 <text:s/>- <text:s/>cd83 molecule, MAP3K8 <text:s/>- <text:s/>mitogen-activated protein kinase kinase kinase 8, SHH <text:s/>- <text:s/>sonic hedgehog, SIN3A <text:s/>- <text:s/>sin3 transcription regulator family member a, STAT6 <text:s/>- <text:s/>signal transducer and activator of transcription 6, interleukin-4 induced, TNFRSF4 <text:s/>- <text:s/>tumor necrosis factor receptor superfamily, member 4, ATP11C <text:s/>- <text:s/>atpase, class vi, type 11c, IL23A <text:s/>- <text:s/>interleukin 23, alpha subunit p19, ELMO1 <text:s/>- <text:s/>engulfment and cell motility 1, PRMT1 <text:s/>- <text:s/>protein arginine methyltransferase 1, CD74 <text:s/>- <text:s/>cd74 molecule, major histocompatibility complex, class ii invariant chain, ADAM8 <text:s/>- <text:s/>adam metallopeptidase domain 8, TNFSF14 <text:s/>- <text:s/>tumor necrosis factor (ligand) superfamily, member 14, LGALS1 <text:s/>- <text:s/>lectin, galactoside-binding, soluble, 1, NFATC2 <text:s/>- <text:s/>nuclear factor of activated t-cells, cytoplasmic, calcineurin-dependent 2, PPAPDC1A <text:s/>- <text:s/>phosphatidic acid phosphatase type 2 domain containing 1a, RARA <text:s/>- <text:s/>retinoic acid receptor, alpha, ZMIZ1 <text:s/>- <text:s/>zinc finger, miz-type containing 1, CSF3 <text:s/>- <text:s/>colony stimulating factor 3 (granulocyte), TGFB1 <text:s/>- <text:s/>transforming growth factor, beta 1, RIPK2 <text:s/>- <text:s/>receptor-interacting serine-threonine kinase 2, CACNB3 <text:s/>- <text:s/>calcium channel, voltage-dependent, beta 3 subunit, CXCL10 <text:s/>- <text:s/>chemokine (c-x-c motif) ligand 10, FAM49B <text:s/>- <text:s/>family with sequence similarity 49, member b, CXCL2 <text:s/>- <text:s/>chemokine (c-x-c motif) ligand 2, CXCL1 <text:s/>- <text:s/>chemokine (c-x-c motif) ligand 1 (melanoma growth stimulating activity, alpha), CXCL5 <text:s/>- <text:s/>chemokine (c-x-c motif) ligand 5, TNFAIP3 <text:s/>- <text:s/>tumor necrosis factor, alpha-induced protein 3, TRAF2 <text:s/>- <text:s/>tnf receptor-associated factor 2, PRKCD <text:s/>- <text:s/>protein kinase c, delta, KLF10 <text:s/>- <text:s/>kruppel-like factor 10, CREB1 <text:s/>- <text:s/>camp responsive element binding protein 1, FGR <text:s/>- <text:s/>feline gardner-rasheed sarcoma viral oncogene homolog, CYLD <text:s/>- <text:s/>cylindromatosis (turban tumor syndrome), CXCL6 <text:s/>- <text:s/>chemokine (c-x-c motif) ligand 6, IL6ST <text:s/>- <text:s/>interleukin 6 signal transducer (gp130, oncostatin m receptor), CXCL3 <text:s/>- <text:s/>chemokine (c-x-c motif) ligand 3, ACIN1 <text:s/>- <text:s/>apoptotic chromatin condensation induc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65</text:p>
          </table:table-cell>
          <table:table-cell office:value-type="string" calcext:value-type="string">
            <text:p>regulation of cell activation</text:p>
          </table:table-cell>
          <table:table-cell office:value-type="float" office:value="0.000000658" calcext:value-type="float">
            <text:p>0.00000065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2.67" calcext:value-type="float">
            <text:p>2.67</text:p>
          </table:table-cell>
          <table:table-cell office:value-type="float" office:value="13954" calcext:value-type="float">
            <text:p>13954</text:p>
          </table:table-cell>
          <table:table-cell office:value-type="float" office:value="368" calcext:value-type="float">
            <text:p>368</text:p>
          </table:table-cell>
          <table:table-cell office:value-type="float" office:value="440" calcext:value-type="float">
            <text:p>4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PGLYRP2 <text:s/>- <text:s/>peptidoglycan recognition protein 2, MAP3K8 <text:s/>- <text:s/>mitogen-activated protein kinase kinase kinase 8, CD83 <text:s/>- <text:s/>cd83 molecule, SHH <text:s/>- <text:s/>sonic hedgehog, STAT6 <text:s/>- <text:s/>signal transducer and activator of transcription 6, interleukin-4 induced, TNFRSF4 <text:s/>- <text:s/>tumor necrosis factor receptor superfamily, member 4, ATP11C <text:s/>- <text:s/>atpase, class vi, type 11c, IL23A <text:s/>- <text:s/>interleukin 23, alpha subunit p19, CD74 <text:s/>- <text:s/>cd74 molecule, major histocompatibility complex, class ii invariant chain, IKZF3 <text:s/>- <text:s/>ikaros family zinc finger 3 (aiolos), ADAM8 <text:s/>- <text:s/>adam metallopeptidase domain 8, ZBTB7B <text:s/>- <text:s/>zinc finger and btb domain containing 7b, TNFSF14 <text:s/>- <text:s/>tumor necrosis factor (ligand) superfamily, member 14, LGALS1 <text:s/>- <text:s/>lectin, galactoside-binding, soluble, 1, NFATC2 <text:s/>- <text:s/>nuclear factor of activated t-cells, cytoplasmic, calcineurin-dependent 2, RARA <text:s/>- <text:s/>retinoic acid receptor, alpha, ZMIZ1 <text:s/>- <text:s/>zinc finger, miz-type containing 1, TGFB1 <text:s/>- <text:s/>transforming growth factor, beta 1, RIPK2 <text:s/>- <text:s/>receptor-interacting serine-threonine kinase 2, APLF <text:s/>- <text:s/>aprataxin and pnkp like factor, FAM49B <text:s/>- <text:s/>family with sequence similarity 49, member b, LRRC32 <text:s/>- <text:s/>leucine rich repeat containing 32, IRF1 <text:s/>- <text:s/>interferon regulatory factor 1, TNFAIP3 <text:s/>- <text:s/>tumor necrosis factor, alpha-induced protein 3, PRKCD <text:s/>- <text:s/>protein kinase c, delta, TRAF2 <text:s/>- <text:s/>tnf receptor-associated factor 2, IL27 <text:s/>- <text:s/>interleukin 27, CYLD <text:s/>- <text:s/>cylindromatosis (turban tumor syndrome), FGR <text:s/>- <text:s/>feline gardner-rasheed sarcoma viral oncogene homolog, IL6ST <text:s/>- <text:s/>interleukin 6 signal transducer (gp130, oncostatin m receptor)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468</text:p>
          </table:table-cell>
          <table:table-cell office:value-type="string" calcext:value-type="string">
            <text:p>regulation of gene expression</text:p>
          </table:table-cell>
          <table:table-cell office:value-type="float" office:value="0.000000668" calcext:value-type="float">
            <text:p>0.000000668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3368" calcext:value-type="float">
            <text:p>3368</text:p>
          </table:table-cell>
          <table:table-cell office:value-type="float" office:value="440" calcext:value-type="float">
            <text:p>44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[PRRX1 <text:s/>- <text:s/>paired related homeobox 1, BIRC3 <text:s/>- <text:s/>baculoviral iap repeat containing 3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ELL2 <text:s/>- <text:s/>elongation factor, rna polymerase ii, 2, BCOR <text:s/>- <text:s/>bcl6 corepressor, CD74 <text:s/>- <text:s/>cd74 molecule, major histocompatibility complex, class ii invariant chain, REL <text:s/>- <text:s/>v-rel avian reticuloendotheliosis viral oncogene homolog, RSF1 <text:s/>- <text:s/>remodeling and spacing factor 1, VEZF1 <text:s/>- <text:s/>vascular endothelial zinc finger 1, ING2 <text:s/>- <text:s/>inhibitor of growth family, member 2, MLLT6 <text:s/>- <text:s/>myeloid/lymphoid or mixed-lineage leukemia (trithorax homolog, drosophila); translocated to, 6, ZNF521 <text:s/>- <text:s/>zinc finger protein 521, SIRT2 <text:s/>- <text:s/>sirtuin 2, FHOD1 <text:s/>- <text:s/>formin homology 2 domain containing 1, EBF3 <text:s/>- <text:s/>early b-cell factor 3, FOXJ2 <text:s/>- <text:s/>forkhead box j2, SP2 <text:s/>- <text:s/>sp2 transcription factor, EIF4EBP2 <text:s/>- <text:s/>eukaryotic translation initiation factor 4e binding protein 2, FOXL1 <text:s/>- <text:s/>forkhead box l1, EDAR <text:s/>- <text:s/>ectodysplasin a receptor, CSRNP2 <text:s/>- <text:s/>cysteine-serine-rich nuclear protein 2, TET3 <text:s/>- <text:s/>tet methylcytosine dioxygenase 3, SENP1 <text:s/>- <text:s/>sumo1/sentrin specific peptidase 1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SMG6 <text:s/>- <text:s/>smg6 nonsense mediated mrna decay factor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MNT <text:s/>- <text:s/>mnt, max dimerization protein, HOXC6 <text:s/>- <text:s/>homeobox c6, HOXC10 <text:s/>- <text:s/>homeobox c10, ARNTL <text:s/>- <text:s/>aryl hydrocarbon receptor nuclear translocator-like, RNF31 <text:s/>- <text:s/>ring finger protein 31, PSME2 <text:s/>- <text:s/>proteasome (prosome, macropain) activator subunit 2 (pa28 beta), TRIB1 <text:s/>- <text:s/>tribbles homolog 1 (drosophila), SUPT16H <text:s/>- <text:s/>suppressor of ty 16 homolog (s. cerevisiae), EEF1A1 <text:s/>- <text:s/>eukaryotic translation elongation factor 1 alpha 1, SQSTM1 <text:s/>- <text:s/>sequestosome 1, EGR1 <text:s/>- <text:s/>early growth response 1, GLI1 <text:s/>- <text:s/>gli family zinc finger 1, DAB2IP <text:s/>- <text:s/>dab2 interacting protein, ITGB8 <text:s/>- <text:s/>integrin, beta 8, ADAM8 <text:s/>- <text:s/>adam metallopeptidase domain 8, ZBTB7B <text:s/>- <text:s/>zinc finger and btb domain containing 7b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FAM129A <text:s/>- <text:s/>family with sequence similarity 129, member a, POU2F1 <text:s/>- <text:s/>pou class 2 homeobox 1, CDKN1B <text:s/>- <text:s/>cyclin-dependent kinase inhibitor 1b (p27, kip1), CXCL10 <text:s/>- <text:s/>chemokine (c-x-c motif) ligand 10, WDTC1 <text:s/>- <text:s/>wd and tetratricopeptide repeats 1, RRP8 <text:s/>- <text:s/>ribosomal rna processing 8, methyltransferase, homolog (yeast), PDE2A <text:s/>- <text:s/>phosphodiesterase 2a, cgmp-stimulated, CDC37 <text:s/>- <text:s/>cell division cycle 37, IRF1 <text:s/>- <text:s/>interferon regulatory factor 1, TRAF2 <text:s/>- <text:s/>tnf receptor-associated factor 2, CHD6 <text:s/>- <text:s/>chromodomain helicase dna binding protein 6, SBNO2 <text:s/>- <text:s/>strawberry notch homolog 2 (drosophila), ATP1B1 <text:s/>- <text:s/>atpase, na+/k+ transporting, beta 1 polypeptide, CAMK2A <text:s/>- <text:s/>calcium/calmodulin-dependent protein kinase ii alpha, WNT10B <text:s/>- <text:s/>wingless-type mmtv integration site family, member 10b, IL23A <text:s/>- <text:s/>interleukin 23, alpha subunit p19, TLE4 <text:s/>- <text:s/>transducin-like enhancer of split 4 (e(sp1) homolog, drosophila), CNOT2 <text:s/>- <text:s/>ccr4-not transcription complex, subunit 2, VSX2 <text:s/>- <text:s/>visual system homeobox 2, LARP6 <text:s/>- <text:s/>la ribonucleoprotein domain family, member 6, COMMD3 <text:s/>- <text:s/>comm domain containing 3, MLXIP <text:s/>- <text:s/>mlx interacting protein, ZNF319 <text:s/>- <text:s/>zinc finger protein 319, FOXN4 <text:s/>- <text:s/>forkhead box n4, CTSH <text:s/>- <text:s/>cathepsin h, AKT2 <text:s/>- <text:s/>v-akt murine thymoma viral oncogene homolog 2, SKIL <text:s/>- <text:s/>ski-like oncogene, ETV6 <text:s/>- <text:s/>ets variant 6, ZMYND15 <text:s/>- <text:s/>zinc finger, mynd-type containing 15, PPP2R2A <text:s/>- <text:s/>protein phosphatase 2, regulatory subunit b, alpha, NFKB2 <text:s/>- <text:s/>nuclear factor of kappa light polypeptide gene enhancer in b-cells 2 (p49/p100), IRF2BPL <text:s/>- <text:s/>interferon regulatory factor 2 binding protein-like, NFIX <text:s/>- <text:s/>nuclear factor i/x (ccaat-binding transcription factor), GPBP1 <text:s/>- <text:s/>gc-rich promoter binding protein 1, NFKBIB <text:s/>- <text:s/>nuclear factor of kappa light polypeptide gene enhancer in b-cells inhibitor, beta, CBX2 <text:s/>- <text:s/>chromobox homolog 2, FOXP4 <text:s/>- <text:s/>forkhead box p4, GREM1 <text:s/>- <text:s/>gremlin 1, dan family bmp antagonist, NRG1 <text:s/>- <text:s/>neuregulin 1, EBF4 <text:s/>- <text:s/>early b-cell factor 4, AUTS2 <text:s/>- <text:s/>autism susceptibility candidate 2, TNFAIP3 <text:s/>- <text:s/>tumor necrosis factor, alpha-induced protein 3, EZH1 <text:s/>- <text:s/>enhancer of zeste homolog 1 (drosophila), MSX1 <text:s/>- <text:s/>msh homeobox 1, ZNF641 <text:s/>- <text:s/>zinc finger protein 641, CYLD <text:s/>- <text:s/>cylindromatosis (turban tumor syndrome), SUV420H2 <text:s/>- <text:s/>suppressor of variegation 4-20 homolog 2 (drosophila), BCL6B <text:s/>- <text:s/>b-cell cll/lymphoma 6, member b, RC3H2 <text:s/>- <text:s/>ring finger and ccch-type domains 2, RNF165 <text:s/>- <text:s/>ring finger protein 165, SHC1 <text:s/>- <text:s/>shc (src homology 2 domain containing) transforming protein 1, ELMSAN1 <text:s/>- <text:s/>elm2 and myb/sant-like domain containing 1, RCOR2 <text:s/>- <text:s/>rest corepressor 2, SHH <text:s/>- <text:s/>sonic hedgehog, WNT10A <text:s/>- <text:s/>wingless-type mmtv integration site family, member 10a, BCORL1 <text:s/>- <text:s/>bcl6 corepressor-like 1, HOXC5 <text:s/>- <text:s/>homeobox c5, SP6 <text:s/>- <text:s/>sp6 transcription factor, STAT6 <text:s/>- <text:s/>signal transducer and activator of transcription 6, interleukin-4 induced, DLX4 <text:s/>- <text:s/>distal-less homeobox 4, HOXB9 <text:s/>- <text:s/>homeobox b9, LRP4 <text:s/>- <text:s/>low density lipoprotein receptor-related protein 4, TNFRSF4 <text:s/>- <text:s/>tumor necrosis factor receptor superfamily, member 4, RARB <text:s/>- <text:s/>retinoic acid receptor, beta, IKZF3 <text:s/>- <text:s/>ikaros family zinc finger 3 (aiolos), NFIC <text:s/>- <text:s/>nuclear factor i/c (ccaat-binding transcription factor), NPAS3 <text:s/>- <text:s/>neuronal pas domain protein 3, KDM1B <text:s/>- <text:s/>lysine (k)-specific demethylase 1b, AAMDC <text:s/>- <text:s/>adipogenesis associated, mth938 domain containing, NFATC2 <text:s/>- <text:s/>nuclear factor of activated t-cells, cytoplasmic, calcineurin-dependent 2, ZMIZ1 <text:s/>- <text:s/>zinc finger, miz-type containing 1, RARA <text:s/>- <text:s/>retinoic acid receptor, alpha, RBL1 <text:s/>- <text:s/>retinoblastoma-like 1 (p107), RAI1 <text:s/>- <text:s/>retinoic acid induced 1, FOXA3 <text:s/>- <text:s/>forkhead box a3, CSF3 <text:s/>- <text:s/>colony stimulating factor 3 (granulocyte), TGFB1 <text:s/>- <text:s/>transforming growth factor, beta 1, UBTF <text:s/>- <text:s/>upstream binding transcription factor, rna polymerase i, RIPK2 <text:s/>- <text:s/>receptor-interacting serine-threonine kinase 2, HDAC7 <text:s/>- <text:s/>histone deacetylase 7, DNMT3A <text:s/>- <text:s/>dna (cytosine-5-)-methyltransferase 3 alpha, IGFBP5 <text:s/>- <text:s/>insulin-like growth factor binding protein 5, BCL7A <text:s/>- <text:s/>b-cell cll/lymphoma 7a, MAFG <text:s/>- <text:s/>v-maf avian musculoaponeurotic fibrosarcoma oncogene homolog g, LRRC32 <text:s/>- <text:s/>leucine rich repeat containing 32, MYADM <text:s/>- <text:s/>myeloid-associated differentiation marker, BCL3 <text:s/>- <text:s/>b-cell cll/lymphoma 3, PRKCD <text:s/>- <text:s/>protein kinase c, delta, NFAT5 <text:s/>- <text:s/>nuclear factor of activated t-cells 5, tonicity-responsive, NUP153 <text:s/>- <text:s/>nucleoporin 153kda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107</text:p>
          </table:table-cell>
          <table:table-cell office:value-type="string" calcext:value-type="string">
            <text:p>positive regulation of leukocyte differentiation</text:p>
          </table:table-cell>
          <table:table-cell office:value-type="float" office:value="0.000000675" calcext:value-type="float">
            <text:p>0.00000067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4.66" calcext:value-type="float">
            <text:p>4.66</text:p>
          </table:table-cell>
          <table:table-cell office:value-type="float" office:value="13954" calcext:value-type="float">
            <text:p>13954</text:p>
          </table:table-cell>
          <table:table-cell office:value-type="float" office:value="102" calcext:value-type="float">
            <text:p>102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TGFB1 <text:s/>- <text:s/>transforming growth factor, beta 1, CD83 <text:s/>- <text:s/>cd83 molecule, TRIB1 <text:s/>- <text:s/>tribbles homolog 1 (drosophila), SHH <text:s/>- <text:s/>sonic hedgehog, RIPK2 <text:s/>- <text:s/>receptor-interacting serine-threonine kinase 2, ATP11C <text:s/>- <text:s/>atpase, class vi, type 11c, IL23A <text:s/>- <text:s/>interleukin 23, alpha subunit p19, CD74 <text:s/>- <text:s/>cd74 molecule, major histocompatibility complex, class ii invariant chain, ADAM8 <text:s/>- <text:s/>adam metallopeptidase domain 8, KLF10 <text:s/>- <text:s/>kruppel-like factor 10, CREB1 <text:s/>- <text:s/>camp responsive element binding protein 1, CYLD <text:s/>- <text:s/>cylindromatosis (turban tumor syndrome), ZMIZ1 <text:s/>- <text:s/>zinc finger, miz-type containing 1, RARA <text:s/>- <text:s/>retinoic acid receptor, alpha, ACIN1 <text:s/>- <text:s/>apoptotic chromatin condensation induc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80</text:p>
          </table:table-cell>
          <table:table-cell office:value-type="string" calcext:value-type="string">
            <text:p>regulation of T cell differentiation</text:p>
          </table:table-cell>
          <table:table-cell office:value-type="float" office:value="0.000000688" calcext:value-type="float">
            <text:p>0.000000688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4.99" calcext:value-type="float">
            <text:p>4.99</text:p>
          </table:table-cell>
          <table:table-cell office:value-type="float" office:value="13954" calcext:value-type="float">
            <text:p>13954</text:p>
          </table:table-cell>
          <table:table-cell office:value-type="float" office:value="89" calcext:value-type="float">
            <text:p>89</text:p>
          </table:table-cell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TGFB1 <text:s/>- <text:s/>transforming growth factor, beta 1, CD83 <text:s/>- <text:s/>cd83 molecule, SHH <text:s/>- <text:s/>sonic hedgehog, RIPK2 <text:s/>- <text:s/>receptor-interacting serine-threonine kinase 2, IL23A <text:s/>- <text:s/>interleukin 23, alpha subunit p19, CD74 <text:s/>- <text:s/>cd74 molecule, major histocompatibility complex, class ii invariant chain, IRF1 <text:s/>- <text:s/>interferon regulatory factor 1, ZBTB7B <text:s/>- <text:s/>zinc finger and btb domain containing 7b, ADAM8 <text:s/>- <text:s/>adam metallopeptidase domain 8, IL27 <text:s/>- <text:s/>interleukin 27, CYLD <text:s/>- <text:s/>cylindromatosis (turban tumor syndrome), SMAD7 <text:s/>- <text:s/>smad family member 7, ZMIZ1 <text:s/>- <text:s/>zinc finger, miz-type containing 1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41</text:p>
          </table:table-cell>
          <table:table-cell office:value-type="string" calcext:value-type="string">
            <text:p>negative regulation of multicellular organismal process</text:p>
          </table:table-cell>
          <table:table-cell office:value-type="float" office:value="0.000000701" calcext:value-type="float">
            <text:p>0.000000701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2.04" calcext:value-type="float">
            <text:p>2.04</text:p>
          </table:table-cell>
          <table:table-cell office:value-type="float" office:value="13954" calcext:value-type="float">
            <text:p>13954</text:p>
          </table:table-cell>
          <table:table-cell office:value-type="float" office:value="808" calcext:value-type="float">
            <text:p>808</text:p>
          </table:table-cell>
          <table:table-cell office:value-type="float" office:value="440" calcext:value-type="float">
            <text:p>4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TNFRSF9 <text:s/>- <text:s/>tumor necrosis factor receptor superfamily, member 9, KREMEN2 <text:s/>- <text:s/>kringle containing transmembrane protein 2, RPS6KA6 <text:s/>- <text:s/>ribosomal protein s6 kinase, 90kda, polypeptide 6, CD83 <text:s/>- <text:s/>cd83 molecule, RFX4 <text:s/>- <text:s/>regulatory factor x, 4 (influences hla class ii expression), PTPRS <text:s/>- <text:s/>protein tyrosine phosphatase, receptor type, s, LINGO1 <text:s/>- <text:s/>leucine rich repeat and ig domain containing 1, SEMA4A <text:s/>- <text:s/>sema domain, immunoglobulin domain (ig), transmembrane domain (tm) and short cytoplasmic domain, (semaphorin) 4a, IL23A <text:s/>- <text:s/>interleukin 23, alpha subunit p19, PRMT1 <text:s/>- <text:s/>protein arginine methyltransferase 1, CD74 <text:s/>- <text:s/>cd74 molecule, major histocompatibility complex, class ii invariant chain, BCOR <text:s/>- <text:s/>bcl6 corepressor, REL <text:s/>- <text:s/>v-rel avian reticuloendotheliosis viral oncogene homolog, LGALS1 <text:s/>- <text:s/>lectin, galactoside-binding, soluble, 1, SIRT2 <text:s/>- <text:s/>sirtuin 2, CEND1 <text:s/>- <text:s/>cell cycle exit and neuronal differentiation 1, DIXDC1 <text:s/>- <text:s/>dix domain containing 1, FRS2 <text:s/>- <text:s/>fibroblast growth factor receptor substrate 2, TRIB2 <text:s/>- <text:s/>tribbles homolog 2 (drosophila), GREM1 <text:s/>- <text:s/>gremlin 1, dan family bmp antagonist, WNT4 <text:s/>- <text:s/>wingless-type mmtv integration site family, member 4, NRG1 <text:s/>- <text:s/>neuregulin 1, BMP2 <text:s/>- <text:s/>bone morphogenetic protein 2, TNFAIP3 <text:s/>- <text:s/>tumor necrosis factor, alpha-induced protein 3, RAB11FIP5 <text:s/>- <text:s/>rab11 family interacting protein 5 (class i), CYLD <text:s/>- <text:s/>cylindromatosis (turban tumor syndrome), STK4 <text:s/>- <text:s/>serine/threonine kinase 4, PGLYRP2 <text:s/>- <text:s/>peptidoglycan recognition protein 2, FGF13 <text:s/>- <text:s/>fibroblast growth factor 13, BAI2 <text:s/>- <text:s/>brain-specific angiogenesis inhibitor 2, TRIB1 <text:s/>- <text:s/>tribbles homolog 1 (drosophila), SHH <text:s/>- <text:s/>sonic hedgehog, LRP1 <text:s/>- <text:s/>low density lipoprotein receptor-related protein 1, TRPV3 <text:s/>- <text:s/>transient receptor potential cation channel, subfamily v, member 3, LRP4 <text:s/>- <text:s/>low density lipoprotein receptor-related protein 4, DAB2IP <text:s/>- <text:s/>dab2 interacting protein, RARB <text:s/>- <text:s/>retinoic acid receptor, beta, PTGS2 <text:s/>- <text:s/>prostaglandin-endoperoxide synthase 2 (prostaglandin g/h synthase and cyclooxygenase), RARA <text:s/>- <text:s/>retinoic acid receptor, alpha, RAI1 <text:s/>- <text:s/>retinoic acid induced 1, KCNK2 <text:s/>- <text:s/>potassium channel, subfamily k, member 2, TGFB1 <text:s/>- <text:s/>transforming growth factor, beta 1, HDAC7 <text:s/>- <text:s/>histone deacetylase 7, CDKN1B <text:s/>- <text:s/>cyclin-dependent kinase inhibitor 1b (p27, kip1), CXCL10 <text:s/>- <text:s/>chemokine (c-x-c motif) ligand 10, IGFBP5 <text:s/>- <text:s/>insulin-like growth factor binding protein 5, COL5A1 <text:s/>- <text:s/>collagen, type v, alpha 1, LRRC32 <text:s/>- <text:s/>leucine rich repeat containing 32, IRF1 <text:s/>- <text:s/>interferon regulatory factor 1, BCL3 <text:s/>- <text:s/>b-cell cll/lymphoma 3, PRKCD <text:s/>- <text:s/>protein kinase c, delta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47</text:p>
          </table:table-cell>
          <table:table-cell office:value-type="string" calcext:value-type="string">
            <text:p>positive regulation of cell communication</text:p>
          </table:table-cell>
          <table:table-cell office:value-type="float" office:value="0.000000869" calcext:value-type="float">
            <text:p>0.000000869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1.78" calcext:value-type="float">
            <text:p>1.78</text:p>
          </table:table-cell>
          <table:table-cell office:value-type="float" office:value="13954" calcext:value-type="float">
            <text:p>13954</text:p>
          </table:table-cell>
          <table:table-cell office:value-type="float" office:value="1283" calcext:value-type="float">
            <text:p>1283</text:p>
          </table:table-cell>
          <table:table-cell office:value-type="float" office:value="440" calcext:value-type="float">
            <text:p>4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BMP2K <text:s/>- <text:s/>bmp2 inducible kinase, SHE <text:s/>- <text:s/>src homology 2 domain containing e, PRRX1 <text:s/>- <text:s/>paired related homeobox 1, BIRC3 <text:s/>- <text:s/>baculoviral iap repeat containing 3, NEK6 <text:s/>- <text:s/>nima-related kinase 6, MAP3K8 <text:s/>- <text:s/>mitogen-activated protein kinase kinase kinase 8, NLGN2 <text:s/>- <text:s/>neuroligin 2, VANGL2 <text:s/>- <text:s/>vangl planar cell polarity protein 2, IL23A <text:s/>- <text:s/>interleukin 23, alpha subunit p19, WNT10B <text:s/>- <text:s/>wingless-type mmtv integration site family, member 10b, SH2B3 <text:s/>- <text:s/>sh2b adaptor protein 3, PRMT1 <text:s/>- <text:s/>protein arginine methyltransferase 1, CD74 <text:s/>- <text:s/>cd74 molecule, major histocompatibility complex, class ii invariant chain, REL <text:s/>- <text:s/>v-rel avian reticuloendotheliosis viral oncogene homolog, ING2 <text:s/>- <text:s/>inhibitor of growth family, member 2, LGALS1 <text:s/>- <text:s/>lectin, galactoside-binding, soluble, 1, FGF18 <text:s/>- <text:s/>fibroblast growth factor 18, SCUBE3 <text:s/>- <text:s/>signal peptide, cub domain, egf-like 3, CHGA <text:s/>- <text:s/>chromogranin a (parathyroid secretory protein 1), MAP3K11 <text:s/>- <text:s/>mitogen-activated protein kinase kinase kinase 11, CHI3L1 <text:s/>- <text:s/>chitinase 3-like 1 (cartilage glycoprotein-39), P2RX3 <text:s/>- <text:s/>purinergic receptor p2x, ligand-gated ion channel, 3, MAP4K2 <text:s/>- <text:s/>mitogen-activated protein kinase kinase kinase kinase 2, CTSH <text:s/>- <text:s/>cathepsin h, DIXDC1 <text:s/>- <text:s/>dix domain containing 1, DUSP5 <text:s/>- <text:s/>dual specificity phosphatase 5, SKIL <text:s/>- <text:s/>ski-like oncogene, FRS2 <text:s/>- <text:s/>fibroblast growth factor receptor substrate 2, EDAR <text:s/>- <text:s/>ectodysplasin a receptor, GREM1 <text:s/>- <text:s/>gremlin 1, dan family bmp antagonist, NRG1 <text:s/>- <text:s/>neuregulin 1, BMP2 <text:s/>- <text:s/>bone morphogenetic protein 2, WNT4 <text:s/>- <text:s/>wingless-type mmtv integration site family, member 4, PFKM <text:s/>- <text:s/>phosphofructokinase, muscle, MSX1 <text:s/>- <text:s/>msh homeobox 1, AKAP13 <text:s/>- <text:s/>a kinase (prka) anchor protein 13, CREB1 <text:s/>- <text:s/>camp responsive element binding protein 1, FGR <text:s/>- <text:s/>feline gardner-rasheed sarcoma viral oncogene homolog, RSPO1 <text:s/>- <text:s/>r-spondin 1, CYLD <text:s/>- <text:s/>cylindromatosis (turban tumor syndrome), IL6ST <text:s/>- <text:s/>interleukin 6 signal transducer (gp130, oncostatin m receptor), STK4 <text:s/>- <text:s/>serine/threonine kinase 4, ARNTL <text:s/>- <text:s/>aryl hydrocarbon receptor nuclear translocator-like, ITGA5 <text:s/>- <text:s/>integrin, alpha 5 (fibronectin receptor, alpha polypeptide), RNF31 <text:s/>- <text:s/>ring finger protein 31, RNF165 <text:s/>- <text:s/>ring finger protein 165, RC3H2 <text:s/>- <text:s/>ring finger and ccch-type domains 2, SHC1 <text:s/>- <text:s/>shc (src homology 2 domain containing) transforming protein 1, DLG4 <text:s/>- <text:s/>discs, large homolog 4 (drosophila), PSME2 <text:s/>- <text:s/>proteasome (prosome, macropain) activator subunit 2 (pa28 beta), GADD45B <text:s/>- <text:s/>growth arrest and dna-damage-inducible, beta, UBD <text:s/>- <text:s/>ubiquitin d, SHH <text:s/>- <text:s/>sonic hedgehog, DAB2IP <text:s/>- <text:s/>dab2 interacting protein, GLI1 <text:s/>- <text:s/>gli family zinc finger 1, HRK <text:s/>- <text:s/>harakiri, bcl2 interacting protein (contains only bh3 domain), ADAM8 <text:s/>- <text:s/>adam metallopeptidase domain 8, TNFSF14 <text:s/>- <text:s/>tumor necrosis factor (ligand) superfamily, member 14, PTGS2 <text:s/>- <text:s/>prostaglandin-endoperoxide synthase 2 (prostaglandin g/h synthase and cyclooxygenase), ZMIZ1 <text:s/>- <text:s/>zinc finger, miz-type containing 1, GRIN2A <text:s/>- <text:s/>glutamate receptor, ionotropic, n-methyl d-aspartate 2a, CSF3 <text:s/>- <text:s/>colony stimulating factor 3 (granulocyte), TGFB1 <text:s/>- <text:s/>transforming growth factor, beta 1, RIPK2 <text:s/>- <text:s/>receptor-interacting serine-threonine kinase 2, CXCL10 <text:s/>- <text:s/>chemokine (c-x-c motif) ligand 10, IGFBP5 <text:s/>- <text:s/>insulin-like growth factor binding protein 5, SORBS1 <text:s/>- <text:s/>sorbin and sh3 domain containing 1, MFNG <text:s/>- <text:s/>mfng o-fucosylpeptide 3-beta-n-acetylglucosaminyltransferase, TRAF2 <text:s/>- <text:s/>tnf receptor-associated factor 2, PRKCD <text:s/>- <text:s/>protein kinase c, delta, SHOC2 <text:s/>- <text:s/>soc-2 suppressor of clear homolog (c. elegans)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3</text:p>
          </table:table-cell>
          <table:table-cell office:value-type="string" calcext:value-type="string">
            <text:p>regulation of cellular metabolic process</text:p>
          </table:table-cell>
          <table:table-cell office:value-type="float" office:value="0.000000918" calcext:value-type="float">
            <text:p>0.00000091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1.33" calcext:value-type="float">
            <text:p>1.33</text:p>
          </table:table-cell>
          <table:table-cell office:value-type="float" office:value="13954" calcext:value-type="float">
            <text:p>13954</text:p>
          </table:table-cell>
          <table:table-cell office:value-type="float" office:value="4576" calcext:value-type="float">
            <text:p>4576</text:p>
          </table:table-cell>
          <table:table-cell office:value-type="float" office:value="440" calcext:value-type="float">
            <text:p>4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[PNKD <text:s/>- <text:s/>paroxysmal nonkinesigenic dyskinesia, SYMPK <text:s/>- <text:s/>symplekin, PRRX1 <text:s/>- <text:s/>paired related homeobox 1, BIRC3 <text:s/>- <text:s/>baculoviral iap repeat containing 3, RPS6KA6 <text:s/>- <text:s/>ribosomal protein s6 kinase, 90kda, polypeptide 6, MAP3K8 <text:s/>- <text:s/>mitogen-activated protein kinase kinase kinase 8, RFX4 <text:s/>- <text:s/>regulatory factor x, 4 (influences hla class ii expression), CISD1 <text:s/>- <text:s/>cdgsh iron sulfur domain 1, SIN3A <text:s/>- <text:s/>sin3 transcription regulator family member a, ZNF436 <text:s/>- <text:s/>zinc finger protein 436, VANGL2 <text:s/>- <text:s/>vangl planar cell polarity protein 2, CAMTA1 <text:s/>- <text:s/>calmodulin binding transcription activator 1, FLI1 <text:s/>- <text:s/>fli-1 proto-oncogene, ets transcription factor, ELL2 <text:s/>- <text:s/>elongation factor, rna polymerase ii, 2, PRMT1 <text:s/>- <text:s/>protein arginine methyltransferase 1, BCOR <text:s/>- <text:s/>bcl6 corepressor, CD74 <text:s/>- <text:s/>cd74 molecule, major histocompatibility complex, class ii invariant chain, REL <text:s/>- <text:s/>v-rel avian reticuloendotheliosis viral oncogene homolog, RSF1 <text:s/>- <text:s/>remodeling and spacing factor 1, VEZF1 <text:s/>- <text:s/>vascular endothelial zinc finger 1, ING2 <text:s/>- <text:s/>inhibitor of growth family, member 2, MLLT6 <text:s/>- <text:s/>myeloid/lymphoid or mixed-lineage leukemia (trithorax homolog, drosophila); translocated to, 6, ZNF521 <text:s/>- <text:s/>zinc finger protein 521, FGF18 <text:s/>- <text:s/>fibroblast growth factor 18, SIRT2 <text:s/>- <text:s/>sirtuin 2, FHOD1 <text:s/>- <text:s/>formin homology 2 domain containing 1, MAP3K11 <text:s/>- <text:s/>mitogen-activated protein kinase kinase kinase 11, EBF3 <text:s/>- <text:s/>early b-cell factor 3, FOXJ2 <text:s/>- <text:s/>forkhead box j2, SP2 <text:s/>- <text:s/>sp2 transcription factor, EIF4EBP2 <text:s/>- <text:s/>eukaryotic translation initiation factor 4e binding protein 2, FOXL1 <text:s/>- <text:s/>forkhead box l1, ZDHHC8 <text:s/>- <text:s/>zinc finger, dhhc-type containing 8, EDAR <text:s/>- <text:s/>ectodysplasin a receptor, APLF <text:s/>- <text:s/>aprataxin and pnkp like factor, CCNYL1 <text:s/>- <text:s/>cyclin y-like 1, CSRNP2 <text:s/>- <text:s/>cysteine-serine-rich nuclear protein 2, SENP1 <text:s/>- <text:s/>sumo1/sentrin specific peptidase 1, TET3 <text:s/>- <text:s/>tet methylcytosine dioxygenase 3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SMG6 <text:s/>- <text:s/>smg6 nonsense mediated mrna decay factor, ELF3 <text:s/>- <text:s/>e74-like factor 3 (ets domain transcription factor, epithelial-specific ), AKAP13 <text:s/>- <text:s/>a kinase (prka) anchor protein 13, ELF2 <text:s/>- <text:s/>e74-like factor 2 (ets domain transcription factor), CREB1 <text:s/>- <text:s/>camp responsive element binding protein 1, EIF5A <text:s/>- <text:s/>eukaryotic translation initiation factor 5a, RSPO1 <text:s/>- <text:s/>r-spondin 1, FGR <text:s/>- <text:s/>feline gardner-rasheed sarcoma viral oncogene homolog, MNT <text:s/>- <text:s/>mnt, max dimerization protein, IL6ST <text:s/>- <text:s/>interleukin 6 signal transducer (gp130, oncostatin m receptor), HOXC6 <text:s/>- <text:s/>homeobox c6, HOXC10 <text:s/>- <text:s/>homeobox c10, ARNTL <text:s/>- <text:s/>aryl hydrocarbon receptor nuclear translocator-like, ITGA5 <text:s/>- <text:s/>integrin, alpha 5 (fibronectin receptor, alpha polypeptide), PDE1B <text:s/>- <text:s/>phosphodiesterase 1b, calmodulin-dependent, RNF31 <text:s/>- <text:s/>ring finger protein 31, PSME2 <text:s/>- <text:s/>proteasome (prosome, macropain) activator subunit 2 (pa28 beta), FGF13 <text:s/>- <text:s/>fibroblast growth factor 13, GADD45B <text:s/>- <text:s/>growth arrest and dna-damage-inducible, beta, TRIB1 <text:s/>- <text:s/>tribbles homolog 1 (drosophila), CDC20B <text:s/>- <text:s/>cell division cycle 20b, SUPT16H <text:s/>- <text:s/>suppressor of ty 16 homolog (s. cerevisiae), EEF1A1 <text:s/>- <text:s/>eukaryotic translation elongation factor 1 alpha 1, SQSTM1 <text:s/>- <text:s/>sequestosome 1, DAB2IP <text:s/>- <text:s/>dab2 interacting protein, EGR1 <text:s/>- <text:s/>early growth response 1, GLI1 <text:s/>- <text:s/>gli family zinc finger 1, ZBTB7B <text:s/>- <text:s/>zinc finger and btb domain containing 7b, ADAM8 <text:s/>- <text:s/>adam metallopeptidase domain 8, PTGS2 <text:s/>- <text:s/>prostaglandin-endoperoxide synthase 2 (prostaglandin g/h synthase and cyclooxygenase)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PLXNB2 <text:s/>- <text:s/>plexin b2, FAM129A <text:s/>- <text:s/>family with sequence similarity 129, member a, POU2F1 <text:s/>- <text:s/>pou class 2 homeobox 1, CDKN1B <text:s/>- <text:s/>cyclin-dependent kinase inhibitor 1b (p27, kip1), CXCL10 <text:s/>- <text:s/>chemokine (c-x-c motif) ligand 10, WDTC1 <text:s/>- <text:s/>wd and tetratricopeptide repeats 1, SORBS1 <text:s/>- <text:s/>sorbin and sh3 domain containing 1, RRP8 <text:s/>- <text:s/>ribosomal rna processing 8, methyltransferase, homolog (yeast), PDE2A <text:s/>- <text:s/>phosphodiesterase 2a, cgmp-stimulated, CDC37 <text:s/>- <text:s/>cell division cycle 37, IRF1 <text:s/>- <text:s/>interferon regulatory factor 1, TRAF2 <text:s/>- <text:s/>tnf receptor-associated factor 2, OPTN <text:s/>- <text:s/>optineurin, HCRTR1 <text:s/>- <text:s/>hypocretin (orexin) receptor 1, CHD6 <text:s/>- <text:s/>chromodomain helicase dna binding protein 6, SBNO2 <text:s/>- <text:s/>strawberry notch homolog 2 (drosophila), TRIM67 <text:s/>- <text:s/>tripartite motif containing 67, CAMK2A <text:s/>- <text:s/>calcium/calmodulin-dependent protein kinase ii alpha, WNT10B <text:s/>- <text:s/>wingless-type mmtv integration site family, member 10b, IL23A <text:s/>- <text:s/>interleukin 23, alpha subunit p19, TLE4 <text:s/>- <text:s/>transducin-like enhancer of split 4 (e(sp1) homolog, drosophila), CNOT2 <text:s/>- <text:s/>ccr4-not transcription complex, subunit 2, VSX2 <text:s/>- <text:s/>visual system homeobox 2, LARP6 <text:s/>- <text:s/>la ribonucleoprotein domain family, member 6, CHGA <text:s/>- <text:s/>chromogranin a (parathyroid secretory protein 1), COMMD3 <text:s/>- <text:s/>comm domain containing 3, MLXIP <text:s/>- <text:s/>mlx interacting protein, CHI3L1 <text:s/>- <text:s/>chitinase 3-like 1 (cartilage glycoprotein-39), ZNF319 <text:s/>- <text:s/>zinc finger protein 319, FBLN1 <text:s/>- <text:s/>fibulin 1, MAP4K2 <text:s/>- <text:s/>mitogen-activated protein kinase kinase kinase kinase 2, FOXN4 <text:s/>- <text:s/>forkhead box n4, CTSH <text:s/>- <text:s/>cathepsin h, AKT2 <text:s/>- <text:s/>v-akt murine thymoma viral oncogene homolog 2, UNC119 <text:s/>- <text:s/>unc-119 homolog (c. elegans), PDZD3 <text:s/>- <text:s/>pdz domain containing 3, SKIL <text:s/>- <text:s/>ski-like oncogene, DUSP5 <text:s/>- <text:s/>dual specificity phosphatase 5, ETV6 <text:s/>- <text:s/>ets variant 6, ZMYND15 <text:s/>- <text:s/>zinc finger, mynd-type containing 15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CAMKK1 <text:s/>- <text:s/>calcium/calmodulin-dependent protein kinase kinase 1, alpha, FOXP4 <text:s/>- <text:s/>forkhead box p4, GREM1 <text:s/>- <text:s/>gremlin 1, dan family bmp antagonist, NRG1 <text:s/>- <text:s/>neuregulin 1, EBF4 <text:s/>- <text:s/>early b-cell factor 4, AUTS2 <text:s/>- <text:s/>autism susceptibility candidate 2, TNFAIP3 <text:s/>- <text:s/>tumor necrosis factor, alpha-induced protein 3, MSX1 <text:s/>- <text:s/>msh homeobox 1, EZH1 <text:s/>- <text:s/>enhancer of zeste homolog 1 (drosophila), ZNF641 <text:s/>- <text:s/>zinc finger protein 641, SUV420H2 <text:s/>- <text:s/>suppressor of variegation 4-20 homolog 2 (drosophila), CYLD <text:s/>- <text:s/>cylindromatosis (turban tumor syndrome), DUSP2 <text:s/>- <text:s/>dual specificity phosphatase 2, STK4 <text:s/>- <text:s/>serine/threonine kinase 4, BCL6B <text:s/>- <text:s/>b-cell cll/lymphoma 6, member b, HPCA <text:s/>- <text:s/>hippocalcin, RNF165 <text:s/>- <text:s/>ring finger protein 165, SHC1 <text:s/>- <text:s/>shc (src homology 2 domain containing) transforming protein 1, DLG4 <text:s/>- <text:s/>discs, large homolog 4 (drosophila), ELMSAN1 <text:s/>- <text:s/>elm2 and myb/sant-like domain containing 1, RCOR2 <text:s/>- <text:s/>rest corepressor 2, SHH <text:s/>- <text:s/>sonic hedgehog, BCORL1 <text:s/>- <text:s/>bcl6 corepressor-like 1, HOXC5 <text:s/>- <text:s/>homeobox c5, SP6 <text:s/>- <text:s/>sp6 transcription factor, STAT6 <text:s/>- <text:s/>signal transducer and activator of transcription 6, interleukin-4 induced, LRP4 <text:s/>- <text:s/>low density lipoprotein receptor-related protein 4, DLX4 <text:s/>- <text:s/>distal-less homeobox 4, HOXB9 <text:s/>- <text:s/>homeobox b9, TNFRSF4 <text:s/>- <text:s/>tumor necrosis factor receptor superfamily, member 4, RARB <text:s/>- <text:s/>retinoic acid receptor, beta, NFIC <text:s/>- <text:s/>nuclear factor i/c (ccaat-binding transcription factor), IKZF3 <text:s/>- <text:s/>ikaros family zinc finger 3 (aiolos), NPAS3 <text:s/>- <text:s/>neuronal pas domain protein 3, TNFSF14 <text:s/>- <text:s/>tumor necrosis factor (ligand) superfamily, member 14, KDM1B <text:s/>- <text:s/>lysine (k)-specific demethylase 1b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BL1 <text:s/>- <text:s/>retinoblastoma-like 1 (p107), RAI1 <text:s/>- <text:s/>retinoic acid induced 1, FOXA3 <text:s/>- <text:s/>forkhead box a3, AZIN1 <text:s/>- <text:s/>antizyme inhibitor 1, KCNK2 <text:s/>- <text:s/>potassium channel, subfamily k, member 2, CSF3 <text:s/>- <text:s/>colony stimulating factor 3 (granulocyte), RAPGEF3 <text:s/>- <text:s/>rap guanine nucleotide exchange factor (gef) 3, TGFB1 <text:s/>- <text:s/>transforming growth factor, beta 1, UBTF <text:s/>- <text:s/>upstream binding transcription factor, rna polymerase i, RIPK2 <text:s/>- <text:s/>receptor-interacting serine-threonine kinase 2, HDAC7 <text:s/>- <text:s/>histone deacetylase 7, DNMT3A <text:s/>- <text:s/>dna (cytosine-5-)-methyltransferase 3 alpha, IGFBP5 <text:s/>- <text:s/>insulin-like growth factor binding protein 5, BCL7A <text:s/>- <text:s/>b-cell cll/lymphoma 7a, MAFG <text:s/>- <text:s/>v-maf avian musculoaponeurotic fibrosarcoma oncogene homolog g, MYADM <text:s/>- <text:s/>myeloid-associated differentiation marker, BCL3 <text:s/>- <text:s/>b-cell cll/lymphoma 3, UBE2E1 <text:s/>- <text:s/>ubiquitin-conjugating enzyme e2e 1, PRKCD <text:s/>- <text:s/>protein kinase c, delta, NFAT5 <text:s/>- <text:s/>nuclear factor of activated t-cells 5, tonicity-responsive, IL27 <text:s/>- <text:s/>interleukin 27, KLF10 <text:s/>- <text:s/>kruppel-like factor 10, SMAD7 <text:s/>- <text:s/>smad family member 7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3056</text:p>
          </table:table-cell>
          <table:table-cell office:value-type="string" calcext:value-type="string">
            <text:p>positive regulation of signaling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1291" calcext:value-type="float">
            <text:p>1291</text:p>
          </table:table-cell>
          <table:table-cell office:value-type="float" office:value="440" calcext:value-type="float">
            <text:p>4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BMP2K <text:s/>- <text:s/>bmp2 inducible kinase, SHE <text:s/>- <text:s/>src homology 2 domain containing e, PRRX1 <text:s/>- <text:s/>paired related homeobox 1, BIRC3 <text:s/>- <text:s/>baculoviral iap repeat containing 3, NEK6 <text:s/>- <text:s/>nima-related kinase 6, MAP3K8 <text:s/>- <text:s/>mitogen-activated protein kinase kinase kinase 8, NLGN2 <text:s/>- <text:s/>neuroligin 2, VANGL2 <text:s/>- <text:s/>vangl planar cell polarity protein 2, IL23A <text:s/>- <text:s/>interleukin 23, alpha subunit p19, WNT10B <text:s/>- <text:s/>wingless-type mmtv integration site family, member 10b, SH2B3 <text:s/>- <text:s/>sh2b adaptor protein 3, PRMT1 <text:s/>- <text:s/>protein arginine methyltransferase 1, CD74 <text:s/>- <text:s/>cd74 molecule, major histocompatibility complex, class ii invariant chain, REL <text:s/>- <text:s/>v-rel avian reticuloendotheliosis viral oncogene homolog, ING2 <text:s/>- <text:s/>inhibitor of growth family, member 2, LGALS1 <text:s/>- <text:s/>lectin, galactoside-binding, soluble, 1, FGF18 <text:s/>- <text:s/>fibroblast growth factor 18, SCUBE3 <text:s/>- <text:s/>signal peptide, cub domain, egf-like 3, CHGA <text:s/>- <text:s/>chromogranin a (parathyroid secretory protein 1), MAP3K11 <text:s/>- <text:s/>mitogen-activated protein kinase kinase kinase 11, CHI3L1 <text:s/>- <text:s/>chitinase 3-like 1 (cartilage glycoprotein-39), P2RX3 <text:s/>- <text:s/>purinergic receptor p2x, ligand-gated ion channel, 3, MAP4K2 <text:s/>- <text:s/>mitogen-activated protein kinase kinase kinase kinase 2, CTSH <text:s/>- <text:s/>cathepsin h, DIXDC1 <text:s/>- <text:s/>dix domain containing 1, DUSP5 <text:s/>- <text:s/>dual specificity phosphatase 5, SKIL <text:s/>- <text:s/>ski-like oncogene, FRS2 <text:s/>- <text:s/>fibroblast growth factor receptor substrate 2, EDAR <text:s/>- <text:s/>ectodysplasin a receptor, GREM1 <text:s/>- <text:s/>gremlin 1, dan family bmp antagonist, NRG1 <text:s/>- <text:s/>neuregulin 1, BMP2 <text:s/>- <text:s/>bone morphogenetic protein 2, WNT4 <text:s/>- <text:s/>wingless-type mmtv integration site family, member 4, PFKM <text:s/>- <text:s/>phosphofructokinase, muscle, MSX1 <text:s/>- <text:s/>msh homeobox 1, AKAP13 <text:s/>- <text:s/>a kinase (prka) anchor protein 13, CREB1 <text:s/>- <text:s/>camp responsive element binding protein 1, FGR <text:s/>- <text:s/>feline gardner-rasheed sarcoma viral oncogene homolog, RSPO1 <text:s/>- <text:s/>r-spondin 1, CYLD <text:s/>- <text:s/>cylindromatosis (turban tumor syndrome), IL6ST <text:s/>- <text:s/>interleukin 6 signal transducer (gp130, oncostatin m receptor), STK4 <text:s/>- <text:s/>serine/threonine kinase 4, ARNTL <text:s/>- <text:s/>aryl hydrocarbon receptor nuclear translocator-like, ITGA5 <text:s/>- <text:s/>integrin, alpha 5 (fibronectin receptor, alpha polypeptide), RNF31 <text:s/>- <text:s/>ring finger protein 31, RNF165 <text:s/>- <text:s/>ring finger protein 165, RC3H2 <text:s/>- <text:s/>ring finger and ccch-type domains 2, SHC1 <text:s/>- <text:s/>shc (src homology 2 domain containing) transforming protein 1, DLG4 <text:s/>- <text:s/>discs, large homolog 4 (drosophila), PSME2 <text:s/>- <text:s/>proteasome (prosome, macropain) activator subunit 2 (pa28 beta), GADD45B <text:s/>- <text:s/>growth arrest and dna-damage-inducible, beta, UBD <text:s/>- <text:s/>ubiquitin d, SHH <text:s/>- <text:s/>sonic hedgehog, DAB2IP <text:s/>- <text:s/>dab2 interacting protein, GLI1 <text:s/>- <text:s/>gli family zinc finger 1, HRK <text:s/>- <text:s/>harakiri, bcl2 interacting protein (contains only bh3 domain), ADAM8 <text:s/>- <text:s/>adam metallopeptidase domain 8, TNFSF14 <text:s/>- <text:s/>tumor necrosis factor (ligand) superfamily, member 14, PTGS2 <text:s/>- <text:s/>prostaglandin-endoperoxide synthase 2 (prostaglandin g/h synthase and cyclooxygenase), ZMIZ1 <text:s/>- <text:s/>zinc finger, miz-type containing 1, GRIN2A <text:s/>- <text:s/>glutamate receptor, ionotropic, n-methyl d-aspartate 2a, CSF3 <text:s/>- <text:s/>colony stimulating factor 3 (granulocyte), TGFB1 <text:s/>- <text:s/>transforming growth factor, beta 1, RIPK2 <text:s/>- <text:s/>receptor-interacting serine-threonine kinase 2, CXCL10 <text:s/>- <text:s/>chemokine (c-x-c motif) ligand 10, IGFBP5 <text:s/>- <text:s/>insulin-like growth factor binding protein 5, SORBS1 <text:s/>- <text:s/>sorbin and sh3 domain containing 1, MFNG <text:s/>- <text:s/>mfng o-fucosylpeptide 3-beta-n-acetylglucosaminyltransferase, TRAF2 <text:s/>- <text:s/>tnf receptor-associated factor 2, PRKCD <text:s/>- <text:s/>protein kinase c, delta, SHOC2 <text:s/>- <text:s/>soc-2 suppressor of clear homolog (c. elegans)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24</text:p>
          </table:table-cell>
          <table:table-cell office:value-type="string" calcext:value-type="string">
            <text:p>positive regulation of neutrophil migration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9.4" calcext:value-type="float">
            <text:p>9.4</text:p>
          </table:table-cell>
          <table:table-cell office:value-type="float" office:value="13954" calcext:value-type="float">
            <text:p>13954</text:p>
          </table:table-cell>
          <table:table-cell office:value-type="float" office:value="27" calcext:value-type="float">
            <text:p>27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D74 <text:s/>- <text:s/>cd74 molecule, major histocompatibility complex, class ii invariant chain, CXCL5 <text:s/>- <text:s/>chemokine (c-x-c motif) ligand 5, ADAM8 <text:s/>- <text:s/>adam metallopeptidase domain 8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1</text:p>
          </table:table-cell>
          <table:table-cell office:value-type="string" calcext:value-type="string">
            <text:p>positive regulation of biosynthetic process</text:p>
          </table:table-cell>
          <table:table-cell office:value-type="float" office:value="0.00000123" calcext:value-type="float">
            <text:p>0.00000123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1.7" calcext:value-type="float">
            <text:p>1.7</text:p>
          </table:table-cell>
          <table:table-cell office:value-type="float" office:value="13954" calcext:value-type="float">
            <text:p>13954</text:p>
          </table:table-cell>
          <table:table-cell office:value-type="float" office:value="1493" calcext:value-type="float">
            <text:p>1493</text:p>
          </table:table-cell>
          <table:table-cell office:value-type="float" office:value="440" calcext:value-type="float">
            <text:p>4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IL23A <text:s/>- <text:s/>interleukin 23, alpha subunit p19, WNT10B <text:s/>- <text:s/>wingless-type mmtv integration site family, member 10b, FLI1 <text:s/>- <text:s/>fli-1 proto-oncogene, ets transcription factor, PRMT1 <text:s/>- <text:s/>protein arginine methyltransferase 1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FHOD1 <text:s/>- <text:s/>formin homology 2 domain containing 1, FOXN4 <text:s/>- <text:s/>forkhead box n4, EBF3 <text:s/>- <text:s/>early b-cell factor 3, FOXJ2 <text:s/>- <text:s/>forkhead box j2, AKT2 <text:s/>- <text:s/>v-akt murine thymoma viral oncogene homolog 2, ETV6 <text:s/>- <text:s/>ets variant 6, NFKB2 <text:s/>- <text:s/>nuclear factor of kappa light polypeptide gene enhancer in b-cells 2 (p49/p100), IRF2BPL <text:s/>- <text:s/>interferon regulatory factor 2 binding protein-like, NFIX <text:s/>- <text:s/>nuclear factor i/x (ccaat-binding transcription factor), CCDC3 <text:s/>- <text:s/>coiled-coil domain containing 3, CSRNP2 <text:s/>- <text:s/>cysteine-serine-rich nuclear protein 2, SENP1 <text:s/>- <text:s/>sumo1/sentrin specific peptidase 1, GPBP1 <text:s/>- <text:s/>gc-rich promoter binding protein 1, TET3 <text:s/>- <text:s/>tet methylcytosine dioxygenase 3, GREM1 <text:s/>- <text:s/>gremlin 1, dan family bmp antagonist, NRG1 <text:s/>- <text:s/>neuregulin 1, BMP2 <text:s/>- <text:s/>bone morphogenetic protein 2, WNT4 <text:s/>- <text:s/>wingless-type mmtv integration site family, member 4, AUTS2 <text:s/>- <text:s/>autism susceptibility candidate 2, EZH1 <text:s/>- <text:s/>enhancer of zeste homolog 1 (drosophila), MSX1 <text:s/>- <text:s/>msh homeobox 1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HOXC10 <text:s/>- <text:s/>homeobox c10, ARNTL <text:s/>- <text:s/>aryl hydrocarbon receptor nuclear translocator-like, HPCA <text:s/>- <text:s/>hippocalcin, SHC1 <text:s/>- <text:s/>shc (src homology 2 domain containing) transforming protein 1, SHH <text:s/>- <text:s/>sonic hedgehog, SUPT16H <text:s/>- <text:s/>suppressor of ty 16 homolog (s. cerevisiae), SQSTM1 <text:s/>- <text:s/>sequestosome 1, HOXB9 <text:s/>- <text:s/>homeobox b9, STAT6 <text:s/>- <text:s/>signal transducer and activator of transcription 6, interleukin-4 induced, DAB2IP <text:s/>- <text:s/>dab2 interacting protein, EGR1 <text:s/>- <text:s/>early growth response 1, GLI1 <text:s/>- <text:s/>gli family zinc finger 1, RARB <text:s/>- <text:s/>retinoic acid receptor, beta, NFIC <text:s/>- <text:s/>nuclear factor i/c (ccaat-binding transcription factor), IKZF3 <text:s/>- <text:s/>ikaros family zinc finger 3 (aiolos), NPAS3 <text:s/>- <text:s/>neuronal pas domain protein 3, ZBTB7B <text:s/>- <text:s/>zinc finger and btb domain containing 7b, PTGS2 <text:s/>- <text:s/>prostaglandin-endoperoxide synthase 2 (prostaglandin g/h synthase and cyclooxygenase)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HOG <text:s/>- <text:s/>ras homolog family member g, RBL1 <text:s/>- <text:s/>retinoblastoma-like 1 (p107), FOXA3 <text:s/>- <text:s/>forkhead box a3, RAI1 <text:s/>- <text:s/>retinoic acid induced 1, CSF3 <text:s/>- <text:s/>colony stimulating factor 3 (granulocyte), CDK8 <text:s/>- <text:s/>cyclin-dependent kinase 8, TGFB1 <text:s/>- <text:s/>transforming growth factor, beta 1, FAM129A <text:s/>- <text:s/>family with sequence similarity 129, member a, UBTF <text:s/>- <text:s/>upstream binding transcription factor, rna polymerase i, RIPK2 <text:s/>- <text:s/>receptor-interacting serine-threonine kinase 2, POU2F1 <text:s/>- <text:s/>pou class 2 homeobox 1, CXCL10 <text:s/>- <text:s/>chemokine (c-x-c motif) ligand 10, SORBS1 <text:s/>- <text:s/>sorbin and sh3 domain containing 1, BCL3 <text:s/>- <text:s/>b-cell cll/lymphoma 3, IRF1 <text:s/>- <text:s/>interferon regulatory factor 1, PRKCD <text:s/>- <text:s/>protein kinase c, delta, NFAT5 <text:s/>- <text:s/>nuclear factor of activated t-cells 5, tonicity-responsive, IL27 <text:s/>- <text:s/>interleukin 27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3</text:p>
          </table:table-cell>
          <table:table-cell office:value-type="string" calcext:value-type="string">
            <text:p>negative regulation of RNA metabolic process</text:p>
          </table:table-cell>
          <table:table-cell office:value-type="float" office:value="0.00000124" calcext:value-type="float">
            <text:p>0.00000124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1.91" calcext:value-type="float">
            <text:p>1.91</text:p>
          </table:table-cell>
          <table:table-cell office:value-type="float" office:value="13954" calcext:value-type="float">
            <text:p>13954</text:p>
          </table:table-cell>
          <table:table-cell office:value-type="float" office:value="961" calcext:value-type="float">
            <text:p>961</text:p>
          </table:table-cell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SBNO2 <text:s/>- <text:s/>strawberry notch homolog 2 (drosophila), PRRX1 <text:s/>- <text:s/>paired related homeobox 1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SP2 <text:s/>- <text:s/>sp2 transcription factor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CBX2 <text:s/>- <text:s/>chromobox homolog 2, BMI1 <text:s/>- <text:s/>bmi1 polycomb ring finger oncogene, GREM1 <text:s/>- <text:s/>gremlin 1, dan family bmp antagonist, WNT4 <text:s/>- <text:s/>wingless-type mmtv integration site family, member 4, NRG1 <text:s/>- <text:s/>neuregulin 1, BMP2 <text:s/>- <text:s/>bone morphogenetic protein 2, ELF3 <text:s/>- <text:s/>e74-like factor 3 (ets domain transcription factor, epithelial-specific ), MSX1 <text:s/>- <text:s/>msh homeobox 1, CREB1 <text:s/>- <text:s/>camp responsive element binding protein 1, MNT <text:s/>- <text:s/>mnt, max dimerization protein, HOXC6 <text:s/>- <text:s/>homeobox c6, BCL6B <text:s/>- <text:s/>b-cell cll/lymphoma 6, member b, ARNTL <text:s/>- <text:s/>aryl hydrocarbon receptor nuclear translocator-like, SHC1 <text:s/>- <text:s/>shc (src homology 2 domain containing) transforming protein 1, RCOR2 <text:s/>- <text:s/>rest corepressor 2, SHH <text:s/>- <text:s/>sonic hedgehog, SQSTM1 <text:s/>- <text:s/>sequestosome 1, STAT6 <text:s/>- <text:s/>signal transducer and activator of transcription 6, interleukin-4 induced, DLX4 <text:s/>- <text:s/>distal-less homeobox 4, EGR1 <text:s/>- <text:s/>early growth response 1, TNFRSF4 <text:s/>- <text:s/>tumor necrosis factor receptor superfamily, member 4, DAB2IP <text:s/>- <text:s/>dab2 interacting protein, RARB <text:s/>- <text:s/>retinoic acid receptor, beta, NFIC <text:s/>- <text:s/>nuclear factor i/c (ccaat-binding transcription factor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TGFB1 <text:s/>- <text:s/>transforming growth factor, beta 1, HDAC7 <text:s/>- <text:s/>histone deacetylase 7, CDKN1B <text:s/>- <text:s/>cyclin-dependent kinase inhibitor 1b (p27, kip1), POU2F1 <text:s/>- <text:s/>pou class 2 homeobox 1, DNMT3A <text:s/>- <text:s/>dna (cytosine-5-)-methyltransferase 3 alpha, WDTC1 <text:s/>- <text:s/>wd and tetratricopeptide repeats 1, BCL7A <text:s/>- <text:s/>b-cell cll/lymphoma 7a, RRP8 <text:s/>- <text:s/>ribosomal rna processing 8, methyltransferase, homolog (yeast), IRF1 <text:s/>- <text:s/>interferon regulatory factor 1, PDE2A <text:s/>- <text:s/>phosphodiesterase 2a, cgmp-stimulated, BCL3 <text:s/>- <text:s/>b-cell cll/lymphoma 3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8</text:p>
          </table:table-cell>
          <table:table-cell office:value-type="string" calcext:value-type="string">
            <text:p>positive regulation of cellular biosynthetic process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1.7" calcext:value-type="float">
            <text:p>1.7</text:p>
          </table:table-cell>
          <table:table-cell office:value-type="float" office:value="13954" calcext:value-type="float">
            <text:p>13954</text:p>
          </table:table-cell>
          <table:table-cell office:value-type="float" office:value="1470" calcext:value-type="float">
            <text:p>1470</text:p>
          </table:table-cell>
          <table:table-cell office:value-type="float" office:value="440" calcext:value-type="float">
            <text:p>44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IL23A <text:s/>- <text:s/>interleukin 23, alpha subunit p19, WNT10B <text:s/>- <text:s/>wingless-type mmtv integration site family, member 10b, FLI1 <text:s/>- <text:s/>fli-1 proto-oncogene, ets transcription factor, PRMT1 <text:s/>- <text:s/>protein arginine methyltransferase 1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FHOD1 <text:s/>- <text:s/>formin homology 2 domain containing 1, FOXN4 <text:s/>- <text:s/>forkhead box n4, EBF3 <text:s/>- <text:s/>early b-cell factor 3, FOXJ2 <text:s/>- <text:s/>forkhead box j2, AKT2 <text:s/>- <text:s/>v-akt murine thymoma viral oncogene homolog 2, ETV6 <text:s/>- <text:s/>ets variant 6, NFKB2 <text:s/>- <text:s/>nuclear factor of kappa light polypeptide gene enhancer in b-cells 2 (p49/p100), IRF2BPL <text:s/>- <text:s/>interferon regulatory factor 2 binding protein-like, NFIX <text:s/>- <text:s/>nuclear factor i/x (ccaat-binding transcription factor), SENP1 <text:s/>- <text:s/>sumo1/sentrin specific peptidase 1, CSRNP2 <text:s/>- <text:s/>cysteine-serine-rich nuclear protein 2, GPBP1 <text:s/>- <text:s/>gc-rich promoter binding protein 1, TET3 <text:s/>- <text:s/>tet methylcytosine dioxygenase 3, GREM1 <text:s/>- <text:s/>gremlin 1, dan family bmp antagonist, NRG1 <text:s/>- <text:s/>neuregulin 1, BMP2 <text:s/>- <text:s/>bone morphogenetic protein 2, WNT4 <text:s/>- <text:s/>wingless-type mmtv integration site family, member 4, AUTS2 <text:s/>- <text:s/>autism susceptibility candidate 2, MSX1 <text:s/>- <text:s/>msh homeobox 1, EZH1 <text:s/>- <text:s/>enhancer of zeste homolog 1 (drosophila)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HOXC10 <text:s/>- <text:s/>homeobox c10, ARNTL <text:s/>- <text:s/>aryl hydrocarbon receptor nuclear translocator-like, HPCA <text:s/>- <text:s/>hippocalcin, SHC1 <text:s/>- <text:s/>shc (src homology 2 domain containing) transforming protein 1, SHH <text:s/>- <text:s/>sonic hedgehog, SUPT16H <text:s/>- <text:s/>suppressor of ty 16 homolog (s. cerevisiae), SQSTM1 <text:s/>- <text:s/>sequestosome 1, HOXB9 <text:s/>- <text:s/>homeobox b9, STAT6 <text:s/>- <text:s/>signal transducer and activator of transcription 6, interleukin-4 induced, DAB2IP <text:s/>- <text:s/>dab2 interacting protein, EGR1 <text:s/>- <text:s/>early growth response 1, GLI1 <text:s/>- <text:s/>gli family zinc finger 1, RARB <text:s/>- <text:s/>retinoic acid receptor, beta, NFIC <text:s/>- <text:s/>nuclear factor i/c (ccaat-binding transcription factor), IKZF3 <text:s/>- <text:s/>ikaros family zinc finger 3 (aiolos), NPAS3 <text:s/>- <text:s/>neuronal pas domain protein 3, ZBTB7B <text:s/>- <text:s/>zinc finger and btb domain containing 7b, PTGS2 <text:s/>- <text:s/>prostaglandin-endoperoxide synthase 2 (prostaglandin g/h synthase and cyclooxygenase)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HOG <text:s/>- <text:s/>ras homolog family member g, RBL1 <text:s/>- <text:s/>retinoblastoma-like 1 (p107), FOXA3 <text:s/>- <text:s/>forkhead box a3, RAI1 <text:s/>- <text:s/>retinoic acid induced 1, CSF3 <text:s/>- <text:s/>colony stimulating factor 3 (granulocyte), CDK8 <text:s/>- <text:s/>cyclin-dependent kinase 8, TGFB1 <text:s/>- <text:s/>transforming growth factor, beta 1, FAM129A <text:s/>- <text:s/>family with sequence similarity 129, member a, UBTF <text:s/>- <text:s/>upstream binding transcription factor, rna polymerase i, RIPK2 <text:s/>- <text:s/>receptor-interacting serine-threonine kinase 2, POU2F1 <text:s/>- <text:s/>pou class 2 homeobox 1, CXCL10 <text:s/>- <text:s/>chemokine (c-x-c motif) ligand 10, SORBS1 <text:s/>- <text:s/>sorbin and sh3 domain containing 1, BCL3 <text:s/>- <text:s/>b-cell cll/lymphoma 3, IRF1 <text:s/>- <text:s/>interferon regulatory factor 1, PRKCD <text:s/>- <text:s/>protein kinase c, delta, NFAT5 <text:s/>- <text:s/>nuclear factor of activated t-cells 5, tonicity-responsive, IL27 <text:s/>- <text:s/>interleukin 27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6</text:p>
          </table:table-cell>
          <table:table-cell office:value-type="string" calcext:value-type="string">
            <text:p>regulation of cellular biosynthetic process</text:p>
          </table:table-cell>
          <table:table-cell office:value-type="float" office:value="0.00000169" calcext:value-type="float">
            <text:p>0.00000169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1.41" calcext:value-type="float">
            <text:p>1.41</text:p>
          </table:table-cell>
          <table:table-cell office:value-type="float" office:value="13954" calcext:value-type="float">
            <text:p>13954</text:p>
          </table:table-cell>
          <table:table-cell office:value-type="float" office:value="3305" calcext:value-type="float">
            <text:p>3305</text:p>
          </table:table-cell>
          <table:table-cell office:value-type="float" office:value="440" calcext:value-type="float">
            <text:p>44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PRRX1 <text:s/>- <text:s/>paired related homeobox 1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ELL2 <text:s/>- <text:s/>elongation factor, rna polymerase ii, 2, PRMT1 <text:s/>- <text:s/>protein arginine methyltransferase 1, BCOR <text:s/>- <text:s/>bcl6 corepressor, CD74 <text:s/>- <text:s/>cd74 molecule, major histocompatibility complex, class ii invariant chain, REL <text:s/>- <text:s/>v-rel avian reticuloendotheliosis viral oncogene homolog, RSF1 <text:s/>- <text:s/>remodeling and spacing factor 1, VEZF1 <text:s/>- <text:s/>vascular endothelial zinc finger 1, ING2 <text:s/>- <text:s/>inhibitor of growth family, member 2, MLLT6 <text:s/>- <text:s/>myeloid/lymphoid or mixed-lineage leukemia (trithorax homolog, drosophila); translocated to, 6, ZNF521 <text:s/>- <text:s/>zinc finger protein 521, SIRT2 <text:s/>- <text:s/>sirtuin 2, FHOD1 <text:s/>- <text:s/>formin homology 2 domain containing 1, EBF3 <text:s/>- <text:s/>early b-cell factor 3, FOXJ2 <text:s/>- <text:s/>forkhead box j2, SP2 <text:s/>- <text:s/>sp2 transcription factor, EIF4EBP2 <text:s/>- <text:s/>eukaryotic translation initiation factor 4e binding protein 2, FOXL1 <text:s/>- <text:s/>forkhead box l1, CSRNP2 <text:s/>- <text:s/>cysteine-serine-rich nuclear protein 2, TET3 <text:s/>- <text:s/>tet methylcytosine dioxygenase 3, SENP1 <text:s/>- <text:s/>sumo1/sentrin specific peptidase 1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SMG6 <text:s/>- <text:s/>smg6 nonsense mediated mrna decay factor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MNT <text:s/>- <text:s/>mnt, max dimerization protein, HOXC6 <text:s/>- <text:s/>homeobox c6, HOXC10 <text:s/>- <text:s/>homeobox c10, ARNTL <text:s/>- <text:s/>aryl hydrocarbon receptor nuclear translocator-like, RNF31 <text:s/>- <text:s/>ring finger protein 31, PSME2 <text:s/>- <text:s/>proteasome (prosome, macropain) activator subunit 2 (pa28 beta), TRIB1 <text:s/>- <text:s/>tribbles homolog 1 (drosophila), SUPT16H <text:s/>- <text:s/>suppressor of ty 16 homolog (s. cerevisiae), EEF1A1 <text:s/>- <text:s/>eukaryotic translation elongation factor 1 alpha 1, SQSTM1 <text:s/>- <text:s/>sequestosome 1, EGR1 <text:s/>- <text:s/>early growth response 1, GLI1 <text:s/>- <text:s/>gli family zinc finger 1, DAB2IP <text:s/>- <text:s/>dab2 interacting protein, ADAM8 <text:s/>- <text:s/>adam metallopeptidase domain 8, ZBTB7B <text:s/>- <text:s/>zinc finger and btb domain containing 7b, PTGS2 <text:s/>- <text:s/>prostaglandin-endoperoxide synthase 2 (prostaglandin g/h synthase and cyclooxygenase)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FAM129A <text:s/>- <text:s/>family with sequence similarity 129, member a, CDKN1B <text:s/>- <text:s/>cyclin-dependent kinase inhibitor 1b (p27, kip1), POU2F1 <text:s/>- <text:s/>pou class 2 homeobox 1, CXCL10 <text:s/>- <text:s/>chemokine (c-x-c motif) ligand 10, WDTC1 <text:s/>- <text:s/>wd and tetratricopeptide repeats 1, SORBS1 <text:s/>- <text:s/>sorbin and sh3 domain containing 1, RRP8 <text:s/>- <text:s/>ribosomal rna processing 8, methyltransferase, homolog (yeast), PDE2A <text:s/>- <text:s/>phosphodiesterase 2a, cgmp-stimulated, IRF1 <text:s/>- <text:s/>interferon regulatory factor 1, TRAF2 <text:s/>- <text:s/>tnf receptor-associated factor 2, CHD6 <text:s/>- <text:s/>chromodomain helicase dna binding protein 6, SBNO2 <text:s/>- <text:s/>strawberry notch homolog 2 (drosophila), CAMK2A <text:s/>- <text:s/>calcium/calmodulin-dependent protein kinase ii alpha, WNT10B <text:s/>- <text:s/>wingless-type mmtv integration site family, member 10b, IL23A <text:s/>- <text:s/>interleukin 23, alpha subunit p19, TLE4 <text:s/>- <text:s/>transducin-like enhancer of split 4 (e(sp1) homolog, drosophila), CNOT2 <text:s/>- <text:s/>ccr4-not transcription complex, subunit 2, VSX2 <text:s/>- <text:s/>visual system homeobox 2, LARP6 <text:s/>- <text:s/>la ribonucleoprotein domain family, member 6, COMMD3 <text:s/>- <text:s/>comm domain containing 3, MLXIP <text:s/>- <text:s/>mlx interacting protein, ZNF319 <text:s/>- <text:s/>zinc finger protein 319, FOXN4 <text:s/>- <text:s/>forkhead box n4, AKT2 <text:s/>- <text:s/>v-akt murine thymoma viral oncogene homolog 2, PDZD3 <text:s/>- <text:s/>pdz domain containing 3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FOXP4 <text:s/>- <text:s/>forkhead box p4, GREM1 <text:s/>- <text:s/>gremlin 1, dan family bmp antagonist, NRG1 <text:s/>- <text:s/>neuregulin 1, EBF4 <text:s/>- <text:s/>early b-cell factor 4, AUTS2 <text:s/>- <text:s/>autism susceptibility candidate 2, TNFAIP3 <text:s/>- <text:s/>tumor necrosis factor, alpha-induced protein 3, EZH1 <text:s/>- <text:s/>enhancer of zeste homolog 1 (drosophila), MSX1 <text:s/>- <text:s/>msh homeobox 1, ZNF641 <text:s/>- <text:s/>zinc finger protein 641, SUV420H2 <text:s/>- <text:s/>suppressor of variegation 4-20 homolog 2 (drosophila), CYLD <text:s/>- <text:s/>cylindromatosis (turban tumor syndrome), BCL6B <text:s/>- <text:s/>b-cell cll/lymphoma 6, member b, HPCA <text:s/>- <text:s/>hippocalcin, RNF165 <text:s/>- <text:s/>ring finger protein 165, SHC1 <text:s/>- <text:s/>shc (src homology 2 domain containing) transforming protein 1, ELMSAN1 <text:s/>- <text:s/>elm2 and myb/sant-like domain containing 1, RCOR2 <text:s/>- <text:s/>rest corepressor 2, SHH <text:s/>- <text:s/>sonic hedgehog, BCORL1 <text:s/>- <text:s/>bcl6 corepressor-like 1, HOXC5 <text:s/>- <text:s/>homeobox c5, SP6 <text:s/>- <text:s/>sp6 transcription factor, STAT6 <text:s/>- <text:s/>signal transducer and activator of transcription 6, interleukin-4 induced, DLX4 <text:s/>- <text:s/>distal-less homeobox 4, HOXB9 <text:s/>- <text:s/>homeobox b9, LRP4 <text:s/>- <text:s/>low density lipoprotein receptor-related protein 4, TNFRSF4 <text:s/>- <text:s/>tumor necrosis factor receptor superfamily, member 4, RARB <text:s/>- <text:s/>retinoic acid receptor, beta, IKZF3 <text:s/>- <text:s/>ikaros family zinc finger 3 (aiolos), NFIC <text:s/>- <text:s/>nuclear factor i/c (ccaat-binding transcription factor), NPAS3 <text:s/>- <text:s/>neuronal pas domain protein 3, KDM1B <text:s/>- <text:s/>lysine (k)-specific demethylase 1b, AAMDC <text:s/>- <text:s/>adipogenesis associated, mth938 domain containing, NFATC2 <text:s/>- <text:s/>nuclear factor of activated t-cells, cytoplasmic, calcineurin-dependent 2, ZMIZ1 <text:s/>- <text:s/>zinc finger, miz-type containing 1, RARA <text:s/>- <text:s/>retinoic acid receptor, alpha, RBL1 <text:s/>- <text:s/>retinoblastoma-like 1 (p107), RAI1 <text:s/>- <text:s/>retinoic acid induced 1, FOXA3 <text:s/>- <text:s/>forkhead box a3, CSF3 <text:s/>- <text:s/>colony stimulating factor 3 (granulocyte), KCNK2 <text:s/>- <text:s/>potassium channel, subfamily k, member 2, TGFB1 <text:s/>- <text:s/>transforming growth factor, beta 1, UBTF <text:s/>- <text:s/>upstream binding transcription factor, rna polymerase i, RIPK2 <text:s/>- <text:s/>receptor-interacting serine-threonine kinase 2, HDAC7 <text:s/>- <text:s/>histone deacetylase 7, DNMT3A <text:s/>- <text:s/>dna (cytosine-5-)-methyltransferase 3 alpha, IGFBP5 <text:s/>- <text:s/>insulin-like growth factor binding protein 5, BCL7A <text:s/>- <text:s/>b-cell cll/lymphoma 7a, MAFG <text:s/>- <text:s/>v-maf avian musculoaponeurotic fibrosarcoma oncogene homolog g, BCL3 <text:s/>- <text:s/>b-cell cll/lymphoma 3, NFAT5 <text:s/>- <text:s/>nuclear factor of activated t-cells 5, tonicity-responsive, PRKCD <text:s/>- <text:s/>protein kinase c, delta, IL27 <text:s/>- <text:s/>interleukin 27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1</text:p>
          </table:table-cell>
          <table:table-cell office:value-type="string" calcext:value-type="string">
            <text:p>positive regulation of lymphocyte activation</text:p>
          </table:table-cell>
          <table:table-cell office:value-type="float" office:value="0.00000172" calcext:value-type="float">
            <text:p>0.00000172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3.41" calcext:value-type="float">
            <text:p>3.41</text:p>
          </table:table-cell>
          <table:table-cell office:value-type="float" office:value="13954" calcext:value-type="float">
            <text:p>13954</text:p>
          </table:table-cell>
          <table:table-cell office:value-type="float" office:value="186" calcext:value-type="float">
            <text:p>186</text:p>
          </table:table-cell>
          <table:table-cell office:value-type="float" office:value="440" calcext:value-type="float">
            <text:p>4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TGFB1 <text:s/>- <text:s/>transforming growth factor, beta 1, CD83 <text:s/>- <text:s/>cd83 molecule, MAP3K8 <text:s/>- <text:s/>mitogen-activated protein kinase kinase kinase 8, SHH <text:s/>- <text:s/>sonic hedgehog, RIPK2 <text:s/>- <text:s/>receptor-interacting serine-threonine kinase 2, FAM49B <text:s/>- <text:s/>family with sequence similarity 49, member b, STAT6 <text:s/>- <text:s/>signal transducer and activator of transcription 6, interleukin-4 induced, ATP11C <text:s/>- <text:s/>atpase, class vi, type 11c, IL23A <text:s/>- <text:s/>interleukin 23, alpha subunit p19, TNFRSF4 <text:s/>- <text:s/>tumor necrosis factor receptor superfamily, member 4, CD74 <text:s/>- <text:s/>cd74 molecule, major histocompatibility complex, class ii invariant chain, ADAM8 <text:s/>- <text:s/>adam metallopeptidase domain 8, TNFSF14 <text:s/>- <text:s/>tumor necrosis factor (ligand) superfamily, member 14, TRAF2 <text:s/>- <text:s/>tnf receptor-associated factor 2, LGALS1 <text:s/>- <text:s/>lectin, galactoside-binding, soluble, 1, NFATC2 <text:s/>- <text:s/>nuclear factor of activated t-cells, cytoplasmic, calcineurin-dependent 2, CYLD <text:s/>- <text:s/>cylindromatosis (turban tumor syndrome), IL6ST <text:s/>- <text:s/>interleukin 6 signal transducer (gp130, oncostatin m receptor), RARA <text:s/>- <text:s/>retinoic acid receptor, alpha, ZMIZ1 <text:s/>- <text:s/>zinc finger, miz-type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3157</text:p>
          </table:table-cell>
          <table:table-cell office:value-type="string" calcext:value-type="string">
            <text:p>regulation of intracellular protein transport</text:p>
          </table:table-cell>
          <table:table-cell office:value-type="float" office:value="0.00000186" calcext:value-type="float">
            <text:p>0.00000186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2.76" calcext:value-type="float">
            <text:p>2.76</text:p>
          </table:table-cell>
          <table:table-cell office:value-type="float" office:value="13954" calcext:value-type="float">
            <text:p>13954</text:p>
          </table:table-cell>
          <table:table-cell office:value-type="float" office:value="310" calcext:value-type="float">
            <text:p>310</text:p>
          </table:table-cell>
          <table:table-cell office:value-type="float" office:value="440" calcext:value-type="float">
            <text:p>4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HPCA <text:s/>- <text:s/>hippocalcin, RNF31 <text:s/>- <text:s/>ring finger protein 31, YOD1 <text:s/>- <text:s/>yod1 deubiquitinase, RANGAP1 <text:s/>- <text:s/>ran gtpase activating protein 1, SHH <text:s/>- <text:s/>sonic hedgehog, DAB2IP <text:s/>- <text:s/>dab2 interacting protein, IL23A <text:s/>- <text:s/>interleukin 23, alpha subunit p19, TNFSF14 <text:s/>- <text:s/>tumor necrosis factor (ligand) superfamily, member 14, KCNN3 <text:s/>- <text:s/>potassium intermediate/small conductance calcium-activated channel, subfamily n, member 3, FAM65A <text:s/>- <text:s/>family with sequence similarity 65, member a, PTGS2 <text:s/>- <text:s/>prostaglandin-endoperoxide synthase 2 (prostaglandin g/h synthase and cyclooxygenase), KCNJ11 <text:s/>- <text:s/>potassium inwardly-rectifying channel, subfamily j, member 11, CSF3 <text:s/>- <text:s/>colony stimulating factor 3 (granulocyte), AKT2 <text:s/>- <text:s/>v-akt murine thymoma viral oncogene homolog 2, RAPGEF3 <text:s/>- <text:s/>rap guanine nucleotide exchange factor (gef) 3, TGFB1 <text:s/>- <text:s/>transforming growth factor, beta 1, ZDHHC8 <text:s/>- <text:s/>zinc finger, dhhc-type containing 8, G3BP2 <text:s/>- <text:s/>gtpase activating protein (sh3 domain) binding protein 2, EDAR <text:s/>- <text:s/>ectodysplasin a receptor, LCP1 <text:s/>- <text:s/>lymphocyte cytosolic protein 1 (l-plastin), NFKBIE <text:s/>- <text:s/>nuclear factor of kappa light polypeptide gene enhancer in b-cells inhibitor, epsilon, GREM1 <text:s/>- <text:s/>gremlin 1, dan family bmp antagonist, BCL3 <text:s/>- <text:s/>b-cell cll/lymphoma 3, NRG1 <text:s/>- <text:s/>neuregulin 1, PDE2A <text:s/>- <text:s/>phosphodiesterase 2a, cgmp-stimulated, PRKCD <text:s/>- <text:s/>protein kinase c, delta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89</text:p>
          </table:table-cell>
          <table:table-cell office:value-type="string" calcext:value-type="string">
            <text:p>regulation of biosynthetic process</text:p>
          </table:table-cell>
          <table:table-cell office:value-type="float" office:value="0.00000204" calcext:value-type="float">
            <text:p>0.00000204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440" calcext:value-type="float">
            <text:p>4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PRRX1 <text:s/>- <text:s/>paired related homeobox 1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ELL2 <text:s/>- <text:s/>elongation factor, rna polymerase ii, 2, PRMT1 <text:s/>- <text:s/>protein arginine methyltransferase 1, BCOR <text:s/>- <text:s/>bcl6 corepressor, CD74 <text:s/>- <text:s/>cd74 molecule, major histocompatibility complex, class ii invariant chain, REL <text:s/>- <text:s/>v-rel avian reticuloendotheliosis viral oncogene homolog, RSF1 <text:s/>- <text:s/>remodeling and spacing factor 1, VEZF1 <text:s/>- <text:s/>vascular endothelial zinc finger 1, ING2 <text:s/>- <text:s/>inhibitor of growth family, member 2, MLLT6 <text:s/>- <text:s/>myeloid/lymphoid or mixed-lineage leukemia (trithorax homolog, drosophila); translocated to, 6, ZNF521 <text:s/>- <text:s/>zinc finger protein 521, SIRT2 <text:s/>- <text:s/>sirtuin 2, FHOD1 <text:s/>- <text:s/>formin homology 2 domain containing 1, EBF3 <text:s/>- <text:s/>early b-cell factor 3, FOXJ2 <text:s/>- <text:s/>forkhead box j2, SP2 <text:s/>- <text:s/>sp2 transcription factor, EIF4EBP2 <text:s/>- <text:s/>eukaryotic translation initiation factor 4e binding protein 2, FOXL1 <text:s/>- <text:s/>forkhead box l1, CSRNP2 <text:s/>- <text:s/>cysteine-serine-rich nuclear protein 2, TET3 <text:s/>- <text:s/>tet methylcytosine dioxygenase 3, SENP1 <text:s/>- <text:s/>sumo1/sentrin specific peptidase 1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SMG6 <text:s/>- <text:s/>smg6 nonsense mediated mrna decay factor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MNT <text:s/>- <text:s/>mnt, max dimerization protein, HOXC6 <text:s/>- <text:s/>homeobox c6, HOXC10 <text:s/>- <text:s/>homeobox c10, ARNTL <text:s/>- <text:s/>aryl hydrocarbon receptor nuclear translocator-like, RNF31 <text:s/>- <text:s/>ring finger protein 31, PSME2 <text:s/>- <text:s/>proteasome (prosome, macropain) activator subunit 2 (pa28 beta), TRIB1 <text:s/>- <text:s/>tribbles homolog 1 (drosophila), SUPT16H <text:s/>- <text:s/>suppressor of ty 16 homolog (s. cerevisiae), EEF1A1 <text:s/>- <text:s/>eukaryotic translation elongation factor 1 alpha 1, SQSTM1 <text:s/>- <text:s/>sequestosome 1, EGR1 <text:s/>- <text:s/>early growth response 1, GLI1 <text:s/>- <text:s/>gli family zinc finger 1, DAB2IP <text:s/>- <text:s/>dab2 interacting protein, ADAM8 <text:s/>- <text:s/>adam metallopeptidase domain 8, ZBTB7B <text:s/>- <text:s/>zinc finger and btb domain containing 7b, PTGS2 <text:s/>- <text:s/>prostaglandin-endoperoxide synthase 2 (prostaglandin g/h synthase and cyclooxygenase)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FAM129A <text:s/>- <text:s/>family with sequence similarity 129, member a, CDKN1B <text:s/>- <text:s/>cyclin-dependent kinase inhibitor 1b (p27, kip1), POU2F1 <text:s/>- <text:s/>pou class 2 homeobox 1, CXCL10 <text:s/>- <text:s/>chemokine (c-x-c motif) ligand 10, WDTC1 <text:s/>- <text:s/>wd and tetratricopeptide repeats 1, SORBS1 <text:s/>- <text:s/>sorbin and sh3 domain containing 1, RRP8 <text:s/>- <text:s/>ribosomal rna processing 8, methyltransferase, homolog (yeast), PDE2A <text:s/>- <text:s/>phosphodiesterase 2a, cgmp-stimulated, IRF1 <text:s/>- <text:s/>interferon regulatory factor 1, TRAF2 <text:s/>- <text:s/>tnf receptor-associated factor 2, CHD6 <text:s/>- <text:s/>chromodomain helicase dna binding protein 6, SBNO2 <text:s/>- <text:s/>strawberry notch homolog 2 (drosophila), CAMK2A <text:s/>- <text:s/>calcium/calmodulin-dependent protein kinase ii alpha, WNT10B <text:s/>- <text:s/>wingless-type mmtv integration site family, member 10b, IL23A <text:s/>- <text:s/>interleukin 23, alpha subunit p19, TLE4 <text:s/>- <text:s/>transducin-like enhancer of split 4 (e(sp1) homolog, drosophila), CNOT2 <text:s/>- <text:s/>ccr4-not transcription complex, subunit 2, VSX2 <text:s/>- <text:s/>visual system homeobox 2, LARP6 <text:s/>- <text:s/>la ribonucleoprotein domain family, member 6, COMMD3 <text:s/>- <text:s/>comm domain containing 3, MLXIP <text:s/>- <text:s/>mlx interacting protein, ZNF319 <text:s/>- <text:s/>zinc finger protein 319, FOXN4 <text:s/>- <text:s/>forkhead box n4, AKT2 <text:s/>- <text:s/>v-akt murine thymoma viral oncogene homolog 2, PDZD3 <text:s/>- <text:s/>pdz domain containing 3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CCDC3 <text:s/>- <text:s/>coiled-coil domain containing 3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FOXP4 <text:s/>- <text:s/>forkhead box p4, GREM1 <text:s/>- <text:s/>gremlin 1, dan family bmp antagonist, NRG1 <text:s/>- <text:s/>neuregulin 1, EBF4 <text:s/>- <text:s/>early b-cell factor 4, AUTS2 <text:s/>- <text:s/>autism susceptibility candidate 2, TNFAIP3 <text:s/>- <text:s/>tumor necrosis factor, alpha-induced protein 3, EZH1 <text:s/>- <text:s/>enhancer of zeste homolog 1 (drosophila), MSX1 <text:s/>- <text:s/>msh homeobox 1, ZNF641 <text:s/>- <text:s/>zinc finger protein 641, SUV420H2 <text:s/>- <text:s/>suppressor of variegation 4-20 homolog 2 (drosophila), CYLD <text:s/>- <text:s/>cylindromatosis (turban tumor syndrome), BCL6B <text:s/>- <text:s/>b-cell cll/lymphoma 6, member b, HPCA <text:s/>- <text:s/>hippocalcin, RNF165 <text:s/>- <text:s/>ring finger protein 165, SHC1 <text:s/>- <text:s/>shc (src homology 2 domain containing) transforming protein 1, ELMSAN1 <text:s/>- <text:s/>elm2 and myb/sant-like domain containing 1, RCOR2 <text:s/>- <text:s/>rest corepressor 2, SHH <text:s/>- <text:s/>sonic hedgehog, BCORL1 <text:s/>- <text:s/>bcl6 corepressor-like 1, HOXC5 <text:s/>- <text:s/>homeobox c5, SP6 <text:s/>- <text:s/>sp6 transcription factor, STAT6 <text:s/>- <text:s/>signal transducer and activator of transcription 6, interleukin-4 induced, DLX4 <text:s/>- <text:s/>distal-less homeobox 4, HOXB9 <text:s/>- <text:s/>homeobox b9, LRP4 <text:s/>- <text:s/>low density lipoprotein receptor-related protein 4, TNFRSF4 <text:s/>- <text:s/>tumor necrosis factor receptor superfamily, member 4, RARB <text:s/>- <text:s/>retinoic acid receptor, beta, IKZF3 <text:s/>- <text:s/>ikaros family zinc finger 3 (aiolos), NFIC <text:s/>- <text:s/>nuclear factor i/c (ccaat-binding transcription factor), NPAS3 <text:s/>- <text:s/>neuronal pas domain protein 3, KDM1B <text:s/>- <text:s/>lysine (k)-specific demethylase 1b, AAMDC <text:s/>- <text:s/>adipogenesis associated, mth938 domain containing, NFATC2 <text:s/>- <text:s/>nuclear factor of activated t-cells, cytoplasmic, calcineurin-dependent 2, ZMIZ1 <text:s/>- <text:s/>zinc finger, miz-type containing 1, RARA <text:s/>- <text:s/>retinoic acid receptor, alpha, RBL1 <text:s/>- <text:s/>retinoblastoma-like 1 (p107), RAI1 <text:s/>- <text:s/>retinoic acid induced 1, FOXA3 <text:s/>- <text:s/>forkhead box a3, CSF3 <text:s/>- <text:s/>colony stimulating factor 3 (granulocyte), KCNK2 <text:s/>- <text:s/>potassium channel, subfamily k, member 2, TGFB1 <text:s/>- <text:s/>transforming growth factor, beta 1, UBTF <text:s/>- <text:s/>upstream binding transcription factor, rna polymerase i, RIPK2 <text:s/>- <text:s/>receptor-interacting serine-threonine kinase 2, HDAC7 <text:s/>- <text:s/>histone deacetylase 7, DNMT3A <text:s/>- <text:s/>dna (cytosine-5-)-methyltransferase 3 alpha, IGFBP5 <text:s/>- <text:s/>insulin-like growth factor binding protein 5, BCL7A <text:s/>- <text:s/>b-cell cll/lymphoma 7a, MAFG <text:s/>- <text:s/>v-maf avian musculoaponeurotic fibrosarcoma oncogene homolog g, BCL3 <text:s/>- <text:s/>b-cell cll/lymphoma 3, NFAT5 <text:s/>- <text:s/>nuclear factor of activated t-cells 5, tonicity-responsive, PRKCD <text:s/>- <text:s/>protein kinase c, delta, IL27 <text:s/>- <text:s/>interleukin 27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22</text:p>
          </table:table-cell>
          <table:table-cell office:value-type="string" calcext:value-type="string">
            <text:p>regulation of neutrophil migration</text:p>
          </table:table-cell>
          <table:table-cell office:value-type="float" office:value="0.0000022" calcext:value-type="float">
            <text:p>0.0000022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8.75" calcext:value-type="float">
            <text:p>8.75</text:p>
          </table:table-cell>
          <table:table-cell office:value-type="float" office:value="13954" calcext:value-type="float">
            <text:p>13954</text:p>
          </table:table-cell>
          <table:table-cell office:value-type="float" office:value="29" calcext:value-type="float">
            <text:p>29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D74 <text:s/>- <text:s/>cd74 molecule, major histocompatibility complex, class ii invariant chain, CXCL5 <text:s/>- <text:s/>chemokine (c-x-c motif) ligand 5, ADAM8 <text:s/>- <text:s/>adam metallopeptidase domain 8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1</text:p>
          </table:table-cell>
          <table:table-cell office:value-type="string" calcext:value-type="string">
            <text:p>regulation of nitrogen compound metabolic process</text:p>
          </table:table-cell>
          <table:table-cell office:value-type="float" office:value="0.00000226" calcext:value-type="float">
            <text:p>0.00000226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3378" calcext:value-type="float">
            <text:p>3378</text:p>
          </table:table-cell>
          <table:table-cell office:value-type="float" office:value="440" calcext:value-type="float">
            <text:p>44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[PNKD <text:s/>- <text:s/>paroxysmal nonkinesigenic dyskinesia, PRRX1 <text:s/>- <text:s/>paired related homeobox 1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ELL2 <text:s/>- <text:s/>elongation factor, rna polymerase ii, 2, BCOR <text:s/>- <text:s/>bcl6 corepressor, CD74 <text:s/>- <text:s/>cd74 molecule, major histocompatibility complex, class ii invariant chain, REL <text:s/>- <text:s/>v-rel avian reticuloendotheliosis viral oncogene homolog, RSF1 <text:s/>- <text:s/>remodeling and spacing factor 1, VEZF1 <text:s/>- <text:s/>vascular endothelial zinc finger 1, ING2 <text:s/>- <text:s/>inhibitor of growth family, member 2, MLLT6 <text:s/>- <text:s/>myeloid/lymphoid or mixed-lineage leukemia (trithorax homolog, drosophila); translocated to, 6, ZNF521 <text:s/>- <text:s/>zinc finger protein 521, SIRT2 <text:s/>- <text:s/>sirtuin 2, FHOD1 <text:s/>- <text:s/>formin homology 2 domain containing 1, EBF3 <text:s/>- <text:s/>early b-cell factor 3, FOXJ2 <text:s/>- <text:s/>forkhead box j2, SP2 <text:s/>- <text:s/>sp2 transcription factor, EIF4EBP2 <text:s/>- <text:s/>eukaryotic translation initiation factor 4e binding protein 2, FOXL1 <text:s/>- <text:s/>forkhead box l1, APLF <text:s/>- <text:s/>aprataxin and pnkp like factor, CSRNP2 <text:s/>- <text:s/>cysteine-serine-rich nuclear protein 2, TET3 <text:s/>- <text:s/>tet methylcytosine dioxygenase 3, SENP1 <text:s/>- <text:s/>sumo1/sentrin specific peptidase 1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SMG6 <text:s/>- <text:s/>smg6 nonsense mediated mrna decay factor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MNT <text:s/>- <text:s/>mnt, max dimerization protein, HOXC6 <text:s/>- <text:s/>homeobox c6, HOXC10 <text:s/>- <text:s/>homeobox c10, ARNTL <text:s/>- <text:s/>aryl hydrocarbon receptor nuclear translocator-like, PDE1B <text:s/>- <text:s/>phosphodiesterase 1b, calmodulin-dependent, RNF31 <text:s/>- <text:s/>ring finger protein 31, PSME2 <text:s/>- <text:s/>proteasome (prosome, macropain) activator subunit 2 (pa28 beta), TRIB1 <text:s/>- <text:s/>tribbles homolog 1 (drosophila), SUPT16H <text:s/>- <text:s/>suppressor of ty 16 homolog (s. cerevisiae), EEF1A1 <text:s/>- <text:s/>eukaryotic translation elongation factor 1 alpha 1, SQSTM1 <text:s/>- <text:s/>sequestosome 1, EGR1 <text:s/>- <text:s/>early growth response 1, GLI1 <text:s/>- <text:s/>gli family zinc finger 1, DAB2IP <text:s/>- <text:s/>dab2 interacting protein, ADAM8 <text:s/>- <text:s/>adam metallopeptidase domain 8, ZBTB7B <text:s/>- <text:s/>zinc finger and btb domain containing 7b, PTGS2 <text:s/>- <text:s/>prostaglandin-endoperoxide synthase 2 (prostaglandin g/h synthase and cyclooxygenase)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FAM129A <text:s/>- <text:s/>family with sequence similarity 129, member a, POU2F1 <text:s/>- <text:s/>pou class 2 homeobox 1, CDKN1B <text:s/>- <text:s/>cyclin-dependent kinase inhibitor 1b (p27, kip1), CXCL10 <text:s/>- <text:s/>chemokine (c-x-c motif) ligand 10, WDTC1 <text:s/>- <text:s/>wd and tetratricopeptide repeats 1, RRP8 <text:s/>- <text:s/>ribosomal rna processing 8, methyltransferase, homolog (yeast), PDE2A <text:s/>- <text:s/>phosphodiesterase 2a, cgmp-stimulated, IRF1 <text:s/>- <text:s/>interferon regulatory factor 1, TRAF2 <text:s/>- <text:s/>tnf receptor-associated factor 2, CHD6 <text:s/>- <text:s/>chromodomain helicase dna binding protein 6, SBNO2 <text:s/>- <text:s/>strawberry notch homolog 2 (drosophila), CAMK2A <text:s/>- <text:s/>calcium/calmodulin-dependent protein kinase ii alpha, WNT10B <text:s/>- <text:s/>wingless-type mmtv integration site family, member 10b, IL23A <text:s/>- <text:s/>interleukin 23, alpha subunit p19, TLE4 <text:s/>- <text:s/>transducin-like enhancer of split 4 (e(sp1) homolog, drosophila), CNOT2 <text:s/>- <text:s/>ccr4-not transcription complex, subunit 2, VSX2 <text:s/>- <text:s/>visual system homeobox 2, LARP6 <text:s/>- <text:s/>la ribonucleoprotein domain family, member 6, CHGA <text:s/>- <text:s/>chromogranin a (parathyroid secretory protein 1), COMMD3 <text:s/>- <text:s/>comm domain containing 3, MLXIP <text:s/>- <text:s/>mlx interacting protein, ZNF319 <text:s/>- <text:s/>zinc finger protein 319, FOXN4 <text:s/>- <text:s/>forkhead box n4, AKT2 <text:s/>- <text:s/>v-akt murine thymoma viral oncogene homolog 2, PDZD3 <text:s/>- <text:s/>pdz domain containing 3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GPBP1 <text:s/>- <text:s/>gc-rich promoter binding protein 1, NFKBIB <text:s/>- <text:s/>nuclear factor of kappa light polypeptide gene enhancer in b-cells inhibitor, beta, CBX2 <text:s/>- <text:s/>chromobox homolog 2, FOXP4 <text:s/>- <text:s/>forkhead box p4, GREM1 <text:s/>- <text:s/>gremlin 1, dan family bmp antagonist, NRG1 <text:s/>- <text:s/>neuregulin 1, EBF4 <text:s/>- <text:s/>early b-cell factor 4, AUTS2 <text:s/>- <text:s/>autism susceptibility candidate 2, TNFAIP3 <text:s/>- <text:s/>tumor necrosis factor, alpha-induced protein 3, EZH1 <text:s/>- <text:s/>enhancer of zeste homolog 1 (drosophila), MSX1 <text:s/>- <text:s/>msh homeobox 1, ZNF641 <text:s/>- <text:s/>zinc finger protein 641, SUV420H2 <text:s/>- <text:s/>suppressor of variegation 4-20 homolog 2 (drosophila), CYLD <text:s/>- <text:s/>cylindromatosis (turban tumor syndrome), BCL6B <text:s/>- <text:s/>b-cell cll/lymphoma 6, member b, HPCA <text:s/>- <text:s/>hippocalcin, RNF165 <text:s/>- <text:s/>ring finger protein 165, SHC1 <text:s/>- <text:s/>shc (src homology 2 domain containing) transforming protein 1, ELMSAN1 <text:s/>- <text:s/>elm2 and myb/sant-like domain containing 1, RCOR2 <text:s/>- <text:s/>rest corepressor 2, SHH <text:s/>- <text:s/>sonic hedgehog, BCORL1 <text:s/>- <text:s/>bcl6 corepressor-like 1, HOXC5 <text:s/>- <text:s/>homeobox c5, SP6 <text:s/>- <text:s/>sp6 transcription factor, STAT6 <text:s/>- <text:s/>signal transducer and activator of transcription 6, interleukin-4 induced, DLX4 <text:s/>- <text:s/>distal-less homeobox 4, HOXB9 <text:s/>- <text:s/>homeobox b9, LRP4 <text:s/>- <text:s/>low density lipoprotein receptor-related protein 4, TNFRSF4 <text:s/>- <text:s/>tumor necrosis factor receptor superfamily, member 4, RARB <text:s/>- <text:s/>retinoic acid receptor, beta, IKZF3 <text:s/>- <text:s/>ikaros family zinc finger 3 (aiolos), NFIC <text:s/>- <text:s/>nuclear factor i/c (ccaat-binding transcription factor), NPAS3 <text:s/>- <text:s/>neuronal pas domain protein 3, KDM1B <text:s/>- <text:s/>lysine (k)-specific demethylase 1b, AAMDC <text:s/>- <text:s/>adipogenesis associated, mth938 domain containing, NFATC2 <text:s/>- <text:s/>nuclear factor of activated t-cells, cytoplasmic, calcineurin-dependent 2, ZMIZ1 <text:s/>- <text:s/>zinc finger, miz-type containing 1, RARA <text:s/>- <text:s/>retinoic acid receptor, alpha, RBL1 <text:s/>- <text:s/>retinoblastoma-like 1 (p107), RAI1 <text:s/>- <text:s/>retinoic acid induced 1, FOXA3 <text:s/>- <text:s/>forkhead box a3, AZIN1 <text:s/>- <text:s/>antizyme inhibitor 1, CSF3 <text:s/>- <text:s/>colony stimulating factor 3 (granulocyte), KCNK2 <text:s/>- <text:s/>potassium channel, subfamily k, member 2, RAPGEF3 <text:s/>- <text:s/>rap guanine nucleotide exchange factor (gef) 3, TGFB1 <text:s/>- <text:s/>transforming growth factor, beta 1, UBTF <text:s/>- <text:s/>upstream binding transcription factor, rna polymerase i, RIPK2 <text:s/>- <text:s/>receptor-interacting serine-threonine kinase 2, HDAC7 <text:s/>- <text:s/>histone deacetylase 7, DNMT3A <text:s/>- <text:s/>dna (cytosine-5-)-methyltransferase 3 alpha, IGFBP5 <text:s/>- <text:s/>insulin-like growth factor binding protein 5, BCL7A <text:s/>- <text:s/>b-cell cll/lymphoma 7a, MAFG <text:s/>- <text:s/>v-maf avian musculoaponeurotic fibrosarcoma oncogene homolog g, BCL3 <text:s/>- <text:s/>b-cell cll/lymphoma 3, PRKCD <text:s/>- <text:s/>protein kinase c, delta, NFAT5 <text:s/>- <text:s/>nuclear factor of activated t-cells 5, tonicity-responsive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2</text:p>
          </table:table-cell>
          <table:table-cell office:value-type="string" calcext:value-type="string">
            <text:p>regulation of RNA metabolic process</text:p>
          </table:table-cell>
          <table:table-cell office:value-type="float" office:value="0.00000229" calcext:value-type="float">
            <text:p>0.00000229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2873" calcext:value-type="float">
            <text:p>2873</text:p>
          </table:table-cell>
          <table:table-cell office:value-type="float" office:value="440" calcext:value-type="float">
            <text:p>44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PRRX1 <text:s/>- <text:s/>paired related homeobox 1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ELL2 <text:s/>- <text:s/>elongation factor, rna polymerase ii, 2, CD74 <text:s/>- <text:s/>cd74 molecule, major histocompatibility complex, class ii invariant chain, BCOR <text:s/>- <text:s/>bcl6 corepressor, REL <text:s/>- <text:s/>v-rel avian reticuloendotheliosis viral oncogene homolog, RSF1 <text:s/>- <text:s/>remodeling and spacing factor 1, ING2 <text:s/>- <text:s/>inhibitor of growth family, member 2, VEZF1 <text:s/>- <text:s/>vascular endothelial zinc finger 1, MLLT6 <text:s/>- <text:s/>myeloid/lymphoid or mixed-lineage leukemia (trithorax homolog, drosophila); translocated to, 6, ZNF521 <text:s/>- <text:s/>zinc finger protein 521, SIRT2 <text:s/>- <text:s/>sirtuin 2, FHOD1 <text:s/>- <text:s/>formin homology 2 domain containing 1, EBF3 <text:s/>- <text:s/>early b-cell factor 3, FOXJ2 <text:s/>- <text:s/>forkhead box j2, SP2 <text:s/>- <text:s/>sp2 transcription factor, FOXL1 <text:s/>- <text:s/>forkhead box l1, CSRNP2 <text:s/>- <text:s/>cysteine-serine-rich nuclear protein 2, SENP1 <text:s/>- <text:s/>sumo1/sentrin specific peptidase 1, TET3 <text:s/>- <text:s/>tet methylcytosine dioxygenase 3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ELF3 <text:s/>- <text:s/>e74-like factor 3 (ets domain transcription factor, epithelial-specific ), ELF2 <text:s/>- <text:s/>e74-like factor 2 (ets domain transcription factor), CREB1 <text:s/>- <text:s/>camp responsive element binding protein 1, MNT <text:s/>- <text:s/>mnt, max dimerization protein, HOXC6 <text:s/>- <text:s/>homeobox c6, HOXC10 <text:s/>- <text:s/>homeobox c10, ARNTL <text:s/>- <text:s/>aryl hydrocarbon receptor nuclear translocator-like, RNF31 <text:s/>- <text:s/>ring finger protein 31, PSME2 <text:s/>- <text:s/>proteasome (prosome, macropain) activator subunit 2 (pa28 beta), TRIB1 <text:s/>- <text:s/>tribbles homolog 1 (drosophila), SUPT16H <text:s/>- <text:s/>suppressor of ty 16 homolog (s. cerevisiae), EEF1A1 <text:s/>- <text:s/>eukaryotic translation elongation factor 1 alpha 1, SQSTM1 <text:s/>- <text:s/>sequestosome 1, DAB2IP <text:s/>- <text:s/>dab2 interacting protein, EGR1 <text:s/>- <text:s/>early growth response 1, GLI1 <text:s/>- <text:s/>gli family zinc finger 1, ZBTB7B <text:s/>- <text:s/>zinc finger and btb domain containing 7b, ADAM8 <text:s/>- <text:s/>adam metallopeptidase domain 8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CDKN1B <text:s/>- <text:s/>cyclin-dependent kinase inhibitor 1b (p27, kip1), POU2F1 <text:s/>- <text:s/>pou class 2 homeobox 1, CXCL10 <text:s/>- <text:s/>chemokine (c-x-c motif) ligand 10, WDTC1 <text:s/>- <text:s/>wd and tetratricopeptide repeats 1, RRP8 <text:s/>- <text:s/>ribosomal rna processing 8, methyltransferase, homolog (yeast), IRF1 <text:s/>- <text:s/>interferon regulatory factor 1, PDE2A <text:s/>- <text:s/>phosphodiesterase 2a, cgmp-stimulated, TRAF2 <text:s/>- <text:s/>tnf receptor-associated factor 2, CHD6 <text:s/>- <text:s/>chromodomain helicase dna binding protein 6, SBNO2 <text:s/>- <text:s/>strawberry notch homolog 2 (drosophila), CAMK2A <text:s/>- <text:s/>calcium/calmodulin-dependent protein kinase ii alpha, IL23A <text:s/>- <text:s/>interleukin 23, alpha subunit p19, WNT10B <text:s/>- <text:s/>wingless-type mmtv integration site family, member 10b, TLE4 <text:s/>- <text:s/>transducin-like enhancer of split 4 (e(sp1) homolog, drosophila), CNOT2 <text:s/>- <text:s/>ccr4-not transcription complex, subunit 2, VSX2 <text:s/>- <text:s/>visual system homeobox 2, COMMD3 <text:s/>- <text:s/>comm domain containing 3, MLXIP <text:s/>- <text:s/>mlx interacting protein, ZNF319 <text:s/>- <text:s/>zinc finger protein 319, FOXN4 <text:s/>- <text:s/>forkhead box n4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GPBP1 <text:s/>- <text:s/>gc-rich promoter binding protein 1, NFKBIB <text:s/>- <text:s/>nuclear factor of kappa light polypeptide gene enhancer in b-cells inhibitor, beta, CBX2 <text:s/>- <text:s/>chromobox homolog 2, FOXP4 <text:s/>- <text:s/>forkhead box p4, GREM1 <text:s/>- <text:s/>gremlin 1, dan family bmp antagonist, NRG1 <text:s/>- <text:s/>neuregulin 1, EBF4 <text:s/>- <text:s/>early b-cell factor 4, AUTS2 <text:s/>- <text:s/>autism susceptibility candidate 2, MSX1 <text:s/>- <text:s/>msh homeobox 1, EZH1 <text:s/>- <text:s/>enhancer of zeste homolog 1 (drosophila), TNFAIP3 <text:s/>- <text:s/>tumor necrosis factor, alpha-induced protein 3, ZNF641 <text:s/>- <text:s/>zinc finger protein 641, CYLD <text:s/>- <text:s/>cylindromatosis (turban tumor syndrome), SUV420H2 <text:s/>- <text:s/>suppressor of variegation 4-20 homolog 2 (drosophila), BCL6B <text:s/>- <text:s/>b-cell cll/lymphoma 6, member b, RNF165 <text:s/>- <text:s/>ring finger protein 165, SHC1 <text:s/>- <text:s/>shc (src homology 2 domain containing) transforming protein 1, ELMSAN1 <text:s/>- <text:s/>elm2 and myb/sant-like domain containing 1, SHH <text:s/>- <text:s/>sonic hedgehog, RCOR2 <text:s/>- <text:s/>rest corepressor 2, BCORL1 <text:s/>- <text:s/>bcl6 corepressor-like 1, HOXC5 <text:s/>- <text:s/>homeobox c5, SP6 <text:s/>- <text:s/>sp6 transcription factor, LRP4 <text:s/>- <text:s/>low density lipoprotein receptor-related protein 4, STAT6 <text:s/>- <text:s/>signal transducer and activator of transcription 6, interleukin-4 induced, DLX4 <text:s/>- <text:s/>distal-less homeobox 4, HOXB9 <text:s/>- <text:s/>homeobox b9, TNFRSF4 <text:s/>- <text:s/>tumor necrosis factor receptor superfamily, member 4, RARB <text:s/>- <text:s/>retinoic acid receptor, beta, NFIC <text:s/>- <text:s/>nuclear factor i/c (ccaat-binding transcription factor), IKZF3 <text:s/>- <text:s/>ikaros family zinc finger 3 (aiolos), NPAS3 <text:s/>- <text:s/>neuronal pas domain protein 3, KDM1B <text:s/>- <text:s/>lysine (k)-specific demethylase 1b, NFATC2 <text:s/>- <text:s/>nuclear factor of activated t-cells, cytoplasmic, calcineurin-dependent 2, AAMDC <text:s/>- <text:s/>adipogenesis associated, mth938 domain containing, RARA <text:s/>- <text:s/>retinoic acid receptor, alpha, ZMIZ1 <text:s/>- <text:s/>zinc finger, miz-type containing 1, RBL1 <text:s/>- <text:s/>retinoblastoma-like 1 (p107), FOXA3 <text:s/>- <text:s/>forkhead box a3, RAI1 <text:s/>- <text:s/>retinoic acid induced 1, CSF3 <text:s/>- <text:s/>colony stimulating factor 3 (granulocyte), TGFB1 <text:s/>- <text:s/>transforming growth factor, beta 1, UBTF <text:s/>- <text:s/>upstream binding transcription factor, rna polymerase i, HDAC7 <text:s/>- <text:s/>histone deacetylase 7, RIPK2 <text:s/>- <text:s/>receptor-interacting serine-threonine kinase 2, DNMT3A <text:s/>- <text:s/>dna (cytosine-5-)-methyltransferase 3 alpha, BCL7A <text:s/>- <text:s/>b-cell cll/lymphoma 7a, MAFG <text:s/>- <text:s/>v-maf avian musculoaponeurotic fibrosarcoma oncogene homolog g, BCL3 <text:s/>- <text:s/>b-cell cll/lymphoma 3, NFAT5 <text:s/>- <text:s/>nuclear factor of activated t-cells 5, tonicity-responsive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96</text:p>
          </table:table-cell>
          <table:table-cell office:value-type="string" calcext:value-type="string">
            <text:p>positive regulation of leukocyte activation</text:p>
          </table:table-cell>
          <table:table-cell office:value-type="float" office:value="0.00000245" calcext:value-type="float">
            <text:p>0.00000245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3.22" calcext:value-type="float">
            <text:p>3.22</text:p>
          </table:table-cell>
          <table:table-cell office:value-type="float" office:value="13954" calcext:value-type="float">
            <text:p>13954</text:p>
          </table:table-cell>
          <table:table-cell office:value-type="float" office:value="207" calcext:value-type="float">
            <text:p>207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TGFB1 <text:s/>- <text:s/>transforming growth factor, beta 1, SHH <text:s/>- <text:s/>sonic hedgehog, MAP3K8 <text:s/>- <text:s/>mitogen-activated protein kinase kinase kinase 8, CD83 <text:s/>- <text:s/>cd83 molecule, RIPK2 <text:s/>- <text:s/>receptor-interacting serine-threonine kinase 2, FAM49B <text:s/>- <text:s/>family with sequence similarity 49, member b, STAT6 <text:s/>- <text:s/>signal transducer and activator of transcription 6, interleukin-4 induced, IL23A <text:s/>- <text:s/>interleukin 23, alpha subunit p19, TNFRSF4 <text:s/>- <text:s/>tumor necrosis factor receptor superfamily, member 4, ATP11C <text:s/>- <text:s/>atpase, class vi, type 11c, CD74 <text:s/>- <text:s/>cd74 molecule, major histocompatibility complex, class ii invariant chain, ADAM8 <text:s/>- <text:s/>adam metallopeptidase domain 8, TRAF2 <text:s/>- <text:s/>tnf receptor-associated factor 2, TNFSF14 <text:s/>- <text:s/>tumor necrosis factor (ligand) superfamily, member 14, LGALS1 <text:s/>- <text:s/>lectin, galactoside-binding, soluble, 1, NFATC2 <text:s/>- <text:s/>nuclear factor of activated t-cells, cytoplasmic, calcineurin-dependent 2, FGR <text:s/>- <text:s/>feline gardner-rasheed sarcoma viral oncogene homolog, CYLD <text:s/>- <text:s/>cylindromatosis (turban tumor syndrome), IL6ST <text:s/>- <text:s/>interleukin 6 signal transducer (gp130, oncostatin m receptor), RARA <text:s/>- <text:s/>retinoic acid receptor, alpha, ZMIZ1 <text:s/>- <text:s/>zinc finger, miz-type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4</text:p>
          </table:table-cell>
          <table:table-cell office:value-type="string" calcext:value-type="string">
            <text:p>negative regulation of nucleobase-containing compound metabolic process</text:p>
          </table:table-cell>
          <table:table-cell office:value-type="float" office:value="0.00000271" calcext:value-type="float">
            <text:p>0.00000271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1.82" calcext:value-type="float">
            <text:p>1.82</text:p>
          </table:table-cell>
          <table:table-cell office:value-type="float" office:value="13954" calcext:value-type="float">
            <text:p>13954</text:p>
          </table:table-cell>
          <table:table-cell office:value-type="float" office:value="1080" calcext:value-type="float">
            <text:p>1080</text:p>
          </table:table-cell>
          <table:table-cell office:value-type="float" office:value="440" calcext:value-type="float">
            <text:p>4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SBNO2 <text:s/>- <text:s/>strawberry notch homolog 2 (drosophila), PRRX1 <text:s/>- <text:s/>paired related homeobox 1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SP2 <text:s/>- <text:s/>sp2 transcription factor, PDZD3 <text:s/>- <text:s/>pdz domain containing 3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CBX2 <text:s/>- <text:s/>chromobox homolog 2, BMI1 <text:s/>- <text:s/>bmi1 polycomb ring finger oncogene, GREM1 <text:s/>- <text:s/>gremlin 1, dan family bmp antagonist, WNT4 <text:s/>- <text:s/>wingless-type mmtv integration site family, member 4, NRG1 <text:s/>- <text:s/>neuregulin 1, BMP2 <text:s/>- <text:s/>bone morphogenetic protein 2, SMG6 <text:s/>- <text:s/>smg6 nonsense mediated mrna decay factor, ELF3 <text:s/>- <text:s/>e74-like factor 3 (ets domain transcription factor, epithelial-specific ), MSX1 <text:s/>- <text:s/>msh homeobox 1, CREB1 <text:s/>- <text:s/>camp responsive element binding protein 1, MNT <text:s/>- <text:s/>mnt, max dimerization protein, HOXC6 <text:s/>- <text:s/>homeobox c6, BCL6B <text:s/>- <text:s/>b-cell cll/lymphoma 6, member b, ARNTL <text:s/>- <text:s/>aryl hydrocarbon receptor nuclear translocator-like, HPCA <text:s/>- <text:s/>hippocalcin, SHC1 <text:s/>- <text:s/>shc (src homology 2 domain containing) transforming protein 1, RCOR2 <text:s/>- <text:s/>rest corepressor 2, SHH <text:s/>- <text:s/>sonic hedgehog, SQSTM1 <text:s/>- <text:s/>sequestosome 1, STAT6 <text:s/>- <text:s/>signal transducer and activator of transcription 6, interleukin-4 induced, DLX4 <text:s/>- <text:s/>distal-less homeobox 4, DAB2IP <text:s/>- <text:s/>dab2 interacting protein, TNFRSF4 <text:s/>- <text:s/>tumor necrosis factor receptor superfamily, member 4, EGR1 <text:s/>- <text:s/>early growth response 1, RARB <text:s/>- <text:s/>retinoic acid receptor, beta, NFIC <text:s/>- <text:s/>nuclear factor i/c (ccaat-binding transcription factor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KCNK2 <text:s/>- <text:s/>potassium channel, subfamily k, member 2, TGFB1 <text:s/>- <text:s/>transforming growth factor, beta 1, HDAC7 <text:s/>- <text:s/>histone deacetylase 7, CDKN1B <text:s/>- <text:s/>cyclin-dependent kinase inhibitor 1b (p27, kip1), POU2F1 <text:s/>- <text:s/>pou class 2 homeobox 1, DNMT3A <text:s/>- <text:s/>dna (cytosine-5-)-methyltransferase 3 alpha, WDTC1 <text:s/>- <text:s/>wd and tetratricopeptide repeats 1, BCL7A <text:s/>- <text:s/>b-cell cll/lymphoma 7a, RRP8 <text:s/>- <text:s/>ribosomal rna processing 8, methyltransferase, homolog (yeast), IRF1 <text:s/>- <text:s/>interferon regulatory factor 1, PDE2A <text:s/>- <text:s/>phosphodiesterase 2a, cgmp-stimulated, BCL3 <text:s/>- <text:s/>b-cell cll/lymphoma 3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13</text:p>
          </table:table-cell>
          <table:table-cell office:value-type="string" calcext:value-type="string">
            <text:p>negative regulation of cellular macromolecule biosynthetic process</text:p>
          </table:table-cell>
          <table:table-cell office:value-type="float" office:value="0.00000285" calcext:value-type="float">
            <text:p>0.00000285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1.84" calcext:value-type="float">
            <text:p>1.84</text:p>
          </table:table-cell>
          <table:table-cell office:value-type="float" office:value="13954" calcext:value-type="float">
            <text:p>13954</text:p>
          </table:table-cell>
          <table:table-cell office:value-type="float" office:value="1034" calcext:value-type="float">
            <text:p>1034</text:p>
          </table:table-cell>
          <table:table-cell office:value-type="float" office:value="440" calcext:value-type="float">
            <text:p>4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SBNO2 <text:s/>- <text:s/>strawberry notch homolog 2 (drosophila), PRRX1 <text:s/>- <text:s/>paired related homeobox 1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SP2 <text:s/>- <text:s/>sp2 transcription factor, SKIL <text:s/>- <text:s/>ski-like oncogene, ETV6 <text:s/>- <text:s/>ets variant 6, EIF4EBP2 <text:s/>- <text:s/>eukaryotic translation initiation factor 4e binding protein 2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CBX2 <text:s/>- <text:s/>chromobox homolog 2, BMI1 <text:s/>- <text:s/>bmi1 polycomb ring finger oncogene, GREM1 <text:s/>- <text:s/>gremlin 1, dan family bmp antagonist, WNT4 <text:s/>- <text:s/>wingless-type mmtv integration site family, member 4, NRG1 <text:s/>- <text:s/>neuregulin 1, BMP2 <text:s/>- <text:s/>bone morphogenetic protein 2, ELF3 <text:s/>- <text:s/>e74-like factor 3 (ets domain transcription factor, epithelial-specific ), MSX1 <text:s/>- <text:s/>msh homeobox 1, CREB1 <text:s/>- <text:s/>camp responsive element binding protein 1, MNT <text:s/>- <text:s/>mnt, max dimerization protein, BCL6B <text:s/>- <text:s/>b-cell cll/lymphoma 6, member b, ARNTL <text:s/>- <text:s/>aryl hydrocarbon receptor nuclear translocator-like, SHC1 <text:s/>- <text:s/>shc (src homology 2 domain containing) transforming protein 1, RCOR2 <text:s/>- <text:s/>rest corepressor 2, SHH <text:s/>- <text:s/>sonic hedgehog, SQSTM1 <text:s/>- <text:s/>sequestosome 1, STAT6 <text:s/>- <text:s/>signal transducer and activator of transcription 6, interleukin-4 induced, DLX4 <text:s/>- <text:s/>distal-less homeobox 4, DAB2IP <text:s/>- <text:s/>dab2 interacting protein, EGR1 <text:s/>- <text:s/>early growth response 1, TNFRSF4 <text:s/>- <text:s/>tumor necrosis factor receptor superfamily, member 4, RARB <text:s/>- <text:s/>retinoic acid receptor, beta, NFIC <text:s/>- <text:s/>nuclear factor i/c (ccaat-binding transcription factor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KCNK2 <text:s/>- <text:s/>potassium channel, subfamily k, member 2, TGFB1 <text:s/>- <text:s/>transforming growth factor, beta 1, HDAC7 <text:s/>- <text:s/>histone deacetylase 7, CDKN1B <text:s/>- <text:s/>cyclin-dependent kinase inhibitor 1b (p27, kip1), POU2F1 <text:s/>- <text:s/>pou class 2 homeobox 1, DNMT3A <text:s/>- <text:s/>dna (cytosine-5-)-methyltransferase 3 alpha, IGFBP5 <text:s/>- <text:s/>insulin-like growth factor binding protein 5, WDTC1 <text:s/>- <text:s/>wd and tetratricopeptide repeats 1, BCL7A <text:s/>- <text:s/>b-cell cll/lymphoma 7a, RRP8 <text:s/>- <text:s/>ribosomal rna processing 8, methyltransferase, homolog (yeast), IRF1 <text:s/>- <text:s/>interferon regulatory factor 1, PDE2A <text:s/>- <text:s/>phosphodiesterase 2a, cgmp-stimulated, BCL3 <text:s/>- <text:s/>b-cell cll/lymphoma 3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96</text:p>
          </table:table-cell>
          <table:table-cell office:value-type="string" calcext:value-type="string">
            <text:p>negative regulation of cell differentiation</text:p>
          </table:table-cell>
          <table:table-cell office:value-type="float" office:value="0.00000287" calcext:value-type="float">
            <text:p>0.00000287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2.3" calcext:value-type="float">
            <text:p>2.3</text:p>
          </table:table-cell>
          <table:table-cell office:value-type="float" office:value="13954" calcext:value-type="float">
            <text:p>13954</text:p>
          </table:table-cell>
          <table:table-cell office:value-type="float" office:value="496" calcext:value-type="float">
            <text:p>496</text:p>
          </table:table-cell>
          <table:table-cell office:value-type="float" office:value="440" calcext:value-type="float">
            <text:p>4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ARNTL <text:s/>- <text:s/>aryl hydrocarbon receptor nuclear translocator-like, FGF13 <text:s/>- <text:s/>fibroblast growth factor 13, PGLYRP2 <text:s/>- <text:s/>peptidoglycan recognition protein 2, SHH <text:s/>- <text:s/>sonic hedgehog, LRP1 <text:s/>- <text:s/>low density lipoprotein receptor-related protein 1, TRIB1 <text:s/>- <text:s/>tribbles homolog 1 (drosophila), PTPRS <text:s/>- <text:s/>protein tyrosine phosphatase, receptor type, s, LRP4 <text:s/>- <text:s/>low density lipoprotein receptor-related protein 4, LINGO1 <text:s/>- <text:s/>leucine rich repeat and ig domain containing 1, DAB2IP <text:s/>- <text:s/>dab2 interacting protein, WNT10B <text:s/>- <text:s/>wingless-type mmtv integration site family, member 10b, RARB <text:s/>- <text:s/>retinoic acid receptor, beta, PRMT1 <text:s/>- <text:s/>protein arginine methyltransferase 1, CD74 <text:s/>- <text:s/>cd74 molecule, major histocompatibility complex, class ii invariant chain, LGALS1 <text:s/>- <text:s/>lectin, galactoside-binding, soluble, 1, SIRT2 <text:s/>- <text:s/>sirtuin 2, RARA <text:s/>- <text:s/>retinoic acid receptor, alpha, FBLN1 <text:s/>- <text:s/>fibulin 1, DIXDC1 <text:s/>- <text:s/>dix domain containing 1, SKIL <text:s/>- <text:s/>ski-like oncogene, TGFB1 <text:s/>- <text:s/>transforming growth factor, beta 1, FRS2 <text:s/>- <text:s/>fibroblast growth factor receptor substrate 2, HDAC7 <text:s/>- <text:s/>histone deacetylase 7, CXCL10 <text:s/>- <text:s/>chemokine (c-x-c motif) ligand 10, IGFBP5 <text:s/>- <text:s/>insulin-like growth factor binding protein 5, TRIB2 <text:s/>- <text:s/>tribbles homolog 2 (drosophila), COL5A1 <text:s/>- <text:s/>collagen, type v, alpha 1, GREM1 <text:s/>- <text:s/>gremlin 1, dan family bmp antagonist, IRF1 <text:s/>- <text:s/>interferon regulatory factor 1, BMP2 <text:s/>- <text:s/>bone morphogenetic protein 2, NRG1 <text:s/>- <text:s/>neuregulin 1, WNT4 <text:s/>- <text:s/>wingless-type mmtv integration site family, member 4, MSX1 <text:s/>- <text:s/>msh homeobox 1, RCC2 <text:s/>- <text:s/>regulator of chromosome condensation 2, CYLD <text:s/>- <text:s/>cylindromatosis (turban tumor syndrome)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8</text:p>
          </table:table-cell>
          <table:table-cell office:value-type="string" calcext:value-type="string">
            <text:p>negative regulation of macromolecule biosynthetic process</text:p>
          </table:table-cell>
          <table:table-cell office:value-type="float" office:value="0.00000354" calcext:value-type="float">
            <text:p>0.00000354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1.81" calcext:value-type="float">
            <text:p>1.81</text:p>
          </table:table-cell>
          <table:table-cell office:value-type="float" office:value="13954" calcext:value-type="float">
            <text:p>13954</text:p>
          </table:table-cell>
          <table:table-cell office:value-type="float" office:value="1089" calcext:value-type="float">
            <text:p>1089</text:p>
          </table:table-cell>
          <table:table-cell office:value-type="float" office:value="440" calcext:value-type="float">
            <text:p>4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SBNO2 <text:s/>- <text:s/>strawberry notch homolog 2 (drosophila), PRRX1 <text:s/>- <text:s/>paired related homeobox 1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SP2 <text:s/>- <text:s/>sp2 transcription factor, SKIL <text:s/>- <text:s/>ski-like oncogene, ETV6 <text:s/>- <text:s/>ets variant 6, EIF4EBP2 <text:s/>- <text:s/>eukaryotic translation initiation factor 4e binding protein 2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TRIB2 <text:s/>- <text:s/>tribbles homolog 2 (drosophila), CBX2 <text:s/>- <text:s/>chromobox homolog 2, BMI1 <text:s/>- <text:s/>bmi1 polycomb ring finger oncogene, GREM1 <text:s/>- <text:s/>gremlin 1, dan family bmp antagonist, WNT4 <text:s/>- <text:s/>wingless-type mmtv integration site family, member 4, NRG1 <text:s/>- <text:s/>neuregulin 1, BMP2 <text:s/>- <text:s/>bone morphogenetic protein 2, MSX1 <text:s/>- <text:s/>msh homeobox 1, ELF3 <text:s/>- <text:s/>e74-like factor 3 (ets domain transcription factor, epithelial-specific ), CREB1 <text:s/>- <text:s/>camp responsive element binding protein 1, MNT <text:s/>- <text:s/>mnt, max dimerization protein, HOXC6 <text:s/>- <text:s/>homeobox c6, BCL6B <text:s/>- <text:s/>b-cell cll/lymphoma 6, member b, ARNTL <text:s/>- <text:s/>aryl hydrocarbon receptor nuclear translocator-like, SHC1 <text:s/>- <text:s/>shc (src homology 2 domain containing) transforming protein 1, RCOR2 <text:s/>- <text:s/>rest corepressor 2, SHH <text:s/>- <text:s/>sonic hedgehog, SQSTM1 <text:s/>- <text:s/>sequestosome 1, STAT6 <text:s/>- <text:s/>signal transducer and activator of transcription 6, interleukin-4 induced, DLX4 <text:s/>- <text:s/>distal-less homeobox 4, DAB2IP <text:s/>- <text:s/>dab2 interacting protein, TNFRSF4 <text:s/>- <text:s/>tumor necrosis factor receptor superfamily, member 4, EGR1 <text:s/>- <text:s/>early growth response 1, RARB <text:s/>- <text:s/>retinoic acid receptor, beta, NFIC <text:s/>- <text:s/>nuclear factor i/c (ccaat-binding transcription factor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KCNK2 <text:s/>- <text:s/>potassium channel, subfamily k, member 2, TGFB1 <text:s/>- <text:s/>transforming growth factor, beta 1, HDAC7 <text:s/>- <text:s/>histone deacetylase 7, CDKN1B <text:s/>- <text:s/>cyclin-dependent kinase inhibitor 1b (p27, kip1), POU2F1 <text:s/>- <text:s/>pou class 2 homeobox 1, DNMT3A <text:s/>- <text:s/>dna (cytosine-5-)-methyltransferase 3 alpha, IGFBP5 <text:s/>- <text:s/>insulin-like growth factor binding protein 5, WDTC1 <text:s/>- <text:s/>wd and tetratricopeptide repeats 1, BCL7A <text:s/>- <text:s/>b-cell cll/lymphoma 7a, RRP8 <text:s/>- <text:s/>ribosomal rna processing 8, methyltransferase, homolog (yeast), IRF1 <text:s/>- <text:s/>interferon regulatory factor 1, PDE2A <text:s/>- <text:s/>phosphodiesterase 2a, cgmp-stimulated, BCL3 <text:s/>- <text:s/>b-cell cll/lymphoma 3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positive regulation of nucleobase-containing compound metabolic process</text:p>
          </table:table-cell>
          <table:table-cell office:value-type="float" office:value="0.00000435" calcext:value-type="float">
            <text:p>0.00000435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1.68" calcext:value-type="float">
            <text:p>1.68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440" calcext:value-type="float">
            <text:p>4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WNT10B <text:s/>- <text:s/>wingless-type mmtv integration site family, member 10b, IL23A <text:s/>- <text:s/>interleukin 23, alpha subunit p19, FLI1 <text:s/>- <text:s/>fli-1 proto-oncogene, ets transcription factor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CHGA <text:s/>- <text:s/>chromogranin a (parathyroid secretory protein 1), FHOD1 <text:s/>- <text:s/>formin homology 2 domain containing 1, FOXN4 <text:s/>- <text:s/>forkhead box n4, EBF3 <text:s/>- <text:s/>early b-cell factor 3, FOXJ2 <text:s/>- <text:s/>forkhead box j2, ETV6 <text:s/>- <text:s/>ets variant 6, NFKB2 <text:s/>- <text:s/>nuclear factor of kappa light polypeptide gene enhancer in b-cells 2 (p49/p100), APLF <text:s/>- <text:s/>aprataxin and pnkp like factor, IRF2BPL <text:s/>- <text:s/>interferon regulatory factor 2 binding protein-like, NFIX <text:s/>- <text:s/>nuclear factor i/x (ccaat-binding transcription factor), CSRNP2 <text:s/>- <text:s/>cysteine-serine-rich nuclear protein 2, SENP1 <text:s/>- <text:s/>sumo1/sentrin specific peptidase 1, GPBP1 <text:s/>- <text:s/>gc-rich promoter binding protein 1, TET3 <text:s/>- <text:s/>tet methylcytosine dioxygenase 3, GREM1 <text:s/>- <text:s/>gremlin 1, dan family bmp antagonist, NRG1 <text:s/>- <text:s/>neuregulin 1, BMP2 <text:s/>- <text:s/>bone morphogenetic protein 2, WNT4 <text:s/>- <text:s/>wingless-type mmtv integration site family, member 4, AUTS2 <text:s/>- <text:s/>autism susceptibility candidate 2, EZH1 <text:s/>- <text:s/>enhancer of zeste homolog 1 (drosophila), MSX1 <text:s/>- <text:s/>msh homeobox 1, ELF3 <text:s/>- <text:s/>e74-like factor 3 (ets domain transcription factor, epithelial-specific ), ELF2 <text:s/>- <text:s/>e74-like factor 2 (ets domain transcription factor), CREB1 <text:s/>- <text:s/>camp responsive element binding protein 1, HOXC10 <text:s/>- <text:s/>homeobox c10, ARNTL <text:s/>- <text:s/>aryl hydrocarbon receptor nuclear translocator-like, HPCA <text:s/>- <text:s/>hippocalcin, SHC1 <text:s/>- <text:s/>shc (src homology 2 domain containing) transforming protein 1, SHH <text:s/>- <text:s/>sonic hedgehog, SUPT16H <text:s/>- <text:s/>suppressor of ty 16 homolog (s. cerevisiae), SQSTM1 <text:s/>- <text:s/>sequestosome 1, HOXB9 <text:s/>- <text:s/>homeobox b9, STAT6 <text:s/>- <text:s/>signal transducer and activator of transcription 6, interleukin-4 induced, DAB2IP <text:s/>- <text:s/>dab2 interacting protein, EGR1 <text:s/>- <text:s/>early growth response 1, GLI1 <text:s/>- <text:s/>gli family zinc finger 1, RARB <text:s/>- <text:s/>retinoic acid receptor, beta, NFIC <text:s/>- <text:s/>nuclear factor i/c (ccaat-binding transcription factor), IKZF3 <text:s/>- <text:s/>ikaros family zinc finger 3 (aiolos), NPAS3 <text:s/>- <text:s/>neuronal pas domain protein 3, ZBTB7B <text:s/>- <text:s/>zinc finger and btb domain containing 7b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HOG <text:s/>- <text:s/>ras homolog family member g, RBL1 <text:s/>- <text:s/>retinoblastoma-like 1 (p107), FOXA3 <text:s/>- <text:s/>forkhead box a3, RAI1 <text:s/>- <text:s/>retinoic acid induced 1, CSF3 <text:s/>- <text:s/>colony stimulating factor 3 (granulocyte), RAPGEF3 <text:s/>- <text:s/>rap guanine nucleotide exchange factor (gef) 3, CDK8 <text:s/>- <text:s/>cyclin-dependent kinase 8, TGFB1 <text:s/>- <text:s/>transforming growth factor, beta 1, UBTF <text:s/>- <text:s/>upstream binding transcription factor, rna polymerase i, RIPK2 <text:s/>- <text:s/>receptor-interacting serine-threonine kinase 2, POU2F1 <text:s/>- <text:s/>pou class 2 homeobox 1, CXCL10 <text:s/>- <text:s/>chemokine (c-x-c motif) ligand 10, BCL3 <text:s/>- <text:s/>b-cell cll/lymphoma 3, IRF1 <text:s/>- <text:s/>interferon regulatory factor 1, PRKCD <text:s/>- <text:s/>protein kinase c, delta, NFAT5 <text:s/>- <text:s/>nuclear factor of activated t-cells 5, tonicity-responsive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21</text:p>
          </table:table-cell>
          <table:table-cell office:value-type="string" calcext:value-type="string">
            <text:p>positive regulation of lymphocyte differentiation</text:p>
          </table:table-cell>
          <table:table-cell office:value-type="float" office:value="0.00000445" calcext:value-type="float">
            <text:p>0.00000445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5.45" calcext:value-type="float">
            <text:p>5.45</text:p>
          </table:table-cell>
          <table:table-cell office:value-type="float" office:value="13954" calcext:value-type="float">
            <text:p>13954</text:p>
          </table:table-cell>
          <table:table-cell office:value-type="float" office:value="64" calcext:value-type="float">
            <text:p>64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IL23A <text:s/>- <text:s/>interleukin 23, alpha subunit p19, ATP11C <text:s/>- <text:s/>atpase, class vi, type 11c, CD74 <text:s/>- <text:s/>cd74 molecule, major histocompatibility complex, class ii invariant chain, TGFB1 <text:s/>- <text:s/>transforming growth factor, beta 1, ADAM8 <text:s/>- <text:s/>adam metallopeptidase domain 8, SHH <text:s/>- <text:s/>sonic hedgehog, CD83 <text:s/>- <text:s/>cd83 molecule, RIPK2 <text:s/>- <text:s/>receptor-interacting serine-threonine kinase 2, CYLD <text:s/>- <text:s/>cylindromatosis (turban tumor syndrome), RARA <text:s/>- <text:s/>retinoic acid receptor, alpha, ZMIZ1 <text:s/>- <text:s/>zinc finger, miz-type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67</text:p>
          </table:table-cell>
          <table:table-cell office:value-type="string" calcext:value-type="string">
            <text:p>positive regulation of cell activation</text:p>
          </table:table-cell>
          <table:table-cell office:value-type="float" office:value="0.00000482" calcext:value-type="float">
            <text:p>0.00000482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3.08" calcext:value-type="float">
            <text:p>3.08</text:p>
          </table:table-cell>
          <table:table-cell office:value-type="float" office:value="13954" calcext:value-type="float">
            <text:p>13954</text:p>
          </table:table-cell>
          <table:table-cell office:value-type="float" office:value="216" calcext:value-type="float">
            <text:p>216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TGFB1 <text:s/>- <text:s/>transforming growth factor, beta 1, SHH <text:s/>- <text:s/>sonic hedgehog, MAP3K8 <text:s/>- <text:s/>mitogen-activated protein kinase kinase kinase 8, CD83 <text:s/>- <text:s/>cd83 molecule, RIPK2 <text:s/>- <text:s/>receptor-interacting serine-threonine kinase 2, FAM49B <text:s/>- <text:s/>family with sequence similarity 49, member b, STAT6 <text:s/>- <text:s/>signal transducer and activator of transcription 6, interleukin-4 induced, IL23A <text:s/>- <text:s/>interleukin 23, alpha subunit p19, TNFRSF4 <text:s/>- <text:s/>tumor necrosis factor receptor superfamily, member 4, ATP11C <text:s/>- <text:s/>atpase, class vi, type 11c, CD74 <text:s/>- <text:s/>cd74 molecule, major histocompatibility complex, class ii invariant chain, ADAM8 <text:s/>- <text:s/>adam metallopeptidase domain 8, TRAF2 <text:s/>- <text:s/>tnf receptor-associated factor 2, TNFSF14 <text:s/>- <text:s/>tumor necrosis factor (ligand) superfamily, member 14, LGALS1 <text:s/>- <text:s/>lectin, galactoside-binding, soluble, 1, NFATC2 <text:s/>- <text:s/>nuclear factor of activated t-cells, cytoplasmic, calcineurin-dependent 2, FGR <text:s/>- <text:s/>feline gardner-rasheed sarcoma viral oncogene homolog, CYLD <text:s/>- <text:s/>cylindromatosis (turban tumor syndrome), IL6ST <text:s/>- <text:s/>interleukin 6 signal transducer (gp130, oncostatin m receptor), RARA <text:s/>- <text:s/>retinoic acid receptor, alpha, ZMIZ1 <text:s/>- <text:s/>zinc finger, miz-type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7</text:p>
          </table:table-cell>
          <table:table-cell office:value-type="string" calcext:value-type="string">
            <text:p>negative regulation of cellular biosynthetic process</text:p>
          </table:table-cell>
          <table:table-cell office:value-type="float" office:value="0.00000483" calcext:value-type="float">
            <text:p>0.00000483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1148" calcext:value-type="float">
            <text:p>1148</text:p>
          </table:table-cell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SBNO2 <text:s/>- <text:s/>strawberry notch homolog 2 (drosophila), PRRX1 <text:s/>- <text:s/>paired related homeobox 1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SP2 <text:s/>- <text:s/>sp2 transcription factor, ETV6 <text:s/>- <text:s/>ets variant 6, PDZD3 <text:s/>- <text:s/>pdz domain containing 3, SKIL <text:s/>- <text:s/>ski-like oncogene, EIF4EBP2 <text:s/>- <text:s/>eukaryotic translation initiation factor 4e binding protein 2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TRIB2 <text:s/>- <text:s/>tribbles homolog 2 (drosophila), CBX2 <text:s/>- <text:s/>chromobox homolog 2, BMI1 <text:s/>- <text:s/>bmi1 polycomb ring finger oncogene, GREM1 <text:s/>- <text:s/>gremlin 1, dan family bmp antagonist, WNT4 <text:s/>- <text:s/>wingless-type mmtv integration site family, member 4, NRG1 <text:s/>- <text:s/>neuregulin 1, BMP2 <text:s/>- <text:s/>bone morphogenetic protein 2, MSX1 <text:s/>- <text:s/>msh homeobox 1, ELF3 <text:s/>- <text:s/>e74-like factor 3 (ets domain transcription factor, epithelial-specific ), CREB1 <text:s/>- <text:s/>camp responsive element binding protein 1, MNT <text:s/>- <text:s/>mnt, max dimerization protein, HOXC6 <text:s/>- <text:s/>homeobox c6, BCL6B <text:s/>- <text:s/>b-cell cll/lymphoma 6, member b, ARNTL <text:s/>- <text:s/>aryl hydrocarbon receptor nuclear translocator-like, HPCA <text:s/>- <text:s/>hippocalcin, SHC1 <text:s/>- <text:s/>shc (src homology 2 domain containing) transforming protein 1, RCOR2 <text:s/>- <text:s/>rest corepressor 2, SHH <text:s/>- <text:s/>sonic hedgehog, SQSTM1 <text:s/>- <text:s/>sequestosome 1, STAT6 <text:s/>- <text:s/>signal transducer and activator of transcription 6, interleukin-4 induced, DLX4 <text:s/>- <text:s/>distal-less homeobox 4, DAB2IP <text:s/>- <text:s/>dab2 interacting protein, TNFRSF4 <text:s/>- <text:s/>tumor necrosis factor receptor superfamily, member 4, EGR1 <text:s/>- <text:s/>early growth response 1, RARB <text:s/>- <text:s/>retinoic acid receptor, beta, NFIC <text:s/>- <text:s/>nuclear factor i/c (ccaat-binding transcription factor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KCNK2 <text:s/>- <text:s/>potassium channel, subfamily k, member 2, TGFB1 <text:s/>- <text:s/>transforming growth factor, beta 1, HDAC7 <text:s/>- <text:s/>histone deacetylase 7, CDKN1B <text:s/>- <text:s/>cyclin-dependent kinase inhibitor 1b (p27, kip1), POU2F1 <text:s/>- <text:s/>pou class 2 homeobox 1, DNMT3A <text:s/>- <text:s/>dna (cytosine-5-)-methyltransferase 3 alpha, IGFBP5 <text:s/>- <text:s/>insulin-like growth factor binding protein 5, WDTC1 <text:s/>- <text:s/>wd and tetratricopeptide repeats 1, BCL7A <text:s/>- <text:s/>b-cell cll/lymphoma 7a, RRP8 <text:s/>- <text:s/>ribosomal rna processing 8, methyltransferase, homolog (yeast), IRF1 <text:s/>- <text:s/>interferon regulatory factor 1, PDE2A <text:s/>- <text:s/>phosphodiesterase 2a, cgmp-stimulated, BCL3 <text:s/>- <text:s/>b-cell cll/lymphoma 3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3</text:p>
          </table:table-cell>
          <table:table-cell office:value-type="string" calcext:value-type="string">
            <text:p>positive regulation of nitrogen compound metabolic process</text:p>
          </table:table-cell>
          <table:table-cell office:value-type="float" office:value="0.0000055" calcext:value-type="float">
            <text:p>0.000005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1.65" calcext:value-type="float">
            <text:p>1.65</text:p>
          </table:table-cell>
          <table:table-cell office:value-type="float" office:value="13954" calcext:value-type="float">
            <text:p>13954</text:p>
          </table:table-cell>
          <table:table-cell office:value-type="float" office:value="1501" calcext:value-type="float">
            <text:p>1501</text:p>
          </table:table-cell>
          <table:table-cell office:value-type="float" office:value="440" calcext:value-type="float">
            <text:p>44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CHD6 <text:s/>- <text:s/>chromodomain helicase dna binding protein 6, PRRX1 <text:s/>- <text:s/>paired related homeobox 1, RFX4 <text:s/>- <text:s/>regulatory factor x, 4 (influences hla class ii expression), SIN3A <text:s/>- <text:s/>sin3 transcription regulator family member a, CAMTA1 <text:s/>- <text:s/>calmodulin binding transcription activator 1, IL23A <text:s/>- <text:s/>interleukin 23, alpha subunit p19, WNT10B <text:s/>- <text:s/>wingless-type mmtv integration site family, member 10b, FLI1 <text:s/>- <text:s/>fli-1 proto-oncogene, ets transcription factor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SIRT2 <text:s/>- <text:s/>sirtuin 2, CHGA <text:s/>- <text:s/>chromogranin a (parathyroid secretory protein 1), FHOD1 <text:s/>- <text:s/>formin homology 2 domain containing 1, FOXN4 <text:s/>- <text:s/>forkhead box n4, EBF3 <text:s/>- <text:s/>early b-cell factor 3, FOXJ2 <text:s/>- <text:s/>forkhead box j2, ETV6 <text:s/>- <text:s/>ets variant 6, NFKB2 <text:s/>- <text:s/>nuclear factor of kappa light polypeptide gene enhancer in b-cells 2 (p49/p100), APLF <text:s/>- <text:s/>aprataxin and pnkp like factor, IRF2BPL <text:s/>- <text:s/>interferon regulatory factor 2 binding protein-like, NFIX <text:s/>- <text:s/>nuclear factor i/x (ccaat-binding transcription factor), SENP1 <text:s/>- <text:s/>sumo1/sentrin specific peptidase 1, CSRNP2 <text:s/>- <text:s/>cysteine-serine-rich nuclear protein 2, GPBP1 <text:s/>- <text:s/>gc-rich promoter binding protein 1, TET3 <text:s/>- <text:s/>tet methylcytosine dioxygenase 3, GREM1 <text:s/>- <text:s/>gremlin 1, dan family bmp antagonist, NRG1 <text:s/>- <text:s/>neuregulin 1, BMP2 <text:s/>- <text:s/>bone morphogenetic protein 2, WNT4 <text:s/>- <text:s/>wingless-type mmtv integration site family, member 4, AUTS2 <text:s/>- <text:s/>autism susceptibility candidate 2, MSX1 <text:s/>- <text:s/>msh homeobox 1, EZH1 <text:s/>- <text:s/>enhancer of zeste homolog 1 (drosophila), ELF3 <text:s/>- <text:s/>e74-like factor 3 (ets domain transcription factor, epithelial-specific ), ELF2 <text:s/>- <text:s/>e74-like factor 2 (ets domain transcription factor), EIF5A <text:s/>- <text:s/>eukaryotic translation initiation factor 5a, CREB1 <text:s/>- <text:s/>camp responsive element binding protein 1, HOXC10 <text:s/>- <text:s/>homeobox c10, ARNTL <text:s/>- <text:s/>aryl hydrocarbon receptor nuclear translocator-like, HPCA <text:s/>- <text:s/>hippocalcin, SHC1 <text:s/>- <text:s/>shc (src homology 2 domain containing) transforming protein 1, SHH <text:s/>- <text:s/>sonic hedgehog, SUPT16H <text:s/>- <text:s/>suppressor of ty 16 homolog (s. cerevisiae), SQSTM1 <text:s/>- <text:s/>sequestosome 1, HOXB9 <text:s/>- <text:s/>homeobox b9, STAT6 <text:s/>- <text:s/>signal transducer and activator of transcription 6, interleukin-4 induced, DAB2IP <text:s/>- <text:s/>dab2 interacting protein, EGR1 <text:s/>- <text:s/>early growth response 1, GLI1 <text:s/>- <text:s/>gli family zinc finger 1, RARB <text:s/>- <text:s/>retinoic acid receptor, beta, NFIC <text:s/>- <text:s/>nuclear factor i/c (ccaat-binding transcription factor), IKZF3 <text:s/>- <text:s/>ikaros family zinc finger 3 (aiolos), NPAS3 <text:s/>- <text:s/>neuronal pas domain protein 3, ZBTB7B <text:s/>- <text:s/>zinc finger and btb domain containing 7b, PTGS2 <text:s/>- <text:s/>prostaglandin-endoperoxide synthase 2 (prostaglandin g/h synthase and cyclooxygenase), NFATC2 <text:s/>- <text:s/>nuclear factor of activated t-cells, cytoplasmic, calcineurin-dependent 2, AAMDC <text:s/>- <text:s/>adipogenesis associated, mth938 domain containing, ZMIZ1 <text:s/>- <text:s/>zinc finger, miz-type containing 1, RARA <text:s/>- <text:s/>retinoic acid receptor, alpha, RHOG <text:s/>- <text:s/>ras homolog family member g, RBL1 <text:s/>- <text:s/>retinoblastoma-like 1 (p107), FOXA3 <text:s/>- <text:s/>forkhead box a3, RAI1 <text:s/>- <text:s/>retinoic acid induced 1, CSF3 <text:s/>- <text:s/>colony stimulating factor 3 (granulocyte), RAPGEF3 <text:s/>- <text:s/>rap guanine nucleotide exchange factor (gef) 3, CDK8 <text:s/>- <text:s/>cyclin-dependent kinase 8, TGFB1 <text:s/>- <text:s/>transforming growth factor, beta 1, FAM129A <text:s/>- <text:s/>family with sequence similarity 129, member a, UBTF <text:s/>- <text:s/>upstream binding transcription factor, rna polymerase i, RIPK2 <text:s/>- <text:s/>receptor-interacting serine-threonine kinase 2, POU2F1 <text:s/>- <text:s/>pou class 2 homeobox 1, CXCL10 <text:s/>- <text:s/>chemokine (c-x-c motif) ligand 10, BCL3 <text:s/>- <text:s/>b-cell cll/lymphoma 3, IRF1 <text:s/>- <text:s/>interferon regulatory factor 1, PRKCD <text:s/>- <text:s/>protein kinase c, delta, NFAT5 <text:s/>- <text:s/>nuclear factor of activated t-cells 5, tonicity-responsive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63</text:p>
          </table:table-cell>
          <table:table-cell office:value-type="string" calcext:value-type="string">
            <text:p>regulation of T cell activation</text:p>
          </table:table-cell>
          <table:table-cell office:value-type="float" office:value="0.00000558" calcext:value-type="float">
            <text:p>0.00000558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3.05" calcext:value-type="float">
            <text:p>3.05</text:p>
          </table:table-cell>
          <table:table-cell office:value-type="float" office:value="13954" calcext:value-type="float">
            <text:p>13954</text:p>
          </table:table-cell>
          <table:table-cell office:value-type="float" office:value="218" calcext:value-type="float">
            <text:p>218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TGFB1 <text:s/>- <text:s/>transforming growth factor, beta 1, SHH <text:s/>- <text:s/>sonic hedgehog, MAP3K8 <text:s/>- <text:s/>mitogen-activated protein kinase kinase kinase 8, CD83 <text:s/>- <text:s/>cd83 molecule, RIPK2 <text:s/>- <text:s/>receptor-interacting serine-threonine kinase 2, FAM49B <text:s/>- <text:s/>family with sequence similarity 49, member b, IL23A <text:s/>- <text:s/>interleukin 23, alpha subunit p19, LRRC32 <text:s/>- <text:s/>leucine rich repeat containing 32, IRF1 <text:s/>- <text:s/>interferon regulatory factor 1, CD74 <text:s/>- <text:s/>cd74 molecule, major histocompatibility complex, class ii invariant chain, ADAM8 <text:s/>- <text:s/>adam metallopeptidase domain 8, ZBTB7B <text:s/>- <text:s/>zinc finger and btb domain containing 7b, TRAF2 <text:s/>- <text:s/>tnf receptor-associated factor 2, TNFSF14 <text:s/>- <text:s/>tumor necrosis factor (ligand) superfamily, member 14, IL27 <text:s/>- <text:s/>interleukin 27, LGALS1 <text:s/>- <text:s/>lectin, galactoside-binding, soluble, 1, CYLD <text:s/>- <text:s/>cylindromatosis (turban tumor syndrome), IL6ST <text:s/>- <text:s/>interleukin 6 signal transducer (gp130, oncostatin m receptor), SMAD7 <text:s/>- <text:s/>smad family member 7, RARA <text:s/>- <text:s/>retinoic acid receptor, alpha, ZMIZ1 <text:s/>- <text:s/>zinc finger, miz-type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33</text:p>
          </table:table-cell>
          <table:table-cell office:value-type="string" calcext:value-type="string">
            <text:p>regulation of protein targeting</text:p>
          </table:table-cell>
          <table:table-cell office:value-type="float" office:value="0.00000611" calcext:value-type="float">
            <text:p>0.00000611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2.94" calcext:value-type="float">
            <text:p>2.94</text:p>
          </table:table-cell>
          <table:table-cell office:value-type="float" office:value="13954" calcext:value-type="float">
            <text:p>13954</text:p>
          </table:table-cell>
          <table:table-cell office:value-type="float" office:value="237" calcext:value-type="float">
            <text:p>237</text:p>
          </table:table-cell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RNF31 <text:s/>- <text:s/>ring finger protein 31, HPCA <text:s/>- <text:s/>hippocalcin, KCNJ11 <text:s/>- <text:s/>potassium inwardly-rectifying channel, subfamily j, member 11, AKT2 <text:s/>- <text:s/>v-akt murine thymoma viral oncogene homolog 2, CSF3 <text:s/>- <text:s/>colony stimulating factor 3 (granulocyte), TGFB1 <text:s/>- <text:s/>transforming growth factor, beta 1, SHH <text:s/>- <text:s/>sonic hedgehog, ZDHHC8 <text:s/>- <text:s/>zinc finger, dhhc-type containing 8, G3BP2 <text:s/>- <text:s/>gtpase activating protein (sh3 domain) binding protein 2, EDAR <text:s/>- <text:s/>ectodysplasin a receptor, NFKBIE <text:s/>- <text:s/>nuclear factor of kappa light polypeptide gene enhancer in b-cells inhibitor, epsilon, IL23A <text:s/>- <text:s/>interleukin 23, alpha subunit p19, DAB2IP <text:s/>- <text:s/>dab2 interacting protein, GREM1 <text:s/>- <text:s/>gremlin 1, dan family bmp antagonist, BCL3 <text:s/>- <text:s/>b-cell cll/lymphoma 3, PDE2A <text:s/>- <text:s/>phosphodiesterase 2a, cgmp-stimulated, NRG1 <text:s/>- <text:s/>neuregulin 1, TNFSF14 <text:s/>- <text:s/>tumor necrosis factor (ligand) superfamily, member 14, PRKCD <text:s/>- <text:s/>protein kinase c, delta, PTGS2 <text:s/>- <text:s/>prostaglandin-endoperoxide synthase 2 (prostaglandin g/h synthase and cyclooxygenase), KCNN3 <text:s/>- <text:s/>potassium intermediate/small conductance calcium-activated channel, subfamily n, member 3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345</text:p>
          </table:table-cell>
          <table:table-cell office:value-type="string" calcext:value-type="string">
            <text:p>regulation of NF-kappaB import into nucleus</text:p>
          </table:table-cell>
          <table:table-cell office:value-type="float" office:value="0.00000636" calcext:value-type="float">
            <text:p>0.00000636</text:p>
          </table:table-cell>
          <table:table-cell office:value-type="float" office:value="0.0011" calcext:value-type="float">
            <text:p>0.0011</text:p>
          </table:table-cell>
          <table:table-cell office:value-type="float" office:value="7.69" calcext:value-type="float">
            <text:p>7.69</text:p>
          </table:table-cell>
          <table:table-cell office:value-type="float" office:value="13954" calcext:value-type="float">
            <text:p>13954</text:p>
          </table:table-cell>
          <table:table-cell office:value-type="float" office:value="33" calcext:value-type="float">
            <text:p>33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GREM1 <text:s/>- <text:s/>gremlin 1, dan family bmp antagonist, BCL3 <text:s/>- <text:s/>b-cell cll/lymphoma 3, TNFSF14 <text:s/>- <text:s/>tumor necrosis factor (ligand) superfamily, member 14, G3BP2 <text:s/>- <text:s/>gtpase activating protein (sh3 domain) binding protein 2, EDAR <text:s/>- <text:s/>ectodysplasin a receptor, PTGS2 <text:s/>- <text:s/>prostaglandin-endoperoxide synthase 2 (prostaglandin g/h synthase and cyclooxygenase)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023</text:p>
          </table:table-cell>
          <table:table-cell office:value-type="string" calcext:value-type="string">
            <text:p>positive regulation of neutrophil chemotaxis</text:p>
          </table:table-cell>
          <table:table-cell office:value-type="float" office:value="0.00000642" calcext:value-type="float">
            <text:p>0.00000642</text:p>
          </table:table-cell>
          <table:table-cell office:value-type="float" office:value="0.0011" calcext:value-type="float">
            <text:p>0.0011</text:p>
          </table:table-cell>
          <table:table-cell office:value-type="float" office:value="9.25" calcext:value-type="float">
            <text:p>9.25</text:p>
          </table:table-cell>
          <table:table-cell office:value-type="float" office:value="13954" calcext:value-type="float">
            <text:p>13954</text:p>
          </table:table-cell>
          <table:table-cell office:value-type="float" office:value="24" calcext:value-type="float">
            <text:p>24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D74 <text:s/>- <text:s/>cd74 molecule, major histocompatibility complex, class ii invariant chain, CXCL5 <text:s/>- <text:s/>chemokine (c-x-c motif) ligand 5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82</text:p>
          </table:table-cell>
          <table:table-cell office:value-type="string" calcext:value-type="string">
            <text:p>positive regulation of T cell differentiation</text:p>
          </table:table-cell>
          <table:table-cell office:value-type="float" office:value="0.00000719" calcext:value-type="float">
            <text:p>0.000007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5.77" calcext:value-type="float">
            <text:p>5.77</text:p>
          </table:table-cell>
          <table:table-cell office:value-type="float" office:value="13954" calcext:value-type="float">
            <text:p>13954</text:p>
          </table:table-cell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CD74 <text:s/>- <text:s/>cd74 molecule, major histocompatibility complex, class ii invariant chain, TGFB1 <text:s/>- <text:s/>transforming growth factor, beta 1, ADAM8 <text:s/>- <text:s/>adam metallopeptidase domain 8, SHH <text:s/>- <text:s/>sonic hedgehog, CD83 <text:s/>- <text:s/>cd83 molecule, RIPK2 <text:s/>- <text:s/>receptor-interacting serine-threonine kinase 2, CYLD <text:s/>- <text:s/>cylindromatosis (turban tumor syndrome), RARA <text:s/>- <text:s/>retinoic acid receptor, alpha, ZMIZ1 <text:s/>- <text:s/>zinc finger, miz-type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19</text:p>
          </table:table-cell>
          <table:table-cell office:value-type="string" calcext:value-type="string">
            <text:p>regulation of nucleobase-containing compound metabolic process</text:p>
          </table:table-cell>
          <table:table-cell office:value-type="float" office:value="0.00000728" calcext:value-type="float">
            <text:p>0.0000072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3161" calcext:value-type="float">
            <text:p>3161</text:p>
          </table:table-cell>
          <table:table-cell office:value-type="float" office:value="440" calcext:value-type="float">
            <text:p>44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[PRRX1 <text:s/>- <text:s/>paired related homeobox 1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ELL2 <text:s/>- <text:s/>elongation factor, rna polymerase ii, 2, CD74 <text:s/>- <text:s/>cd74 molecule, major histocompatibility complex, class ii invariant chain, BCOR <text:s/>- <text:s/>bcl6 corepressor, REL <text:s/>- <text:s/>v-rel avian reticuloendotheliosis viral oncogene homolog, RSF1 <text:s/>- <text:s/>remodeling and spacing factor 1, VEZF1 <text:s/>- <text:s/>vascular endothelial zinc finger 1, ING2 <text:s/>- <text:s/>inhibitor of growth family, member 2, MLLT6 <text:s/>- <text:s/>myeloid/lymphoid or mixed-lineage leukemia (trithorax homolog, drosophila); translocated to, 6, ZNF521 <text:s/>- <text:s/>zinc finger protein 521, SIRT2 <text:s/>- <text:s/>sirtuin 2, FHOD1 <text:s/>- <text:s/>formin homology 2 domain containing 1, EBF3 <text:s/>- <text:s/>early b-cell factor 3, FOXJ2 <text:s/>- <text:s/>forkhead box j2, SP2 <text:s/>- <text:s/>sp2 transcription factor, FOXL1 <text:s/>- <text:s/>forkhead box l1, APLF <text:s/>- <text:s/>aprataxin and pnkp like factor, CSRNP2 <text:s/>- <text:s/>cysteine-serine-rich nuclear protein 2, TET3 <text:s/>- <text:s/>tet methylcytosine dioxygenase 3, SENP1 <text:s/>- <text:s/>sumo1/sentrin specific peptidase 1, BMI1 <text:s/>- <text:s/>bmi1 polycomb ring finger oncogene, GATAD2B <text:s/>- <text:s/>gata zinc finger domain containing 2b, WNT4 <text:s/>- <text:s/>wingless-type mmtv integration site family, member 4, BMP2 <text:s/>- <text:s/>bone morphogenetic protein 2, HOXD11 <text:s/>- <text:s/>homeobox d11, SMG6 <text:s/>- <text:s/>smg6 nonsense mediated mrna decay factor, ELF3 <text:s/>- <text:s/>e74-like factor 3 (ets domain transcription factor, epithelial-specific ), ELF2 <text:s/>- <text:s/>e74-like factor 2 (ets domain transcription factor), CREB1 <text:s/>- <text:s/>camp responsive element binding protein 1, MNT <text:s/>- <text:s/>mnt, max dimerization protein, HOXC6 <text:s/>- <text:s/>homeobox c6, HOXC10 <text:s/>- <text:s/>homeobox c10, ARNTL <text:s/>- <text:s/>aryl hydrocarbon receptor nuclear translocator-like, RNF31 <text:s/>- <text:s/>ring finger protein 31, PSME2 <text:s/>- <text:s/>proteasome (prosome, macropain) activator subunit 2 (pa28 beta), TRIB1 <text:s/>- <text:s/>tribbles homolog 1 (drosophila), SUPT16H <text:s/>- <text:s/>suppressor of ty 16 homolog (s. cerevisiae), EEF1A1 <text:s/>- <text:s/>eukaryotic translation elongation factor 1 alpha 1, SQSTM1 <text:s/>- <text:s/>sequestosome 1, EGR1 <text:s/>- <text:s/>early growth response 1, GLI1 <text:s/>- <text:s/>gli family zinc finger 1, DAB2IP <text:s/>- <text:s/>dab2 interacting protein, ADAM8 <text:s/>- <text:s/>adam metallopeptidase domain 8, ZBTB7B <text:s/>- <text:s/>zinc finger and btb domain containing 7b, DEDD <text:s/>- <text:s/>death effector domain containing, CA9 <text:s/>- <text:s/>carbonic anhydrase ix, BAZ1A <text:s/>- <text:s/>bromodomain adjacent to zinc finger domain, 1a, GATAD2A <text:s/>- <text:s/>gata zinc finger domain containing 2a, RHOG <text:s/>- <text:s/>ras homolog family member g, CDK8 <text:s/>- <text:s/>cyclin-dependent kinase 8, CDKN1B <text:s/>- <text:s/>cyclin-dependent kinase inhibitor 1b (p27, kip1), POU2F1 <text:s/>- <text:s/>pou class 2 homeobox 1, CXCL10 <text:s/>- <text:s/>chemokine (c-x-c motif) ligand 10, WDTC1 <text:s/>- <text:s/>wd and tetratricopeptide repeats 1, RRP8 <text:s/>- <text:s/>ribosomal rna processing 8, methyltransferase, homolog (yeast), IRF1 <text:s/>- <text:s/>interferon regulatory factor 1, PDE2A <text:s/>- <text:s/>phosphodiesterase 2a, cgmp-stimulated, TRAF2 <text:s/>- <text:s/>tnf receptor-associated factor 2, CHD6 <text:s/>- <text:s/>chromodomain helicase dna binding protein 6, SBNO2 <text:s/>- <text:s/>strawberry notch homolog 2 (drosophila), CAMK2A <text:s/>- <text:s/>calcium/calmodulin-dependent protein kinase ii alpha, WNT10B <text:s/>- <text:s/>wingless-type mmtv integration site family, member 10b, IL23A <text:s/>- <text:s/>interleukin 23, alpha subunit p19, TLE4 <text:s/>- <text:s/>transducin-like enhancer of split 4 (e(sp1) homolog, drosophila), CNOT2 <text:s/>- <text:s/>ccr4-not transcription complex, subunit 2, VSX2 <text:s/>- <text:s/>visual system homeobox 2, CHGA <text:s/>- <text:s/>chromogranin a (parathyroid secretory protein 1), COMMD3 <text:s/>- <text:s/>comm domain containing 3, MLXIP <text:s/>- <text:s/>mlx interacting protein, ZNF319 <text:s/>- <text:s/>zinc finger protein 319, FOXN4 <text:s/>- <text:s/>forkhead box n4, PDZD3 <text:s/>- <text:s/>pdz domain containing 3, SKIL <text:s/>- <text:s/>ski-like oncogene, ETV6 <text:s/>- <text:s/>ets variant 6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GPBP1 <text:s/>- <text:s/>gc-rich promoter binding protein 1, NFKBIB <text:s/>- <text:s/>nuclear factor of kappa light polypeptide gene enhancer in b-cells inhibitor, beta, CBX2 <text:s/>- <text:s/>chromobox homolog 2, FOXP4 <text:s/>- <text:s/>forkhead box p4, GREM1 <text:s/>- <text:s/>gremlin 1, dan family bmp antagonist, NRG1 <text:s/>- <text:s/>neuregulin 1, EBF4 <text:s/>- <text:s/>early b-cell factor 4, AUTS2 <text:s/>- <text:s/>autism susceptibility candidate 2, TNFAIP3 <text:s/>- <text:s/>tumor necrosis factor, alpha-induced protein 3, EZH1 <text:s/>- <text:s/>enhancer of zeste homolog 1 (drosophila), MSX1 <text:s/>- <text:s/>msh homeobox 1, ZNF641 <text:s/>- <text:s/>zinc finger protein 641, SUV420H2 <text:s/>- <text:s/>suppressor of variegation 4-20 homolog 2 (drosophila), CYLD <text:s/>- <text:s/>cylindromatosis (turban tumor syndrome), BCL6B <text:s/>- <text:s/>b-cell cll/lymphoma 6, member b, HPCA <text:s/>- <text:s/>hippocalcin, RNF165 <text:s/>- <text:s/>ring finger protein 165, SHC1 <text:s/>- <text:s/>shc (src homology 2 domain containing) transforming protein 1, ELMSAN1 <text:s/>- <text:s/>elm2 and myb/sant-like domain containing 1, RCOR2 <text:s/>- <text:s/>rest corepressor 2, SHH <text:s/>- <text:s/>sonic hedgehog, BCORL1 <text:s/>- <text:s/>bcl6 corepressor-like 1, HOXC5 <text:s/>- <text:s/>homeobox c5, SP6 <text:s/>- <text:s/>sp6 transcription factor, STAT6 <text:s/>- <text:s/>signal transducer and activator of transcription 6, interleukin-4 induced, DLX4 <text:s/>- <text:s/>distal-less homeobox 4, HOXB9 <text:s/>- <text:s/>homeobox b9, LRP4 <text:s/>- <text:s/>low density lipoprotein receptor-related protein 4, TNFRSF4 <text:s/>- <text:s/>tumor necrosis factor receptor superfamily, member 4, RARB <text:s/>- <text:s/>retinoic acid receptor, beta, IKZF3 <text:s/>- <text:s/>ikaros family zinc finger 3 (aiolos), NFIC <text:s/>- <text:s/>nuclear factor i/c (ccaat-binding transcription factor), NPAS3 <text:s/>- <text:s/>neuronal pas domain protein 3, KDM1B <text:s/>- <text:s/>lysine (k)-specific demethylase 1b, AAMDC <text:s/>- <text:s/>adipogenesis associated, mth938 domain containing, NFATC2 <text:s/>- <text:s/>nuclear factor of activated t-cells, cytoplasmic, calcineurin-dependent 2, ZMIZ1 <text:s/>- <text:s/>zinc finger, miz-type containing 1, RARA <text:s/>- <text:s/>retinoic acid receptor, alpha, RBL1 <text:s/>- <text:s/>retinoblastoma-like 1 (p107), RAI1 <text:s/>- <text:s/>retinoic acid induced 1, FOXA3 <text:s/>- <text:s/>forkhead box a3, CSF3 <text:s/>- <text:s/>colony stimulating factor 3 (granulocyte), KCNK2 <text:s/>- <text:s/>potassium channel, subfamily k, member 2, RAPGEF3 <text:s/>- <text:s/>rap guanine nucleotide exchange factor (gef) 3, TGFB1 <text:s/>- <text:s/>transforming growth factor, beta 1, UBTF <text:s/>- <text:s/>upstream binding transcription factor, rna polymerase i, RIPK2 <text:s/>- <text:s/>receptor-interacting serine-threonine kinase 2, HDAC7 <text:s/>- <text:s/>histone deacetylase 7, DNMT3A <text:s/>- <text:s/>dna (cytosine-5-)-methyltransferase 3 alpha, BCL7A <text:s/>- <text:s/>b-cell cll/lymphoma 7a, MAFG <text:s/>- <text:s/>v-maf avian musculoaponeurotic fibrosarcoma oncogene homolog g, BCL3 <text:s/>- <text:s/>b-cell cll/lymphoma 3, NFAT5 <text:s/>- <text:s/>nuclear factor of activated t-cells 5, tonicity-responsive, PRKCD <text:s/>- <text:s/>protein kinase c, delta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822</text:p>
          </table:table-cell>
          <table:table-cell office:value-type="string" calcext:value-type="string">
            <text:p>regulation of nucleocytoplasmic transport</text:p>
          </table:table-cell>
          <table:table-cell office:value-type="float" office:value="0.00000766" calcext:value-type="float">
            <text:p>0.00000766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3.34" calcext:value-type="float">
            <text:p>3.34</text:p>
          </table:table-cell>
          <table:table-cell office:value-type="float" office:value="13954" calcext:value-type="float">
            <text:p>13954</text:p>
          </table:table-cell>
          <table:table-cell office:value-type="float" office:value="171" calcext:value-type="float">
            <text:p>171</text:p>
          </table:table-cell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CSF3 <text:s/>- <text:s/>colony stimulating factor 3 (granulocyte), RAPGEF3 <text:s/>- <text:s/>rap guanine nucleotide exchange factor (gef) 3, TGFB1 <text:s/>- <text:s/>transforming growth factor, beta 1, RANGAP1 <text:s/>- <text:s/>ran gtpase activating protein 1, G3BP2 <text:s/>- <text:s/>gtpase activating protein (sh3 domain) binding protein 2, SHH <text:s/>- <text:s/>sonic hedgehog, EDAR <text:s/>- <text:s/>ectodysplasin a receptor, NFKBIE <text:s/>- <text:s/>nuclear factor of kappa light polypeptide gene enhancer in b-cells inhibitor, epsilon, DAB2IP <text:s/>- <text:s/>dab2 interacting protein, IL23A <text:s/>- <text:s/>interleukin 23, alpha subunit p19, GREM1 <text:s/>- <text:s/>gremlin 1, dan family bmp antagonist, BCL3 <text:s/>- <text:s/>b-cell cll/lymphoma 3, PDE2A <text:s/>- <text:s/>phosphodiesterase 2a, cgmp-stimulated, PRKCD <text:s/>- <text:s/>protein kinase c, delta, TNFSF14 <text:s/>- <text:s/>tumor necrosis factor (ligand) superfamily, member 14, NUP153 <text:s/>- <text:s/>nucleoporin 153kda, PTGS2 <text:s/>- <text:s/>prostaglandin-endoperoxide synthase 2 (prostaglandin g/h synthase and cyclooxygenase)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0</text:p>
          </table:table-cell>
          <table:table-cell office:value-type="string" calcext:value-type="string">
            <text:p>negative regulation of biosynthetic process</text:p>
          </table:table-cell>
          <table:table-cell office:value-type="float" office:value="0.00000779" calcext:value-type="float">
            <text:p>0.00000779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1.74" calcext:value-type="float">
            <text:p>1.74</text:p>
          </table:table-cell>
          <table:table-cell office:value-type="float" office:value="13954" calcext:value-type="float">
            <text:p>13954</text:p>
          </table:table-cell>
          <table:table-cell office:value-type="float" office:value="1165" calcext:value-type="float">
            <text:p>1165</text:p>
          </table:table-cell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SBNO2 <text:s/>- <text:s/>strawberry notch homolog 2 (drosophila), PRRX1 <text:s/>- <text:s/>paired related homeobox 1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SP2 <text:s/>- <text:s/>sp2 transcription factor, ETV6 <text:s/>- <text:s/>ets variant 6, PDZD3 <text:s/>- <text:s/>pdz domain containing 3, SKIL <text:s/>- <text:s/>ski-like oncogene, EIF4EBP2 <text:s/>- <text:s/>eukaryotic translation initiation factor 4e binding protein 2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TRIB2 <text:s/>- <text:s/>tribbles homolog 2 (drosophila), CBX2 <text:s/>- <text:s/>chromobox homolog 2, BMI1 <text:s/>- <text:s/>bmi1 polycomb ring finger oncogene, GREM1 <text:s/>- <text:s/>gremlin 1, dan family bmp antagonist, WNT4 <text:s/>- <text:s/>wingless-type mmtv integration site family, member 4, NRG1 <text:s/>- <text:s/>neuregulin 1, BMP2 <text:s/>- <text:s/>bone morphogenetic protein 2, MSX1 <text:s/>- <text:s/>msh homeobox 1, ELF3 <text:s/>- <text:s/>e74-like factor 3 (ets domain transcription factor, epithelial-specific ), CREB1 <text:s/>- <text:s/>camp responsive element binding protein 1, MNT <text:s/>- <text:s/>mnt, max dimerization protein, HOXC6 <text:s/>- <text:s/>homeobox c6, BCL6B <text:s/>- <text:s/>b-cell cll/lymphoma 6, member b, ARNTL <text:s/>- <text:s/>aryl hydrocarbon receptor nuclear translocator-like, HPCA <text:s/>- <text:s/>hippocalcin, SHC1 <text:s/>- <text:s/>shc (src homology 2 domain containing) transforming protein 1, RCOR2 <text:s/>- <text:s/>rest corepressor 2, SHH <text:s/>- <text:s/>sonic hedgehog, SQSTM1 <text:s/>- <text:s/>sequestosome 1, STAT6 <text:s/>- <text:s/>signal transducer and activator of transcription 6, interleukin-4 induced, DLX4 <text:s/>- <text:s/>distal-less homeobox 4, DAB2IP <text:s/>- <text:s/>dab2 interacting protein, TNFRSF4 <text:s/>- <text:s/>tumor necrosis factor receptor superfamily, member 4, EGR1 <text:s/>- <text:s/>early growth response 1, RARB <text:s/>- <text:s/>retinoic acid receptor, beta, NFIC <text:s/>- <text:s/>nuclear factor i/c (ccaat-binding transcription factor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KCNK2 <text:s/>- <text:s/>potassium channel, subfamily k, member 2, TGFB1 <text:s/>- <text:s/>transforming growth factor, beta 1, HDAC7 <text:s/>- <text:s/>histone deacetylase 7, CDKN1B <text:s/>- <text:s/>cyclin-dependent kinase inhibitor 1b (p27, kip1), POU2F1 <text:s/>- <text:s/>pou class 2 homeobox 1, DNMT3A <text:s/>- <text:s/>dna (cytosine-5-)-methyltransferase 3 alpha, IGFBP5 <text:s/>- <text:s/>insulin-like growth factor binding protein 5, WDTC1 <text:s/>- <text:s/>wd and tetratricopeptide repeats 1, BCL7A <text:s/>- <text:s/>b-cell cll/lymphoma 7a, RRP8 <text:s/>- <text:s/>ribosomal rna processing 8, methyltransferase, homolog (yeast), IRF1 <text:s/>- <text:s/>interferon regulatory factor 1, PDE2A <text:s/>- <text:s/>phosphodiesterase 2a, cgmp-stimulated, BCL3 <text:s/>- <text:s/>b-cell cll/lymphoma 3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481</text:p>
          </table:table-cell>
          <table:table-cell office:value-type="string" calcext:value-type="string">
            <text:p>regulation of odontogenesis</text:p>
          </table:table-cell>
          <table:table-cell office:value-type="float" office:value="0.00000868" calcext:value-type="float">
            <text:p>0.00000868</text:p>
          </table:table-cell>
          <table:table-cell office:value-type="float" office:value="0.0014" calcext:value-type="float">
            <text:p>0.0014</text:p>
          </table:table-cell>
          <table:table-cell office:value-type="float" office:value="8.88" calcext:value-type="float">
            <text:p>8.88</text:p>
          </table:table-cell>
          <table:table-cell office:value-type="float" office:value="13954" calcext:value-type="float">
            <text:p>13954</text:p>
          </table:table-cell>
          <table:table-cell office:value-type="float" office:value="25" calcext:value-type="float">
            <text:p>25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BMP2 <text:s/>- <text:s/>bone morphogenetic protein 2, BCOR <text:s/>- <text:s/>bcl6 corepressor, MSX1 <text:s/>- <text:s/>msh homeobox 1, TGFB1 <text:s/>- <text:s/>transforming growth factor, beta 1, SHH <text:s/>- <text:s/>sonic hedgehog, WNT10A <text:s/>- <text:s/>wingless-type mmtv integration site family, member 10a, SP6 <text:s/>- <text:s/>sp6 transcription fac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817</text:p>
          </table:table-cell>
          <table:table-cell office:value-type="string" calcext:value-type="string">
            <text:p>regulation of cytokine production</text:p>
          </table:table-cell>
          <table:table-cell office:value-type="float" office:value="0.00000996" calcext:value-type="float">
            <text:p>0.00000996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2.31" calcext:value-type="float">
            <text:p>2.31</text:p>
          </table:table-cell>
          <table:table-cell office:value-type="float" office:value="13954" calcext:value-type="float">
            <text:p>13954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TNFRSF9 <text:s/>- <text:s/>tumor necrosis factor receptor superfamily, member 9, FFAR2 <text:s/>- <text:s/>free fatty acid receptor 2, PGLYRP2 <text:s/>- <text:s/>peptidoglycan recognition protein 2, BIRC3 <text:s/>- <text:s/>baculoviral iap repeat containing 3, CD83 <text:s/>- <text:s/>cd83 molecule, PTPRS <text:s/>- <text:s/>protein tyrosine phosphatase, receptor type, s, STAT6 <text:s/>- <text:s/>signal transducer and activator of transcription 6, interleukin-4 induced, IL23A <text:s/>- <text:s/>interleukin 23, alpha subunit p19, EGR1 <text:s/>- <text:s/>early growth response 1, CD74 <text:s/>- <text:s/>cd74 molecule, major histocompatibility complex, class ii invariant chain, REL <text:s/>- <text:s/>v-rel avian reticuloendotheliosis viral oncogene homolog, ADAM8 <text:s/>- <text:s/>adam metallopeptidase domain 8, PTGS2 <text:s/>- <text:s/>prostaglandin-endoperoxide synthase 2 (prostaglandin g/h synthase and cyclooxygenase), RARA <text:s/>- <text:s/>retinoic acid receptor, alpha, TGFB1 <text:s/>- <text:s/>transforming growth factor, beta 1, NFKB2 <text:s/>- <text:s/>nuclear factor of kappa light polypeptide gene enhancer in b-cells 2 (p49/p100), HDAC7 <text:s/>- <text:s/>histone deacetylase 7, RIPK2 <text:s/>- <text:s/>receptor-interacting serine-threonine kinase 2, TRIB2 <text:s/>- <text:s/>tribbles homolog 2 (drosophila), FAM49B <text:s/>- <text:s/>family with sequence similarity 49, member b, LRRC32 <text:s/>- <text:s/>leucine rich repeat containing 32, IRF1 <text:s/>- <text:s/>interferon regulatory factor 1, BCL3 <text:s/>- <text:s/>b-cell cll/lymphoma 3, JPH4 <text:s/>- <text:s/>junctophilin 4, TNFAIP3 <text:s/>- <text:s/>tumor necrosis factor, alpha-induced protein 3, TRAF2 <text:s/>- <text:s/>tnf receptor-associated factor 2, IL27 <text:s/>- <text:s/>interleukin 27, CREB1 <text:s/>- <text:s/>camp responsive element binding protein 1, CYLD <text:s/>- <text:s/>cylindromatosis (turban tumor syndrome), FGR <text:s/>- <text:s/>feline gardner-rasheed sarcoma viral oncogene homolog, IL6ST <text:s/>- <text:s/>interleukin 6 signal transducer (gp130, oncostatin m receptor)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70</text:p>
          </table:table-cell>
          <table:table-cell office:value-type="string" calcext:value-type="string">
            <text:p>positive regulation of T cell activation</text:p>
          </table:table-cell>
          <table:table-cell office:value-type="float" office:value="0.0000103" calcext:value-type="float">
            <text:p>0.0000103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3.57" calcext:value-type="float">
            <text:p>3.57</text:p>
          </table:table-cell>
          <table:table-cell office:value-type="float" office:value="13954" calcext:value-type="float">
            <text:p>13954</text:p>
          </table:table-cell>
          <table:table-cell office:value-type="float" office:value="142" calcext:value-type="float">
            <text:p>142</text:p>
          </table:table-cell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TGFB1 <text:s/>- <text:s/>transforming growth factor, beta 1, CD83 <text:s/>- <text:s/>cd83 molecule, MAP3K8 <text:s/>- <text:s/>mitogen-activated protein kinase kinase kinase 8, SHH <text:s/>- <text:s/>sonic hedgehog, RIPK2 <text:s/>- <text:s/>receptor-interacting serine-threonine kinase 2, FAM49B <text:s/>- <text:s/>family with sequence similarity 49, member b, IL23A <text:s/>- <text:s/>interleukin 23, alpha subunit p19, CD74 <text:s/>- <text:s/>cd74 molecule, major histocompatibility complex, class ii invariant chain, ADAM8 <text:s/>- <text:s/>adam metallopeptidase domain 8, TRAF2 <text:s/>- <text:s/>tnf receptor-associated factor 2, TNFSF14 <text:s/>- <text:s/>tumor necrosis factor (ligand) superfamily, member 14, LGALS1 <text:s/>- <text:s/>lectin, galactoside-binding, soluble, 1, CYLD <text:s/>- <text:s/>cylindromatosis (turban tumor syndrome), IL6ST <text:s/>- <text:s/>interleukin 6 signal transducer (gp130, oncostatin m receptor), RARA <text:s/>- <text:s/>retinoic acid receptor, alpha, ZMIZ1 <text:s/>- <text:s/>zinc finger, miz-type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23</text:p>
          </table:table-cell>
          <table:table-cell office:value-type="string" calcext:value-type="string">
            <text:p>regulation of protein transport</text:p>
          </table:table-cell>
          <table:table-cell office:value-type="float" office:value="0.0000111" calcext:value-type="float">
            <text:p>0.0000111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2.07" calcext:value-type="float">
            <text:p>2.07</text:p>
          </table:table-cell>
          <table:table-cell office:value-type="float" office:value="13954" calcext:value-type="float">
            <text:p>13954</text:p>
          </table:table-cell>
          <table:table-cell office:value-type="float" office:value="614" calcext:value-type="float">
            <text:p>614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ARNTL <text:s/>- <text:s/>aryl hydrocarbon receptor nuclear translocator-like, TNFRSF9 <text:s/>- <text:s/>tumor necrosis factor receptor superfamily, member 9, HPCA <text:s/>- <text:s/>hippocalcin, RNF31 <text:s/>- <text:s/>ring finger protein 31, FFAR2 <text:s/>- <text:s/>free fatty acid receptor 2, YOD1 <text:s/>- <text:s/>yod1 deubiquitinase, RANGAP1 <text:s/>- <text:s/>ran gtpase activating protein 1, LRP1 <text:s/>- <text:s/>low density lipoprotein receptor-related protein 1, SHH <text:s/>- <text:s/>sonic hedgehog, NLGN2 <text:s/>- <text:s/>neuroligin 2, DAB2IP <text:s/>- <text:s/>dab2 interacting protein, TNFRSF4 <text:s/>- <text:s/>tumor necrosis factor receptor superfamily, member 4, IL23A <text:s/>- <text:s/>interleukin 23, alpha subunit p19, ADAM8 <text:s/>- <text:s/>adam metallopeptidase domain 8, TNFSF14 <text:s/>- <text:s/>tumor necrosis factor (ligand) superfamily, member 14, PTGS2 <text:s/>- <text:s/>prostaglandin-endoperoxide synthase 2 (prostaglandin g/h synthase and cyclooxygenase), KCNN3 <text:s/>- <text:s/>potassium intermediate/small conductance calcium-activated channel, subfamily n, member 3, FAM65A <text:s/>- <text:s/>family with sequence similarity 65, member a, KCNJ11 <text:s/>- <text:s/>potassium inwardly-rectifying channel, subfamily j, member 11, PKDCC <text:s/>- <text:s/>protein kinase domain containing, cytoplasmic, CSF3 <text:s/>- <text:s/>colony stimulating factor 3 (granulocyte), AKT2 <text:s/>- <text:s/>v-akt murine thymoma viral oncogene homolog 2, RAPGEF3 <text:s/>- <text:s/>rap guanine nucleotide exchange factor (gef) 3, TGFB1 <text:s/>- <text:s/>transforming growth factor, beta 1, G3BP2 <text:s/>- <text:s/>gtpase activating protein (sh3 domain) binding protein 2, ZDHHC8 <text:s/>- <text:s/>zinc finger, dhhc-type containing 8, EDAR <text:s/>- <text:s/>ectodysplasin a receptor, LCP1 <text:s/>- <text:s/>lymphocyte cytosolic protein 1 (l-plastin), NFKBIE <text:s/>- <text:s/>nuclear factor of kappa light polypeptide gene enhancer in b-cells inhibitor, epsilon, LRRC32 <text:s/>- <text:s/>leucine rich repeat containing 32, GREM1 <text:s/>- <text:s/>gremlin 1, dan family bmp antagonist, NRG1 <text:s/>- <text:s/>neuregulin 1, PDE2A <text:s/>- <text:s/>phosphodiesterase 2a, cgmp-stimulated, BCL3 <text:s/>- <text:s/>b-cell cll/lymphoma 3, PFKM <text:s/>- <text:s/>phosphofructokinase, muscle, PRKCD <text:s/>- <text:s/>protein kinase c, delta, RAB11FIP5 <text:s/>- <text:s/>rab11 family interacting protein 5 (class i), TRAF2 <text:s/>- <text:s/>tnf receptor-associated factor 2, FGR <text:s/>- <text:s/>feline gardner-rasheed sarcoma viral oncogene homolog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087</text:p>
          </table:table-cell>
          <table:table-cell office:value-type="string" calcext:value-type="string">
            <text:p>regulation of peptide transport</text:p>
          </table:table-cell>
          <table:table-cell office:value-type="float" office:value="0.0000114" calcext:value-type="float">
            <text:p>0.000011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2.04" calcext:value-type="float">
            <text:p>2.04</text:p>
          </table:table-cell>
          <table:table-cell office:value-type="float" office:value="13954" calcext:value-type="float">
            <text:p>13954</text:p>
          </table:table-cell>
          <table:table-cell office:value-type="float" office:value="637" calcext:value-type="float">
            <text:p>637</text:p>
          </table:table-cell>
          <table:table-cell office:value-type="float" office:value="440" calcext:value-type="float">
            <text:p>4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ARNTL <text:s/>- <text:s/>aryl hydrocarbon receptor nuclear translocator-like, TNFRSF9 <text:s/>- <text:s/>tumor necrosis factor receptor superfamily, member 9, HPCA <text:s/>- <text:s/>hippocalcin, RNF31 <text:s/>- <text:s/>ring finger protein 31, FFAR2 <text:s/>- <text:s/>free fatty acid receptor 2, YOD1 <text:s/>- <text:s/>yod1 deubiquitinase, RANGAP1 <text:s/>- <text:s/>ran gtpase activating protein 1, LRP1 <text:s/>- <text:s/>low density lipoprotein receptor-related protein 1, SHH <text:s/>- <text:s/>sonic hedgehog, NLGN2 <text:s/>- <text:s/>neuroligin 2, DAB2IP <text:s/>- <text:s/>dab2 interacting protein, TNFRSF4 <text:s/>- <text:s/>tumor necrosis factor receptor superfamily, member 4, IL23A <text:s/>- <text:s/>interleukin 23, alpha subunit p19, CD74 <text:s/>- <text:s/>cd74 molecule, major histocompatibility complex, class ii invariant chain, ADAM8 <text:s/>- <text:s/>adam metallopeptidase domain 8, TNFSF14 <text:s/>- <text:s/>tumor necrosis factor (ligand) superfamily, member 14, PTGS2 <text:s/>- <text:s/>prostaglandin-endoperoxide synthase 2 (prostaglandin g/h synthase and cyclooxygenase), KCNN3 <text:s/>- <text:s/>potassium intermediate/small conductance calcium-activated channel, subfamily n, member 3, FAM65A <text:s/>- <text:s/>family with sequence similarity 65, member a, KCNJ11 <text:s/>- <text:s/>potassium inwardly-rectifying channel, subfamily j, member 11, PKDCC <text:s/>- <text:s/>protein kinase domain containing, cytoplasmic, CSF3 <text:s/>- <text:s/>colony stimulating factor 3 (granulocyte), AKT2 <text:s/>- <text:s/>v-akt murine thymoma viral oncogene homolog 2, RAPGEF3 <text:s/>- <text:s/>rap guanine nucleotide exchange factor (gef) 3, TGFB1 <text:s/>- <text:s/>transforming growth factor, beta 1, G3BP2 <text:s/>- <text:s/>gtpase activating protein (sh3 domain) binding protein 2, ZDHHC8 <text:s/>- <text:s/>zinc finger, dhhc-type containing 8, EDAR <text:s/>- <text:s/>ectodysplasin a receptor, LCP1 <text:s/>- <text:s/>lymphocyte cytosolic protein 1 (l-plastin), NFKBIE <text:s/>- <text:s/>nuclear factor of kappa light polypeptide gene enhancer in b-cells inhibitor, epsilon, LRRC32 <text:s/>- <text:s/>leucine rich repeat containing 32, GREM1 <text:s/>- <text:s/>gremlin 1, dan family bmp antagonist, NRG1 <text:s/>- <text:s/>neuregulin 1, PDE2A <text:s/>- <text:s/>phosphodiesterase 2a, cgmp-stimulated, BCL3 <text:s/>- <text:s/>b-cell cll/lymphoma 3, PFKM <text:s/>- <text:s/>phosphofructokinase, muscle, PRKCD <text:s/>- <text:s/>protein kinase c, delta, RAB11FIP5 <text:s/>- <text:s/>rab11 family interacting protein 5 (class i), TRAF2 <text:s/>- <text:s/>tnf receptor-associated factor 2, FGR <text:s/>- <text:s/>feline gardner-rasheed sarcoma viral oncogene homolog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624</text:p>
          </table:table-cell>
          <table:table-cell office:value-type="string" calcext:value-type="string">
            <text:p>positive regulation of granulocyte chemotaxis</text:p>
          </table:table-cell>
          <table:table-cell office:value-type="float" office:value="0.0000116" calcext:value-type="float">
            <text:p>0.0000116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8.54" calcext:value-type="float">
            <text:p>8.54</text:p>
          </table:table-cell>
          <table:table-cell office:value-type="float" office:value="13954" calcext:value-type="float">
            <text:p>13954</text:p>
          </table:table-cell>
          <table:table-cell office:value-type="float" office:value="26" calcext:value-type="float">
            <text:p>26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D74 <text:s/>- <text:s/>cd74 molecule, major histocompatibility complex, class ii invariant chain, CXCL5 <text:s/>- <text:s/>chemokine (c-x-c motif) ligand 5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022</text:p>
          </table:table-cell>
          <table:table-cell office:value-type="string" calcext:value-type="string">
            <text:p>regulation of neutrophil chemotaxis</text:p>
          </table:table-cell>
          <table:table-cell office:value-type="float" office:value="0.0000116" calcext:value-type="float">
            <text:p>0.0000116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8.54" calcext:value-type="float">
            <text:p>8.54</text:p>
          </table:table-cell>
          <table:table-cell office:value-type="float" office:value="13954" calcext:value-type="float">
            <text:p>13954</text:p>
          </table:table-cell>
          <table:table-cell office:value-type="float" office:value="26" calcext:value-type="float">
            <text:p>26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D74 <text:s/>- <text:s/>cd74 molecule, major histocompatibility complex, class ii invariant chain, CXCL5 <text:s/>- <text:s/>chemokine (c-x-c motif) ligand 5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2</text:p>
          </table:table-cell>
          <table:table-cell office:value-type="string" calcext:value-type="string">
            <text:p>negative regulation of nitrogen compound metabolic process</text:p>
          </table:table-cell>
          <table:table-cell office:value-type="float" office:value="0.0000124" calcext:value-type="float">
            <text:p>0.0000124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1182" calcext:value-type="float">
            <text:p>1182</text:p>
          </table:table-cell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SBNO2 <text:s/>- <text:s/>strawberry notch homolog 2 (drosophila), PRRX1 <text:s/>- <text:s/>paired related homeobox 1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SP2 <text:s/>- <text:s/>sp2 transcription factor, ETV6 <text:s/>- <text:s/>ets variant 6, PDZD3 <text:s/>- <text:s/>pdz domain containing 3, SKIL <text:s/>- <text:s/>ski-like oncogene, EIF4EBP2 <text:s/>- <text:s/>eukaryotic translation initiation factor 4e binding protein 2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CBX2 <text:s/>- <text:s/>chromobox homolog 2, BMI1 <text:s/>- <text:s/>bmi1 polycomb ring finger oncogene, GREM1 <text:s/>- <text:s/>gremlin 1, dan family bmp antagonist, WNT4 <text:s/>- <text:s/>wingless-type mmtv integration site family, member 4, NRG1 <text:s/>- <text:s/>neuregulin 1, BMP2 <text:s/>- <text:s/>bone morphogenetic protein 2, SMG6 <text:s/>- <text:s/>smg6 nonsense mediated mrna decay factor, MSX1 <text:s/>- <text:s/>msh homeobox 1, ELF3 <text:s/>- <text:s/>e74-like factor 3 (ets domain transcription factor, epithelial-specific ), CREB1 <text:s/>- <text:s/>camp responsive element binding protein 1, MNT <text:s/>- <text:s/>mnt, max dimerization protein, HOXC6 <text:s/>- <text:s/>homeobox c6, BCL6B <text:s/>- <text:s/>b-cell cll/lymphoma 6, member b, ARNTL <text:s/>- <text:s/>aryl hydrocarbon receptor nuclear translocator-like, HPCA <text:s/>- <text:s/>hippocalcin, SHC1 <text:s/>- <text:s/>shc (src homology 2 domain containing) transforming protein 1, RCOR2 <text:s/>- <text:s/>rest corepressor 2, SHH <text:s/>- <text:s/>sonic hedgehog, SQSTM1 <text:s/>- <text:s/>sequestosome 1, STAT6 <text:s/>- <text:s/>signal transducer and activator of transcription 6, interleukin-4 induced, DLX4 <text:s/>- <text:s/>distal-less homeobox 4, DAB2IP <text:s/>- <text:s/>dab2 interacting protein, TNFRSF4 <text:s/>- <text:s/>tumor necrosis factor receptor superfamily, member 4, EGR1 <text:s/>- <text:s/>early growth response 1, RARB <text:s/>- <text:s/>retinoic acid receptor, beta, NFIC <text:s/>- <text:s/>nuclear factor i/c (ccaat-binding transcription factor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KCNK2 <text:s/>- <text:s/>potassium channel, subfamily k, member 2, TGFB1 <text:s/>- <text:s/>transforming growth factor, beta 1, HDAC7 <text:s/>- <text:s/>histone deacetylase 7, CDKN1B <text:s/>- <text:s/>cyclin-dependent kinase inhibitor 1b (p27, kip1), POU2F1 <text:s/>- <text:s/>pou class 2 homeobox 1, DNMT3A <text:s/>- <text:s/>dna (cytosine-5-)-methyltransferase 3 alpha, IGFBP5 <text:s/>- <text:s/>insulin-like growth factor binding protein 5, WDTC1 <text:s/>- <text:s/>wd and tetratricopeptide repeats 1, BCL7A <text:s/>- <text:s/>b-cell cll/lymphoma 7a, RRP8 <text:s/>- <text:s/>ribosomal rna processing 8, methyltransferase, homolog (yeast), IRF1 <text:s/>- <text:s/>interferon regulatory factor 1, PDE2A <text:s/>- <text:s/>phosphodiesterase 2a, cgmp-stimulated, BCL3 <text:s/>- <text:s/>b-cell cll/lymphoma 3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037</text:p>
          </table:table-cell>
          <table:table-cell office:value-type="string" calcext:value-type="string">
            <text:p>regulation of leukocyte cell-cell adhesion</text:p>
          </table:table-cell>
          <table:table-cell office:value-type="float" office:value="0.0000137" calcext:value-type="float">
            <text:p>0.000013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2.88" calcext:value-type="float">
            <text:p>2.88</text:p>
          </table:table-cell>
          <table:table-cell office:value-type="float" office:value="13954" calcext:value-type="float">
            <text:p>13954</text:p>
          </table:table-cell>
          <table:table-cell office:value-type="float" office:value="231" calcext:value-type="float">
            <text:p>231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TGFB1 <text:s/>- <text:s/>transforming growth factor, beta 1, SHH <text:s/>- <text:s/>sonic hedgehog, MAP3K8 <text:s/>- <text:s/>mitogen-activated protein kinase kinase kinase 8, CD83 <text:s/>- <text:s/>cd83 molecule, RIPK2 <text:s/>- <text:s/>receptor-interacting serine-threonine kinase 2, FAM49B <text:s/>- <text:s/>family with sequence similarity 49, member b, IL23A <text:s/>- <text:s/>interleukin 23, alpha subunit p19, LRRC32 <text:s/>- <text:s/>leucine rich repeat containing 32, IRF1 <text:s/>- <text:s/>interferon regulatory factor 1, CD74 <text:s/>- <text:s/>cd74 molecule, major histocompatibility complex, class ii invariant chain, ADAM8 <text:s/>- <text:s/>adam metallopeptidase domain 8, ZBTB7B <text:s/>- <text:s/>zinc finger and btb domain containing 7b, TRAF2 <text:s/>- <text:s/>tnf receptor-associated factor 2, TNFSF14 <text:s/>- <text:s/>tumor necrosis factor (ligand) superfamily, member 14, IL27 <text:s/>- <text:s/>interleukin 27, LGALS1 <text:s/>- <text:s/>lectin, galactoside-binding, soluble, 1, CYLD <text:s/>- <text:s/>cylindromatosis (turban tumor syndrome), IL6ST <text:s/>- <text:s/>interleukin 6 signal transducer (gp130, oncostatin m receptor), SMAD7 <text:s/>- <text:s/>smad family member 7, RARA <text:s/>- <text:s/>retinoic acid receptor, alpha, ZMIZ1 <text:s/>- <text:s/>zinc finger, miz-type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376</text:p>
          </table:table-cell>
          <table:table-cell office:value-type="string" calcext:value-type="string">
            <text:p>immune system process</text:p>
          </table:table-cell>
          <table:table-cell office:value-type="float" office:value="0.0000138" calcext:value-type="float">
            <text:p>0.0000138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1437" calcext:value-type="float">
            <text:p>1437</text:p>
          </table:table-cell>
          <table:table-cell office:value-type="float" office:value="440" calcext:value-type="float">
            <text:p>4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TNFRSF9 <text:s/>- <text:s/>tumor necrosis factor receptor superfamily, member 9, SBNO2 <text:s/>- <text:s/>strawberry notch homolog 2 (drosophila), BIRC3 <text:s/>- <text:s/>baculoviral iap repeat containing 3, GNL1 <text:s/>- <text:s/>guanine nucleotide binding protein-like 1, MAP3K8 <text:s/>- <text:s/>mitogen-activated protein kinase kinase kinase 8, CD83 <text:s/>- <text:s/>cd83 molecule, SIN3A <text:s/>- <text:s/>sin3 transcription regulator family member a, ATP1B1 <text:s/>- <text:s/>atpase, na+/k+ transporting, beta 1 polypeptide, IL23A <text:s/>- <text:s/>interleukin 23, alpha subunit p19, ATP11C <text:s/>- <text:s/>atpase, class vi, type 11c, SEMA4A <text:s/>- <text:s/>sema domain, immunoglobulin domain (ig), transmembrane domain (tm) and short cytoplasmic domain, (semaphorin) 4a, CD70 <text:s/>- <text:s/>cd70 molecule, ELMO1 <text:s/>- <text:s/>engulfment and cell motility 1, CD74 <text:s/>- <text:s/>cd74 molecule, major histocompatibility complex, class ii invariant chain, REL <text:s/>- <text:s/>v-rel avian reticuloendotheliosis viral oncogene homolog, LGALS1 <text:s/>- <text:s/>lectin, galactoside-binding, soluble, 1, COMMD3 <text:s/>- <text:s/>comm domain containing 3, SIRT2 <text:s/>- <text:s/>sirtuin 2, CHGA <text:s/>- <text:s/>chromogranin a (parathyroid secretory protein 1), PPAPDC1A <text:s/>- <text:s/>phosphatidic acid phosphatase type 2 domain containing 1a, CHI3L1 <text:s/>- <text:s/>chitinase 3-like 1 (cartilage glycoprotein-39), MAP4K2 <text:s/>- <text:s/>mitogen-activated protein kinase kinase kinase kinase 2, CTSH <text:s/>- <text:s/>cathepsin h, SP2 <text:s/>- <text:s/>sp2 transcription factor, SKIL <text:s/>- <text:s/>ski-like oncogene, NFKB2 <text:s/>- <text:s/>nuclear factor of kappa light polypeptide gene enhancer in b-cells 2 (p49/p100), VIPR1 <text:s/>- <text:s/>vasoactive intestinal peptide receptor 1, CACNB3 <text:s/>- <text:s/>calcium channel, voltage-dependent, beta 3 subunit, SDC2 <text:s/>- <text:s/>syndecan 2, WNT4 <text:s/>- <text:s/>wingless-type mmtv integration site family, member 4, CXCL5 <text:s/>- <text:s/>chemokine (c-x-c motif) ligand 5, TNFAIP3 <text:s/>- <text:s/>tumor necrosis factor, alpha-induced protein 3, DSP <text:s/>- <text:s/>desmoplakin, FGR <text:s/>- <text:s/>feline gardner-rasheed sarcoma viral oncogene homolog, CXCL6 <text:s/>- <text:s/>chemokine (c-x-c motif) ligand 6, CYLD <text:s/>- <text:s/>cylindromatosis (turban tumor syndrome), BCL6B <text:s/>- <text:s/>b-cell cll/lymphoma 6, member b, ITGA5 <text:s/>- <text:s/>integrin, alpha 5 (fibronectin receptor, alpha polypeptide), RNF31 <text:s/>- <text:s/>ring finger protein 31, FFAR2 <text:s/>- <text:s/>free fatty acid receptor 2, RC3H2 <text:s/>- <text:s/>ring finger and ccch-type domains 2, SHC1 <text:s/>- <text:s/>shc (src homology 2 domain containing) transforming protein 1, PGLYRP2 <text:s/>- <text:s/>peptidoglycan recognition protein 2, PSME2 <text:s/>- <text:s/>proteasome (prosome, macropain) activator subunit 2 (pa28 beta), UBD <text:s/>- <text:s/>ubiquitin d, ITGAL <text:s/>- <text:s/>integrin, alpha l (antigen cd11a (p180), lymphocyte function-associated antigen 1; alpha polypeptide), SHH <text:s/>- <text:s/>sonic hedgehog, EEF1A1 <text:s/>- <text:s/>eukaryotic translation elongation factor 1 alpha 1, SQSTM1 <text:s/>- <text:s/>sequestosome 1, DAB2IP <text:s/>- <text:s/>dab2 interacting protein, TNFRSF4 <text:s/>- <text:s/>tumor necrosis factor receptor superfamily, member 4, EGR1 <text:s/>- <text:s/>early growth response 1, IKZF3 <text:s/>- <text:s/>ikaros family zinc finger 3 (aiolos), CXCL16 <text:s/>- <text:s/>chemokine (c-x-c motif) ligand 16, JAK1 <text:s/>- <text:s/>janus kinase 1, AP1S2 <text:s/>- <text:s/>adaptor-related protein complex 1, sigma 2 subunit, ADAM8 <text:s/>- <text:s/>adam metallopeptidase domain 8, TNFSF14 <text:s/>- <text:s/>tumor necrosis factor (ligand) superfamily, member 14, NFATC2 <text:s/>- <text:s/>nuclear factor of activated t-cells, cytoplasmic, calcineurin-dependent 2, RHOG <text:s/>- <text:s/>ras homolog family member g, CSF3 <text:s/>- <text:s/>colony stimulating factor 3 (granulocyte), TGFB1 <text:s/>- <text:s/>transforming growth factor, beta 1, RIPK2 <text:s/>- <text:s/>receptor-interacting serine-threonine kinase 2, CXCL10 <text:s/>- <text:s/>chemokine (c-x-c motif) ligand 10, LCP1 <text:s/>- <text:s/>lymphocyte cytosolic protein 1 (l-plastin), MFNG <text:s/>- <text:s/>mfng o-fucosylpeptide 3-beta-n-acetylglucosaminyltransferase, CXCL2 <text:s/>- <text:s/>chemokine (c-x-c motif) ligand 2, CXCL1 <text:s/>- <text:s/>chemokine (c-x-c motif) ligand 1 (melanoma growth stimulating activity, alpha), BCL3 <text:s/>- <text:s/>b-cell cll/lymphoma 3, IRF1 <text:s/>- <text:s/>interferon regulatory factor 1, PRKCD <text:s/>- <text:s/>protein kinase c, delta, IL27 <text:s/>- <text:s/>interleukin 27, CXCL3 <text:s/>- <text:s/>chemokine (c-x-c motif) ligand 3, IL36G <text:s/>- <text:s/>interleukin 36, gamm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237</text:p>
          </table:table-cell>
          <table:table-cell office:value-type="string" calcext:value-type="string">
            <text:p>response to molecule of bacterial origin</text:p>
          </table:table-cell>
          <table:table-cell office:value-type="float" office:value="0.0000146" calcext:value-type="float">
            <text:p>0.0000146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2.96" calcext:value-type="float">
            <text:p>2.96</text:p>
          </table:table-cell>
          <table:table-cell office:value-type="float" office:value="13954" calcext:value-type="float">
            <text:p>13954</text:p>
          </table:table-cell>
          <table:table-cell office:value-type="float" office:value="214" calcext:value-type="float">
            <text:p>214</text:p>
          </table:table-cell>
          <table:table-cell office:value-type="float" office:value="440" calcext:value-type="float">
            <text:p>4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TNFRSF9 <text:s/>- <text:s/>tumor necrosis factor receptor superfamily, member 9, CSF3 <text:s/>- <text:s/>colony stimulating factor 3 (granulocyte), SBNO2 <text:s/>- <text:s/>strawberry notch homolog 2 (drosophila), NFKB2 <text:s/>- <text:s/>nuclear factor of kappa light polypeptide gene enhancer in b-cells 2 (p49/p100), TRIB1 <text:s/>- <text:s/>tribbles homolog 1 (drosophila), RIPK2 <text:s/>- <text:s/>receptor-interacting serine-threonine kinase 2, CXCL10 <text:s/>- <text:s/>chemokine (c-x-c motif) ligand 10, NFKBIB <text:s/>- <text:s/>nuclear factor of kappa light polypeptide gene enhancer in b-cells inhibitor, beta, TNFRSF4 <text:s/>- <text:s/>tumor necrosis factor receptor superfamily, member 4, DAB2IP <text:s/>- <text:s/>dab2 interacting protein, CXCL2 <text:s/>- <text:s/>chemokine (c-x-c motif) ligand 2, CXCL1 <text:s/>- <text:s/>chemokine (c-x-c motif) ligand 1 (melanoma growth stimulating activity, alpha), CXCL16 <text:s/>- <text:s/>chemokine (c-x-c motif) ligand 16, CXCL5 <text:s/>- <text:s/>chemokine (c-x-c motif) ligand 5, TNFAIP3 <text:s/>- <text:s/>tumor necrosis factor, alpha-induced protein 3, PTGS2 <text:s/>- <text:s/>prostaglandin-endoperoxide synthase 2 (prostaglandin g/h synthase and cyclooxygenase), CXCL6 <text:s/>- <text:s/>chemokine (c-x-c motif) ligand 6, SIRT2 <text:s/>- <text:s/>sirtuin 2, CXCL3 <text:s/>- <text:s/>chemokine (c-x-c motif) ligand 3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2407</text:p>
          </table:table-cell>
          <table:table-cell office:value-type="string" calcext:value-type="string">
            <text:p>regulation of cell-cell adhesion</text:p>
          </table:table-cell>
          <table:table-cell office:value-type="float" office:value="0.0000165" calcext:value-type="float">
            <text:p>0.0000165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2.62" calcext:value-type="float">
            <text:p>2.62</text:p>
          </table:table-cell>
          <table:table-cell office:value-type="float" office:value="13954" calcext:value-type="float">
            <text:p>13954</text:p>
          </table:table-cell>
          <table:table-cell office:value-type="float" office:value="290" calcext:value-type="float">
            <text:p>290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TGFB1 <text:s/>- <text:s/>transforming growth factor, beta 1, SHH <text:s/>- <text:s/>sonic hedgehog, MAP3K8 <text:s/>- <text:s/>mitogen-activated protein kinase kinase kinase 8, CD83 <text:s/>- <text:s/>cd83 molecule, RIPK2 <text:s/>- <text:s/>receptor-interacting serine-threonine kinase 2, FAM49B <text:s/>- <text:s/>family with sequence similarity 49, member b, IL23A <text:s/>- <text:s/>interleukin 23, alpha subunit p19, LRRC32 <text:s/>- <text:s/>leucine rich repeat containing 32, MYADM <text:s/>- <text:s/>myeloid-associated differentiation marker, IRF1 <text:s/>- <text:s/>interferon regulatory factor 1, WNT4 <text:s/>- <text:s/>wingless-type mmtv integration site family, member 4, CD74 <text:s/>- <text:s/>cd74 molecule, major histocompatibility complex, class ii invariant chain, ZBTB7B <text:s/>- <text:s/>zinc finger and btb domain containing 7b, ADAM8 <text:s/>- <text:s/>adam metallopeptidase domain 8, TRAF2 <text:s/>- <text:s/>tnf receptor-associated factor 2, TNFSF14 <text:s/>- <text:s/>tumor necrosis factor (ligand) superfamily, member 14, PRKCD <text:s/>- <text:s/>protein kinase c, delta, IL27 <text:s/>- <text:s/>interleukin 27, LGALS1 <text:s/>- <text:s/>lectin, galactoside-binding, soluble, 1, CYLD <text:s/>- <text:s/>cylindromatosis (turban tumor syndrome), IL6ST <text:s/>- <text:s/>interleukin 6 signal transducer (gp130, oncostatin m receptor), SMAD7 <text:s/>- <text:s/>smad family member 7, RARA <text:s/>- <text:s/>retinoic acid receptor, alpha, ZMIZ1 <text:s/>- <text:s/>zinc finger, miz-type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039</text:p>
          </table:table-cell>
          <table:table-cell office:value-type="string" calcext:value-type="string">
            <text:p>positive regulation of leukocyte cell-cell adhesion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3.41" calcext:value-type="float">
            <text:p>3.41</text:p>
          </table:table-cell>
          <table:table-cell office:value-type="float" office:value="13954" calcext:value-type="float">
            <text:p>13954</text:p>
          </table:table-cell>
          <table:table-cell office:value-type="float" office:value="149" calcext:value-type="float">
            <text:p>149</text:p>
          </table:table-cell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TGFB1 <text:s/>- <text:s/>transforming growth factor, beta 1, CD83 <text:s/>- <text:s/>cd83 molecule, MAP3K8 <text:s/>- <text:s/>mitogen-activated protein kinase kinase kinase 8, SHH <text:s/>- <text:s/>sonic hedgehog, RIPK2 <text:s/>- <text:s/>receptor-interacting serine-threonine kinase 2, FAM49B <text:s/>- <text:s/>family with sequence similarity 49, member b, IL23A <text:s/>- <text:s/>interleukin 23, alpha subunit p19, CD74 <text:s/>- <text:s/>cd74 molecule, major histocompatibility complex, class ii invariant chain, ADAM8 <text:s/>- <text:s/>adam metallopeptidase domain 8, TRAF2 <text:s/>- <text:s/>tnf receptor-associated factor 2, TNFSF14 <text:s/>- <text:s/>tumor necrosis factor (ligand) superfamily, member 14, LGALS1 <text:s/>- <text:s/>lectin, galactoside-binding, soluble, 1, CYLD <text:s/>- <text:s/>cylindromatosis (turban tumor syndrome), IL6ST <text:s/>- <text:s/>interleukin 6 signal transducer (gp130, oncostatin m receptor), ZMIZ1 <text:s/>- <text:s/>zinc finger, miz-type containing 1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531</text:p>
          </table:table-cell>
          <table:table-cell office:value-type="string" calcext:value-type="string">
            <text:p>regulation of intracellular signal transduction</text:p>
          </table:table-cell>
          <table:table-cell office:value-type="float" office:value="0.0000192" calcext:value-type="float">
            <text:p>0.0000192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1400" calcext:value-type="float">
            <text:p>1400</text:p>
          </table:table-cell>
          <table:table-cell office:value-type="float" office:value="440" calcext:value-type="float">
            <text:p>4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EPS8L2 <text:s/>- <text:s/>eps8-like 2, BIRC3 <text:s/>- <text:s/>baculoviral iap repeat containing 3, RPS6KA6 <text:s/>- <text:s/>ribosomal protein s6 kinase, 90kda, polypeptide 6, NEK6 <text:s/>- <text:s/>nima-related kinase 6, MAP3K8 <text:s/>- <text:s/>mitogen-activated protein kinase kinase kinase 8, TRIM67 <text:s/>- <text:s/>tripartite motif containing 67, VANGL2 <text:s/>- <text:s/>vangl planar cell polarity protein 2, IL23A <text:s/>- <text:s/>interleukin 23, alpha subunit p19, PRMT1 <text:s/>- <text:s/>protein arginine methyltransferase 1, CD74 <text:s/>- <text:s/>cd74 molecule, major histocompatibility complex, class ii invariant chain, REL <text:s/>- <text:s/>v-rel avian reticuloendotheliosis viral oncogene homolog, ING2 <text:s/>- <text:s/>inhibitor of growth family, member 2, LGALS1 <text:s/>- <text:s/>lectin, galactoside-binding, soluble, 1, FGF18 <text:s/>- <text:s/>fibroblast growth factor 18, SIPA1L2 <text:s/>- <text:s/>signal-induced proliferation-associated 1 like 2, CHI3L1 <text:s/>- <text:s/>chitinase 3-like 1 (cartilage glycoprotein-39), MAP3K11 <text:s/>- <text:s/>mitogen-activated protein kinase kinase kinase 11, P2RX3 <text:s/>- <text:s/>purinergic receptor p2x, ligand-gated ion channel, 3, FBLN1 <text:s/>- <text:s/>fibulin 1, MAP4K2 <text:s/>- <text:s/>mitogen-activated protein kinase kinase kinase kinase 2, SKIL <text:s/>- <text:s/>ski-like oncogene, DUSP5 <text:s/>- <text:s/>dual specificity phosphatase 5, SRGAP3 <text:s/>- <text:s/>slit-robo rho gtpase activating protein 3, FRS2 <text:s/>- <text:s/>fibroblast growth factor receptor substrate 2, G3BP2 <text:s/>- <text:s/>gtpase activating protein (sh3 domain) binding protein 2, EDAR <text:s/>- <text:s/>ectodysplasin a receptor, TRIB2 <text:s/>- <text:s/>tribbles homolog 2 (drosophila), GREM1 <text:s/>- <text:s/>gremlin 1, dan family bmp antagonist, NRG1 <text:s/>- <text:s/>neuregulin 1, BMP2 <text:s/>- <text:s/>bone morphogenetic protein 2, RHOBTB1 <text:s/>- <text:s/>rho-related btb domain containing 1, JPH4 <text:s/>- <text:s/>junctophilin 4, TNFAIP3 <text:s/>- <text:s/>tumor necrosis factor, alpha-induced protein 3, MSX1 <text:s/>- <text:s/>msh homeobox 1, AKAP13 <text:s/>- <text:s/>a kinase (prka) anchor protein 13, FGR <text:s/>- <text:s/>feline gardner-rasheed sarcoma viral oncogene homolog, DUSP2 <text:s/>- <text:s/>dual specificity phosphatase 2, CYLD <text:s/>- <text:s/>cylindromatosis (turban tumor syndrome), IL6ST <text:s/>- <text:s/>interleukin 6 signal transducer (gp130, oncostatin m receptor), ARNTL <text:s/>- <text:s/>aryl hydrocarbon receptor nuclear translocator-like, RNF31 <text:s/>- <text:s/>ring finger protein 31, RC3H2 <text:s/>- <text:s/>ring finger and ccch-type domains 2, SHC1 <text:s/>- <text:s/>shc (src homology 2 domain containing) transforming protein 1, GADD45B <text:s/>- <text:s/>growth arrest and dna-damage-inducible, beta, UBD <text:s/>- <text:s/>ubiquitin d, TRIB1 <text:s/>- <text:s/>tribbles homolog 1 (drosophila), SUPT16H <text:s/>- <text:s/>suppressor of ty 16 homolog (s. cerevisiae), SQSTM1 <text:s/>- <text:s/>sequestosome 1, DAB2IP <text:s/>- <text:s/>dab2 interacting protein, ADAM8 <text:s/>- <text:s/>adam metallopeptidase domain 8, RASA2 <text:s/>- <text:s/>ras p21 protein activator 2, TNFSF14 <text:s/>- <text:s/>tumor necrosis factor (ligand) superfamily, member 14, PTGS2 <text:s/>- <text:s/>prostaglandin-endoperoxide synthase 2 (prostaglandin g/h synthase and cyclooxygenase), RHOG <text:s/>- <text:s/>ras homolog family member g, CSF3 <text:s/>- <text:s/>colony stimulating factor 3 (granulocyte), TGFB1 <text:s/>- <text:s/>transforming growth factor, beta 1, HDAC7 <text:s/>- <text:s/>histone deacetylase 7, RIPK2 <text:s/>- <text:s/>receptor-interacting serine-threonine kinase 2, CXCL10 <text:s/>- <text:s/>chemokine (c-x-c motif) ligand 10, IGFBP5 <text:s/>- <text:s/>insulin-like growth factor binding protein 5, GRINA <text:s/>- <text:s/>glutamate receptor, ionotropic, n-methyl d-aspartate-associated protein 1 (glutamate binding), MYADM <text:s/>- <text:s/>myeloid-associated differentiation marker, BCL3 <text:s/>- <text:s/>b-cell cll/lymphoma 3, ARHGEF40 <text:s/>- <text:s/>rho guanine nucleotide exchange factor (gef) 40, TRAF2 <text:s/>- <text:s/>tnf receptor-associated factor 2, PRKCD <text:s/>- <text:s/>protein kinase c, delta, NFAT5 <text:s/>- <text:s/>nuclear factor of activated t-cells 5, tonicity-responsive, PLEKHG2 <text:s/>- <text:s/>pleckstrin homology domain containing, family g (with rhogef domain) member 2, SHOC2 <text:s/>- <text:s/>soc-2 suppressor of clear homolog (c. elegans), OPTN <text:s/>- <text:s/>optineurin, PDE4A <text:s/>- <text:s/>phosphodiesterase 4a, camp-specific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0201</text:p>
          </table:table-cell>
          <table:table-cell office:value-type="string" calcext:value-type="string">
            <text:p>regulation of establishment of protein localization</text:p>
          </table:table-cell>
          <table:table-cell office:value-type="float" office:value="0.0000207" calcext:value-type="float">
            <text:p>0.0000207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1.97" calcext:value-type="float">
            <text:p>1.97</text:p>
          </table:table-cell>
          <table:table-cell office:value-type="float" office:value="13954" calcext:value-type="float">
            <text:p>13954</text:p>
          </table:table-cell>
          <table:table-cell office:value-type="float" office:value="676" calcext:value-type="float">
            <text:p>676</text:p>
          </table:table-cell>
          <table:table-cell office:value-type="float" office:value="440" calcext:value-type="float">
            <text:p>4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ARNTL <text:s/>- <text:s/>aryl hydrocarbon receptor nuclear translocator-like, TNFRSF9 <text:s/>- <text:s/>tumor necrosis factor receptor superfamily, member 9, HPCA <text:s/>- <text:s/>hippocalcin, RNF31 <text:s/>- <text:s/>ring finger protein 31, FFAR2 <text:s/>- <text:s/>free fatty acid receptor 2, YOD1 <text:s/>- <text:s/>yod1 deubiquitinase, RANGAP1 <text:s/>- <text:s/>ran gtpase activating protein 1, LRP1 <text:s/>- <text:s/>low density lipoprotein receptor-related protein 1, SHH <text:s/>- <text:s/>sonic hedgehog, NLGN2 <text:s/>- <text:s/>neuroligin 2, DAB2IP <text:s/>- <text:s/>dab2 interacting protein, TNFRSF4 <text:s/>- <text:s/>tumor necrosis factor receptor superfamily, member 4, IL23A <text:s/>- <text:s/>interleukin 23, alpha subunit p19, ADAM8 <text:s/>- <text:s/>adam metallopeptidase domain 8, TNFSF14 <text:s/>- <text:s/>tumor necrosis factor (ligand) superfamily, member 14, PTGS2 <text:s/>- <text:s/>prostaglandin-endoperoxide synthase 2 (prostaglandin g/h synthase and cyclooxygenase), KCNN3 <text:s/>- <text:s/>potassium intermediate/small conductance calcium-activated channel, subfamily n, member 3, FAM65A <text:s/>- <text:s/>family with sequence similarity 65, member a, RHOG <text:s/>- <text:s/>ras homolog family member g, KCNJ11 <text:s/>- <text:s/>potassium inwardly-rectifying channel, subfamily j, member 11, PKDCC <text:s/>- <text:s/>protein kinase domain containing, cytoplasmic, CSF3 <text:s/>- <text:s/>colony stimulating factor 3 (granulocyte), AKT2 <text:s/>- <text:s/>v-akt murine thymoma viral oncogene homolog 2, RAPGEF3 <text:s/>- <text:s/>rap guanine nucleotide exchange factor (gef) 3, TGFB1 <text:s/>- <text:s/>transforming growth factor, beta 1, G3BP2 <text:s/>- <text:s/>gtpase activating protein (sh3 domain) binding protein 2, ZDHHC8 <text:s/>- <text:s/>zinc finger, dhhc-type containing 8, EDAR <text:s/>- <text:s/>ectodysplasin a receptor, LCP1 <text:s/>- <text:s/>lymphocyte cytosolic protein 1 (l-plastin), SORBS1 <text:s/>- <text:s/>sorbin and sh3 domain containing 1, NFKBIE <text:s/>- <text:s/>nuclear factor of kappa light polypeptide gene enhancer in b-cells inhibitor, epsilon, LRRC32 <text:s/>- <text:s/>leucine rich repeat containing 32, GREM1 <text:s/>- <text:s/>gremlin 1, dan family bmp antagonist, NRG1 <text:s/>- <text:s/>neuregulin 1, PDE2A <text:s/>- <text:s/>phosphodiesterase 2a, cgmp-stimulated, BCL3 <text:s/>- <text:s/>b-cell cll/lymphoma 3, PFKM <text:s/>- <text:s/>phosphofructokinase, muscle, TRAF2 <text:s/>- <text:s/>tnf receptor-associated factor 2, PRKCD <text:s/>- <text:s/>protein kinase c, delta, RAB11FIP5 <text:s/>- <text:s/>rab11 family interacting protein 5 (class i), FGR <text:s/>- <text:s/>feline gardner-rasheed sarcoma viral oncogene homolog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306</text:p>
          </table:table-cell>
          <table:table-cell office:value-type="string" calcext:value-type="string">
            <text:p>regulation of protein import into nucleus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3.52" calcext:value-type="float">
            <text:p>3.52</text:p>
          </table:table-cell>
          <table:table-cell office:value-type="float" office:value="13954" calcext:value-type="float">
            <text:p>13954</text:p>
          </table:table-cell>
          <table:table-cell office:value-type="float" office:value="135" calcext:value-type="float">
            <text:p>135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CSF3 <text:s/>- <text:s/>colony stimulating factor 3 (granulocyte), TGFB1 <text:s/>- <text:s/>transforming growth factor, beta 1, G3BP2 <text:s/>- <text:s/>gtpase activating protein (sh3 domain) binding protein 2, SHH <text:s/>- <text:s/>sonic hedgehog, EDAR <text:s/>- <text:s/>ectodysplasin a receptor, NFKBIE <text:s/>- <text:s/>nuclear factor of kappa light polypeptide gene enhancer in b-cells inhibitor, epsilon, DAB2IP <text:s/>- <text:s/>dab2 interacting protein, IL23A <text:s/>- <text:s/>interleukin 23, alpha subunit p19, GREM1 <text:s/>- <text:s/>gremlin 1, dan family bmp antagonist, BCL3 <text:s/>- <text:s/>b-cell cll/lymphoma 3, PDE2A <text:s/>- <text:s/>phosphodiesterase 2a, cgmp-stimulated, PRKCD <text:s/>- <text:s/>protein kinase c, delta, TNFSF14 <text:s/>- <text:s/>tumor necrosis factor (ligand) superfamily, member 14, PTGS2 <text:s/>- <text:s/>prostaglandin-endoperoxide synthase 2 (prostaglandin g/h synthase and cyclooxygenase)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405</text:p>
          </table:table-cell>
          <table:table-cell office:value-type="string" calcext:value-type="string">
            <text:p>regulation of MAP kinase activity</text:p>
          </table:table-cell>
          <table:table-cell office:value-type="float" office:value="0.0000234" calcext:value-type="float">
            <text:p>0.0000234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" calcext:value-type="float">
            <text:p>2.7</text:p>
          </table:table-cell>
          <table:table-cell office:value-type="float" office:value="13954" calcext:value-type="float">
            <text:p>13954</text:p>
          </table:table-cell>
          <table:table-cell office:value-type="float" office:value="258" calcext:value-type="float">
            <text:p>258</text:p>
          </table:table-cell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MAP4K2 <text:s/>- <text:s/>mitogen-activated protein kinase kinase kinase kinase 2, SHC1 <text:s/>- <text:s/>shc (src homology 2 domain containing) transforming protein 1, DUSP5 <text:s/>- <text:s/>dual specificity phosphatase 5, TGFB1 <text:s/>- <text:s/>transforming growth factor, beta 1, FRS2 <text:s/>- <text:s/>fibroblast growth factor receptor substrate 2, GADD45B <text:s/>- <text:s/>growth arrest and dna-damage-inducible, beta, MAP3K8 <text:s/>- <text:s/>mitogen-activated protein kinase kinase kinase 8, TRIB1 <text:s/>- <text:s/>tribbles homolog 1 (drosophila), RIPK2 <text:s/>- <text:s/>receptor-interacting serine-threonine kinase 2, TRIB2 <text:s/>- <text:s/>tribbles homolog 2 (drosophila), VANGL2 <text:s/>- <text:s/>vangl planar cell polarity protein 2, DAB2IP <text:s/>- <text:s/>dab2 interacting protein, BMP2 <text:s/>- <text:s/>bone morphogenetic protein 2, NRG1 <text:s/>- <text:s/>neuregulin 1, CD74 <text:s/>- <text:s/>cd74 molecule, major histocompatibility complex, class ii invariant chain, ADAM8 <text:s/>- <text:s/>adam metallopeptidase domain 8, AKAP13 <text:s/>- <text:s/>a kinase (prka) anchor protein 13, TRAF2 <text:s/>- <text:s/>tnf receptor-associated factor 2, PRKCD <text:s/>- <text:s/>protein kinase c, delta, DUSP2 <text:s/>- <text:s/>dual specificity phosphatase 2, FGF18 <text:s/>- <text:s/>fibroblast growth factor 18, MAP3K11 <text:s/>- <text:s/>mitogen-activated protein kinase kinase kinase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827</text:p>
          </table:table-cell>
          <table:table-cell office:value-type="string" calcext:value-type="string">
            <text:p>regulation of cellular protein localization</text:p>
          </table:table-cell>
          <table:table-cell office:value-type="float" office:value="0.0000239" calcext:value-type="float">
            <text:p>0.000023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2.18" calcext:value-type="float">
            <text:p>2.18</text:p>
          </table:table-cell>
          <table:table-cell office:value-type="float" office:value="13954" calcext:value-type="float">
            <text:p>13954</text:p>
          </table:table-cell>
          <table:table-cell office:value-type="float" office:value="481" calcext:value-type="float">
            <text:p>481</text:p>
          </table:table-cell>
          <table:table-cell office:value-type="float" office:value="440" calcext:value-type="float">
            <text:p>4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RNF31 <text:s/>- <text:s/>ring finger protein 31, HPCA <text:s/>- <text:s/>hippocalcin, YOD1 <text:s/>- <text:s/>yod1 deubiquitinase, RANGAP1 <text:s/>- <text:s/>ran gtpase activating protein 1, SHH <text:s/>- <text:s/>sonic hedgehog, SIN3A <text:s/>- <text:s/>sin3 transcription regulator family member a, LRP4 <text:s/>- <text:s/>low density lipoprotein receptor-related protein 4, DAB2IP <text:s/>- <text:s/>dab2 interacting protein, IL23A <text:s/>- <text:s/>interleukin 23, alpha subunit p19, TNFSF14 <text:s/>- <text:s/>tumor necrosis factor (ligand) superfamily, member 14, PTGS2 <text:s/>- <text:s/>prostaglandin-endoperoxide synthase 2 (prostaglandin g/h synthase and cyclooxygenase), FAM65A <text:s/>- <text:s/>family with sequence similarity 65, member a, KCNN3 <text:s/>- <text:s/>potassium intermediate/small conductance calcium-activated channel, subfamily n, member 3, RHOG <text:s/>- <text:s/>ras homolog family member g, KCNJ11 <text:s/>- <text:s/>potassium inwardly-rectifying channel, subfamily j, member 11, CSF3 <text:s/>- <text:s/>colony stimulating factor 3 (granulocyte), AKT2 <text:s/>- <text:s/>v-akt murine thymoma viral oncogene homolog 2, PKDCC <text:s/>- <text:s/>protein kinase domain containing, cytoplasmic, RAPGEF3 <text:s/>- <text:s/>rap guanine nucleotide exchange factor (gef) 3, TGFB1 <text:s/>- <text:s/>transforming growth factor, beta 1, G3BP2 <text:s/>- <text:s/>gtpase activating protein (sh3 domain) binding protein 2, ZDHHC8 <text:s/>- <text:s/>zinc finger, dhhc-type containing 8, EDAR <text:s/>- <text:s/>ectodysplasin a receptor, LCP1 <text:s/>- <text:s/>lymphocyte cytosolic protein 1 (l-plastin), SORBS1 <text:s/>- <text:s/>sorbin and sh3 domain containing 1, NFKBIE <text:s/>- <text:s/>nuclear factor of kappa light polypeptide gene enhancer in b-cells inhibitor, epsilon, GREM1 <text:s/>- <text:s/>gremlin 1, dan family bmp antagonist, PDE2A <text:s/>- <text:s/>phosphodiesterase 2a, cgmp-stimulated, BCL3 <text:s/>- <text:s/>b-cell cll/lymphoma 3, NRG1 <text:s/>- <text:s/>neuregulin 1, PRKCD <text:s/>- <text:s/>protein kinase c, delta, RAB11FIP5 <text:s/>- <text:s/>rab11 family interacting protein 5 (class i)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094</text:p>
          </table:table-cell>
          <table:table-cell office:value-type="string" calcext:value-type="string">
            <text:p>positive regulation of developmental process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1.78" calcext:value-type="float">
            <text:p>1.78</text:p>
          </table:table-cell>
          <table:table-cell office:value-type="float" office:value="13954" calcext:value-type="float">
            <text:p>13954</text:p>
          </table:table-cell>
          <table:table-cell office:value-type="float" office:value="962" calcext:value-type="float">
            <text:p>962</text:p>
          </table:table-cell>
          <table:table-cell office:value-type="float" office:value="440" calcext:value-type="float">
            <text:p>4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CD83 <text:s/>- <text:s/>cd83 molecule, NLGN2 <text:s/>- <text:s/>neuroligin 2, TRIM67 <text:s/>- <text:s/>tripartite motif containing 67, ATP11C <text:s/>- <text:s/>atpase, class vi, type 11c, WNT10B <text:s/>- <text:s/>wingless-type mmtv integration site family, member 10b, IL23A <text:s/>- <text:s/>interleukin 23, alpha subunit p19, PRMT1 <text:s/>- <text:s/>protein arginine methyltransferase 1, CD74 <text:s/>- <text:s/>cd74 molecule, major histocompatibility complex, class ii invariant chain, FGF18 <text:s/>- <text:s/>fibroblast growth factor 18, CTNNA2 <text:s/>- <text:s/>catenin (cadherin-associated protein), alpha 2, SIRT2 <text:s/>- <text:s/>sirtuin 2, CHI3L1 <text:s/>- <text:s/>chitinase 3-like 1 (cartilage glycoprotein-39), CTSH <text:s/>- <text:s/>cathepsin h, SKIL <text:s/>- <text:s/>ski-like oncogene, FRS2 <text:s/>- <text:s/>fibroblast growth factor receptor substrate 2, CCDC3 <text:s/>- <text:s/>coiled-coil domain containing 3, GREM1 <text:s/>- <text:s/>gremlin 1, dan family bmp antagonist, WNT4 <text:s/>- <text:s/>wingless-type mmtv integration site family, member 4, BMP2 <text:s/>- <text:s/>bone morphogenetic protein 2, NRG1 <text:s/>- <text:s/>neuregulin 1, TNFAIP3 <text:s/>- <text:s/>tumor necrosis factor, alpha-induced protein 3, CREB1 <text:s/>- <text:s/>camp responsive element binding protein 1, CYLD <text:s/>- <text:s/>cylindromatosis (turban tumor syndrome), IL6ST <text:s/>- <text:s/>interleukin 6 signal transducer (gp130, oncostatin m receptor), STK4 <text:s/>- <text:s/>serine/threonine kinase 4, ACIN1 <text:s/>- <text:s/>apoptotic chromatin condensation inducer 1, ITGA5 <text:s/>- <text:s/>integrin, alpha 5 (fibronectin receptor, alpha polypeptide), ARNTL <text:s/>- <text:s/>aryl hydrocarbon receptor nuclear translocator-like, BAI2 <text:s/>- <text:s/>brain-specific angiogenesis inhibitor 2, TRIB1 <text:s/>- <text:s/>tribbles homolog 1 (drosophila), SHH <text:s/>- <text:s/>sonic hedgehog, STAT6 <text:s/>- <text:s/>signal transducer and activator of transcription 6, interleukin-4 induced, EGR1 <text:s/>- <text:s/>early growth response 1, DAB2IP <text:s/>- <text:s/>dab2 interacting protein, RARB <text:s/>- <text:s/>retinoic acid receptor, beta, JAK1 <text:s/>- <text:s/>janus kinase 1, ADAM8 <text:s/>- <text:s/>adam metallopeptidase domain 8, TNFSF14 <text:s/>- <text:s/>tumor necrosis factor (ligand) superfamily, member 14, PTGS2 <text:s/>- <text:s/>prostaglandin-endoperoxide synthase 2 (prostaglandin g/h synthase and cyclooxygenase), NFATC2 <text:s/>- <text:s/>nuclear factor of activated t-cells, cytoplasmic, calcineurin-dependent 2, AAMDC <text:s/>- <text:s/>adipogenesis associated, mth938 domain containing, RARA <text:s/>- <text:s/>retinoic acid receptor, alpha, ZMIZ1 <text:s/>- <text:s/>zinc finger, miz-type containing 1, CSF3 <text:s/>- <text:s/>colony stimulating factor 3 (granulocyte), PKDCC <text:s/>- <text:s/>protein kinase domain containing, cytoplasmic, RAPGEF3 <text:s/>- <text:s/>rap guanine nucleotide exchange factor (gef) 3, TGFB1 <text:s/>- <text:s/>transforming growth factor, beta 1, PLXNB2 <text:s/>- <text:s/>plexin b2, RIPK2 <text:s/>- <text:s/>receptor-interacting serine-threonine kinase 2, HDAC7 <text:s/>- <text:s/>histone deacetylase 7, MYADM <text:s/>- <text:s/>myeloid-associated differentiation marker, KLF10 <text:s/>- <text:s/>kruppel-like factor 10, MMD <text:s/>- <text:s/>monocyte to macrophage differentiation-associated, CPNE5 <text:s/>- <text:s/>copine v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2409</text:p>
          </table:table-cell>
          <table:table-cell office:value-type="string" calcext:value-type="string">
            <text:p>positive regulation of cell-cell adhesion</text:p>
          </table:table-cell>
          <table:table-cell office:value-type="float" office:value="0.0000248" calcext:value-type="float">
            <text:p>0.0000248</text:p>
          </table:table-cell>
          <table:table-cell office:value-type="float" office:value="0.0033" calcext:value-type="float">
            <text:p>0.0033</text:p>
          </table:table-cell>
          <table:table-cell office:value-type="float" office:value="3.19" calcext:value-type="float">
            <text:p>3.19</text:p>
          </table:table-cell>
          <table:table-cell office:value-type="float" office:value="13954" calcext:value-type="float">
            <text:p>13954</text:p>
          </table:table-cell>
          <table:table-cell office:value-type="float" office:value="169" calcext:value-type="float">
            <text:p>169</text:p>
          </table:table-cell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TGFB1 <text:s/>- <text:s/>transforming growth factor, beta 1, MAP3K8 <text:s/>- <text:s/>mitogen-activated protein kinase kinase kinase 8, CD83 <text:s/>- <text:s/>cd83 molecule, SHH <text:s/>- <text:s/>sonic hedgehog, RIPK2 <text:s/>- <text:s/>receptor-interacting serine-threonine kinase 2, FAM49B <text:s/>- <text:s/>family with sequence similarity 49, member b, IL23A <text:s/>- <text:s/>interleukin 23, alpha subunit p19, CD74 <text:s/>- <text:s/>cd74 molecule, major histocompatibility complex, class ii invariant chain, ADAM8 <text:s/>- <text:s/>adam metallopeptidase domain 8, TRAF2 <text:s/>- <text:s/>tnf receptor-associated factor 2, TNFSF14 <text:s/>- <text:s/>tumor necrosis factor (ligand) superfamily, member 14, LGALS1 <text:s/>- <text:s/>lectin, galactoside-binding, soluble, 1, CYLD <text:s/>- <text:s/>cylindromatosis (turban tumor syndrome), IL6ST <text:s/>- <text:s/>interleukin 6 signal transducer (gp130, oncostatin m receptor), SMAD7 <text:s/>- <text:s/>smad family member 7, RARA <text:s/>- <text:s/>retinoic acid receptor, alpha, ZMIZ1 <text:s/>- <text:s/>zinc finger, miz-type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123</text:p>
          </table:table-cell>
          <table:table-cell office:value-type="string" calcext:value-type="string">
            <text:p>positive regulation of I-kappaB kinase/NF-kappaB signaling</text:p>
          </table:table-cell>
          <table:table-cell office:value-type="float" office:value="0.0000252" calcext:value-type="float">
            <text:p>0.0000252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3.5" calcext:value-type="float">
            <text:p>3.5</text:p>
          </table:table-cell>
          <table:table-cell office:value-type="float" office:value="13954" calcext:value-type="float">
            <text:p>13954</text:p>
          </table:table-cell>
          <table:table-cell office:value-type="float" office:value="136" calcext:value-type="float">
            <text:p>136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RNF31 <text:s/>- <text:s/>ring finger protein 31, BIRC3 <text:s/>- <text:s/>baculoviral iap repeat containing 3, UBD <text:s/>- <text:s/>ubiquitin d, NEK6 <text:s/>- <text:s/>nima-related kinase 6, RIPK2 <text:s/>- <text:s/>receptor-interacting serine-threonine kinase 2, EDAR <text:s/>- <text:s/>ectodysplasin a receptor, IL23A <text:s/>- <text:s/>interleukin 23, alpha subunit p19, GREM1 <text:s/>- <text:s/>gremlin 1, dan family bmp antagonist, CD74 <text:s/>- <text:s/>cd74 molecule, major histocompatibility complex, class ii invariant chain, REL <text:s/>- <text:s/>v-rel avian reticuloendotheliosis viral oncogene homolog, TNFSF14 <text:s/>- <text:s/>tumor necrosis factor (ligand) superfamily, member 14, AKAP13 <text:s/>- <text:s/>a kinase (prka) anchor protein 13, TRAF2 <text:s/>- <text:s/>tnf receptor-associated factor 2, LGALS1 <text:s/>- <text:s/>lectin, galactoside-binding, soluble, 1, PTGS2 <text:s/>- <text:s/>prostaglandin-endoperoxide synthase 2 (prostaglandin g/h synthase and cyclooxygenas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4589</text:p>
          </table:table-cell>
          <table:table-cell office:value-type="string" calcext:value-type="string">
            <text:p>regulation of protein import</text:p>
          </table:table-cell>
          <table:table-cell office:value-type="float" office:value="0.0000252" calcext:value-type="float">
            <text:p>0.0000252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3.5" calcext:value-type="float">
            <text:p>3.5</text:p>
          </table:table-cell>
          <table:table-cell office:value-type="float" office:value="13954" calcext:value-type="float">
            <text:p>13954</text:p>
          </table:table-cell>
          <table:table-cell office:value-type="float" office:value="136" calcext:value-type="float">
            <text:p>136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CSF3 <text:s/>- <text:s/>colony stimulating factor 3 (granulocyte), TGFB1 <text:s/>- <text:s/>transforming growth factor, beta 1, G3BP2 <text:s/>- <text:s/>gtpase activating protein (sh3 domain) binding protein 2, SHH <text:s/>- <text:s/>sonic hedgehog, EDAR <text:s/>- <text:s/>ectodysplasin a receptor, NFKBIE <text:s/>- <text:s/>nuclear factor of kappa light polypeptide gene enhancer in b-cells inhibitor, epsilon, DAB2IP <text:s/>- <text:s/>dab2 interacting protein, IL23A <text:s/>- <text:s/>interleukin 23, alpha subunit p19, GREM1 <text:s/>- <text:s/>gremlin 1, dan family bmp antagonist, BCL3 <text:s/>- <text:s/>b-cell cll/lymphoma 3, PDE2A <text:s/>- <text:s/>phosphodiesterase 2a, cgmp-stimulated, PRKCD <text:s/>- <text:s/>protein kinase c, delta, TNFSF14 <text:s/>- <text:s/>tumor necrosis factor (ligand) superfamily, member 14, PTGS2 <text:s/>- <text:s/>prostaglandin-endoperoxide synthase 2 (prostaglandin g/h synthase and cyclooxygenase)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900</text:p>
          </table:table-cell>
          <table:table-cell office:value-type="string" calcext:value-type="string">
            <text:p>regulation of protein serine/threonine kinase activity</text:p>
          </table:table-cell>
          <table:table-cell office:value-type="float" office:value="0.0000259" calcext:value-type="float">
            <text:p>0.000025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2.35" calcext:value-type="float">
            <text:p>2.35</text:p>
          </table:table-cell>
          <table:table-cell office:value-type="float" office:value="13954" calcext:value-type="float">
            <text:p>13954</text:p>
          </table:table-cell>
          <table:table-cell office:value-type="float" office:value="378" calcext:value-type="float">
            <text:p>378</text:p>
          </table:table-cell>
          <table:table-cell office:value-type="float" office:value="440" calcext:value-type="float">
            <text:p>4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SHC1 <text:s/>- <text:s/>shc (src homology 2 domain containing) transforming protein 1, GADD45B <text:s/>- <text:s/>growth arrest and dna-damage-inducible, beta, TRIB1 <text:s/>- <text:s/>tribbles homolog 1 (drosophila), MAP3K8 <text:s/>- <text:s/>mitogen-activated protein kinase kinase kinase 8, VANGL2 <text:s/>- <text:s/>vangl planar cell polarity protein 2, DAB2IP <text:s/>- <text:s/>dab2 interacting protein, CD74 <text:s/>- <text:s/>cd74 molecule, major histocompatibility complex, class ii invariant chain, ADAM8 <text:s/>- <text:s/>adam metallopeptidase domain 8, FGF18 <text:s/>- <text:s/>fibroblast growth factor 18, MAP3K11 <text:s/>- <text:s/>mitogen-activated protein kinase kinase kinase 11, CHI3L1 <text:s/>- <text:s/>chitinase 3-like 1 (cartilage glycoprotein-39), MAP4K2 <text:s/>- <text:s/>mitogen-activated protein kinase kinase kinase kinase 2, DUSP5 <text:s/>- <text:s/>dual specificity phosphatase 5, TGFB1 <text:s/>- <text:s/>transforming growth factor, beta 1, FRS2 <text:s/>- <text:s/>fibroblast growth factor receptor substrate 2, RIPK2 <text:s/>- <text:s/>receptor-interacting serine-threonine kinase 2, CCNYL1 <text:s/>- <text:s/>cyclin y-like 1, CDKN1B <text:s/>- <text:s/>cyclin-dependent kinase inhibitor 1b (p27, kip1), TRIB2 <text:s/>- <text:s/>tribbles homolog 2 (drosophila), NRG1 <text:s/>- <text:s/>neuregulin 1, BMP2 <text:s/>- <text:s/>bone morphogenetic protein 2, CDC37 <text:s/>- <text:s/>cell division cycle 37, TNFAIP3 <text:s/>- <text:s/>tumor necrosis factor, alpha-induced protein 3, PRKCD <text:s/>- <text:s/>protein kinase c, delta, TRAF2 <text:s/>- <text:s/>tnf receptor-associated factor 2, AKAP13 <text:s/>- <text:s/>a kinase (prka) anchor protein 13, DUSP2 <text:s/>- <text:s/>dual specificity phosphatase 2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60</text:p>
          </table:table-cell>
          <table:table-cell office:value-type="string" calcext:value-type="string">
            <text:p>positive regulation of protein kinase activity</text:p>
          </table:table-cell>
          <table:table-cell office:value-type="float" office:value="0.0000271" calcext:value-type="float">
            <text:p>0.0000271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2.34" calcext:value-type="float">
            <text:p>2.34</text:p>
          </table:table-cell>
          <table:table-cell office:value-type="float" office:value="13954" calcext:value-type="float">
            <text:p>13954</text:p>
          </table:table-cell>
          <table:table-cell office:value-type="float" office:value="379" calcext:value-type="float">
            <text:p>379</text:p>
          </table:table-cell>
          <table:table-cell office:value-type="float" office:value="440" calcext:value-type="float">
            <text:p>4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SHC1 <text:s/>- <text:s/>shc (src homology 2 domain containing) transforming protein 1, FGF13 <text:s/>- <text:s/>fibroblast growth factor 13, GADD45B <text:s/>- <text:s/>growth arrest and dna-damage-inducible, beta, MAP3K8 <text:s/>- <text:s/>mitogen-activated protein kinase kinase kinase 8, VANGL2 <text:s/>- <text:s/>vangl planar cell polarity protein 2, DAB2IP <text:s/>- <text:s/>dab2 interacting protein, IL23A <text:s/>- <text:s/>interleukin 23, alpha subunit p19, CD74 <text:s/>- <text:s/>cd74 molecule, major histocompatibility complex, class ii invariant chain, ADAM8 <text:s/>- <text:s/>adam metallopeptidase domain 8, FGF18 <text:s/>- <text:s/>fibroblast growth factor 18, MAP3K11 <text:s/>- <text:s/>mitogen-activated protein kinase kinase kinase 11, CHI3L1 <text:s/>- <text:s/>chitinase 3-like 1 (cartilage glycoprotein-39), MAP4K2 <text:s/>- <text:s/>mitogen-activated protein kinase kinase kinase kinase 2, UNC119 <text:s/>- <text:s/>unc-119 homolog (c. elegans), DUSP5 <text:s/>- <text:s/>dual specificity phosphatase 5, TGFB1 <text:s/>- <text:s/>transforming growth factor, beta 1, FRS2 <text:s/>- <text:s/>fibroblast growth factor receptor substrate 2, RIPK2 <text:s/>- <text:s/>receptor-interacting serine-threonine kinase 2, CDKN1B <text:s/>- <text:s/>cyclin-dependent kinase inhibitor 1b (p27, kip1), GREM1 <text:s/>- <text:s/>gremlin 1, dan family bmp antagonist, CAMKK1 <text:s/>- <text:s/>calcium/calmodulin-dependent protein kinase kinase 1, alpha, NRG1 <text:s/>- <text:s/>neuregulin 1, BMP2 <text:s/>- <text:s/>bone morphogenetic protein 2, PRKCD <text:s/>- <text:s/>protein kinase c, delta, TRAF2 <text:s/>- <text:s/>tnf receptor-associated factor 2, AKAP13 <text:s/>- <text:s/>a kinase (prka) anchor protein 13, STK4 <text:s/>- <text:s/>serine/threonine kinase 4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334</text:p>
          </table:table-cell>
          <table:table-cell office:value-type="string" calcext:value-type="string">
            <text:p>regulation of cell migration</text:p>
          </table:table-cell>
          <table:table-cell office:value-type="float" office:value="0.0000302" calcext:value-type="float">
            <text:p>0.0000302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2.07" calcext:value-type="float">
            <text:p>2.07</text:p>
          </table:table-cell>
          <table:table-cell office:value-type="float" office:value="13954" calcext:value-type="float">
            <text:p>13954</text:p>
          </table:table-cell>
          <table:table-cell office:value-type="float" office:value="552" calcext:value-type="float">
            <text:p>552</text:p>
          </table:table-cell>
          <table:table-cell office:value-type="float" office:value="440" calcext:value-type="float">
            <text:p>4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ITGA5 <text:s/>- <text:s/>integrin, alpha 5 (fibronectin receptor, alpha polypeptide), LRP1 <text:s/>- <text:s/>low density lipoprotein receptor-related protein 1, SHH <text:s/>- <text:s/>sonic hedgehog, TRIB1 <text:s/>- <text:s/>tribbles homolog 1 (drosophila), SEMA4A <text:s/>- <text:s/>sema domain, immunoglobulin domain (ig), transmembrane domain (tm) and short cytoplasmic domain, (semaphorin) 4a, DAB2IP <text:s/>- <text:s/>dab2 interacting protein, IL23A <text:s/>- <text:s/>interleukin 23, alpha subunit p19, CXCL16 <text:s/>- <text:s/>chemokine (c-x-c motif) ligand 16, CD74 <text:s/>- <text:s/>cd74 molecule, major histocompatibility complex, class ii invariant chain, ADAM8 <text:s/>- <text:s/>adam metallopeptidase domain 8, TNFSF14 <text:s/>- <text:s/>tumor necrosis factor (ligand) superfamily, member 14, PTGS2 <text:s/>- <text:s/>prostaglandin-endoperoxide synthase 2 (prostaglandin g/h synthase and cyclooxygenase), FAM65A <text:s/>- <text:s/>family with sequence similarity 65, member a, FGF18 <text:s/>- <text:s/>fibroblast growth factor 18, CTSH <text:s/>- <text:s/>cathepsin h, AKT2 <text:s/>- <text:s/>v-akt murine thymoma viral oncogene homolog 2, TGFB1 <text:s/>- <text:s/>transforming growth factor, beta 1, PLXNB2 <text:s/>- <text:s/>plexin b2, SRGAP3 <text:s/>- <text:s/>slit-robo rho gtpase activating protein 3, HDAC7 <text:s/>- <text:s/>histone deacetylase 7, CXCL10 <text:s/>- <text:s/>chemokine (c-x-c motif) ligand 10, IGFBP5 <text:s/>- <text:s/>insulin-like growth factor binding protein 5, CXCL2 <text:s/>- <text:s/>chemokine (c-x-c motif) ligand 2, GREM1 <text:s/>- <text:s/>gremlin 1, dan family bmp antagonist, MYADM <text:s/>- <text:s/>myeloid-associated differentiation marker, WNT4 <text:s/>- <text:s/>wingless-type mmtv integration site family, member 4, CXCL1 <text:s/>- <text:s/>chemokine (c-x-c motif) ligand 1 (melanoma growth stimulating activity, alpha), BMP2 <text:s/>- <text:s/>bone morphogenetic protein 2, NRG1 <text:s/>- <text:s/>neuregulin 1, CXCL5 <text:s/>- <text:s/>chemokine (c-x-c motif) ligand 5, GCSAM <text:s/>- <text:s/>germinal center-associated, signaling and motility, RCC2 <text:s/>- <text:s/>regulator of chromosome condensation 2, FGR <text:s/>- <text:s/>feline gardner-rasheed sarcoma viral oncogene homolog, CXCL6 <text:s/>- <text:s/>chemokine (c-x-c motif) ligand 6, SMAD7 <text:s/>- <text:s/>smad family member 7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19</text:p>
          </table:table-cell>
          <table:table-cell office:value-type="string" calcext:value-type="string">
            <text:p>negative regulation of biological process</text:p>
          </table:table-cell>
          <table:table-cell office:value-type="float" office:value="0.0000322" calcext:value-type="float">
            <text:p>0.0000322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3771" calcext:value-type="float">
            <text:p>3771</text:p>
          </table:table-cell>
          <table:table-cell office:value-type="float" office:value="440" calcext:value-type="float">
            <text:p>44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TNFRSF9 <text:s/>- <text:s/>tumor necrosis factor receptor superfamily, member 9, AGAP2 <text:s/>- <text:s/>arfgap with gtpase domain, ankyrin repeat and ph domain 2, G3BP1 <text:s/>- <text:s/>gtpase activating protein (sh3 domain) binding protein 1, PNKD <text:s/>- <text:s/>paroxysmal nonkinesigenic dyskinesia, PRRX1 <text:s/>- <text:s/>paired related homeobox 1, BIRC3 <text:s/>- <text:s/>baculoviral iap repeat containing 3, RPS6KA6 <text:s/>- <text:s/>ribosomal protein s6 kinase, 90kda, polypeptide 6, CD83 <text:s/>- <text:s/>cd83 molecule, RFX4 <text:s/>- <text:s/>regulatory factor x, 4 (influences hla class ii expression), SIN3A <text:s/>- <text:s/>sin3 transcription regulator family member a, LINGO1 <text:s/>- <text:s/>leucine rich repeat and ig domain containing 1, PRMT1 <text:s/>- <text:s/>protein arginine methyltransferase 1, BCOR <text:s/>- <text:s/>bcl6 corepressor, CD74 <text:s/>- <text:s/>cd74 molecule, major histocompatibility complex, class ii invariant chain, REL <text:s/>- <text:s/>v-rel avian reticuloendotheliosis viral oncogene homolog, RSF1 <text:s/>- <text:s/>remodeling and spacing factor 1, ING2 <text:s/>- <text:s/>inhibitor of growth family, member 2, LGALS1 <text:s/>- <text:s/>lectin, galactoside-binding, soluble, 1, SIRT2 <text:s/>- <text:s/>sirtuin 2, CEND1 <text:s/>- <text:s/>cell cycle exit and neuronal differentiation 1, SP2 <text:s/>- <text:s/>sp2 transcription factor, EIF4EBP2 <text:s/>- <text:s/>eukaryotic translation initiation factor 4e binding protein 2, SRGAP3 <text:s/>- <text:s/>slit-robo rho gtpase activating protein 3, G3BP2 <text:s/>- <text:s/>gtpase activating protein (sh3 domain) binding protein 2, CSRNP2 <text:s/>- <text:s/>cysteine-serine-rich nuclear protein 2, SENP1 <text:s/>- <text:s/>sumo1/sentrin specific peptidase 1, BMI1 <text:s/>- <text:s/>bmi1 polycomb ring finger oncogene, WNT4 <text:s/>- <text:s/>wingless-type mmtv integration site family, member 4, BMP2 <text:s/>- <text:s/>bone morphogenetic protein 2, VSTM2L <text:s/>- <text:s/>v-set and transmembrane domain containing 2 like, SMG6 <text:s/>- <text:s/>smg6 nonsense mediated mrna decay factor, ELF3 <text:s/>- <text:s/>e74-like factor 3 (ets domain transcription factor, epithelial-specific ), CREB1 <text:s/>- <text:s/>camp responsive element binding protein 1, IL6ST <text:s/>- <text:s/>interleukin 6 signal transducer (gp130, oncostatin m receptor), MNT <text:s/>- <text:s/>mnt, max dimerization protein, HOXC6 <text:s/>- <text:s/>homeobox c6, ARNTL <text:s/>- <text:s/>aryl hydrocarbon receptor nuclear translocator-like, ITGA5 <text:s/>- <text:s/>integrin, alpha 5 (fibronectin receptor, alpha polypeptide), YOD1 <text:s/>- <text:s/>yod1 deubiquitinase, PSME2 <text:s/>- <text:s/>proteasome (prosome, macropain) activator subunit 2 (pa28 beta), PGLYRP2 <text:s/>- <text:s/>peptidoglycan recognition protein 2, FGF13 <text:s/>- <text:s/>fibroblast growth factor 13, GADD45B <text:s/>- <text:s/>growth arrest and dna-damage-inducible, beta, TRIB1 <text:s/>- <text:s/>tribbles homolog 1 (drosophila), SQSTM1 <text:s/>- <text:s/>sequestosome 1, EGR1 <text:s/>- <text:s/>early growth response 1, GLI1 <text:s/>- <text:s/>gli family zinc finger 1, DAB2IP <text:s/>- <text:s/>dab2 interacting protein, ITGB8 <text:s/>- <text:s/>integrin, beta 8, ADAM8 <text:s/>- <text:s/>adam metallopeptidase domain 8, CDC14A <text:s/>- <text:s/>cell division cycle 14a, PTGS2 <text:s/>- <text:s/>prostaglandin-endoperoxide synthase 2 (prostaglandin g/h synthase and cyclooxygenase), GATAD2A <text:s/>- <text:s/>gata zinc finger domain containing 2a, RND1 <text:s/>- <text:s/>rho family gtpase 1, FAM129A <text:s/>- <text:s/>family with sequence similarity 129, member a, PLXNB2 <text:s/>- <text:s/>plexin b2, POU2F1 <text:s/>- <text:s/>pou class 2 homeobox 1, CDKN1B <text:s/>- <text:s/>cyclin-dependent kinase inhibitor 1b (p27, kip1), CXCL10 <text:s/>- <text:s/>chemokine (c-x-c motif) ligand 10, WDTC1 <text:s/>- <text:s/>wd and tetratricopeptide repeats 1, COL5A1 <text:s/>- <text:s/>collagen, type v, alpha 1, RRP8 <text:s/>- <text:s/>ribosomal rna processing 8, methyltransferase, homolog (yeast), PDE2A <text:s/>- <text:s/>phosphodiesterase 2a, cgmp-stimulated, IRF1 <text:s/>- <text:s/>interferon regulatory factor 1, TRAF2 <text:s/>- <text:s/>tnf receptor-associated factor 2, RCC2 <text:s/>- <text:s/>regulator of chromosome condensation 2, OPTN <text:s/>- <text:s/>optineurin, KREMEN2 <text:s/>- <text:s/>kringle containing transmembrane protein 2, SBNO2 <text:s/>- <text:s/>strawberry notch homolog 2 (drosophila), NEK6 <text:s/>- <text:s/>nima-related kinase 6, PTPRS <text:s/>- <text:s/>protein tyrosine phosphatase, receptor type, s, TRIM67 <text:s/>- <text:s/>tripartite motif containing 67, SEMA4A <text:s/>- <text:s/>sema domain, immunoglobulin domain (ig), transmembrane domain (tm) and short cytoplasmic domain, (semaphorin) 4a, WNT10B <text:s/>- <text:s/>wingless-type mmtv integration site family, member 10b, IL23A <text:s/>- <text:s/>interleukin 23, alpha subunit p19, TLE4 <text:s/>- <text:s/>transducin-like enhancer of split 4 (e(sp1) homolog, drosophila), SH3KBP1 <text:s/>- <text:s/>sh3-domain kinase binding protein 1, CNOT2 <text:s/>- <text:s/>ccr4-not transcription complex, subunit 2, CTNNA2 <text:s/>- <text:s/>catenin (cadherin-associated protein), alpha 2, CHGA <text:s/>- <text:s/>chromogranin a (parathyroid secretory protein 1), FBLN1 <text:s/>- <text:s/>fibulin 1, HMGXB4 <text:s/>- <text:s/>hmg box domain containing 4, CTSH <text:s/>- <text:s/>cathepsin h, DIXDC1 <text:s/>- <text:s/>dix domain containing 1, AKT2 <text:s/>- <text:s/>v-akt murine thymoma viral oncogene homolog 2, UNC119 <text:s/>- <text:s/>unc-119 homolog (c. elegans), PDZD3 <text:s/>- <text:s/>pdz domain containing 3, SKIL <text:s/>- <text:s/>ski-like oncogene, ETV6 <text:s/>- <text:s/>ets variant 6, DUSP5 <text:s/>- <text:s/>dual specificity phosphatase 5, ZMYND15 <text:s/>- <text:s/>zinc finger, mynd-type containing 15, FRS2 <text:s/>- <text:s/>fibroblast growth factor receptor substrate 2, PPP2R2A <text:s/>- <text:s/>protein phosphatase 2, regulatory subunit b, alpha, NFKB2 <text:s/>- <text:s/>nuclear factor of kappa light polypeptide gene enhancer in b-cells 2 (p49/p100), IRF2BPL <text:s/>- <text:s/>interferon regulatory factor 2 binding protein-like, NFIX <text:s/>- <text:s/>nuclear factor i/x (ccaat-binding transcription factor), CCDC3 <text:s/>- <text:s/>coiled-coil domain containing 3, TRIB2 <text:s/>- <text:s/>tribbles homolog 2 (drosophila), NFKBIE <text:s/>- <text:s/>nuclear factor of kappa light polypeptide gene enhancer in b-cells inhibitor, epsilon, CBX2 <text:s/>- <text:s/>chromobox homolog 2, GREM1 <text:s/>- <text:s/>gremlin 1, dan family bmp antagonist, NRG1 <text:s/>- <text:s/>neuregulin 1, TNFAIP3 <text:s/>- <text:s/>tumor necrosis factor, alpha-induced protein 3, MSX1 <text:s/>- <text:s/>msh homeobox 1, RAB11FIP5 <text:s/>- <text:s/>rab11 family interacting protein 5 (class i), DUSP2 <text:s/>- <text:s/>dual specificity phosphatase 2, CYLD <text:s/>- <text:s/>cylindromatosis (turban tumor syndrome), STK4 <text:s/>- <text:s/>serine/threonine kinase 4, BCL6B <text:s/>- <text:s/>b-cell cll/lymphoma 6, member b, HPCA <text:s/>- <text:s/>hippocalcin, SHC1 <text:s/>- <text:s/>shc (src homology 2 domain containing) transforming protein 1, DLG4 <text:s/>- <text:s/>discs, large homolog 4 (drosophila), RPRM <text:s/>- <text:s/>reprimo, tp53 dependent g2 arrest mediator candidate, RANGAP1 <text:s/>- <text:s/>ran gtpase activating protein 1, BAI2 <text:s/>- <text:s/>brain-specific angiogenesis inhibitor 2, RCOR2 <text:s/>- <text:s/>rest corepressor 2, SHH <text:s/>- <text:s/>sonic hedgehog, LRP1 <text:s/>- <text:s/>low density lipoprotein receptor-related protein 1, TRPV3 <text:s/>- <text:s/>transient receptor potential cation channel, subfamily v, member 3, STAT6 <text:s/>- <text:s/>signal transducer and activator of transcription 6, interleukin-4 induced, DLX4 <text:s/>- <text:s/>distal-less homeobox 4, LRP4 <text:s/>- <text:s/>low density lipoprotein receptor-related protein 4, TNFRSF4 <text:s/>- <text:s/>tumor necrosis factor receptor superfamily, member 4, RARB <text:s/>- <text:s/>retinoic acid receptor, beta, NFIC <text:s/>- <text:s/>nuclear factor i/c (ccaat-binding transcription factor), RASA2 <text:s/>- <text:s/>ras p21 protein activator 2, TNFSF14 <text:s/>- <text:s/>tumor necrosis factor (ligand) superfamily, member 14, NFATC2 <text:s/>- <text:s/>nuclear factor of activated t-cells, cytoplasmic, calcineurin-dependent 2, AAMDC <text:s/>- <text:s/>adipogenesis associated, mth938 domain containing, RARA <text:s/>- <text:s/>retinoic acid receptor, alpha, RBL1 <text:s/>- <text:s/>retinoblastoma-like 1 (p107), STXBP6 <text:s/>- <text:s/>syntaxin binding protein 6 (amisyn), RAI1 <text:s/>- <text:s/>retinoic acid induced 1, GRIN2A <text:s/>- <text:s/>glutamate receptor, ionotropic, n-methyl d-aspartate 2a, AZIN1 <text:s/>- <text:s/>antizyme inhibitor 1, KCNJ11 <text:s/>- <text:s/>potassium inwardly-rectifying channel, subfamily j, member 11, PKDCC <text:s/>- <text:s/>protein kinase domain containing, cytoplasmic, CSF3 <text:s/>- <text:s/>colony stimulating factor 3 (granulocyte), KCNK2 <text:s/>- <text:s/>potassium channel, subfamily k, member 2, RAPGEF3 <text:s/>- <text:s/>rap guanine nucleotide exchange factor (gef) 3, TGFB1 <text:s/>- <text:s/>transforming growth factor, beta 1, RIPK2 <text:s/>- <text:s/>receptor-interacting serine-threonine kinase 2, HDAC7 <text:s/>- <text:s/>histone deacetylase 7, DNMT3A <text:s/>- <text:s/>dna (cytosine-5-)-methyltransferase 3 alpha, IGFBP5 <text:s/>- <text:s/>insulin-like growth factor binding protein 5, BCL7A <text:s/>- <text:s/>b-cell cll/lymphoma 7a, GRINA <text:s/>- <text:s/>glutamate receptor, ionotropic, n-methyl d-aspartate-associated protein 1 (glutamate binding), LRRC32 <text:s/>- <text:s/>leucine rich repeat containing 32, MYADM <text:s/>- <text:s/>myeloid-associated differentiation marker, BCL3 <text:s/>- <text:s/>b-cell cll/lymphoma 3, CXCL1 <text:s/>- <text:s/>chemokine (c-x-c motif) ligand 1 (melanoma growth stimulating activity, alpha), UBE2E1 <text:s/>- <text:s/>ubiquitin-conjugating enzyme e2e 1, GCSAM <text:s/>- <text:s/>germinal center-associated, signaling and motility, PRKCD <text:s/>- <text:s/>protein kinase c, delta, NUP153 <text:s/>- <text:s/>nucleoporin 153kda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97</text:p>
          </table:table-cell>
          <table:table-cell office:value-type="string" calcext:value-type="string">
            <text:p>regulation of immune effector process</text:p>
          </table:table-cell>
          <table:table-cell office:value-type="float" office:value="0.0000344" calcext:value-type="float">
            <text:p>0.0000344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2.79" calcext:value-type="float">
            <text:p>2.79</text:p>
          </table:table-cell>
          <table:table-cell office:value-type="float" office:value="13954" calcext:value-type="float">
            <text:p>13954</text:p>
          </table:table-cell>
          <table:table-cell office:value-type="float" office:value="227" calcext:value-type="float">
            <text:p>227</text:p>
          </table:table-cell>
          <table:table-cell office:value-type="float" office:value="440" calcext:value-type="float">
            <text:p>4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FFAR2 <text:s/>- <text:s/>free fatty acid receptor 2, PGLYRP2 <text:s/>- <text:s/>peptidoglycan recognition protein 2, TGFB1 <text:s/>- <text:s/>transforming growth factor, beta 1, BIRC3 <text:s/>- <text:s/>baculoviral iap repeat containing 3, APLF <text:s/>- <text:s/>aprataxin and pnkp like factor, RIPK2 <text:s/>- <text:s/>receptor-interacting serine-threonine kinase 2, SIN3A <text:s/>- <text:s/>sin3 transcription regulator family member a, FAM49B <text:s/>- <text:s/>family with sequence similarity 49, member b, STAT6 <text:s/>- <text:s/>signal transducer and activator of transcription 6, interleukin-4 induced, TNFRSF4 <text:s/>- <text:s/>tumor necrosis factor receptor superfamily, member 4, IL23A <text:s/>- <text:s/>interleukin 23, alpha subunit p19, ELMO1 <text:s/>- <text:s/>engulfment and cell motility 1, CD74 <text:s/>- <text:s/>cd74 molecule, major histocompatibility complex, class ii invariant chain, TNFAIP3 <text:s/>- <text:s/>tumor necrosis factor, alpha-induced protein 3, AP1S2 <text:s/>- <text:s/>adaptor-related protein complex 1, sigma 2 subunit, TRAF2 <text:s/>- <text:s/>tnf receptor-associated factor 2, IL27 <text:s/>- <text:s/>interleukin 27, FGR <text:s/>- <text:s/>feline gardner-rasheed sarcoma viral oncogene homolog, SMAD7 <text:s/>- <text:s/>smad family member 7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386</text:p>
          </table:table-cell>
          <table:table-cell office:value-type="string" calcext:value-type="string">
            <text:p>regulation of intracellular transport</text:p>
          </table:table-cell>
          <table:table-cell office:value-type="float" office:value="0.0000347" calcext:value-type="float">
            <text:p>0.0000347</text:p>
          </table:table-cell>
          <table:table-cell office:value-type="float" office:value="0.0043" calcext:value-type="float">
            <text:p>0.0043</text:p>
          </table:table-cell>
          <table:table-cell office:value-type="float" office:value="2.27" calcext:value-type="float">
            <text:p>2.27</text:p>
          </table:table-cell>
          <table:table-cell office:value-type="float" office:value="13954" calcext:value-type="float">
            <text:p>13954</text:p>
          </table:table-cell>
          <table:table-cell office:value-type="float" office:value="405" calcext:value-type="float">
            <text:p>405</text:p>
          </table:table-cell>
          <table:table-cell office:value-type="float" office:value="440" calcext:value-type="float">
            <text:p>4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RNF31 <text:s/>- <text:s/>ring finger protein 31, HPCA <text:s/>- <text:s/>hippocalcin, YOD1 <text:s/>- <text:s/>yod1 deubiquitinase, RANGAP1 <text:s/>- <text:s/>ran gtpase activating protein 1, SHH <text:s/>- <text:s/>sonic hedgehog, IL23A <text:s/>- <text:s/>interleukin 23, alpha subunit p19, DAB2IP <text:s/>- <text:s/>dab2 interacting protein, TNFSF14 <text:s/>- <text:s/>tumor necrosis factor (ligand) superfamily, member 14, PTGS2 <text:s/>- <text:s/>prostaglandin-endoperoxide synthase 2 (prostaglandin g/h synthase and cyclooxygenase), FAM65A <text:s/>- <text:s/>family with sequence similarity 65, member a, KCNN3 <text:s/>- <text:s/>potassium intermediate/small conductance calcium-activated channel, subfamily n, member 3, KCNJ11 <text:s/>- <text:s/>potassium inwardly-rectifying channel, subfamily j, member 11, CSF3 <text:s/>- <text:s/>colony stimulating factor 3 (granulocyte), AKT2 <text:s/>- <text:s/>v-akt murine thymoma viral oncogene homolog 2, RAPGEF3 <text:s/>- <text:s/>rap guanine nucleotide exchange factor (gef) 3, TGFB1 <text:s/>- <text:s/>transforming growth factor, beta 1, ZDHHC8 <text:s/>- <text:s/>zinc finger, dhhc-type containing 8, G3BP2 <text:s/>- <text:s/>gtpase activating protein (sh3 domain) binding protein 2, EDAR <text:s/>- <text:s/>ectodysplasin a receptor, LCP1 <text:s/>- <text:s/>lymphocyte cytosolic protein 1 (l-plastin), NFKBIE <text:s/>- <text:s/>nuclear factor of kappa light polypeptide gene enhancer in b-cells inhibitor, epsilon, GREM1 <text:s/>- <text:s/>gremlin 1, dan family bmp antagonist, PDE2A <text:s/>- <text:s/>phosphodiesterase 2a, cgmp-stimulated, BCL3 <text:s/>- <text:s/>b-cell cll/lymphoma 3, NRG1 <text:s/>- <text:s/>neuregulin 1, PRKCD <text:s/>- <text:s/>protein kinase c, delta, NUP153 <text:s/>- <text:s/>nucleoporin 153kda, CYLD <text:s/>- <text:s/>cylindromatosis (turban tumor syndrome), FGR <text:s/>- <text:s/>feline gardner-rasheed sarcoma viral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53</text:p>
          </table:table-cell>
          <table:table-cell office:value-type="string" calcext:value-type="string">
            <text:p>regulation of striated muscle cell differentiation</text:p>
          </table:table-cell>
          <table:table-cell office:value-type="float" office:value="0.0000354" calcext:value-type="float">
            <text:p>0.0000354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4.42" calcext:value-type="float">
            <text:p>4.42</text:p>
          </table:table-cell>
          <table:table-cell office:value-type="float" office:value="13954" calcext:value-type="float">
            <text:p>13954</text:p>
          </table:table-cell>
          <table:table-cell office:value-type="float" office:value="79" calcext:value-type="float">
            <text:p>79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GREM1 <text:s/>- <text:s/>gremlin 1, dan family bmp antagonist, NRG1 <text:s/>- <text:s/>neuregulin 1, BMP2 <text:s/>- <text:s/>bone morphogenetic protein 2, TGFB1 <text:s/>- <text:s/>transforming growth factor, beta 1, MSX1 <text:s/>- <text:s/>msh homeobox 1, TNFSF14 <text:s/>- <text:s/>tumor necrosis factor (ligand) superfamily, member 14, AKAP13 <text:s/>- <text:s/>a kinase (prka) anchor protein 13, FRS2 <text:s/>- <text:s/>fibroblast growth factor receptor substrate 2, SHH <text:s/>- <text:s/>sonic hedgehog, CXCL10 <text:s/>- <text:s/>chemokine (c-x-c motif) ligand 10, NFATC2 <text:s/>- <text:s/>nuclear factor of activated t-cells, cytoplasmic, calcineurin-dependent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879</text:p>
          </table:table-cell>
          <table:table-cell office:value-type="string" calcext:value-type="string">
            <text:p>regulation of localization</text:p>
          </table:table-cell>
          <table:table-cell office:value-type="float" office:value="0.0000376" calcext:value-type="float">
            <text:p>0.0000376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1.48" calcext:value-type="float">
            <text:p>1.48</text:p>
          </table:table-cell>
          <table:table-cell office:value-type="float" office:value="13954" calcext:value-type="float">
            <text:p>13954</text:p>
          </table:table-cell>
          <table:table-cell office:value-type="float" office:value="2008" calcext:value-type="float">
            <text:p>2008</text:p>
          </table:table-cell>
          <table:table-cell office:value-type="float" office:value="440" calcext:value-type="float">
            <text:p>44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TNFRSF9 <text:s/>- <text:s/>tumor necrosis factor receptor superfamily, member 9, BMP2K <text:s/>- <text:s/>bmp2 inducible kinase, PNKD <text:s/>- <text:s/>paroxysmal nonkinesigenic dyskinesia, NLGN2 <text:s/>- <text:s/>neuroligin 2, SIN3A <text:s/>- <text:s/>sin3 transcription regulator family member a, CAMK2A <text:s/>- <text:s/>calcium/calmodulin-dependent protein kinase ii alpha, ATP1B1 <text:s/>- <text:s/>atpase, na+/k+ transporting, beta 1 polypeptide, IL23A <text:s/>- <text:s/>interleukin 23, alpha subunit p19, SEMA4A <text:s/>- <text:s/>sema domain, immunoglobulin domain (ig), transmembrane domain (tm) and short cytoplasmic domain, (semaphorin) 4a, CD74 <text:s/>- <text:s/>cd74 molecule, major histocompatibility complex, class ii invariant chain, KCNQ3 <text:s/>- <text:s/>potassium voltage-gated channel, kqt-like subfamily, member 3, KCNN2 <text:s/>- <text:s/>potassium intermediate/small conductance calcium-activated channel, subfamily n, member 2, KCNN3 <text:s/>- <text:s/>potassium intermediate/small conductance calcium-activated channel, subfamily n, member 3, FGF18 <text:s/>- <text:s/>fibroblast growth factor 18, CHGA <text:s/>- <text:s/>chromogranin a (parathyroid secretory protein 1), P2RX3 <text:s/>- <text:s/>purinergic receptor p2x, ligand-gated ion channel, 3, FBLN1 <text:s/>- <text:s/>fibulin 1, KCNH8 <text:s/>- <text:s/>potassium voltage-gated channel, subfamily h (eag-related), member 8, CTSH <text:s/>- <text:s/>cathepsin h, AKT2 <text:s/>- <text:s/>v-akt murine thymoma viral oncogene homolog 2, UNC119 <text:s/>- <text:s/>unc-119 homolog (c. elegans), SRGAP3 <text:s/>- <text:s/>slit-robo rho gtpase activating protein 3, G3BP2 <text:s/>- <text:s/>gtpase activating protein (sh3 domain) binding protein 2, ZDHHC8 <text:s/>- <text:s/>zinc finger, dhhc-type containing 8, EDAR <text:s/>- <text:s/>ectodysplasin a receptor, CACNB3 <text:s/>- <text:s/>calcium channel, voltage-dependent, beta 3 subunit, NFKBIE <text:s/>- <text:s/>nuclear factor of kappa light polypeptide gene enhancer in b-cells inhibitor, epsilon, GREM1 <text:s/>- <text:s/>gremlin 1, dan family bmp antagonist, NRG1 <text:s/>- <text:s/>neuregulin 1, WNT4 <text:s/>- <text:s/>wingless-type mmtv integration site family, member 4, BMP2 <text:s/>- <text:s/>bone morphogenetic protein 2, PFKM <text:s/>- <text:s/>phosphofructokinase, muscle, JPH4 <text:s/>- <text:s/>junctophilin 4, CXCL5 <text:s/>- <text:s/>chemokine (c-x-c motif) ligand 5, DSP <text:s/>- <text:s/>desmoplakin, RAB11FIP5 <text:s/>- <text:s/>rab11 family interacting protein 5 (class i), CREB1 <text:s/>- <text:s/>camp responsive element binding protein 1, CYLD <text:s/>- <text:s/>cylindromatosis (turban tumor syndrome), CXCL6 <text:s/>- <text:s/>chemokine (c-x-c motif) ligand 6, RSPO1 <text:s/>- <text:s/>r-spondin 1, FGR <text:s/>- <text:s/>feline gardner-rasheed sarcoma viral oncogene homolog, ITGA5 <text:s/>- <text:s/>integrin, alpha 5 (fibronectin receptor, alpha polypeptide), ARNTL <text:s/>- <text:s/>aryl hydrocarbon receptor nuclear translocator-like, HPCA <text:s/>- <text:s/>hippocalcin, FFAR2 <text:s/>- <text:s/>free fatty acid receptor 2, RNF31 <text:s/>- <text:s/>ring finger protein 31, KCNA1 <text:s/>- <text:s/>potassium voltage-gated channel, shaker-related subfamily, member 1 (episodic ataxia with myokymia), SLC30A7 <text:s/>- <text:s/>solute carrier family 30 (zinc transporter), member 7, YOD1 <text:s/>- <text:s/>yod1 deubiquitinase, DLG4 <text:s/>- <text:s/>discs, large homolog 4 (drosophila), RANGAP1 <text:s/>- <text:s/>ran gtpase activating protein 1, LRP1 <text:s/>- <text:s/>low density lipoprotein receptor-related protein 1, TRIB1 <text:s/>- <text:s/>tribbles homolog 1 (drosophila), SHH <text:s/>- <text:s/>sonic hedgehog, TRPV3 <text:s/>- <text:s/>transient receptor potential cation channel, subfamily v, member 3, LRP4 <text:s/>- <text:s/>low density lipoprotein receptor-related protein 4, DAB2IP <text:s/>- <text:s/>dab2 interacting protein, TNFRSF4 <text:s/>- <text:s/>tumor necrosis factor receptor superfamily, member 4, CXCL16 <text:s/>- <text:s/>chemokine (c-x-c motif) ligand 16, ADAM8 <text:s/>- <text:s/>adam metallopeptidase domain 8, TNFSF14 <text:s/>- <text:s/>tumor necrosis factor (ligand) superfamily, member 14, FAM65A <text:s/>- <text:s/>family with sequence similarity 65, member a, PTGS2 <text:s/>- <text:s/>prostaglandin-endoperoxide synthase 2 (prostaglandin g/h synthase and cyclooxygenase), RHOG <text:s/>- <text:s/>ras homolog family member g, STXBP6 <text:s/>- <text:s/>syntaxin binding protein 6 (amisyn), AZIN1 <text:s/>- <text:s/>antizyme inhibitor 1, GRIN2A <text:s/>- <text:s/>glutamate receptor, ionotropic, n-methyl d-aspartate 2a, KCNJ11 <text:s/>- <text:s/>potassium inwardly-rectifying channel, subfamily j, member 11, CSF3 <text:s/>- <text:s/>colony stimulating factor 3 (granulocyte), PKDCC <text:s/>- <text:s/>protein kinase domain containing, cytoplasmic, RAPGEF3 <text:s/>- <text:s/>rap guanine nucleotide exchange factor (gef) 3, TGFB1 <text:s/>- <text:s/>transforming growth factor, beta 1, PLXNB2 <text:s/>- <text:s/>plexin b2, HDAC7 <text:s/>- <text:s/>histone deacetylase 7, CDKN1B <text:s/>- <text:s/>cyclin-dependent kinase inhibitor 1b (p27, kip1), CXCL10 <text:s/>- <text:s/>chemokine (c-x-c motif) ligand 10, IGFBP5 <text:s/>- <text:s/>insulin-like growth factor binding protein 5, LCP1 <text:s/>- <text:s/>lymphocyte cytosolic protein 1 (l-plastin), GRIN2D <text:s/>- <text:s/>glutamate receptor, ionotropic, n-methyl d-aspartate 2d, SORBS1 <text:s/>- <text:s/>sorbin and sh3 domain containing 1, LRRC32 <text:s/>- <text:s/>leucine rich repeat containing 32, CXCL2 <text:s/>- <text:s/>chemokine (c-x-c motif) ligand 2, MYADM <text:s/>- <text:s/>myeloid-associated differentiation marker, CXCL1 <text:s/>- <text:s/>chemokine (c-x-c motif) ligand 1 (melanoma growth stimulating activity, alpha), PDE2A <text:s/>- <text:s/>phosphodiesterase 2a, cgmp-stimulated, BCL3 <text:s/>- <text:s/>b-cell cll/lymphoma 3, GCSAM <text:s/>- <text:s/>germinal center-associated, signaling and motility, PRKCD <text:s/>- <text:s/>protein kinase c, delta, TRAF2 <text:s/>- <text:s/>tnf receptor-associated factor 2, NUP153 <text:s/>- <text:s/>nucleoporin 153kda, RCC2 <text:s/>- <text:s/>regulator of chromosome condensation 2, SMAD7 <text:s/>- <text:s/>smad family member 7, CXCL3 <text:s/>- <text:s/>chemokine (c-x-c motif) ligand 3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370</text:p>
          </table:table-cell>
          <table:table-cell office:value-type="string" calcext:value-type="string">
            <text:p>regulation of CD4-positive, alpha-beta T cell differentiation</text:p>
          </table:table-cell>
          <table:table-cell office:value-type="float" office:value="0.0000403" calcext:value-type="float">
            <text:p>0.0000403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7.16" calcext:value-type="float">
            <text:p>7.16</text:p>
          </table:table-cell>
          <table:table-cell office:value-type="float" office:value="13954" calcext:value-type="float">
            <text:p>13954</text:p>
          </table:table-cell>
          <table:table-cell office:value-type="float" office:value="31" calcext:value-type="float">
            <text:p>31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IL23A <text:s/>- <text:s/>interleukin 23, alpha subunit p19, ZBTB7B <text:s/>- <text:s/>zinc finger and btb domain containing 7b, IL27 <text:s/>- <text:s/>interleukin 27, CD83 <text:s/>- <text:s/>cd83 molecule, RIPK2 <text:s/>- <text:s/>receptor-interacting serine-threonine kinase 2, SMAD7 <text:s/>- <text:s/>smad family member 7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3674</text:p>
          </table:table-cell>
          <table:table-cell office:value-type="string" calcext:value-type="string">
            <text:p>positive regulation of kinase activity</text:p>
          </table:table-cell>
          <table:table-cell office:value-type="float" office:value="0.0000415" calcext:value-type="float">
            <text:p>0.0000415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2.25" calcext:value-type="float">
            <text:p>2.25</text:p>
          </table:table-cell>
          <table:table-cell office:value-type="float" office:value="13954" calcext:value-type="float">
            <text:p>13954</text:p>
          </table:table-cell>
          <table:table-cell office:value-type="float" office:value="409" calcext:value-type="float">
            <text:p>409</text:p>
          </table:table-cell>
          <table:table-cell office:value-type="float" office:value="440" calcext:value-type="float">
            <text:p>4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SHC1 <text:s/>- <text:s/>shc (src homology 2 domain containing) transforming protein 1, FGF13 <text:s/>- <text:s/>fibroblast growth factor 13, GADD45B <text:s/>- <text:s/>growth arrest and dna-damage-inducible, beta, MAP3K8 <text:s/>- <text:s/>mitogen-activated protein kinase kinase kinase 8, VANGL2 <text:s/>- <text:s/>vangl planar cell polarity protein 2, IL23A <text:s/>- <text:s/>interleukin 23, alpha subunit p19, DAB2IP <text:s/>- <text:s/>dab2 interacting protein, CD74 <text:s/>- <text:s/>cd74 molecule, major histocompatibility complex, class ii invariant chain, ADAM8 <text:s/>- <text:s/>adam metallopeptidase domain 8, FGF18 <text:s/>- <text:s/>fibroblast growth factor 18, MAP3K11 <text:s/>- <text:s/>mitogen-activated protein kinase kinase kinase 11, CHI3L1 <text:s/>- <text:s/>chitinase 3-like 1 (cartilage glycoprotein-39), MAP4K2 <text:s/>- <text:s/>mitogen-activated protein kinase kinase kinase kinase 2, DUSP5 <text:s/>- <text:s/>dual specificity phosphatase 5, UNC119 <text:s/>- <text:s/>unc-119 homolog (c. elegans), TGFB1 <text:s/>- <text:s/>transforming growth factor, beta 1, FRS2 <text:s/>- <text:s/>fibroblast growth factor receptor substrate 2, RIPK2 <text:s/>- <text:s/>receptor-interacting serine-threonine kinase 2, CDKN1B <text:s/>- <text:s/>cyclin-dependent kinase inhibitor 1b (p27, kip1), CAMKK1 <text:s/>- <text:s/>calcium/calmodulin-dependent protein kinase kinase 1, alpha, GREM1 <text:s/>- <text:s/>gremlin 1, dan family bmp antagonist, BMP2 <text:s/>- <text:s/>bone morphogenetic protein 2, NRG1 <text:s/>- <text:s/>neuregulin 1, AKAP13 <text:s/>- <text:s/>a kinase (prka) anchor protein 13, PRKCD <text:s/>- <text:s/>protein kinase c, delta, TRAF2 <text:s/>- <text:s/>tnf receptor-associated factor 2, FGR <text:s/>- <text:s/>feline gardner-rasheed sarcoma viral oncogene homolog, STK4 <text:s/>- <text:s/>serine/threonine kinase 4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990</text:p>
          </table:table-cell>
          <table:table-cell office:value-type="string" calcext:value-type="string">
            <text:p>regulation of transcription factor import into nucleus</text:p>
          </table:table-cell>
          <table:table-cell office:value-type="float" office:value="0.0000435" calcext:value-type="float">
            <text:p>0.0000435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4.73" calcext:value-type="float">
            <text:p>4.73</text:p>
          </table:table-cell>
          <table:table-cell office:value-type="float" office:value="13954" calcext:value-type="float">
            <text:p>13954</text:p>
          </table:table-cell>
          <table:table-cell office:value-type="float" office:value="67" calcext:value-type="float">
            <text:p>67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GREM1 <text:s/>- <text:s/>gremlin 1, dan family bmp antagonist, BCL3 <text:s/>- <text:s/>b-cell cll/lymphoma 3, CSF3 <text:s/>- <text:s/>colony stimulating factor 3 (granulocyte), TNFSF14 <text:s/>- <text:s/>tumor necrosis factor (ligand) superfamily, member 14, G3BP2 <text:s/>- <text:s/>gtpase activating protein (sh3 domain) binding protein 2, PTGS2 <text:s/>- <text:s/>prostaglandin-endoperoxide synthase 2 (prostaglandin g/h synthase and cyclooxygenase), EDAR <text:s/>- <text:s/>ectodysplasin a receptor, CYLD <text:s/>- <text:s/>cylindromatosis (turban tumor syndrome), NFKBIE <text:s/>- <text:s/>nuclear factor of kappa light polypeptide gene enhancer in b-cells inhibitor, epsilo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101</text:p>
          </table:table-cell>
          <table:table-cell office:value-type="string" calcext:value-type="string">
            <text:p>regulation of response to external stimulus</text:p>
          </table:table-cell>
          <table:table-cell office:value-type="float" office:value="0.0000479" calcext:value-type="float">
            <text:p>0.0000479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2.07" calcext:value-type="float">
            <text:p>2.07</text:p>
          </table:table-cell>
          <table:table-cell office:value-type="float" office:value="13954" calcext:value-type="float">
            <text:p>13954</text:p>
          </table:table-cell>
          <table:table-cell office:value-type="float" office:value="520" calcext:value-type="float">
            <text:p>520</text:p>
          </table:table-cell>
          <table:table-cell office:value-type="float" office:value="440" calcext:value-type="float">
            <text:p>4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FFAR2 <text:s/>- <text:s/>free fatty acid receptor 2, SBNO2 <text:s/>- <text:s/>strawberry notch homolog 2 (drosophila), PGLYRP2 <text:s/>- <text:s/>peptidoglycan recognition protein 2, BIRC3 <text:s/>- <text:s/>baculoviral iap repeat containing 3, TRIB1 <text:s/>- <text:s/>tribbles homolog 1 (drosophila), PTPRS <text:s/>- <text:s/>protein tyrosine phosphatase, receptor type, s, SIN3A <text:s/>- <text:s/>sin3 transcription regulator family member a, IL23A <text:s/>- <text:s/>interleukin 23, alpha subunit p19, ELMO1 <text:s/>- <text:s/>engulfment and cell motility 1, CD74 <text:s/>- <text:s/>cd74 molecule, major histocompatibility complex, class ii invariant chain, ADAM8 <text:s/>- <text:s/>adam metallopeptidase domain 8, AP1S2 <text:s/>- <text:s/>adaptor-related protein complex 1, sigma 2 subunit, TNFSF14 <text:s/>- <text:s/>tumor necrosis factor (ligand) superfamily, member 14, PTGS2 <text:s/>- <text:s/>prostaglandin-endoperoxide synthase 2 (prostaglandin g/h synthase and cyclooxygenase), CTNNA2 <text:s/>- <text:s/>catenin (cadherin-associated protein), alpha 2, SIRT2 <text:s/>- <text:s/>sirtuin 2, FGF18 <text:s/>- <text:s/>fibroblast growth factor 18, TGFB1 <text:s/>- <text:s/>transforming growth factor, beta 1, RIPK2 <text:s/>- <text:s/>receptor-interacting serine-threonine kinase 2, CXCL10 <text:s/>- <text:s/>chemokine (c-x-c motif) ligand 10, CXCL2 <text:s/>- <text:s/>chemokine (c-x-c motif) ligand 2, GREM1 <text:s/>- <text:s/>gremlin 1, dan family bmp antagonist, WNT4 <text:s/>- <text:s/>wingless-type mmtv integration site family, member 4, PDE2A <text:s/>- <text:s/>phosphodiesterase 2a, cgmp-stimulated, CXCL1 <text:s/>- <text:s/>chemokine (c-x-c motif) ligand 1 (melanoma growth stimulating activity, alpha), CXCL5 <text:s/>- <text:s/>chemokine (c-x-c motif) ligand 5, TNFAIP3 <text:s/>- <text:s/>tumor necrosis factor, alpha-induced protein 3, PRKCD <text:s/>- <text:s/>protein kinase c, delta, IL27 <text:s/>- <text:s/>interleukin 27, CXCL6 <text:s/>- <text:s/>chemokine (c-x-c motif) ligand 6, IL6ST <text:s/>- <text:s/>interleukin 6 signal transducer (gp130, oncostatin m receptor), CXCL3 <text:s/>- <text:s/>chemokine (c-x-c motif) ligand 3, OPTN <text:s/>- <text:s/>optineurin, BCL6B <text:s/>- <text:s/>b-cell cll/lymphoma 6, member b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637</text:p>
          </table:table-cell>
          <table:table-cell office:value-type="string" calcext:value-type="string">
            <text:p>regulation of alpha-beta T cell differentiation</text:p>
          </table:table-cell>
          <table:table-cell office:value-type="float" office:value="0.0000504" calcext:value-type="float">
            <text:p>0.0000504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5.9" calcext:value-type="float">
            <text:p>5.9</text:p>
          </table:table-cell>
          <table:table-cell office:value-type="float" office:value="13954" calcext:value-type="float">
            <text:p>13954</text:p>
          </table:table-cell>
          <table:table-cell office:value-type="float" office:value="43" calcext:value-type="float">
            <text:p>43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ZBTB7B <text:s/>- <text:s/>zinc finger and btb domain containing 7b, IL27 <text:s/>- <text:s/>interleukin 27, SHH <text:s/>- <text:s/>sonic hedgehog, CD83 <text:s/>- <text:s/>cd83 molecule, RIPK2 <text:s/>- <text:s/>receptor-interacting serine-threonine kinase 2, SMAD7 <text:s/>- <text:s/>smad family member 7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97</text:p>
          </table:table-cell>
          <table:table-cell office:value-type="string" calcext:value-type="string">
            <text:p>positive regulation of cell differentiation</text:p>
          </table:table-cell>
          <table:table-cell office:value-type="float" office:value="0.0000531" calcext:value-type="float">
            <text:p>0.000053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704" calcext:value-type="float">
            <text:p>704</text:p>
          </table:table-cell>
          <table:table-cell office:value-type="float" office:value="440" calcext:value-type="float">
            <text:p>4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ARNTL <text:s/>- <text:s/>aryl hydrocarbon receptor nuclear translocator-like, CD83 <text:s/>- <text:s/>cd83 molecule, SHH <text:s/>- <text:s/>sonic hedgehog, TRIB1 <text:s/>- <text:s/>tribbles homolog 1 (drosophila), TRIM67 <text:s/>- <text:s/>tripartite motif containing 67, DAB2IP <text:s/>- <text:s/>dab2 interacting protein, IL23A <text:s/>- <text:s/>interleukin 23, alpha subunit p19, WNT10B <text:s/>- <text:s/>wingless-type mmtv integration site family, member 10b, ATP11C <text:s/>- <text:s/>atpase, class vi, type 11c, RARB <text:s/>- <text:s/>retinoic acid receptor, beta, PRMT1 <text:s/>- <text:s/>protein arginine methyltransferase 1, CD74 <text:s/>- <text:s/>cd74 molecule, major histocompatibility complex, class ii invariant chain, ADAM8 <text:s/>- <text:s/>adam metallopeptidase domain 8, TNFSF14 <text:s/>- <text:s/>tumor necrosis factor (ligand) superfamily, member 14, PTGS2 <text:s/>- <text:s/>prostaglandin-endoperoxide synthase 2 (prostaglandin g/h synthase and cyclooxygenase), NFATC2 <text:s/>- <text:s/>nuclear factor of activated t-cells, cytoplasmic, calcineurin-dependent 2, AAMDC <text:s/>- <text:s/>adipogenesis associated, mth938 domain containing, CTNNA2 <text:s/>- <text:s/>catenin (cadherin-associated protein), alpha 2, SIRT2 <text:s/>- <text:s/>sirtuin 2, FGF18 <text:s/>- <text:s/>fibroblast growth factor 18, RARA <text:s/>- <text:s/>retinoic acid receptor, alpha, ZMIZ1 <text:s/>- <text:s/>zinc finger, miz-type containing 1, PKDCC <text:s/>- <text:s/>protein kinase domain containing, cytoplasmic, CSF3 <text:s/>- <text:s/>colony stimulating factor 3 (granulocyte), SKIL <text:s/>- <text:s/>ski-like oncogene, TGFB1 <text:s/>- <text:s/>transforming growth factor, beta 1, PLXNB2 <text:s/>- <text:s/>plexin b2, RIPK2 <text:s/>- <text:s/>receptor-interacting serine-threonine kinase 2, CCDC3 <text:s/>- <text:s/>coiled-coil domain containing 3, MYADM <text:s/>- <text:s/>myeloid-associated differentiation marker, GREM1 <text:s/>- <text:s/>gremlin 1, dan family bmp antagonist, WNT4 <text:s/>- <text:s/>wingless-type mmtv integration site family, member 4, BMP2 <text:s/>- <text:s/>bone morphogenetic protein 2, NRG1 <text:s/>- <text:s/>neuregulin 1, KLF10 <text:s/>- <text:s/>kruppel-like factor 10, CREB1 <text:s/>- <text:s/>camp responsive element binding protein 1, CYLD <text:s/>- <text:s/>cylindromatosis (turban tumor syndrome), IL6ST <text:s/>- <text:s/>interleukin 6 signal transducer (gp130, oncostatin m receptor), STK4 <text:s/>- <text:s/>serine/threonine kinase 4, MMD <text:s/>- <text:s/>monocyte to macrophage differentiation-associated, CPNE5 <text:s/>- <text:s/>copine v, ACIN1 <text:s/>- <text:s/>apoptotic chromatin condensation induc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649</text:p>
          </table:table-cell>
          <table:table-cell office:value-type="string" calcext:value-type="string">
            <text:p>lymphocyte activation</text:p>
          </table:table-cell>
          <table:table-cell office:value-type="float" office:value="0.0000549" calcext:value-type="float">
            <text:p>0.0000549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2.79" calcext:value-type="float">
            <text:p>2.79</text:p>
          </table:table-cell>
          <table:table-cell office:value-type="float" office:value="13954" calcext:value-type="float">
            <text:p>13954</text:p>
          </table:table-cell>
          <table:table-cell office:value-type="float" office:value="216" calcext:value-type="float">
            <text:p>216</text:p>
          </table:table-cell>
          <table:table-cell office:value-type="float" office:value="440" calcext:value-type="float">
            <text:p>4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RC3H2 <text:s/>- <text:s/>ring finger and ccch-type domains 2, TGFB1 <text:s/>- <text:s/>transforming growth factor, beta 1, ITGAL <text:s/>- <text:s/>integrin, alpha l (antigen cd11a (p180), lymphocyte function-associated antigen 1; alpha polypeptide), SHH <text:s/>- <text:s/>sonic hedgehog, RIPK2 <text:s/>- <text:s/>receptor-interacting serine-threonine kinase 2, LCP1 <text:s/>- <text:s/>lymphocyte cytosolic protein 1 (l-plastin), SEMA4A <text:s/>- <text:s/>sema domain, immunoglobulin domain (ig), transmembrane domain (tm) and short cytoplasmic domain, (semaphorin) 4a, EGR1 <text:s/>- <text:s/>early growth response 1, TNFRSF4 <text:s/>- <text:s/>tumor necrosis factor receptor superfamily, member 4, ATP11C <text:s/>- <text:s/>atpase, class vi, type 11c, IL23A <text:s/>- <text:s/>interleukin 23, alpha subunit p19, MFNG <text:s/>- <text:s/>mfng o-fucosylpeptide 3-beta-n-acetylglucosaminyltransferase, BCL3 <text:s/>- <text:s/>b-cell cll/lymphoma 3, IKZF3 <text:s/>- <text:s/>ikaros family zinc finger 3 (aiolos), WNT4 <text:s/>- <text:s/>wingless-type mmtv integration site family, member 4, IRF1 <text:s/>- <text:s/>interferon regulatory factor 1, TNFSF14 <text:s/>- <text:s/>tumor necrosis factor (ligand) superfamily, member 14, PRKCD <text:s/>- <text:s/>protein kinase c, delta, LGALS1 <text:s/>- <text:s/>lectin, galactoside-binding, soluble,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127</text:p>
          </table:table-cell>
          <table:table-cell office:value-type="string" calcext:value-type="string">
            <text:p>regulation of cell proliferation</text:p>
          </table:table-cell>
          <table:table-cell office:value-type="float" office:value="0.0000554" calcext:value-type="float">
            <text:p>0.0000554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1.64" calcext:value-type="float">
            <text:p>1.64</text:p>
          </table:table-cell>
          <table:table-cell office:value-type="float" office:value="13954" calcext:value-type="float">
            <text:p>13954</text:p>
          </table:table-cell>
          <table:table-cell office:value-type="float" office:value="1216" calcext:value-type="float">
            <text:p>1216</text:p>
          </table:table-cell>
          <table:table-cell office:value-type="float" office:value="440" calcext:value-type="float">
            <text:p>4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TNFRSF9 <text:s/>- <text:s/>tumor necrosis factor receptor superfamily, member 9, PRRX1 <text:s/>- <text:s/>paired related homeobox 1, WNT10B <text:s/>- <text:s/>wingless-type mmtv integration site family, member 10b, IL23A <text:s/>- <text:s/>interleukin 23, alpha subunit p19, CD74 <text:s/>- <text:s/>cd74 molecule, major histocompatibility complex, class ii invariant chain, NAP1L1 <text:s/>- <text:s/>nucleosome assembly protein 1-like 1, ING2 <text:s/>- <text:s/>inhibitor of growth family, member 2, FGF18 <text:s/>- <text:s/>fibroblast growth factor 18, SIRT2 <text:s/>- <text:s/>sirtuin 2, FBLN1 <text:s/>- <text:s/>fibulin 1, CEND1 <text:s/>- <text:s/>cell cycle exit and neuronal differentiation 1, CTSH <text:s/>- <text:s/>cathepsin h, FRS2 <text:s/>- <text:s/>fibroblast growth factor receptor substrate 2, VIPR1 <text:s/>- <text:s/>vasoactive intestinal peptide receptor 1, BMI1 <text:s/>- <text:s/>bmi1 polycomb ring finger oncogene, GREM1 <text:s/>- <text:s/>gremlin 1, dan family bmp antagonist, NRG1 <text:s/>- <text:s/>neuregulin 1, BMP2 <text:s/>- <text:s/>bone morphogenetic protein 2, CXCL5 <text:s/>- <text:s/>chemokine (c-x-c motif) ligand 5, TNFAIP3 <text:s/>- <text:s/>tumor necrosis factor, alpha-induced protein 3, MSX1 <text:s/>- <text:s/>msh homeobox 1, EIF5A <text:s/>- <text:s/>eukaryotic translation initiation factor 5a, CREB1 <text:s/>- <text:s/>camp responsive element binding protein 1, FGR <text:s/>- <text:s/>feline gardner-rasheed sarcoma viral oncogene homolog, CXCL6 <text:s/>- <text:s/>chemokine (c-x-c motif) ligand 6, IL6ST <text:s/>- <text:s/>interleukin 6 signal transducer (gp130, oncostatin m receptor), MARCKSL1 <text:s/>- <text:s/>marcks-like 1, MNT <text:s/>- <text:s/>mnt, max dimerization protein, HOXC10 <text:s/>- <text:s/>homeobox c10, STK4 <text:s/>- <text:s/>serine/threonine kinase 4, BCL6B <text:s/>- <text:s/>b-cell cll/lymphoma 6, member b, SHC1 <text:s/>- <text:s/>shc (src homology 2 domain containing) transforming protein 1, TRIB1 <text:s/>- <text:s/>tribbles homolog 1 (drosophila), SHH <text:s/>- <text:s/>sonic hedgehog, SP6 <text:s/>- <text:s/>sp6 transcription factor, STAT6 <text:s/>- <text:s/>signal transducer and activator of transcription 6, interleukin-4 induced, DAB2IP <text:s/>- <text:s/>dab2 interacting protein, TNFRSF4 <text:s/>- <text:s/>tumor necrosis factor receptor superfamily, member 4, EGR1 <text:s/>- <text:s/>early growth response 1, GLI1 <text:s/>- <text:s/>gli family zinc finger 1, RARB <text:s/>- <text:s/>retinoic acid receptor, beta, IKZF3 <text:s/>- <text:s/>ikaros family zinc finger 3 (aiolos), JAK1 <text:s/>- <text:s/>janus kinase 1, PTGS2 <text:s/>- <text:s/>prostaglandin-endoperoxide synthase 2 (prostaglandin g/h synthase and cyclooxygenase), NFATC2 <text:s/>- <text:s/>nuclear factor of activated t-cells, cytoplasmic, calcineurin-dependent 2, ZMIZ1 <text:s/>- <text:s/>zinc finger, miz-type containing 1, RARA <text:s/>- <text:s/>retinoic acid receptor, alpha, RHOG <text:s/>- <text:s/>ras homolog family member g, KCNK2 <text:s/>- <text:s/>potassium channel, subfamily k, member 2, CSF3 <text:s/>- <text:s/>colony stimulating factor 3 (granulocyte), TGFB1 <text:s/>- <text:s/>transforming growth factor, beta 1, RIPK2 <text:s/>- <text:s/>receptor-interacting serine-threonine kinase 2, CDKN1B <text:s/>- <text:s/>cyclin-dependent kinase inhibitor 1b (p27, kip1), CXCL10 <text:s/>- <text:s/>chemokine (c-x-c motif) ligand 10, IGFBP5 <text:s/>- <text:s/>insulin-like growth factor binding protein 5, MAFG <text:s/>- <text:s/>v-maf avian musculoaponeurotic fibrosarcoma oncogene homolog g, LRRC32 <text:s/>- <text:s/>leucine rich repeat containing 32, CXCL2 <text:s/>- <text:s/>chemokine (c-x-c motif) ligand 2, CXCL1 <text:s/>- <text:s/>chemokine (c-x-c motif) ligand 1 (melanoma growth stimulating activity, alpha), IRF1 <text:s/>- <text:s/>interferon regulatory factor 1, IL27 <text:s/>- <text:s/>interleukin 27, KLF10 <text:s/>- <text:s/>kruppel-like factor 10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70</text:p>
          </table:table-cell>
          <table:table-cell office:value-type="string" calcext:value-type="string">
            <text:p>regulation of cellular component movement</text:p>
          </table:table-cell>
          <table:table-cell office:value-type="float" office:value="0.0000569" calcext:value-type="float">
            <text:p>0.0000569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1.94" calcext:value-type="float">
            <text:p>1.94</text:p>
          </table:table-cell>
          <table:table-cell office:value-type="float" office:value="13954" calcext:value-type="float">
            <text:p>13954</text:p>
          </table:table-cell>
          <table:table-cell office:value-type="float" office:value="637" calcext:value-type="float">
            <text:p>637</text:p>
          </table:table-cell>
          <table:table-cell office:value-type="float" office:value="440" calcext:value-type="float">
            <text:p>4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ITGA5 <text:s/>- <text:s/>integrin, alpha 5 (fibronectin receptor, alpha polypeptide), LRP1 <text:s/>- <text:s/>low density lipoprotein receptor-related protein 1, SHH <text:s/>- <text:s/>sonic hedgehog, TRIB1 <text:s/>- <text:s/>tribbles homolog 1 (drosophila), SEMA4A <text:s/>- <text:s/>sema domain, immunoglobulin domain (ig), transmembrane domain (tm) and short cytoplasmic domain, (semaphorin) 4a, DAB2IP <text:s/>- <text:s/>dab2 interacting protein, IL23A <text:s/>- <text:s/>interleukin 23, alpha subunit p19, CD74 <text:s/>- <text:s/>cd74 molecule, major histocompatibility complex, class ii invariant chain, CXCL16 <text:s/>- <text:s/>chemokine (c-x-c motif) ligand 16, ADAM8 <text:s/>- <text:s/>adam metallopeptidase domain 8, TNFSF14 <text:s/>- <text:s/>tumor necrosis factor (ligand) superfamily, member 14, PTGS2 <text:s/>- <text:s/>prostaglandin-endoperoxide synthase 2 (prostaglandin g/h synthase and cyclooxygenase), FAM65A <text:s/>- <text:s/>family with sequence similarity 65, member a, FGF18 <text:s/>- <text:s/>fibroblast growth factor 18, FBLN1 <text:s/>- <text:s/>fibulin 1, CTSH <text:s/>- <text:s/>cathepsin h, AKT2 <text:s/>- <text:s/>v-akt murine thymoma viral oncogene homolog 2, TGFB1 <text:s/>- <text:s/>transforming growth factor, beta 1, PLXNB2 <text:s/>- <text:s/>plexin b2, SRGAP3 <text:s/>- <text:s/>slit-robo rho gtpase activating protein 3, HDAC7 <text:s/>- <text:s/>histone deacetylase 7, CDKN1B <text:s/>- <text:s/>cyclin-dependent kinase inhibitor 1b (p27, kip1), CXCL10 <text:s/>- <text:s/>chemokine (c-x-c motif) ligand 10, IGFBP5 <text:s/>- <text:s/>insulin-like growth factor binding protein 5, MYADM <text:s/>- <text:s/>myeloid-associated differentiation marker, CXCL2 <text:s/>- <text:s/>chemokine (c-x-c motif) ligand 2, GREM1 <text:s/>- <text:s/>gremlin 1, dan family bmp antagonist, WNT4 <text:s/>- <text:s/>wingless-type mmtv integration site family, member 4, CXCL1 <text:s/>- <text:s/>chemokine (c-x-c motif) ligand 1 (melanoma growth stimulating activity, alpha), BMP2 <text:s/>- <text:s/>bone morphogenetic protein 2, NRG1 <text:s/>- <text:s/>neuregulin 1, CXCL5 <text:s/>- <text:s/>chemokine (c-x-c motif) ligand 5, DSP <text:s/>- <text:s/>desmoplakin, GCSAM <text:s/>- <text:s/>germinal center-associated, signaling and motility, RCC2 <text:s/>- <text:s/>regulator of chromosome condensation 2, FGR <text:s/>- <text:s/>feline gardner-rasheed sarcoma viral oncogene homolog, CXCL6 <text:s/>- <text:s/>chemokine (c-x-c motif) ligand 6, SMAD7 <text:s/>- <text:s/>smad family member 7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122</text:p>
          </table:table-cell>
          <table:table-cell office:value-type="string" calcext:value-type="string">
            <text:p>negative regulation of transcription from RNA polymerase II promoter</text:p>
          </table:table-cell>
          <table:table-cell office:value-type="float" office:value="0.0000569" calcext:value-type="float">
            <text:p>0.0000569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1.94" calcext:value-type="float">
            <text:p>1.94</text:p>
          </table:table-cell>
          <table:table-cell office:value-type="float" office:value="13954" calcext:value-type="float">
            <text:p>13954</text:p>
          </table:table-cell>
          <table:table-cell office:value-type="float" office:value="637" calcext:value-type="float">
            <text:p>637</text:p>
          </table:table-cell>
          <table:table-cell office:value-type="float" office:value="440" calcext:value-type="float">
            <text:p>4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PRRX1 <text:s/>- <text:s/>paired related homeobox 1, RCOR2 <text:s/>- <text:s/>rest corepressor 2, SHH <text:s/>- <text:s/>sonic hedgehog, SIN3A <text:s/>- <text:s/>sin3 transcription regulator family member a, SQSTM1 <text:s/>- <text:s/>sequestosome 1, DLX4 <text:s/>- <text:s/>distal-less homeobox 4, STAT6 <text:s/>- <text:s/>signal transducer and activator of transcription 6, interleukin-4 induced, DAB2IP <text:s/>- <text:s/>dab2 interacting protein, WNT10B <text:s/>- <text:s/>wingless-type mmtv integration site family, member 10b, EGR1 <text:s/>- <text:s/>early growth response 1, RARB <text:s/>- <text:s/>retinoic acid receptor, beta, TLE4 <text:s/>- <text:s/>transducin-like enhancer of split 4 (e(sp1) homolog, drosophila), NFIC <text:s/>- <text:s/>nuclear factor i/c (ccaat-binding transcription factor), BCOR <text:s/>- <text:s/>bcl6 corepressor, REL <text:s/>- <text:s/>v-rel avian reticuloendotheliosis viral oncogene homolog, CNOT2 <text:s/>- <text:s/>ccr4-not transcription complex, subunit 2, NFATC2 <text:s/>- <text:s/>nuclear factor of activated t-cells, cytoplasmic, calcineurin-dependent 2, SIRT2 <text:s/>- <text:s/>sirtuin 2, RARA <text:s/>- <text:s/>retinoic acid receptor, alpha, RBL1 <text:s/>- <text:s/>retinoblastoma-like 1 (p107), SP2 <text:s/>- <text:s/>sp2 transcription factor, SKIL <text:s/>- <text:s/>ski-like oncogene, ETV6 <text:s/>- <text:s/>ets variant 6, TGFB1 <text:s/>- <text:s/>transforming growth factor, beta 1, NFKB2 <text:s/>- <text:s/>nuclear factor of kappa light polypeptide gene enhancer in b-cells 2 (p49/p100), IRF2BPL <text:s/>- <text:s/>interferon regulatory factor 2 binding protein-like, HDAC7 <text:s/>- <text:s/>histone deacetylase 7, NFIX <text:s/>- <text:s/>nuclear factor i/x (ccaat-binding transcription factor), DNMT3A <text:s/>- <text:s/>dna (cytosine-5-)-methyltransferase 3 alpha, WDTC1 <text:s/>- <text:s/>wd and tetratricopeptide repeats 1, CBX2 <text:s/>- <text:s/>chromobox homolog 2, BMI1 <text:s/>- <text:s/>bmi1 polycomb ring finger oncogene, PDE2A <text:s/>- <text:s/>phosphodiesterase 2a, cgmp-stimulated, BMP2 <text:s/>- <text:s/>bone morphogenetic protein 2, MSX1 <text:s/>- <text:s/>msh homeobox 1, KLF10 <text:s/>- <text:s/>kruppel-like factor 10, MNT <text:s/>- <text:s/>mnt, max dimerization protein, SMAD7 <text:s/>- <text:s/>smad family member 7, BCL6B <text:s/>- <text:s/>b-cell cll/lymphoma 6, member b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634</text:p>
          </table:table-cell>
          <table:table-cell office:value-type="string" calcext:value-type="string">
            <text:p>regulation of alpha-beta T cell activation</text:p>
          </table:table-cell>
          <table:table-cell office:value-type="float" office:value="0.0000577" calcext:value-type="float">
            <text:p>0.0000577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5.1" calcext:value-type="float">
            <text:p>5.1</text:p>
          </table:table-cell>
          <table:table-cell office:value-type="float" office:value="13954" calcext:value-type="float">
            <text:p>13954</text:p>
          </table:table-cell>
          <table:table-cell office:value-type="float" office:value="56" calcext:value-type="float">
            <text:p>56</text:p>
          </table:table-cell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IL23A <text:s/>- <text:s/>interleukin 23, alpha subunit p19, IRF1 <text:s/>- <text:s/>interferon regulatory factor 1, ZBTB7B <text:s/>- <text:s/>zinc finger and btb domain containing 7b, IL27 <text:s/>- <text:s/>interleukin 27, SHH <text:s/>- <text:s/>sonic hedgehog, CD83 <text:s/>- <text:s/>cd83 molecule, RIPK2 <text:s/>- <text:s/>receptor-interacting serine-threonine kinase 2, SMAD7 <text:s/>- <text:s/>smad family member 7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2603</text:p>
          </table:table-cell>
          <table:table-cell office:value-type="string" calcext:value-type="string">
            <text:p>regulation of anatomical structure morphogenesis</text:p>
          </table:table-cell>
          <table:table-cell office:value-type="float" office:value="0.0000579" calcext:value-type="float">
            <text:p>0.0000579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1.84" calcext:value-type="float">
            <text:p>1.84</text:p>
          </table:table-cell>
          <table:table-cell office:value-type="float" office:value="13954" calcext:value-type="float">
            <text:p>13954</text:p>
          </table:table-cell>
          <table:table-cell office:value-type="float" office:value="777" calcext:value-type="float">
            <text:p>777</text:p>
          </table:table-cell>
          <table:table-cell office:value-type="float" office:value="440" calcext:value-type="float">
            <text:p>4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ITGA5 <text:s/>- <text:s/>integrin, alpha 5 (fibronectin receptor, alpha polypeptide), FGF13 <text:s/>- <text:s/>fibroblast growth factor 13, PSME2 <text:s/>- <text:s/>proteasome (prosome, macropain) activator subunit 2 (pa28 beta), BAI2 <text:s/>- <text:s/>brain-specific angiogenesis inhibitor 2, SHH <text:s/>- <text:s/>sonic hedgehog, WNT10A <text:s/>- <text:s/>wingless-type mmtv integration site family, member 10a, FMNL1 <text:s/>- <text:s/>formin-like 1, PTPRS <text:s/>- <text:s/>protein tyrosine phosphatase, receptor type, s, SP6 <text:s/>- <text:s/>sp6 transcription factor, LRP4 <text:s/>- <text:s/>low density lipoprotein receptor-related protein 4, LINGO1 <text:s/>- <text:s/>leucine rich repeat and ig domain containing 1, VANGL2 <text:s/>- <text:s/>vangl planar cell polarity protein 2, DAB2IP <text:s/>- <text:s/>dab2 interacting protein, GLI1 <text:s/>- <text:s/>gli family zinc finger 1, SEMA4A <text:s/>- <text:s/>sema domain, immunoglobulin domain (ig), transmembrane domain (tm) and short cytoplasmic domain, (semaphorin) 4a, BCOR <text:s/>- <text:s/>bcl6 corepressor, JAK1 <text:s/>- <text:s/>janus kinase 1, SH3KBP1 <text:s/>- <text:s/>sh3-domain kinase binding protein 1, TNFSF14 <text:s/>- <text:s/>tumor necrosis factor (ligand) superfamily, member 14, PTGS2 <text:s/>- <text:s/>prostaglandin-endoperoxide synthase 2 (prostaglandin g/h synthase and cyclooxygenase), NFATC2 <text:s/>- <text:s/>nuclear factor of activated t-cells, cytoplasmic, calcineurin-dependent 2, CHI3L1 <text:s/>- <text:s/>chitinase 3-like 1 (cartilage glycoprotein-39), FBLN1 <text:s/>- <text:s/>fibulin 1, CTSH <text:s/>- <text:s/>cathepsin h, C15orf62 <text:s/>- <text:s/>chromosome 15 open reading frame 62, SKIL <text:s/>- <text:s/>ski-like oncogene, RAPGEF3 <text:s/>- <text:s/>rap guanine nucleotide exchange factor (gef) 3, TGFB1 <text:s/>- <text:s/>transforming growth factor, beta 1, PLXNB2 <text:s/>- <text:s/>plexin b2, FRS2 <text:s/>- <text:s/>fibroblast growth factor receptor substrate 2, HDAC7 <text:s/>- <text:s/>histone deacetylase 7, CXCL10 <text:s/>- <text:s/>chemokine (c-x-c motif) ligand 10, COL5A1 <text:s/>- <text:s/>collagen, type v, alpha 1, MYADM <text:s/>- <text:s/>myeloid-associated differentiation marker, GREM1 <text:s/>- <text:s/>gremlin 1, dan family bmp antagonist, SDC2 <text:s/>- <text:s/>syndecan 2, WNT4 <text:s/>- <text:s/>wingless-type mmtv integration site family, member 4, NRG1 <text:s/>- <text:s/>neuregulin 1, BMP2 <text:s/>- <text:s/>bone morphogenetic protein 2, TNFAIP3 <text:s/>- <text:s/>tumor necrosis factor, alpha-induced protein 3, MSX1 <text:s/>- <text:s/>msh homeobox 1, AKAP13 <text:s/>- <text:s/>a kinase (prka) anchor protein 13, RCC2 <text:s/>- <text:s/>regulator of chromosome condensation 2, FGR <text:s/>- <text:s/>feline gardner-rasheed sarcoma viral oncogene homolog, CPNE5 <text:s/>- <text:s/>copine v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45</text:p>
          </table:table-cell>
          <table:table-cell office:value-type="string" calcext:value-type="string">
            <text:p>regulation of cell motility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1.98" calcext:value-type="float">
            <text:p>1.98</text:p>
          </table:table-cell>
          <table:table-cell office:value-type="float" office:value="13954" calcext:value-type="float">
            <text:p>13954</text:p>
          </table:table-cell>
          <table:table-cell office:value-type="float" office:value="594" calcext:value-type="float">
            <text:p>594</text:p>
          </table:table-cell>
          <table:table-cell office:value-type="float" office:value="440" calcext:value-type="float">
            <text:p>4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ITGA5 <text:s/>- <text:s/>integrin, alpha 5 (fibronectin receptor, alpha polypeptide), LRP1 <text:s/>- <text:s/>low density lipoprotein receptor-related protein 1, SHH <text:s/>- <text:s/>sonic hedgehog, TRIB1 <text:s/>- <text:s/>tribbles homolog 1 (drosophila), SEMA4A <text:s/>- <text:s/>sema domain, immunoglobulin domain (ig), transmembrane domain (tm) and short cytoplasmic domain, (semaphorin) 4a, DAB2IP <text:s/>- <text:s/>dab2 interacting protein, IL23A <text:s/>- <text:s/>interleukin 23, alpha subunit p19, CD74 <text:s/>- <text:s/>cd74 molecule, major histocompatibility complex, class ii invariant chain, CXCL16 <text:s/>- <text:s/>chemokine (c-x-c motif) ligand 16, ADAM8 <text:s/>- <text:s/>adam metallopeptidase domain 8, TNFSF14 <text:s/>- <text:s/>tumor necrosis factor (ligand) superfamily, member 14, PTGS2 <text:s/>- <text:s/>prostaglandin-endoperoxide synthase 2 (prostaglandin g/h synthase and cyclooxygenase), FAM65A <text:s/>- <text:s/>family with sequence similarity 65, member a, FGF18 <text:s/>- <text:s/>fibroblast growth factor 18, FBLN1 <text:s/>- <text:s/>fibulin 1, CTSH <text:s/>- <text:s/>cathepsin h, AKT2 <text:s/>- <text:s/>v-akt murine thymoma viral oncogene homolog 2, TGFB1 <text:s/>- <text:s/>transforming growth factor, beta 1, PLXNB2 <text:s/>- <text:s/>plexin b2, SRGAP3 <text:s/>- <text:s/>slit-robo rho gtpase activating protein 3, HDAC7 <text:s/>- <text:s/>histone deacetylase 7, CXCL10 <text:s/>- <text:s/>chemokine (c-x-c motif) ligand 10, IGFBP5 <text:s/>- <text:s/>insulin-like growth factor binding protein 5, CXCL2 <text:s/>- <text:s/>chemokine (c-x-c motif) ligand 2, GREM1 <text:s/>- <text:s/>gremlin 1, dan family bmp antagonist, MYADM <text:s/>- <text:s/>myeloid-associated differentiation marker, WNT4 <text:s/>- <text:s/>wingless-type mmtv integration site family, member 4, CXCL1 <text:s/>- <text:s/>chemokine (c-x-c motif) ligand 1 (melanoma growth stimulating activity, alpha), BMP2 <text:s/>- <text:s/>bone morphogenetic protein 2, NRG1 <text:s/>- <text:s/>neuregulin 1, CXCL5 <text:s/>- <text:s/>chemokine (c-x-c motif) ligand 5, GCSAM <text:s/>- <text:s/>germinal center-associated, signaling and motility, RCC2 <text:s/>- <text:s/>regulator of chromosome condensation 2, FGR <text:s/>- <text:s/>feline gardner-rasheed sarcoma viral oncogene homolog, CXCL6 <text:s/>- <text:s/>chemokine (c-x-c motif) ligand 6, SMAD7 <text:s/>- <text:s/>smad family member 7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401</text:p>
          </table:table-cell>
          <table:table-cell office:value-type="string" calcext:value-type="string">
            <text:p>positive regulation of protein modification process</text:p>
          </table:table-cell>
          <table:table-cell office:value-type="float" office:value="0.0000636" calcext:value-type="float">
            <text:p>0.0000636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1.75" calcext:value-type="float">
            <text:p>1.75</text:p>
          </table:table-cell>
          <table:table-cell office:value-type="float" office:value="13954" calcext:value-type="float">
            <text:p>13954</text:p>
          </table:table-cell>
          <table:table-cell office:value-type="float" office:value="924" calcext:value-type="float">
            <text:p>924</text:p>
          </table:table-cell>
          <table:table-cell office:value-type="float" office:value="440" calcext:value-type="float">
            <text:p>4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SYMPK <text:s/>- <text:s/>symplekin, BIRC3 <text:s/>- <text:s/>baculoviral iap repeat containing 3, MAP3K8 <text:s/>- <text:s/>mitogen-activated protein kinase kinase kinase 8, TRIM67 <text:s/>- <text:s/>tripartite motif containing 67, VANGL2 <text:s/>- <text:s/>vangl planar cell polarity protein 2, IL23A <text:s/>- <text:s/>interleukin 23, alpha subunit p19, PRMT1 <text:s/>- <text:s/>protein arginine methyltransferase 1, CD74 <text:s/>- <text:s/>cd74 molecule, major histocompatibility complex, class ii invariant chain, ING2 <text:s/>- <text:s/>inhibitor of growth family, member 2, FGF18 <text:s/>- <text:s/>fibroblast growth factor 18, CHI3L1 <text:s/>- <text:s/>chitinase 3-like 1 (cartilage glycoprotein-39), MAP3K11 <text:s/>- <text:s/>mitogen-activated protein kinase kinase kinase 11, MAP4K2 <text:s/>- <text:s/>mitogen-activated protein kinase kinase kinase kinase 2, AKT2 <text:s/>- <text:s/>v-akt murine thymoma viral oncogene homolog 2, DUSP5 <text:s/>- <text:s/>dual specificity phosphatase 5, UNC119 <text:s/>- <text:s/>unc-119 homolog (c. elegans), FRS2 <text:s/>- <text:s/>fibroblast growth factor receptor substrate 2, EDAR <text:s/>- <text:s/>ectodysplasin a receptor, BMI1 <text:s/>- <text:s/>bmi1 polycomb ring finger oncogene, GREM1 <text:s/>- <text:s/>gremlin 1, dan family bmp antagonist, CAMKK1 <text:s/>- <text:s/>calcium/calmodulin-dependent protein kinase kinase 1, alpha, NRG1 <text:s/>- <text:s/>neuregulin 1, BMP2 <text:s/>- <text:s/>bone morphogenetic protein 2, AUTS2 <text:s/>- <text:s/>autism susceptibility candidate 2, AKAP13 <text:s/>- <text:s/>a kinase (prka) anchor protein 13, RSPO1 <text:s/>- <text:s/>r-spondin 1, IL6ST <text:s/>- <text:s/>interleukin 6 signal transducer (gp130, oncostatin m receptor), STK4 <text:s/>- <text:s/>serine/threonine kinase 4, ITGA5 <text:s/>- <text:s/>integrin, alpha 5 (fibronectin receptor, alpha polypeptide), SHC1 <text:s/>- <text:s/>shc (src homology 2 domain containing) transforming protein 1, PSME2 <text:s/>- <text:s/>proteasome (prosome, macropain) activator subunit 2 (pa28 beta), FGF13 <text:s/>- <text:s/>fibroblast growth factor 13, GADD45B <text:s/>- <text:s/>growth arrest and dna-damage-inducible, beta, CDC20B <text:s/>- <text:s/>cell division cycle 20b, SQSTM1 <text:s/>- <text:s/>sequestosome 1, LRP4 <text:s/>- <text:s/>low density lipoprotein receptor-related protein 4, DAB2IP <text:s/>- <text:s/>dab2 interacting protein, ADAM8 <text:s/>- <text:s/>adam metallopeptidase domain 8, PTGS2 <text:s/>- <text:s/>prostaglandin-endoperoxide synthase 2 (prostaglandin g/h synthase and cyclooxygenase), CSF3 <text:s/>- <text:s/>colony stimulating factor 3 (granulocyte), RAPGEF3 <text:s/>- <text:s/>rap guanine nucleotide exchange factor (gef) 3, TGFB1 <text:s/>- <text:s/>transforming growth factor, beta 1, FAM129A <text:s/>- <text:s/>family with sequence similarity 129, member a, RIPK2 <text:s/>- <text:s/>receptor-interacting serine-threonine kinase 2, CDKN1B <text:s/>- <text:s/>cyclin-dependent kinase inhibitor 1b (p27, kip1), UBE2E1 <text:s/>- <text:s/>ubiquitin-conjugating enzyme e2e 1, PRKCD <text:s/>- <text:s/>protein kinase c, delta, TRAF2 <text:s/>- <text:s/>tnf receptor-associated factor 2, SMAD7 <text:s/>- <text:s/>smad family member 7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905</text:p>
          </table:table-cell>
          <table:table-cell office:value-type="string" calcext:value-type="string">
            <text:p>neuromuscular process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069" calcext:value-type="float">
            <text:p>0.0069</text:p>
          </table:table-cell>
          <table:table-cell office:value-type="float" office:value="4.53" calcext:value-type="float">
            <text:p>4.53</text:p>
          </table:table-cell>
          <table:table-cell office:value-type="float" office:value="13954" calcext:value-type="float">
            <text:p>13954</text:p>
          </table:table-cell>
          <table:table-cell office:value-type="float" office:value="70" calcext:value-type="float">
            <text:p>70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GRIN2A <text:s/>- <text:s/>glutamate receptor, ionotropic, n-methyl d-aspartate 2a, KCNA1 <text:s/>- <text:s/>potassium voltage-gated channel, shaker-related subfamily, member 1 (episodic ataxia with myokymia), NRG1 <text:s/>- <text:s/>neuregulin 1, DLG4 <text:s/>- <text:s/>discs, large homolog 4 (drosophila), JPH4 <text:s/>- <text:s/>junctophilin 4, PNKD <text:s/>- <text:s/>paroxysmal nonkinesigenic dyskinesia, NLGN2 <text:s/>- <text:s/>neuroligin 2, GRIN2D <text:s/>- <text:s/>glutamate receptor, ionotropic, n-methyl d-aspartate 2d, HOXC10 <text:s/>- <text:s/>homeobox c10, CAMTA1 <text:s/>- <text:s/>calmodulin binding transcription activa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861</text:p>
          </table:table-cell>
          <table:table-cell office:value-type="string" calcext:value-type="string">
            <text:p>regulation of muscle tissue development</text:p>
          </table:table-cell>
          <table:table-cell office:value-type="float" office:value="0.0000641" calcext:value-type="float">
            <text:p>0.0000641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3.84" calcext:value-type="float">
            <text:p>3.84</text:p>
          </table:table-cell>
          <table:table-cell office:value-type="float" office:value="13954" calcext:value-type="float">
            <text:p>13954</text:p>
          </table:table-cell>
          <table:table-cell office:value-type="float" office:value="99" calcext:value-type="float">
            <text:p>99</text:p>
          </table:table-cell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WNT10B <text:s/>- <text:s/>wingless-type mmtv integration site family, member 10b, ARNTL <text:s/>- <text:s/>aryl hydrocarbon receptor nuclear translocator-like, GREM1 <text:s/>- <text:s/>gremlin 1, dan family bmp antagonist, NRG1 <text:s/>- <text:s/>neuregulin 1, BMP2 <text:s/>- <text:s/>bone morphogenetic protein 2, KCNK2 <text:s/>- <text:s/>potassium channel, subfamily k, member 2, TGFB1 <text:s/>- <text:s/>transforming growth factor, beta 1, FRS2 <text:s/>- <text:s/>fibroblast growth factor receptor substrate 2, SHH <text:s/>- <text:s/>sonic hedgehog, CREB1 <text:s/>- <text:s/>camp responsive element binding protein 1, IGFBP5 <text:s/>- <text:s/>insulin-like growth factor binding protein 5, SIRT2 <text:s/>- <text:s/>sirtu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819</text:p>
          </table:table-cell>
          <table:table-cell office:value-type="string" calcext:value-type="string">
            <text:p>regulation of adaptive immune response</text:p>
          </table:table-cell>
          <table:table-cell office:value-type="float" office:value="0.0000641" calcext:value-type="float">
            <text:p>0.0000641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3.84" calcext:value-type="float">
            <text:p>3.84</text:p>
          </table:table-cell>
          <table:table-cell office:value-type="float" office:value="13954" calcext:value-type="float">
            <text:p>13954</text:p>
          </table:table-cell>
          <table:table-cell office:value-type="float" office:value="99" calcext:value-type="float">
            <text:p>99</text:p>
          </table:table-cell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IL23A <text:s/>- <text:s/>interleukin 23, alpha subunit p19, IRF1 <text:s/>- <text:s/>interferon regulatory factor 1, TGFB1 <text:s/>- <text:s/>transforming growth factor, beta 1, TNFAIP3 <text:s/>- <text:s/>tumor necrosis factor, alpha-induced protein 3, TRAF2 <text:s/>- <text:s/>tnf receptor-associated factor 2, IL27 <text:s/>- <text:s/>interleukin 27, RIPK2 <text:s/>- <text:s/>receptor-interacting serine-threonine kinase 2, APLF <text:s/>- <text:s/>aprataxin and pnkp like factor, IL6ST <text:s/>- <text:s/>interleukin 6 signal transducer (gp130, oncostatin m receptor), SMAD7 <text:s/>- <text:s/>smad family member 7, FAM49B <text:s/>- <text:s/>family with sequence similarity 49, member b, STAT6 <text:s/>- <text:s/>signal transducer and activator of transcription 6, interleukin-4 induc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0011</text:p>
          </table:table-cell>
          <table:table-cell office:value-type="string" calcext:value-type="string">
            <text:p>locomotion</text:p>
          </table:table-cell>
          <table:table-cell office:value-type="float" office:value="0.0000646" calcext:value-type="float">
            <text:p>0.0000646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1.84" calcext:value-type="float">
            <text:p>1.84</text:p>
          </table:table-cell>
          <table:table-cell office:value-type="float" office:value="13954" calcext:value-type="float">
            <text:p>13954</text:p>
          </table:table-cell>
          <table:table-cell office:value-type="float" office:value="757" calcext:value-type="float">
            <text:p>757</text:p>
          </table:table-cell>
          <table:table-cell office:value-type="float" office:value="440" calcext:value-type="float">
            <text:p>4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ITGA5 <text:s/>- <text:s/>integrin, alpha 5 (fibronectin receptor, alpha polypeptide), FFAR2 <text:s/>- <text:s/>free fatty acid receptor 2, SHC1 <text:s/>- <text:s/>shc (src homology 2 domain containing) transforming protein 1, FGF13 <text:s/>- <text:s/>fibroblast growth factor 13, ITGAL <text:s/>- <text:s/>integrin, alpha l (antigen cd11a (p180), lymphocyte function-associated antigen 1; alpha polypeptide), SHH <text:s/>- <text:s/>sonic hedgehog, FMNL1 <text:s/>- <text:s/>formin-like 1, HOXB9 <text:s/>- <text:s/>homeobox b9, VANGL2 <text:s/>- <text:s/>vangl planar cell polarity protein 2, ATP1B1 <text:s/>- <text:s/>atpase, na+/k+ transporting, beta 1 polypeptide, DAB2IP <text:s/>- <text:s/>dab2 interacting protein, FSCN3 <text:s/>- <text:s/>fascin homolog 3, actin-bundling protein, testicular (strongylocentrotus purpuratus), ELMO1 <text:s/>- <text:s/>engulfment and cell motility 1, CD74 <text:s/>- <text:s/>cd74 molecule, major histocompatibility complex, class ii invariant chain, CXCL16 <text:s/>- <text:s/>chemokine (c-x-c motif) ligand 16, JAK1 <text:s/>- <text:s/>janus kinase 1, ADAM8 <text:s/>- <text:s/>adam metallopeptidase domain 8, SH3KBP1 <text:s/>- <text:s/>sh3-domain kinase binding protein 1, ING2 <text:s/>- <text:s/>inhibitor of growth family, member 2, PAK4 <text:s/>- <text:s/>p21 protein (cdc42/rac)-activated kinase 4, DNAI1 <text:s/>- <text:s/>dynein, axonemal, intermediate chain 1, NFATC2 <text:s/>- <text:s/>nuclear factor of activated t-cells, cytoplasmic, calcineurin-dependent 2, CHGA <text:s/>- <text:s/>chromogranin a (parathyroid secretory protein 1), CTNNA2 <text:s/>- <text:s/>catenin (cadherin-associated protein), alpha 2, RHOG <text:s/>- <text:s/>ras homolog family member g, CEND1 <text:s/>- <text:s/>cell cycle exit and neuronal differentiation 1, GRIN2A <text:s/>- <text:s/>glutamate receptor, ionotropic, n-methyl d-aspartate 2a, DIXDC1 <text:s/>- <text:s/>dix domain containing 1, TGFB1 <text:s/>- <text:s/>transforming growth factor, beta 1, CCNYL1 <text:s/>- <text:s/>cyclin y-like 1, CXCL10 <text:s/>- <text:s/>chemokine (c-x-c motif) ligand 10, LCP1 <text:s/>- <text:s/>lymphocyte cytosolic protein 1 (l-plastin), COL5A1 <text:s/>- <text:s/>collagen, type v, alpha 1, GREM1 <text:s/>- <text:s/>gremlin 1, dan family bmp antagonist, CXCL2 <text:s/>- <text:s/>chemokine (c-x-c motif) ligand 2, NRG1 <text:s/>- <text:s/>neuregulin 1, SDC2 <text:s/>- <text:s/>syndecan 2, CXCL1 <text:s/>- <text:s/>chemokine (c-x-c motif) ligand 1 (melanoma growth stimulating activity, alpha), CXCL5 <text:s/>- <text:s/>chemokine (c-x-c motif) ligand 5, PRKCD <text:s/>- <text:s/>protein kinase c, delta, CREB1 <text:s/>- <text:s/>camp responsive element binding protein 1, FGR <text:s/>- <text:s/>feline gardner-rasheed sarcoma viral oncogene homolog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870</text:p>
          </table:table-cell>
          <table:table-cell office:value-type="string" calcext:value-type="string">
            <text:p>cell motility</text:p>
          </table:table-cell>
          <table:table-cell office:value-type="float" office:value="0.0000649" calcext:value-type="float">
            <text:p>0.0000649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687" calcext:value-type="float">
            <text:p>687</text:p>
          </table:table-cell>
          <table:table-cell office:value-type="float" office:value="440" calcext:value-type="float">
            <text:p>4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ITGA5 <text:s/>- <text:s/>integrin, alpha 5 (fibronectin receptor, alpha polypeptide), FFAR2 <text:s/>- <text:s/>free fatty acid receptor 2, SHC1 <text:s/>- <text:s/>shc (src homology 2 domain containing) transforming protein 1, FGF13 <text:s/>- <text:s/>fibroblast growth factor 13, ITGAL <text:s/>- <text:s/>integrin, alpha l (antigen cd11a (p180), lymphocyte function-associated antigen 1; alpha polypeptide), SHH <text:s/>- <text:s/>sonic hedgehog, FMNL1 <text:s/>- <text:s/>formin-like 1, VANGL2 <text:s/>- <text:s/>vangl planar cell polarity protein 2, ATP1B1 <text:s/>- <text:s/>atpase, na+/k+ transporting, beta 1 polypeptide, HOXB9 <text:s/>- <text:s/>homeobox b9, DAB2IP <text:s/>- <text:s/>dab2 interacting protein, FSCN3 <text:s/>- <text:s/>fascin homolog 3, actin-bundling protein, testicular (strongylocentrotus purpuratus), ELMO1 <text:s/>- <text:s/>engulfment and cell motility 1, CD74 <text:s/>- <text:s/>cd74 molecule, major histocompatibility complex, class ii invariant chain, CXCL16 <text:s/>- <text:s/>chemokine (c-x-c motif) ligand 16, JAK1 <text:s/>- <text:s/>janus kinase 1, ADAM8 <text:s/>- <text:s/>adam metallopeptidase domain 8, SH3KBP1 <text:s/>- <text:s/>sh3-domain kinase binding protein 1, ING2 <text:s/>- <text:s/>inhibitor of growth family, member 2, PAK4 <text:s/>- <text:s/>p21 protein (cdc42/rac)-activated kinase 4, DNAI1 <text:s/>- <text:s/>dynein, axonemal, intermediate chain 1, NFATC2 <text:s/>- <text:s/>nuclear factor of activated t-cells, cytoplasmic, calcineurin-dependent 2, CHGA <text:s/>- <text:s/>chromogranin a (parathyroid secretory protein 1), CTNNA2 <text:s/>- <text:s/>catenin (cadherin-associated protein), alpha 2, RHOG <text:s/>- <text:s/>ras homolog family member g, CEND1 <text:s/>- <text:s/>cell cycle exit and neuronal differentiation 1, DIXDC1 <text:s/>- <text:s/>dix domain containing 1, TGFB1 <text:s/>- <text:s/>transforming growth factor, beta 1, CCNYL1 <text:s/>- <text:s/>cyclin y-like 1, CXCL10 <text:s/>- <text:s/>chemokine (c-x-c motif) ligand 10, LCP1 <text:s/>- <text:s/>lymphocyte cytosolic protein 1 (l-plastin), COL5A1 <text:s/>- <text:s/>collagen, type v, alpha 1, CXCL2 <text:s/>- <text:s/>chemokine (c-x-c motif) ligand 2, GREM1 <text:s/>- <text:s/>gremlin 1, dan family bmp antagonist, SDC2 <text:s/>- <text:s/>syndecan 2, CXCL1 <text:s/>- <text:s/>chemokine (c-x-c motif) ligand 1 (melanoma growth stimulating activity, alpha), CXCL5 <text:s/>- <text:s/>chemokine (c-x-c motif) ligand 5, PRKCD <text:s/>- <text:s/>protein kinase c, delta, FGR <text:s/>- <text:s/>feline gardner-rasheed sarcoma viral oncogene homolog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406</text:p>
          </table:table-cell>
          <table:table-cell office:value-type="string" calcext:value-type="string">
            <text:p>positive regulation of MAP kinase activity</text:p>
          </table:table-cell>
          <table:table-cell office:value-type="float" office:value="0.0000681" calcext:value-type="float">
            <text:p>0.0000681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2.84" calcext:value-type="float">
            <text:p>2.84</text:p>
          </table:table-cell>
          <table:table-cell office:value-type="float" office:value="13954" calcext:value-type="float">
            <text:p>13954</text:p>
          </table:table-cell>
          <table:table-cell office:value-type="float" office:value="201" calcext:value-type="float">
            <text:p>201</text:p>
          </table:table-cell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MAP4K2 <text:s/>- <text:s/>mitogen-activated protein kinase kinase kinase kinase 2, SHC1 <text:s/>- <text:s/>shc (src homology 2 domain containing) transforming protein 1, DUSP5 <text:s/>- <text:s/>dual specificity phosphatase 5, TGFB1 <text:s/>- <text:s/>transforming growth factor, beta 1, FRS2 <text:s/>- <text:s/>fibroblast growth factor receptor substrate 2, GADD45B <text:s/>- <text:s/>growth arrest and dna-damage-inducible, beta, MAP3K8 <text:s/>- <text:s/>mitogen-activated protein kinase kinase kinase 8, RIPK2 <text:s/>- <text:s/>receptor-interacting serine-threonine kinase 2, VANGL2 <text:s/>- <text:s/>vangl planar cell polarity protein 2, DAB2IP <text:s/>- <text:s/>dab2 interacting protein, BMP2 <text:s/>- <text:s/>bone morphogenetic protein 2, NRG1 <text:s/>- <text:s/>neuregulin 1, CD74 <text:s/>- <text:s/>cd74 molecule, major histocompatibility complex, class ii invariant chain, ADAM8 <text:s/>- <text:s/>adam metallopeptidase domain 8, TRAF2 <text:s/>- <text:s/>tnf receptor-associated factor 2, AKAP13 <text:s/>- <text:s/>a kinase (prka) anchor protein 13, FGF18 <text:s/>- <text:s/>fibroblast growth factor 18, MAP3K11 <text:s/>- <text:s/>mitogen-activated protein kinase kinase kinase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270</text:p>
          </table:table-cell>
          <table:table-cell office:value-type="string" calcext:value-type="string">
            <text:p>positive regulation of cellular protein metabolic process</text:p>
          </table:table-cell>
          <table:table-cell office:value-type="float" office:value="0.0000752" calcext:value-type="float">
            <text:p>0.0000752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1.65" calcext:value-type="float">
            <text:p>1.65</text:p>
          </table:table-cell>
          <table:table-cell office:value-type="float" office:value="13954" calcext:value-type="float">
            <text:p>13954</text:p>
          </table:table-cell>
          <table:table-cell office:value-type="float" office:value="1153" calcext:value-type="float">
            <text:p>1153</text:p>
          </table:table-cell>
          <table:table-cell office:value-type="float" office:value="440" calcext:value-type="float">
            <text:p>4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SYMPK <text:s/>- <text:s/>symplekin, BIRC3 <text:s/>- <text:s/>baculoviral iap repeat containing 3, MAP3K8 <text:s/>- <text:s/>mitogen-activated protein kinase kinase kinase 8, TRIM67 <text:s/>- <text:s/>tripartite motif containing 67, VANGL2 <text:s/>- <text:s/>vangl planar cell polarity protein 2, IL23A <text:s/>- <text:s/>interleukin 23, alpha subunit p19, PRMT1 <text:s/>- <text:s/>protein arginine methyltransferase 1, CD74 <text:s/>- <text:s/>cd74 molecule, major histocompatibility complex, class ii invariant chain, ING2 <text:s/>- <text:s/>inhibitor of growth family, member 2, FGF18 <text:s/>- <text:s/>fibroblast growth factor 18, SIRT2 <text:s/>- <text:s/>sirtuin 2, CHI3L1 <text:s/>- <text:s/>chitinase 3-like 1 (cartilage glycoprotein-39), MAP3K11 <text:s/>- <text:s/>mitogen-activated protein kinase kinase kinase 11, FBLN1 <text:s/>- <text:s/>fibulin 1, MAP4K2 <text:s/>- <text:s/>mitogen-activated protein kinase kinase kinase kinase 2, CTSH <text:s/>- <text:s/>cathepsin h, AKT2 <text:s/>- <text:s/>v-akt murine thymoma viral oncogene homolog 2, UNC119 <text:s/>- <text:s/>unc-119 homolog (c. elegans), DUSP5 <text:s/>- <text:s/>dual specificity phosphatase 5, FRS2 <text:s/>- <text:s/>fibroblast growth factor receptor substrate 2, EDAR <text:s/>- <text:s/>ectodysplasin a receptor, TRIB2 <text:s/>- <text:s/>tribbles homolog 2 (drosophila), SENP1 <text:s/>- <text:s/>sumo1/sentrin specific peptidase 1, BMI1 <text:s/>- <text:s/>bmi1 polycomb ring finger oncogene, GREM1 <text:s/>- <text:s/>gremlin 1, dan family bmp antagonist, CAMKK1 <text:s/>- <text:s/>calcium/calmodulin-dependent protein kinase kinase 1, alpha, NRG1 <text:s/>- <text:s/>neuregulin 1, BMP2 <text:s/>- <text:s/>bone morphogenetic protein 2, AUTS2 <text:s/>- <text:s/>autism susceptibility candidate 2, TNFAIP3 <text:s/>- <text:s/>tumor necrosis factor, alpha-induced protein 3, AKAP13 <text:s/>- <text:s/>a kinase (prka) anchor protein 13, EIF5A <text:s/>- <text:s/>eukaryotic translation initiation factor 5a, RSPO1 <text:s/>- <text:s/>r-spondin 1, IL6ST <text:s/>- <text:s/>interleukin 6 signal transducer (gp130, oncostatin m receptor), STK4 <text:s/>- <text:s/>serine/threonine kinase 4, ITGA5 <text:s/>- <text:s/>integrin, alpha 5 (fibronectin receptor, alpha polypeptide), SHC1 <text:s/>- <text:s/>shc (src homology 2 domain containing) transforming protein 1, FGF13 <text:s/>- <text:s/>fibroblast growth factor 13, PSME2 <text:s/>- <text:s/>proteasome (prosome, macropain) activator subunit 2 (pa28 beta), GADD45B <text:s/>- <text:s/>growth arrest and dna-damage-inducible, beta, TRIB1 <text:s/>- <text:s/>tribbles homolog 1 (drosophila), CDC20B <text:s/>- <text:s/>cell division cycle 20b, SQSTM1 <text:s/>- <text:s/>sequestosome 1, LRP4 <text:s/>- <text:s/>low density lipoprotein receptor-related protein 4, DAB2IP <text:s/>- <text:s/>dab2 interacting protein, ADAM8 <text:s/>- <text:s/>adam metallopeptidase domain 8, PTGS2 <text:s/>- <text:s/>prostaglandin-endoperoxide synthase 2 (prostaglandin g/h synthase and cyclooxygenase), CSF3 <text:s/>- <text:s/>colony stimulating factor 3 (granulocyte), RAPGEF3 <text:s/>- <text:s/>rap guanine nucleotide exchange factor (gef) 3, TGFB1 <text:s/>- <text:s/>transforming growth factor, beta 1, FAM129A <text:s/>- <text:s/>family with sequence similarity 129, member a, RIPK2 <text:s/>- <text:s/>receptor-interacting serine-threonine kinase 2, CDKN1B <text:s/>- <text:s/>cyclin-dependent kinase inhibitor 1b (p27, kip1), BCL3 <text:s/>- <text:s/>b-cell cll/lymphoma 3, UBE2E1 <text:s/>- <text:s/>ubiquitin-conjugating enzyme e2e 1, TRAF2 <text:s/>- <text:s/>tnf receptor-associated factor 2, PRKCD <text:s/>- <text:s/>protein kinase c, delta, SMAD7 <text:s/>- <text:s/>smad family member 7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47</text:p>
          </table:table-cell>
          <table:table-cell office:value-type="string" calcext:value-type="string">
            <text:p>positive regulation of protein metabolic process</text:p>
          </table:table-cell>
          <table:table-cell office:value-type="float" office:value="0.0000756" calcext:value-type="float">
            <text:p>0.0000756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1229" calcext:value-type="float">
            <text:p>1229</text:p>
          </table:table-cell>
          <table:table-cell office:value-type="float" office:value="440" calcext:value-type="float">
            <text:p>4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SYMPK <text:s/>- <text:s/>symplekin, BIRC3 <text:s/>- <text:s/>baculoviral iap repeat containing 3, MAP3K8 <text:s/>- <text:s/>mitogen-activated protein kinase kinase kinase 8, TRIM67 <text:s/>- <text:s/>tripartite motif containing 67, VANGL2 <text:s/>- <text:s/>vangl planar cell polarity protein 2, IL23A <text:s/>- <text:s/>interleukin 23, alpha subunit p19, PRMT1 <text:s/>- <text:s/>protein arginine methyltransferase 1, CD74 <text:s/>- <text:s/>cd74 molecule, major histocompatibility complex, class ii invariant chain, ING2 <text:s/>- <text:s/>inhibitor of growth family, member 2, FGF18 <text:s/>- <text:s/>fibroblast growth factor 18, SIRT2 <text:s/>- <text:s/>sirtuin 2, CHI3L1 <text:s/>- <text:s/>chitinase 3-like 1 (cartilage glycoprotein-39), MAP3K11 <text:s/>- <text:s/>mitogen-activated protein kinase kinase kinase 11, FBLN1 <text:s/>- <text:s/>fibulin 1, MAP4K2 <text:s/>- <text:s/>mitogen-activated protein kinase kinase kinase kinase 2, CTSH <text:s/>- <text:s/>cathepsin h, AKT2 <text:s/>- <text:s/>v-akt murine thymoma viral oncogene homolog 2, DUSP5 <text:s/>- <text:s/>dual specificity phosphatase 5, UNC119 <text:s/>- <text:s/>unc-119 homolog (c. elegans), FRS2 <text:s/>- <text:s/>fibroblast growth factor receptor substrate 2, EDAR <text:s/>- <text:s/>ectodysplasin a receptor, TRIB2 <text:s/>- <text:s/>tribbles homolog 2 (drosophila), SENP1 <text:s/>- <text:s/>sumo1/sentrin specific peptidase 1, BMI1 <text:s/>- <text:s/>bmi1 polycomb ring finger oncogene, GREM1 <text:s/>- <text:s/>gremlin 1, dan family bmp antagonist, CAMKK1 <text:s/>- <text:s/>calcium/calmodulin-dependent protein kinase kinase 1, alpha, NRG1 <text:s/>- <text:s/>neuregulin 1, BMP2 <text:s/>- <text:s/>bone morphogenetic protein 2, AUTS2 <text:s/>- <text:s/>autism susceptibility candidate 2, TNFAIP3 <text:s/>- <text:s/>tumor necrosis factor, alpha-induced protein 3, AKAP13 <text:s/>- <text:s/>a kinase (prka) anchor protein 13, EIF5A <text:s/>- <text:s/>eukaryotic translation initiation factor 5a, RSPO1 <text:s/>- <text:s/>r-spondin 1, IL6ST <text:s/>- <text:s/>interleukin 6 signal transducer (gp130, oncostatin m receptor), STK4 <text:s/>- <text:s/>serine/threonine kinase 4, ITGA5 <text:s/>- <text:s/>integrin, alpha 5 (fibronectin receptor, alpha polypeptide), SHC1 <text:s/>- <text:s/>shc (src homology 2 domain containing) transforming protein 1, FGF13 <text:s/>- <text:s/>fibroblast growth factor 13, PSME2 <text:s/>- <text:s/>proteasome (prosome, macropain) activator subunit 2 (pa28 beta), GADD45B <text:s/>- <text:s/>growth arrest and dna-damage-inducible, beta, TRIB1 <text:s/>- <text:s/>tribbles homolog 1 (drosophila), CDC20B <text:s/>- <text:s/>cell division cycle 20b, SQSTM1 <text:s/>- <text:s/>sequestosome 1, LRP4 <text:s/>- <text:s/>low density lipoprotein receptor-related protein 4, DAB2IP <text:s/>- <text:s/>dab2 interacting protein, EGR1 <text:s/>- <text:s/>early growth response 1, ADAM8 <text:s/>- <text:s/>adam metallopeptidase domain 8, PTGS2 <text:s/>- <text:s/>prostaglandin-endoperoxide synthase 2 (prostaglandin g/h synthase and cyclooxygenase), CSF3 <text:s/>- <text:s/>colony stimulating factor 3 (granulocyte), RAPGEF3 <text:s/>- <text:s/>rap guanine nucleotide exchange factor (gef) 3, TGFB1 <text:s/>- <text:s/>transforming growth factor, beta 1, FAM129A <text:s/>- <text:s/>family with sequence similarity 129, member a, RIPK2 <text:s/>- <text:s/>receptor-interacting serine-threonine kinase 2, CDKN1B <text:s/>- <text:s/>cyclin-dependent kinase inhibitor 1b (p27, kip1), BCL3 <text:s/>- <text:s/>b-cell cll/lymphoma 3, IRF1 <text:s/>- <text:s/>interferon regulatory factor 1, UBE2E1 <text:s/>- <text:s/>ubiquitin-conjugating enzyme e2e 1, TRAF2 <text:s/>- <text:s/>tnf receptor-associated factor 2, PRKCD <text:s/>- <text:s/>protein kinase c, delta, IL27 <text:s/>- <text:s/>interleukin 27, SMAD7 <text:s/>- <text:s/>smad family member 7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29</text:p>
          </table:table-cell>
          <table:table-cell office:value-type="string" calcext:value-type="string">
            <text:p>negative regulation of gene expression</text:p>
          </table:table-cell>
          <table:table-cell office:value-type="float" office:value="0.0000813" calcext:value-type="float">
            <text:p>0.0000813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1283" calcext:value-type="float">
            <text:p>1283</text:p>
          </table:table-cell>
          <table:table-cell office:value-type="float" office:value="440" calcext:value-type="float">
            <text:p>4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SBNO2 <text:s/>- <text:s/>strawberry notch homolog 2 (drosophila), PRRX1 <text:s/>- <text:s/>paired related homeobox 1, BIRC3 <text:s/>- <text:s/>baculoviral iap repeat containing 3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SP2 <text:s/>- <text:s/>sp2 transcription factor, SKIL <text:s/>- <text:s/>ski-like oncogene, ETV6 <text:s/>- <text:s/>ets variant 6, EIF4EBP2 <text:s/>- <text:s/>eukaryotic translation initiation factor 4e binding protein 2, ZMYND15 <text:s/>- <text:s/>zinc finger, mynd-type containing 15, NFKB2 <text:s/>- <text:s/>nuclear factor of kappa light polypeptide gene enhancer in b-cells 2 (p49/p100), PPP2R2A <text:s/>- <text:s/>protein phosphatase 2, regulatory subunit b, alpha, IRF2BPL <text:s/>- <text:s/>interferon regulatory factor 2 binding protein-like, NFIX <text:s/>- <text:s/>nuclear factor i/x (ccaat-binding transcription factor), CBX2 <text:s/>- <text:s/>chromobox homolog 2, BMI1 <text:s/>- <text:s/>bmi1 polycomb ring finger oncogene, GREM1 <text:s/>- <text:s/>gremlin 1, dan family bmp antagonist, WNT4 <text:s/>- <text:s/>wingless-type mmtv integration site family, member 4, NRG1 <text:s/>- <text:s/>neuregulin 1, BMP2 <text:s/>- <text:s/>bone morphogenetic protein 2, SMG6 <text:s/>- <text:s/>smg6 nonsense mediated mrna decay factor, MSX1 <text:s/>- <text:s/>msh homeobox 1, ELF3 <text:s/>- <text:s/>e74-like factor 3 (ets domain transcription factor, epithelial-specific ), CREB1 <text:s/>- <text:s/>camp responsive element binding protein 1, MNT <text:s/>- <text:s/>mnt, max dimerization protein, BCL6B <text:s/>- <text:s/>b-cell cll/lymphoma 6, member b, ARNTL <text:s/>- <text:s/>aryl hydrocarbon receptor nuclear translocator-like, SHC1 <text:s/>- <text:s/>shc (src homology 2 domain containing) transforming protein 1, RCOR2 <text:s/>- <text:s/>rest corepressor 2, SHH <text:s/>- <text:s/>sonic hedgehog, SQSTM1 <text:s/>- <text:s/>sequestosome 1, STAT6 <text:s/>- <text:s/>signal transducer and activator of transcription 6, interleukin-4 induced, DLX4 <text:s/>- <text:s/>distal-less homeobox 4, DAB2IP <text:s/>- <text:s/>dab2 interacting protein, TNFRSF4 <text:s/>- <text:s/>tumor necrosis factor receptor superfamily, member 4, EGR1 <text:s/>- <text:s/>early growth response 1, RARB <text:s/>- <text:s/>retinoic acid receptor, beta, NFIC <text:s/>- <text:s/>nuclear factor i/c (ccaat-binding transcription factor), ITGB8 <text:s/>- <text:s/>integrin, beta 8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TGFB1 <text:s/>- <text:s/>transforming growth factor, beta 1, HDAC7 <text:s/>- <text:s/>histone deacetylase 7, CDKN1B <text:s/>- <text:s/>cyclin-dependent kinase inhibitor 1b (p27, kip1), POU2F1 <text:s/>- <text:s/>pou class 2 homeobox 1, DNMT3A <text:s/>- <text:s/>dna (cytosine-5-)-methyltransferase 3 alpha, IGFBP5 <text:s/>- <text:s/>insulin-like growth factor binding protein 5, WDTC1 <text:s/>- <text:s/>wd and tetratricopeptide repeats 1, BCL7A <text:s/>- <text:s/>b-cell cll/lymphoma 7a, RRP8 <text:s/>- <text:s/>ribosomal rna processing 8, methyltransferase, homolog (yeast), MYADM <text:s/>- <text:s/>myeloid-associated differentiation marker, IRF1 <text:s/>- <text:s/>interferon regulatory factor 1, PDE2A <text:s/>- <text:s/>phosphodiesterase 2a, cgmp-stimulated, BCL3 <text:s/>- <text:s/>b-cell cll/lymphoma 3, NUP153 <text:s/>- <text:s/>nucleoporin 153kda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5009</text:p>
          </table:table-cell>
          <table:table-cell office:value-type="string" calcext:value-type="string">
            <text:p>regulation of molecular function</text:p>
          </table:table-cell>
          <table:table-cell office:value-type="float" office:value="0.0000824" calcext:value-type="float">
            <text:p>0.0000824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2351" calcext:value-type="float">
            <text:p>2351</text:p>
          </table:table-cell>
          <table:table-cell office:value-type="float" office:value="440" calcext:value-type="float">
            <text:p>4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[BMP2K <text:s/>- <text:s/>bmp2 inducible kinase, SH3BP1 <text:s/>- <text:s/>sh3-domain binding protein 1, AGAP2 <text:s/>- <text:s/>arfgap with gtpase domain, ankyrin repeat and ph domain 2, EPS8L2 <text:s/>- <text:s/>eps8-like 2, BIRC3 <text:s/>- <text:s/>baculoviral iap repeat containing 3, MAP3K8 <text:s/>- <text:s/>mitogen-activated protein kinase kinase kinase 8, SIN3A <text:s/>- <text:s/>sin3 transcription regulator family member a, VANGL2 <text:s/>- <text:s/>vangl planar cell polarity protein 2, ELMO1 <text:s/>- <text:s/>engulfment and cell motility 1, CD74 <text:s/>- <text:s/>cd74 molecule, major histocompatibility complex, class ii invariant chain, RSF1 <text:s/>- <text:s/>remodeling and spacing factor 1, SIRT2 <text:s/>- <text:s/>sirtuin 2, FGF18 <text:s/>- <text:s/>fibroblast growth factor 18, MAP3K11 <text:s/>- <text:s/>mitogen-activated protein kinase kinase kinase 11, SRGAP3 <text:s/>- <text:s/>slit-robo rho gtpase activating protein 3, CCNYL1 <text:s/>- <text:s/>cyclin y-like 1, SENP1 <text:s/>- <text:s/>sumo1/sentrin specific peptidase 1, CSRNP2 <text:s/>- <text:s/>cysteine-serine-rich nuclear protein 2, BMI1 <text:s/>- <text:s/>bmi1 polycomb ring finger oncogene, BMP2 <text:s/>- <text:s/>bone morphogenetic protein 2, WNT4 <text:s/>- <text:s/>wingless-type mmtv integration site family, member 4, SMG6 <text:s/>- <text:s/>smg6 nonsense mediated mrna decay factor, JPH4 <text:s/>- <text:s/>junctophilin 4, AKAP13 <text:s/>- <text:s/>a kinase (prka) anchor protein 13, FGR <text:s/>- <text:s/>feline gardner-rasheed sarcoma viral oncogene homolog, RNF31 <text:s/>- <text:s/>ring finger protein 31, PSME2 <text:s/>- <text:s/>proteasome (prosome, macropain) activator subunit 2 (pa28 beta), FGF13 <text:s/>- <text:s/>fibroblast growth factor 13, GADD45B <text:s/>- <text:s/>growth arrest and dna-damage-inducible, beta, TRIB1 <text:s/>- <text:s/>tribbles homolog 1 (drosophila), CDC20B <text:s/>- <text:s/>cell division cycle 20b, DAB2IP <text:s/>- <text:s/>dab2 interacting protein, ADAM8 <text:s/>- <text:s/>adam metallopeptidase domain 8, PTGS2 <text:s/>- <text:s/>prostaglandin-endoperoxide synthase 2 (prostaglandin g/h synthase and cyclooxygenase), RHOG <text:s/>- <text:s/>ras homolog family member g, PLXNB2 <text:s/>- <text:s/>plexin b2, CDKN1B <text:s/>- <text:s/>cyclin-dependent kinase inhibitor 1b (p27, kip1), CXCL10 <text:s/>- <text:s/>chemokine (c-x-c motif) ligand 10, WDTC1 <text:s/>- <text:s/>wd and tetratricopeptide repeats 1, MFNG <text:s/>- <text:s/>mfng o-fucosylpeptide 3-beta-n-acetylglucosaminyltransferase, CDC37 <text:s/>- <text:s/>cell division cycle 37, TRAF2 <text:s/>- <text:s/>tnf receptor-associated factor 2, RCC2 <text:s/>- <text:s/>regulator of chromosome condensation 2, NLGN2 <text:s/>- <text:s/>neuroligin 2, ATP1B1 <text:s/>- <text:s/>atpase, na+/k+ transporting, beta 1 polypeptide, CAMK2A <text:s/>- <text:s/>calcium/calmodulin-dependent protein kinase ii alpha, WNT10B <text:s/>- <text:s/>wingless-type mmtv integration site family, member 10b, IL23A <text:s/>- <text:s/>interleukin 23, alpha subunit p19, SIPA1L2 <text:s/>- <text:s/>signal-induced proliferation-associated 1 like 2, CHI3L1 <text:s/>- <text:s/>chitinase 3-like 1 (cartilage glycoprotein-39), FBLN1 <text:s/>- <text:s/>fibulin 1, MAP4K2 <text:s/>- <text:s/>mitogen-activated protein kinase kinase kinase kinase 2, CTSH <text:s/>- <text:s/>cathepsin h, AKT2 <text:s/>- <text:s/>v-akt murine thymoma viral oncogene homolog 2, DUSP5 <text:s/>- <text:s/>dual specificity phosphatase 5, PDZD3 <text:s/>- <text:s/>pdz domain containing 3, UNC119 <text:s/>- <text:s/>unc-119 homolog (c. elegans), FRS2 <text:s/>- <text:s/>fibroblast growth factor receptor substrate 2, NFKB2 <text:s/>- <text:s/>nuclear factor of kappa light polypeptide gene enhancer in b-cells 2 (p49/p100), PPP2R2A <text:s/>- <text:s/>protein phosphatase 2, regulatory subunit b, alpha, CACNB3 <text:s/>- <text:s/>calcium channel, voltage-dependent, beta 3 subunit, TRIB2 <text:s/>- <text:s/>tribbles homolog 2 (drosophila), NFKBIB <text:s/>- <text:s/>nuclear factor of kappa light polypeptide gene enhancer in b-cells inhibitor, beta, GREM1 <text:s/>- <text:s/>gremlin 1, dan family bmp antagonist, CAMKK1 <text:s/>- <text:s/>calcium/calmodulin-dependent protein kinase kinase 1, alpha, NRG1 <text:s/>- <text:s/>neuregulin 1, MSX1 <text:s/>- <text:s/>msh homeobox 1, TNFAIP3 <text:s/>- <text:s/>tumor necrosis factor, alpha-induced protein 3, DUSP2 <text:s/>- <text:s/>dual specificity phosphatase 2, CYLD <text:s/>- <text:s/>cylindromatosis (turban tumor syndrome), STK4 <text:s/>- <text:s/>serine/threonine kinase 4, ST5 <text:s/>- <text:s/>suppression of tumorigenicity 5, RALGDS <text:s/>- <text:s/>ral guanine nucleotide dissociation stimulator, HPCA <text:s/>- <text:s/>hippocalcin, SHC1 <text:s/>- <text:s/>shc (src homology 2 domain containing) transforming protein 1, DLG4 <text:s/>- <text:s/>discs, large homolog 4 (drosophila), RANGAP1 <text:s/>- <text:s/>ran gtpase activating protein 1, SHH <text:s/>- <text:s/>sonic hedgehog, LRP1 <text:s/>- <text:s/>low density lipoprotein receptor-related protein 1, TNFRSF4 <text:s/>- <text:s/>tumor necrosis factor receptor superfamily, member 4, JAK1 <text:s/>- <text:s/>janus kinase 1, RASA2 <text:s/>- <text:s/>ras p21 protein activator 2, TNFSF14 <text:s/>- <text:s/>tumor necrosis factor (ligand) superfamily, member 14, RARA <text:s/>- <text:s/>retinoic acid receptor, alpha, RBL1 <text:s/>- <text:s/>retinoblastoma-like 1 (p107), GRIN2A <text:s/>- <text:s/>glutamate receptor, ionotropic, n-methyl d-aspartate 2a, AZIN1 <text:s/>- <text:s/>antizyme inhibitor 1, C15orf62 <text:s/>- <text:s/>chromosome 15 open reading frame 62, KCNJ11 <text:s/>- <text:s/>potassium inwardly-rectifying channel, subfamily j, member 11, CSF3 <text:s/>- <text:s/>colony stimulating factor 3 (granulocyte), RAPGEF3 <text:s/>- <text:s/>rap guanine nucleotide exchange factor (gef) 3, TGFB1 <text:s/>- <text:s/>transforming growth factor, beta 1, RIPK2 <text:s/>- <text:s/>receptor-interacting serine-threonine kinase 2, GRIN2D <text:s/>- <text:s/>glutamate receptor, ionotropic, n-methyl d-aspartate 2d, BCL3 <text:s/>- <text:s/>b-cell cll/lymphoma 3, CXCL1 <text:s/>- <text:s/>chemokine (c-x-c motif) ligand 1 (melanoma growth stimulating activity, alpha), ARHGEF40 <text:s/>- <text:s/>rho guanine nucleotide exchange factor (gef) 40, UBE2E1 <text:s/>- <text:s/>ubiquitin-conjugating enzyme e2e 1, CABIN1 <text:s/>- <text:s/>calcineurin binding protein 1, PRKCD <text:s/>- <text:s/>protein kinase c, delta, PLEKHG2 <text:s/>- <text:s/>pleckstrin homology domain containing, family g (with rhogef domain) member 2, GTF3C4 <text:s/>- <text:s/>general transcription factor iiic, polypeptide 4, 90kda, SHOC2 <text:s/>- <text:s/>soc-2 suppressor of clear homolog (c. elegans), SMAD7 <text:s/>- <text:s/>smad family member 7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533</text:p>
          </table:table-cell>
          <table:table-cell office:value-type="string" calcext:value-type="string">
            <text:p>positive regulation of intracellular signal transduction</text:p>
          </table:table-cell>
          <table:table-cell office:value-type="float" office:value="0.0000827" calcext:value-type="float">
            <text:p>0.0000827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1.86" calcext:value-type="float">
            <text:p>1.86</text:p>
          </table:table-cell>
          <table:table-cell office:value-type="float" office:value="13954" calcext:value-type="float">
            <text:p>13954</text:p>
          </table:table-cell>
          <table:table-cell office:value-type="float" office:value="718" calcext:value-type="float">
            <text:p>718</text:p>
          </table:table-cell>
          <table:table-cell office:value-type="float" office:value="440" calcext:value-type="float">
            <text:p>4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RNF31 <text:s/>- <text:s/>ring finger protein 31, RC3H2 <text:s/>- <text:s/>ring finger and ccch-type domains 2, SHC1 <text:s/>- <text:s/>shc (src homology 2 domain containing) transforming protein 1, BIRC3 <text:s/>- <text:s/>baculoviral iap repeat containing 3, NEK6 <text:s/>- <text:s/>nima-related kinase 6, UBD <text:s/>- <text:s/>ubiquitin d, GADD45B <text:s/>- <text:s/>growth arrest and dna-damage-inducible, beta, MAP3K8 <text:s/>- <text:s/>mitogen-activated protein kinase kinase kinase 8, VANGL2 <text:s/>- <text:s/>vangl planar cell polarity protein 2, DAB2IP <text:s/>- <text:s/>dab2 interacting protein, IL23A <text:s/>- <text:s/>interleukin 23, alpha subunit p19, PRMT1 <text:s/>- <text:s/>protein arginine methyltransferase 1, CD74 <text:s/>- <text:s/>cd74 molecule, major histocompatibility complex, class ii invariant chain, REL <text:s/>- <text:s/>v-rel avian reticuloendotheliosis viral oncogene homolog, ADAM8 <text:s/>- <text:s/>adam metallopeptidase domain 8, TNFSF14 <text:s/>- <text:s/>tumor necrosis factor (ligand) superfamily, member 14, LGALS1 <text:s/>- <text:s/>lectin, galactoside-binding, soluble, 1, PTGS2 <text:s/>- <text:s/>prostaglandin-endoperoxide synthase 2 (prostaglandin g/h synthase and cyclooxygenase), FGF18 <text:s/>- <text:s/>fibroblast growth factor 18, CHI3L1 <text:s/>- <text:s/>chitinase 3-like 1 (cartilage glycoprotein-39), MAP3K11 <text:s/>- <text:s/>mitogen-activated protein kinase kinase kinase 11, P2RX3 <text:s/>- <text:s/>purinergic receptor p2x, ligand-gated ion channel, 3, MAP4K2 <text:s/>- <text:s/>mitogen-activated protein kinase kinase kinase kinase 2, CSF3 <text:s/>- <text:s/>colony stimulating factor 3 (granulocyte), SKIL <text:s/>- <text:s/>ski-like oncogene, DUSP5 <text:s/>- <text:s/>dual specificity phosphatase 5, TGFB1 <text:s/>- <text:s/>transforming growth factor, beta 1, FRS2 <text:s/>- <text:s/>fibroblast growth factor receptor substrate 2, RIPK2 <text:s/>- <text:s/>receptor-interacting serine-threonine kinase 2, EDAR <text:s/>- <text:s/>ectodysplasin a receptor, CXCL10 <text:s/>- <text:s/>chemokine (c-x-c motif) ligand 10, IGFBP5 <text:s/>- <text:s/>insulin-like growth factor binding protein 5, GREM1 <text:s/>- <text:s/>gremlin 1, dan family bmp antagonist, BMP2 <text:s/>- <text:s/>bone morphogenetic protein 2, NRG1 <text:s/>- <text:s/>neuregulin 1, MSX1 <text:s/>- <text:s/>msh homeobox 1, AKAP13 <text:s/>- <text:s/>a kinase (prka) anchor protein 13, TRAF2 <text:s/>- <text:s/>tnf receptor-associated factor 2, FGR <text:s/>- <text:s/>feline gardner-rasheed sarcoma viral oncogene homolog, SHOC2 <text:s/>- <text:s/>soc-2 suppressor of clear homolog (c. elegans), IL6ST <text:s/>- <text:s/>interleukin 6 signal transducer (gp130, oncostatin m receptor)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341</text:p>
          </table:table-cell>
          <table:table-cell office:value-type="string" calcext:value-type="string">
            <text:p>regulation of cellular localization</text:p>
          </table:table-cell>
          <table:table-cell office:value-type="float" office:value="0.0000838" calcext:value-type="float">
            <text:p>0.0000838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1.87" calcext:value-type="float">
            <text:p>1.87</text:p>
          </table:table-cell>
          <table:table-cell office:value-type="float" office:value="13954" calcext:value-type="float">
            <text:p>13954</text:p>
          </table:table-cell>
          <table:table-cell office:value-type="float" office:value="695" calcext:value-type="float">
            <text:p>695</text:p>
          </table:table-cell>
          <table:table-cell office:value-type="float" office:value="440" calcext:value-type="float">
            <text:p>4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HPCA <text:s/>- <text:s/>hippocalcin, RNF31 <text:s/>- <text:s/>ring finger protein 31, YOD1 <text:s/>- <text:s/>yod1 deubiquitinase, PNKD <text:s/>- <text:s/>paroxysmal nonkinesigenic dyskinesia, RANGAP1 <text:s/>- <text:s/>ran gtpase activating protein 1, SHH <text:s/>- <text:s/>sonic hedgehog, NLGN2 <text:s/>- <text:s/>neuroligin 2, SIN3A <text:s/>- <text:s/>sin3 transcription regulator family member a, LRP4 <text:s/>- <text:s/>low density lipoprotein receptor-related protein 4, CAMK2A <text:s/>- <text:s/>calcium/calmodulin-dependent protein kinase ii alpha, DAB2IP <text:s/>- <text:s/>dab2 interacting protein, IL23A <text:s/>- <text:s/>interleukin 23, alpha subunit p19, TNFSF14 <text:s/>- <text:s/>tumor necrosis factor (ligand) superfamily, member 14, PTGS2 <text:s/>- <text:s/>prostaglandin-endoperoxide synthase 2 (prostaglandin g/h synthase and cyclooxygenase), KCNN3 <text:s/>- <text:s/>potassium intermediate/small conductance calcium-activated channel, subfamily n, member 3, FAM65A <text:s/>- <text:s/>family with sequence similarity 65, member a, P2RX3 <text:s/>- <text:s/>purinergic receptor p2x, ligand-gated ion channel, 3, RHOG <text:s/>- <text:s/>ras homolog family member g, KCNJ11 <text:s/>- <text:s/>potassium inwardly-rectifying channel, subfamily j, member 11, PKDCC <text:s/>- <text:s/>protein kinase domain containing, cytoplasmic, CSF3 <text:s/>- <text:s/>colony stimulating factor 3 (granulocyte), AKT2 <text:s/>- <text:s/>v-akt murine thymoma viral oncogene homolog 2, RAPGEF3 <text:s/>- <text:s/>rap guanine nucleotide exchange factor (gef) 3, TGFB1 <text:s/>- <text:s/>transforming growth factor, beta 1, G3BP2 <text:s/>- <text:s/>gtpase activating protein (sh3 domain) binding protein 2, ZDHHC8 <text:s/>- <text:s/>zinc finger, dhhc-type containing 8, EDAR <text:s/>- <text:s/>ectodysplasin a receptor, CXCL10 <text:s/>- <text:s/>chemokine (c-x-c motif) ligand 10, LCP1 <text:s/>- <text:s/>lymphocyte cytosolic protein 1 (l-plastin), SORBS1 <text:s/>- <text:s/>sorbin and sh3 domain containing 1, NFKBIE <text:s/>- <text:s/>nuclear factor of kappa light polypeptide gene enhancer in b-cells inhibitor, epsilon, GREM1 <text:s/>- <text:s/>gremlin 1, dan family bmp antagonist, NRG1 <text:s/>- <text:s/>neuregulin 1, PDE2A <text:s/>- <text:s/>phosphodiesterase 2a, cgmp-stimulated, BCL3 <text:s/>- <text:s/>b-cell cll/lymphoma 3, JPH4 <text:s/>- <text:s/>junctophilin 4, PRKCD <text:s/>- <text:s/>protein kinase c, delta, RAB11FIP5 <text:s/>- <text:s/>rab11 family interacting protein 5 (class i), NUP153 <text:s/>- <text:s/>nucleoporin 153kda, FGR <text:s/>- <text:s/>feline gardner-rasheed sarcoma viral oncogene homolog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955</text:p>
          </table:table-cell>
          <table:table-cell office:value-type="string" calcext:value-type="string">
            <text:p>immune response</text:p>
          </table:table-cell>
          <table:table-cell office:value-type="float" office:value="0.0000868" calcext:value-type="float">
            <text:p>0.0000868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1.97" calcext:value-type="float">
            <text:p>1.97</text:p>
          </table:table-cell>
          <table:table-cell office:value-type="float" office:value="13954" calcext:value-type="float">
            <text:p>13954</text:p>
          </table:table-cell>
          <table:table-cell office:value-type="float" office:value="581" calcext:value-type="float">
            <text:p>581</text:p>
          </table:table-cell>
          <table:table-cell office:value-type="float" office:value="440" calcext:value-type="float">
            <text:p>4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TNFRSF9 <text:s/>- <text:s/>tumor necrosis factor receptor superfamily, member 9, FFAR2 <text:s/>- <text:s/>free fatty acid receptor 2, PGLYRP2 <text:s/>- <text:s/>peptidoglycan recognition protein 2, GNL1 <text:s/>- <text:s/>guanine nucleotide binding protein-like 1, CD83 <text:s/>- <text:s/>cd83 molecule, DAB2IP <text:s/>- <text:s/>dab2 interacting protein, IL23A <text:s/>- <text:s/>interleukin 23, alpha subunit p19, TNFRSF4 <text:s/>- <text:s/>tumor necrosis factor receptor superfamily, member 4, CD70 <text:s/>- <text:s/>cd70 molecule, CD74 <text:s/>- <text:s/>cd74 molecule, major histocompatibility complex, class ii invariant chain, JAK1 <text:s/>- <text:s/>janus kinase 1, REL <text:s/>- <text:s/>v-rel avian reticuloendotheliosis viral oncogene homolog, TNFSF14 <text:s/>- <text:s/>tumor necrosis factor (ligand) superfamily, member 14, CHGA <text:s/>- <text:s/>chromogranin a (parathyroid secretory protein 1), SIRT2 <text:s/>- <text:s/>sirtuin 2, MAP4K2 <text:s/>- <text:s/>mitogen-activated protein kinase kinase kinase kinase 2, CTSH <text:s/>- <text:s/>cathepsin h, SP2 <text:s/>- <text:s/>sp2 transcription factor, CSF3 <text:s/>- <text:s/>colony stimulating factor 3 (granulocyte), TGFB1 <text:s/>- <text:s/>transforming growth factor, beta 1, NFKB2 <text:s/>- <text:s/>nuclear factor of kappa light polypeptide gene enhancer in b-cells 2 (p49/p100), RIPK2 <text:s/>- <text:s/>receptor-interacting serine-threonine kinase 2, VIPR1 <text:s/>- <text:s/>vasoactive intestinal peptide receptor 1, CXCL10 <text:s/>- <text:s/>chemokine (c-x-c motif) ligand 10, CXCL2 <text:s/>- <text:s/>chemokine (c-x-c motif) ligand 2, CXCL1 <text:s/>- <text:s/>chemokine (c-x-c motif) ligand 1 (melanoma growth stimulating activity, alpha), BCL3 <text:s/>- <text:s/>b-cell cll/lymphoma 3, CXCL5 <text:s/>- <text:s/>chemokine (c-x-c motif) ligand 5, PRKCD <text:s/>- <text:s/>protein kinase c, delta, IL27 <text:s/>- <text:s/>interleukin 27, FGR <text:s/>- <text:s/>feline gardner-rasheed sarcoma viral oncogene homolog, CXCL6 <text:s/>- <text:s/>chemokine (c-x-c motif) ligand 6, CYLD <text:s/>- <text:s/>cylindromatosis (turban tumor syndrome), CXCL3 <text:s/>- <text:s/>chemokine (c-x-c motif) ligand 3, IL36G <text:s/>- <text:s/>interleukin 36, gamma, BCL6B <text:s/>- <text:s/>b-cell cll/lymphoma 6, member b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67</text:p>
          </table:table-cell>
          <table:table-cell office:value-type="string" calcext:value-type="string">
            <text:p>single-organism developmental process</text:p>
          </table:table-cell>
          <table:table-cell office:value-type="float" office:value="0.0000908" calcext:value-type="float">
            <text:p>0.0000908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3463" calcext:value-type="float">
            <text:p>3463</text:p>
          </table:table-cell>
          <table:table-cell office:value-type="float" office:value="440" calcext:value-type="float">
            <text:p>44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[TNFRSF9 <text:s/>- <text:s/>tumor necrosis factor receptor superfamily, member 9, ARFRP1 <text:s/>- <text:s/>adp-ribosylation factor related protein 1, PRRX1 <text:s/>- <text:s/>paired related homeobox 1, RFX4 <text:s/>- <text:s/>regulatory factor x, 4 (influences hla class ii expression), PVRL3 <text:s/>- <text:s/>poliovirus receptor-related 3, SIN3A <text:s/>- <text:s/>sin3 transcription regulator family member a, VANGL2 <text:s/>- <text:s/>vangl planar cell polarity protein 2, LINGO1 <text:s/>- <text:s/>leucine rich repeat and ig domain containing 1, ATP11C <text:s/>- <text:s/>atpase, class vi, type 11c, FLI1 <text:s/>- <text:s/>fli-1 proto-oncogene, ets transcription factor, BCOR <text:s/>- <text:s/>bcl6 corepressor, VEZF1 <text:s/>- <text:s/>vascular endothelial zinc finger 1, PAK4 <text:s/>- <text:s/>p21 protein (cdc42/rac)-activated kinase 4, ING2 <text:s/>- <text:s/>inhibitor of growth family, member 2, LGALS1 <text:s/>- <text:s/>lectin, galactoside-binding, soluble, 1, ZNF521 <text:s/>- <text:s/>zinc finger protein 521, FGF18 <text:s/>- <text:s/>fibroblast growth factor 18, SIRT2 <text:s/>- <text:s/>sirtuin 2, EBF3 <text:s/>- <text:s/>early b-cell factor 3, CEND1 <text:s/>- <text:s/>cell cycle exit and neuronal differentiation 1, SP2 <text:s/>- <text:s/>sp2 transcription factor, FOXL1 <text:s/>- <text:s/>forkhead box l1, EDAR <text:s/>- <text:s/>ectodysplasin a receptor, PCDH12 <text:s/>- <text:s/>protocadherin 12, BMI1 <text:s/>- <text:s/>bmi1 polycomb ring finger oncogene, WNT4 <text:s/>- <text:s/>wingless-type mmtv integration site family, member 4, BMP2 <text:s/>- <text:s/>bone morphogenetic protein 2, HOXD11 <text:s/>- <text:s/>homeobox d11, ELF3 <text:s/>- <text:s/>e74-like factor 3 (ets domain transcription factor, epithelial-specific ), ELF2 <text:s/>- <text:s/>e74-like factor 2 (ets domain transcription factor), AKAP13 <text:s/>- <text:s/>a kinase (prka) anchor protein 13, CREB1 <text:s/>- <text:s/>camp responsive element binding protein 1, FGR <text:s/>- <text:s/>feline gardner-rasheed sarcoma viral oncogene homolog, MNT <text:s/>- <text:s/>mnt, max dimerization protein, HOXC6 <text:s/>- <text:s/>homeobox c6, HOXC10 <text:s/>- <text:s/>homeobox c10, ACIN1 <text:s/>- <text:s/>apoptotic chromatin condensation inducer 1, ARNTL <text:s/>- <text:s/>aryl hydrocarbon receptor nuclear translocator-like, ITGA5 <text:s/>- <text:s/>integrin, alpha 5 (fibronectin receptor, alpha polypeptide), PDE1B <text:s/>- <text:s/>phosphodiesterase 1b, calmodulin-dependent, ADAMTS2 <text:s/>- <text:s/>adam metallopeptidase with thrombospondin type 1 motif, 2, FGF13 <text:s/>- <text:s/>fibroblast growth factor 13, UBD <text:s/>- <text:s/>ubiquitin d, GADD45B <text:s/>- <text:s/>growth arrest and dna-damage-inducible, beta, SQSTM1 <text:s/>- <text:s/>sequestosome 1, LARGE <text:s/>- <text:s/>like-glycosyltransferase, EGR1 <text:s/>- <text:s/>early growth response 1, GLI1 <text:s/>- <text:s/>gli family zinc finger 1, DAB2IP <text:s/>- <text:s/>dab2 interacting protein, ITGB8 <text:s/>- <text:s/>integrin, beta 8, ADAM8 <text:s/>- <text:s/>adam metallopeptidase domain 8, ZBTB7B <text:s/>- <text:s/>zinc finger and btb domain containing 7b, PTGS2 <text:s/>- <text:s/>prostaglandin-endoperoxide synthase 2 (prostaglandin g/h synthase and cyclooxygenase), CA9 <text:s/>- <text:s/>carbonic anhydrase ix, ADCK4 <text:s/>- <text:s/>aarf domain containing kinase 4, RND1 <text:s/>- <text:s/>rho family gtpase 1, SPATA2 <text:s/>- <text:s/>spermatogenesis associated 2, PLXNB2 <text:s/>- <text:s/>plexin b2, CDKN1B <text:s/>- <text:s/>cyclin-dependent kinase inhibitor 1b (p27, kip1), CXCL10 <text:s/>- <text:s/>chemokine (c-x-c motif) ligand 10, WDTC1 <text:s/>- <text:s/>wd and tetratricopeptide repeats 1, LCP1 <text:s/>- <text:s/>lymphocyte cytosolic protein 1 (l-plastin), COL5A1 <text:s/>- <text:s/>collagen, type v, alpha 1, MFNG <text:s/>- <text:s/>mfng o-fucosylpeptide 3-beta-n-acetylglucosaminyltransferase, PDE2A <text:s/>- <text:s/>phosphodiesterase 2a, cgmp-stimulated, IRF1 <text:s/>- <text:s/>interferon regulatory factor 1, SHISA3 <text:s/>- <text:s/>shisa family member 3, TMEM2 <text:s/>- <text:s/>transmembrane protein 2, KREMEN2 <text:s/>- <text:s/>kringle containing transmembrane protein 2, SBNO2 <text:s/>- <text:s/>strawberry notch homolog 2 (drosophila), PTPRS <text:s/>- <text:s/>protein tyrosine phosphatase, receptor type, s, CAMK2A <text:s/>- <text:s/>calcium/calmodulin-dependent protein kinase ii alpha, SEMA4A <text:s/>- <text:s/>sema domain, immunoglobulin domain (ig), transmembrane domain (tm) and short cytoplasmic domain, (semaphorin) 4a, WNT10B <text:s/>- <text:s/>wingless-type mmtv integration site family, member 10b, SH2B3 <text:s/>- <text:s/>sh2b adaptor protein 3, FSCN3 <text:s/>- <text:s/>fascin homolog 3, actin-bundling protein, testicular (strongylocentrotus purpuratus), CNOT2 <text:s/>- <text:s/>ccr4-not transcription complex, subunit 2, VSX2 <text:s/>- <text:s/>visual system homeobox 2, CTNNA2 <text:s/>- <text:s/>catenin (cadherin-associated protein), alpha 2, SCUBE3 <text:s/>- <text:s/>signal peptide, cub domain, egf-like 3, CHI3L1 <text:s/>- <text:s/>chitinase 3-like 1 (cartilage glycoprotein-39), CALB1 <text:s/>- <text:s/>calbindin 1, 28kda, FOXN4 <text:s/>- <text:s/>forkhead box n4, CTSH <text:s/>- <text:s/>cathepsin h, AKT2 <text:s/>- <text:s/>v-akt murine thymoma viral oncogene homolog 2, UNC119 <text:s/>- <text:s/>unc-119 homolog (c. elegans), SKIL <text:s/>- <text:s/>ski-like oncogene, ETV6 <text:s/>- <text:s/>ets variant 6, DUSP5 <text:s/>- <text:s/>dual specificity phosphatase 5, ZMYND15 <text:s/>- <text:s/>zinc finger, mynd-type containing 15, FRS2 <text:s/>- <text:s/>fibroblast growth factor receptor substrate 2, NFKB2 <text:s/>- <text:s/>nuclear factor of kappa light polypeptide gene enhancer in b-cells 2 (p49/p100), CBX2 <text:s/>- <text:s/>chromobox homolog 2, GREM1 <text:s/>- <text:s/>gremlin 1, dan family bmp antagonist, NRG1 <text:s/>- <text:s/>neuregulin 1, EBF4 <text:s/>- <text:s/>early b-cell factor 4, EZH1 <text:s/>- <text:s/>enhancer of zeste homolog 1 (drosophila), DSP <text:s/>- <text:s/>desmoplakin, MSX1 <text:s/>- <text:s/>msh homeobox 1, SEPT6 <text:s/>- <text:s/>septin 6, DUSP2 <text:s/>- <text:s/>dual specificity phosphatase 2, CYLD <text:s/>- <text:s/>cylindromatosis (turban tumor syndrome), STK4 <text:s/>- <text:s/>serine/threonine kinase 4, FFAR2 <text:s/>- <text:s/>free fatty acid receptor 2, HPCA <text:s/>- <text:s/>hippocalcin, RC3H2 <text:s/>- <text:s/>ring finger and ccch-type domains 2, RNF165 <text:s/>- <text:s/>ring finger protein 165, KCNA1 <text:s/>- <text:s/>potassium voltage-gated channel, shaker-related subfamily, member 1 (episodic ataxia with myokymia), SHC1 <text:s/>- <text:s/>shc (src homology 2 domain containing) transforming protein 1, DLG4 <text:s/>- <text:s/>discs, large homolog 4 (drosophila), SHH <text:s/>- <text:s/>sonic hedgehog, LRP1 <text:s/>- <text:s/>low density lipoprotein receptor-related protein 1, LRFN1 <text:s/>- <text:s/>leucine rich repeat and fibronectin type iii domain containing 1, WNT10A <text:s/>- <text:s/>wingless-type mmtv integration site family, member 10a, STAT6 <text:s/>- <text:s/>signal transducer and activator of transcription 6, interleukin-4 induced, DLX4 <text:s/>- <text:s/>distal-less homeobox 4, HOXB9 <text:s/>- <text:s/>homeobox b9, LRP4 <text:s/>- <text:s/>low density lipoprotein receptor-related protein 4, TNFRSF4 <text:s/>- <text:s/>tumor necrosis factor receptor superfamily, member 4, RARB <text:s/>- <text:s/>retinoic acid receptor, beta, NFIC <text:s/>- <text:s/>nuclear factor i/c (ccaat-binding transcription factor), JAK1 <text:s/>- <text:s/>janus kinase 1, KDM1B <text:s/>- <text:s/>lysine (k)-specific demethylase 1b, NFATC2 <text:s/>- <text:s/>nuclear factor of activated t-cells, cytoplasmic, calcineurin-dependent 2, IPMK <text:s/>- <text:s/>inositol polyphosphate multikinase, ZMIZ1 <text:s/>- <text:s/>zinc finger, miz-type containing 1, RARA <text:s/>- <text:s/>retinoic acid receptor, alpha, FOXA3 <text:s/>- <text:s/>forkhead box a3, GRIN2A <text:s/>- <text:s/>glutamate receptor, ionotropic, n-methyl d-aspartate 2a, PKDCC <text:s/>- <text:s/>protein kinase domain containing, cytoplasmic, CSF3 <text:s/>- <text:s/>colony stimulating factor 3 (granulocyte), KCNK2 <text:s/>- <text:s/>potassium channel, subfamily k, member 2, RAPGEF3 <text:s/>- <text:s/>rap guanine nucleotide exchange factor (gef) 3, TGFB1 <text:s/>- <text:s/>transforming growth factor, beta 1, HDAC7 <text:s/>- <text:s/>histone deacetylase 7, DNMT3A <text:s/>- <text:s/>dna (cytosine-5-)-methyltransferase 3 alpha, IGFBP5 <text:s/>- <text:s/>insulin-like growth factor binding protein 5, MAFG <text:s/>- <text:s/>v-maf avian musculoaponeurotic fibrosarcoma oncogene homolog g, MYADM <text:s/>- <text:s/>myeloid-associated differentiation marker, BCL3 <text:s/>- <text:s/>b-cell cll/lymphoma 3, THBS3 <text:s/>- <text:s/>thrombospondin 3, PRKCD <text:s/>- <text:s/>protein kinase c, delta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514</text:p>
          </table:table-cell>
          <table:table-cell office:value-type="string" calcext:value-type="string">
            <text:p>regulation of CD4-positive, alpha-beta T cell activation</text:p>
          </table:table-cell>
          <table:table-cell office:value-type="float" office:value="0.0000924" calcext:value-type="float">
            <text:p>0.0000924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6.34" calcext:value-type="float">
            <text:p>6.34</text:p>
          </table:table-cell>
          <table:table-cell office:value-type="float" office:value="13954" calcext:value-type="float">
            <text:p>13954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IL23A <text:s/>- <text:s/>interleukin 23, alpha subunit p19, ZBTB7B <text:s/>- <text:s/>zinc finger and btb domain containing 7b, IL27 <text:s/>- <text:s/>interleukin 27, CD83 <text:s/>- <text:s/>cd83 molecule, RIPK2 <text:s/>- <text:s/>receptor-interacting serine-threonine kinase 2, SMAD7 <text:s/>- <text:s/>smad family member 7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902</text:p>
          </table:table-cell>
          <table:table-cell office:value-type="string" calcext:value-type="string">
            <text:p>positive regulation of protein serine/threonine kinase activity</text:p>
          </table:table-cell>
          <table:table-cell office:value-type="float" office:value="0.0000926" calcext:value-type="float">
            <text:p>0.0000926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2.53" calcext:value-type="float">
            <text:p>2.53</text:p>
          </table:table-cell>
          <table:table-cell office:value-type="float" office:value="13954" calcext:value-type="float">
            <text:p>13954</text:p>
          </table:table-cell>
          <table:table-cell office:value-type="float" office:value="263" calcext:value-type="float">
            <text:p>263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MAP4K2 <text:s/>- <text:s/>mitogen-activated protein kinase kinase kinase kinase 2, SHC1 <text:s/>- <text:s/>shc (src homology 2 domain containing) transforming protein 1, DUSP5 <text:s/>- <text:s/>dual specificity phosphatase 5, TGFB1 <text:s/>- <text:s/>transforming growth factor, beta 1, FRS2 <text:s/>- <text:s/>fibroblast growth factor receptor substrate 2, GADD45B <text:s/>- <text:s/>growth arrest and dna-damage-inducible, beta, MAP3K8 <text:s/>- <text:s/>mitogen-activated protein kinase kinase kinase 8, RIPK2 <text:s/>- <text:s/>receptor-interacting serine-threonine kinase 2, CDKN1B <text:s/>- <text:s/>cyclin-dependent kinase inhibitor 1b (p27, kip1), VANGL2 <text:s/>- <text:s/>vangl planar cell polarity protein 2, DAB2IP <text:s/>- <text:s/>dab2 interacting protein, BMP2 <text:s/>- <text:s/>bone morphogenetic protein 2, NRG1 <text:s/>- <text:s/>neuregulin 1, CD74 <text:s/>- <text:s/>cd74 molecule, major histocompatibility complex, class ii invariant chain, ADAM8 <text:s/>- <text:s/>adam metallopeptidase domain 8, TRAF2 <text:s/>- <text:s/>tnf receptor-associated factor 2, AKAP13 <text:s/>- <text:s/>a kinase (prka) anchor protein 13, FGF18 <text:s/>- <text:s/>fibroblast growth factor 18, CHI3L1 <text:s/>- <text:s/>chitinase 3-like 1 (cartilage glycoprotein-39), STK4 <text:s/>- <text:s/>serine/threonine kinase 4, MAP3K11 <text:s/>- <text:s/>mitogen-activated protein kinase kinase kinase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496</text:p>
          </table:table-cell>
          <table:table-cell office:value-type="string" calcext:value-type="string">
            <text:p>response to lipopolysaccharide</text:p>
          </table:table-cell>
          <table:table-cell office:value-type="float" office:value="0.0000936" calcext:value-type="float">
            <text:p>0.0000936</text:p>
          </table:table-cell>
          <table:table-cell office:value-type="float" office:value="0.009" calcext:value-type="float">
            <text:p>0.009</text:p>
          </table:table-cell>
          <table:table-cell office:value-type="float" office:value="2.77" calcext:value-type="float">
            <text:p>2.77</text:p>
          </table:table-cell>
          <table:table-cell office:value-type="float" office:value="13954" calcext:value-type="float">
            <text:p>13954</text:p>
          </table:table-cell>
          <table:table-cell office:value-type="float" office:value="206" calcext:value-type="float">
            <text:p>206</text:p>
          </table:table-cell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TNFRSF9 <text:s/>- <text:s/>tumor necrosis factor receptor superfamily, member 9, CSF3 <text:s/>- <text:s/>colony stimulating factor 3 (granulocyte), SBNO2 <text:s/>- <text:s/>strawberry notch homolog 2 (drosophila), TRIB1 <text:s/>- <text:s/>tribbles homolog 1 (drosophila), NFKB2 <text:s/>- <text:s/>nuclear factor of kappa light polypeptide gene enhancer in b-cells 2 (p49/p100), CXCL10 <text:s/>- <text:s/>chemokine (c-x-c motif) ligand 10, NFKBIB <text:s/>- <text:s/>nuclear factor of kappa light polypeptide gene enhancer in b-cells inhibitor, beta, TNFRSF4 <text:s/>- <text:s/>tumor necrosis factor receptor superfamily, member 4, DAB2IP <text:s/>- <text:s/>dab2 interacting protein, CXCL2 <text:s/>- <text:s/>chemokine (c-x-c motif) ligand 2, CXCL1 <text:s/>- <text:s/>chemokine (c-x-c motif) ligand 1 (melanoma growth stimulating activity, alpha), CXCL16 <text:s/>- <text:s/>chemokine (c-x-c motif) ligand 16, CXCL5 <text:s/>- <text:s/>chemokine (c-x-c motif) ligand 5, TNFAIP3 <text:s/>- <text:s/>tumor necrosis factor, alpha-induced protein 3, PTGS2 <text:s/>- <text:s/>prostaglandin-endoperoxide synthase 2 (prostaglandin g/h synthase and cyclooxygenase), CXCL6 <text:s/>- <text:s/>chemokine (c-x-c motif) ligand 6, CXCL3 <text:s/>- <text:s/>chemokine (c-x-c motif) ligand 3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103</text:p>
          </table:table-cell>
          <table:table-cell office:value-type="string" calcext:value-type="string">
            <text:p>positive regulation of response to external stimulus</text:p>
          </table:table-cell>
          <table:table-cell office:value-type="float" office:value="0.0000936" calcext:value-type="float">
            <text:p>0.0000936</text:p>
          </table:table-cell>
          <table:table-cell office:value-type="float" office:value="0.00894" calcext:value-type="float">
            <text:p>0.00894</text:p>
          </table:table-cell>
          <table:table-cell office:value-type="float" office:value="2.77" calcext:value-type="float">
            <text:p>2.77</text:p>
          </table:table-cell>
          <table:table-cell office:value-type="float" office:value="13954" calcext:value-type="float">
            <text:p>13954</text:p>
          </table:table-cell>
          <table:table-cell office:value-type="float" office:value="206" calcext:value-type="float">
            <text:p>206</text:p>
          </table:table-cell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FFAR2 <text:s/>- <text:s/>free fatty acid receptor 2, TGFB1 <text:s/>- <text:s/>transforming growth factor, beta 1, RIPK2 <text:s/>- <text:s/>receptor-interacting serine-threonine kinase 2, CXCL10 <text:s/>- <text:s/>chemokine (c-x-c motif) ligand 10, IL23A <text:s/>- <text:s/>interleukin 23, alpha subunit p19, CXCL2 <text:s/>- <text:s/>chemokine (c-x-c motif) ligand 2, CXCL1 <text:s/>- <text:s/>chemokine (c-x-c motif) ligand 1 (melanoma growth stimulating activity, alpha), CD74 <text:s/>- <text:s/>cd74 molecule, major histocompatibility complex, class ii invariant chain, PDE2A <text:s/>- <text:s/>phosphodiesterase 2a, cgmp-stimulated, CXCL5 <text:s/>- <text:s/>chemokine (c-x-c motif) ligand 5, ADAM8 <text:s/>- <text:s/>adam metallopeptidase domain 8, TNFSF14 <text:s/>- <text:s/>tumor necrosis factor (ligand) superfamily, member 14, PTGS2 <text:s/>- <text:s/>prostaglandin-endoperoxide synthase 2 (prostaglandin g/h synthase and cyclooxygenase), CXCL6 <text:s/>- <text:s/>chemokine (c-x-c motif) ligand 6, FGF18 <text:s/>- <text:s/>fibroblast growth factor 18, IL6ST <text:s/>- <text:s/>interleukin 6 signal transducer (gp130, oncostatin m receptor), CXCL3 <text:s/>- <text:s/>chemokine (c-x-c motif) ligand 3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932</text:p>
          </table:table-cell>
          <table:table-cell office:value-type="string" calcext:value-type="string">
            <text:p>regulation of protein phosphorylation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962" calcext:value-type="float">
            <text:p>0.00962</text:p>
          </table:table-cell>
          <table:table-cell office:value-type="float" office:value="1.68" calcext:value-type="float">
            <text:p>1.68</text:p>
          </table:table-cell>
          <table:table-cell office:value-type="float" office:value="13954" calcext:value-type="float">
            <text:p>13954</text:p>
          </table:table-cell>
          <table:table-cell office:value-type="float" office:value="1040" calcext:value-type="float">
            <text:p>1040</text:p>
          </table:table-cell>
          <table:table-cell office:value-type="float" office:value="440" calcext:value-type="float">
            <text:p>4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RPS6KA6 <text:s/>- <text:s/>ribosomal protein s6 kinase, 90kda, polypeptide 6, MAP3K8 <text:s/>- <text:s/>mitogen-activated protein kinase kinase kinase 8, VANGL2 <text:s/>- <text:s/>vangl planar cell polarity protein 2, IL23A <text:s/>- <text:s/>interleukin 23, alpha subunit p19, PRMT1 <text:s/>- <text:s/>protein arginine methyltransferase 1, CD74 <text:s/>- <text:s/>cd74 molecule, major histocompatibility complex, class ii invariant chain, FGF18 <text:s/>- <text:s/>fibroblast growth factor 18, SIRT2 <text:s/>- <text:s/>sirtuin 2, CHI3L1 <text:s/>- <text:s/>chitinase 3-like 1 (cartilage glycoprotein-39), MAP3K11 <text:s/>- <text:s/>mitogen-activated protein kinase kinase kinase 11, FBLN1 <text:s/>- <text:s/>fibulin 1, MAP4K2 <text:s/>- <text:s/>mitogen-activated protein kinase kinase kinase kinase 2, AKT2 <text:s/>- <text:s/>v-akt murine thymoma viral oncogene homolog 2, DUSP5 <text:s/>- <text:s/>dual specificity phosphatase 5, UNC119 <text:s/>- <text:s/>unc-119 homolog (c. elegans), FRS2 <text:s/>- <text:s/>fibroblast growth factor receptor substrate 2, EDAR <text:s/>- <text:s/>ectodysplasin a receptor, CCNYL1 <text:s/>- <text:s/>cyclin y-like 1, TRIB2 <text:s/>- <text:s/>tribbles homolog 2 (drosophila), GREM1 <text:s/>- <text:s/>gremlin 1, dan family bmp antagonist, CAMKK1 <text:s/>- <text:s/>calcium/calmodulin-dependent protein kinase kinase 1, alpha, NRG1 <text:s/>- <text:s/>neuregulin 1, BMP2 <text:s/>- <text:s/>bone morphogenetic protein 2, TNFAIP3 <text:s/>- <text:s/>tumor necrosis factor, alpha-induced protein 3, AKAP13 <text:s/>- <text:s/>a kinase (prka) anchor protein 13, FGR <text:s/>- <text:s/>feline gardner-rasheed sarcoma viral oncogene homolog, DUSP2 <text:s/>- <text:s/>dual specificity phosphatase 2, RSPO1 <text:s/>- <text:s/>r-spondin 1, IL6ST <text:s/>- <text:s/>interleukin 6 signal transducer (gp130, oncostatin m receptor), STK4 <text:s/>- <text:s/>serine/threonine kinase 4, ITGA5 <text:s/>- <text:s/>integrin, alpha 5 (fibronectin receptor, alpha polypeptide), SHC1 <text:s/>- <text:s/>shc (src homology 2 domain containing) transforming protein 1, FGF13 <text:s/>- <text:s/>fibroblast growth factor 13, GADD45B <text:s/>- <text:s/>growth arrest and dna-damage-inducible, beta, TRIB1 <text:s/>- <text:s/>tribbles homolog 1 (drosophila), SQSTM1 <text:s/>- <text:s/>sequestosome 1, LRP4 <text:s/>- <text:s/>low density lipoprotein receptor-related protein 4, DAB2IP <text:s/>- <text:s/>dab2 interacting protein, ADAM8 <text:s/>- <text:s/>adam metallopeptidase domain 8, PTGS2 <text:s/>- <text:s/>prostaglandin-endoperoxide synthase 2 (prostaglandin g/h synthase and cyclooxygenase), CSF3 <text:s/>- <text:s/>colony stimulating factor 3 (granulocyte), RAPGEF3 <text:s/>- <text:s/>rap guanine nucleotide exchange factor (gef) 3, TGFB1 <text:s/>- <text:s/>transforming growth factor, beta 1, FAM129A <text:s/>- <text:s/>family with sequence similarity 129, member a, PLXNB2 <text:s/>- <text:s/>plexin b2, RIPK2 <text:s/>- <text:s/>receptor-interacting serine-threonine kinase 2, CDKN1B <text:s/>- <text:s/>cyclin-dependent kinase inhibitor 1b (p27, kip1), CXCL10 <text:s/>- <text:s/>chemokine (c-x-c motif) ligand 10, MYADM <text:s/>- <text:s/>myeloid-associated differentiation marker, CDC37 <text:s/>- <text:s/>cell division cycle 37, PRKCD <text:s/>- <text:s/>protein kinase c, delta, TRAF2 <text:s/>- <text:s/>tnf receptor-associated factor 2, SMAD7 <text:s/>- <text:s/>smad family member 7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3014</text:p>
          </table:table-cell>
          <table:table-cell office:value-type="string" calcext:value-type="string">
            <text:p>signal transduction by protein phosphorylation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2.34" calcext:value-type="float">
            <text:p>2.34</text:p>
          </table:table-cell>
          <table:table-cell office:value-type="float" office:value="13954" calcext:value-type="float">
            <text:p>13954</text:p>
          </table:table-cell>
          <table:table-cell office:value-type="float" office:value="325" calcext:value-type="float">
            <text:p>325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KCNH8 <text:s/>- <text:s/>potassium voltage-gated channel, subfamily h (eag-related), member 8, MAP4K2 <text:s/>- <text:s/>mitogen-activated protein kinase kinase kinase kinase 2, GRIN2A <text:s/>- <text:s/>glutamate receptor, ionotropic, n-methyl d-aspartate 2a, CTSH <text:s/>- <text:s/>cathepsin h, SHC1 <text:s/>- <text:s/>shc (src homology 2 domain containing) transforming protein 1, DLG4 <text:s/>- <text:s/>discs, large homolog 4 (drosophila), DUSP5 <text:s/>- <text:s/>dual specificity phosphatase 5, FGF13 <text:s/>- <text:s/>fibroblast growth factor 13, PSME2 <text:s/>- <text:s/>proteasome (prosome, macropain) activator subunit 2 (pa28 beta), TGFB1 <text:s/>- <text:s/>transforming growth factor, beta 1, FRS2 <text:s/>- <text:s/>fibroblast growth factor receptor substrate 2, MAP3K8 <text:s/>- <text:s/>mitogen-activated protein kinase kinase kinase 8, TRIB1 <text:s/>- <text:s/>tribbles homolog 1 (drosophila), RIPK2 <text:s/>- <text:s/>receptor-interacting serine-threonine kinase 2, GRIN2D <text:s/>- <text:s/>glutamate receptor, ionotropic, n-methyl d-aspartate 2d, CAMK2A <text:s/>- <text:s/>calcium/calmodulin-dependent protein kinase ii alpha, DAB2IP <text:s/>- <text:s/>dab2 interacting protein, NRG1 <text:s/>- <text:s/>neuregulin 1, JAK1 <text:s/>- <text:s/>janus kinase 1, RASA2 <text:s/>- <text:s/>ras p21 protein activator 2, PAK4 <text:s/>- <text:s/>p21 protein (cdc42/rac)-activated kinase 4, FGF18 <text:s/>- <text:s/>fibroblast growth factor 18, STK4 <text:s/>- <text:s/>serine/threonine kinase 4, MAP3K11 <text:s/>- <text:s/>mitogen-activated protein kinase kinase kinase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0887</text:p>
          </table:table-cell>
          <table:table-cell office:value-type="string" calcext:value-type="string">
            <text:p>cellular response to chemical stimulus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1.67" calcext:value-type="float">
            <text:p>1.67</text:p>
          </table:table-cell>
          <table:table-cell office:value-type="float" office:value="13954" calcext:value-type="float">
            <text:p>13954</text:p>
          </table:table-cell>
          <table:table-cell office:value-type="float" office:value="1066" calcext:value-type="float">
            <text:p>1066</text:p>
          </table:table-cell>
          <table:table-cell office:value-type="float" office:value="440" calcext:value-type="float">
            <text:p>4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SBNO2 <text:s/>- <text:s/>strawberry notch homolog 2 (drosophila), SIN3A <text:s/>- <text:s/>sin3 transcription regulator family member a, WNT10B <text:s/>- <text:s/>wingless-type mmtv integration site family, member 10b, PAK4 <text:s/>- <text:s/>p21 protein (cdc42/rac)-activated kinase 4, LGALS1 <text:s/>- <text:s/>lectin, galactoside-binding, soluble, 1, SIRT2 <text:s/>- <text:s/>sirtuin 2, CHI3L1 <text:s/>- <text:s/>chitinase 3-like 1 (cartilage glycoprotein-39), CALB1 <text:s/>- <text:s/>calbindin 1, 28kda, CTSH <text:s/>- <text:s/>cathepsin h, AKT2 <text:s/>- <text:s/>v-akt murine thymoma viral oncogene homolog 2, NFKBIB <text:s/>- <text:s/>nuclear factor of kappa light polypeptide gene enhancer in b-cells inhibitor, beta, WNT4 <text:s/>- <text:s/>wingless-type mmtv integration site family, member 4, BMP2 <text:s/>- <text:s/>bone morphogenetic protein 2, TNFAIP3 <text:s/>- <text:s/>tumor necrosis factor, alpha-induced protein 3, MSX1 <text:s/>- <text:s/>msh homeobox 1, CREB1 <text:s/>- <text:s/>camp responsive element binding protein 1, CXCL6 <text:s/>- <text:s/>chemokine (c-x-c motif) ligand 6, PDE1B <text:s/>- <text:s/>phosphodiesterase 1b, calmodulin-dependent, HPCA <text:s/>- <text:s/>hippocalcin, FFAR2 <text:s/>- <text:s/>free fatty acid receptor 2, KCNA1 <text:s/>- <text:s/>potassium voltage-gated channel, shaker-related subfamily, member 1 (episodic ataxia with myokymia), SHC1 <text:s/>- <text:s/>shc (src homology 2 domain containing) transforming protein 1, RANGAP1 <text:s/>- <text:s/>ran gtpase activating protein 1, GLRA2 <text:s/>- <text:s/>glycine receptor, alpha 2, SHH <text:s/>- <text:s/>sonic hedgehog, EEF1A1 <text:s/>- <text:s/>eukaryotic translation elongation factor 1 alpha 1, WNT10A <text:s/>- <text:s/>wingless-type mmtv integration site family, member 10a, STAT6 <text:s/>- <text:s/>signal transducer and activator of transcription 6, interleukin-4 induced, DAB2IP <text:s/>- <text:s/>dab2 interacting protein, EGR1 <text:s/>- <text:s/>early growth response 1, CXCL16 <text:s/>- <text:s/>chemokine (c-x-c motif) ligand 16, ADAM8 <text:s/>- <text:s/>adam metallopeptidase domain 8, PTGS2 <text:s/>- <text:s/>prostaglandin-endoperoxide synthase 2 (prostaglandin g/h synthase and cyclooxygenase), RARA <text:s/>- <text:s/>retinoic acid receptor, alpha, KCNJ11 <text:s/>- <text:s/>potassium inwardly-rectifying channel, subfamily j, member 11, KCNK2 <text:s/>- <text:s/>potassium channel, subfamily k, member 2, CSF3 <text:s/>- <text:s/>colony stimulating factor 3 (granulocyte), RAPGEF3 <text:s/>- <text:s/>rap guanine nucleotide exchange factor (gef) 3, TGFB1 <text:s/>- <text:s/>transforming growth factor, beta 1, RIPK2 <text:s/>- <text:s/>receptor-interacting serine-threonine kinase 2, CDKN1B <text:s/>- <text:s/>cyclin-dependent kinase inhibitor 1b (p27, kip1), DNMT3A <text:s/>- <text:s/>dna (cytosine-5-)-methyltransferase 3 alpha, CXCL10 <text:s/>- <text:s/>chemokine (c-x-c motif) ligand 10, IGFBP5 <text:s/>- <text:s/>insulin-like growth factor binding protein 5, WDTC1 <text:s/>- <text:s/>wd and tetratricopeptide repeats 1, SORBS1 <text:s/>- <text:s/>sorbin and sh3 domain containing 1, IRF1 <text:s/>- <text:s/>interferon regulatory factor 1, PDE2A <text:s/>- <text:s/>phosphodiesterase 2a, cgmp-stimulated, PRKCD <text:s/>- <text:s/>protein kinase c, delta, TRAF2 <text:s/>- <text:s/>tnf receptor-associated factor 2, KLF10 <text:s/>- <text:s/>kruppel-like factor 10, COL16A1 <text:s/>- <text:s/>collagen, type xvi, alpha 1, SMAD7 <text:s/>- <text:s/>smad family member 7, PDE4A <text:s/>- <text:s/>phosphodiesterase 4a, camp-specific, OPTN <text:s/>- <text:s/>optineurin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99</text:p>
          </table:table-cell>
          <table:table-cell office:value-type="string" calcext:value-type="string">
            <text:p>regulation of protein modification process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101" calcext:value-type="float">
            <text:p>0.0101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1347" calcext:value-type="float">
            <text:p>1347</text:p>
          </table:table-cell>
          <table:table-cell office:value-type="float" office:value="440" calcext:value-type="float">
            <text:p>4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SYMPK <text:s/>- <text:s/>symplekin, BIRC3 <text:s/>- <text:s/>baculoviral iap repeat containing 3, RPS6KA6 <text:s/>- <text:s/>ribosomal protein s6 kinase, 90kda, polypeptide 6, MAP3K8 <text:s/>- <text:s/>mitogen-activated protein kinase kinase kinase 8, TRIM67 <text:s/>- <text:s/>tripartite motif containing 67, SIN3A <text:s/>- <text:s/>sin3 transcription regulator family member a, VANGL2 <text:s/>- <text:s/>vangl planar cell polarity protein 2, IL23A <text:s/>- <text:s/>interleukin 23, alpha subunit p19, PRMT1 <text:s/>- <text:s/>protein arginine methyltransferase 1, CD74 <text:s/>- <text:s/>cd74 molecule, major histocompatibility complex, class ii invariant chain, BCOR <text:s/>- <text:s/>bcl6 corepressor, ING2 <text:s/>- <text:s/>inhibitor of growth family, member 2, SIRT2 <text:s/>- <text:s/>sirtuin 2, FGF18 <text:s/>- <text:s/>fibroblast growth factor 18, CHI3L1 <text:s/>- <text:s/>chitinase 3-like 1 (cartilage glycoprotein-39), MAP3K11 <text:s/>- <text:s/>mitogen-activated protein kinase kinase kinase 11, FBLN1 <text:s/>- <text:s/>fibulin 1, MAP4K2 <text:s/>- <text:s/>mitogen-activated protein kinase kinase kinase kinase 2, AKT2 <text:s/>- <text:s/>v-akt murine thymoma viral oncogene homolog 2, UNC119 <text:s/>- <text:s/>unc-119 homolog (c. elegans), DUSP5 <text:s/>- <text:s/>dual specificity phosphatase 5, FRS2 <text:s/>- <text:s/>fibroblast growth factor receptor substrate 2, EDAR <text:s/>- <text:s/>ectodysplasin a receptor, CCNYL1 <text:s/>- <text:s/>cyclin y-like 1, TRIB2 <text:s/>- <text:s/>tribbles homolog 2 (drosophila), BMI1 <text:s/>- <text:s/>bmi1 polycomb ring finger oncogene, GREM1 <text:s/>- <text:s/>gremlin 1, dan family bmp antagonist, CAMKK1 <text:s/>- <text:s/>calcium/calmodulin-dependent protein kinase kinase 1, alpha, NRG1 <text:s/>- <text:s/>neuregulin 1, BMP2 <text:s/>- <text:s/>bone morphogenetic protein 2, AUTS2 <text:s/>- <text:s/>autism susceptibility candidate 2, TNFAIP3 <text:s/>- <text:s/>tumor necrosis factor, alpha-induced protein 3, AKAP13 <text:s/>- <text:s/>a kinase (prka) anchor protein 13, FGR <text:s/>- <text:s/>feline gardner-rasheed sarcoma viral oncogene homolog, RSPO1 <text:s/>- <text:s/>r-spondin 1, DUSP2 <text:s/>- <text:s/>dual specificity phosphatase 2, IL6ST <text:s/>- <text:s/>interleukin 6 signal transducer (gp130, oncostatin m receptor), STK4 <text:s/>- <text:s/>serine/threonine kinase 4, ITGA5 <text:s/>- <text:s/>integrin, alpha 5 (fibronectin receptor, alpha polypeptide), SHC1 <text:s/>- <text:s/>shc (src homology 2 domain containing) transforming protein 1, FGF13 <text:s/>- <text:s/>fibroblast growth factor 13, PSME2 <text:s/>- <text:s/>proteasome (prosome, macropain) activator subunit 2 (pa28 beta), GADD45B <text:s/>- <text:s/>growth arrest and dna-damage-inducible, beta, TRIB1 <text:s/>- <text:s/>tribbles homolog 1 (drosophila), CDC20B <text:s/>- <text:s/>cell division cycle 20b, SQSTM1 <text:s/>- <text:s/>sequestosome 1, LRP4 <text:s/>- <text:s/>low density lipoprotein receptor-related protein 4, DAB2IP <text:s/>- <text:s/>dab2 interacting protein, EGR1 <text:s/>- <text:s/>early growth response 1, ADAM8 <text:s/>- <text:s/>adam metallopeptidase domain 8, PTGS2 <text:s/>- <text:s/>prostaglandin-endoperoxide synthase 2 (prostaglandin g/h synthase and cyclooxygenase), CSF3 <text:s/>- <text:s/>colony stimulating factor 3 (granulocyte), RAPGEF3 <text:s/>- <text:s/>rap guanine nucleotide exchange factor (gef) 3, TGFB1 <text:s/>- <text:s/>transforming growth factor, beta 1, FAM129A <text:s/>- <text:s/>family with sequence similarity 129, member a, PLXNB2 <text:s/>- <text:s/>plexin b2, RIPK2 <text:s/>- <text:s/>receptor-interacting serine-threonine kinase 2, CDKN1B <text:s/>- <text:s/>cyclin-dependent kinase inhibitor 1b (p27, kip1), CXCL10 <text:s/>- <text:s/>chemokine (c-x-c motif) ligand 10, MYADM <text:s/>- <text:s/>myeloid-associated differentiation marker, CDC37 <text:s/>- <text:s/>cell division cycle 37, UBE2E1 <text:s/>- <text:s/>ubiquitin-conjugating enzyme e2e 1, TRAF2 <text:s/>- <text:s/>tnf receptor-associated factor 2, PRKCD <text:s/>- <text:s/>protein kinase c, delta, SMAD7 <text:s/>- <text:s/>smad family member 7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59</text:p>
          </table:table-cell>
          <table:table-cell office:value-type="string" calcext:value-type="string">
            <text:p>regulation of protein kinase activity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102" calcext:value-type="float">
            <text:p>0.0102</text:p>
          </table:table-cell>
          <table:table-cell office:value-type="float" office:value="1.94" calcext:value-type="float">
            <text:p>1.94</text:p>
          </table:table-cell>
          <table:table-cell office:value-type="float" office:value="13954" calcext:value-type="float">
            <text:p>13954</text:p>
          </table:table-cell>
          <table:table-cell office:value-type="float" office:value="588" calcext:value-type="float">
            <text:p>588</text:p>
          </table:table-cell>
          <table:table-cell office:value-type="float" office:value="440" calcext:value-type="float">
            <text:p>4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SHC1 <text:s/>- <text:s/>shc (src homology 2 domain containing) transforming protein 1, FGF13 <text:s/>- <text:s/>fibroblast growth factor 13, GADD45B <text:s/>- <text:s/>growth arrest and dna-damage-inducible, beta, MAP3K8 <text:s/>- <text:s/>mitogen-activated protein kinase kinase kinase 8, TRIB1 <text:s/>- <text:s/>tribbles homolog 1 (drosophila), VANGL2 <text:s/>- <text:s/>vangl planar cell polarity protein 2, DAB2IP <text:s/>- <text:s/>dab2 interacting protein, IL23A <text:s/>- <text:s/>interleukin 23, alpha subunit p19, CD74 <text:s/>- <text:s/>cd74 molecule, major histocompatibility complex, class ii invariant chain, ADAM8 <text:s/>- <text:s/>adam metallopeptidase domain 8, FGF18 <text:s/>- <text:s/>fibroblast growth factor 18, CHI3L1 <text:s/>- <text:s/>chitinase 3-like 1 (cartilage glycoprotein-39), MAP3K11 <text:s/>- <text:s/>mitogen-activated protein kinase kinase kinase 11, MAP4K2 <text:s/>- <text:s/>mitogen-activated protein kinase kinase kinase kinase 2, UNC119 <text:s/>- <text:s/>unc-119 homolog (c. elegans), DUSP5 <text:s/>- <text:s/>dual specificity phosphatase 5, TGFB1 <text:s/>- <text:s/>transforming growth factor, beta 1, FRS2 <text:s/>- <text:s/>fibroblast growth factor receptor substrate 2, RIPK2 <text:s/>- <text:s/>receptor-interacting serine-threonine kinase 2, CDKN1B <text:s/>- <text:s/>cyclin-dependent kinase inhibitor 1b (p27, kip1), CCNYL1 <text:s/>- <text:s/>cyclin y-like 1, CXCL10 <text:s/>- <text:s/>chemokine (c-x-c motif) ligand 10, TRIB2 <text:s/>- <text:s/>tribbles homolog 2 (drosophila), CAMKK1 <text:s/>- <text:s/>calcium/calmodulin-dependent protein kinase kinase 1, alpha, GREM1 <text:s/>- <text:s/>gremlin 1, dan family bmp antagonist, CDC37 <text:s/>- <text:s/>cell division cycle 37, BMP2 <text:s/>- <text:s/>bone morphogenetic protein 2, NRG1 <text:s/>- <text:s/>neuregulin 1, TNFAIP3 <text:s/>- <text:s/>tumor necrosis factor, alpha-induced protein 3, AKAP13 <text:s/>- <text:s/>a kinase (prka) anchor protein 13, PRKCD <text:s/>- <text:s/>protein kinase c, delta, TRAF2 <text:s/>- <text:s/>tnf receptor-associated factor 2, FGR <text:s/>- <text:s/>feline gardner-rasheed sarcoma viral oncogene homolog, DUSP2 <text:s/>- <text:s/>dual specificity phosphatase 2, STK4 <text:s/>- <text:s/>serine/threonine kinase 4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862</text:p>
          </table:table-cell>
          <table:table-cell office:value-type="string" calcext:value-type="string">
            <text:p>negative regulation of muscle tissue development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103" calcext:value-type="float">
            <text:p>0.0103</text:p>
          </table:table-cell>
          <table:table-cell office:value-type="float" office:value="6.17" calcext:value-type="float">
            <text:p>6.17</text:p>
          </table:table-cell>
          <table:table-cell office:value-type="float" office:value="13954" calcext:value-type="float">
            <text:p>13954</text:p>
          </table:table-cell>
          <table:table-cell office:value-type="float" office:value="36" calcext:value-type="float">
            <text:p>36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BMP2 <text:s/>- <text:s/>bone morphogenetic protein 2, KCNK2 <text:s/>- <text:s/>potassium channel, subfamily k, member 2, TGFB1 <text:s/>- <text:s/>transforming growth factor, beta 1, FRS2 <text:s/>- <text:s/>fibroblast growth factor receptor substrate 2, SHH <text:s/>- <text:s/>sonic hedgehog, IGFBP5 <text:s/>- <text:s/>insulin-like growth factor binding protein 5, SIRT2 <text:s/>- <text:s/>sirtu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093</text:p>
          </table:table-cell>
          <table:table-cell office:value-type="string" calcext:value-type="string">
            <text:p>positive regulation of molecular function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102" calcext:value-type="float">
            <text:p>0.0102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1531" calcext:value-type="float">
            <text:p>1531</text:p>
          </table:table-cell>
          <table:table-cell office:value-type="float" office:value="440" calcext:value-type="float">
            <text:p>4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AGAP2 <text:s/>- <text:s/>arfgap with gtpase domain, ankyrin repeat and ph domain 2, SH3BP1 <text:s/>- <text:s/>sh3-domain binding protein 1, EPS8L2 <text:s/>- <text:s/>eps8-like 2, MAP3K8 <text:s/>- <text:s/>mitogen-activated protein kinase kinase kinase 8, CAMK2A <text:s/>- <text:s/>calcium/calmodulin-dependent protein kinase ii alpha, ATP1B1 <text:s/>- <text:s/>atpase, na+/k+ transporting, beta 1 polypeptide, VANGL2 <text:s/>- <text:s/>vangl planar cell polarity protein 2, IL23A <text:s/>- <text:s/>interleukin 23, alpha subunit p19, WNT10B <text:s/>- <text:s/>wingless-type mmtv integration site family, member 10b, ELMO1 <text:s/>- <text:s/>engulfment and cell motility 1, CD74 <text:s/>- <text:s/>cd74 molecule, major histocompatibility complex, class ii invariant chain, SIRT2 <text:s/>- <text:s/>sirtuin 2, FGF18 <text:s/>- <text:s/>fibroblast growth factor 18, SIPA1L2 <text:s/>- <text:s/>signal-induced proliferation-associated 1 like 2, CHI3L1 <text:s/>- <text:s/>chitinase 3-like 1 (cartilage glycoprotein-39), MAP3K11 <text:s/>- <text:s/>mitogen-activated protein kinase kinase kinase 11, FBLN1 <text:s/>- <text:s/>fibulin 1, MAP4K2 <text:s/>- <text:s/>mitogen-activated protein kinase kinase kinase kinase 2, CTSH <text:s/>- <text:s/>cathepsin h, AKT2 <text:s/>- <text:s/>v-akt murine thymoma viral oncogene homolog 2, DUSP5 <text:s/>- <text:s/>dual specificity phosphatase 5, UNC119 <text:s/>- <text:s/>unc-119 homolog (c. elegans), SRGAP3 <text:s/>- <text:s/>slit-robo rho gtpase activating protein 3, FRS2 <text:s/>- <text:s/>fibroblast growth factor receptor substrate 2, NFKB2 <text:s/>- <text:s/>nuclear factor of kappa light polypeptide gene enhancer in b-cells 2 (p49/p100), SENP1 <text:s/>- <text:s/>sumo1/sentrin specific peptidase 1, NFKBIB <text:s/>- <text:s/>nuclear factor of kappa light polypeptide gene enhancer in b-cells inhibitor, beta, BMI1 <text:s/>- <text:s/>bmi1 polycomb ring finger oncogene, GREM1 <text:s/>- <text:s/>gremlin 1, dan family bmp antagonist, CAMKK1 <text:s/>- <text:s/>calcium/calmodulin-dependent protein kinase kinase 1, alpha, NRG1 <text:s/>- <text:s/>neuregulin 1, BMP2 <text:s/>- <text:s/>bone morphogenetic protein 2, WNT4 <text:s/>- <text:s/>wingless-type mmtv integration site family, member 4, AKAP13 <text:s/>- <text:s/>a kinase (prka) anchor protein 13, FGR <text:s/>- <text:s/>feline gardner-rasheed sarcoma viral oncogene homolog, STK4 <text:s/>- <text:s/>serine/threonine kinase 4, ST5 <text:s/>- <text:s/>suppression of tumorigenicity 5, HPCA <text:s/>- <text:s/>hippocalcin, RNF31 <text:s/>- <text:s/>ring finger protein 31, RALGDS <text:s/>- <text:s/>ral guanine nucleotide dissociation stimulator, SHC1 <text:s/>- <text:s/>shc (src homology 2 domain containing) transforming protein 1, FGF13 <text:s/>- <text:s/>fibroblast growth factor 13, DLG4 <text:s/>- <text:s/>discs, large homolog 4 (drosophila), PSME2 <text:s/>- <text:s/>proteasome (prosome, macropain) activator subunit 2 (pa28 beta), RANGAP1 <text:s/>- <text:s/>ran gtpase activating protein 1, GADD45B <text:s/>- <text:s/>growth arrest and dna-damage-inducible, beta, SHH <text:s/>- <text:s/>sonic hedgehog, CDC20B <text:s/>- <text:s/>cell division cycle 20b, DAB2IP <text:s/>- <text:s/>dab2 interacting protein, JAK1 <text:s/>- <text:s/>janus kinase 1, ADAM8 <text:s/>- <text:s/>adam metallopeptidase domain 8, RASA2 <text:s/>- <text:s/>ras p21 protein activator 2, RARA <text:s/>- <text:s/>retinoic acid receptor, alpha, RHOG <text:s/>- <text:s/>ras homolog family member g, AZIN1 <text:s/>- <text:s/>antizyme inhibitor 1, GRIN2A <text:s/>- <text:s/>glutamate receptor, ionotropic, n-methyl d-aspartate 2a, C15orf62 <text:s/>- <text:s/>chromosome 15 open reading frame 62, KCNJ11 <text:s/>- <text:s/>potassium inwardly-rectifying channel, subfamily j, member 11, CSF3 <text:s/>- <text:s/>colony stimulating factor 3 (granulocyte), RAPGEF3 <text:s/>- <text:s/>rap guanine nucleotide exchange factor (gef) 3, TGFB1 <text:s/>- <text:s/>transforming growth factor, beta 1, RIPK2 <text:s/>- <text:s/>receptor-interacting serine-threonine kinase 2, CDKN1B <text:s/>- <text:s/>cyclin-dependent kinase inhibitor 1b (p27, kip1), GRIN2D <text:s/>- <text:s/>glutamate receptor, ionotropic, n-methyl d-aspartate 2d, MFNG <text:s/>- <text:s/>mfng o-fucosylpeptide 3-beta-n-acetylglucosaminyltransferase, CXCL1 <text:s/>- <text:s/>chemokine (c-x-c motif) ligand 1 (melanoma growth stimulating activity, alpha), ARHGEF40 <text:s/>- <text:s/>rho guanine nucleotide exchange factor (gef) 40, UBE2E1 <text:s/>- <text:s/>ubiquitin-conjugating enzyme e2e 1, TRAF2 <text:s/>- <text:s/>tnf receptor-associated factor 2, PRKCD <text:s/>- <text:s/>protein kinase c, delta, PLEKHG2 <text:s/>- <text:s/>pleckstrin homology domain containing, family g (with rhogef domain) member 2, GTF3C4 <text:s/>- <text:s/>general transcription factor iiic, polypeptide 4, 90kda, RCC2 <text:s/>- <text:s/>regulator of chromosome condensation 2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880</text:p>
          </table:table-cell>
          <table:table-cell office:value-type="string" calcext:value-type="string">
            <text:p>regulation of protein localization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104" calcext:value-type="float">
            <text:p>0.0104</text:p>
          </table:table-cell>
          <table:table-cell office:value-type="float" office:value="1.78" calcext:value-type="float">
            <text:p>1.78</text:p>
          </table:table-cell>
          <table:table-cell office:value-type="float" office:value="13954" calcext:value-type="float">
            <text:p>13954</text:p>
          </table:table-cell>
          <table:table-cell office:value-type="float" office:value="800" calcext:value-type="float">
            <text:p>800</text:p>
          </table:table-cell>
          <table:table-cell office:value-type="float" office:value="440" calcext:value-type="float">
            <text:p>4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ARNTL <text:s/>- <text:s/>aryl hydrocarbon receptor nuclear translocator-like, TNFRSF9 <text:s/>- <text:s/>tumor necrosis factor receptor superfamily, member 9, FFAR2 <text:s/>- <text:s/>free fatty acid receptor 2, RNF31 <text:s/>- <text:s/>ring finger protein 31, HPCA <text:s/>- <text:s/>hippocalcin, YOD1 <text:s/>- <text:s/>yod1 deubiquitinase, RANGAP1 <text:s/>- <text:s/>ran gtpase activating protein 1, LRP1 <text:s/>- <text:s/>low density lipoprotein receptor-related protein 1, SHH <text:s/>- <text:s/>sonic hedgehog, NLGN2 <text:s/>- <text:s/>neuroligin 2, SIN3A <text:s/>- <text:s/>sin3 transcription regulator family member a, LRP4 <text:s/>- <text:s/>low density lipoprotein receptor-related protein 4, DAB2IP <text:s/>- <text:s/>dab2 interacting protein, TNFRSF4 <text:s/>- <text:s/>tumor necrosis factor receptor superfamily, member 4, IL23A <text:s/>- <text:s/>interleukin 23, alpha subunit p19, ADAM8 <text:s/>- <text:s/>adam metallopeptidase domain 8, TNFSF14 <text:s/>- <text:s/>tumor necrosis factor (ligand) superfamily, member 14, FAM65A <text:s/>- <text:s/>family with sequence similarity 65, member a, PTGS2 <text:s/>- <text:s/>prostaglandin-endoperoxide synthase 2 (prostaglandin g/h synthase and cyclooxygenase), KCNN3 <text:s/>- <text:s/>potassium intermediate/small conductance calcium-activated channel, subfamily n, member 3, RHOG <text:s/>- <text:s/>ras homolog family member g, KCNJ11 <text:s/>- <text:s/>potassium inwardly-rectifying channel, subfamily j, member 11, PKDCC <text:s/>- <text:s/>protein kinase domain containing, cytoplasmic, CSF3 <text:s/>- <text:s/>colony stimulating factor 3 (granulocyte), AKT2 <text:s/>- <text:s/>v-akt murine thymoma viral oncogene homolog 2, RAPGEF3 <text:s/>- <text:s/>rap guanine nucleotide exchange factor (gef) 3, TGFB1 <text:s/>- <text:s/>transforming growth factor, beta 1, G3BP2 <text:s/>- <text:s/>gtpase activating protein (sh3 domain) binding protein 2, ZDHHC8 <text:s/>- <text:s/>zinc finger, dhhc-type containing 8, EDAR <text:s/>- <text:s/>ectodysplasin a receptor, LCP1 <text:s/>- <text:s/>lymphocyte cytosolic protein 1 (l-plastin), SORBS1 <text:s/>- <text:s/>sorbin and sh3 domain containing 1, NFKBIE <text:s/>- <text:s/>nuclear factor of kappa light polypeptide gene enhancer in b-cells inhibitor, epsilon, LRRC32 <text:s/>- <text:s/>leucine rich repeat containing 32, GREM1 <text:s/>- <text:s/>gremlin 1, dan family bmp antagonist, PDE2A <text:s/>- <text:s/>phosphodiesterase 2a, cgmp-stimulated, BCL3 <text:s/>- <text:s/>b-cell cll/lymphoma 3, NRG1 <text:s/>- <text:s/>neuregulin 1, PFKM <text:s/>- <text:s/>phosphofructokinase, muscle, TRAF2 <text:s/>- <text:s/>tnf receptor-associated factor 2, RAB11FIP5 <text:s/>- <text:s/>rab11 family interacting protein 5 (class i), PRKCD <text:s/>- <text:s/>protein kinase c, delta, FGR <text:s/>- <text:s/>feline gardner-rasheed sarcoma viral oncogene homolog, CYLD <text:s/>- <text:s/>cylindromatosis (turban tumor syndrome)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110</text:p>
          </table:table-cell>
          <table:table-cell office:value-type="string" calcext:value-type="string">
            <text:p>T cell activation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105" calcext:value-type="float">
            <text:p>0.0105</text:p>
          </table:table-cell>
          <table:table-cell office:value-type="float" office:value="3.22" calcext:value-type="float">
            <text:p>3.22</text:p>
          </table:table-cell>
          <table:table-cell office:value-type="float" office:value="13954" calcext:value-type="float">
            <text:p>13954</text:p>
          </table:table-cell>
          <table:table-cell office:value-type="float" office:value="138" calcext:value-type="float">
            <text:p>138</text:p>
          </table:table-cell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RC3H2 <text:s/>- <text:s/>ring finger and ccch-type domains 2, TGFB1 <text:s/>- <text:s/>transforming growth factor, beta 1, ITGAL <text:s/>- <text:s/>integrin, alpha l (antigen cd11a (p180), lymphocyte function-associated antigen 1; alpha polypeptide), SHH <text:s/>- <text:s/>sonic hedgehog, RIPK2 <text:s/>- <text:s/>receptor-interacting serine-threonine kinase 2, LCP1 <text:s/>- <text:s/>lymphocyte cytosolic protein 1 (l-plastin), EGR1 <text:s/>- <text:s/>early growth response 1, SEMA4A <text:s/>- <text:s/>sema domain, immunoglobulin domain (ig), transmembrane domain (tm) and short cytoplasmic domain, (semaphorin) 4a, IL23A <text:s/>- <text:s/>interleukin 23, alpha subunit p19, TNFRSF4 <text:s/>- <text:s/>tumor necrosis factor receptor superfamily, member 4, BCL3 <text:s/>- <text:s/>b-cell cll/lymphoma 3, WNT4 <text:s/>- <text:s/>wingless-type mmtv integration site family, member 4, IRF1 <text:s/>- <text:s/>interferon regulatory factor 1, TNFSF14 <text:s/>- <text:s/>tumor necrosis factor (ligand) superfamily, member 1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347</text:p>
          </table:table-cell>
          <table:table-cell office:value-type="string" calcext:value-type="string">
            <text:p>positive regulation of transferase activity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105" calcext:value-type="float">
            <text:p>0.0105</text:p>
          </table:table-cell>
          <table:table-cell office:value-type="float" office:value="2" calcext:value-type="float">
            <text:p>2</text:p>
          </table:table-cell>
          <table:table-cell office:value-type="float" office:value="13954" calcext:value-type="float">
            <text:p>13954</text:p>
          </table:table-cell>
          <table:table-cell office:value-type="float" office:value="522" calcext:value-type="float">
            <text:p>522</text:p>
          </table:table-cell>
          <table:table-cell office:value-type="float" office:value="440" calcext:value-type="float">
            <text:p>4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SHC1 <text:s/>- <text:s/>shc (src homology 2 domain containing) transforming protein 1, FGF13 <text:s/>- <text:s/>fibroblast growth factor 13, PSME2 <text:s/>- <text:s/>proteasome (prosome, macropain) activator subunit 2 (pa28 beta), GADD45B <text:s/>- <text:s/>growth arrest and dna-damage-inducible, beta, CDC20B <text:s/>- <text:s/>cell division cycle 20b, MAP3K8 <text:s/>- <text:s/>mitogen-activated protein kinase kinase kinase 8, VANGL2 <text:s/>- <text:s/>vangl planar cell polarity protein 2, DAB2IP <text:s/>- <text:s/>dab2 interacting protein, IL23A <text:s/>- <text:s/>interleukin 23, alpha subunit p19, CD74 <text:s/>- <text:s/>cd74 molecule, major histocompatibility complex, class ii invariant chain, ADAM8 <text:s/>- <text:s/>adam metallopeptidase domain 8, FGF18 <text:s/>- <text:s/>fibroblast growth factor 18, CHI3L1 <text:s/>- <text:s/>chitinase 3-like 1 (cartilage glycoprotein-39), MAP3K11 <text:s/>- <text:s/>mitogen-activated protein kinase kinase kinase 11, MAP4K2 <text:s/>- <text:s/>mitogen-activated protein kinase kinase kinase kinase 2, DUSP5 <text:s/>- <text:s/>dual specificity phosphatase 5, UNC119 <text:s/>- <text:s/>unc-119 homolog (c. elegans), TGFB1 <text:s/>- <text:s/>transforming growth factor, beta 1, FRS2 <text:s/>- <text:s/>fibroblast growth factor receptor substrate 2, RIPK2 <text:s/>- <text:s/>receptor-interacting serine-threonine kinase 2, CDKN1B <text:s/>- <text:s/>cyclin-dependent kinase inhibitor 1b (p27, kip1), BMI1 <text:s/>- <text:s/>bmi1 polycomb ring finger oncogene, CAMKK1 <text:s/>- <text:s/>calcium/calmodulin-dependent protein kinase kinase 1, alpha, GREM1 <text:s/>- <text:s/>gremlin 1, dan family bmp antagonist, BMP2 <text:s/>- <text:s/>bone morphogenetic protein 2, NRG1 <text:s/>- <text:s/>neuregulin 1, UBE2E1 <text:s/>- <text:s/>ubiquitin-conjugating enzyme e2e 1, AKAP13 <text:s/>- <text:s/>a kinase (prka) anchor protein 13, PRKCD <text:s/>- <text:s/>protein kinase c, delta, TRAF2 <text:s/>- <text:s/>tnf receptor-associated factor 2, FGR <text:s/>- <text:s/>feline gardner-rasheed sarcoma viral oncogene homolog, STK4 <text:s/>- <text:s/>serine/threonine kinase 4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developmental process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106" calcext:value-type="float">
            <text:p>0.0106</text:p>
          </table:table-cell>
          <table:table-cell office:value-type="float" office:value="1.29" calcext:value-type="float">
            <text:p>1.29</text:p>
          </table:table-cell>
          <table:table-cell office:value-type="float" office:value="13954" calcext:value-type="float">
            <text:p>13954</text:p>
          </table:table-cell>
          <table:table-cell office:value-type="float" office:value="3803" calcext:value-type="float">
            <text:p>3803</text:p>
          </table:table-cell>
          <table:table-cell office:value-type="float" office:value="440" calcext:value-type="float">
            <text:p>44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TNFRSF9 <text:s/>- <text:s/>tumor necrosis factor receptor superfamily, member 9, ARFRP1 <text:s/>- <text:s/>adp-ribosylation factor related protein 1, PRRX1 <text:s/>- <text:s/>paired related homeobox 1, RPS6KA6 <text:s/>- <text:s/>ribosomal protein s6 kinase, 90kda, polypeptide 6, RFX4 <text:s/>- <text:s/>regulatory factor x, 4 (influences hla class ii expression), PVRL3 <text:s/>- <text:s/>poliovirus receptor-related 3, SIN3A <text:s/>- <text:s/>sin3 transcription regulator family member a, VANGL2 <text:s/>- <text:s/>vangl planar cell polarity protein 2, LINGO1 <text:s/>- <text:s/>leucine rich repeat and ig domain containing 1, ATP11C <text:s/>- <text:s/>atpase, class vi, type 11c, FLI1 <text:s/>- <text:s/>fli-1 proto-oncogene, ets transcription factor, BCOR <text:s/>- <text:s/>bcl6 corepressor, VEZF1 <text:s/>- <text:s/>vascular endothelial zinc finger 1, PAK4 <text:s/>- <text:s/>p21 protein (cdc42/rac)-activated kinase 4, ING2 <text:s/>- <text:s/>inhibitor of growth family, member 2, LGALS1 <text:s/>- <text:s/>lectin, galactoside-binding, soluble, 1, ZNF521 <text:s/>- <text:s/>zinc finger protein 521, FGF18 <text:s/>- <text:s/>fibroblast growth factor 18, SIRT2 <text:s/>- <text:s/>sirtuin 2, EBF3 <text:s/>- <text:s/>early b-cell factor 3, CEND1 <text:s/>- <text:s/>cell cycle exit and neuronal differentiation 1, SP2 <text:s/>- <text:s/>sp2 transcription factor, FOXL1 <text:s/>- <text:s/>forkhead box l1, EDAR <text:s/>- <text:s/>ectodysplasin a receptor, PCDH12 <text:s/>- <text:s/>protocadherin 12, BMI1 <text:s/>- <text:s/>bmi1 polycomb ring finger oncogene, WNT4 <text:s/>- <text:s/>wingless-type mmtv integration site family, member 4, BMP2 <text:s/>- <text:s/>bone morphogenetic protein 2, HOXD11 <text:s/>- <text:s/>homeobox d11, ELF3 <text:s/>- <text:s/>e74-like factor 3 (ets domain transcription factor, epithelial-specific ), ELF2 <text:s/>- <text:s/>e74-like factor 2 (ets domain transcription factor), AKAP13 <text:s/>- <text:s/>a kinase (prka) anchor protein 13, CREB1 <text:s/>- <text:s/>camp responsive element binding protein 1, FGR <text:s/>- <text:s/>feline gardner-rasheed sarcoma viral oncogene homolog, MNT <text:s/>- <text:s/>mnt, max dimerization protein, HOXC6 <text:s/>- <text:s/>homeobox c6, HOXC10 <text:s/>- <text:s/>homeobox c10, ACIN1 <text:s/>- <text:s/>apoptotic chromatin condensation inducer 1, ARNTL <text:s/>- <text:s/>aryl hydrocarbon receptor nuclear translocator-like, ITGA5 <text:s/>- <text:s/>integrin, alpha 5 (fibronectin receptor, alpha polypeptide), ADAMTS4 <text:s/>- <text:s/>adam metallopeptidase with thrombospondin type 1 motif, 4, PDE1B <text:s/>- <text:s/>phosphodiesterase 1b, calmodulin-dependent, ADAMTS2 <text:s/>- <text:s/>adam metallopeptidase with thrombospondin type 1 motif, 2, FGF13 <text:s/>- <text:s/>fibroblast growth factor 13, UBD <text:s/>- <text:s/>ubiquitin d, GADD45B <text:s/>- <text:s/>growth arrest and dna-damage-inducible, beta, SQSTM1 <text:s/>- <text:s/>sequestosome 1, LARGE <text:s/>- <text:s/>like-glycosyltransferase, DAB2IP <text:s/>- <text:s/>dab2 interacting protein, EGR1 <text:s/>- <text:s/>early growth response 1, GLI1 <text:s/>- <text:s/>gli family zinc finger 1, ITGB8 <text:s/>- <text:s/>integrin, beta 8, ZBTB7B <text:s/>- <text:s/>zinc finger and btb domain containing 7b, ADAM8 <text:s/>- <text:s/>adam metallopeptidase domain 8, PTGS2 <text:s/>- <text:s/>prostaglandin-endoperoxide synthase 2 (prostaglandin g/h synthase and cyclooxygenase), CA9 <text:s/>- <text:s/>carbonic anhydrase ix, ADCK4 <text:s/>- <text:s/>aarf domain containing kinase 4, RND1 <text:s/>- <text:s/>rho family gtpase 1, SPATA2 <text:s/>- <text:s/>spermatogenesis associated 2, PLXNB2 <text:s/>- <text:s/>plexin b2, CDKN1B <text:s/>- <text:s/>cyclin-dependent kinase inhibitor 1b (p27, kip1), CXCL10 <text:s/>- <text:s/>chemokine (c-x-c motif) ligand 10, WDTC1 <text:s/>- <text:s/>wd and tetratricopeptide repeats 1, LCP1 <text:s/>- <text:s/>lymphocyte cytosolic protein 1 (l-plastin), COL5A1 <text:s/>- <text:s/>collagen, type v, alpha 1, MFNG <text:s/>- <text:s/>mfng o-fucosylpeptide 3-beta-n-acetylglucosaminyltransferase, PDE2A <text:s/>- <text:s/>phosphodiesterase 2a, cgmp-stimulated, IRF1 <text:s/>- <text:s/>interferon regulatory factor 1, SHISA3 <text:s/>- <text:s/>shisa family member 3, TMEM2 <text:s/>- <text:s/>transmembrane protein 2, KREMEN2 <text:s/>- <text:s/>kringle containing transmembrane protein 2, SBNO2 <text:s/>- <text:s/>strawberry notch homolog 2 (drosophila), PTPRS <text:s/>- <text:s/>protein tyrosine phosphatase, receptor type, s, CAMK2A <text:s/>- <text:s/>calcium/calmodulin-dependent protein kinase ii alpha, SEMA4A <text:s/>- <text:s/>sema domain, immunoglobulin domain (ig), transmembrane domain (tm) and short cytoplasmic domain, (semaphorin) 4a, WNT10B <text:s/>- <text:s/>wingless-type mmtv integration site family, member 10b, SH2B3 <text:s/>- <text:s/>sh2b adaptor protein 3, FSCN3 <text:s/>- <text:s/>fascin homolog 3, actin-bundling protein, testicular (strongylocentrotus purpuratus), CNOT2 <text:s/>- <text:s/>ccr4-not transcription complex, subunit 2, VSX2 <text:s/>- <text:s/>visual system homeobox 2, CTNNA2 <text:s/>- <text:s/>catenin (cadherin-associated protein), alpha 2, SCUBE3 <text:s/>- <text:s/>signal peptide, cub domain, egf-like 3, CHI3L1 <text:s/>- <text:s/>chitinase 3-like 1 (cartilage glycoprotein-39), CALB1 <text:s/>- <text:s/>calbindin 1, 28kda, FOXN4 <text:s/>- <text:s/>forkhead box n4, CTSH <text:s/>- <text:s/>cathepsin h, AKT2 <text:s/>- <text:s/>v-akt murine thymoma viral oncogene homolog 2, UNC119 <text:s/>- <text:s/>unc-119 homolog (c. elegans), SKIL <text:s/>- <text:s/>ski-like oncogene, ETV6 <text:s/>- <text:s/>ets variant 6, DUSP5 <text:s/>- <text:s/>dual specificity phosphatase 5, ZMYND15 <text:s/>- <text:s/>zinc finger, mynd-type containing 15, FRS2 <text:s/>- <text:s/>fibroblast growth factor receptor substrate 2, PPP2R2A <text:s/>- <text:s/>protein phosphatase 2, regulatory subunit b, alpha, NFKB2 <text:s/>- <text:s/>nuclear factor of kappa light polypeptide gene enhancer in b-cells 2 (p49/p100), IRF2BPL <text:s/>- <text:s/>interferon regulatory factor 2 binding protein-like, CBX2 <text:s/>- <text:s/>chromobox homolog 2, GREM1 <text:s/>- <text:s/>gremlin 1, dan family bmp antagonist, NRG1 <text:s/>- <text:s/>neuregulin 1, EBF4 <text:s/>- <text:s/>early b-cell factor 4, DSP <text:s/>- <text:s/>desmoplakin, EZH1 <text:s/>- <text:s/>enhancer of zeste homolog 1 (drosophila), MSX1 <text:s/>- <text:s/>msh homeobox 1, DUSP2 <text:s/>- <text:s/>dual specificity phosphatase 2, CYLD <text:s/>- <text:s/>cylindromatosis (turban tumor syndrome), SEPT6 <text:s/>- <text:s/>septin 6, STK4 <text:s/>- <text:s/>serine/threonine kinase 4, FFAR2 <text:s/>- <text:s/>free fatty acid receptor 2, HPCA <text:s/>- <text:s/>hippocalcin, RC3H2 <text:s/>- <text:s/>ring finger and ccch-type domains 2, RNF165 <text:s/>- <text:s/>ring finger protein 165, KCNA1 <text:s/>- <text:s/>potassium voltage-gated channel, shaker-related subfamily, member 1 (episodic ataxia with myokymia), SHC1 <text:s/>- <text:s/>shc (src homology 2 domain containing) transforming protein 1, DLG4 <text:s/>- <text:s/>discs, large homolog 4 (drosophila), BAI2 <text:s/>- <text:s/>brain-specific angiogenesis inhibitor 2, SHH <text:s/>- <text:s/>sonic hedgehog, LRP1 <text:s/>- <text:s/>low density lipoprotein receptor-related protein 1, LRFN1 <text:s/>- <text:s/>leucine rich repeat and fibronectin type iii domain containing 1, WNT10A <text:s/>- <text:s/>wingless-type mmtv integration site family, member 10a, HOXC5 <text:s/>- <text:s/>homeobox c5, STAT6 <text:s/>- <text:s/>signal transducer and activator of transcription 6, interleukin-4 induced, DLX4 <text:s/>- <text:s/>distal-less homeobox 4, HOXB9 <text:s/>- <text:s/>homeobox b9, LRP4 <text:s/>- <text:s/>low density lipoprotein receptor-related protein 4, TNFRSF4 <text:s/>- <text:s/>tumor necrosis factor receptor superfamily, member 4, RARB <text:s/>- <text:s/>retinoic acid receptor, beta, NFIC <text:s/>- <text:s/>nuclear factor i/c (ccaat-binding transcription factor), IKZF3 <text:s/>- <text:s/>ikaros family zinc finger 3 (aiolos), NPAS3 <text:s/>- <text:s/>neuronal pas domain protein 3, JAK1 <text:s/>- <text:s/>janus kinase 1, KDM1B <text:s/>- <text:s/>lysine (k)-specific demethylase 1b, NFATC2 <text:s/>- <text:s/>nuclear factor of activated t-cells, cytoplasmic, calcineurin-dependent 2, IPMK <text:s/>- <text:s/>inositol polyphosphate multikinase, ZMIZ1 <text:s/>- <text:s/>zinc finger, miz-type containing 1, RARA <text:s/>- <text:s/>retinoic acid receptor, alpha, RAI1 <text:s/>- <text:s/>retinoic acid induced 1, FOXA3 <text:s/>- <text:s/>forkhead box a3, GRIN2A <text:s/>- <text:s/>glutamate receptor, ionotropic, n-methyl d-aspartate 2a, CSF3 <text:s/>- <text:s/>colony stimulating factor 3 (granulocyte), PKDCC <text:s/>- <text:s/>protein kinase domain containing, cytoplasmic, KCNK2 <text:s/>- <text:s/>potassium channel, subfamily k, member 2, RAPGEF3 <text:s/>- <text:s/>rap guanine nucleotide exchange factor (gef) 3, TGFB1 <text:s/>- <text:s/>transforming growth factor, beta 1, HDAC7 <text:s/>- <text:s/>histone deacetylase 7, PLEKHA5 <text:s/>- <text:s/>pleckstrin homology domain containing, family a member 5, DNMT3A <text:s/>- <text:s/>dna (cytosine-5-)-methyltransferase 3 alpha, IGFBP5 <text:s/>- <text:s/>insulin-like growth factor binding protein 5, MAFG <text:s/>- <text:s/>v-maf avian musculoaponeurotic fibrosarcoma oncogene homolog g, MYADM <text:s/>- <text:s/>myeloid-associated differentiation marker, BCL3 <text:s/>- <text:s/>b-cell cll/lymphoma 3, CXCL1 <text:s/>- <text:s/>chemokine (c-x-c motif) ligand 1 (melanoma growth stimulating activity, alpha), THBS3 <text:s/>- <text:s/>thrombospondin 3, PRKCD <text:s/>- <text:s/>protein kinase c, delta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3417</text:p>
          </table:table-cell>
          <table:table-cell office:value-type="string" calcext:value-type="string">
            <text:p>growth plate cartilage development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108" calcext:value-type="float">
            <text:p>0.0108</text:p>
          </table:table-cell>
          <table:table-cell office:value-type="float" office:value="23.79" calcext:value-type="float">
            <text:p>23.79</text:p>
          </table:table-cell>
          <table:table-cell office:value-type="float" office:value="13954" calcext:value-type="float">
            <text:p>13954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RARB <text:s/>- <text:s/>retinoic acid receptor, beta, THBS3 <text:s/>- <text:s/>thrombospondin 3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310</text:p>
          </table:table-cell>
          <table:table-cell office:value-type="string" calcext:value-type="string">
            <text:p>cellular response to organic substance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108" calcext:value-type="float">
            <text:p>0.0108</text:p>
          </table:table-cell>
          <table:table-cell office:value-type="float" office:value="1.74" calcext:value-type="float">
            <text:p>1.74</text:p>
          </table:table-cell>
          <table:table-cell office:value-type="float" office:value="13954" calcext:value-type="float">
            <text:p>13954</text:p>
          </table:table-cell>
          <table:table-cell office:value-type="float" office:value="875" calcext:value-type="float">
            <text:p>875</text:p>
          </table:table-cell>
          <table:table-cell office:value-type="float" office:value="440" calcext:value-type="float">
            <text:p>4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PDE1B <text:s/>- <text:s/>phosphodiesterase 1b, calmodulin-dependent, FFAR2 <text:s/>- <text:s/>free fatty acid receptor 2, SHC1 <text:s/>- <text:s/>shc (src homology 2 domain containing) transforming protein 1, SBNO2 <text:s/>- <text:s/>strawberry notch homolog 2 (drosophila), RANGAP1 <text:s/>- <text:s/>ran gtpase activating protein 1, GLRA2 <text:s/>- <text:s/>glycine receptor, alpha 2, EEF1A1 <text:s/>- <text:s/>eukaryotic translation elongation factor 1 alpha 1, WNT10A <text:s/>- <text:s/>wingless-type mmtv integration site family, member 10a, SIN3A <text:s/>- <text:s/>sin3 transcription regulator family member a, DAB2IP <text:s/>- <text:s/>dab2 interacting protein, EGR1 <text:s/>- <text:s/>early growth response 1, WNT10B <text:s/>- <text:s/>wingless-type mmtv integration site family, member 10b, CXCL16 <text:s/>- <text:s/>chemokine (c-x-c motif) ligand 16, PAK4 <text:s/>- <text:s/>p21 protein (cdc42/rac)-activated kinase 4, LGALS1 <text:s/>- <text:s/>lectin, galactoside-binding, soluble, 1, PTGS2 <text:s/>- <text:s/>prostaglandin-endoperoxide synthase 2 (prostaglandin g/h synthase and cyclooxygenase), SIRT2 <text:s/>- <text:s/>sirtuin 2, CHI3L1 <text:s/>- <text:s/>chitinase 3-like 1 (cartilage glycoprotein-39), RARA <text:s/>- <text:s/>retinoic acid receptor, alpha, CALB1 <text:s/>- <text:s/>calbindin 1, 28kda, CTSH <text:s/>- <text:s/>cathepsin h, KCNJ11 <text:s/>- <text:s/>potassium inwardly-rectifying channel, subfamily j, member 11, CSF3 <text:s/>- <text:s/>colony stimulating factor 3 (granulocyte), AKT2 <text:s/>- <text:s/>v-akt murine thymoma viral oncogene homolog 2, RAPGEF3 <text:s/>- <text:s/>rap guanine nucleotide exchange factor (gef) 3, TGFB1 <text:s/>- <text:s/>transforming growth factor, beta 1, RIPK2 <text:s/>- <text:s/>receptor-interacting serine-threonine kinase 2, DNMT3A <text:s/>- <text:s/>dna (cytosine-5-)-methyltransferase 3 alpha, CDKN1B <text:s/>- <text:s/>cyclin-dependent kinase inhibitor 1b (p27, kip1), CXCL10 <text:s/>- <text:s/>chemokine (c-x-c motif) ligand 10, WDTC1 <text:s/>- <text:s/>wd and tetratricopeptide repeats 1, IGFBP5 <text:s/>- <text:s/>insulin-like growth factor binding protein 5, NFKBIB <text:s/>- <text:s/>nuclear factor of kappa light polypeptide gene enhancer in b-cells inhibitor, beta, SORBS1 <text:s/>- <text:s/>sorbin and sh3 domain containing 1, BMP2 <text:s/>- <text:s/>bone morphogenetic protein 2, PDE2A <text:s/>- <text:s/>phosphodiesterase 2a, cgmp-stimulated, WNT4 <text:s/>- <text:s/>wingless-type mmtv integration site family, member 4, IRF1 <text:s/>- <text:s/>interferon regulatory factor 1, TNFAIP3 <text:s/>- <text:s/>tumor necrosis factor, alpha-induced protein 3, MSX1 <text:s/>- <text:s/>msh homeobox 1, PRKCD <text:s/>- <text:s/>protein kinase c, delta, KLF10 <text:s/>- <text:s/>kruppel-like factor 10, CREB1 <text:s/>- <text:s/>camp responsive element binding protein 1, CXCL6 <text:s/>- <text:s/>chemokine (c-x-c motif) ligand 6, SMAD7 <text:s/>- <text:s/>smad family member 7, COL16A1 <text:s/>- <text:s/>collagen, type xvi, alpha 1, OPTN <text:s/>- <text:s/>optineurin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85</text:p>
          </table:table-cell>
          <table:table-cell office:value-type="string" calcext:value-type="string">
            <text:p>regulation of leukocyte migration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38" calcext:value-type="float">
            <text:p>3.38</text:p>
          </table:table-cell>
          <table:table-cell office:value-type="float" office:value="13954" calcext:value-type="float">
            <text:p>13954</text:p>
          </table:table-cell>
          <table:table-cell office:value-type="float" office:value="122" calcext:value-type="float">
            <text:p>122</text:p>
          </table:table-cell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TGFB1 <text:s/>- <text:s/>transforming growth factor, beta 1, CXCL10 <text:s/>- <text:s/>chemokine (c-x-c motif) ligand 10, IL23A <text:s/>- <text:s/>interleukin 23, alpha subunit p19, GREM1 <text:s/>- <text:s/>gremlin 1, dan family bmp antagonist, CXCL2 <text:s/>- <text:s/>chemokine (c-x-c motif) ligand 2, CD74 <text:s/>- <text:s/>cd74 molecule, major histocompatibility complex, class ii invariant chain, CXCL1 <text:s/>- <text:s/>chemokine (c-x-c motif) ligand 1 (melanoma growth stimulating activity, alpha), CXCL5 <text:s/>- <text:s/>chemokine (c-x-c motif) ligand 5, ADAM8 <text:s/>- <text:s/>adam metallopeptidase domain 8, GCSAM <text:s/>- <text:s/>germinal center-associated, signaling and motility, TNFSF14 <text:s/>- <text:s/>tumor necrosis factor (ligand) superfamily, member 14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negative regulation of cellular process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108" calcext:value-type="float">
            <text:p>0.0108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3427" calcext:value-type="float">
            <text:p>3427</text:p>
          </table:table-cell>
          <table:table-cell office:value-type="float" office:value="440" calcext:value-type="float">
            <text:p>4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TNFRSF9 <text:s/>- <text:s/>tumor necrosis factor receptor superfamily, member 9, AGAP2 <text:s/>- <text:s/>arfgap with gtpase domain, ankyrin repeat and ph domain 2, G3BP1 <text:s/>- <text:s/>gtpase activating protein (sh3 domain) binding protein 1, PNKD <text:s/>- <text:s/>paroxysmal nonkinesigenic dyskinesia, BIRC3 <text:s/>- <text:s/>baculoviral iap repeat containing 3, PRRX1 <text:s/>- <text:s/>paired related homeobox 1, RPS6KA6 <text:s/>- <text:s/>ribosomal protein s6 kinase, 90kda, polypeptide 6, RFX4 <text:s/>- <text:s/>regulatory factor x, 4 (influences hla class ii expression), SIN3A <text:s/>- <text:s/>sin3 transcription regulator family member a, LINGO1 <text:s/>- <text:s/>leucine rich repeat and ig domain containing 1, PRMT1 <text:s/>- <text:s/>protein arginine methyltransferase 1, CD74 <text:s/>- <text:s/>cd74 molecule, major histocompatibility complex, class ii invariant chain, BCOR <text:s/>- <text:s/>bcl6 corepressor, REL <text:s/>- <text:s/>v-rel avian reticuloendotheliosis viral oncogene homolog, RSF1 <text:s/>- <text:s/>remodeling and spacing factor 1, ING2 <text:s/>- <text:s/>inhibitor of growth family, member 2, LGALS1 <text:s/>- <text:s/>lectin, galactoside-binding, soluble, 1, SIRT2 <text:s/>- <text:s/>sirtuin 2, CEND1 <text:s/>- <text:s/>cell cycle exit and neuronal differentiation 1, SP2 <text:s/>- <text:s/>sp2 transcription factor, EIF4EBP2 <text:s/>- <text:s/>eukaryotic translation initiation factor 4e binding protein 2, SRGAP3 <text:s/>- <text:s/>slit-robo rho gtpase activating protein 3, G3BP2 <text:s/>- <text:s/>gtpase activating protein (sh3 domain) binding protein 2, CSRNP2 <text:s/>- <text:s/>cysteine-serine-rich nuclear protein 2, SENP1 <text:s/>- <text:s/>sumo1/sentrin specific peptidase 1, BMI1 <text:s/>- <text:s/>bmi1 polycomb ring finger oncogene, WNT4 <text:s/>- <text:s/>wingless-type mmtv integration site family, member 4, VSTM2L <text:s/>- <text:s/>v-set and transmembrane domain containing 2 like, BMP2 <text:s/>- <text:s/>bone morphogenetic protein 2, SMG6 <text:s/>- <text:s/>smg6 nonsense mediated mrna decay factor, ELF3 <text:s/>- <text:s/>e74-like factor 3 (ets domain transcription factor, epithelial-specific ), CREB1 <text:s/>- <text:s/>camp responsive element binding protein 1, IL6ST <text:s/>- <text:s/>interleukin 6 signal transducer (gp130, oncostatin m receptor), MNT <text:s/>- <text:s/>mnt, max dimerization protein, HOXC6 <text:s/>- <text:s/>homeobox c6, ARNTL <text:s/>- <text:s/>aryl hydrocarbon receptor nuclear translocator-like, ITGA5 <text:s/>- <text:s/>integrin, alpha 5 (fibronectin receptor, alpha polypeptide), YOD1 <text:s/>- <text:s/>yod1 deubiquitinase, PSME2 <text:s/>- <text:s/>proteasome (prosome, macropain) activator subunit 2 (pa28 beta), FGF13 <text:s/>- <text:s/>fibroblast growth factor 13, PGLYRP2 <text:s/>- <text:s/>peptidoglycan recognition protein 2, GADD45B <text:s/>- <text:s/>growth arrest and dna-damage-inducible, beta, TRIB1 <text:s/>- <text:s/>tribbles homolog 1 (drosophila), SQSTM1 <text:s/>- <text:s/>sequestosome 1, EGR1 <text:s/>- <text:s/>early growth response 1, GLI1 <text:s/>- <text:s/>gli family zinc finger 1, DAB2IP <text:s/>- <text:s/>dab2 interacting protein, ADAM8 <text:s/>- <text:s/>adam metallopeptidase domain 8, CDC14A <text:s/>- <text:s/>cell division cycle 14a, PTGS2 <text:s/>- <text:s/>prostaglandin-endoperoxide synthase 2 (prostaglandin g/h synthase and cyclooxygenase), GATAD2A <text:s/>- <text:s/>gata zinc finger domain containing 2a, RND1 <text:s/>- <text:s/>rho family gtpase 1, FAM129A <text:s/>- <text:s/>family with sequence similarity 129, member a, PLXNB2 <text:s/>- <text:s/>plexin b2, CDKN1B <text:s/>- <text:s/>cyclin-dependent kinase inhibitor 1b (p27, kip1), POU2F1 <text:s/>- <text:s/>pou class 2 homeobox 1, CXCL10 <text:s/>- <text:s/>chemokine (c-x-c motif) ligand 10, WDTC1 <text:s/>- <text:s/>wd and tetratricopeptide repeats 1, RRP8 <text:s/>- <text:s/>ribosomal rna processing 8, methyltransferase, homolog (yeast), COL5A1 <text:s/>- <text:s/>collagen, type v, alpha 1, IRF1 <text:s/>- <text:s/>interferon regulatory factor 1, PDE2A <text:s/>- <text:s/>phosphodiesterase 2a, cgmp-stimulated, TRAF2 <text:s/>- <text:s/>tnf receptor-associated factor 2, RCC2 <text:s/>- <text:s/>regulator of chromosome condensation 2, OPTN <text:s/>- <text:s/>optineurin, KREMEN2 <text:s/>- <text:s/>kringle containing transmembrane protein 2, SBNO2 <text:s/>- <text:s/>strawberry notch homolog 2 (drosophila), NEK6 <text:s/>- <text:s/>nima-related kinase 6, PTPRS <text:s/>- <text:s/>protein tyrosine phosphatase, receptor type, s, TRIM67 <text:s/>- <text:s/>tripartite motif containing 67, WNT10B <text:s/>- <text:s/>wingless-type mmtv integration site family, member 10b, TLE4 <text:s/>- <text:s/>transducin-like enhancer of split 4 (e(sp1) homolog, drosophila), SH3KBP1 <text:s/>- <text:s/>sh3-domain kinase binding protein 1, CNOT2 <text:s/>- <text:s/>ccr4-not transcription complex, subunit 2, CHGA <text:s/>- <text:s/>chromogranin a (parathyroid secretory protein 1), FBLN1 <text:s/>- <text:s/>fibulin 1, HMGXB4 <text:s/>- <text:s/>hmg box domain containing 4, CTSH <text:s/>- <text:s/>cathepsin h, DIXDC1 <text:s/>- <text:s/>dix domain containing 1, UNC119 <text:s/>- <text:s/>unc-119 homolog (c. elegans), PDZD3 <text:s/>- <text:s/>pdz domain containing 3, SKIL <text:s/>- <text:s/>ski-like oncogene, ETV6 <text:s/>- <text:s/>ets variant 6, DUSP5 <text:s/>- <text:s/>dual specificity phosphatase 5, ZMYND15 <text:s/>- <text:s/>zinc finger, mynd-type containing 15, FRS2 <text:s/>- <text:s/>fibroblast growth factor receptor substrate 2, NFKB2 <text:s/>- <text:s/>nuclear factor of kappa light polypeptide gene enhancer in b-cells 2 (p49/p100), IRF2BPL <text:s/>- <text:s/>interferon regulatory factor 2 binding protein-like, NFIX <text:s/>- <text:s/>nuclear factor i/x (ccaat-binding transcription factor), CCDC3 <text:s/>- <text:s/>coiled-coil domain containing 3, TRIB2 <text:s/>- <text:s/>tribbles homolog 2 (drosophila), CBX2 <text:s/>- <text:s/>chromobox homolog 2, GREM1 <text:s/>- <text:s/>gremlin 1, dan family bmp antagonist, NRG1 <text:s/>- <text:s/>neuregulin 1, TNFAIP3 <text:s/>- <text:s/>tumor necrosis factor, alpha-induced protein 3, MSX1 <text:s/>- <text:s/>msh homeobox 1, RAB11FIP5 <text:s/>- <text:s/>rab11 family interacting protein 5 (class i), DUSP2 <text:s/>- <text:s/>dual specificity phosphatase 2, CYLD <text:s/>- <text:s/>cylindromatosis (turban tumor syndrome), STK4 <text:s/>- <text:s/>serine/threonine kinase 4, BCL6B <text:s/>- <text:s/>b-cell cll/lymphoma 6, member b, HPCA <text:s/>- <text:s/>hippocalcin, SHC1 <text:s/>- <text:s/>shc (src homology 2 domain containing) transforming protein 1, DLG4 <text:s/>- <text:s/>discs, large homolog 4 (drosophila), RPRM <text:s/>- <text:s/>reprimo, tp53 dependent g2 arrest mediator candidate, RCOR2 <text:s/>- <text:s/>rest corepressor 2, SHH <text:s/>- <text:s/>sonic hedgehog, LRP1 <text:s/>- <text:s/>low density lipoprotein receptor-related protein 1, STAT6 <text:s/>- <text:s/>signal transducer and activator of transcription 6, interleukin-4 induced, DLX4 <text:s/>- <text:s/>distal-less homeobox 4, LRP4 <text:s/>- <text:s/>low density lipoprotein receptor-related protein 4, TNFRSF4 <text:s/>- <text:s/>tumor necrosis factor receptor superfamily, member 4, RARB <text:s/>- <text:s/>retinoic acid receptor, beta, NFIC <text:s/>- <text:s/>nuclear factor i/c (ccaat-binding transcription factor), RASA2 <text:s/>- <text:s/>ras p21 protein activator 2, TNFSF14 <text:s/>- <text:s/>tumor necrosis factor (ligand) superfamily, member 14, AAMDC <text:s/>- <text:s/>adipogenesis associated, mth938 domain containing, NFATC2 <text:s/>- <text:s/>nuclear factor of activated t-cells, cytoplasmic, calcineurin-dependent 2, RARA <text:s/>- <text:s/>retinoic acid receptor, alpha, RBL1 <text:s/>- <text:s/>retinoblastoma-like 1 (p107), STXBP6 <text:s/>- <text:s/>syntaxin binding protein 6 (amisyn), KCNJ11 <text:s/>- <text:s/>potassium inwardly-rectifying channel, subfamily j, member 11, PKDCC <text:s/>- <text:s/>protein kinase domain containing, cytoplasmic, CSF3 <text:s/>- <text:s/>colony stimulating factor 3 (granulocyte), KCNK2 <text:s/>- <text:s/>potassium channel, subfamily k, member 2, RAPGEF3 <text:s/>- <text:s/>rap guanine nucleotide exchange factor (gef) 3, TGFB1 <text:s/>- <text:s/>transforming growth factor, beta 1, RIPK2 <text:s/>- <text:s/>receptor-interacting serine-threonine kinase 2, HDAC7 <text:s/>- <text:s/>histone deacetylase 7, DNMT3A <text:s/>- <text:s/>dna (cytosine-5-)-methyltransferase 3 alpha, IGFBP5 <text:s/>- <text:s/>insulin-like growth factor binding protein 5, BCL7A <text:s/>- <text:s/>b-cell cll/lymphoma 7a, GRINA <text:s/>- <text:s/>glutamate receptor, ionotropic, n-methyl d-aspartate-associated protein 1 (glutamate binding), LRRC32 <text:s/>- <text:s/>leucine rich repeat containing 32, MYADM <text:s/>- <text:s/>myeloid-associated differentiation marker, BCL3 <text:s/>- <text:s/>b-cell cll/lymphoma 3, CXCL1 <text:s/>- <text:s/>chemokine (c-x-c motif) ligand 1 (melanoma growth stimulating activity, alpha), UBE2E1 <text:s/>- <text:s/>ubiquitin-conjugating enzyme e2e 1, GCSAM <text:s/>- <text:s/>germinal center-associated, signaling and motility, PRKCD <text:s/>- <text:s/>protein kinase c, delta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934</text:p>
          </table:table-cell>
          <table:table-cell office:value-type="string" calcext:value-type="string">
            <text:p>positive regulation of protein phosphorylation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108" calcext:value-type="float">
            <text:p>0.0108</text:p>
          </table:table-cell>
          <table:table-cell office:value-type="float" office:value="1.84" calcext:value-type="float">
            <text:p>1.84</text:p>
          </table:table-cell>
          <table:table-cell office:value-type="float" office:value="13954" calcext:value-type="float">
            <text:p>13954</text:p>
          </table:table-cell>
          <table:table-cell office:value-type="float" office:value="708" calcext:value-type="float">
            <text:p>708</text:p>
          </table:table-cell>
          <table:table-cell office:value-type="float" office:value="440" calcext:value-type="float">
            <text:p>4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ITGA5 <text:s/>- <text:s/>integrin, alpha 5 (fibronectin receptor, alpha polypeptide), SHC1 <text:s/>- <text:s/>shc (src homology 2 domain containing) transforming protein 1, FGF13 <text:s/>- <text:s/>fibroblast growth factor 13, GADD45B <text:s/>- <text:s/>growth arrest and dna-damage-inducible, beta, MAP3K8 <text:s/>- <text:s/>mitogen-activated protein kinase kinase kinase 8, SQSTM1 <text:s/>- <text:s/>sequestosome 1, VANGL2 <text:s/>- <text:s/>vangl planar cell polarity protein 2, LRP4 <text:s/>- <text:s/>low density lipoprotein receptor-related protein 4, DAB2IP <text:s/>- <text:s/>dab2 interacting protein, IL23A <text:s/>- <text:s/>interleukin 23, alpha subunit p19, PRMT1 <text:s/>- <text:s/>protein arginine methyltransferase 1, CD74 <text:s/>- <text:s/>cd74 molecule, major histocompatibility complex, class ii invariant chain, ADAM8 <text:s/>- <text:s/>adam metallopeptidase domain 8, PTGS2 <text:s/>- <text:s/>prostaglandin-endoperoxide synthase 2 (prostaglandin g/h synthase and cyclooxygenase), FGF18 <text:s/>- <text:s/>fibroblast growth factor 18, CHI3L1 <text:s/>- <text:s/>chitinase 3-like 1 (cartilage glycoprotein-39), MAP3K11 <text:s/>- <text:s/>mitogen-activated protein kinase kinase kinase 11, MAP4K2 <text:s/>- <text:s/>mitogen-activated protein kinase kinase kinase kinase 2, CSF3 <text:s/>- <text:s/>colony stimulating factor 3 (granulocyte), AKT2 <text:s/>- <text:s/>v-akt murine thymoma viral oncogene homolog 2, RAPGEF3 <text:s/>- <text:s/>rap guanine nucleotide exchange factor (gef) 3, UNC119 <text:s/>- <text:s/>unc-119 homolog (c. elegans), DUSP5 <text:s/>- <text:s/>dual specificity phosphatase 5, TGFB1 <text:s/>- <text:s/>transforming growth factor, beta 1, FAM129A <text:s/>- <text:s/>family with sequence similarity 129, member a, FRS2 <text:s/>- <text:s/>fibroblast growth factor receptor substrate 2, RIPK2 <text:s/>- <text:s/>receptor-interacting serine-threonine kinase 2, EDAR <text:s/>- <text:s/>ectodysplasin a receptor, CDKN1B <text:s/>- <text:s/>cyclin-dependent kinase inhibitor 1b (p27, kip1), GREM1 <text:s/>- <text:s/>gremlin 1, dan family bmp antagonist, CAMKK1 <text:s/>- <text:s/>calcium/calmodulin-dependent protein kinase kinase 1, alpha, NRG1 <text:s/>- <text:s/>neuregulin 1, BMP2 <text:s/>- <text:s/>bone morphogenetic protein 2, AKAP13 <text:s/>- <text:s/>a kinase (prka) anchor protein 13, PRKCD <text:s/>- <text:s/>protein kinase c, delta, TRAF2 <text:s/>- <text:s/>tnf receptor-associated factor 2, RSPO1 <text:s/>- <text:s/>r-spondin 1, IL6ST <text:s/>- <text:s/>interleukin 6 signal transducer (gp130, oncostatin m receptor), STK4 <text:s/>- <text:s/>serine/threonine kinase 4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477</text:p>
          </table:table-cell>
          <table:table-cell office:value-type="string" calcext:value-type="string">
            <text:p>cell migration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112" calcext:value-type="float">
            <text:p>0.0112</text:p>
          </table:table-cell>
          <table:table-cell office:value-type="float" office:value="1.9" calcext:value-type="float">
            <text:p>1.9</text:p>
          </table:table-cell>
          <table:table-cell office:value-type="float" office:value="13954" calcext:value-type="float">
            <text:p>13954</text:p>
          </table:table-cell>
          <table:table-cell office:value-type="float" office:value="616" calcext:value-type="float">
            <text:p>616</text:p>
          </table:table-cell>
          <table:table-cell office:value-type="float" office:value="440" calcext:value-type="float">
            <text:p>4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ITGA5 <text:s/>- <text:s/>integrin, alpha 5 (fibronectin receptor, alpha polypeptide), FFAR2 <text:s/>- <text:s/>free fatty acid receptor 2, SHC1 <text:s/>- <text:s/>shc (src homology 2 domain containing) transforming protein 1, FGF13 <text:s/>- <text:s/>fibroblast growth factor 13, ITGAL <text:s/>- <text:s/>integrin, alpha l (antigen cd11a (p180), lymphocyte function-associated antigen 1; alpha polypeptide), SHH <text:s/>- <text:s/>sonic hedgehog, FMNL1 <text:s/>- <text:s/>formin-like 1, VANGL2 <text:s/>- <text:s/>vangl planar cell polarity protein 2, ATP1B1 <text:s/>- <text:s/>atpase, na+/k+ transporting, beta 1 polypeptide, HOXB9 <text:s/>- <text:s/>homeobox b9, FSCN3 <text:s/>- <text:s/>fascin homolog 3, actin-bundling protein, testicular (strongylocentrotus purpuratus), ELMO1 <text:s/>- <text:s/>engulfment and cell motility 1, CD74 <text:s/>- <text:s/>cd74 molecule, major histocompatibility complex, class ii invariant chain, CXCL16 <text:s/>- <text:s/>chemokine (c-x-c motif) ligand 16, JAK1 <text:s/>- <text:s/>janus kinase 1, ADAM8 <text:s/>- <text:s/>adam metallopeptidase domain 8, SH3KBP1 <text:s/>- <text:s/>sh3-domain kinase binding protein 1, PAK4 <text:s/>- <text:s/>p21 protein (cdc42/rac)-activated kinase 4, NFATC2 <text:s/>- <text:s/>nuclear factor of activated t-cells, cytoplasmic, calcineurin-dependent 2, CHGA <text:s/>- <text:s/>chromogranin a (parathyroid secretory protein 1), CTNNA2 <text:s/>- <text:s/>catenin (cadherin-associated protein), alpha 2, RHOG <text:s/>- <text:s/>ras homolog family member g, CEND1 <text:s/>- <text:s/>cell cycle exit and neuronal differentiation 1, DIXDC1 <text:s/>- <text:s/>dix domain containing 1, TGFB1 <text:s/>- <text:s/>transforming growth factor, beta 1, CXCL10 <text:s/>- <text:s/>chemokine (c-x-c motif) ligand 10, LCP1 <text:s/>- <text:s/>lymphocyte cytosolic protein 1 (l-plastin), COL5A1 <text:s/>- <text:s/>collagen, type v, alpha 1, CXCL2 <text:s/>- <text:s/>chemokine (c-x-c motif) ligand 2, GREM1 <text:s/>- <text:s/>gremlin 1, dan family bmp antagonist, SDC2 <text:s/>- <text:s/>syndecan 2, CXCL1 <text:s/>- <text:s/>chemokine (c-x-c motif) ligand 1 (melanoma growth stimulating activity, alpha), CXCL5 <text:s/>- <text:s/>chemokine (c-x-c motif) ligand 5, PRKCD <text:s/>- <text:s/>protein kinase c, delta, FGR <text:s/>- <text:s/>feline gardner-rasheed sarcoma viral oncogene homolog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76</text:p>
          </table:table-cell>
          <table:table-cell office:value-type="string" calcext:value-type="string">
            <text:p>regulation of immune response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111" calcext:value-type="float">
            <text:p>0.0111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593" calcext:value-type="float">
            <text:p>593</text:p>
          </table:table-cell>
          <table:table-cell office:value-type="float" office:value="440" calcext:value-type="float">
            <text:p>4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RNF31 <text:s/>- <text:s/>ring finger protein 31, FFAR2 <text:s/>- <text:s/>free fatty acid receptor 2, SHC1 <text:s/>- <text:s/>shc (src homology 2 domain containing) transforming protein 1, PSME2 <text:s/>- <text:s/>proteasome (prosome, macropain) activator subunit 2 (pa28 beta), PGLYRP2 <text:s/>- <text:s/>peptidoglycan recognition protein 2, BIRC3 <text:s/>- <text:s/>baculoviral iap repeat containing 3, ITGAL <text:s/>- <text:s/>integrin, alpha l (antigen cd11a (p180), lymphocyte function-associated antigen 1; alpha polypeptide), PTPRS <text:s/>- <text:s/>protein tyrosine phosphatase, receptor type, s, SIN3A <text:s/>- <text:s/>sin3 transcription regulator family member a, STAT6 <text:s/>- <text:s/>signal transducer and activator of transcription 6, interleukin-4 induced, DAB2IP <text:s/>- <text:s/>dab2 interacting protein, IL23A <text:s/>- <text:s/>interleukin 23, alpha subunit p19, ELMO1 <text:s/>- <text:s/>engulfment and cell motility 1, CD74 <text:s/>- <text:s/>cd74 molecule, major histocompatibility complex, class ii invariant chain, JAK1 <text:s/>- <text:s/>janus kinase 1, ADAM8 <text:s/>- <text:s/>adam metallopeptidase domain 8, NFATC2 <text:s/>- <text:s/>nuclear factor of activated t-cells, cytoplasmic, calcineurin-dependent 2, PPAPDC1A <text:s/>- <text:s/>phosphatidic acid phosphatase type 2 domain containing 1a, RARA <text:s/>- <text:s/>retinoic acid receptor, alpha, CTSH <text:s/>- <text:s/>cathepsin h, TGFB1 <text:s/>- <text:s/>transforming growth factor, beta 1, APLF <text:s/>- <text:s/>aprataxin and pnkp like factor, RIPK2 <text:s/>- <text:s/>receptor-interacting serine-threonine kinase 2, CACNB3 <text:s/>- <text:s/>calcium channel, voltage-dependent, beta 3 subunit, FAM49B <text:s/>- <text:s/>family with sequence similarity 49, member b, IRF1 <text:s/>- <text:s/>interferon regulatory factor 1, CDC37 <text:s/>- <text:s/>cell division cycle 37, TNFAIP3 <text:s/>- <text:s/>tumor necrosis factor, alpha-induced protein 3, GCSAM <text:s/>- <text:s/>germinal center-associated, signaling and motility, PRKCD <text:s/>- <text:s/>protein kinase c, delta, TRAF2 <text:s/>- <text:s/>tnf receptor-associated factor 2, IL27 <text:s/>- <text:s/>interleukin 27, CYLD <text:s/>- <text:s/>cylindromatosis (turban tumor syndrome), FGR <text:s/>- <text:s/>feline gardner-rasheed sarcoma viral oncogene homolog, IL6ST <text:s/>- <text:s/>interleukin 6 signal transducer (gp130, oncostatin m receptor)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219</text:p>
          </table:table-cell>
          <table:table-cell office:value-type="string" calcext:value-type="string">
            <text:p>cellular response to molecule of bacterial origin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112" calcext:value-type="float">
            <text:p>0.0112</text:p>
          </table:table-cell>
          <table:table-cell office:value-type="float" office:value="3.83" calcext:value-type="float">
            <text:p>3.83</text:p>
          </table:table-cell>
          <table:table-cell office:value-type="float" office:value="13954" calcext:value-type="float">
            <text:p>13954</text:p>
          </table:table-cell>
          <table:table-cell office:value-type="float" office:value="91" calcext:value-type="float">
            <text:p>91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DAB2IP <text:s/>- <text:s/>dab2 interacting protein, CXCL16 <text:s/>- <text:s/>chemokine (c-x-c motif) ligand 16, CSF3 <text:s/>- <text:s/>colony stimulating factor 3 (granulocyte), SBNO2 <text:s/>- <text:s/>strawberry notch homolog 2 (drosophila), TNFAIP3 <text:s/>- <text:s/>tumor necrosis factor, alpha-induced protein 3, RIPK2 <text:s/>- <text:s/>receptor-interacting serine-threonine kinase 2, CXCL10 <text:s/>- <text:s/>chemokine (c-x-c motif) ligand 10, CXCL6 <text:s/>- <text:s/>chemokine (c-x-c motif) ligand 6, SIRT2 <text:s/>- <text:s/>sirtuin 2, RARA <text:s/>- <text:s/>retinoic acid receptor, alpha, NFKBIB <text:s/>- <text:s/>nuclear factor of kappa light polypeptide gene enhancer in b-cells inhibitor, bet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622</text:p>
          </table:table-cell>
          <table:table-cell office:value-type="string" calcext:value-type="string">
            <text:p>regulation of granulocyte chemotaxis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113" calcext:value-type="float">
            <text:p>0.0113</text:p>
          </table:table-cell>
          <table:table-cell office:value-type="float" office:value="6" calcext:value-type="float">
            <text:p>6</text:p>
          </table:table-cell>
          <table:table-cell office:value-type="float" office:value="13954" calcext:value-type="float">
            <text:p>13954</text:p>
          </table:table-cell>
          <table:table-cell office:value-type="float" office:value="37" calcext:value-type="float">
            <text:p>37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D74 <text:s/>- <text:s/>cd74 molecule, major histocompatibility complex, class ii invariant chain, CXCL5 <text:s/>- <text:s/>chemokine (c-x-c motif) ligand 5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0180</text:p>
          </table:table-cell>
          <table:table-cell office:value-type="string" calcext:value-type="string">
            <text:p>regulation of protein localization to nucleus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9" calcext:value-type="float">
            <text:p>2.9</text:p>
          </table:table-cell>
          <table:table-cell office:value-type="float" office:value="13954" calcext:value-type="float">
            <text:p>13954</text:p>
          </table:table-cell>
          <table:table-cell office:value-type="float" office:value="175" calcext:value-type="float">
            <text:p>175</text:p>
          </table:table-cell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CSF3 <text:s/>- <text:s/>colony stimulating factor 3 (granulocyte), TGFB1 <text:s/>- <text:s/>transforming growth factor, beta 1, G3BP2 <text:s/>- <text:s/>gtpase activating protein (sh3 domain) binding protein 2, SHH <text:s/>- <text:s/>sonic hedgehog, EDAR <text:s/>- <text:s/>ectodysplasin a receptor, SIN3A <text:s/>- <text:s/>sin3 transcription regulator family member a, NFKBIE <text:s/>- <text:s/>nuclear factor of kappa light polypeptide gene enhancer in b-cells inhibitor, epsilon, DAB2IP <text:s/>- <text:s/>dab2 interacting protein, IL23A <text:s/>- <text:s/>interleukin 23, alpha subunit p19, GREM1 <text:s/>- <text:s/>gremlin 1, dan family bmp antagonist, BCL3 <text:s/>- <text:s/>b-cell cll/lymphoma 3, PDE2A <text:s/>- <text:s/>phosphodiesterase 2a, cgmp-stimulated, PRKCD <text:s/>- <text:s/>protein kinase c, delta, TNFSF14 <text:s/>- <text:s/>tumor necrosis factor (ligand) superfamily, member 14, PTGS2 <text:s/>- <text:s/>prostaglandin-endoperoxide synthase 2 (prostaglandin g/h synthase and cyclooxygenase)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699</text:p>
          </table:table-cell>
          <table:table-cell office:value-type="string" calcext:value-type="string">
            <text:p>cellular response to nitrogen compound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113" calcext:value-type="float">
            <text:p>0.0113</text:p>
          </table:table-cell>
          <table:table-cell office:value-type="float" office:value="2.3" calcext:value-type="float">
            <text:p>2.3</text:p>
          </table:table-cell>
          <table:table-cell office:value-type="float" office:value="13954" calcext:value-type="float">
            <text:p>13954</text:p>
          </table:table-cell>
          <table:table-cell office:value-type="float" office:value="331" calcext:value-type="float">
            <text:p>331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KCNJ11 <text:s/>- <text:s/>potassium inwardly-rectifying channel, subfamily j, member 11, AKT2 <text:s/>- <text:s/>v-akt murine thymoma viral oncogene homolog 2, RAPGEF3 <text:s/>- <text:s/>rap guanine nucleotide exchange factor (gef) 3, TGFB1 <text:s/>- <text:s/>transforming growth factor, beta 1, RANGAP1 <text:s/>- <text:s/>ran gtpase activating protein 1, GLRA2 <text:s/>- <text:s/>glycine receptor, alpha 2, RIPK2 <text:s/>- <text:s/>receptor-interacting serine-threonine kinase 2, DNMT3A <text:s/>- <text:s/>dna (cytosine-5-)-methyltransferase 3 alpha, IGFBP5 <text:s/>- <text:s/>insulin-like growth factor binding protein 5, SIN3A <text:s/>- <text:s/>sin3 transcription regulator family member a, WDTC1 <text:s/>- <text:s/>wd and tetratricopeptide repeats 1, SORBS1 <text:s/>- <text:s/>sorbin and sh3 domain containing 1, STAT6 <text:s/>- <text:s/>signal transducer and activator of transcription 6, interleukin-4 induced, WNT10B <text:s/>- <text:s/>wingless-type mmtv integration site family, member 10b, EGR1 <text:s/>- <text:s/>early growth response 1, PDE2A <text:s/>- <text:s/>phosphodiesterase 2a, cgmp-stimulated, MSX1 <text:s/>- <text:s/>msh homeobox 1, PRKCD <text:s/>- <text:s/>protein kinase c, delta, TRAF2 <text:s/>- <text:s/>tnf receptor-associated factor 2, PTGS2 <text:s/>- <text:s/>prostaglandin-endoperoxide synthase 2 (prostaglandin g/h synthase and cyclooxygenase), KLF10 <text:s/>- <text:s/>kruppel-like factor 10, CREB1 <text:s/>- <text:s/>camp responsive element binding protein 1, SIRT2 <text:s/>- <text:s/>sirtuin 2, COL16A1 <text:s/>- <text:s/>collagen, type xvi, alpha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21</text:p>
          </table:table-cell>
          <table:table-cell office:value-type="string" calcext:value-type="string">
            <text:p>cytokine-mediated signaling pathway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117" calcext:value-type="float">
            <text:p>0.0117</text:p>
          </table:table-cell>
          <table:table-cell office:value-type="float" office:value="2.29" calcext:value-type="float">
            <text:p>2.29</text:p>
          </table:table-cell>
          <table:table-cell office:value-type="float" office:value="13954" calcext:value-type="float">
            <text:p>13954</text:p>
          </table:table-cell>
          <table:table-cell office:value-type="float" office:value="332" calcext:value-type="float">
            <text:p>332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TNFRSF9 <text:s/>- <text:s/>tumor necrosis factor receptor superfamily, member 9, CSF3 <text:s/>- <text:s/>colony stimulating factor 3 (granulocyte), PSME2 <text:s/>- <text:s/>proteasome (prosome, macropain) activator subunit 2 (pa28 beta), BIRC3 <text:s/>- <text:s/>baculoviral iap repeat containing 3, EDAR <text:s/>- <text:s/>ectodysplasin a receptor, CXCL10 <text:s/>- <text:s/>chemokine (c-x-c motif) ligand 10, CAMK2A <text:s/>- <text:s/>calcium/calmodulin-dependent protein kinase ii alpha, STAT6 <text:s/>- <text:s/>signal transducer and activator of transcription 6, interleukin-4 induced, EGR1 <text:s/>- <text:s/>early growth response 1, TNFRSF4 <text:s/>- <text:s/>tumor necrosis factor receptor superfamily, member 4, CD70 <text:s/>- <text:s/>cd70 molecule, CXCL2 <text:s/>- <text:s/>chemokine (c-x-c motif) ligand 2, CXCL1 <text:s/>- <text:s/>chemokine (c-x-c motif) ligand 1 (melanoma growth stimulating activity, alpha), IRF1 <text:s/>- <text:s/>interferon regulatory factor 1, CD74 <text:s/>- <text:s/>cd74 molecule, major histocompatibility complex, class ii invariant chain, JAK1 <text:s/>- <text:s/>janus kinase 1, CXCL5 <text:s/>- <text:s/>chemokine (c-x-c motif) ligand 5, TRAF2 <text:s/>- <text:s/>tnf receptor-associated factor 2, TNFSF14 <text:s/>- <text:s/>tumor necrosis factor (ligand) superfamily, member 14, PRKCD <text:s/>- <text:s/>protein kinase c, delta, CXCL6 <text:s/>- <text:s/>chemokine (c-x-c motif) ligand 6, IL6ST <text:s/>- <text:s/>interleukin 6 signal transducer (gp130, oncostatin m receptor), CXCL3 <text:s/>- <text:s/>chemokine (c-x-c motif) ligand 3, IL36G <text:s/>- <text:s/>interleukin 36, gamm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155</text:p>
          </table:table-cell>
          <table:table-cell office:value-type="string" calcext:value-type="string">
            <text:p>regulation of cell adhesion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118" calcext:value-type="float">
            <text:p>0.0118</text:p>
          </table:table-cell>
          <table:table-cell office:value-type="float" office:value="2.01" calcext:value-type="float">
            <text:p>2.01</text:p>
          </table:table-cell>
          <table:table-cell office:value-type="float" office:value="13954" calcext:value-type="float">
            <text:p>13954</text:p>
          </table:table-cell>
          <table:table-cell office:value-type="float" office:value="505" calcext:value-type="float">
            <text:p>505</text:p>
          </table:table-cell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ITGA5 <text:s/>- <text:s/>integrin, alpha 5 (fibronectin receptor, alpha polypeptide), SHH <text:s/>- <text:s/>sonic hedgehog, CD83 <text:s/>- <text:s/>cd83 molecule, MAP3K8 <text:s/>- <text:s/>mitogen-activated protein kinase kinase kinase 8, IL23A <text:s/>- <text:s/>interleukin 23, alpha subunit p19, CD74 <text:s/>- <text:s/>cd74 molecule, major histocompatibility complex, class ii invariant chain, ZBTB7B <text:s/>- <text:s/>zinc finger and btb domain containing 7b, ADAM8 <text:s/>- <text:s/>adam metallopeptidase domain 8, TNFSF14 <text:s/>- <text:s/>tumor necrosis factor (ligand) superfamily, member 14, LGALS1 <text:s/>- <text:s/>lectin, galactoside-binding, soluble, 1, RARA <text:s/>- <text:s/>retinoic acid receptor, alpha, ZMIZ1 <text:s/>- <text:s/>zinc finger, miz-type containing 1, FBLN1 <text:s/>- <text:s/>fibulin 1, RND1 <text:s/>- <text:s/>rho family gtpase 1, TGFB1 <text:s/>- <text:s/>transforming growth factor, beta 1, PLXNB2 <text:s/>- <text:s/>plexin b2, RIPK2 <text:s/>- <text:s/>receptor-interacting serine-threonine kinase 2, FAM49B <text:s/>- <text:s/>family with sequence similarity 49, member b, LRRC32 <text:s/>- <text:s/>leucine rich repeat containing 32, GREM1 <text:s/>- <text:s/>gremlin 1, dan family bmp antagonist, MYADM <text:s/>- <text:s/>myeloid-associated differentiation marker, IRF1 <text:s/>- <text:s/>interferon regulatory factor 1, BMP2 <text:s/>- <text:s/>bone morphogenetic protein 2, WNT4 <text:s/>- <text:s/>wingless-type mmtv integration site family, member 4, PRKCD <text:s/>- <text:s/>protein kinase c, delta, TRAF2 <text:s/>- <text:s/>tnf receptor-associated factor 2, IL27 <text:s/>- <text:s/>interleukin 27, RCC2 <text:s/>- <text:s/>regulator of chromosome condensation 2, CYLD <text:s/>- <text:s/>cylindromatosis (turban tumor syndrome), IL6ST <text:s/>- <text:s/>interleukin 6 signal transducer (gp130, oncostatin m receptor), COL16A1 <text:s/>- <text:s/>collagen, type xvi, alpha 1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88</text:p>
          </table:table-cell>
          <table:table-cell office:value-type="string" calcext:value-type="string">
            <text:p>regulation of leukocyte chemotaxis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119" calcext:value-type="float">
            <text:p>0.0119</text:p>
          </table:table-cell>
          <table:table-cell office:value-type="float" office:value="4.12" calcext:value-type="float">
            <text:p>4.12</text:p>
          </table:table-cell>
          <table:table-cell office:value-type="float" office:value="13954" calcext:value-type="float">
            <text:p>13954</text:p>
          </table:table-cell>
          <table:table-cell office:value-type="float" office:value="77" calcext:value-type="float">
            <text:p>77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CXCL2 <text:s/>- <text:s/>chemokine (c-x-c motif) ligand 2, GREM1 <text:s/>- <text:s/>gremlin 1, dan family bmp antagonist, CXCL1 <text:s/>- <text:s/>chemokine (c-x-c motif) ligand 1 (melanoma growth stimulating activity, alpha), CD74 <text:s/>- <text:s/>cd74 molecule, major histocompatibility complex, class ii invariant chain, CXCL5 <text:s/>- <text:s/>chemokine (c-x-c motif) ligand 5, TNFSF14 <text:s/>- <text:s/>tumor necrosis factor (ligand) superfamily, member 14, CXCL10 <text:s/>- <text:s/>chemokine (c-x-c motif) ligand 10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0663</text:p>
          </table:table-cell>
          <table:table-cell office:value-type="string" calcext:value-type="string">
            <text:p>regulation of leukocyte proliferation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119" calcext:value-type="float">
            <text:p>0.0119</text:p>
          </table:table-cell>
          <table:table-cell office:value-type="float" office:value="3.15" calcext:value-type="float">
            <text:p>3.15</text:p>
          </table:table-cell>
          <table:table-cell office:value-type="float" office:value="13954" calcext:value-type="float">
            <text:p>13954</text:p>
          </table:table-cell>
          <table:table-cell office:value-type="float" office:value="141" calcext:value-type="float">
            <text:p>141</text:p>
          </table:table-cell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TGFB1 <text:s/>- <text:s/>transforming growth factor, beta 1, SHH <text:s/>- <text:s/>sonic hedgehog, RIPK2 <text:s/>- <text:s/>receptor-interacting serine-threonine kinase 2, IL23A <text:s/>- <text:s/>interleukin 23, alpha subunit p19, TNFRSF4 <text:s/>- <text:s/>tumor necrosis factor receptor superfamily, member 4, LRRC32 <text:s/>- <text:s/>leucine rich repeat containing 32, GREM1 <text:s/>- <text:s/>gremlin 1, dan family bmp antagonist, CD74 <text:s/>- <text:s/>cd74 molecule, major histocompatibility complex, class ii invariant chain, IRF1 <text:s/>- <text:s/>interferon regulatory factor 1, IKZF3 <text:s/>- <text:s/>ikaros family zinc finger 3 (aiolos), TNFAIP3 <text:s/>- <text:s/>tumor necrosis factor, alpha-induced protein 3, IL27 <text:s/>- <text:s/>interleukin 27, NFATC2 <text:s/>- <text:s/>nuclear factor of activated t-cells, cytoplasmic, calcineurin-dependent 2, IL6ST <text:s/>- <text:s/>interleukin 6 signal transducer (gp130, oncostatin m receptor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338</text:p>
          </table:table-cell>
          <table:table-cell office:value-type="string" calcext:value-type="string">
            <text:p>regulation of transferase activity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119" calcext:value-type="float">
            <text:p>0.0119</text:p>
          </table:table-cell>
          <table:table-cell office:value-type="float" office:value="1.79" calcext:value-type="float">
            <text:p>1.79</text:p>
          </table:table-cell>
          <table:table-cell office:value-type="float" office:value="13954" calcext:value-type="float">
            <text:p>13954</text:p>
          </table:table-cell>
          <table:table-cell office:value-type="float" office:value="761" calcext:value-type="float">
            <text:p>761</text:p>
          </table:table-cell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SHC1 <text:s/>- <text:s/>shc (src homology 2 domain containing) transforming protein 1, PSME2 <text:s/>- <text:s/>proteasome (prosome, macropain) activator subunit 2 (pa28 beta), FGF13 <text:s/>- <text:s/>fibroblast growth factor 13, GADD45B <text:s/>- <text:s/>growth arrest and dna-damage-inducible, beta, CDC20B <text:s/>- <text:s/>cell division cycle 20b, MAP3K8 <text:s/>- <text:s/>mitogen-activated protein kinase kinase kinase 8, TRIB1 <text:s/>- <text:s/>tribbles homolog 1 (drosophila), VANGL2 <text:s/>- <text:s/>vangl planar cell polarity protein 2, DAB2IP <text:s/>- <text:s/>dab2 interacting protein, IL23A <text:s/>- <text:s/>interleukin 23, alpha subunit p19, CD74 <text:s/>- <text:s/>cd74 molecule, major histocompatibility complex, class ii invariant chain, ADAM8 <text:s/>- <text:s/>adam metallopeptidase domain 8, FGF18 <text:s/>- <text:s/>fibroblast growth factor 18, CHI3L1 <text:s/>- <text:s/>chitinase 3-like 1 (cartilage glycoprotein-39), MAP3K11 <text:s/>- <text:s/>mitogen-activated protein kinase kinase kinase 11, RBL1 <text:s/>- <text:s/>retinoblastoma-like 1 (p107), MAP4K2 <text:s/>- <text:s/>mitogen-activated protein kinase kinase kinase kinase 2, DUSP5 <text:s/>- <text:s/>dual specificity phosphatase 5, UNC119 <text:s/>- <text:s/>unc-119 homolog (c. elegans), TGFB1 <text:s/>- <text:s/>transforming growth factor, beta 1, FRS2 <text:s/>- <text:s/>fibroblast growth factor receptor substrate 2, RIPK2 <text:s/>- <text:s/>receptor-interacting serine-threonine kinase 2, CDKN1B <text:s/>- <text:s/>cyclin-dependent kinase inhibitor 1b (p27, kip1), CCNYL1 <text:s/>- <text:s/>cyclin y-like 1, CXCL10 <text:s/>- <text:s/>chemokine (c-x-c motif) ligand 10, TRIB2 <text:s/>- <text:s/>tribbles homolog 2 (drosophila), BMI1 <text:s/>- <text:s/>bmi1 polycomb ring finger oncogene, CAMKK1 <text:s/>- <text:s/>calcium/calmodulin-dependent protein kinase kinase 1, alpha, GREM1 <text:s/>- <text:s/>gremlin 1, dan family bmp antagonist, CDC37 <text:s/>- <text:s/>cell division cycle 37, BMP2 <text:s/>- <text:s/>bone morphogenetic protein 2, NRG1 <text:s/>- <text:s/>neuregulin 1, SMG6 <text:s/>- <text:s/>smg6 nonsense mediated mrna decay factor, TNFAIP3 <text:s/>- <text:s/>tumor necrosis factor, alpha-induced protein 3, UBE2E1 <text:s/>- <text:s/>ubiquitin-conjugating enzyme e2e 1, AKAP13 <text:s/>- <text:s/>a kinase (prka) anchor protein 13, PRKCD <text:s/>- <text:s/>protein kinase c, delta, TRAF2 <text:s/>- <text:s/>tnf receptor-associated factor 2, FGR <text:s/>- <text:s/>feline gardner-rasheed sarcoma viral oncogene homolog, DUSP2 <text:s/>- <text:s/>dual specificity phosphatase 2, SMAD7 <text:s/>- <text:s/>smad family member 7, STK4 <text:s/>- <text:s/>serine/threonine kinase 4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952</text:p>
          </table:table-cell>
          <table:table-cell office:value-type="string" calcext:value-type="string">
            <text:p>defense response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125" calcext:value-type="float">
            <text:p>0.0125</text:p>
          </table:table-cell>
          <table:table-cell office:value-type="float" office:value="1.85" calcext:value-type="float">
            <text:p>1.85</text:p>
          </table:table-cell>
          <table:table-cell office:value-type="float" office:value="13954" calcext:value-type="float">
            <text:p>13954</text:p>
          </table:table-cell>
          <table:table-cell office:value-type="float" office:value="668" calcext:value-type="float">
            <text:p>668</text:p>
          </table:table-cell>
          <table:table-cell office:value-type="float" office:value="440" calcext:value-type="float">
            <text:p>4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TNFRSF9 <text:s/>- <text:s/>tumor necrosis factor receptor superfamily, member 9, SHC1 <text:s/>- <text:s/>shc (src homology 2 domain containing) transforming protein 1, PGLYRP2 <text:s/>- <text:s/>peptidoglycan recognition protein 2, ITGAL <text:s/>- <text:s/>integrin, alpha l (antigen cd11a (p180), lymphocyte function-associated antigen 1; alpha polypeptide), CD83 <text:s/>- <text:s/>cd83 molecule, DAB2IP <text:s/>- <text:s/>dab2 interacting protein, IL23A <text:s/>- <text:s/>interleukin 23, alpha subunit p19, TNFRSF4 <text:s/>- <text:s/>tumor necrosis factor receptor superfamily, member 4, CD74 <text:s/>- <text:s/>cd74 molecule, major histocompatibility complex, class ii invariant chain, JAK1 <text:s/>- <text:s/>janus kinase 1, REL <text:s/>- <text:s/>v-rel avian reticuloendotheliosis viral oncogene homolog, ADAM8 <text:s/>- <text:s/>adam metallopeptidase domain 8, VEZF1 <text:s/>- <text:s/>vascular endothelial zinc finger 1, PTGS2 <text:s/>- <text:s/>prostaglandin-endoperoxide synthase 2 (prostaglandin g/h synthase and cyclooxygenase), CHGA <text:s/>- <text:s/>chromogranin a (parathyroid secretory protein 1), SIRT2 <text:s/>- <text:s/>sirtuin 2, CHI3L1 <text:s/>- <text:s/>chitinase 3-like 1 (cartilage glycoprotein-39), MAP4K2 <text:s/>- <text:s/>mitogen-activated protein kinase kinase kinase kinase 2, TGFB1 <text:s/>- <text:s/>transforming growth factor, beta 1, NFKB2 <text:s/>- <text:s/>nuclear factor of kappa light polypeptide gene enhancer in b-cells 2 (p49/p100), RIPK2 <text:s/>- <text:s/>receptor-interacting serine-threonine kinase 2, CXCL10 <text:s/>- <text:s/>chemokine (c-x-c motif) ligand 10, CXCL2 <text:s/>- <text:s/>chemokine (c-x-c motif) ligand 2, IRF1 <text:s/>- <text:s/>interferon regulatory factor 1, BCL3 <text:s/>- <text:s/>b-cell cll/lymphoma 3, CXCL1 <text:s/>- <text:s/>chemokine (c-x-c motif) ligand 1 (melanoma growth stimulating activity, alpha), BMP2 <text:s/>- <text:s/>bone morphogenetic protein 2, CLEC1A <text:s/>- <text:s/>c-type lectin domain family 1, member a, CXCL5 <text:s/>- <text:s/>chemokine (c-x-c motif) ligand 5, TNFAIP3 <text:s/>- <text:s/>tumor necrosis factor, alpha-induced protein 3, ELF3 <text:s/>- <text:s/>e74-like factor 3 (ets domain transcription factor, epithelial-specific ), PRKCD <text:s/>- <text:s/>protein kinase c, delta, IL27 <text:s/>- <text:s/>interleukin 27, FGR <text:s/>- <text:s/>feline gardner-rasheed sarcoma viral oncogene homolog, CXCL6 <text:s/>- <text:s/>chemokine (c-x-c motif) ligand 6, CYLD <text:s/>- <text:s/>cylindromatosis (turban tumor syndrome), CXCL3 <text:s/>- <text:s/>chemokine (c-x-c motif) ligand 3, OPTN <text:s/>- <text:s/>optineurin, IL36G <text:s/>- <text:s/>interleukin 36, gamm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468</text:p>
          </table:table-cell>
          <table:table-cell office:value-type="string" calcext:value-type="string">
            <text:p>protein phosphorylation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787" calcext:value-type="float">
            <text:p>787</text:p>
          </table:table-cell>
          <table:table-cell office:value-type="float" office:value="440" calcext:value-type="float">
            <text:p>4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BMP2K <text:s/>- <text:s/>bmp2 inducible kinase, SBK1 <text:s/>- <text:s/>sh3-binding domain kinase 1, SHC1 <text:s/>- <text:s/>shc (src homology 2 domain containing) transforming protein 1, FGF13 <text:s/>- <text:s/>fibroblast growth factor 13, DLG4 <text:s/>- <text:s/>discs, large homolog 4 (drosophila), PSME2 <text:s/>- <text:s/>proteasome (prosome, macropain) activator subunit 2 (pa28 beta), RPS6KA6 <text:s/>- <text:s/>ribosomal protein s6 kinase, 90kda, polypeptide 6, NEK6 <text:s/>- <text:s/>nima-related kinase 6, TRIB1 <text:s/>- <text:s/>tribbles homolog 1 (drosophila), MAP3K8 <text:s/>- <text:s/>mitogen-activated protein kinase kinase kinase 8, SQSTM1 <text:s/>- <text:s/>sequestosome 1, CAMK2A <text:s/>- <text:s/>calcium/calmodulin-dependent protein kinase ii alpha, DAB2IP <text:s/>- <text:s/>dab2 interacting protein, CAMK1G <text:s/>- <text:s/>calcium/calmodulin-dependent protein kinase ig, JAK1 <text:s/>- <text:s/>janus kinase 1, RASA2 <text:s/>- <text:s/>ras p21 protein activator 2, PAK4 <text:s/>- <text:s/>p21 protein (cdc42/rac)-activated kinase 4, FGF18 <text:s/>- <text:s/>fibroblast growth factor 18, MAP3K11 <text:s/>- <text:s/>mitogen-activated protein kinase kinase kinase 11, RARA <text:s/>- <text:s/>retinoic acid receptor, alpha, KCNH8 <text:s/>- <text:s/>potassium voltage-gated channel, subfamily h (eag-related), member 8, MAP4K2 <text:s/>- <text:s/>mitogen-activated protein kinase kinase kinase kinase 2, EPHA6 <text:s/>- <text:s/>eph receptor a6, CTSH <text:s/>- <text:s/>cathepsin h, GRIN2A <text:s/>- <text:s/>glutamate receptor, ionotropic, n-methyl d-aspartate 2a, PKDCC <text:s/>- <text:s/>protein kinase domain containing, cytoplasmic, AKT2 <text:s/>- <text:s/>v-akt murine thymoma viral oncogene homolog 2, DUSP5 <text:s/>- <text:s/>dual specificity phosphatase 5, CDK8 <text:s/>- <text:s/>cyclin-dependent kinase 8, TGFB1 <text:s/>- <text:s/>transforming growth factor, beta 1, FRS2 <text:s/>- <text:s/>fibroblast growth factor receptor substrate 2, RIPK2 <text:s/>- <text:s/>receptor-interacting serine-threonine kinase 2, GRIN2D <text:s/>- <text:s/>glutamate receptor, ionotropic, n-methyl d-aspartate 2d, CAMKK1 <text:s/>- <text:s/>calcium/calmodulin-dependent protein kinase kinase 1, alpha, BMP2 <text:s/>- <text:s/>bone morphogenetic protein 2, CDC37 <text:s/>- <text:s/>cell division cycle 37, NRG1 <text:s/>- <text:s/>neuregulin 1, AKAP13 <text:s/>- <text:s/>a kinase (prka) anchor protein 13, PRKCD <text:s/>- <text:s/>protein kinase c, delta, CREB1 <text:s/>- <text:s/>camp responsive element binding protein 1, FGR <text:s/>- <text:s/>feline gardner-rasheed sarcoma viral oncogene homolog, SMAD7 <text:s/>- <text:s/>smad family member 7, STK4 <text:s/>- <text:s/>serine/threonine kinase 4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460</text:p>
          </table:table-cell>
          <table:table-cell office:value-type="string" calcext:value-type="string">
            <text:p>adaptive immune response based on somatic recombination of immune receptors built from immunoglobulin superfamily domains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127" calcext:value-type="float">
            <text:p>0.0127</text:p>
          </table:table-cell>
          <table:table-cell office:value-type="float" office:value="5.84" calcext:value-type="float">
            <text:p>5.84</text:p>
          </table:table-cell>
          <table:table-cell office:value-type="float" office:value="13954" calcext:value-type="float">
            <text:p>13954</text:p>
          </table:table-cell>
          <table:table-cell office:value-type="float" office:value="38" calcext:value-type="float">
            <text:p>38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CTSH <text:s/>- <text:s/>cathepsin h, BCL3 <text:s/>- <text:s/>b-cell cll/lymphoma 3, CD74 <text:s/>- <text:s/>cd74 molecule, major histocompatibility complex, class ii invariant chain, TGFB1 <text:s/>- <text:s/>transforming growth factor, beta 1, PRKCD <text:s/>- <text:s/>protein kinase c, delta, GNL1 <text:s/>- <text:s/>guanine nucleotide binding protein-like 1, NFKB2 <text:s/>- <text:s/>nuclear factor of kappa light polypeptide gene enhancer in b-cells 2 (p49/p100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085</text:p>
          </table:table-cell>
          <table:table-cell office:value-type="string" calcext:value-type="string">
            <text:p>positive regulation of catalytic activity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134" calcext:value-type="float">
            <text:p>0.0134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1290" calcext:value-type="float">
            <text:p>1290</text:p>
          </table:table-cell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AGAP2 <text:s/>- <text:s/>arfgap with gtpase domain, ankyrin repeat and ph domain 2, SH3BP1 <text:s/>- <text:s/>sh3-domain binding protein 1, EPS8L2 <text:s/>- <text:s/>eps8-like 2, MAP3K8 <text:s/>- <text:s/>mitogen-activated protein kinase kinase kinase 8, CAMK2A <text:s/>- <text:s/>calcium/calmodulin-dependent protein kinase ii alpha, ATP1B1 <text:s/>- <text:s/>atpase, na+/k+ transporting, beta 1 polypeptide, VANGL2 <text:s/>- <text:s/>vangl planar cell polarity protein 2, IL23A <text:s/>- <text:s/>interleukin 23, alpha subunit p19, ELMO1 <text:s/>- <text:s/>engulfment and cell motility 1, CD74 <text:s/>- <text:s/>cd74 molecule, major histocompatibility complex, class ii invariant chain, FGF18 <text:s/>- <text:s/>fibroblast growth factor 18, CHI3L1 <text:s/>- <text:s/>chitinase 3-like 1 (cartilage glycoprotein-39), MAP3K11 <text:s/>- <text:s/>mitogen-activated protein kinase kinase kinase 11, SIPA1L2 <text:s/>- <text:s/>signal-induced proliferation-associated 1 like 2, FBLN1 <text:s/>- <text:s/>fibulin 1, MAP4K2 <text:s/>- <text:s/>mitogen-activated protein kinase kinase kinase kinase 2, CTSH <text:s/>- <text:s/>cathepsin h, AKT2 <text:s/>- <text:s/>v-akt murine thymoma viral oncogene homolog 2, DUSP5 <text:s/>- <text:s/>dual specificity phosphatase 5, UNC119 <text:s/>- <text:s/>unc-119 homolog (c. elegans), SRGAP3 <text:s/>- <text:s/>slit-robo rho gtpase activating protein 3, FRS2 <text:s/>- <text:s/>fibroblast growth factor receptor substrate 2, SENP1 <text:s/>- <text:s/>sumo1/sentrin specific peptidase 1, BMI1 <text:s/>- <text:s/>bmi1 polycomb ring finger oncogene, GREM1 <text:s/>- <text:s/>gremlin 1, dan family bmp antagonist, CAMKK1 <text:s/>- <text:s/>calcium/calmodulin-dependent protein kinase kinase 1, alpha, WNT4 <text:s/>- <text:s/>wingless-type mmtv integration site family, member 4, NRG1 <text:s/>- <text:s/>neuregulin 1, BMP2 <text:s/>- <text:s/>bone morphogenetic protein 2, AKAP13 <text:s/>- <text:s/>a kinase (prka) anchor protein 13, FGR <text:s/>- <text:s/>feline gardner-rasheed sarcoma viral oncogene homolog, STK4 <text:s/>- <text:s/>serine/threonine kinase 4, ST5 <text:s/>- <text:s/>suppression of tumorigenicity 5, HPCA <text:s/>- <text:s/>hippocalcin, RALGDS <text:s/>- <text:s/>ral guanine nucleotide dissociation stimulator, SHC1 <text:s/>- <text:s/>shc (src homology 2 domain containing) transforming protein 1, FGF13 <text:s/>- <text:s/>fibroblast growth factor 13, PSME2 <text:s/>- <text:s/>proteasome (prosome, macropain) activator subunit 2 (pa28 beta), DLG4 <text:s/>- <text:s/>discs, large homolog 4 (drosophila), RANGAP1 <text:s/>- <text:s/>ran gtpase activating protein 1, GADD45B <text:s/>- <text:s/>growth arrest and dna-damage-inducible, beta, CDC20B <text:s/>- <text:s/>cell division cycle 20b, DAB2IP <text:s/>- <text:s/>dab2 interacting protein, JAK1 <text:s/>- <text:s/>janus kinase 1, ADAM8 <text:s/>- <text:s/>adam metallopeptidase domain 8, RASA2 <text:s/>- <text:s/>ras p21 protein activator 2, RHOG <text:s/>- <text:s/>ras homolog family member g, AZIN1 <text:s/>- <text:s/>antizyme inhibitor 1, GRIN2A <text:s/>- <text:s/>glutamate receptor, ionotropic, n-methyl d-aspartate 2a, C15orf62 <text:s/>- <text:s/>chromosome 15 open reading frame 62, RAPGEF3 <text:s/>- <text:s/>rap guanine nucleotide exchange factor (gef) 3, TGFB1 <text:s/>- <text:s/>transforming growth factor, beta 1, RIPK2 <text:s/>- <text:s/>receptor-interacting serine-threonine kinase 2, CDKN1B <text:s/>- <text:s/>cyclin-dependent kinase inhibitor 1b (p27, kip1), GRIN2D <text:s/>- <text:s/>glutamate receptor, ionotropic, n-methyl d-aspartate 2d, CXCL1 <text:s/>- <text:s/>chemokine (c-x-c motif) ligand 1 (melanoma growth stimulating activity, alpha), ARHGEF40 <text:s/>- <text:s/>rho guanine nucleotide exchange factor (gef) 40, UBE2E1 <text:s/>- <text:s/>ubiquitin-conjugating enzyme e2e 1, TRAF2 <text:s/>- <text:s/>tnf receptor-associated factor 2, PRKCD <text:s/>- <text:s/>protein kinase c, delta, PLEKHG2 <text:s/>- <text:s/>pleckstrin homology domain containing, family g (with rhogef domain) member 2, GTF3C4 <text:s/>- <text:s/>general transcription factor iiic, polypeptide 4, 90kda, RCC2 <text:s/>- <text:s/>regulator of chromosome condensation 2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87</text:p>
          </table:table-cell>
          <table:table-cell office:value-type="string" calcext:value-type="string">
            <text:p>positive regulation of leukocyte migration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139" calcext:value-type="float">
            <text:p>0.0139</text:p>
          </table:table-cell>
          <table:table-cell office:value-type="float" office:value="3.71" calcext:value-type="float">
            <text:p>3.71</text:p>
          </table:table-cell>
          <table:table-cell office:value-type="float" office:value="13954" calcext:value-type="float">
            <text:p>13954</text:p>
          </table:table-cell>
          <table:table-cell office:value-type="float" office:value="94" calcext:value-type="float">
            <text:p>94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D74 <text:s/>- <text:s/>cd74 molecule, major histocompatibility complex, class ii invariant chain, CXCL5 <text:s/>- <text:s/>chemokine (c-x-c motif) ligand 5, TGFB1 <text:s/>- <text:s/>transforming growth factor, beta 1, ADAM8 <text:s/>- <text:s/>adam metallopeptidase domain 8, TNFSF14 <text:s/>- <text:s/>tumor necrosis factor (ligand) superfamily, member 14, CXCL10 <text:s/>- <text:s/>chemokine (c-x-c motif) ligand 10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05</text:p>
          </table:table-cell>
          <table:table-cell office:value-type="string" calcext:value-type="string">
            <text:p>negative regulation of macromolecule metabolic process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144" calcext:value-type="float">
            <text:p>0.0144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1931" calcext:value-type="float">
            <text:p>1931</text:p>
          </table:table-cell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AGAP2 <text:s/>- <text:s/>arfgap with gtpase domain, ankyrin repeat and ph domain 2, SBNO2 <text:s/>- <text:s/>strawberry notch homolog 2 (drosophila), PRRX1 <text:s/>- <text:s/>paired related homeobox 1, BIRC3 <text:s/>- <text:s/>baculoviral iap repeat containing 3, RPS6KA6 <text:s/>- <text:s/>ribosomal protein s6 kinase, 90kda, polypeptide 6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FBLN1 <text:s/>- <text:s/>fibulin 1, SP2 <text:s/>- <text:s/>sp2 transcription factor, DUSP5 <text:s/>- <text:s/>dual specificity phosphatase 5, SKIL <text:s/>- <text:s/>ski-like oncogene, ETV6 <text:s/>- <text:s/>ets variant 6, EIF4EBP2 <text:s/>- <text:s/>eukaryotic translation initiation factor 4e binding protein 2, ZMYND15 <text:s/>- <text:s/>zinc finger, mynd-type containing 15, NFKB2 <text:s/>- <text:s/>nuclear factor of kappa light polypeptide gene enhancer in b-cells 2 (p49/p100), PPP2R2A <text:s/>- <text:s/>protein phosphatase 2, regulatory subunit b, alpha, IRF2BPL <text:s/>- <text:s/>interferon regulatory factor 2 binding protein-like, NFIX <text:s/>- <text:s/>nuclear factor i/x (ccaat-binding transcription factor), TRIB2 <text:s/>- <text:s/>tribbles homolog 2 (drosophila), SENP1 <text:s/>- <text:s/>sumo1/sentrin specific peptidase 1, CBX2 <text:s/>- <text:s/>chromobox homolog 2, BMI1 <text:s/>- <text:s/>bmi1 polycomb ring finger oncogene, GREM1 <text:s/>- <text:s/>gremlin 1, dan family bmp antagonist, NRG1 <text:s/>- <text:s/>neuregulin 1, WNT4 <text:s/>- <text:s/>wingless-type mmtv integration site family, member 4, BMP2 <text:s/>- <text:s/>bone morphogenetic protein 2, SMG6 <text:s/>- <text:s/>smg6 nonsense mediated mrna decay factor, MSX1 <text:s/>- <text:s/>msh homeobox 1, TNFAIP3 <text:s/>- <text:s/>tumor necrosis factor, alpha-induced protein 3, ELF3 <text:s/>- <text:s/>e74-like factor 3 (ets domain transcription factor, epithelial-specific ), CREB1 <text:s/>- <text:s/>camp responsive element binding protein 1, DUSP2 <text:s/>- <text:s/>dual specificity phosphatase 2, MNT <text:s/>- <text:s/>mnt, max dimerization protein, HOXC6 <text:s/>- <text:s/>homeobox c6, BCL6B <text:s/>- <text:s/>b-cell cll/lymphoma 6, member b, ARNTL <text:s/>- <text:s/>aryl hydrocarbon receptor nuclear translocator-like, YOD1 <text:s/>- <text:s/>yod1 deubiquitinase, SHC1 <text:s/>- <text:s/>shc (src homology 2 domain containing) transforming protein 1, PSME2 <text:s/>- <text:s/>proteasome (prosome, macropain) activator subunit 2 (pa28 beta), DLG4 <text:s/>- <text:s/>discs, large homolog 4 (drosophila), GADD45B <text:s/>- <text:s/>growth arrest and dna-damage-inducible, beta, RCOR2 <text:s/>- <text:s/>rest corepressor 2, TRIB1 <text:s/>- <text:s/>tribbles homolog 1 (drosophila), SHH <text:s/>- <text:s/>sonic hedgehog, SQSTM1 <text:s/>- <text:s/>sequestosome 1, STAT6 <text:s/>- <text:s/>signal transducer and activator of transcription 6, interleukin-4 induced, DLX4 <text:s/>- <text:s/>distal-less homeobox 4, DAB2IP <text:s/>- <text:s/>dab2 interacting protein, EGR1 <text:s/>- <text:s/>early growth response 1, TNFRSF4 <text:s/>- <text:s/>tumor necrosis factor receptor superfamily, member 4, RARB <text:s/>- <text:s/>retinoic acid receptor, beta, NFIC <text:s/>- <text:s/>nuclear factor i/c (ccaat-binding transcription factor), ITGB8 <text:s/>- <text:s/>integrin, beta 8, TNFSF14 <text:s/>- <text:s/>tumor necrosis factor (ligand) superfamily, member 14, PTGS2 <text:s/>- <text:s/>prostaglandin-endoperoxide synthase 2 (prostaglandin g/h synthase and cyclooxygenase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AZIN1 <text:s/>- <text:s/>antizyme inhibitor 1, GRIN2A <text:s/>- <text:s/>glutamate receptor, ionotropic, n-methyl d-aspartate 2a, KCNK2 <text:s/>- <text:s/>potassium channel, subfamily k, member 2, TGFB1 <text:s/>- <text:s/>transforming growth factor, beta 1, FAM129A <text:s/>- <text:s/>family with sequence similarity 129, member a, HDAC7 <text:s/>- <text:s/>histone deacetylase 7, CDKN1B <text:s/>- <text:s/>cyclin-dependent kinase inhibitor 1b (p27, kip1), POU2F1 <text:s/>- <text:s/>pou class 2 homeobox 1, DNMT3A <text:s/>- <text:s/>dna (cytosine-5-)-methyltransferase 3 alpha, IGFBP5 <text:s/>- <text:s/>insulin-like growth factor binding protein 5, WDTC1 <text:s/>- <text:s/>wd and tetratricopeptide repeats 1, BCL7A <text:s/>- <text:s/>b-cell cll/lymphoma 7a, RRP8 <text:s/>- <text:s/>ribosomal rna processing 8, methyltransferase, homolog (yeast), MYADM <text:s/>- <text:s/>myeloid-associated differentiation marker, IRF1 <text:s/>- <text:s/>interferon regulatory factor 1, PDE2A <text:s/>- <text:s/>phosphodiesterase 2a, cgmp-stimulated, BCL3 <text:s/>- <text:s/>b-cell cll/lymphoma 3, UBE2E1 <text:s/>- <text:s/>ubiquitin-conjugating enzyme e2e 1, PRKCD <text:s/>- <text:s/>protein kinase c, delta, NUP153 <text:s/>- <text:s/>nucleoporin 153kda, KLF10 <text:s/>- <text:s/>kruppel-like factor 10, SMAD7 <text:s/>- <text:s/>smad family member 7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327</text:p>
          </table:table-cell>
          <table:table-cell office:value-type="string" calcext:value-type="string">
            <text:p>positive regulation of phosphorylation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144" calcext:value-type="float">
            <text:p>0.0144</text:p>
          </table:table-cell>
          <table:table-cell office:value-type="float" office:value="1.79" calcext:value-type="float">
            <text:p>1.79</text:p>
          </table:table-cell>
          <table:table-cell office:value-type="float" office:value="13954" calcext:value-type="float">
            <text:p>13954</text:p>
          </table:table-cell>
          <table:table-cell office:value-type="float" office:value="745" calcext:value-type="float">
            <text:p>745</text:p>
          </table:table-cell>
          <table:table-cell office:value-type="float" office:value="440" calcext:value-type="float">
            <text:p>4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ITGA5 <text:s/>- <text:s/>integrin, alpha 5 (fibronectin receptor, alpha polypeptide), SHC1 <text:s/>- <text:s/>shc (src homology 2 domain containing) transforming protein 1, FGF13 <text:s/>- <text:s/>fibroblast growth factor 13, GADD45B <text:s/>- <text:s/>growth arrest and dna-damage-inducible, beta, MAP3K8 <text:s/>- <text:s/>mitogen-activated protein kinase kinase kinase 8, SQSTM1 <text:s/>- <text:s/>sequestosome 1, VANGL2 <text:s/>- <text:s/>vangl planar cell polarity protein 2, LRP4 <text:s/>- <text:s/>low density lipoprotein receptor-related protein 4, DAB2IP <text:s/>- <text:s/>dab2 interacting protein, IL23A <text:s/>- <text:s/>interleukin 23, alpha subunit p19, PRMT1 <text:s/>- <text:s/>protein arginine methyltransferase 1, CD74 <text:s/>- <text:s/>cd74 molecule, major histocompatibility complex, class ii invariant chain, ADAM8 <text:s/>- <text:s/>adam metallopeptidase domain 8, PTGS2 <text:s/>- <text:s/>prostaglandin-endoperoxide synthase 2 (prostaglandin g/h synthase and cyclooxygenase), FGF18 <text:s/>- <text:s/>fibroblast growth factor 18, CHI3L1 <text:s/>- <text:s/>chitinase 3-like 1 (cartilage glycoprotein-39), MAP3K11 <text:s/>- <text:s/>mitogen-activated protein kinase kinase kinase 11, MAP4K2 <text:s/>- <text:s/>mitogen-activated protein kinase kinase kinase kinase 2, CSF3 <text:s/>- <text:s/>colony stimulating factor 3 (granulocyte), AKT2 <text:s/>- <text:s/>v-akt murine thymoma viral oncogene homolog 2, RAPGEF3 <text:s/>- <text:s/>rap guanine nucleotide exchange factor (gef) 3, UNC119 <text:s/>- <text:s/>unc-119 homolog (c. elegans), DUSP5 <text:s/>- <text:s/>dual specificity phosphatase 5, TGFB1 <text:s/>- <text:s/>transforming growth factor, beta 1, FAM129A <text:s/>- <text:s/>family with sequence similarity 129, member a, FRS2 <text:s/>- <text:s/>fibroblast growth factor receptor substrate 2, RIPK2 <text:s/>- <text:s/>receptor-interacting serine-threonine kinase 2, EDAR <text:s/>- <text:s/>ectodysplasin a receptor, CDKN1B <text:s/>- <text:s/>cyclin-dependent kinase inhibitor 1b (p27, kip1), GREM1 <text:s/>- <text:s/>gremlin 1, dan family bmp antagonist, CAMKK1 <text:s/>- <text:s/>calcium/calmodulin-dependent protein kinase kinase 1, alpha, NRG1 <text:s/>- <text:s/>neuregulin 1, BMP2 <text:s/>- <text:s/>bone morphogenetic protein 2, AKAP13 <text:s/>- <text:s/>a kinase (prka) anchor protein 13, PRKCD <text:s/>- <text:s/>protein kinase c, delta, TRAF2 <text:s/>- <text:s/>tnf receptor-associated factor 2, FGR <text:s/>- <text:s/>feline gardner-rasheed sarcoma viral oncogene homolog, RSPO1 <text:s/>- <text:s/>r-spondin 1, IL6ST <text:s/>- <text:s/>interleukin 6 signal transducer (gp130, oncostatin m receptor), STK4 <text:s/>- <text:s/>serine/threonine kinase 4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316</text:p>
          </table:table-cell>
          <table:table-cell office:value-type="string" calcext:value-type="string">
            <text:p>positive regulation of intracellular protein transport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62" calcext:value-type="float">
            <text:p>2.62</text:p>
          </table:table-cell>
          <table:table-cell office:value-type="float" office:value="13954" calcext:value-type="float">
            <text:p>13954</text:p>
          </table:table-cell>
          <table:table-cell office:value-type="float" office:value="218" calcext:value-type="float">
            <text:p>218</text:p>
          </table:table-cell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HPCA <text:s/>- <text:s/>hippocalcin, RNF31 <text:s/>- <text:s/>ring finger protein 31, KCNJ11 <text:s/>- <text:s/>potassium inwardly-rectifying channel, subfamily j, member 11, AKT2 <text:s/>- <text:s/>v-akt murine thymoma viral oncogene homolog 2, CSF3 <text:s/>- <text:s/>colony stimulating factor 3 (granulocyte), RAPGEF3 <text:s/>- <text:s/>rap guanine nucleotide exchange factor (gef) 3, TGFB1 <text:s/>- <text:s/>transforming growth factor, beta 1, SHH <text:s/>- <text:s/>sonic hedgehog, ZDHHC8 <text:s/>- <text:s/>zinc finger, dhhc-type containing 8, EDAR <text:s/>- <text:s/>ectodysplasin a receptor, IL23A <text:s/>- <text:s/>interleukin 23, alpha subunit p19, GREM1 <text:s/>- <text:s/>gremlin 1, dan family bmp antagonist, NRG1 <text:s/>- <text:s/>neuregulin 1, TNFSF14 <text:s/>- <text:s/>tumor necrosis factor (ligand) superfamily, member 14, PRKCD <text:s/>- <text:s/>protein kinase c, delta, PTGS2 <text:s/>- <text:s/>prostaglandin-endoperoxide synthase 2 (prostaglandin g/h synthase and cyclooxygenase), FAM65A <text:s/>- <text:s/>family with sequence similarity 65, member a, KCNN3 <text:s/>- <text:s/>potassium intermediate/small conductance calcium-activated channel, subfamily n, member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051</text:p>
          </table:table-cell>
          <table:table-cell office:value-type="string" calcext:value-type="string">
            <text:p>negative regulation of transport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149" calcext:value-type="float">
            <text:p>0.0149</text:p>
          </table:table-cell>
          <table:table-cell office:value-type="float" office:value="2.2" calcext:value-type="float">
            <text:p>2.2</text:p>
          </table:table-cell>
          <table:table-cell office:value-type="float" office:value="13954" calcext:value-type="float">
            <text:p>13954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TNFRSF9 <text:s/>- <text:s/>tumor necrosis factor receptor superfamily, member 9, YOD1 <text:s/>- <text:s/>yod1 deubiquitinase, PNKD <text:s/>- <text:s/>paroxysmal nonkinesigenic dyskinesia, DLG4 <text:s/>- <text:s/>discs, large homolog 4 (drosophila), RANGAP1 <text:s/>- <text:s/>ran gtpase activating protein 1, SHH <text:s/>- <text:s/>sonic hedgehog, DAB2IP <text:s/>- <text:s/>dab2 interacting protein, CD74 <text:s/>- <text:s/>cd74 molecule, major histocompatibility complex, class ii invariant chain, TNFSF14 <text:s/>- <text:s/>tumor necrosis factor (ligand) superfamily, member 14, PTGS2 <text:s/>- <text:s/>prostaglandin-endoperoxide synthase 2 (prostaglandin g/h synthase and cyclooxygenase), CHGA <text:s/>- <text:s/>chromogranin a (parathyroid secretory protein 1), STXBP6 <text:s/>- <text:s/>syntaxin binding protein 6 (amisyn), KCNJ11 <text:s/>- <text:s/>potassium inwardly-rectifying channel, subfamily j, member 11, PKDCC <text:s/>- <text:s/>protein kinase domain containing, cytoplasmic, AKT2 <text:s/>- <text:s/>v-akt murine thymoma viral oncogene homolog 2, UNC119 <text:s/>- <text:s/>unc-119 homolog (c. elegans), TGFB1 <text:s/>- <text:s/>transforming growth factor, beta 1, G3BP2 <text:s/>- <text:s/>gtpase activating protein (sh3 domain) binding protein 2, NFKBIE <text:s/>- <text:s/>nuclear factor of kappa light polypeptide gene enhancer in b-cells inhibitor, epsilon, LRRC32 <text:s/>- <text:s/>leucine rich repeat containing 32, NRG1 <text:s/>- <text:s/>neuregulin 1, PDE2A <text:s/>- <text:s/>phosphodiesterase 2a, cgmp-stimulated, RAB11FIP5 <text:s/>- <text:s/>rab11 family interacting protein 5 (class i), NUP153 <text:s/>- <text:s/>nucleoporin 153kda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40</text:p>
          </table:table-cell>
          <table:table-cell office:value-type="string" calcext:value-type="string">
            <text:p>positive regulation of multicellular organismal process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15" calcext:value-type="float">
            <text:p>0.015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1143" calcext:value-type="float">
            <text:p>1143</text:p>
          </table:table-cell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ATP2A1 <text:s/>- <text:s/>atpase, ca++ transporting, cardiac muscle, fast twitch 1, CD83 <text:s/>- <text:s/>cd83 molecule, NLGN2 <text:s/>- <text:s/>neuroligin 2, TRIM67 <text:s/>- <text:s/>tripartite motif containing 67, ATP11C <text:s/>- <text:s/>atpase, class vi, type 11c, WNT10B <text:s/>- <text:s/>wingless-type mmtv integration site family, member 10b, IL23A <text:s/>- <text:s/>interleukin 23, alpha subunit p19, PRMT1 <text:s/>- <text:s/>protein arginine methyltransferase 1, CD74 <text:s/>- <text:s/>cd74 molecule, major histocompatibility complex, class ii invariant chain, CHGA <text:s/>- <text:s/>chromogranin a (parathyroid secretory protein 1), FGF18 <text:s/>- <text:s/>fibroblast growth factor 18, SIRT2 <text:s/>- <text:s/>sirtuin 2, CHI3L1 <text:s/>- <text:s/>chitinase 3-like 1 (cartilage glycoprotein-39), P2RX3 <text:s/>- <text:s/>purinergic receptor p2x, ligand-gated ion channel, 3, CTSH <text:s/>- <text:s/>cathepsin h, SKIL <text:s/>- <text:s/>ski-like oncogene, FRS2 <text:s/>- <text:s/>fibroblast growth factor receptor substrate 2, NFKB2 <text:s/>- <text:s/>nuclear factor of kappa light polypeptide gene enhancer in b-cells 2 (p49/p100), GREM1 <text:s/>- <text:s/>gremlin 1, dan family bmp antagonist, WNT4 <text:s/>- <text:s/>wingless-type mmtv integration site family, member 4, NRG1 <text:s/>- <text:s/>neuregulin 1, BMP2 <text:s/>- <text:s/>bone morphogenetic protein 2, TNFAIP3 <text:s/>- <text:s/>tumor necrosis factor, alpha-induced protein 3, CREB1 <text:s/>- <text:s/>camp responsive element binding protein 1, FGR <text:s/>- <text:s/>feline gardner-rasheed sarcoma viral oncogene homolog, CYLD <text:s/>- <text:s/>cylindromatosis (turban tumor syndrome), IL6ST <text:s/>- <text:s/>interleukin 6 signal transducer (gp130, oncostatin m receptor), ACIN1 <text:s/>- <text:s/>apoptotic chromatin condensation inducer 1, ITGA5 <text:s/>- <text:s/>integrin, alpha 5 (fibronectin receptor, alpha polypeptide), ARNTL <text:s/>- <text:s/>aryl hydrocarbon receptor nuclear translocator-like, FFAR2 <text:s/>- <text:s/>free fatty acid receptor 2, BAI2 <text:s/>- <text:s/>brain-specific angiogenesis inhibitor 2, TRIB1 <text:s/>- <text:s/>tribbles homolog 1 (drosophila), SHH <text:s/>- <text:s/>sonic hedgehog, STAT6 <text:s/>- <text:s/>signal transducer and activator of transcription 6, interleukin-4 induced, DAB2IP <text:s/>- <text:s/>dab2 interacting protein, EGR1 <text:s/>- <text:s/>early growth response 1, RARB <text:s/>- <text:s/>retinoic acid receptor, beta, JAK1 <text:s/>- <text:s/>janus kinase 1, ADAM8 <text:s/>- <text:s/>adam metallopeptidase domain 8, PTGS2 <text:s/>- <text:s/>prostaglandin-endoperoxide synthase 2 (prostaglandin g/h synthase and cyclooxygenase), RARA <text:s/>- <text:s/>retinoic acid receptor, alpha, ZMIZ1 <text:s/>- <text:s/>zinc finger, miz-type containing 1, PKDCC <text:s/>- <text:s/>protein kinase domain containing, cytoplasmic, CSF3 <text:s/>- <text:s/>colony stimulating factor 3 (granulocyte), RAPGEF3 <text:s/>- <text:s/>rap guanine nucleotide exchange factor (gef) 3, TGFB1 <text:s/>- <text:s/>transforming growth factor, beta 1, PLXNB2 <text:s/>- <text:s/>plexin b2, RIPK2 <text:s/>- <text:s/>receptor-interacting serine-threonine kinase 2, HDAC7 <text:s/>- <text:s/>histone deacetylase 7, FAM49B <text:s/>- <text:s/>family with sequence similarity 49, member b, IRF1 <text:s/>- <text:s/>interferon regulatory factor 1, BCL3 <text:s/>- <text:s/>b-cell cll/lymphoma 3, TRAF2 <text:s/>- <text:s/>tnf receptor-associated factor 2, IL27 <text:s/>- <text:s/>interleukin 27, KLF10 <text:s/>- <text:s/>kruppel-like factor 10, MMD <text:s/>- <text:s/>monocyte to macrophage differentiation-associated, CPNE5 <text:s/>- <text:s/>copine v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64</text:p>
          </table:table-cell>
          <table:table-cell office:value-type="string" calcext:value-type="string">
            <text:p>regulation of B cell activation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153" calcext:value-type="float">
            <text:p>0.0153</text:p>
          </table:table-cell>
          <table:table-cell office:value-type="float" office:value="3.96" calcext:value-type="float">
            <text:p>3.96</text:p>
          </table:table-cell>
          <table:table-cell office:value-type="float" office:value="13954" calcext:value-type="float">
            <text:p>13954</text:p>
          </table:table-cell>
          <table:table-cell office:value-type="float" office:value="80" calcext:value-type="float">
            <text:p>80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TNFRSF4 <text:s/>- <text:s/>tumor necrosis factor receptor superfamily, member 4, ATP11C <text:s/>- <text:s/>atpase, class vi, type 11c, IKZF3 <text:s/>- <text:s/>ikaros family zinc finger 3 (aiolos), CD74 <text:s/>- <text:s/>cd74 molecule, major histocompatibility complex, class ii invariant chain, TGFB1 <text:s/>- <text:s/>transforming growth factor, beta 1, TNFAIP3 <text:s/>- <text:s/>tumor necrosis factor, alpha-induced protein 3, APLF <text:s/>- <text:s/>aprataxin and pnkp like factor, NFATC2 <text:s/>- <text:s/>nuclear factor of activated t-cells, cytoplasmic, calcineurin-dependent 2, CYLD <text:s/>- <text:s/>cylindromatosis (turban tumor syndrome), STAT6 <text:s/>- <text:s/>signal transducer and activator of transcription 6, interleukin-4 induc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943</text:p>
          </table:table-cell>
          <table:table-cell office:value-type="string" calcext:value-type="string">
            <text:p>mononuclear cell proliferation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155" calcext:value-type="float">
            <text:p>0.0155</text:p>
          </table:table-cell>
          <table:table-cell office:value-type="float" office:value="4.88" calcext:value-type="float">
            <text:p>4.88</text:p>
          </table:table-cell>
          <table:table-cell office:value-type="float" office:value="13954" calcext:value-type="float">
            <text:p>13954</text:p>
          </table:table-cell>
          <table:table-cell office:value-type="float" office:value="52" calcext:value-type="float">
            <text:p>52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TNFRSF4 <text:s/>- <text:s/>tumor necrosis factor receptor superfamily, member 4, IL23A <text:s/>- <text:s/>interleukin 23, alpha subunit p19, RC3H2 <text:s/>- <text:s/>ring finger and ccch-type domains 2, WNT4 <text:s/>- <text:s/>wingless-type mmtv integration site family, member 4, TGFB1 <text:s/>- <text:s/>transforming growth factor, beta 1, PRKCD <text:s/>- <text:s/>protein kinase c, delta, TNFSF14 <text:s/>- <text:s/>tumor necrosis factor (ligand) superfamily, member 14, RIPK2 <text:s/>- <text:s/>receptor-interacting serine-threonine kinas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147</text:p>
          </table:table-cell>
          <table:table-cell office:value-type="string" calcext:value-type="string">
            <text:p>activation of protein kinase activity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158" calcext:value-type="float">
            <text:p>0.0158</text:p>
          </table:table-cell>
          <table:table-cell office:value-type="float" office:value="2.52" calcext:value-type="float">
            <text:p>2.52</text:p>
          </table:table-cell>
          <table:table-cell office:value-type="float" office:value="13954" calcext:value-type="float">
            <text:p>13954</text:p>
          </table:table-cell>
          <table:table-cell office:value-type="float" office:value="239" calcext:value-type="float">
            <text:p>239</text:p>
          </table:table-cell>
          <table:table-cell office:value-type="float" office:value="440" calcext:value-type="float">
            <text:p>4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MAP4K2 <text:s/>- <text:s/>mitogen-activated protein kinase kinase kinase kinase 2, SHC1 <text:s/>- <text:s/>shc (src homology 2 domain containing) transforming protein 1, DUSP5 <text:s/>- <text:s/>dual specificity phosphatase 5, FGF13 <text:s/>- <text:s/>fibroblast growth factor 13, FRS2 <text:s/>- <text:s/>fibroblast growth factor receptor substrate 2, GADD45B <text:s/>- <text:s/>growth arrest and dna-damage-inducible, beta, MAP3K8 <text:s/>- <text:s/>mitogen-activated protein kinase kinase kinase 8, RIPK2 <text:s/>- <text:s/>receptor-interacting serine-threonine kinase 2, DAB2IP <text:s/>- <text:s/>dab2 interacting protein, GREM1 <text:s/>- <text:s/>gremlin 1, dan family bmp antagonist, BMP2 <text:s/>- <text:s/>bone morphogenetic protein 2, NRG1 <text:s/>- <text:s/>neuregulin 1, CD74 <text:s/>- <text:s/>cd74 molecule, major histocompatibility complex, class ii invariant chain, ADAM8 <text:s/>- <text:s/>adam metallopeptidase domain 8, TRAF2 <text:s/>- <text:s/>tnf receptor-associated factor 2, PRKCD <text:s/>- <text:s/>protein kinase c, delta, AKAP13 <text:s/>- <text:s/>a kinase (prka) anchor protein 13, CHI3L1 <text:s/>- <text:s/>chitinase 3-like 1 (cartilage glycoprotein-39), MAP3K11 <text:s/>- <text:s/>mitogen-activated protein kinase kinase kinase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98</text:p>
          </table:table-cell>
          <table:table-cell office:value-type="string" calcext:value-type="string">
            <text:p>regulation of fat cell differentiation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16" calcext:value-type="float">
            <text:p>0.016</text:p>
          </table:table-cell>
          <table:table-cell office:value-type="float" office:value="3.63" calcext:value-type="float">
            <text:p>3.63</text:p>
          </table:table-cell>
          <table:table-cell office:value-type="float" office:value="13954" calcext:value-type="float">
            <text:p>13954</text:p>
          </table:table-cell>
          <table:table-cell office:value-type="float" office:value="96" calcext:value-type="float">
            <text:p>96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ARNTL <text:s/>- <text:s/>aryl hydrocarbon receptor nuclear translocator-like, WNT10B <text:s/>- <text:s/>wingless-type mmtv integration site family, member 10b, BMP2 <text:s/>- <text:s/>bone morphogenetic protein 2, TGFB1 <text:s/>- <text:s/>transforming growth factor, beta 1, PTGS2 <text:s/>- <text:s/>prostaglandin-endoperoxide synthase 2 (prostaglandin g/h synthase and cyclooxygenase), CREB1 <text:s/>- <text:s/>camp responsive element binding protein 1, AAMDC <text:s/>- <text:s/>adipogenesis associated, mth938 domain containing, CCDC3 <text:s/>- <text:s/>coiled-coil domain containing 3, TRIB2 <text:s/>- <text:s/>tribbles homolog 2 (drosophila), SIRT2 <text:s/>- <text:s/>sirtuin 2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111</text:p>
          </table:table-cell>
          <table:table-cell office:value-type="string" calcext:value-type="string">
            <text:p>regulation of Wnt signaling pathway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165" calcext:value-type="float">
            <text:p>0.0165</text:p>
          </table:table-cell>
          <table:table-cell office:value-type="float" office:value="2.38" calcext:value-type="float">
            <text:p>2.38</text:p>
          </table:table-cell>
          <table:table-cell office:value-type="float" office:value="13954" calcext:value-type="float">
            <text:p>13954</text:p>
          </table:table-cell>
          <table:table-cell office:value-type="float" office:value="280" calcext:value-type="float">
            <text:p>280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ARNTL <text:s/>- <text:s/>aryl hydrocarbon receptor nuclear translocator-like, KREMEN2 <text:s/>- <text:s/>kringle containing transmembrane protein 2, HMGXB4 <text:s/>- <text:s/>hmg box domain containing 4, DIXDC1 <text:s/>- <text:s/>dix domain containing 1, PSME2 <text:s/>- <text:s/>proteasome (prosome, macropain) activator subunit 2 (pa28 beta), G3BP1 <text:s/>- <text:s/>gtpase activating protein (sh3 domain) binding protein 1, FOXL1 <text:s/>- <text:s/>forkhead box l1, SHH <text:s/>- <text:s/>sonic hedgehog, LRP1 <text:s/>- <text:s/>low density lipoprotein receptor-related protein 1, LRP4 <text:s/>- <text:s/>low density lipoprotein receptor-related protein 4, VANGL2 <text:s/>- <text:s/>vangl planar cell polarity protein 2, WNT10B <text:s/>- <text:s/>wingless-type mmtv integration site family, member 10b, DAB2IP <text:s/>- <text:s/>dab2 interacting protein, GLI1 <text:s/>- <text:s/>gli family zinc finger 1, EGR1 <text:s/>- <text:s/>early growth response 1, GREM1 <text:s/>- <text:s/>gremlin 1, dan family bmp antagonist, BMP2 <text:s/>- <text:s/>bone morphogenetic protein 2, WNT4 <text:s/>- <text:s/>wingless-type mmtv integration site family, member 4, RSPO1 <text:s/>- <text:s/>r-spondin 1, CYLD <text:s/>- <text:s/>cylindromatosis (turban tumor syndrome)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549</text:p>
          </table:table-cell>
          <table:table-cell office:value-type="string" calcext:value-type="string">
            <text:p>regulation of kinase activity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172" calcext:value-type="float">
            <text:p>0.0172</text:p>
          </table:table-cell>
          <table:table-cell office:value-type="float" office:value="1.85" calcext:value-type="float">
            <text:p>1.85</text:p>
          </table:table-cell>
          <table:table-cell office:value-type="float" office:value="13954" calcext:value-type="float">
            <text:p>13954</text:p>
          </table:table-cell>
          <table:table-cell office:value-type="float" office:value="634" calcext:value-type="float">
            <text:p>634</text:p>
          </table:table-cell>
          <table:table-cell office:value-type="float" office:value="440" calcext:value-type="float">
            <text:p>4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SHC1 <text:s/>- <text:s/>shc (src homology 2 domain containing) transforming protein 1, FGF13 <text:s/>- <text:s/>fibroblast growth factor 13, GADD45B <text:s/>- <text:s/>growth arrest and dna-damage-inducible, beta, MAP3K8 <text:s/>- <text:s/>mitogen-activated protein kinase kinase kinase 8, TRIB1 <text:s/>- <text:s/>tribbles homolog 1 (drosophila), VANGL2 <text:s/>- <text:s/>vangl planar cell polarity protein 2, DAB2IP <text:s/>- <text:s/>dab2 interacting protein, IL23A <text:s/>- <text:s/>interleukin 23, alpha subunit p19, CD74 <text:s/>- <text:s/>cd74 molecule, major histocompatibility complex, class ii invariant chain, ADAM8 <text:s/>- <text:s/>adam metallopeptidase domain 8, FGF18 <text:s/>- <text:s/>fibroblast growth factor 18, CHI3L1 <text:s/>- <text:s/>chitinase 3-like 1 (cartilage glycoprotein-39), MAP3K11 <text:s/>- <text:s/>mitogen-activated protein kinase kinase kinase 11, RBL1 <text:s/>- <text:s/>retinoblastoma-like 1 (p107), MAP4K2 <text:s/>- <text:s/>mitogen-activated protein kinase kinase kinase kinase 2, UNC119 <text:s/>- <text:s/>unc-119 homolog (c. elegans), DUSP5 <text:s/>- <text:s/>dual specificity phosphatase 5, TGFB1 <text:s/>- <text:s/>transforming growth factor, beta 1, FRS2 <text:s/>- <text:s/>fibroblast growth factor receptor substrate 2, RIPK2 <text:s/>- <text:s/>receptor-interacting serine-threonine kinase 2, CDKN1B <text:s/>- <text:s/>cyclin-dependent kinase inhibitor 1b (p27, kip1), CCNYL1 <text:s/>- <text:s/>cyclin y-like 1, CXCL10 <text:s/>- <text:s/>chemokine (c-x-c motif) ligand 10, TRIB2 <text:s/>- <text:s/>tribbles homolog 2 (drosophila), CAMKK1 <text:s/>- <text:s/>calcium/calmodulin-dependent protein kinase kinase 1, alpha, GREM1 <text:s/>- <text:s/>gremlin 1, dan family bmp antagonist, CDC37 <text:s/>- <text:s/>cell division cycle 37, BMP2 <text:s/>- <text:s/>bone morphogenetic protein 2, NRG1 <text:s/>- <text:s/>neuregulin 1, TNFAIP3 <text:s/>- <text:s/>tumor necrosis factor, alpha-induced protein 3, AKAP13 <text:s/>- <text:s/>a kinase (prka) anchor protein 13, PRKCD <text:s/>- <text:s/>protein kinase c, delta, TRAF2 <text:s/>- <text:s/>tnf receptor-associated factor 2, FGR <text:s/>- <text:s/>feline gardner-rasheed sarcoma viral oncogene homolog, DUSP2 <text:s/>- <text:s/>dual specificity phosphatase 2, STK4 <text:s/>- <text:s/>serine/threonine kinase 4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62</text:p>
          </table:table-cell>
          <table:table-cell office:value-type="string" calcext:value-type="string">
            <text:p>positive regulation of phosphorus metabolic process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171" calcext:value-type="float">
            <text:p>0.0171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850" calcext:value-type="float">
            <text:p>850</text:p>
          </table:table-cell>
          <table:table-cell office:value-type="float" office:value="440" calcext:value-type="float">
            <text:p>4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ITGA5 <text:s/>- <text:s/>integrin, alpha 5 (fibronectin receptor, alpha polypeptide), HPCA <text:s/>- <text:s/>hippocalcin, SHC1 <text:s/>- <text:s/>shc (src homology 2 domain containing) transforming protein 1, FGF13 <text:s/>- <text:s/>fibroblast growth factor 13, SYMPK <text:s/>- <text:s/>symplekin, GADD45B <text:s/>- <text:s/>growth arrest and dna-damage-inducible, beta, MAP3K8 <text:s/>- <text:s/>mitogen-activated protein kinase kinase kinase 8, SQSTM1 <text:s/>- <text:s/>sequestosome 1, LRP4 <text:s/>- <text:s/>low density lipoprotein receptor-related protein 4, VANGL2 <text:s/>- <text:s/>vangl planar cell polarity protein 2, DAB2IP <text:s/>- <text:s/>dab2 interacting protein, IL23A <text:s/>- <text:s/>interleukin 23, alpha subunit p19, PRMT1 <text:s/>- <text:s/>protein arginine methyltransferase 1, CD74 <text:s/>- <text:s/>cd74 molecule, major histocompatibility complex, class ii invariant chain, ADAM8 <text:s/>- <text:s/>adam metallopeptidase domain 8, PTGS2 <text:s/>- <text:s/>prostaglandin-endoperoxide synthase 2 (prostaglandin g/h synthase and cyclooxygenase), FGF18 <text:s/>- <text:s/>fibroblast growth factor 18, CHGA <text:s/>- <text:s/>chromogranin a (parathyroid secretory protein 1), MAP3K11 <text:s/>- <text:s/>mitogen-activated protein kinase kinase kinase 11, CHI3L1 <text:s/>- <text:s/>chitinase 3-like 1 (cartilage glycoprotein-39), MAP4K2 <text:s/>- <text:s/>mitogen-activated protein kinase kinase kinase kinase 2, CSF3 <text:s/>- <text:s/>colony stimulating factor 3 (granulocyte), AKT2 <text:s/>- <text:s/>v-akt murine thymoma viral oncogene homolog 2, DUSP5 <text:s/>- <text:s/>dual specificity phosphatase 5, UNC119 <text:s/>- <text:s/>unc-119 homolog (c. elegans), RAPGEF3 <text:s/>- <text:s/>rap guanine nucleotide exchange factor (gef) 3, TGFB1 <text:s/>- <text:s/>transforming growth factor, beta 1, FAM129A <text:s/>- <text:s/>family with sequence similarity 129, member a, FRS2 <text:s/>- <text:s/>fibroblast growth factor receptor substrate 2, EDAR <text:s/>- <text:s/>ectodysplasin a receptor, RIPK2 <text:s/>- <text:s/>receptor-interacting serine-threonine kinase 2, CDKN1B <text:s/>- <text:s/>cyclin-dependent kinase inhibitor 1b (p27, kip1), CXCL10 <text:s/>- <text:s/>chemokine (c-x-c motif) ligand 10, CAMKK1 <text:s/>- <text:s/>calcium/calmodulin-dependent protein kinase kinase 1, alpha, GREM1 <text:s/>- <text:s/>gremlin 1, dan family bmp antagonist, BMP2 <text:s/>- <text:s/>bone morphogenetic protein 2, NRG1 <text:s/>- <text:s/>neuregulin 1, TRAF2 <text:s/>- <text:s/>tnf receptor-associated factor 2, AKAP13 <text:s/>- <text:s/>a kinase (prka) anchor protein 13, PRKCD <text:s/>- <text:s/>protein kinase c, delta, FGR <text:s/>- <text:s/>feline gardner-rasheed sarcoma viral oncogene homolog, RSPO1 <text:s/>- <text:s/>r-spondin 1, IL6ST <text:s/>- <text:s/>interleukin 6 signal transducer (gp130, oncostatin m receptor), STK4 <text:s/>- <text:s/>serine/threonine kinase 4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7</text:p>
          </table:table-cell>
          <table:table-cell office:value-type="string" calcext:value-type="string">
            <text:p>positive regulation of phosphate metabolic process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171" calcext:value-type="float">
            <text:p>0.0171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850" calcext:value-type="float">
            <text:p>850</text:p>
          </table:table-cell>
          <table:table-cell office:value-type="float" office:value="440" calcext:value-type="float">
            <text:p>4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ITGA5 <text:s/>- <text:s/>integrin, alpha 5 (fibronectin receptor, alpha polypeptide), HPCA <text:s/>- <text:s/>hippocalcin, SHC1 <text:s/>- <text:s/>shc (src homology 2 domain containing) transforming protein 1, FGF13 <text:s/>- <text:s/>fibroblast growth factor 13, SYMPK <text:s/>- <text:s/>symplekin, GADD45B <text:s/>- <text:s/>growth arrest and dna-damage-inducible, beta, MAP3K8 <text:s/>- <text:s/>mitogen-activated protein kinase kinase kinase 8, SQSTM1 <text:s/>- <text:s/>sequestosome 1, LRP4 <text:s/>- <text:s/>low density lipoprotein receptor-related protein 4, VANGL2 <text:s/>- <text:s/>vangl planar cell polarity protein 2, DAB2IP <text:s/>- <text:s/>dab2 interacting protein, IL23A <text:s/>- <text:s/>interleukin 23, alpha subunit p19, PRMT1 <text:s/>- <text:s/>protein arginine methyltransferase 1, CD74 <text:s/>- <text:s/>cd74 molecule, major histocompatibility complex, class ii invariant chain, ADAM8 <text:s/>- <text:s/>adam metallopeptidase domain 8, PTGS2 <text:s/>- <text:s/>prostaglandin-endoperoxide synthase 2 (prostaglandin g/h synthase and cyclooxygenase), FGF18 <text:s/>- <text:s/>fibroblast growth factor 18, CHGA <text:s/>- <text:s/>chromogranin a (parathyroid secretory protein 1), MAP3K11 <text:s/>- <text:s/>mitogen-activated protein kinase kinase kinase 11, CHI3L1 <text:s/>- <text:s/>chitinase 3-like 1 (cartilage glycoprotein-39), MAP4K2 <text:s/>- <text:s/>mitogen-activated protein kinase kinase kinase kinase 2, CSF3 <text:s/>- <text:s/>colony stimulating factor 3 (granulocyte), AKT2 <text:s/>- <text:s/>v-akt murine thymoma viral oncogene homolog 2, DUSP5 <text:s/>- <text:s/>dual specificity phosphatase 5, UNC119 <text:s/>- <text:s/>unc-119 homolog (c. elegans), RAPGEF3 <text:s/>- <text:s/>rap guanine nucleotide exchange factor (gef) 3, TGFB1 <text:s/>- <text:s/>transforming growth factor, beta 1, FAM129A <text:s/>- <text:s/>family with sequence similarity 129, member a, FRS2 <text:s/>- <text:s/>fibroblast growth factor receptor substrate 2, EDAR <text:s/>- <text:s/>ectodysplasin a receptor, RIPK2 <text:s/>- <text:s/>receptor-interacting serine-threonine kinase 2, CDKN1B <text:s/>- <text:s/>cyclin-dependent kinase inhibitor 1b (p27, kip1), CXCL10 <text:s/>- <text:s/>chemokine (c-x-c motif) ligand 10, CAMKK1 <text:s/>- <text:s/>calcium/calmodulin-dependent protein kinase kinase 1, alpha, GREM1 <text:s/>- <text:s/>gremlin 1, dan family bmp antagonist, BMP2 <text:s/>- <text:s/>bone morphogenetic protein 2, NRG1 <text:s/>- <text:s/>neuregulin 1, TRAF2 <text:s/>- <text:s/>tnf receptor-associated factor 2, AKAP13 <text:s/>- <text:s/>a kinase (prka) anchor protein 13, PRKCD <text:s/>- <text:s/>protein kinase c, delta, FGR <text:s/>- <text:s/>feline gardner-rasheed sarcoma viral oncogene homolog, RSPO1 <text:s/>- <text:s/>r-spondin 1, IL6ST <text:s/>- <text:s/>interleukin 6 signal transducer (gp130, oncostatin m receptor), STK4 <text:s/>- <text:s/>serine/threonine kinase 4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202</text:p>
          </table:table-cell>
          <table:table-cell office:value-type="string" calcext:value-type="string">
            <text:p>regulation of striated muscle tissue developmen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171" calcext:value-type="float">
            <text:p>0.0171</text:p>
          </table:table-cell>
          <table:table-cell office:value-type="float" office:value="3.6" calcext:value-type="float">
            <text:p>3.6</text:p>
          </table:table-cell>
          <table:table-cell office:value-type="float" office:value="13954" calcext:value-type="float">
            <text:p>13954</text:p>
          </table:table-cell>
          <table:table-cell office:value-type="float" office:value="97" calcext:value-type="float">
            <text:p>97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WNT10B <text:s/>- <text:s/>wingless-type mmtv integration site family, member 10b, ARNTL <text:s/>- <text:s/>aryl hydrocarbon receptor nuclear translocator-like, GREM1 <text:s/>- <text:s/>gremlin 1, dan family bmp antagonist, NRG1 <text:s/>- <text:s/>neuregulin 1, BMP2 <text:s/>- <text:s/>bone morphogenetic protein 2, KCNK2 <text:s/>- <text:s/>potassium channel, subfamily k, member 2, TGFB1 <text:s/>- <text:s/>transforming growth factor, beta 1, FRS2 <text:s/>- <text:s/>fibroblast growth factor receptor substrate 2, SHH <text:s/>- <text:s/>sonic hedgehog, CREB1 <text:s/>- <text:s/>camp responsive element binding protein 1, SIRT2 <text:s/>- <text:s/>sirtu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098</text:p>
          </table:table-cell>
          <table:table-cell office:value-type="string" calcext:value-type="string">
            <text:p>T cell proliferation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177" calcext:value-type="float">
            <text:p>0.0177</text:p>
          </table:table-cell>
          <table:table-cell office:value-type="float" office:value="6.56" calcext:value-type="float">
            <text:p>6.56</text:p>
          </table:table-cell>
          <table:table-cell office:value-type="float" office:value="13954" calcext:value-type="float">
            <text:p>13954</text:p>
          </table:table-cell>
          <table:table-cell office:value-type="float" office:value="29" calcext:value-type="float">
            <text:p>29</text:p>
          </table:table-cell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TNFRSF4 <text:s/>- <text:s/>tumor necrosis factor receptor superfamily, member 4, IL23A <text:s/>- <text:s/>interleukin 23, alpha subunit p19, WNT4 <text:s/>- <text:s/>wingless-type mmtv integration site family, member 4, RC3H2 <text:s/>- <text:s/>ring finger and ccch-type domains 2, TNFSF14 <text:s/>- <text:s/>tumor necrosis factor (ligand) superfamily, member 14, RIPK2 <text:s/>- <text:s/>receptor-interacting serine-threonine kinas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346</text:p>
          </table:table-cell>
          <table:table-cell office:value-type="string" calcext:value-type="string">
            <text:p>positive regulation of NF-kappaB import into nucleus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178" calcext:value-type="float">
            <text:p>0.0178</text:p>
          </table:table-cell>
          <table:table-cell office:value-type="float" office:value="8.35" calcext:value-type="float">
            <text:p>8.35</text:p>
          </table:table-cell>
          <table:table-cell office:value-type="float" office:value="13954" calcext:value-type="float">
            <text:p>13954</text:p>
          </table:table-cell>
          <table:table-cell office:value-type="float" office:value="19" calcext:value-type="float">
            <text:p>19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IL23A <text:s/>- <text:s/>interleukin 23, alpha subunit p19, GREM1 <text:s/>- <text:s/>gremlin 1, dan family bmp antagonist, TNFSF14 <text:s/>- <text:s/>tumor necrosis factor (ligand) superfamily, member 14, PTGS2 <text:s/>- <text:s/>prostaglandin-endoperoxide synthase 2 (prostaglandin g/h synthase and cyclooxygenase), EDAR <text:s/>- <text:s/>ectodysplasin a recep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954</text:p>
          </table:table-cell>
          <table:table-cell office:value-type="string" calcext:value-type="string">
            <text:p>inflammatory response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18" calcext:value-type="float">
            <text:p>0.018</text:p>
          </table:table-cell>
          <table:table-cell office:value-type="float" office:value="2.3" calcext:value-type="float">
            <text:p>2.3</text:p>
          </table:table-cell>
          <table:table-cell office:value-type="float" office:value="13954" calcext:value-type="float">
            <text:p>13954</text:p>
          </table:table-cell>
          <table:table-cell office:value-type="float" office:value="303" calcext:value-type="float">
            <text:p>303</text:p>
          </table:table-cell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TNFRSF9 <text:s/>- <text:s/>tumor necrosis factor receptor superfamily, member 9, TGFB1 <text:s/>- <text:s/>transforming growth factor, beta 1, ITGAL <text:s/>- <text:s/>integrin, alpha l (antigen cd11a (p180), lymphocyte function-associated antigen 1; alpha polypeptide), NFKB2 <text:s/>- <text:s/>nuclear factor of kappa light polypeptide gene enhancer in b-cells 2 (p49/p100), RIPK2 <text:s/>- <text:s/>receptor-interacting serine-threonine kinase 2, CXCL10 <text:s/>- <text:s/>chemokine (c-x-c motif) ligand 10, TNFRSF4 <text:s/>- <text:s/>tumor necrosis factor receptor superfamily, member 4, DAB2IP <text:s/>- <text:s/>dab2 interacting protein, IL23A <text:s/>- <text:s/>interleukin 23, alpha subunit p19, CXCL2 <text:s/>- <text:s/>chemokine (c-x-c motif) ligand 2, CXCL1 <text:s/>- <text:s/>chemokine (c-x-c motif) ligand 1 (melanoma growth stimulating activity, alpha), BMP2 <text:s/>- <text:s/>bone morphogenetic protein 2, REL <text:s/>- <text:s/>v-rel avian reticuloendotheliosis viral oncogene homolog, CXCL5 <text:s/>- <text:s/>chemokine (c-x-c motif) ligand 5, TNFAIP3 <text:s/>- <text:s/>tumor necrosis factor, alpha-induced protein 3, ELF3 <text:s/>- <text:s/>e74-like factor 3 (ets domain transcription factor, epithelial-specific ), ADAM8 <text:s/>- <text:s/>adam metallopeptidase domain 8, IL27 <text:s/>- <text:s/>interleukin 27, PTGS2 <text:s/>- <text:s/>prostaglandin-endoperoxide synthase 2 (prostaglandin g/h synthase and cyclooxygenase), CXCL3 <text:s/>- <text:s/>chemokine (c-x-c motif) ligand 3, CHI3L1 <text:s/>- <text:s/>chitinase 3-like 1 (cartilage glycoprotein-39), IL36G <text:s/>- <text:s/>interleukin 36, gamm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941</text:p>
          </table:table-cell>
          <table:table-cell office:value-type="string" calcext:value-type="string">
            <text:p>regulation of cell death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179" calcext:value-type="float">
            <text:p>0.0179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1205" calcext:value-type="float">
            <text:p>1205</text:p>
          </table:table-cell>
          <table:table-cell office:value-type="float" office:value="440" calcext:value-type="float">
            <text:p>4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TNFRSF9 <text:s/>- <text:s/>tumor necrosis factor receptor superfamily, member 9, AGAP2 <text:s/>- <text:s/>arfgap with gtpase domain, ankyrin repeat and ph domain 2, BIRC3 <text:s/>- <text:s/>baculoviral iap repeat containing 3, SIN3A <text:s/>- <text:s/>sin3 transcription regulator family member a, CAMK2A <text:s/>- <text:s/>calcium/calmodulin-dependent protein kinase ii alpha, WNT10B <text:s/>- <text:s/>wingless-type mmtv integration site family, member 10b, CD74 <text:s/>- <text:s/>cd74 molecule, major histocompatibility complex, class ii invariant chain, REL <text:s/>- <text:s/>v-rel avian reticuloendotheliosis viral oncogene homolog, ING2 <text:s/>- <text:s/>inhibitor of growth family, member 2, LGALS1 <text:s/>- <text:s/>lectin, galactoside-binding, soluble, 1, SIRT2 <text:s/>- <text:s/>sirtuin 2, CHGA <text:s/>- <text:s/>chromogranin a (parathyroid secretory protein 1), MAP3K11 <text:s/>- <text:s/>mitogen-activated protein kinase kinase kinase 11, CTSH <text:s/>- <text:s/>cathepsin h, SKIL <text:s/>- <text:s/>ski-like oncogene, FRS2 <text:s/>- <text:s/>fibroblast growth factor receptor substrate 2, SENP1 <text:s/>- <text:s/>sumo1/sentrin specific peptidase 1, GREM1 <text:s/>- <text:s/>gremlin 1, dan family bmp antagonist, WNT4 <text:s/>- <text:s/>wingless-type mmtv integration site family, member 4, VSTM2L <text:s/>- <text:s/>v-set and transmembrane domain containing 2 like, BMP2 <text:s/>- <text:s/>bone morphogenetic protein 2, TNFAIP3 <text:s/>- <text:s/>tumor necrosis factor, alpha-induced protein 3, MSX1 <text:s/>- <text:s/>msh homeobox 1, AKAP13 <text:s/>- <text:s/>a kinase (prka) anchor protein 13, CREB1 <text:s/>- <text:s/>camp responsive element binding protein 1, CYLD <text:s/>- <text:s/>cylindromatosis (turban tumor syndrome), IL6ST <text:s/>- <text:s/>interleukin 6 signal transducer (gp130, oncostatin m receptor), MNT <text:s/>- <text:s/>mnt, max dimerization protein, STK4 <text:s/>- <text:s/>serine/threonine kinase 4, ITGA5 <text:s/>- <text:s/>integrin, alpha 5 (fibronectin receptor, alpha polypeptide), SHC1 <text:s/>- <text:s/>shc (src homology 2 domain containing) transforming protein 1, GADD45B <text:s/>- <text:s/>growth arrest and dna-damage-inducible, beta, UBD <text:s/>- <text:s/>ubiquitin d, SHH <text:s/>- <text:s/>sonic hedgehog, LRP1 <text:s/>- <text:s/>low density lipoprotein receptor-related protein 1, SQSTM1 <text:s/>- <text:s/>sequestosome 1, DAB2IP <text:s/>- <text:s/>dab2 interacting protein, TNFRSF4 <text:s/>- <text:s/>tumor necrosis factor receptor superfamily, member 4, EGR1 <text:s/>- <text:s/>early growth response 1, RARB <text:s/>- <text:s/>retinoic acid receptor, beta, IKZF3 <text:s/>- <text:s/>ikaros family zinc finger 3 (aiolos), HRK <text:s/>- <text:s/>harakiri, bcl2 interacting protein (contains only bh3 domain), ADAM8 <text:s/>- <text:s/>adam metallopeptidase domain 8, TNFSF14 <text:s/>- <text:s/>tumor necrosis factor (ligand) superfamily, member 14, PTGS2 <text:s/>- <text:s/>prostaglandin-endoperoxide synthase 2 (prostaglandin g/h synthase and cyclooxygenase), DEDD <text:s/>- <text:s/>death effector domain containing, AAMDC <text:s/>- <text:s/>adipogenesis associated, mth938 domain containing, RARA <text:s/>- <text:s/>retinoic acid receptor, alpha, GRIN2A <text:s/>- <text:s/>glutamate receptor, ionotropic, n-methyl d-aspartate 2a, KCNK2 <text:s/>- <text:s/>potassium channel, subfamily k, member 2, CSF3 <text:s/>- <text:s/>colony stimulating factor 3 (granulocyte), TGFB1 <text:s/>- <text:s/>transforming growth factor, beta 1, RIPK2 <text:s/>- <text:s/>receptor-interacting serine-threonine kinase 2, CDKN1B <text:s/>- <text:s/>cyclin-dependent kinase inhibitor 1b (p27, kip1), DNMT3A <text:s/>- <text:s/>dna (cytosine-5-)-methyltransferase 3 alpha, GRINA <text:s/>- <text:s/>glutamate receptor, ionotropic, n-methyl d-aspartate-associated protein 1 (glutamate binding), BCL3 <text:s/>- <text:s/>b-cell cll/lymphoma 3, TRAF2 <text:s/>- <text:s/>tnf receptor-associated factor 2, PRKCD <text:s/>- <text:s/>protein kinase c, delta, PLEKHG2 <text:s/>- <text:s/>pleckstrin homology domain containing, family g (with rhogef domain) membe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326</text:p>
          </table:table-cell>
          <table:table-cell office:value-type="string" calcext:value-type="string">
            <text:p>cell chemotaxis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18" calcext:value-type="float">
            <text:p>0.018</text:p>
          </table:table-cell>
          <table:table-cell office:value-type="float" office:value="3.15" calcext:value-type="float">
            <text:p>3.15</text:p>
          </table:table-cell>
          <table:table-cell office:value-type="float" office:value="13954" calcext:value-type="float">
            <text:p>13954</text:p>
          </table:table-cell>
          <table:table-cell office:value-type="float" office:value="131" calcext:value-type="float">
            <text:p>131</text:p>
          </table:table-cell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FFAR2 <text:s/>- <text:s/>free fatty acid receptor 2, CXCL10 <text:s/>- <text:s/>chemokine (c-x-c motif) ligand 10, HOXB9 <text:s/>- <text:s/>homeobox b9, CXCL2 <text:s/>- <text:s/>chemokine (c-x-c motif) ligand 2, CXCL16 <text:s/>- <text:s/>chemokine (c-x-c motif) ligand 16, CXCL1 <text:s/>- <text:s/>chemokine (c-x-c motif) ligand 1 (melanoma growth stimulating activity, alpha), CXCL5 <text:s/>- <text:s/>chemokine (c-x-c motif) ligand 5, ADAM8 <text:s/>- <text:s/>adam metallopeptidase domain 8, PRKCD <text:s/>- <text:s/>protein kinase c, delta, CXCL6 <text:s/>- <text:s/>chemokine (c-x-c motif) ligand 6, CHGA <text:s/>- <text:s/>chromogranin a (parathyroid secretory protein 1), CXCL3 <text:s/>- <text:s/>chemokine (c-x-c motif) ligand 3, RHOG <text:s/>- <text:s/>ras homolog family member 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335</text:p>
          </table:table-cell>
          <table:table-cell office:value-type="string" calcext:value-type="string">
            <text:p>positive regulation of cell migration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179" calcext:value-type="float">
            <text:p>0.0179</text:p>
          </table:table-cell>
          <table:table-cell office:value-type="float" office:value="2.25" calcext:value-type="float">
            <text:p>2.25</text:p>
          </table:table-cell>
          <table:table-cell office:value-type="float" office:value="13954" calcext:value-type="float">
            <text:p>13954</text:p>
          </table:table-cell>
          <table:table-cell office:value-type="float" office:value="324" calcext:value-type="float">
            <text:p>324</text:p>
          </table:table-cell>
          <table:table-cell office:value-type="float" office:value="440" calcext:value-type="float">
            <text:p>4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ITGA5 <text:s/>- <text:s/>integrin, alpha 5 (fibronectin receptor, alpha polypeptide), CTSH <text:s/>- <text:s/>cathepsin h, AKT2 <text:s/>- <text:s/>v-akt murine thymoma viral oncogene homolog 2, TGFB1 <text:s/>- <text:s/>transforming growth factor, beta 1, HDAC7 <text:s/>- <text:s/>histone deacetylase 7, CXCL10 <text:s/>- <text:s/>chemokine (c-x-c motif) ligand 10, IL23A <text:s/>- <text:s/>interleukin 23, alpha subunit p19, DAB2IP <text:s/>- <text:s/>dab2 interacting protein, CXCL2 <text:s/>- <text:s/>chemokine (c-x-c motif) ligand 2, MYADM <text:s/>- <text:s/>myeloid-associated differentiation marker, CXCL1 <text:s/>- <text:s/>chemokine (c-x-c motif) ligand 1 (melanoma growth stimulating activity, alpha), BMP2 <text:s/>- <text:s/>bone morphogenetic protein 2, CXCL16 <text:s/>- <text:s/>chemokine (c-x-c motif) ligand 16, CD74 <text:s/>- <text:s/>cd74 molecule, major histocompatibility complex, class ii invariant chain, CXCL5 <text:s/>- <text:s/>chemokine (c-x-c motif) ligand 5, ADAM8 <text:s/>- <text:s/>adam metallopeptidase domain 8, TNFSF14 <text:s/>- <text:s/>tumor necrosis factor (ligand) superfamily, member 14, PTGS2 <text:s/>- <text:s/>prostaglandin-endoperoxide synthase 2 (prostaglandin g/h synthase and cyclooxygenase), FAM65A <text:s/>- <text:s/>family with sequence similarity 65, member a, FGR <text:s/>- <text:s/>feline gardner-rasheed sarcoma viral oncogene homolog, CXCL6 <text:s/>- <text:s/>chemokine (c-x-c motif) ligand 6, FGF18 <text:s/>- <text:s/>fibroblast growth factor 18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207</text:p>
          </table:table-cell>
          <table:table-cell office:value-type="string" calcext:value-type="string">
            <text:p>response to external biotic stimulus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181" calcext:value-type="float">
            <text:p>0.0181</text:p>
          </table:table-cell>
          <table:table-cell office:value-type="float" office:value="1.97" calcext:value-type="float">
            <text:p>1.97</text:p>
          </table:table-cell>
          <table:table-cell office:value-type="float" office:value="13954" calcext:value-type="float">
            <text:p>13954</text:p>
          </table:table-cell>
          <table:table-cell office:value-type="float" office:value="499" calcext:value-type="float">
            <text:p>499</text:p>
          </table:table-cell>
          <table:table-cell office:value-type="float" office:value="440" calcext:value-type="float">
            <text:p>4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TNFRSF9 <text:s/>- <text:s/>tumor necrosis factor receptor superfamily, member 9, SHC1 <text:s/>- <text:s/>shc (src homology 2 domain containing) transforming protein 1, SBNO2 <text:s/>- <text:s/>strawberry notch homolog 2 (drosophila), PGLYRP2 <text:s/>- <text:s/>peptidoglycan recognition protein 2, TRIB1 <text:s/>- <text:s/>tribbles homolog 1 (drosophila), IL23A <text:s/>- <text:s/>interleukin 23, alpha subunit p19, TNFRSF4 <text:s/>- <text:s/>tumor necrosis factor receptor superfamily, member 4, DAB2IP <text:s/>- <text:s/>dab2 interacting protein, CXCL16 <text:s/>- <text:s/>chemokine (c-x-c motif) ligand 16, PTGS2 <text:s/>- <text:s/>prostaglandin-endoperoxide synthase 2 (prostaglandin g/h synthase and cyclooxygenase), CHGA <text:s/>- <text:s/>chromogranin a (parathyroid secretory protein 1), SIRT2 <text:s/>- <text:s/>sirtuin 2, RARA <text:s/>- <text:s/>retinoic acid receptor, alpha, CSF3 <text:s/>- <text:s/>colony stimulating factor 3 (granulocyte), TGFB1 <text:s/>- <text:s/>transforming growth factor, beta 1, NFKB2 <text:s/>- <text:s/>nuclear factor of kappa light polypeptide gene enhancer in b-cells 2 (p49/p100), RIPK2 <text:s/>- <text:s/>receptor-interacting serine-threonine kinase 2, CXCL10 <text:s/>- <text:s/>chemokine (c-x-c motif) ligand 10, NFKBIB <text:s/>- <text:s/>nuclear factor of kappa light polypeptide gene enhancer in b-cells inhibitor, beta, CXCL2 <text:s/>- <text:s/>chemokine (c-x-c motif) ligand 2, CXCL1 <text:s/>- <text:s/>chemokine (c-x-c motif) ligand 1 (melanoma growth stimulating activity, alpha), BCL3 <text:s/>- <text:s/>b-cell cll/lymphoma 3, IRF1 <text:s/>- <text:s/>interferon regulatory factor 1, CXCL5 <text:s/>- <text:s/>chemokine (c-x-c motif) ligand 5, TNFAIP3 <text:s/>- <text:s/>tumor necrosis factor, alpha-induced protein 3, PRKCD <text:s/>- <text:s/>protein kinase c, delta, IL27 <text:s/>- <text:s/>interleukin 27, CXCL6 <text:s/>- <text:s/>chemokine (c-x-c motif) ligand 6, FGR <text:s/>- <text:s/>feline gardner-rasheed sarcoma viral oncogene homolog, CXCL3 <text:s/>- <text:s/>chemokine (c-x-c motif) ligand 3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0</text:p>
          </table:table-cell>
          <table:table-cell office:value-type="string" calcext:value-type="string">
            <text:p>regulation of catalytic activity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182" calcext:value-type="float">
            <text:p>0.0182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1896" calcext:value-type="float">
            <text:p>1896</text:p>
          </table:table-cell>
          <table:table-cell office:value-type="float" office:value="440" calcext:value-type="float">
            <text:p>4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BMP2K <text:s/>- <text:s/>bmp2 inducible kinase, AGAP2 <text:s/>- <text:s/>arfgap with gtpase domain, ankyrin repeat and ph domain 2, SH3BP1 <text:s/>- <text:s/>sh3-domain binding protein 1, EPS8L2 <text:s/>- <text:s/>eps8-like 2, BIRC3 <text:s/>- <text:s/>baculoviral iap repeat containing 3, MAP3K8 <text:s/>- <text:s/>mitogen-activated protein kinase kinase kinase 8, CAMK2A <text:s/>- <text:s/>calcium/calmodulin-dependent protein kinase ii alpha, ATP1B1 <text:s/>- <text:s/>atpase, na+/k+ transporting, beta 1 polypeptide, VANGL2 <text:s/>- <text:s/>vangl planar cell polarity protein 2, IL23A <text:s/>- <text:s/>interleukin 23, alpha subunit p19, ELMO1 <text:s/>- <text:s/>engulfment and cell motility 1, CD74 <text:s/>- <text:s/>cd74 molecule, major histocompatibility complex, class ii invariant chain, FGF18 <text:s/>- <text:s/>fibroblast growth factor 18, MAP3K11 <text:s/>- <text:s/>mitogen-activated protein kinase kinase kinase 11, CHI3L1 <text:s/>- <text:s/>chitinase 3-like 1 (cartilage glycoprotein-39), SIPA1L2 <text:s/>- <text:s/>signal-induced proliferation-associated 1 like 2, FBLN1 <text:s/>- <text:s/>fibulin 1, MAP4K2 <text:s/>- <text:s/>mitogen-activated protein kinase kinase kinase kinase 2, CTSH <text:s/>- <text:s/>cathepsin h, AKT2 <text:s/>- <text:s/>v-akt murine thymoma viral oncogene homolog 2, UNC119 <text:s/>- <text:s/>unc-119 homolog (c. elegans), PDZD3 <text:s/>- <text:s/>pdz domain containing 3, DUSP5 <text:s/>- <text:s/>dual specificity phosphatase 5, SRGAP3 <text:s/>- <text:s/>slit-robo rho gtpase activating protein 3, FRS2 <text:s/>- <text:s/>fibroblast growth factor receptor substrate 2, PPP2R2A <text:s/>- <text:s/>protein phosphatase 2, regulatory subunit b, alpha, CCNYL1 <text:s/>- <text:s/>cyclin y-like 1, TRIB2 <text:s/>- <text:s/>tribbles homolog 2 (drosophila), SENP1 <text:s/>- <text:s/>sumo1/sentrin specific peptidase 1, CSRNP2 <text:s/>- <text:s/>cysteine-serine-rich nuclear protein 2, BMI1 <text:s/>- <text:s/>bmi1 polycomb ring finger oncogene, CAMKK1 <text:s/>- <text:s/>calcium/calmodulin-dependent protein kinase kinase 1, alpha, GREM1 <text:s/>- <text:s/>gremlin 1, dan family bmp antagonist, NRG1 <text:s/>- <text:s/>neuregulin 1, WNT4 <text:s/>- <text:s/>wingless-type mmtv integration site family, member 4, BMP2 <text:s/>- <text:s/>bone morphogenetic protein 2, SMG6 <text:s/>- <text:s/>smg6 nonsense mediated mrna decay factor, TNFAIP3 <text:s/>- <text:s/>tumor necrosis factor, alpha-induced protein 3, AKAP13 <text:s/>- <text:s/>a kinase (prka) anchor protein 13, DUSP2 <text:s/>- <text:s/>dual specificity phosphatase 2, FGR <text:s/>- <text:s/>feline gardner-rasheed sarcoma viral oncogene homolog, STK4 <text:s/>- <text:s/>serine/threonine kinase 4, ST5 <text:s/>- <text:s/>suppression of tumorigenicity 5, HPCA <text:s/>- <text:s/>hippocalcin, RALGDS <text:s/>- <text:s/>ral guanine nucleotide dissociation stimulator, SHC1 <text:s/>- <text:s/>shc (src homology 2 domain containing) transforming protein 1, PSME2 <text:s/>- <text:s/>proteasome (prosome, macropain) activator subunit 2 (pa28 beta), DLG4 <text:s/>- <text:s/>discs, large homolog 4 (drosophila), FGF13 <text:s/>- <text:s/>fibroblast growth factor 13, RANGAP1 <text:s/>- <text:s/>ran gtpase activating protein 1, GADD45B <text:s/>- <text:s/>growth arrest and dna-damage-inducible, beta, LRP1 <text:s/>- <text:s/>low density lipoprotein receptor-related protein 1, CDC20B <text:s/>- <text:s/>cell division cycle 20b, TRIB1 <text:s/>- <text:s/>tribbles homolog 1 (drosophila), DAB2IP <text:s/>- <text:s/>dab2 interacting protein, JAK1 <text:s/>- <text:s/>janus kinase 1, ADAM8 <text:s/>- <text:s/>adam metallopeptidase domain 8, RASA2 <text:s/>- <text:s/>ras p21 protein activator 2, TNFSF14 <text:s/>- <text:s/>tumor necrosis factor (ligand) superfamily, member 14, PTGS2 <text:s/>- <text:s/>prostaglandin-endoperoxide synthase 2 (prostaglandin g/h synthase and cyclooxygenase), RHOG <text:s/>- <text:s/>ras homolog family member g, RBL1 <text:s/>- <text:s/>retinoblastoma-like 1 (p107), AZIN1 <text:s/>- <text:s/>antizyme inhibitor 1, GRIN2A <text:s/>- <text:s/>glutamate receptor, ionotropic, n-methyl d-aspartate 2a, C15orf62 <text:s/>- <text:s/>chromosome 15 open reading frame 62, RAPGEF3 <text:s/>- <text:s/>rap guanine nucleotide exchange factor (gef) 3, TGFB1 <text:s/>- <text:s/>transforming growth factor, beta 1, PLXNB2 <text:s/>- <text:s/>plexin b2, RIPK2 <text:s/>- <text:s/>receptor-interacting serine-threonine kinase 2, CDKN1B <text:s/>- <text:s/>cyclin-dependent kinase inhibitor 1b (p27, kip1), CXCL10 <text:s/>- <text:s/>chemokine (c-x-c motif) ligand 10, WDTC1 <text:s/>- <text:s/>wd and tetratricopeptide repeats 1, GRIN2D <text:s/>- <text:s/>glutamate receptor, ionotropic, n-methyl d-aspartate 2d, CXCL1 <text:s/>- <text:s/>chemokine (c-x-c motif) ligand 1 (melanoma growth stimulating activity, alpha), CDC37 <text:s/>- <text:s/>cell division cycle 37, ARHGEF40 <text:s/>- <text:s/>rho guanine nucleotide exchange factor (gef) 40, CABIN1 <text:s/>- <text:s/>calcineurin binding protein 1, UBE2E1 <text:s/>- <text:s/>ubiquitin-conjugating enzyme e2e 1, PRKCD <text:s/>- <text:s/>protein kinase c, delta, TRAF2 <text:s/>- <text:s/>tnf receptor-associated factor 2, PLEKHG2 <text:s/>- <text:s/>pleckstrin homology domain containing, family g (with rhogef domain) member 2, GTF3C4 <text:s/>- <text:s/>general transcription factor iiic, polypeptide 4, 90kda, SHOC2 <text:s/>- <text:s/>soc-2 suppressor of clear homolog (c. elegans), RCC2 <text:s/>- <text:s/>regulator of chromosome condensation 2, SMAD7 <text:s/>- <text:s/>smad family member 7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1</text:p>
          </table:table-cell>
          <table:table-cell office:value-type="string" calcext:value-type="string">
            <text:p>transcription, DNA-templated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182" calcext:value-type="float">
            <text:p>0.0182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1815" calcext:value-type="float">
            <text:p>1815</text:p>
          </table:table-cell>
          <table:table-cell office:value-type="float" office:value="440" calcext:value-type="float">
            <text:p>44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CHD6 <text:s/>- <text:s/>chromodomain helicase dna binding protein 6, SBNO2 <text:s/>- <text:s/>strawberry notch homolog 2 (drosophila)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TLE4 <text:s/>- <text:s/>transducin-like enhancer of split 4 (e(sp1) homolog, drosophila), ELL2 <text:s/>- <text:s/>elongation factor, rna polymerase ii, 2, BCOR <text:s/>- <text:s/>bcl6 corepressor, REL <text:s/>- <text:s/>v-rel avian reticuloendotheliosis viral oncogene homolog, ING2 <text:s/>- <text:s/>inhibitor of growth family, member 2, VEZF1 <text:s/>- <text:s/>vascular endothelial zinc finger 1, CNOT2 <text:s/>- <text:s/>ccr4-not transcription complex, subunit 2, VSX2 <text:s/>- <text:s/>visual system homeobox 2, ZNF521 <text:s/>- <text:s/>zinc finger protein 521, SIRT2 <text:s/>- <text:s/>sirtuin 2, COMMD3 <text:s/>- <text:s/>comm domain containing 3, MLXIP <text:s/>- <text:s/>mlx interacting protein, ZNF319 <text:s/>- <text:s/>zinc finger protein 319, FOXN4 <text:s/>- <text:s/>forkhead box n4, EBF3 <text:s/>- <text:s/>early b-cell factor 3, FOXJ2 <text:s/>- <text:s/>forkhead box j2, SP2 <text:s/>- <text:s/>sp2 transcription factor, ETV6 <text:s/>- <text:s/>ets variant 6, ZMYND15 <text:s/>- <text:s/>zinc finger, mynd-type containing 15, FOXL1 <text:s/>- <text:s/>forkhead box l1, NFKB2 <text:s/>- <text:s/>nuclear factor of kappa light polypeptide gene enhancer in b-cells 2 (p49/p100), NFIX <text:s/>- <text:s/>nuclear factor i/x (ccaat-binding transcription factor), CSRNP2 <text:s/>- <text:s/>cysteine-serine-rich nuclear protein 2, GPBP1 <text:s/>- <text:s/>gc-rich promoter binding protein 1, NFKBIB <text:s/>- <text:s/>nuclear factor of kappa light polypeptide gene enhancer in b-cells inhibitor, beta, CBX2 <text:s/>- <text:s/>chromobox homolog 2, BMI1 <text:s/>- <text:s/>bmi1 polycomb ring finger oncogene, FOXP4 <text:s/>- <text:s/>forkhead box p4, GATAD2B <text:s/>- <text:s/>gata zinc finger domain containing 2b, HOXD11 <text:s/>- <text:s/>homeobox d11, EBF4 <text:s/>- <text:s/>early b-cell factor 4, MSX1 <text:s/>- <text:s/>msh homeobox 1, ELF3 <text:s/>- <text:s/>e74-like factor 3 (ets domain transcription factor, epithelial-specific ), EZH1 <text:s/>- <text:s/>enhancer of zeste homolog 1 (drosophila), ELF2 <text:s/>- <text:s/>e74-like factor 2 (ets domain transcription factor), ZNF641 <text:s/>- <text:s/>zinc finger protein 641, CREB1 <text:s/>- <text:s/>camp responsive element binding protein 1, SUV420H2 <text:s/>- <text:s/>suppressor of variegation 4-20 homolog 2 (drosophila), MNT <text:s/>- <text:s/>mnt, max dimerization protein, HOXC6 <text:s/>- <text:s/>homeobox c6, HOXC10 <text:s/>- <text:s/>homeobox c10, ARNTL <text:s/>- <text:s/>aryl hydrocarbon receptor nuclear translocator-like, ELMSAN1 <text:s/>- <text:s/>elm2 and myb/sant-like domain containing 1, RCOR2 <text:s/>- <text:s/>rest corepressor 2, SUPT16H <text:s/>- <text:s/>suppressor of ty 16 homolog (s. cerevisiae), EEF1A1 <text:s/>- <text:s/>eukaryotic translation elongation factor 1 alpha 1, HOXC5 <text:s/>- <text:s/>homeobox c5, BCORL1 <text:s/>- <text:s/>bcl6 corepressor-like 1, SP6 <text:s/>- <text:s/>sp6 transcription factor, HOXB9 <text:s/>- <text:s/>homeobox b9, STAT6 <text:s/>- <text:s/>signal transducer and activator of transcription 6, interleukin-4 induced, GLI1 <text:s/>- <text:s/>gli family zinc finger 1, EGR1 <text:s/>- <text:s/>early growth response 1, NFIC <text:s/>- <text:s/>nuclear factor i/c (ccaat-binding transcription factor), IKZF3 <text:s/>- <text:s/>ikaros family zinc finger 3 (aiolos), NPAS3 <text:s/>- <text:s/>neuronal pas domain protein 3, ZBTB7B <text:s/>- <text:s/>zinc finger and btb domain containing 7b, DEDD <text:s/>- <text:s/>death effector domain containing, KDM1B <text:s/>- <text:s/>lysine (k)-specific demethylase 1b, NFATC2 <text:s/>- <text:s/>nuclear factor of activated t-cells, cytoplasmic, calcineurin-dependent 2, BAZ1A <text:s/>- <text:s/>bromodomain adjacent to zinc finger domain, 1a, GATAD2A <text:s/>- <text:s/>gata zinc finger domain containing 2a, ZMIZ1 <text:s/>- <text:s/>zinc finger, miz-type containing 1, RBL1 <text:s/>- <text:s/>retinoblastoma-like 1 (p107), FOXA3 <text:s/>- <text:s/>forkhead box a3, UBTF <text:s/>- <text:s/>upstream binding transcription factor, rna polymerase i, HDAC7 <text:s/>- <text:s/>histone deacetylase 7, POU2F1 <text:s/>- <text:s/>pou class 2 homeobox 1, RRP8 <text:s/>- <text:s/>ribosomal rna processing 8, methyltransferase, homolog (yeast), MAFG <text:s/>- <text:s/>v-maf avian musculoaponeurotic fibrosarcoma oncogene homolog g, IRF1 <text:s/>- <text:s/>interferon regulatory factor 1, BCL3 <text:s/>- <text:s/>b-cell cll/lymphoma 3, NFAT5 <text:s/>- <text:s/>nuclear factor of activated t-cells 5, tonicity-responsive, GTF3C4 <text:s/>- <text:s/>general transcription factor iiic, polypeptide 4, 90kda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659</text:p>
          </table:table-cell>
          <table:table-cell office:value-type="string" calcext:value-type="string">
            <text:p>nucleic acid-templated transcription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185" calcext:value-type="float">
            <text:p>0.0185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1816" calcext:value-type="float">
            <text:p>1816</text:p>
          </table:table-cell>
          <table:table-cell office:value-type="float" office:value="440" calcext:value-type="float">
            <text:p>44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CHD6 <text:s/>- <text:s/>chromodomain helicase dna binding protein 6, SBNO2 <text:s/>- <text:s/>strawberry notch homolog 2 (drosophila)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FLI1 <text:s/>- <text:s/>fli-1 proto-oncogene, ets transcription factor, TLE4 <text:s/>- <text:s/>transducin-like enhancer of split 4 (e(sp1) homolog, drosophila), ELL2 <text:s/>- <text:s/>elongation factor, rna polymerase ii, 2, BCOR <text:s/>- <text:s/>bcl6 corepressor, REL <text:s/>- <text:s/>v-rel avian reticuloendotheliosis viral oncogene homolog, ING2 <text:s/>- <text:s/>inhibitor of growth family, member 2, VEZF1 <text:s/>- <text:s/>vascular endothelial zinc finger 1, CNOT2 <text:s/>- <text:s/>ccr4-not transcription complex, subunit 2, VSX2 <text:s/>- <text:s/>visual system homeobox 2, ZNF521 <text:s/>- <text:s/>zinc finger protein 521, SIRT2 <text:s/>- <text:s/>sirtuin 2, COMMD3 <text:s/>- <text:s/>comm domain containing 3, MLXIP <text:s/>- <text:s/>mlx interacting protein, ZNF319 <text:s/>- <text:s/>zinc finger protein 319, FOXN4 <text:s/>- <text:s/>forkhead box n4, EBF3 <text:s/>- <text:s/>early b-cell factor 3, FOXJ2 <text:s/>- <text:s/>forkhead box j2, SP2 <text:s/>- <text:s/>sp2 transcription factor, ETV6 <text:s/>- <text:s/>ets variant 6, ZMYND15 <text:s/>- <text:s/>zinc finger, mynd-type containing 15, FOXL1 <text:s/>- <text:s/>forkhead box l1, NFKB2 <text:s/>- <text:s/>nuclear factor of kappa light polypeptide gene enhancer in b-cells 2 (p49/p100), NFIX <text:s/>- <text:s/>nuclear factor i/x (ccaat-binding transcription factor), CSRNP2 <text:s/>- <text:s/>cysteine-serine-rich nuclear protein 2, GPBP1 <text:s/>- <text:s/>gc-rich promoter binding protein 1, NFKBIB <text:s/>- <text:s/>nuclear factor of kappa light polypeptide gene enhancer in b-cells inhibitor, beta, CBX2 <text:s/>- <text:s/>chromobox homolog 2, BMI1 <text:s/>- <text:s/>bmi1 polycomb ring finger oncogene, FOXP4 <text:s/>- <text:s/>forkhead box p4, GATAD2B <text:s/>- <text:s/>gata zinc finger domain containing 2b, HOXD11 <text:s/>- <text:s/>homeobox d11, EBF4 <text:s/>- <text:s/>early b-cell factor 4, MSX1 <text:s/>- <text:s/>msh homeobox 1, ELF3 <text:s/>- <text:s/>e74-like factor 3 (ets domain transcription factor, epithelial-specific ), EZH1 <text:s/>- <text:s/>enhancer of zeste homolog 1 (drosophila), ELF2 <text:s/>- <text:s/>e74-like factor 2 (ets domain transcription factor), ZNF641 <text:s/>- <text:s/>zinc finger protein 641, CREB1 <text:s/>- <text:s/>camp responsive element binding protein 1, SUV420H2 <text:s/>- <text:s/>suppressor of variegation 4-20 homolog 2 (drosophila), MNT <text:s/>- <text:s/>mnt, max dimerization protein, HOXC6 <text:s/>- <text:s/>homeobox c6, HOXC10 <text:s/>- <text:s/>homeobox c10, ARNTL <text:s/>- <text:s/>aryl hydrocarbon receptor nuclear translocator-like, ELMSAN1 <text:s/>- <text:s/>elm2 and myb/sant-like domain containing 1, RCOR2 <text:s/>- <text:s/>rest corepressor 2, SUPT16H <text:s/>- <text:s/>suppressor of ty 16 homolog (s. cerevisiae), EEF1A1 <text:s/>- <text:s/>eukaryotic translation elongation factor 1 alpha 1, HOXC5 <text:s/>- <text:s/>homeobox c5, BCORL1 <text:s/>- <text:s/>bcl6 corepressor-like 1, SP6 <text:s/>- <text:s/>sp6 transcription factor, HOXB9 <text:s/>- <text:s/>homeobox b9, STAT6 <text:s/>- <text:s/>signal transducer and activator of transcription 6, interleukin-4 induced, GLI1 <text:s/>- <text:s/>gli family zinc finger 1, EGR1 <text:s/>- <text:s/>early growth response 1, NFIC <text:s/>- <text:s/>nuclear factor i/c (ccaat-binding transcription factor), IKZF3 <text:s/>- <text:s/>ikaros family zinc finger 3 (aiolos), NPAS3 <text:s/>- <text:s/>neuronal pas domain protein 3, ZBTB7B <text:s/>- <text:s/>zinc finger and btb domain containing 7b, DEDD <text:s/>- <text:s/>death effector domain containing, KDM1B <text:s/>- <text:s/>lysine (k)-specific demethylase 1b, NFATC2 <text:s/>- <text:s/>nuclear factor of activated t-cells, cytoplasmic, calcineurin-dependent 2, BAZ1A <text:s/>- <text:s/>bromodomain adjacent to zinc finger domain, 1a, GATAD2A <text:s/>- <text:s/>gata zinc finger domain containing 2a, ZMIZ1 <text:s/>- <text:s/>zinc finger, miz-type containing 1, RBL1 <text:s/>- <text:s/>retinoblastoma-like 1 (p107), FOXA3 <text:s/>- <text:s/>forkhead box a3, UBTF <text:s/>- <text:s/>upstream binding transcription factor, rna polymerase i, HDAC7 <text:s/>- <text:s/>histone deacetylase 7, POU2F1 <text:s/>- <text:s/>pou class 2 homeobox 1, RRP8 <text:s/>- <text:s/>ribosomal rna processing 8, methyltransferase, homolog (yeast), MAFG <text:s/>- <text:s/>v-maf avian musculoaponeurotic fibrosarcoma oncogene homolog g, IRF1 <text:s/>- <text:s/>interferon regulatory factor 1, BCL3 <text:s/>- <text:s/>b-cell cll/lymphoma 3, NFAT5 <text:s/>- <text:s/>nuclear factor of activated t-cells 5, tonicity-responsive, GTF3C4 <text:s/>- <text:s/>general transcription factor iiic, polypeptide 4, 90kda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264</text:p>
          </table:table-cell>
          <table:table-cell office:value-type="string" calcext:value-type="string">
            <text:p>small GTPase mediated signal transduction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185" calcext:value-type="float">
            <text:p>0.0185</text:p>
          </table:table-cell>
          <table:table-cell office:value-type="float" office:value="2.55" calcext:value-type="float">
            <text:p>2.55</text:p>
          </table:table-cell>
          <table:table-cell office:value-type="float" office:value="13954" calcext:value-type="float">
            <text:p>13954</text:p>
          </table:table-cell>
          <table:table-cell office:value-type="float" office:value="224" calcext:value-type="float">
            <text:p>224</text:p>
          </table:table-cell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RALGDS <text:s/>- <text:s/>ral guanine nucleotide dissociation stimulator, C15orf62 <text:s/>- <text:s/>chromosome 15 open reading frame 62, ARFRP1 <text:s/>- <text:s/>adp-ribosylation factor related protein 1, SHC1 <text:s/>- <text:s/>shc (src homology 2 domain containing) transforming protein 1, RND1 <text:s/>- <text:s/>rho family gtpase 1, G3BP1 <text:s/>- <text:s/>gtpase activating protein (sh3 domain) binding protein 1, RAPGEF3 <text:s/>- <text:s/>rap guanine nucleotide exchange factor (gef) 3, EPS8L2 <text:s/>- <text:s/>eps8-like 2, G3BP2 <text:s/>- <text:s/>gtpase activating protein (sh3 domain) binding protein 2, VANGL2 <text:s/>- <text:s/>vangl planar cell polarity protein 2, ELMO1 <text:s/>- <text:s/>engulfment and cell motility 1, RHOBTB1 <text:s/>- <text:s/>rho-related btb domain containing 1, RAB38 <text:s/>- <text:s/>rab38, member ras oncogene family, ARF5 <text:s/>- <text:s/>adp-ribosylation factor 5, FAM65A <text:s/>- <text:s/>family with sequence similarity 65, member a, RRAD <text:s/>- <text:s/>ras-related associated with diabetes, SHOC2 <text:s/>- <text:s/>soc-2 suppressor of clear homolog (c. elegans), RHOG <text:s/>- <text:s/>ras homolog family member 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165</text:p>
          </table:table-cell>
          <table:table-cell office:value-type="string" calcext:value-type="string">
            <text:p>MAPK cascade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33" calcext:value-type="float">
            <text:p>2.33</text:p>
          </table:table-cell>
          <table:table-cell office:value-type="float" office:value="13954" calcext:value-type="float">
            <text:p>13954</text:p>
          </table:table-cell>
          <table:table-cell office:value-type="float" office:value="286" calcext:value-type="float">
            <text:p>286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MAP4K2 <text:s/>- <text:s/>mitogen-activated protein kinase kinase kinase kinase 2, GRIN2A <text:s/>- <text:s/>glutamate receptor, ionotropic, n-methyl d-aspartate 2a, CTSH <text:s/>- <text:s/>cathepsin h, SHC1 <text:s/>- <text:s/>shc (src homology 2 domain containing) transforming protein 1, DLG4 <text:s/>- <text:s/>discs, large homolog 4 (drosophila), DUSP5 <text:s/>- <text:s/>dual specificity phosphatase 5, PSME2 <text:s/>- <text:s/>proteasome (prosome, macropain) activator subunit 2 (pa28 beta), FGF13 <text:s/>- <text:s/>fibroblast growth factor 13, TGFB1 <text:s/>- <text:s/>transforming growth factor, beta 1, FRS2 <text:s/>- <text:s/>fibroblast growth factor receptor substrate 2, MAP3K8 <text:s/>- <text:s/>mitogen-activated protein kinase kinase kinase 8, TRIB1 <text:s/>- <text:s/>tribbles homolog 1 (drosophila), RIPK2 <text:s/>- <text:s/>receptor-interacting serine-threonine kinase 2, GRIN2D <text:s/>- <text:s/>glutamate receptor, ionotropic, n-methyl d-aspartate 2d, CAMK2A <text:s/>- <text:s/>calcium/calmodulin-dependent protein kinase ii alpha, DAB2IP <text:s/>- <text:s/>dab2 interacting protein, NRG1 <text:s/>- <text:s/>neuregulin 1, JAK1 <text:s/>- <text:s/>janus kinase 1, RASA2 <text:s/>- <text:s/>ras p21 protein activator 2, FGF18 <text:s/>- <text:s/>fibroblast growth factor 18, MAP3K11 <text:s/>- <text:s/>mitogen-activated protein kinase kinase kinase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90</text:p>
          </table:table-cell>
          <table:table-cell office:value-type="string" calcext:value-type="string">
            <text:p>positive regulation of leukocyte chemotaxis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206" calcext:value-type="float">
            <text:p>0.0206</text:p>
          </table:table-cell>
          <table:table-cell office:value-type="float" office:value="4.14" calcext:value-type="float">
            <text:p>4.14</text:p>
          </table:table-cell>
          <table:table-cell office:value-type="float" office:value="13954" calcext:value-type="float">
            <text:p>13954</text:p>
          </table:table-cell>
          <table:table-cell office:value-type="float" office:value="69" calcext:value-type="float">
            <text:p>69</text:p>
          </table:table-cell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D74 <text:s/>- <text:s/>cd74 molecule, major histocompatibility complex, class ii invariant chain, CXCL5 <text:s/>- <text:s/>chemokine (c-x-c motif) ligand 5, TNFSF14 <text:s/>- <text:s/>tumor necrosis factor (ligand) superfamily, member 14, CXCL10 <text:s/>- <text:s/>chemokine (c-x-c motif) ligand 10, CXCL6 <text:s/>- <text:s/>chemokine (c-x-c motif) ligand 6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823</text:p>
          </table:table-cell>
          <table:table-cell office:value-type="string" calcext:value-type="string">
            <text:p>negative regulation of nucleocytoplasmic transport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207" calcext:value-type="float">
            <text:p>0.0207</text:p>
          </table:table-cell>
          <table:table-cell office:value-type="float" office:value="4.61" calcext:value-type="float">
            <text:p>4.61</text:p>
          </table:table-cell>
          <table:table-cell office:value-type="float" office:value="13954" calcext:value-type="float">
            <text:p>13954</text:p>
          </table:table-cell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DAB2IP <text:s/>- <text:s/>dab2 interacting protein, PDE2A <text:s/>- <text:s/>phosphodiesterase 2a, cgmp-stimulated, RANGAP1 <text:s/>- <text:s/>ran gtpase activating protein 1, TNFSF14 <text:s/>- <text:s/>tumor necrosis factor (ligand) superfamily, member 14, G3BP2 <text:s/>- <text:s/>gtpase activating protein (sh3 domain) binding protein 2, NUP153 <text:s/>- <text:s/>nucleoporin 153kda, CYLD <text:s/>- <text:s/>cylindromatosis (turban tumor syndrome), NFKBIE <text:s/>- <text:s/>nuclear factor of kappa light polypeptide gene enhancer in b-cells inhibitor, epsilo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634</text:p>
          </table:table-cell>
          <table:table-cell office:value-type="string" calcext:value-type="string">
            <text:p>regulation of muscle organ development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208" calcext:value-type="float">
            <text:p>0.0208</text:p>
          </table:table-cell>
          <table:table-cell office:value-type="float" office:value="3.49" calcext:value-type="float">
            <text:p>3.49</text:p>
          </table:table-cell>
          <table:table-cell office:value-type="float" office:value="13954" calcext:value-type="float">
            <text:p>13954</text:p>
          </table:table-cell>
          <table:table-cell office:value-type="float" office:value="100" calcext:value-type="float">
            <text:p>100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WNT10B <text:s/>- <text:s/>wingless-type mmtv integration site family, member 10b, ARNTL <text:s/>- <text:s/>aryl hydrocarbon receptor nuclear translocator-like, GREM1 <text:s/>- <text:s/>gremlin 1, dan family bmp antagonist, NRG1 <text:s/>- <text:s/>neuregulin 1, BMP2 <text:s/>- <text:s/>bone morphogenetic protein 2, KCNK2 <text:s/>- <text:s/>potassium channel, subfamily k, member 2, TGFB1 <text:s/>- <text:s/>transforming growth factor, beta 1, FRS2 <text:s/>- <text:s/>fibroblast growth factor receptor substrate 2, SHH <text:s/>- <text:s/>sonic hedgehog, CREB1 <text:s/>- <text:s/>camp responsive element binding protein 1, SIRT2 <text:s/>- <text:s/>sirtu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785</text:p>
          </table:table-cell>
          <table:table-cell office:value-type="string" calcext:value-type="string">
            <text:p>positive regulation of cell adhesion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209" calcext:value-type="float">
            <text:p>0.0209</text:p>
          </table:table-cell>
          <table:table-cell office:value-type="float" office:value="2.32" calcext:value-type="float">
            <text:p>2.32</text:p>
          </table:table-cell>
          <table:table-cell office:value-type="float" office:value="13954" calcext:value-type="float">
            <text:p>13954</text:p>
          </table:table-cell>
          <table:table-cell office:value-type="float" office:value="287" calcext:value-type="float">
            <text:p>287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ITGA5 <text:s/>- <text:s/>integrin, alpha 5 (fibronectin receptor, alpha polypeptide), TGFB1 <text:s/>- <text:s/>transforming growth factor, beta 1, SHH <text:s/>- <text:s/>sonic hedgehog, MAP3K8 <text:s/>- <text:s/>mitogen-activated protein kinase kinase kinase 8, CD83 <text:s/>- <text:s/>cd83 molecule, RIPK2 <text:s/>- <text:s/>receptor-interacting serine-threonine kinase 2, FAM49B <text:s/>- <text:s/>family with sequence similarity 49, member b, IL23A <text:s/>- <text:s/>interleukin 23, alpha subunit p19, MYADM <text:s/>- <text:s/>myeloid-associated differentiation marker, CD74 <text:s/>- <text:s/>cd74 molecule, major histocompatibility complex, class ii invariant chain, WNT4 <text:s/>- <text:s/>wingless-type mmtv integration site family, member 4, ADAM8 <text:s/>- <text:s/>adam metallopeptidase domain 8, TRAF2 <text:s/>- <text:s/>tnf receptor-associated factor 2, TNFSF14 <text:s/>- <text:s/>tumor necrosis factor (ligand) superfamily, member 14, LGALS1 <text:s/>- <text:s/>lectin, galactoside-binding, soluble, 1, CYLD <text:s/>- <text:s/>cylindromatosis (turban tumor syndrome), IL6ST <text:s/>- <text:s/>interleukin 6 signal transducer (gp130, oncostatin m receptor), SMAD7 <text:s/>- <text:s/>smad family member 7, COL16A1 <text:s/>- <text:s/>collagen, type xvi, alpha 1, RARA <text:s/>- <text:s/>retinoic acid receptor, alpha, ZMIZ1 <text:s/>- <text:s/>zinc finger, miz-type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417</text:p>
          </table:table-cell>
          <table:table-cell office:value-type="string" calcext:value-type="string">
            <text:p>cellular response to organonitrogen compound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211" calcext:value-type="float">
            <text:p>0.0211</text:p>
          </table:table-cell>
          <table:table-cell office:value-type="float" office:value="2.27" calcext:value-type="float">
            <text:p>2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08" calcext:value-type="float">
            <text:p>308</text:p>
          </table:table-cell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KCNJ11 <text:s/>- <text:s/>potassium inwardly-rectifying channel, subfamily j, member 11, AKT2 <text:s/>- <text:s/>v-akt murine thymoma viral oncogene homolog 2, RAPGEF3 <text:s/>- <text:s/>rap guanine nucleotide exchange factor (gef) 3, TGFB1 <text:s/>- <text:s/>transforming growth factor, beta 1, RANGAP1 <text:s/>- <text:s/>ran gtpase activating protein 1, GLRA2 <text:s/>- <text:s/>glycine receptor, alpha 2, RIPK2 <text:s/>- <text:s/>receptor-interacting serine-threonine kinase 2, DNMT3A <text:s/>- <text:s/>dna (cytosine-5-)-methyltransferase 3 alpha, IGFBP5 <text:s/>- <text:s/>insulin-like growth factor binding protein 5, WDTC1 <text:s/>- <text:s/>wd and tetratricopeptide repeats 1, SIN3A <text:s/>- <text:s/>sin3 transcription regulator family member a, SORBS1 <text:s/>- <text:s/>sorbin and sh3 domain containing 1, WNT10B <text:s/>- <text:s/>wingless-type mmtv integration site family, member 10b, EGR1 <text:s/>- <text:s/>early growth response 1, PDE2A <text:s/>- <text:s/>phosphodiesterase 2a, cgmp-stimulated, MSX1 <text:s/>- <text:s/>msh homeobox 1, PRKCD <text:s/>- <text:s/>protein kinase c, delta, PTGS2 <text:s/>- <text:s/>prostaglandin-endoperoxide synthase 2 (prostaglandin g/h synthase and cyclooxygenase), KLF10 <text:s/>- <text:s/>kruppel-like factor 10, CREB1 <text:s/>- <text:s/>camp responsive element binding protein 1, SIRT2 <text:s/>- <text:s/>sirtuin 2, COL16A1 <text:s/>- <text:s/>collagen, type xvi, alpha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265</text:p>
          </table:table-cell>
          <table:table-cell office:value-type="string" calcext:value-type="string">
            <text:p>Ras protein signal transduction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213" calcext:value-type="float">
            <text:p>0.0213</text:p>
          </table:table-cell>
          <table:table-cell office:value-type="float" office:value="3.25" calcext:value-type="float">
            <text:p>3.25</text:p>
          </table:table-cell>
          <table:table-cell office:value-type="float" office:value="13954" calcext:value-type="float">
            <text:p>13954</text:p>
          </table:table-cell>
          <table:table-cell office:value-type="float" office:value="117" calcext:value-type="float">
            <text:p>117</text:p>
          </table:table-cell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RALGDS <text:s/>- <text:s/>ral guanine nucleotide dissociation stimulator, ELMO1 <text:s/>- <text:s/>engulfment and cell motility 1, C15orf62 <text:s/>- <text:s/>chromosome 15 open reading frame 62, SHC1 <text:s/>- <text:s/>shc (src homology 2 domain containing) transforming protein 1, RAPGEF3 <text:s/>- <text:s/>rap guanine nucleotide exchange factor (gef) 3, G3BP1 <text:s/>- <text:s/>gtpase activating protein (sh3 domain) binding protein 1, EPS8L2 <text:s/>- <text:s/>eps8-like 2, G3BP2 <text:s/>- <text:s/>gtpase activating protein (sh3 domain) binding protein 2, FAM65A <text:s/>- <text:s/>family with sequence similarity 65, member a, SHOC2 <text:s/>- <text:s/>soc-2 suppressor of clear homolog (c. elegans), RHOG <text:s/>- <text:s/>ras homolog family member g, VANGL2 <text:s/>- <text:s/>vangl planar cell polarity prote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692</text:p>
          </table:table-cell>
          <table:table-cell office:value-type="string" calcext:value-type="string">
            <text:p>muscle cell differentiation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0221" calcext:value-type="float">
            <text:p>0.0221</text:p>
          </table:table-cell>
          <table:table-cell office:value-type="float" office:value="3.73" calcext:value-type="float">
            <text:p>3.73</text:p>
          </table:table-cell>
          <table:table-cell office:value-type="float" office:value="13954" calcext:value-type="float">
            <text:p>13954</text:p>
          </table:table-cell>
          <table:table-cell office:value-type="float" office:value="85" calcext:value-type="float">
            <text:p>85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WNT10B <text:s/>- <text:s/>wingless-type mmtv integration site family, member 10b, RARB <text:s/>- <text:s/>retinoic acid receptor, beta, NRG1 <text:s/>- <text:s/>neuregulin 1, BMP2 <text:s/>- <text:s/>bone morphogenetic protein 2, WNT4 <text:s/>- <text:s/>wingless-type mmtv integration site family, member 4, AKAP13 <text:s/>- <text:s/>a kinase (prka) anchor protein 13, SHH <text:s/>- <text:s/>sonic hedgehog, LGALS1 <text:s/>- <text:s/>lectin, galactoside-binding, soluble, 1, IGFBP5 <text:s/>- <text:s/>insulin-like growth factor binding protein 5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831</text:p>
          </table:table-cell>
          <table:table-cell office:value-type="string" calcext:value-type="string">
            <text:p>regulation of response to biotic stimulus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222" calcext:value-type="float">
            <text:p>0.0222</text:p>
          </table:table-cell>
          <table:table-cell office:value-type="float" office:value="3.45" calcext:value-type="float">
            <text:p>3.45</text:p>
          </table:table-cell>
          <table:table-cell office:value-type="float" office:value="13954" calcext:value-type="float">
            <text:p>13954</text:p>
          </table:table-cell>
          <table:table-cell office:value-type="float" office:value="101" calcext:value-type="float">
            <text:p>101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IL23A <text:s/>- <text:s/>interleukin 23, alpha subunit p19, ELMO1 <text:s/>- <text:s/>engulfment and cell motility 1, TNFAIP3 <text:s/>- <text:s/>tumor necrosis factor, alpha-induced protein 3, AP1S2 <text:s/>- <text:s/>adaptor-related protein complex 1, sigma 2 subunit, BIRC3 <text:s/>- <text:s/>baculoviral iap repeat containing 3, IL27 <text:s/>- <text:s/>interleukin 27, TRIB1 <text:s/>- <text:s/>tribbles homolog 1 (drosophila), RIPK2 <text:s/>- <text:s/>receptor-interacting serine-threonine kinase 2, SIRT2 <text:s/>- <text:s/>sirtuin 2, SIN3A <text:s/>- <text:s/>sin3 transcription regulator family member a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388</text:p>
          </table:table-cell>
          <table:table-cell office:value-type="string" calcext:value-type="string">
            <text:p>positive regulation of intracellular transport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221" calcext:value-type="float">
            <text:p>0.0221</text:p>
          </table:table-cell>
          <table:table-cell office:value-type="float" office:value="2.43" calcext:value-type="float">
            <text:p>2.43</text:p>
          </table:table-cell>
          <table:table-cell office:value-type="float" office:value="13954" calcext:value-type="float">
            <text:p>13954</text:p>
          </table:table-cell>
          <table:table-cell office:value-type="float" office:value="248" calcext:value-type="float">
            <text:p>248</text:p>
          </table:table-cell>
          <table:table-cell office:value-type="float" office:value="440" calcext:value-type="float">
            <text:p>4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RNF31 <text:s/>- <text:s/>ring finger protein 31, HPCA <text:s/>- <text:s/>hippocalcin, KCNJ11 <text:s/>- <text:s/>potassium inwardly-rectifying channel, subfamily j, member 11, AKT2 <text:s/>- <text:s/>v-akt murine thymoma viral oncogene homolog 2, CSF3 <text:s/>- <text:s/>colony stimulating factor 3 (granulocyte), RAPGEF3 <text:s/>- <text:s/>rap guanine nucleotide exchange factor (gef) 3, TGFB1 <text:s/>- <text:s/>transforming growth factor, beta 1, SHH <text:s/>- <text:s/>sonic hedgehog, ZDHHC8 <text:s/>- <text:s/>zinc finger, dhhc-type containing 8, EDAR <text:s/>- <text:s/>ectodysplasin a receptor, IL23A <text:s/>- <text:s/>interleukin 23, alpha subunit p19, GREM1 <text:s/>- <text:s/>gremlin 1, dan family bmp antagonist, NRG1 <text:s/>- <text:s/>neuregulin 1, TNFSF14 <text:s/>- <text:s/>tumor necrosis factor (ligand) superfamily, member 14, PRKCD <text:s/>- <text:s/>protein kinase c, delta, PTGS2 <text:s/>- <text:s/>prostaglandin-endoperoxide synthase 2 (prostaglandin g/h synthase and cyclooxygenase), FAM65A <text:s/>- <text:s/>family with sequence similarity 65, member a, KCNN3 <text:s/>- <text:s/>potassium intermediate/small conductance calcium-activated channel, subfamily n, member 3, FGR <text:s/>- <text:s/>feline gardner-rasheed sarcoma viral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869</text:p>
          </table:table-cell>
          <table:table-cell office:value-type="string" calcext:value-type="string">
            <text:p>cellular developmental process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224" calcext:value-type="float">
            <text:p>0.0224</text:p>
          </table:table-cell>
          <table:table-cell office:value-type="float" office:value="1.41" calcext:value-type="float">
            <text:p>1.41</text:p>
          </table:table-cell>
          <table:table-cell office:value-type="float" office:value="13954" calcext:value-type="float">
            <text:p>13954</text:p>
          </table:table-cell>
          <table:table-cell office:value-type="float" office:value="2049" calcext:value-type="float">
            <text:p>2049</text:p>
          </table:table-cell>
          <table:table-cell office:value-type="float" office:value="440" calcext:value-type="float">
            <text:p>44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SBNO2 <text:s/>- <text:s/>strawberry notch homolog 2 (drosophila), PRRX1 <text:s/>- <text:s/>paired related homeobox 1, PVRL3 <text:s/>- <text:s/>poliovirus receptor-related 3, PTPRS <text:s/>- <text:s/>protein tyrosine phosphatase, receptor type, s, SIN3A <text:s/>- <text:s/>sin3 transcription regulator family member a, LINGO1 <text:s/>- <text:s/>leucine rich repeat and ig domain containing 1, CAMK2A <text:s/>- <text:s/>calcium/calmodulin-dependent protein kinase ii alpha, SEMA4A <text:s/>- <text:s/>sema domain, immunoglobulin domain (ig), transmembrane domain (tm) and short cytoplasmic domain, (semaphorin) 4a, WNT10B <text:s/>- <text:s/>wingless-type mmtv integration site family, member 10b, ATP11C <text:s/>- <text:s/>atpase, class vi, type 11c, FSCN3 <text:s/>- <text:s/>fascin homolog 3, actin-bundling protein, testicular (strongylocentrotus purpuratus), SH2B3 <text:s/>- <text:s/>sh2b adaptor protein 3, FLI1 <text:s/>- <text:s/>fli-1 proto-oncogene, ets transcription factor, ING2 <text:s/>- <text:s/>inhibitor of growth family, member 2, VEZF1 <text:s/>- <text:s/>vascular endothelial zinc finger 1, CNOT2 <text:s/>- <text:s/>ccr4-not transcription complex, subunit 2, LGALS1 <text:s/>- <text:s/>lectin, galactoside-binding, soluble, 1, ZNF521 <text:s/>- <text:s/>zinc finger protein 521, SCUBE3 <text:s/>- <text:s/>signal peptide, cub domain, egf-like 3, FGF18 <text:s/>- <text:s/>fibroblast growth factor 18, CTNNA2 <text:s/>- <text:s/>catenin (cadherin-associated protein), alpha 2, FOXN4 <text:s/>- <text:s/>forkhead box n4, CEND1 <text:s/>- <text:s/>cell cycle exit and neuronal differentiation 1, AKT2 <text:s/>- <text:s/>v-akt murine thymoma viral oncogene homolog 2, UNC119 <text:s/>- <text:s/>unc-119 homolog (c. elegans), SKIL <text:s/>- <text:s/>ski-like oncogene, ETV6 <text:s/>- <text:s/>ets variant 6, ZMYND15 <text:s/>- <text:s/>zinc finger, mynd-type containing 15, FRS2 <text:s/>- <text:s/>fibroblast growth factor receptor substrate 2, NFKB2 <text:s/>- <text:s/>nuclear factor of kappa light polypeptide gene enhancer in b-cells 2 (p49/p100), EDAR <text:s/>- <text:s/>ectodysplasin a receptor, CBX2 <text:s/>- <text:s/>chromobox homolog 2, GREM1 <text:s/>- <text:s/>gremlin 1, dan family bmp antagonist, NRG1 <text:s/>- <text:s/>neuregulin 1, WNT4 <text:s/>- <text:s/>wingless-type mmtv integration site family, member 4, BMP2 <text:s/>- <text:s/>bone morphogenetic protein 2, MSX1 <text:s/>- <text:s/>msh homeobox 1, DSP <text:s/>- <text:s/>desmoplakin, ELF3 <text:s/>- <text:s/>e74-like factor 3 (ets domain transcription factor, epithelial-specific ), AKAP13 <text:s/>- <text:s/>a kinase (prka) anchor protein 13, ELF2 <text:s/>- <text:s/>e74-like factor 2 (ets domain transcription factor), CREB1 <text:s/>- <text:s/>camp responsive element binding protein 1, FGR <text:s/>- <text:s/>feline gardner-rasheed sarcoma viral oncogene homolog, CYLD <text:s/>- <text:s/>cylindromatosis (turban tumor syndrome), SEPT6 <text:s/>- <text:s/>septin 6, MNT <text:s/>- <text:s/>mnt, max dimerization protein, HOXC10 <text:s/>- <text:s/>homeobox c10, STK4 <text:s/>- <text:s/>serine/threonine kinase 4, ACIN1 <text:s/>- <text:s/>apoptotic chromatin condensation inducer 1, ITGA5 <text:s/>- <text:s/>integrin, alpha 5 (fibronectin receptor, alpha polypeptide), ARNTL <text:s/>- <text:s/>aryl hydrocarbon receptor nuclear translocator-like, PDE1B <text:s/>- <text:s/>phosphodiesterase 1b, calmodulin-dependent, FFAR2 <text:s/>- <text:s/>free fatty acid receptor 2, RC3H2 <text:s/>- <text:s/>ring finger and ccch-type domains 2, DLG4 <text:s/>- <text:s/>discs, large homolog 4 (drosophila), GADD45B <text:s/>- <text:s/>growth arrest and dna-damage-inducible, beta, UBD <text:s/>- <text:s/>ubiquitin d, SHH <text:s/>- <text:s/>sonic hedgehog, LRFN1 <text:s/>- <text:s/>leucine rich repeat and fibronectin type iii domain containing 1, WNT10A <text:s/>- <text:s/>wingless-type mmtv integration site family, member 10a, SQSTM1 <text:s/>- <text:s/>sequestosome 1, LRP4 <text:s/>- <text:s/>low density lipoprotein receptor-related protein 4, STAT6 <text:s/>- <text:s/>signal transducer and activator of transcription 6, interleukin-4 induced, DAB2IP <text:s/>- <text:s/>dab2 interacting protein, GLI1 <text:s/>- <text:s/>gli family zinc finger 1, EGR1 <text:s/>- <text:s/>early growth response 1, RARB <text:s/>- <text:s/>retinoic acid receptor, beta, JAK1 <text:s/>- <text:s/>janus kinase 1, ZBTB7B <text:s/>- <text:s/>zinc finger and btb domain containing 7b, ADAM8 <text:s/>- <text:s/>adam metallopeptidase domain 8, PTGS2 <text:s/>- <text:s/>prostaglandin-endoperoxide synthase 2 (prostaglandin g/h synthase and cyclooxygenase), NFATC2 <text:s/>- <text:s/>nuclear factor of activated t-cells, cytoplasmic, calcineurin-dependent 2, RARA <text:s/>- <text:s/>retinoic acid receptor, alpha, ZMIZ1 <text:s/>- <text:s/>zinc finger, miz-type containing 1, FOXA3 <text:s/>- <text:s/>forkhead box a3, GRIN2A <text:s/>- <text:s/>glutamate receptor, ionotropic, n-methyl d-aspartate 2a, RND1 <text:s/>- <text:s/>rho family gtpase 1, CSF3 <text:s/>- <text:s/>colony stimulating factor 3 (granulocyte), PKDCC <text:s/>- <text:s/>protein kinase domain containing, cytoplasmic, RAPGEF3 <text:s/>- <text:s/>rap guanine nucleotide exchange factor (gef) 3, SPATA2 <text:s/>- <text:s/>spermatogenesis associated 2, TGFB1 <text:s/>- <text:s/>transforming growth factor, beta 1, HDAC7 <text:s/>- <text:s/>histone deacetylase 7, DNMT3A <text:s/>- <text:s/>dna (cytosine-5-)-methyltransferase 3 alpha, IGFBP5 <text:s/>- <text:s/>insulin-like growth factor binding protein 5, MFNG <text:s/>- <text:s/>mfng o-fucosylpeptide 3-beta-n-acetylglucosaminyltransferase, MYADM <text:s/>- <text:s/>myeloid-associated differentiation marker, IRF1 <text:s/>- <text:s/>interferon regulatory factor 1, PDE2A <text:s/>- <text:s/>phosphodiesterase 2a, cgmp-stimulated, BCL3 <text:s/>- <text:s/>b-cell cll/lymphoma 3, PRKCD <text:s/>- <text:s/>protein kinase c, delt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325</text:p>
          </table:table-cell>
          <table:table-cell office:value-type="string" calcext:value-type="string">
            <text:p>regulation of phosphorylation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226" calcext:value-type="float">
            <text:p>0.0226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1117" calcext:value-type="float">
            <text:p>1117</text:p>
          </table:table-cell>
          <table:table-cell office:value-type="float" office:value="440" calcext:value-type="float">
            <text:p>4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RPS6KA6 <text:s/>- <text:s/>ribosomal protein s6 kinase, 90kda, polypeptide 6, MAP3K8 <text:s/>- <text:s/>mitogen-activated protein kinase kinase kinase 8, VANGL2 <text:s/>- <text:s/>vangl planar cell polarity protein 2, IL23A <text:s/>- <text:s/>interleukin 23, alpha subunit p19, PRMT1 <text:s/>- <text:s/>protein arginine methyltransferase 1, CD74 <text:s/>- <text:s/>cd74 molecule, major histocompatibility complex, class ii invariant chain, FGF18 <text:s/>- <text:s/>fibroblast growth factor 18, SIRT2 <text:s/>- <text:s/>sirtuin 2, CHI3L1 <text:s/>- <text:s/>chitinase 3-like 1 (cartilage glycoprotein-39), MAP3K11 <text:s/>- <text:s/>mitogen-activated protein kinase kinase kinase 11, FBLN1 <text:s/>- <text:s/>fibulin 1, MAP4K2 <text:s/>- <text:s/>mitogen-activated protein kinase kinase kinase kinase 2, AKT2 <text:s/>- <text:s/>v-akt murine thymoma viral oncogene homolog 2, DUSP5 <text:s/>- <text:s/>dual specificity phosphatase 5, UNC119 <text:s/>- <text:s/>unc-119 homolog (c. elegans), FRS2 <text:s/>- <text:s/>fibroblast growth factor receptor substrate 2, EDAR <text:s/>- <text:s/>ectodysplasin a receptor, CCNYL1 <text:s/>- <text:s/>cyclin y-like 1, TRIB2 <text:s/>- <text:s/>tribbles homolog 2 (drosophila), GREM1 <text:s/>- <text:s/>gremlin 1, dan family bmp antagonist, CAMKK1 <text:s/>- <text:s/>calcium/calmodulin-dependent protein kinase kinase 1, alpha, NRG1 <text:s/>- <text:s/>neuregulin 1, BMP2 <text:s/>- <text:s/>bone morphogenetic protein 2, TNFAIP3 <text:s/>- <text:s/>tumor necrosis factor, alpha-induced protein 3, AKAP13 <text:s/>- <text:s/>a kinase (prka) anchor protein 13, FGR <text:s/>- <text:s/>feline gardner-rasheed sarcoma viral oncogene homolog, DUSP2 <text:s/>- <text:s/>dual specificity phosphatase 2, RSPO1 <text:s/>- <text:s/>r-spondin 1, IL6ST <text:s/>- <text:s/>interleukin 6 signal transducer (gp130, oncostatin m receptor), STK4 <text:s/>- <text:s/>serine/threonine kinase 4, ITGA5 <text:s/>- <text:s/>integrin, alpha 5 (fibronectin receptor, alpha polypeptide), SHC1 <text:s/>- <text:s/>shc (src homology 2 domain containing) transforming protein 1, FGF13 <text:s/>- <text:s/>fibroblast growth factor 13, GADD45B <text:s/>- <text:s/>growth arrest and dna-damage-inducible, beta, TRIB1 <text:s/>- <text:s/>tribbles homolog 1 (drosophila), SQSTM1 <text:s/>- <text:s/>sequestosome 1, LRP4 <text:s/>- <text:s/>low density lipoprotein receptor-related protein 4, DAB2IP <text:s/>- <text:s/>dab2 interacting protein, ADAM8 <text:s/>- <text:s/>adam metallopeptidase domain 8, PTGS2 <text:s/>- <text:s/>prostaglandin-endoperoxide synthase 2 (prostaglandin g/h synthase and cyclooxygenase), RBL1 <text:s/>- <text:s/>retinoblastoma-like 1 (p107), CSF3 <text:s/>- <text:s/>colony stimulating factor 3 (granulocyte), RAPGEF3 <text:s/>- <text:s/>rap guanine nucleotide exchange factor (gef) 3, TGFB1 <text:s/>- <text:s/>transforming growth factor, beta 1, FAM129A <text:s/>- <text:s/>family with sequence similarity 129, member a, PLXNB2 <text:s/>- <text:s/>plexin b2, RIPK2 <text:s/>- <text:s/>receptor-interacting serine-threonine kinase 2, CDKN1B <text:s/>- <text:s/>cyclin-dependent kinase inhibitor 1b (p27, kip1), CXCL10 <text:s/>- <text:s/>chemokine (c-x-c motif) ligand 10, MYADM <text:s/>- <text:s/>myeloid-associated differentiation marker, CDC37 <text:s/>- <text:s/>cell division cycle 37, PRKCD <text:s/>- <text:s/>protein kinase c, delta, TRAF2 <text:s/>- <text:s/>tnf receptor-associated factor 2, SMAD7 <text:s/>- <text:s/>smad family member 7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0012</text:p>
          </table:table-cell>
          <table:table-cell office:value-type="string" calcext:value-type="string">
            <text:p>regulation of locomotion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244" calcext:value-type="float">
            <text:p>0.0244</text:p>
          </table:table-cell>
          <table:table-cell office:value-type="float" office:value="1.81" calcext:value-type="float">
            <text:p>1.81</text:p>
          </table:table-cell>
          <table:table-cell office:value-type="float" office:value="13954" calcext:value-type="float">
            <text:p>13954</text:p>
          </table:table-cell>
          <table:table-cell office:value-type="float" office:value="650" calcext:value-type="float">
            <text:p>650</text:p>
          </table:table-cell>
          <table:table-cell office:value-type="float" office:value="440" calcext:value-type="float">
            <text:p>4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ITGA5 <text:s/>- <text:s/>integrin, alpha 5 (fibronectin receptor, alpha polypeptide), LRP1 <text:s/>- <text:s/>low density lipoprotein receptor-related protein 1, SHH <text:s/>- <text:s/>sonic hedgehog, TRIB1 <text:s/>- <text:s/>tribbles homolog 1 (drosophila), SEMA4A <text:s/>- <text:s/>sema domain, immunoglobulin domain (ig), transmembrane domain (tm) and short cytoplasmic domain, (semaphorin) 4a, DAB2IP <text:s/>- <text:s/>dab2 interacting protein, IL23A <text:s/>- <text:s/>interleukin 23, alpha subunit p19, CD74 <text:s/>- <text:s/>cd74 molecule, major histocompatibility complex, class ii invariant chain, CXCL16 <text:s/>- <text:s/>chemokine (c-x-c motif) ligand 16, ADAM8 <text:s/>- <text:s/>adam metallopeptidase domain 8, TNFSF14 <text:s/>- <text:s/>tumor necrosis factor (ligand) superfamily, member 14, PTGS2 <text:s/>- <text:s/>prostaglandin-endoperoxide synthase 2 (prostaglandin g/h synthase and cyclooxygenase), FAM65A <text:s/>- <text:s/>family with sequence similarity 65, member a, FGF18 <text:s/>- <text:s/>fibroblast growth factor 18, FBLN1 <text:s/>- <text:s/>fibulin 1, CTSH <text:s/>- <text:s/>cathepsin h, AKT2 <text:s/>- <text:s/>v-akt murine thymoma viral oncogene homolog 2, TGFB1 <text:s/>- <text:s/>transforming growth factor, beta 1, PLXNB2 <text:s/>- <text:s/>plexin b2, SRGAP3 <text:s/>- <text:s/>slit-robo rho gtpase activating protein 3, HDAC7 <text:s/>- <text:s/>histone deacetylase 7, CXCL10 <text:s/>- <text:s/>chemokine (c-x-c motif) ligand 10, IGFBP5 <text:s/>- <text:s/>insulin-like growth factor binding protein 5, CXCL2 <text:s/>- <text:s/>chemokine (c-x-c motif) ligand 2, GREM1 <text:s/>- <text:s/>gremlin 1, dan family bmp antagonist, MYADM <text:s/>- <text:s/>myeloid-associated differentiation marker, WNT4 <text:s/>- <text:s/>wingless-type mmtv integration site family, member 4, CXCL1 <text:s/>- <text:s/>chemokine (c-x-c motif) ligand 1 (melanoma growth stimulating activity, alpha), BMP2 <text:s/>- <text:s/>bone morphogenetic protein 2, NRG1 <text:s/>- <text:s/>neuregulin 1, CXCL5 <text:s/>- <text:s/>chemokine (c-x-c motif) ligand 5, GCSAM <text:s/>- <text:s/>germinal center-associated, signaling and motility, RCC2 <text:s/>- <text:s/>regulator of chromosome condensation 2, FGR <text:s/>- <text:s/>feline gardner-rasheed sarcoma viral oncogene homolog, CXCL6 <text:s/>- <text:s/>chemokine (c-x-c motif) ligand 6, SMAD7 <text:s/>- <text:s/>smad family member 7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828</text:p>
          </table:table-cell>
          <table:table-cell office:value-type="string" calcext:value-type="string">
            <text:p>regulation of canonical Wnt signaling pathway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247" calcext:value-type="float">
            <text:p>0.0247</text:p>
          </table:table-cell>
          <table:table-cell office:value-type="float" office:value="2.56" calcext:value-type="float">
            <text:p>2.56</text:p>
          </table:table-cell>
          <table:table-cell office:value-type="float" office:value="13954" calcext:value-type="float">
            <text:p>13954</text:p>
          </table:table-cell>
          <table:table-cell office:value-type="float" office:value="211" calcext:value-type="float">
            <text:p>211</text:p>
          </table:table-cell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ARNTL <text:s/>- <text:s/>aryl hydrocarbon receptor nuclear translocator-like, KREMEN2 <text:s/>- <text:s/>kringle containing transmembrane protein 2, DIXDC1 <text:s/>- <text:s/>dix domain containing 1, G3BP1 <text:s/>- <text:s/>gtpase activating protein (sh3 domain) binding protein 1, PSME2 <text:s/>- <text:s/>proteasome (prosome, macropain) activator subunit 2 (pa28 beta), SHH <text:s/>- <text:s/>sonic hedgehog, LRP4 <text:s/>- <text:s/>low density lipoprotein receptor-related protein 4, WNT10B <text:s/>- <text:s/>wingless-type mmtv integration site family, member 10b, EGR1 <text:s/>- <text:s/>early growth response 1, GLI1 <text:s/>- <text:s/>gli family zinc finger 1, DAB2IP <text:s/>- <text:s/>dab2 interacting protein, GREM1 <text:s/>- <text:s/>gremlin 1, dan family bmp antagonist, BMP2 <text:s/>- <text:s/>bone morphogenetic protein 2, WNT4 <text:s/>- <text:s/>wingless-type mmtv integration site family, member 4, RSPO1 <text:s/>- <text:s/>r-spondin 1, CYLD <text:s/>- <text:s/>cylindromatosis (turban tumor syndrome)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964</text:p>
          </table:table-cell>
          <table:table-cell office:value-type="string" calcext:value-type="string">
            <text:p>startle response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254" calcext:value-type="float">
            <text:p>0.0254</text:p>
          </table:table-cell>
          <table:table-cell office:value-type="float" office:value="10.57" calcext:value-type="float">
            <text:p>10.57</text:p>
          </table:table-cell>
          <table:table-cell office:value-type="float" office:value="13954" calcext:value-type="float">
            <text:p>13954</text:p>
          </table:table-cell>
          <table:table-cell office:value-type="float" office:value="12" calcext:value-type="float">
            <text:p>12</text:p>
          </table:table-cell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GRIN2A <text:s/>- <text:s/>glutamate receptor, ionotropic, n-methyl d-aspartate 2a, NRG1 <text:s/>- <text:s/>neuregulin 1, KCNA1 <text:s/>- <text:s/>potassium voltage-gated channel, shaker-related subfamily, member 1 (episodic ataxia with myokymia), GRIN2D <text:s/>- <text:s/>glutamate receptor, ionotropic, n-methyl d-aspartate 2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46</text:p>
          </table:table-cell>
          <table:table-cell office:value-type="string" calcext:value-type="string">
            <text:p>striated muscle cell differentiation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264" calcext:value-type="float">
            <text:p>0.0264</text:p>
          </table:table-cell>
          <table:table-cell office:value-type="float" office:value="5.05" calcext:value-type="float">
            <text:p>5.05</text:p>
          </table:table-cell>
          <table:table-cell office:value-type="float" office:value="13954" calcext:value-type="float">
            <text:p>13954</text:p>
          </table:table-cell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RARB <text:s/>- <text:s/>retinoic acid receptor, beta, NRG1 <text:s/>- <text:s/>neuregulin 1, BMP2 <text:s/>- <text:s/>bone morphogenetic protein 2, AKAP13 <text:s/>- <text:s/>a kinase (prka) anchor protein 13, SHH <text:s/>- <text:s/>sonic hedgehog, IGFBP5 <text:s/>- <text:s/>insulin-like growth factor binding protein 5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278</text:p>
          </table:table-cell>
          <table:table-cell office:value-type="string" calcext:value-type="string">
            <text:p>regulation of ossification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269" calcext:value-type="float">
            <text:p>0.0269</text:p>
          </table:table-cell>
          <table:table-cell office:value-type="float" office:value="2.85" calcext:value-type="float">
            <text:p>2.85</text:p>
          </table:table-cell>
          <table:table-cell office:value-type="float" office:value="13954" calcext:value-type="float">
            <text:p>13954</text:p>
          </table:table-cell>
          <table:table-cell office:value-type="float" office:value="156" calcext:value-type="float">
            <text:p>156</text:p>
          </table:table-cell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BMP2K <text:s/>- <text:s/>bmp2 inducible kinase, KREMEN2 <text:s/>- <text:s/>kringle containing transmembrane protein 2, PKDCC <text:s/>- <text:s/>protein kinase domain containing, cytoplasmic, TGFB1 <text:s/>- <text:s/>transforming growth factor, beta 1, HDAC7 <text:s/>- <text:s/>histone deacetylase 7, IGFBP5 <text:s/>- <text:s/>insulin-like growth factor binding protein 5, LRP4 <text:s/>- <text:s/>low density lipoprotein receptor-related protein 4, GLI1 <text:s/>- <text:s/>gli family zinc finger 1, WNT10B <text:s/>- <text:s/>wingless-type mmtv integration site family, member 10b, GREM1 <text:s/>- <text:s/>gremlin 1, dan family bmp antagonist, BCOR <text:s/>- <text:s/>bcl6 corepressor, WNT4 <text:s/>- <text:s/>wingless-type mmtv integration site family, member 4, BMP2 <text:s/>- <text:s/>bone morphogenetic protein 2, IL6ST <text:s/>- <text:s/>interleukin 6 signal transducer (gp130, oncostatin m receptor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47</text:p>
          </table:table-cell>
          <table:table-cell office:value-type="string" calcext:value-type="string">
            <text:p>positive regulation of cell motility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269" calcext:value-type="float">
            <text:p>0.0269</text:p>
          </table:table-cell>
          <table:table-cell office:value-type="float" office:value="2.17" calcext:value-type="float">
            <text:p>2.17</text:p>
          </table:table-cell>
          <table:table-cell office:value-type="float" office:value="13954" calcext:value-type="float">
            <text:p>13954</text:p>
          </table:table-cell>
          <table:table-cell office:value-type="float" office:value="336" calcext:value-type="float">
            <text:p>336</text:p>
          </table:table-cell>
          <table:table-cell office:value-type="float" office:value="440" calcext:value-type="float">
            <text:p>4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ITGA5 <text:s/>- <text:s/>integrin, alpha 5 (fibronectin receptor, alpha polypeptide), CTSH <text:s/>- <text:s/>cathepsin h, AKT2 <text:s/>- <text:s/>v-akt murine thymoma viral oncogene homolog 2, TGFB1 <text:s/>- <text:s/>transforming growth factor, beta 1, HDAC7 <text:s/>- <text:s/>histone deacetylase 7, CXCL10 <text:s/>- <text:s/>chemokine (c-x-c motif) ligand 10, IL23A <text:s/>- <text:s/>interleukin 23, alpha subunit p19, DAB2IP <text:s/>- <text:s/>dab2 interacting protein, CXCL2 <text:s/>- <text:s/>chemokine (c-x-c motif) ligand 2, MYADM <text:s/>- <text:s/>myeloid-associated differentiation marker, CXCL1 <text:s/>- <text:s/>chemokine (c-x-c motif) ligand 1 (melanoma growth stimulating activity, alpha), BMP2 <text:s/>- <text:s/>bone morphogenetic protein 2, CXCL16 <text:s/>- <text:s/>chemokine (c-x-c motif) ligand 16, CD74 <text:s/>- <text:s/>cd74 molecule, major histocompatibility complex, class ii invariant chain, CXCL5 <text:s/>- <text:s/>chemokine (c-x-c motif) ligand 5, ADAM8 <text:s/>- <text:s/>adam metallopeptidase domain 8, TNFSF14 <text:s/>- <text:s/>tumor necrosis factor (ligand) superfamily, member 14, FAM65A <text:s/>- <text:s/>family with sequence similarity 65, member a, PTGS2 <text:s/>- <text:s/>prostaglandin-endoperoxide synthase 2 (prostaglandin g/h synthase and cyclooxygenase), FGR <text:s/>- <text:s/>feline gardner-rasheed sarcoma viral oncogene homolog, CXCL6 <text:s/>- <text:s/>chemokine (c-x-c motif) ligand 6, FGF18 <text:s/>- <text:s/>fibroblast growth factor 18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2089</text:p>
          </table:table-cell>
          <table:table-cell office:value-type="string" calcext:value-type="string">
            <text:p>stem cell proliferation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271" calcext:value-type="float">
            <text:p>0.0271</text:p>
          </table:table-cell>
          <table:table-cell office:value-type="float" office:value="5.95" calcext:value-type="float">
            <text:p>5.95</text:p>
          </table:table-cell>
          <table:table-cell office:value-type="float" office:value="13954" calcext:value-type="float">
            <text:p>13954</text:p>
          </table:table-cell>
          <table:table-cell office:value-type="float" office:value="32" calcext:value-type="float">
            <text:p>32</text:p>
          </table:table-cell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WNT10B <text:s/>- <text:s/>wingless-type mmtv integration site family, member 10b, KCNA1 <text:s/>- <text:s/>potassium voltage-gated channel, shaker-related subfamily, member 1 (episodic ataxia with myokymia), ETV6 <text:s/>- <text:s/>ets variant 6, PLXNB2 <text:s/>- <text:s/>plexin b2, FRS2 <text:s/>- <text:s/>fibroblast growth factor receptor substrate 2, SHH <text:s/>- <text:s/>sonic hedgeh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167</text:p>
          </table:table-cell>
          <table:table-cell office:value-type="string" calcext:value-type="string">
            <text:p>regulation of synaptic plasticity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274" calcext:value-type="float">
            <text:p>0.0274</text:p>
          </table:table-cell>
          <table:table-cell office:value-type="float" office:value="3.15" calcext:value-type="float">
            <text:p>3.15</text:p>
          </table:table-cell>
          <table:table-cell office:value-type="float" office:value="13954" calcext:value-type="float">
            <text:p>13954</text:p>
          </table:table-cell>
          <table:table-cell office:value-type="float" office:value="121" calcext:value-type="float">
            <text:p>121</text:p>
          </table:table-cell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CALB1 <text:s/>- <text:s/>calbindin 1, 28kda, GRIN2A <text:s/>- <text:s/>glutamate receptor, ionotropic, n-methyl d-aspartate 2a, DLG4 <text:s/>- <text:s/>discs, large homolog 4 (drosophila), JPH4 <text:s/>- <text:s/>junctophilin 4, EIF4EBP2 <text:s/>- <text:s/>eukaryotic translation initiation factor 4e binding protein 2, PTGS2 <text:s/>- <text:s/>prostaglandin-endoperoxide synthase 2 (prostaglandin g/h synthase and cyclooxygenase), CREB1 <text:s/>- <text:s/>camp responsive element binding protein 1, SYNPO <text:s/>- <text:s/>synaptopodin, RARA <text:s/>- <text:s/>retinoic acid receptor, alpha, PPFIA3 <text:s/>- <text:s/>protein tyrosine phosphatase, receptor type, f polypeptide (ptprf), interacting protein (liprin), alpha 3, CAMK2A <text:s/>- <text:s/>calcium/calmodulin-dependent protein kinase ii alpha, P2RX3 <text:s/>- <text:s/>purinergic receptor p2x, ligand-gated ion channel,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187</text:p>
          </table:table-cell>
          <table:table-cell office:value-type="string" calcext:value-type="string">
            <text:p>activation of MAPK activity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273" calcext:value-type="float">
            <text:p>0.0273</text:p>
          </table:table-cell>
          <table:table-cell office:value-type="float" office:value="3.15" calcext:value-type="float">
            <text:p>3.15</text:p>
          </table:table-cell>
          <table:table-cell office:value-type="float" office:value="13954" calcext:value-type="float">
            <text:p>13954</text:p>
          </table:table-cell>
          <table:table-cell office:value-type="float" office:value="121" calcext:value-type="float">
            <text:p>121</text:p>
          </table:table-cell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DAB2IP <text:s/>- <text:s/>dab2 interacting protein, MAP4K2 <text:s/>- <text:s/>mitogen-activated protein kinase kinase kinase kinase 2, NRG1 <text:s/>- <text:s/>neuregulin 1, BMP2 <text:s/>- <text:s/>bone morphogenetic protein 2, CD74 <text:s/>- <text:s/>cd74 molecule, major histocompatibility complex, class ii invariant chain, SHC1 <text:s/>- <text:s/>shc (src homology 2 domain containing) transforming protein 1, DUSP5 <text:s/>- <text:s/>dual specificity phosphatase 5, ADAM8 <text:s/>- <text:s/>adam metallopeptidase domain 8, FRS2 <text:s/>- <text:s/>fibroblast growth factor receptor substrate 2, AKAP13 <text:s/>- <text:s/>a kinase (prka) anchor protein 13, RIPK2 <text:s/>- <text:s/>receptor-interacting serine-threonine kinase 2, MAP3K11 <text:s/>- <text:s/>mitogen-activated protein kinase kinase kinase 1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822</text:p>
          </table:table-cell>
          <table:table-cell office:value-type="string" calcext:value-type="string">
            <text:p>regulation of adaptive immune response based on somatic recombination of immune receptors built from immunoglobulin superfamily domains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275" calcext:value-type="float">
            <text:p>0.0275</text:p>
          </table:table-cell>
          <table:table-cell office:value-type="float" office:value="3.6" calcext:value-type="float">
            <text:p>3.6</text:p>
          </table:table-cell>
          <table:table-cell office:value-type="float" office:value="13954" calcext:value-type="float">
            <text:p>13954</text:p>
          </table:table-cell>
          <table:table-cell office:value-type="float" office:value="88" calcext:value-type="float">
            <text:p>88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TGFB1 <text:s/>- <text:s/>transforming growth factor, beta 1, TNFAIP3 <text:s/>- <text:s/>tumor necrosis factor, alpha-induced protein 3, TRAF2 <text:s/>- <text:s/>tnf receptor-associated factor 2, IL27 <text:s/>- <text:s/>interleukin 27, RIPK2 <text:s/>- <text:s/>receptor-interacting serine-threonine kinase 2, APLF <text:s/>- <text:s/>aprataxin and pnkp like factor, SMAD7 <text:s/>- <text:s/>smad family member 7, FAM49B <text:s/>- <text:s/>family with sequence similarity 49, member b, STAT6 <text:s/>- <text:s/>signal transducer and activator of transcription 6, interleukin-4 induc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20</text:p>
          </table:table-cell>
          <table:table-cell office:value-type="string" calcext:value-type="string">
            <text:p>regulation of phosphate metabolic process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276" calcext:value-type="float">
            <text:p>0.0276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1310" calcext:value-type="float">
            <text:p>1310</text:p>
          </table:table-cell>
          <table:table-cell office:value-type="float" office:value="440" calcext:value-type="float">
            <text:p>4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SYMPK <text:s/>- <text:s/>symplekin, RPS6KA6 <text:s/>- <text:s/>ribosomal protein s6 kinase, 90kda, polypeptide 6, MAP3K8 <text:s/>- <text:s/>mitogen-activated protein kinase kinase kinase 8, VANGL2 <text:s/>- <text:s/>vangl planar cell polarity protein 2, IL23A <text:s/>- <text:s/>interleukin 23, alpha subunit p19, PRMT1 <text:s/>- <text:s/>protein arginine methyltransferase 1, CD74 <text:s/>- <text:s/>cd74 molecule, major histocompatibility complex, class ii invariant chain, FGF18 <text:s/>- <text:s/>fibroblast growth factor 18, CHGA <text:s/>- <text:s/>chromogranin a (parathyroid secretory protein 1), SIRT2 <text:s/>- <text:s/>sirtuin 2, CHI3L1 <text:s/>- <text:s/>chitinase 3-like 1 (cartilage glycoprotein-39), MAP3K11 <text:s/>- <text:s/>mitogen-activated protein kinase kinase kinase 11, FBLN1 <text:s/>- <text:s/>fibulin 1, MAP4K2 <text:s/>- <text:s/>mitogen-activated protein kinase kinase kinase kinase 2, AKT2 <text:s/>- <text:s/>v-akt murine thymoma viral oncogene homolog 2, PDZD3 <text:s/>- <text:s/>pdz domain containing 3, UNC119 <text:s/>- <text:s/>unc-119 homolog (c. elegans), DUSP5 <text:s/>- <text:s/>dual specificity phosphatase 5, FRS2 <text:s/>- <text:s/>fibroblast growth factor receptor substrate 2, EDAR <text:s/>- <text:s/>ectodysplasin a receptor, CCNYL1 <text:s/>- <text:s/>cyclin y-like 1, TRIB2 <text:s/>- <text:s/>tribbles homolog 2 (drosophila), CSRNP2 <text:s/>- <text:s/>cysteine-serine-rich nuclear protein 2, GREM1 <text:s/>- <text:s/>gremlin 1, dan family bmp antagonist, CAMKK1 <text:s/>- <text:s/>calcium/calmodulin-dependent protein kinase kinase 1, alpha, NRG1 <text:s/>- <text:s/>neuregulin 1, BMP2 <text:s/>- <text:s/>bone morphogenetic protein 2, SMG6 <text:s/>- <text:s/>smg6 nonsense mediated mrna decay factor, TNFAIP3 <text:s/>- <text:s/>tumor necrosis factor, alpha-induced protein 3, AKAP13 <text:s/>- <text:s/>a kinase (prka) anchor protein 13, FGR <text:s/>- <text:s/>feline gardner-rasheed sarcoma viral oncogene homolog, RSPO1 <text:s/>- <text:s/>r-spondin 1, DUSP2 <text:s/>- <text:s/>dual specificity phosphatase 2, IL6ST <text:s/>- <text:s/>interleukin 6 signal transducer (gp130, oncostatin m receptor), STK4 <text:s/>- <text:s/>serine/threonine kinase 4, ITGA5 <text:s/>- <text:s/>integrin, alpha 5 (fibronectin receptor, alpha polypeptide), HPCA <text:s/>- <text:s/>hippocalcin, SHC1 <text:s/>- <text:s/>shc (src homology 2 domain containing) transforming protein 1, FGF13 <text:s/>- <text:s/>fibroblast growth factor 13, GADD45B <text:s/>- <text:s/>growth arrest and dna-damage-inducible, beta, TRIB1 <text:s/>- <text:s/>tribbles homolog 1 (drosophila), SQSTM1 <text:s/>- <text:s/>sequestosome 1, LRP4 <text:s/>- <text:s/>low density lipoprotein receptor-related protein 4, DAB2IP <text:s/>- <text:s/>dab2 interacting protein, ADAM8 <text:s/>- <text:s/>adam metallopeptidase domain 8, PTGS2 <text:s/>- <text:s/>prostaglandin-endoperoxide synthase 2 (prostaglandin g/h synthase and cyclooxygenase), RBL1 <text:s/>- <text:s/>retinoblastoma-like 1 (p107), CSF3 <text:s/>- <text:s/>colony stimulating factor 3 (granulocyte), RAPGEF3 <text:s/>- <text:s/>rap guanine nucleotide exchange factor (gef) 3, TGFB1 <text:s/>- <text:s/>transforming growth factor, beta 1, FAM129A <text:s/>- <text:s/>family with sequence similarity 129, member a, PLXNB2 <text:s/>- <text:s/>plexin b2, RIPK2 <text:s/>- <text:s/>receptor-interacting serine-threonine kinase 2, CDKN1B <text:s/>- <text:s/>cyclin-dependent kinase inhibitor 1b (p27, kip1), CXCL10 <text:s/>- <text:s/>chemokine (c-x-c motif) ligand 10, MYADM <text:s/>- <text:s/>myeloid-associated differentiation marker, PDE2A <text:s/>- <text:s/>phosphodiesterase 2a, cgmp-stimulated, CDC37 <text:s/>- <text:s/>cell division cycle 37, TRAF2 <text:s/>- <text:s/>tnf receptor-associated factor 2, PRKCD <text:s/>- <text:s/>protein kinase c, delta, SMAD7 <text:s/>- <text:s/>smad family member 7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4</text:p>
          </table:table-cell>
          <table:table-cell office:value-type="string" calcext:value-type="string">
            <text:p>negative regulation of cellular metabolic process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286" calcext:value-type="float">
            <text:p>0.0286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1875" calcext:value-type="float">
            <text:p>1875</text:p>
          </table:table-cell>
          <table:table-cell office:value-type="float" office:value="440" calcext:value-type="float">
            <text:p>4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SBNO2 <text:s/>- <text:s/>strawberry notch homolog 2 (drosophila), PRRX1 <text:s/>- <text:s/>paired related homeobox 1, BIRC3 <text:s/>- <text:s/>baculoviral iap repeat containing 3, RPS6KA6 <text:s/>- <text:s/>ribosomal protein s6 kinase, 90kda, polypeptide 6, SIN3A <text:s/>- <text:s/>sin3 transcription regulator family member a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RSF1 <text:s/>- <text:s/>remodeling and spacing factor 1, CNOT2 <text:s/>- <text:s/>ccr4-not transcription complex, subunit 2, SIRT2 <text:s/>- <text:s/>sirtuin 2, FBLN1 <text:s/>- <text:s/>fibulin 1, SP2 <text:s/>- <text:s/>sp2 transcription factor, PDZD3 <text:s/>- <text:s/>pdz domain containing 3, DUSP5 <text:s/>- <text:s/>dual specificity phosphatase 5, SKIL <text:s/>- <text:s/>ski-like oncogene, ETV6 <text:s/>- <text:s/>ets variant 6, EIF4EBP2 <text:s/>- <text:s/>eukaryotic translation initiation factor 4e binding protein 2, ZMYND15 <text:s/>- <text:s/>zinc finger, mynd-type containing 15, NFKB2 <text:s/>- <text:s/>nuclear factor of kappa light polypeptide gene enhancer in b-cells 2 (p49/p100), IRF2BPL <text:s/>- <text:s/>interferon regulatory factor 2 binding protein-like, NFIX <text:s/>- <text:s/>nuclear factor i/x (ccaat-binding transcription factor), TRIB2 <text:s/>- <text:s/>tribbles homolog 2 (drosophila), SENP1 <text:s/>- <text:s/>sumo1/sentrin specific peptidase 1, CSRNP2 <text:s/>- <text:s/>cysteine-serine-rich nuclear protein 2, CBX2 <text:s/>- <text:s/>chromobox homolog 2, BMI1 <text:s/>- <text:s/>bmi1 polycomb ring finger oncogene, GREM1 <text:s/>- <text:s/>gremlin 1, dan family bmp antagonist, NRG1 <text:s/>- <text:s/>neuregulin 1, WNT4 <text:s/>- <text:s/>wingless-type mmtv integration site family, member 4, BMP2 <text:s/>- <text:s/>bone morphogenetic protein 2, SMG6 <text:s/>- <text:s/>smg6 nonsense mediated mrna decay factor, MSX1 <text:s/>- <text:s/>msh homeobox 1, TNFAIP3 <text:s/>- <text:s/>tumor necrosis factor, alpha-induced protein 3, ELF3 <text:s/>- <text:s/>e74-like factor 3 (ets domain transcription factor, epithelial-specific ), CREB1 <text:s/>- <text:s/>camp responsive element binding protein 1, DUSP2 <text:s/>- <text:s/>dual specificity phosphatase 2, MNT <text:s/>- <text:s/>mnt, max dimerization protein, HOXC6 <text:s/>- <text:s/>homeobox c6, BCL6B <text:s/>- <text:s/>b-cell cll/lymphoma 6, member b, ARNTL <text:s/>- <text:s/>aryl hydrocarbon receptor nuclear translocator-like, HPCA <text:s/>- <text:s/>hippocalcin, SHC1 <text:s/>- <text:s/>shc (src homology 2 domain containing) transforming protein 1, PSME2 <text:s/>- <text:s/>proteasome (prosome, macropain) activator subunit 2 (pa28 beta), DLG4 <text:s/>- <text:s/>discs, large homolog 4 (drosophila), GADD45B <text:s/>- <text:s/>growth arrest and dna-damage-inducible, beta, RCOR2 <text:s/>- <text:s/>rest corepressor 2, TRIB1 <text:s/>- <text:s/>tribbles homolog 1 (drosophila), SHH <text:s/>- <text:s/>sonic hedgehog, SQSTM1 <text:s/>- <text:s/>sequestosome 1, STAT6 <text:s/>- <text:s/>signal transducer and activator of transcription 6, interleukin-4 induced, DLX4 <text:s/>- <text:s/>distal-less homeobox 4, DAB2IP <text:s/>- <text:s/>dab2 interacting protein, EGR1 <text:s/>- <text:s/>early growth response 1, TNFRSF4 <text:s/>- <text:s/>tumor necrosis factor receptor superfamily, member 4, RARB <text:s/>- <text:s/>retinoic acid receptor, beta, NFIC <text:s/>- <text:s/>nuclear factor i/c (ccaat-binding transcription factor), TNFSF14 <text:s/>- <text:s/>tumor necrosis factor (ligand) superfamily, member 14, PTGS2 <text:s/>- <text:s/>prostaglandin-endoperoxide synthase 2 (prostaglandin g/h synthase and cyclooxygenase), NFATC2 <text:s/>- <text:s/>nuclear factor of activated t-cells, cytoplasmic, calcineurin-dependent 2, RARA <text:s/>- <text:s/>retinoic acid receptor, alpha, GATAD2A <text:s/>- <text:s/>gata zinc finger domain containing 2a, RBL1 <text:s/>- <text:s/>retinoblastoma-like 1 (p107), KCNK2 <text:s/>- <text:s/>potassium channel, subfamily k, member 2, TGFB1 <text:s/>- <text:s/>transforming growth factor, beta 1, FAM129A <text:s/>- <text:s/>family with sequence similarity 129, member a, HDAC7 <text:s/>- <text:s/>histone deacetylase 7, CDKN1B <text:s/>- <text:s/>cyclin-dependent kinase inhibitor 1b (p27, kip1), POU2F1 <text:s/>- <text:s/>pou class 2 homeobox 1, DNMT3A <text:s/>- <text:s/>dna (cytosine-5-)-methyltransferase 3 alpha, IGFBP5 <text:s/>- <text:s/>insulin-like growth factor binding protein 5, WDTC1 <text:s/>- <text:s/>wd and tetratricopeptide repeats 1, BCL7A <text:s/>- <text:s/>b-cell cll/lymphoma 7a, RRP8 <text:s/>- <text:s/>ribosomal rna processing 8, methyltransferase, homolog (yeast), MYADM <text:s/>- <text:s/>myeloid-associated differentiation marker, IRF1 <text:s/>- <text:s/>interferon regulatory factor 1, PDE2A <text:s/>- <text:s/>phosphodiesterase 2a, cgmp-stimulated, BCL3 <text:s/>- <text:s/>b-cell cll/lymphoma 3, UBE2E1 <text:s/>- <text:s/>ubiquitin-conjugating enzyme e2e 1, PRKCD <text:s/>- <text:s/>protein kinase c, delta, KLF10 <text:s/>- <text:s/>kruppel-like factor 10, SMAD7 <text:s/>- <text:s/>smad family member 7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216</text:p>
          </table:table-cell>
          <table:table-cell office:value-type="string" calcext:value-type="string">
            <text:p>cellular response to biotic stimulus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289" calcext:value-type="float">
            <text:p>0.0289</text:p>
          </table:table-cell>
          <table:table-cell office:value-type="float" office:value="3.32" calcext:value-type="float">
            <text:p>3.32</text:p>
          </table:table-cell>
          <table:table-cell office:value-type="float" office:value="13954" calcext:value-type="float">
            <text:p>13954</text:p>
          </table:table-cell>
          <table:table-cell office:value-type="float" office:value="105" calcext:value-type="float">
            <text:p>105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DAB2IP <text:s/>- <text:s/>dab2 interacting protein, CXCL16 <text:s/>- <text:s/>chemokine (c-x-c motif) ligand 16, CSF3 <text:s/>- <text:s/>colony stimulating factor 3 (granulocyte), SBNO2 <text:s/>- <text:s/>strawberry notch homolog 2 (drosophila), TNFAIP3 <text:s/>- <text:s/>tumor necrosis factor, alpha-induced protein 3, RIPK2 <text:s/>- <text:s/>receptor-interacting serine-threonine kinase 2, CXCL10 <text:s/>- <text:s/>chemokine (c-x-c motif) ligand 10, CXCL6 <text:s/>- <text:s/>chemokine (c-x-c motif) ligand 6, SIRT2 <text:s/>- <text:s/>sirtuin 2, RARA <text:s/>- <text:s/>retinoic acid receptor, alpha, NFKBIB <text:s/>- <text:s/>nuclear factor of kappa light polypeptide gene enhancer in b-cells inhibitor, bet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22</text:p>
          </table:table-cell>
          <table:table-cell office:value-type="string" calcext:value-type="string">
            <text:p>positive regulation of protein transport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29" calcext:value-type="float">
            <text:p>0.029</text:p>
          </table:table-cell>
          <table:table-cell office:value-type="float" office:value="2.08" calcext:value-type="float">
            <text:p>2.08</text:p>
          </table:table-cell>
          <table:table-cell office:value-type="float" office:value="13954" calcext:value-type="float">
            <text:p>13954</text:p>
          </table:table-cell>
          <table:table-cell office:value-type="float" office:value="382" calcext:value-type="float">
            <text:p>382</text:p>
          </table:table-cell>
          <table:table-cell office:value-type="float" office:value="440" calcext:value-type="float">
            <text:p>4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HPCA <text:s/>- <text:s/>hippocalcin, RNF31 <text:s/>- <text:s/>ring finger protein 31, FFAR2 <text:s/>- <text:s/>free fatty acid receptor 2, LRP1 <text:s/>- <text:s/>low density lipoprotein receptor-related protein 1, SHH <text:s/>- <text:s/>sonic hedgehog, NLGN2 <text:s/>- <text:s/>neuroligin 2, TNFRSF4 <text:s/>- <text:s/>tumor necrosis factor receptor superfamily, member 4, IL23A <text:s/>- <text:s/>interleukin 23, alpha subunit p19, ADAM8 <text:s/>- <text:s/>adam metallopeptidase domain 8, TNFSF14 <text:s/>- <text:s/>tumor necrosis factor (ligand) superfamily, member 14, KCNN3 <text:s/>- <text:s/>potassium intermediate/small conductance calcium-activated channel, subfamily n, member 3, FAM65A <text:s/>- <text:s/>family with sequence similarity 65, member a, PTGS2 <text:s/>- <text:s/>prostaglandin-endoperoxide synthase 2 (prostaglandin g/h synthase and cyclooxygenase), KCNJ11 <text:s/>- <text:s/>potassium inwardly-rectifying channel, subfamily j, member 11, CSF3 <text:s/>- <text:s/>colony stimulating factor 3 (granulocyte), AKT2 <text:s/>- <text:s/>v-akt murine thymoma viral oncogene homolog 2, RAPGEF3 <text:s/>- <text:s/>rap guanine nucleotide exchange factor (gef) 3, TGFB1 <text:s/>- <text:s/>transforming growth factor, beta 1, ZDHHC8 <text:s/>- <text:s/>zinc finger, dhhc-type containing 8, EDAR <text:s/>- <text:s/>ectodysplasin a receptor, GREM1 <text:s/>- <text:s/>gremlin 1, dan family bmp antagonist, NRG1 <text:s/>- <text:s/>neuregulin 1, PFKM <text:s/>- <text:s/>phosphofructokinase, muscle, PRKCD <text:s/>- <text:s/>protein kinase c, delta, FGR <text:s/>- <text:s/>feline gardner-rasheed sarcoma viral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701</text:p>
          </table:table-cell>
          <table:table-cell office:value-type="string" calcext:value-type="string">
            <text:p>cellular response to oxygen-containing compound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29" calcext:value-type="float">
            <text:p>0.029</text:p>
          </table:table-cell>
          <table:table-cell office:value-type="float" office:value="1.84" calcext:value-type="float">
            <text:p>1.84</text:p>
          </table:table-cell>
          <table:table-cell office:value-type="float" office:value="13954" calcext:value-type="float">
            <text:p>13954</text:p>
          </table:table-cell>
          <table:table-cell office:value-type="float" office:value="587" calcext:value-type="float">
            <text:p>587</text:p>
          </table:table-cell>
          <table:table-cell office:value-type="float" office:value="440" calcext:value-type="float">
            <text:p>4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FFAR2 <text:s/>- <text:s/>free fatty acid receptor 2, SBNO2 <text:s/>- <text:s/>strawberry notch homolog 2 (drosophila), RANGAP1 <text:s/>- <text:s/>ran gtpase activating protein 1, GLRA2 <text:s/>- <text:s/>glycine receptor, alpha 2, SIN3A <text:s/>- <text:s/>sin3 transcription regulator family member a, STAT6 <text:s/>- <text:s/>signal transducer and activator of transcription 6, interleukin-4 induced, WNT10B <text:s/>- <text:s/>wingless-type mmtv integration site family, member 10b, EGR1 <text:s/>- <text:s/>early growth response 1, DAB2IP <text:s/>- <text:s/>dab2 interacting protein, CXCL16 <text:s/>- <text:s/>chemokine (c-x-c motif) ligand 16, LGALS1 <text:s/>- <text:s/>lectin, galactoside-binding, soluble, 1, PTGS2 <text:s/>- <text:s/>prostaglandin-endoperoxide synthase 2 (prostaglandin g/h synthase and cyclooxygenase), SIRT2 <text:s/>- <text:s/>sirtuin 2, RARA <text:s/>- <text:s/>retinoic acid receptor, alpha, KCNJ11 <text:s/>- <text:s/>potassium inwardly-rectifying channel, subfamily j, member 11, CSF3 <text:s/>- <text:s/>colony stimulating factor 3 (granulocyte), AKT2 <text:s/>- <text:s/>v-akt murine thymoma viral oncogene homolog 2, RAPGEF3 <text:s/>- <text:s/>rap guanine nucleotide exchange factor (gef) 3, TGFB1 <text:s/>- <text:s/>transforming growth factor, beta 1, RIPK2 <text:s/>- <text:s/>receptor-interacting serine-threonine kinase 2, DNMT3A <text:s/>- <text:s/>dna (cytosine-5-)-methyltransferase 3 alpha, CXCL10 <text:s/>- <text:s/>chemokine (c-x-c motif) ligand 10, IGFBP5 <text:s/>- <text:s/>insulin-like growth factor binding protein 5, WDTC1 <text:s/>- <text:s/>wd and tetratricopeptide repeats 1, NFKBIB <text:s/>- <text:s/>nuclear factor of kappa light polypeptide gene enhancer in b-cells inhibitor, beta, SORBS1 <text:s/>- <text:s/>sorbin and sh3 domain containing 1, PDE2A <text:s/>- <text:s/>phosphodiesterase 2a, cgmp-stimulated, TNFAIP3 <text:s/>- <text:s/>tumor necrosis factor, alpha-induced protein 3, PRKCD <text:s/>- <text:s/>protein kinase c, delta, TRAF2 <text:s/>- <text:s/>tnf receptor-associated factor 2, KLF10 <text:s/>- <text:s/>kruppel-like factor 10, CREB1 <text:s/>- <text:s/>camp responsive element binding protein 1, CXCL6 <text:s/>- <text:s/>chemokine (c-x-c motif) ligand 6, COL16A1 <text:s/>- <text:s/>collagen, type xvi, alpha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443</text:p>
          </table:table-cell>
          <table:table-cell office:value-type="string" calcext:value-type="string">
            <text:p>leukocyte mediated immunity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289" calcext:value-type="float">
            <text:p>0.0289</text:p>
          </table:table-cell>
          <table:table-cell office:value-type="float" office:value="4.93" calcext:value-type="float">
            <text:p>4.93</text:p>
          </table:table-cell>
          <table:table-cell office:value-type="float" office:value="13954" calcext:value-type="float">
            <text:p>13954</text:p>
          </table:table-cell>
          <table:table-cell office:value-type="float" office:value="45" calcext:value-type="float">
            <text:p>45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CTSH <text:s/>- <text:s/>cathepsin h, BCL3 <text:s/>- <text:s/>b-cell cll/lymphoma 3, CD74 <text:s/>- <text:s/>cd74 molecule, major histocompatibility complex, class ii invariant chain, CXCL5 <text:s/>- <text:s/>chemokine (c-x-c motif) ligand 5, PRKCD <text:s/>- <text:s/>protein kinase c, delta, GNL1 <text:s/>- <text:s/>guanine nucleotide binding protein-like 1, CXCL6 <text:s/>- <text:s/>chemokine (c-x-c motif) ligand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500</text:p>
          </table:table-cell>
          <table:table-cell office:value-type="string" calcext:value-type="string">
            <text:p>regulation of bone mineralization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301" calcext:value-type="float">
            <text:p>0.0301</text:p>
          </table:table-cell>
          <table:table-cell office:value-type="float" office:value="4.3" calcext:value-type="float">
            <text:p>4.3</text:p>
          </table:table-cell>
          <table:table-cell office:value-type="float" office:value="13954" calcext:value-type="float">
            <text:p>13954</text:p>
          </table:table-cell>
          <table:table-cell office:value-type="float" office:value="59" calcext:value-type="float">
            <text:p>59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WNT10B <text:s/>- <text:s/>wingless-type mmtv integration site family, member 10b, BMP2K <text:s/>- <text:s/>bmp2 inducible kinase, GREM1 <text:s/>- <text:s/>gremlin 1, dan family bmp antagonist, BMP2 <text:s/>- <text:s/>bone morphogenetic protein 2, WNT4 <text:s/>- <text:s/>wingless-type mmtv integration site family, member 4, BCOR <text:s/>- <text:s/>bcl6 corepressor, PKDCC <text:s/>- <text:s/>protein kinase domain containing, cytoplasmic, TGFB1 <text:s/>- <text:s/>transforming growth factor, beta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0661</text:p>
          </table:table-cell>
          <table:table-cell office:value-type="string" calcext:value-type="string">
            <text:p>leukocyte proliferation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299" calcext:value-type="float">
            <text:p>0.0299</text:p>
          </table:table-cell>
          <table:table-cell office:value-type="float" office:value="4.3" calcext:value-type="float">
            <text:p>4.3</text:p>
          </table:table-cell>
          <table:table-cell office:value-type="float" office:value="13954" calcext:value-type="float">
            <text:p>13954</text:p>
          </table:table-cell>
          <table:table-cell office:value-type="float" office:value="59" calcext:value-type="float">
            <text:p>59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TNFRSF4 <text:s/>- <text:s/>tumor necrosis factor receptor superfamily, member 4, IL23A <text:s/>- <text:s/>interleukin 23, alpha subunit p19, RC3H2 <text:s/>- <text:s/>ring finger and ccch-type domains 2, WNT4 <text:s/>- <text:s/>wingless-type mmtv integration site family, member 4, TGFB1 <text:s/>- <text:s/>transforming growth factor, beta 1, PRKCD <text:s/>- <text:s/>protein kinase c, delta, TNFSF14 <text:s/>- <text:s/>tumor necrosis factor (ligand) superfamily, member 14, RIPK2 <text:s/>- <text:s/>receptor-interacting serine-threonine kinas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921</text:p>
          </table:table-cell>
          <table:table-cell office:value-type="string" calcext:value-type="string">
            <text:p>positive regulation of chemotaxis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305" calcext:value-type="float">
            <text:p>0.0305</text:p>
          </table:table-cell>
          <table:table-cell office:value-type="float" office:value="3.29" calcext:value-type="float">
            <text:p>3.29</text:p>
          </table:table-cell>
          <table:table-cell office:value-type="float" office:value="13954" calcext:value-type="float">
            <text:p>13954</text:p>
          </table:table-cell>
          <table:table-cell office:value-type="float" office:value="106" calcext:value-type="float">
            <text:p>106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D74 <text:s/>- <text:s/>cd74 molecule, major histocompatibility complex, class ii invariant chain, CXCL5 <text:s/>- <text:s/>chemokine (c-x-c motif) ligand 5, TGFB1 <text:s/>- <text:s/>transforming growth factor, beta 1, TNFSF14 <text:s/>- <text:s/>tumor necrosis factor (ligand) superfamily, member 14, CXCL10 <text:s/>- <text:s/>chemokine (c-x-c motif) ligand 10, CXCL6 <text:s/>- <text:s/>chemokine (c-x-c motif) ligand 6, FGF18 <text:s/>- <text:s/>fibroblast growth factor 18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46</text:p>
          </table:table-cell>
          <table:table-cell office:value-type="string" calcext:value-type="string">
            <text:p>regulation of protein metabolic process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307" calcext:value-type="float">
            <text:p>0.0307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1991" calcext:value-type="float">
            <text:p>1991</text:p>
          </table:table-cell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AGAP2 <text:s/>- <text:s/>arfgap with gtpase domain, ankyrin repeat and ph domain 2, SYMPK <text:s/>- <text:s/>symplekin, BIRC3 <text:s/>- <text:s/>baculoviral iap repeat containing 3, RPS6KA6 <text:s/>- <text:s/>ribosomal protein s6 kinase, 90kda, polypeptide 6, MAP3K8 <text:s/>- <text:s/>mitogen-activated protein kinase kinase kinase 8, RFX4 <text:s/>- <text:s/>regulatory factor x, 4 (influences hla class ii expression), TRIM67 <text:s/>- <text:s/>tripartite motif containing 67, SIN3A <text:s/>- <text:s/>sin3 transcription regulator family member a, VANGL2 <text:s/>- <text:s/>vangl planar cell polarity protein 2, IL23A <text:s/>- <text:s/>interleukin 23, alpha subunit p19, WNT10B <text:s/>- <text:s/>wingless-type mmtv integration site family, member 10b, PRMT1 <text:s/>- <text:s/>protein arginine methyltransferase 1, CD74 <text:s/>- <text:s/>cd74 molecule, major histocompatibility complex, class ii invariant chain, BCOR <text:s/>- <text:s/>bcl6 corepressor, ING2 <text:s/>- <text:s/>inhibitor of growth family, member 2, CNOT2 <text:s/>- <text:s/>ccr4-not transcription complex, subunit 2, FGF18 <text:s/>- <text:s/>fibroblast growth factor 18, LARP6 <text:s/>- <text:s/>la ribonucleoprotein domain family, member 6, SIRT2 <text:s/>- <text:s/>sirtuin 2, MAP3K11 <text:s/>- <text:s/>mitogen-activated protein kinase kinase kinase 11, CHI3L1 <text:s/>- <text:s/>chitinase 3-like 1 (cartilage glycoprotein-39), FBLN1 <text:s/>- <text:s/>fibulin 1, MAP4K2 <text:s/>- <text:s/>mitogen-activated protein kinase kinase kinase kinase 2, CTSH <text:s/>- <text:s/>cathepsin h, AKT2 <text:s/>- <text:s/>v-akt murine thymoma viral oncogene homolog 2, UNC119 <text:s/>- <text:s/>unc-119 homolog (c. elegans), DUSP5 <text:s/>- <text:s/>dual specificity phosphatase 5, EIF4EBP2 <text:s/>- <text:s/>eukaryotic translation initiation factor 4e binding protein 2, FRS2 <text:s/>- <text:s/>fibroblast growth factor receptor substrate 2, EDAR <text:s/>- <text:s/>ectodysplasin a receptor, CCNYL1 <text:s/>- <text:s/>cyclin y-like 1, TRIB2 <text:s/>- <text:s/>tribbles homolog 2 (drosophila), SENP1 <text:s/>- <text:s/>sumo1/sentrin specific peptidase 1, BMI1 <text:s/>- <text:s/>bmi1 polycomb ring finger oncogene, CAMKK1 <text:s/>- <text:s/>calcium/calmodulin-dependent protein kinase kinase 1, alpha, GREM1 <text:s/>- <text:s/>gremlin 1, dan family bmp antagonist, NRG1 <text:s/>- <text:s/>neuregulin 1, BMP2 <text:s/>- <text:s/>bone morphogenetic protein 2, AUTS2 <text:s/>- <text:s/>autism susceptibility candidate 2, TNFAIP3 <text:s/>- <text:s/>tumor necrosis factor, alpha-induced protein 3, AKAP13 <text:s/>- <text:s/>a kinase (prka) anchor protein 13, EIF5A <text:s/>- <text:s/>eukaryotic translation initiation factor 5a, FGR <text:s/>- <text:s/>feline gardner-rasheed sarcoma viral oncogene homolog, DUSP2 <text:s/>- <text:s/>dual specificity phosphatase 2, RSPO1 <text:s/>- <text:s/>r-spondin 1, IL6ST <text:s/>- <text:s/>interleukin 6 signal transducer (gp130, oncostatin m receptor), STK4 <text:s/>- <text:s/>serine/threonine kinase 4, ITGA5 <text:s/>- <text:s/>integrin, alpha 5 (fibronectin receptor, alpha polypeptide), ARNTL <text:s/>- <text:s/>aryl hydrocarbon receptor nuclear translocator-like, YOD1 <text:s/>- <text:s/>yod1 deubiquitinase, SHC1 <text:s/>- <text:s/>shc (src homology 2 domain containing) transforming protein 1, FGF13 <text:s/>- <text:s/>fibroblast growth factor 13, PSME2 <text:s/>- <text:s/>proteasome (prosome, macropain) activator subunit 2 (pa28 beta), GADD45B <text:s/>- <text:s/>growth arrest and dna-damage-inducible, beta, CDC20B <text:s/>- <text:s/>cell division cycle 20b, TRIB1 <text:s/>- <text:s/>tribbles homolog 1 (drosophila), SHH <text:s/>- <text:s/>sonic hedgehog, EEF1A1 <text:s/>- <text:s/>eukaryotic translation elongation factor 1 alpha 1, SQSTM1 <text:s/>- <text:s/>sequestosome 1, LRP4 <text:s/>- <text:s/>low density lipoprotein receptor-related protein 4, DAB2IP <text:s/>- <text:s/>dab2 interacting protein, EGR1 <text:s/>- <text:s/>early growth response 1, ADAM8 <text:s/>- <text:s/>adam metallopeptidase domain 8, TNFSF14 <text:s/>- <text:s/>tumor necrosis factor (ligand) superfamily, member 14, PTGS2 <text:s/>- <text:s/>prostaglandin-endoperoxide synthase 2 (prostaglandin g/h synthase and cyclooxygenase), RARA <text:s/>- <text:s/>retinoic acid receptor, alpha, AZIN1 <text:s/>- <text:s/>antizyme inhibitor 1, GRIN2A <text:s/>- <text:s/>glutamate receptor, ionotropic, n-methyl d-aspartate 2a, CSF3 <text:s/>- <text:s/>colony stimulating factor 3 (granulocyte), RAPGEF3 <text:s/>- <text:s/>rap guanine nucleotide exchange factor (gef) 3, TGFB1 <text:s/>- <text:s/>transforming growth factor, beta 1, FAM129A <text:s/>- <text:s/>family with sequence similarity 129, member a, PLXNB2 <text:s/>- <text:s/>plexin b2, RIPK2 <text:s/>- <text:s/>receptor-interacting serine-threonine kinase 2, CDKN1B <text:s/>- <text:s/>cyclin-dependent kinase inhibitor 1b (p27, kip1), CXCL10 <text:s/>- <text:s/>chemokine (c-x-c motif) ligand 10, IGFBP5 <text:s/>- <text:s/>insulin-like growth factor binding protein 5, MYADM <text:s/>- <text:s/>myeloid-associated differentiation marker, IRF1 <text:s/>- <text:s/>interferon regulatory factor 1, CDC37 <text:s/>- <text:s/>cell division cycle 37, BCL3 <text:s/>- <text:s/>b-cell cll/lymphoma 3, UBE2E1 <text:s/>- <text:s/>ubiquitin-conjugating enzyme e2e 1, PRKCD <text:s/>- <text:s/>protein kinase c, delta, TRAF2 <text:s/>- <text:s/>tnf receptor-associated factor 2, IL27 <text:s/>- <text:s/>interleukin 27, SMAD7 <text:s/>- <text:s/>smad family member 7, HCRTR1 <text:s/>- <text:s/>hypocretin (orexin) receptor 1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607</text:p>
          </table:table-cell>
          <table:table-cell office:value-type="string" calcext:value-type="string">
            <text:p>response to biotic stimulus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31" calcext:value-type="float">
            <text:p>0.031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520" calcext:value-type="float">
            <text:p>520</text:p>
          </table:table-cell>
          <table:table-cell office:value-type="float" office:value="440" calcext:value-type="float">
            <text:p>4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TNFRSF9 <text:s/>- <text:s/>tumor necrosis factor receptor superfamily, member 9, SHC1 <text:s/>- <text:s/>shc (src homology 2 domain containing) transforming protein 1, SBNO2 <text:s/>- <text:s/>strawberry notch homolog 2 (drosophila), PGLYRP2 <text:s/>- <text:s/>peptidoglycan recognition protein 2, TRIB1 <text:s/>- <text:s/>tribbles homolog 1 (drosophila), IL23A <text:s/>- <text:s/>interleukin 23, alpha subunit p19, TNFRSF4 <text:s/>- <text:s/>tumor necrosis factor receptor superfamily, member 4, DAB2IP <text:s/>- <text:s/>dab2 interacting protein, CXCL16 <text:s/>- <text:s/>chemokine (c-x-c motif) ligand 16, PTGS2 <text:s/>- <text:s/>prostaglandin-endoperoxide synthase 2 (prostaglandin g/h synthase and cyclooxygenase), CHGA <text:s/>- <text:s/>chromogranin a (parathyroid secretory protein 1), SIRT2 <text:s/>- <text:s/>sirtuin 2, RARA <text:s/>- <text:s/>retinoic acid receptor, alpha, CSF3 <text:s/>- <text:s/>colony stimulating factor 3 (granulocyte), TGFB1 <text:s/>- <text:s/>transforming growth factor, beta 1, NFKB2 <text:s/>- <text:s/>nuclear factor of kappa light polypeptide gene enhancer in b-cells 2 (p49/p100), RIPK2 <text:s/>- <text:s/>receptor-interacting serine-threonine kinase 2, CXCL10 <text:s/>- <text:s/>chemokine (c-x-c motif) ligand 10, NFKBIB <text:s/>- <text:s/>nuclear factor of kappa light polypeptide gene enhancer in b-cells inhibitor, beta, CXCL2 <text:s/>- <text:s/>chemokine (c-x-c motif) ligand 2, CXCL1 <text:s/>- <text:s/>chemokine (c-x-c motif) ligand 1 (melanoma growth stimulating activity, alpha), BCL3 <text:s/>- <text:s/>b-cell cll/lymphoma 3, IRF1 <text:s/>- <text:s/>interferon regulatory factor 1, CXCL5 <text:s/>- <text:s/>chemokine (c-x-c motif) ligand 5, TNFAIP3 <text:s/>- <text:s/>tumor necrosis factor, alpha-induced protein 3, PRKCD <text:s/>- <text:s/>protein kinase c, delta, IL27 <text:s/>- <text:s/>interleukin 27, CXCL6 <text:s/>- <text:s/>chemokine (c-x-c motif) ligand 6, FGR <text:s/>- <text:s/>feline gardner-rasheed sarcoma viral oncogene homolog, CXCL3 <text:s/>- <text:s/>chemokine (c-x-c motif) ligand 3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4</text:p>
          </table:table-cell>
          <table:table-cell office:value-type="string" calcext:value-type="string">
            <text:p>regulation of phosphorus metabolic process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322" calcext:value-type="float">
            <text:p>0.0322</text:p>
          </table:table-cell>
          <table:table-cell office:value-type="float" office:value="1.51" calcext:value-type="float">
            <text:p>1.51</text:p>
          </table:table-cell>
          <table:table-cell office:value-type="float" office:value="13954" calcext:value-type="float">
            <text:p>13954</text:p>
          </table:table-cell>
          <table:table-cell office:value-type="float" office:value="1320" calcext:value-type="float">
            <text:p>1320</text:p>
          </table:table-cell>
          <table:table-cell office:value-type="float" office:value="440" calcext:value-type="float">
            <text:p>4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SYMPK <text:s/>- <text:s/>symplekin, RPS6KA6 <text:s/>- <text:s/>ribosomal protein s6 kinase, 90kda, polypeptide 6, MAP3K8 <text:s/>- <text:s/>mitogen-activated protein kinase kinase kinase 8, VANGL2 <text:s/>- <text:s/>vangl planar cell polarity protein 2, IL23A <text:s/>- <text:s/>interleukin 23, alpha subunit p19, PRMT1 <text:s/>- <text:s/>protein arginine methyltransferase 1, CD74 <text:s/>- <text:s/>cd74 molecule, major histocompatibility complex, class ii invariant chain, FGF18 <text:s/>- <text:s/>fibroblast growth factor 18, CHGA <text:s/>- <text:s/>chromogranin a (parathyroid secretory protein 1), SIRT2 <text:s/>- <text:s/>sirtuin 2, CHI3L1 <text:s/>- <text:s/>chitinase 3-like 1 (cartilage glycoprotein-39), MAP3K11 <text:s/>- <text:s/>mitogen-activated protein kinase kinase kinase 11, FBLN1 <text:s/>- <text:s/>fibulin 1, MAP4K2 <text:s/>- <text:s/>mitogen-activated protein kinase kinase kinase kinase 2, AKT2 <text:s/>- <text:s/>v-akt murine thymoma viral oncogene homolog 2, PDZD3 <text:s/>- <text:s/>pdz domain containing 3, UNC119 <text:s/>- <text:s/>unc-119 homolog (c. elegans), DUSP5 <text:s/>- <text:s/>dual specificity phosphatase 5, FRS2 <text:s/>- <text:s/>fibroblast growth factor receptor substrate 2, EDAR <text:s/>- <text:s/>ectodysplasin a receptor, CCNYL1 <text:s/>- <text:s/>cyclin y-like 1, TRIB2 <text:s/>- <text:s/>tribbles homolog 2 (drosophila), CSRNP2 <text:s/>- <text:s/>cysteine-serine-rich nuclear protein 2, GREM1 <text:s/>- <text:s/>gremlin 1, dan family bmp antagonist, CAMKK1 <text:s/>- <text:s/>calcium/calmodulin-dependent protein kinase kinase 1, alpha, NRG1 <text:s/>- <text:s/>neuregulin 1, BMP2 <text:s/>- <text:s/>bone morphogenetic protein 2, SMG6 <text:s/>- <text:s/>smg6 nonsense mediated mrna decay factor, TNFAIP3 <text:s/>- <text:s/>tumor necrosis factor, alpha-induced protein 3, AKAP13 <text:s/>- <text:s/>a kinase (prka) anchor protein 13, FGR <text:s/>- <text:s/>feline gardner-rasheed sarcoma viral oncogene homolog, RSPO1 <text:s/>- <text:s/>r-spondin 1, DUSP2 <text:s/>- <text:s/>dual specificity phosphatase 2, IL6ST <text:s/>- <text:s/>interleukin 6 signal transducer (gp130, oncostatin m receptor), STK4 <text:s/>- <text:s/>serine/threonine kinase 4, ITGA5 <text:s/>- <text:s/>integrin, alpha 5 (fibronectin receptor, alpha polypeptide), HPCA <text:s/>- <text:s/>hippocalcin, SHC1 <text:s/>- <text:s/>shc (src homology 2 domain containing) transforming protein 1, FGF13 <text:s/>- <text:s/>fibroblast growth factor 13, GADD45B <text:s/>- <text:s/>growth arrest and dna-damage-inducible, beta, TRIB1 <text:s/>- <text:s/>tribbles homolog 1 (drosophila), SQSTM1 <text:s/>- <text:s/>sequestosome 1, LRP4 <text:s/>- <text:s/>low density lipoprotein receptor-related protein 4, DAB2IP <text:s/>- <text:s/>dab2 interacting protein, ADAM8 <text:s/>- <text:s/>adam metallopeptidase domain 8, PTGS2 <text:s/>- <text:s/>prostaglandin-endoperoxide synthase 2 (prostaglandin g/h synthase and cyclooxygenase), RBL1 <text:s/>- <text:s/>retinoblastoma-like 1 (p107), CSF3 <text:s/>- <text:s/>colony stimulating factor 3 (granulocyte), RAPGEF3 <text:s/>- <text:s/>rap guanine nucleotide exchange factor (gef) 3, TGFB1 <text:s/>- <text:s/>transforming growth factor, beta 1, FAM129A <text:s/>- <text:s/>family with sequence similarity 129, member a, PLXNB2 <text:s/>- <text:s/>plexin b2, RIPK2 <text:s/>- <text:s/>receptor-interacting serine-threonine kinase 2, CDKN1B <text:s/>- <text:s/>cyclin-dependent kinase inhibitor 1b (p27, kip1), CXCL10 <text:s/>- <text:s/>chemokine (c-x-c motif) ligand 10, MYADM <text:s/>- <text:s/>myeloid-associated differentiation marker, CDC37 <text:s/>- <text:s/>cell division cycle 37, PDE2A <text:s/>- <text:s/>phosphodiesterase 2a, cgmp-stimulated, TRAF2 <text:s/>- <text:s/>tnf receptor-associated factor 2, PRKCD <text:s/>- <text:s/>protein kinase c, delta, SMAD7 <text:s/>- <text:s/>smad family member 7, MMD <text:s/>- <text:s/>monocyte to macrophage differentiation-associated, HCRTR1 <text:s/>- <text:s/>hypocretin (orexin) recep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249</text:p>
          </table:table-cell>
          <table:table-cell office:value-type="string" calcext:value-type="string">
            <text:p>I-kappaB kinase/NF-kappaB signaling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322" calcext:value-type="float">
            <text:p>0.0322</text:p>
          </table:table-cell>
          <table:table-cell office:value-type="float" office:value="4.83" calcext:value-type="float">
            <text:p>4.83</text:p>
          </table:table-cell>
          <table:table-cell office:value-type="float" office:value="13954" calcext:value-type="float">
            <text:p>13954</text:p>
          </table:table-cell>
          <table:table-cell office:value-type="float" office:value="46" calcext:value-type="float">
            <text:p>46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RNF31 <text:s/>- <text:s/>ring finger protein 31, BCL3 <text:s/>- <text:s/>b-cell cll/lymphoma 3, REL <text:s/>- <text:s/>v-rel avian reticuloendotheliosis viral oncogene homolog, BIRC3 <text:s/>- <text:s/>baculoviral iap repeat containing 3, TRAF2 <text:s/>- <text:s/>tnf receptor-associated factor 2, NFKB2 <text:s/>- <text:s/>nuclear factor of kappa light polypeptide gene enhancer in b-cells 2 (p49/p100), RIPK2 <text:s/>- <text:s/>receptor-interacting serine-threonine kinas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178</text:p>
          </table:table-cell>
          <table:table-cell office:value-type="string" calcext:value-type="string">
            <text:p>negative regulation of Wnt signaling pathway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66" calcext:value-type="float">
            <text:p>2.66</text:p>
          </table:table-cell>
          <table:table-cell office:value-type="float" office:value="13954" calcext:value-type="float">
            <text:p>13954</text:p>
          </table:table-cell>
          <table:table-cell office:value-type="float" office:value="179" calcext:value-type="float">
            <text:p>179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KREMEN2 <text:s/>- <text:s/>kringle containing transmembrane protein 2, HMGXB4 <text:s/>- <text:s/>hmg box domain containing 4, G3BP1 <text:s/>- <text:s/>gtpase activating protein (sh3 domain) binding protein 1, PSME2 <text:s/>- <text:s/>proteasome (prosome, macropain) activator subunit 2 (pa28 beta), SHH <text:s/>- <text:s/>sonic hedgehog, LRP1 <text:s/>- <text:s/>low density lipoprotein receptor-related protein 1, LRP4 <text:s/>- <text:s/>low density lipoprotein receptor-related protein 4, DAB2IP <text:s/>- <text:s/>dab2 interacting protein, EGR1 <text:s/>- <text:s/>early growth response 1, GLI1 <text:s/>- <text:s/>gli family zinc finger 1, GREM1 <text:s/>- <text:s/>gremlin 1, dan family bmp antagonist, WNT4 <text:s/>- <text:s/>wingless-type mmtv integration site family, member 4, BMP2 <text:s/>- <text:s/>bone morphogenetic protein 2, CYLD <text:s/>- <text:s/>cylindromatosis (turban tumor syndrome)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818</text:p>
          </table:table-cell>
          <table:table-cell office:value-type="string" calcext:value-type="string">
            <text:p>negative regulation of cytokine production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323" calcext:value-type="float">
            <text:p>0.0323</text:p>
          </table:table-cell>
          <table:table-cell office:value-type="float" office:value="2.66" calcext:value-type="float">
            <text:p>2.66</text:p>
          </table:table-cell>
          <table:table-cell office:value-type="float" office:value="13954" calcext:value-type="float">
            <text:p>13954</text:p>
          </table:table-cell>
          <table:table-cell office:value-type="float" office:value="179" calcext:value-type="float">
            <text:p>179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TNFRSF9 <text:s/>- <text:s/>tumor necrosis factor receptor superfamily, member 9, PGLYRP2 <text:s/>- <text:s/>peptidoglycan recognition protein 2, TGFB1 <text:s/>- <text:s/>transforming growth factor, beta 1, CD83 <text:s/>- <text:s/>cd83 molecule, HDAC7 <text:s/>- <text:s/>histone deacetylase 7, PTPRS <text:s/>- <text:s/>protein tyrosine phosphatase, receptor type, s, TRIB2 <text:s/>- <text:s/>tribbles homolog 2 (drosophila), IL23A <text:s/>- <text:s/>interleukin 23, alpha subunit p19, LRRC32 <text:s/>- <text:s/>leucine rich repeat containing 32, BCL3 <text:s/>- <text:s/>b-cell cll/lymphoma 3, REL <text:s/>- <text:s/>v-rel avian reticuloendotheliosis viral oncogene homolog, TNFAIP3 <text:s/>- <text:s/>tumor necrosis factor, alpha-induced protein 3, CYLD <text:s/>- <text:s/>cylindromatosis (turban tumor syndrome), SMAD7 <text:s/>- <text:s/>smad family member 7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5148</text:p>
          </table:table-cell>
          <table:table-cell office:value-type="string" calcext:value-type="string">
            <text:p>tube formation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322" calcext:value-type="float">
            <text:p>0.0322</text:p>
          </table:table-cell>
          <table:table-cell office:value-type="float" office:value="3.26" calcext:value-type="float">
            <text:p>3.26</text:p>
          </table:table-cell>
          <table:table-cell office:value-type="float" office:value="13954" calcext:value-type="float">
            <text:p>13954</text:p>
          </table:table-cell>
          <table:table-cell office:value-type="float" office:value="107" calcext:value-type="float">
            <text:p>107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DAB2IP <text:s/>- <text:s/>dab2 interacting protein, GREM1 <text:s/>- <text:s/>gremlin 1, dan family bmp antagonist, WNT4 <text:s/>- <text:s/>wingless-type mmtv integration site family, member 4, TGFB1 <text:s/>- <text:s/>transforming growth factor, beta 1, PLXNB2 <text:s/>- <text:s/>plexin b2, SHH <text:s/>- <text:s/>sonic hedgehog, EDAR <text:s/>- <text:s/>ectodysplasin a receptor, IPMK <text:s/>- <text:s/>inositol polyphosphate multikinase, RARA <text:s/>- <text:s/>retinoic acid receptor, alpha, STK4 <text:s/>- <text:s/>serine/threonine kinase 4, VANGL2 <text:s/>- <text:s/>vangl planar cell polarity prote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672</text:p>
          </table:table-cell>
          <table:table-cell office:value-type="string" calcext:value-type="string">
            <text:p>positive regulation of sprouting angiogenesis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323" calcext:value-type="float">
            <text:p>0.0323</text:p>
          </table:table-cell>
          <table:table-cell office:value-type="float" office:value="9.76" calcext:value-type="float">
            <text:p>9.76</text:p>
          </table:table-cell>
          <table:table-cell office:value-type="float" office:value="13954" calcext:value-type="float">
            <text:p>13954</text:p>
          </table:table-cell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TGA5 <text:s/>- <text:s/>integrin, alpha 5 (fibronectin receptor, alpha polypeptide), JAK1 <text:s/>- <text:s/>janus kinase 1, PTGS2 <text:s/>- <text:s/>prostaglandin-endoperoxide synthase 2 (prostaglandin g/h synthase and cyclooxygenase), HDAC7 <text:s/>- <text:s/>histone deacetylase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942</text:p>
          </table:table-cell>
          <table:table-cell office:value-type="string" calcext:value-type="string">
            <text:p>positive regulation of cell death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322" calcext:value-type="float">
            <text:p>0.0322</text:p>
          </table:table-cell>
          <table:table-cell office:value-type="float" office:value="1.91" calcext:value-type="float">
            <text:p>1.91</text:p>
          </table:table-cell>
          <table:table-cell office:value-type="float" office:value="13954" calcext:value-type="float">
            <text:p>13954</text:p>
          </table:table-cell>
          <table:table-cell office:value-type="float" office:value="499" calcext:value-type="float">
            <text:p>499</text:p>
          </table:table-cell>
          <table:table-cell office:value-type="float" office:value="440" calcext:value-type="float">
            <text:p>4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GADD45B <text:s/>- <text:s/>growth arrest and dna-damage-inducible, beta, UBD <text:s/>- <text:s/>ubiquitin d, SQSTM1 <text:s/>- <text:s/>sequestosome 1, CAMK2A <text:s/>- <text:s/>calcium/calmodulin-dependent protein kinase ii alpha, DAB2IP <text:s/>- <text:s/>dab2 interacting protein, WNT10B <text:s/>- <text:s/>wingless-type mmtv integration site family, member 10b, RARB <text:s/>- <text:s/>retinoic acid receptor, beta, ADAM8 <text:s/>- <text:s/>adam metallopeptidase domain 8, HRK <text:s/>- <text:s/>harakiri, bcl2 interacting protein (contains only bh3 domain), PTGS2 <text:s/>- <text:s/>prostaglandin-endoperoxide synthase 2 (prostaglandin g/h synthase and cyclooxygenase), SIRT2 <text:s/>- <text:s/>sirtuin 2, MAP3K11 <text:s/>- <text:s/>mitogen-activated protein kinase kinase kinase 11, GRIN2A <text:s/>- <text:s/>glutamate receptor, ionotropic, n-methyl d-aspartate 2a, CTSH <text:s/>- <text:s/>cathepsin h, KCNK2 <text:s/>- <text:s/>potassium channel, subfamily k, member 2, SKIL <text:s/>- <text:s/>ski-like oncogene, TGFB1 <text:s/>- <text:s/>transforming growth factor, beta 1, RIPK2 <text:s/>- <text:s/>receptor-interacting serine-threonine kinase 2, CDKN1B <text:s/>- <text:s/>cyclin-dependent kinase inhibitor 1b (p27, kip1), DNMT3A <text:s/>- <text:s/>dna (cytosine-5-)-methyltransferase 3 alpha, SENP1 <text:s/>- <text:s/>sumo1/sentrin specific peptidase 1, BMP2 <text:s/>- <text:s/>bone morphogenetic protein 2, MSX1 <text:s/>- <text:s/>msh homeobox 1, AKAP13 <text:s/>- <text:s/>a kinase (prka) anchor protein 13, PRKCD <text:s/>- <text:s/>protein kinase c, delta, TRAF2 <text:s/>- <text:s/>tnf receptor-associated factor 2, PLEKHG2 <text:s/>- <text:s/>pleckstrin homology domain containing, family g (with rhogef domain) member 2, CREB1 <text:s/>- <text:s/>camp responsive element binding protein 1, CYLD <text:s/>- <text:s/>cylindromatosis (turban tumor syndrome)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106</text:p>
          </table:table-cell>
          <table:table-cell office:value-type="string" calcext:value-type="string">
            <text:p>negative regulation of leukocyte differentiation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321" calcext:value-type="float">
            <text:p>0.0321</text:p>
          </table:table-cell>
          <table:table-cell office:value-type="float" office:value="4.23" calcext:value-type="float">
            <text:p>4.23</text:p>
          </table:table-cell>
          <table:table-cell office:value-type="float" office:value="13954" calcext:value-type="float">
            <text:p>13954</text:p>
          </table:table-cell>
          <table:table-cell office:value-type="float" office:value="60" calcext:value-type="float">
            <text:p>60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RF1 <text:s/>- <text:s/>interferon regulatory factor 1, CD74 <text:s/>- <text:s/>cd74 molecule, major histocompatibility complex, class ii invariant chain, PGLYRP2 <text:s/>- <text:s/>peptidoglycan recognition protein 2, TRIB1 <text:s/>- <text:s/>tribbles homolog 1 (drosophila), SHH <text:s/>- <text:s/>sonic hedgehog, CYLD <text:s/>- <text:s/>cylindromatosis (turban tumor syndrome), SMAD7 <text:s/>- <text:s/>smad family member 7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4951</text:p>
          </table:table-cell>
          <table:table-cell office:value-type="string" calcext:value-type="string">
            <text:p>positive regulation of establishment of protein localization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322" calcext:value-type="float">
            <text:p>0.0322</text:p>
          </table:table-cell>
          <table:table-cell office:value-type="float" office:value="1.99" calcext:value-type="float">
            <text:p>1.99</text:p>
          </table:table-cell>
          <table:table-cell office:value-type="float" office:value="13954" calcext:value-type="float">
            <text:p>13954</text:p>
          </table:table-cell>
          <table:table-cell office:value-type="float" office:value="431" calcext:value-type="float">
            <text:p>431</text:p>
          </table:table-cell>
          <table:table-cell office:value-type="float" office:value="440" calcext:value-type="float">
            <text:p>4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RNF31 <text:s/>- <text:s/>ring finger protein 31, FFAR2 <text:s/>- <text:s/>free fatty acid receptor 2, HPCA <text:s/>- <text:s/>hippocalcin, LRP1 <text:s/>- <text:s/>low density lipoprotein receptor-related protein 1, SHH <text:s/>- <text:s/>sonic hedgehog, NLGN2 <text:s/>- <text:s/>neuroligin 2, IL23A <text:s/>- <text:s/>interleukin 23, alpha subunit p19, TNFRSF4 <text:s/>- <text:s/>tumor necrosis factor receptor superfamily, member 4, ADAM8 <text:s/>- <text:s/>adam metallopeptidase domain 8, TNFSF14 <text:s/>- <text:s/>tumor necrosis factor (ligand) superfamily, member 14, FAM65A <text:s/>- <text:s/>family with sequence similarity 65, member a, KCNN3 <text:s/>- <text:s/>potassium intermediate/small conductance calcium-activated channel, subfamily n, member 3, PTGS2 <text:s/>- <text:s/>prostaglandin-endoperoxide synthase 2 (prostaglandin g/h synthase and cyclooxygenase), RHOG <text:s/>- <text:s/>ras homolog family member g, KCNJ11 <text:s/>- <text:s/>potassium inwardly-rectifying channel, subfamily j, member 11, CSF3 <text:s/>- <text:s/>colony stimulating factor 3 (granulocyte), AKT2 <text:s/>- <text:s/>v-akt murine thymoma viral oncogene homolog 2, RAPGEF3 <text:s/>- <text:s/>rap guanine nucleotide exchange factor (gef) 3, TGFB1 <text:s/>- <text:s/>transforming growth factor, beta 1, ZDHHC8 <text:s/>- <text:s/>zinc finger, dhhc-type containing 8, EDAR <text:s/>- <text:s/>ectodysplasin a receptor, SORBS1 <text:s/>- <text:s/>sorbin and sh3 domain containing 1, GREM1 <text:s/>- <text:s/>gremlin 1, dan family bmp antagonist, NRG1 <text:s/>- <text:s/>neuregulin 1, PFKM <text:s/>- <text:s/>phosphofructokinase, muscle, PRKCD <text:s/>- <text:s/>protein kinase c, delta, FGR <text:s/>- <text:s/>feline gardner-rasheed sarcoma viral oncogene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981</text:p>
          </table:table-cell>
          <table:table-cell office:value-type="string" calcext:value-type="string">
            <text:p>regulation of apoptotic process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325" calcext:value-type="float">
            <text:p>0.0325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1114" calcext:value-type="float">
            <text:p>1114</text:p>
          </table:table-cell>
          <table:table-cell office:value-type="float" office:value="440" calcext:value-type="float">
            <text:p>4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TNFRSF9 <text:s/>- <text:s/>tumor necrosis factor receptor superfamily, member 9, AGAP2 <text:s/>- <text:s/>arfgap with gtpase domain, ankyrin repeat and ph domain 2, BIRC3 <text:s/>- <text:s/>baculoviral iap repeat containing 3, SIN3A <text:s/>- <text:s/>sin3 transcription regulator family member a, CAMK2A <text:s/>- <text:s/>calcium/calmodulin-dependent protein kinase ii alpha, WNT10B <text:s/>- <text:s/>wingless-type mmtv integration site family, member 10b, CD74 <text:s/>- <text:s/>cd74 molecule, major histocompatibility complex, class ii invariant chain, ING2 <text:s/>- <text:s/>inhibitor of growth family, member 2, LGALS1 <text:s/>- <text:s/>lectin, galactoside-binding, soluble, 1, SIRT2 <text:s/>- <text:s/>sirtuin 2, MAP3K11 <text:s/>- <text:s/>mitogen-activated protein kinase kinase kinase 11, CTSH <text:s/>- <text:s/>cathepsin h, SKIL <text:s/>- <text:s/>ski-like oncogene, FRS2 <text:s/>- <text:s/>fibroblast growth factor receptor substrate 2, SENP1 <text:s/>- <text:s/>sumo1/sentrin specific peptidase 1, GREM1 <text:s/>- <text:s/>gremlin 1, dan family bmp antagonist, WNT4 <text:s/>- <text:s/>wingless-type mmtv integration site family, member 4, VSTM2L <text:s/>- <text:s/>v-set and transmembrane domain containing 2 like, BMP2 <text:s/>- <text:s/>bone morphogenetic protein 2, TNFAIP3 <text:s/>- <text:s/>tumor necrosis factor, alpha-induced protein 3, MSX1 <text:s/>- <text:s/>msh homeobox 1, AKAP13 <text:s/>- <text:s/>a kinase (prka) anchor protein 13, CREB1 <text:s/>- <text:s/>camp responsive element binding protein 1, CYLD <text:s/>- <text:s/>cylindromatosis (turban tumor syndrome), IL6ST <text:s/>- <text:s/>interleukin 6 signal transducer (gp130, oncostatin m receptor), MNT <text:s/>- <text:s/>mnt, max dimerization protein, STK4 <text:s/>- <text:s/>serine/threonine kinase 4, ITGA5 <text:s/>- <text:s/>integrin, alpha 5 (fibronectin receptor, alpha polypeptide), SHC1 <text:s/>- <text:s/>shc (src homology 2 domain containing) transforming protein 1, UBD <text:s/>- <text:s/>ubiquitin d, GADD45B <text:s/>- <text:s/>growth arrest and dna-damage-inducible, beta, SHH <text:s/>- <text:s/>sonic hedgehog, LRP1 <text:s/>- <text:s/>low density lipoprotein receptor-related protein 1, SQSTM1 <text:s/>- <text:s/>sequestosome 1, DAB2IP <text:s/>- <text:s/>dab2 interacting protein, TNFRSF4 <text:s/>- <text:s/>tumor necrosis factor receptor superfamily, member 4, EGR1 <text:s/>- <text:s/>early growth response 1, RARB <text:s/>- <text:s/>retinoic acid receptor, beta, IKZF3 <text:s/>- <text:s/>ikaros family zinc finger 3 (aiolos), HRK <text:s/>- <text:s/>harakiri, bcl2 interacting protein (contains only bh3 domain), ADAM8 <text:s/>- <text:s/>adam metallopeptidase domain 8, TNFSF14 <text:s/>- <text:s/>tumor necrosis factor (ligand) superfamily, member 14, PTGS2 <text:s/>- <text:s/>prostaglandin-endoperoxide synthase 2 (prostaglandin g/h synthase and cyclooxygenase), DEDD <text:s/>- <text:s/>death effector domain containing, AAMDC <text:s/>- <text:s/>adipogenesis associated, mth938 domain containing, RARA <text:s/>- <text:s/>retinoic acid receptor, alpha, GRIN2A <text:s/>- <text:s/>glutamate receptor, ionotropic, n-methyl d-aspartate 2a, TGFB1 <text:s/>- <text:s/>transforming growth factor, beta 1, RIPK2 <text:s/>- <text:s/>receptor-interacting serine-threonine kinase 2, CDKN1B <text:s/>- <text:s/>cyclin-dependent kinase inhibitor 1b (p27, kip1), GRINA <text:s/>- <text:s/>glutamate receptor, ionotropic, n-methyl d-aspartate-associated protein 1 (glutamate binding), BCL3 <text:s/>- <text:s/>b-cell cll/lymphoma 3, PRKCD <text:s/>- <text:s/>protein kinase c, delta, TRAF2 <text:s/>- <text:s/>tnf receptor-associated factor 2, PLEKHG2 <text:s/>- <text:s/>pleckstrin homology domain containing, family g (with rhogef domain) membe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RNA biosynthetic process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0326" calcext:value-type="float">
            <text:p>0.0326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2053" calcext:value-type="float">
            <text:p>2053</text:p>
          </table:table-cell>
          <table:table-cell office:value-type="float" office:value="440" calcext:value-type="float">
            <text:p>4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CHD6 <text:s/>- <text:s/>chromodomain helicase dna binding protein 6, SBNO2 <text:s/>- <text:s/>strawberry notch homolog 2 (drosophila), SYMPK <text:s/>- <text:s/>symplekin, RFX4 <text:s/>- <text:s/>regulatory factor x, 4 (influences hla class ii expression), SIN3A <text:s/>- <text:s/>sin3 transcription regulator family member a, ZNF436 <text:s/>- <text:s/>zinc finger protein 436, CAMTA1 <text:s/>- <text:s/>calmodulin binding transcription activator 1, TLE4 <text:s/>- <text:s/>transducin-like enhancer of split 4 (e(sp1) homolog, drosophila), FLI1 <text:s/>- <text:s/>fli-1 proto-oncogene, ets transcription factor, ELL2 <text:s/>- <text:s/>elongation factor, rna polymerase ii, 2, BCOR <text:s/>- <text:s/>bcl6 corepressor, REL <text:s/>- <text:s/>v-rel avian reticuloendotheliosis viral oncogene homolog, RSF1 <text:s/>- <text:s/>remodeling and spacing factor 1, ING2 <text:s/>- <text:s/>inhibitor of growth family, member 2, VEZF1 <text:s/>- <text:s/>vascular endothelial zinc finger 1, CNOT2 <text:s/>- <text:s/>ccr4-not transcription complex, subunit 2, VSX2 <text:s/>- <text:s/>visual system homeobox 2, ZNF521 <text:s/>- <text:s/>zinc finger protein 521, COMMD3 <text:s/>- <text:s/>comm domain containing 3, SIRT2 <text:s/>- <text:s/>sirtuin 2, MLXIP <text:s/>- <text:s/>mlx interacting protein, ZNF319 <text:s/>- <text:s/>zinc finger protein 319, FOXN4 <text:s/>- <text:s/>forkhead box n4, EBF3 <text:s/>- <text:s/>early b-cell factor 3, FOXJ2 <text:s/>- <text:s/>forkhead box j2, SP2 <text:s/>- <text:s/>sp2 transcription factor, ETV6 <text:s/>- <text:s/>ets variant 6, ZMYND15 <text:s/>- <text:s/>zinc finger, mynd-type containing 15, FOXL1 <text:s/>- <text:s/>forkhead box l1, NFKB2 <text:s/>- <text:s/>nuclear factor of kappa light polypeptide gene enhancer in b-cells 2 (p49/p100), NFIX <text:s/>- <text:s/>nuclear factor i/x (ccaat-binding transcription factor), CSRNP2 <text:s/>- <text:s/>cysteine-serine-rich nuclear protein 2, GPBP1 <text:s/>- <text:s/>gc-rich promoter binding protein 1, NFKBIB <text:s/>- <text:s/>nuclear factor of kappa light polypeptide gene enhancer in b-cells inhibitor, beta, CBX2 <text:s/>- <text:s/>chromobox homolog 2, BMI1 <text:s/>- <text:s/>bmi1 polycomb ring finger oncogene, FOXP4 <text:s/>- <text:s/>forkhead box p4, GATAD2B <text:s/>- <text:s/>gata zinc finger domain containing 2b, HOXD11 <text:s/>- <text:s/>homeobox d11, EBF4 <text:s/>- <text:s/>early b-cell factor 4, MSX1 <text:s/>- <text:s/>msh homeobox 1, ELF3 <text:s/>- <text:s/>e74-like factor 3 (ets domain transcription factor, epithelial-specific ), EZH1 <text:s/>- <text:s/>enhancer of zeste homolog 1 (drosophila), ELF2 <text:s/>- <text:s/>e74-like factor 2 (ets domain transcription factor), ZNF641 <text:s/>- <text:s/>zinc finger protein 641, CREB1 <text:s/>- <text:s/>camp responsive element binding protein 1, SUV420H2 <text:s/>- <text:s/>suppressor of variegation 4-20 homolog 2 (drosophila), MNT <text:s/>- <text:s/>mnt, max dimerization protein, HOXC6 <text:s/>- <text:s/>homeobox c6, HOXC10 <text:s/>- <text:s/>homeobox c10, ARNTL <text:s/>- <text:s/>aryl hydrocarbon receptor nuclear translocator-like, ELMSAN1 <text:s/>- <text:s/>elm2 and myb/sant-like domain containing 1, RCOR2 <text:s/>- <text:s/>rest corepressor 2, SUPT16H <text:s/>- <text:s/>suppressor of ty 16 homolog (s. cerevisiae), EEF1A1 <text:s/>- <text:s/>eukaryotic translation elongation factor 1 alpha 1, HOXC5 <text:s/>- <text:s/>homeobox c5, BCORL1 <text:s/>- <text:s/>bcl6 corepressor-like 1, SP6 <text:s/>- <text:s/>sp6 transcription factor, HOXB9 <text:s/>- <text:s/>homeobox b9, STAT6 <text:s/>- <text:s/>signal transducer and activator of transcription 6, interleukin-4 induced, GLI1 <text:s/>- <text:s/>gli family zinc finger 1, EGR1 <text:s/>- <text:s/>early growth response 1, RARB <text:s/>- <text:s/>retinoic acid receptor, beta, NFIC <text:s/>- <text:s/>nuclear factor i/c (ccaat-binding transcription factor), IKZF3 <text:s/>- <text:s/>ikaros family zinc finger 3 (aiolos), NPAS3 <text:s/>- <text:s/>neuronal pas domain protein 3, ZBTB7B <text:s/>- <text:s/>zinc finger and btb domain containing 7b, DEDD <text:s/>- <text:s/>death effector domain containing, KDM1B <text:s/>- <text:s/>lysine (k)-specific demethylase 1b, NFATC2 <text:s/>- <text:s/>nuclear factor of activated t-cells, cytoplasmic, calcineurin-dependent 2, BAZ1A <text:s/>- <text:s/>bromodomain adjacent to zinc finger domain, 1a, RARA <text:s/>- <text:s/>retinoic acid receptor, alpha, GATAD2A <text:s/>- <text:s/>gata zinc finger domain containing 2a, ZMIZ1 <text:s/>- <text:s/>zinc finger, miz-type containing 1, RBL1 <text:s/>- <text:s/>retinoblastoma-like 1 (p107), FOXA3 <text:s/>- <text:s/>forkhead box a3, CDK8 <text:s/>- <text:s/>cyclin-dependent kinase 8, ATG16L2 <text:s/>- <text:s/>autophagy related 16-like 2 (s. cerevisiae), UBTF <text:s/>- <text:s/>upstream binding transcription factor, rna polymerase i, HDAC7 <text:s/>- <text:s/>histone deacetylase 7, POU2F1 <text:s/>- <text:s/>pou class 2 homeobox 1, RRP8 <text:s/>- <text:s/>ribosomal rna processing 8, methyltransferase, homolog (yeast), MAFG <text:s/>- <text:s/>v-maf avian musculoaponeurotic fibrosarcoma oncogene homolog g, IRF1 <text:s/>- <text:s/>interferon regulatory factor 1, BCL3 <text:s/>- <text:s/>b-cell cll/lymphoma 3, NFAT5 <text:s/>- <text:s/>nuclear factor of activated t-cells 5, tonicity-responsive, NUP153 <text:s/>- <text:s/>nucleoporin 153kda, GTF3C4 <text:s/>- <text:s/>general transcription factor iiic, polypeptide 4, 90kda, KLF10 <text:s/>- <text:s/>kruppel-like factor 10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829</text:p>
          </table:table-cell>
          <table:table-cell office:value-type="string" calcext:value-type="string">
            <text:p>positive regulation of cellular protein localization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327" calcext:value-type="float">
            <text:p>0.0327</text:p>
          </table:table-cell>
          <table:table-cell office:value-type="float" office:value="2.17" calcext:value-type="float">
            <text:p>2.17</text:p>
          </table:table-cell>
          <table:table-cell office:value-type="float" office:value="13954" calcext:value-type="float">
            <text:p>13954</text:p>
          </table:table-cell>
          <table:table-cell office:value-type="float" office:value="322" calcext:value-type="float">
            <text:p>322</text:p>
          </table:table-cell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RNF31 <text:s/>- <text:s/>ring finger protein 31, HPCA <text:s/>- <text:s/>hippocalcin, KCNJ11 <text:s/>- <text:s/>potassium inwardly-rectifying channel, subfamily j, member 11, AKT2 <text:s/>- <text:s/>v-akt murine thymoma viral oncogene homolog 2, CSF3 <text:s/>- <text:s/>colony stimulating factor 3 (granulocyte), RAPGEF3 <text:s/>- <text:s/>rap guanine nucleotide exchange factor (gef) 3, TGFB1 <text:s/>- <text:s/>transforming growth factor, beta 1, SHH <text:s/>- <text:s/>sonic hedgehog, ZDHHC8 <text:s/>- <text:s/>zinc finger, dhhc-type containing 8, EDAR <text:s/>- <text:s/>ectodysplasin a receptor, SORBS1 <text:s/>- <text:s/>sorbin and sh3 domain containing 1, LRP4 <text:s/>- <text:s/>low density lipoprotein receptor-related protein 4, IL23A <text:s/>- <text:s/>interleukin 23, alpha subunit p19, GREM1 <text:s/>- <text:s/>gremlin 1, dan family bmp antagonist, NRG1 <text:s/>- <text:s/>neuregulin 1, TNFSF14 <text:s/>- <text:s/>tumor necrosis factor (ligand) superfamily, member 14, PRKCD <text:s/>- <text:s/>protein kinase c, delta, FAM65A <text:s/>- <text:s/>family with sequence similarity 65, member a, PTGS2 <text:s/>- <text:s/>prostaglandin-endoperoxide synthase 2 (prostaglandin g/h synthase and cyclooxygenase), KCNN3 <text:s/>- <text:s/>potassium intermediate/small conductance calcium-activated channel, subfamily n, member 3, CYLD <text:s/>- <text:s/>cylindromatosis (turban tumor syndrome), RHOG <text:s/>- <text:s/>ras homolog family member 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351</text:p>
          </table:table-cell>
          <table:table-cell office:value-type="string" calcext:value-type="string">
            <text:p>cartilage development involved in endochondral bone morphogenesis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328" calcext:value-type="float">
            <text:p>0.0328</text:p>
          </table:table-cell>
          <table:table-cell office:value-type="float" office:value="15.86" calcext:value-type="float">
            <text:p>15.86</text:p>
          </table:table-cell>
          <table:table-cell office:value-type="float" office:value="13954" calcext:value-type="float">
            <text:p>13954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RARB <text:s/>- <text:s/>retinoic acid receptor, beta, THBS3 <text:s/>- <text:s/>thrombospondin 3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72</text:p>
          </table:table-cell>
          <table:table-cell office:value-type="string" calcext:value-type="string">
            <text:p>positive regulation of cellular component movement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345" calcext:value-type="float">
            <text:p>0.0345</text:p>
          </table:table-cell>
          <table:table-cell office:value-type="float" office:value="2.11" calcext:value-type="float">
            <text:p>2.11</text:p>
          </table:table-cell>
          <table:table-cell office:value-type="float" office:value="13954" calcext:value-type="float">
            <text:p>13954</text:p>
          </table:table-cell>
          <table:table-cell office:value-type="float" office:value="345" calcext:value-type="float">
            <text:p>345</text:p>
          </table:table-cell>
          <table:table-cell office:value-type="float" office:value="440" calcext:value-type="float">
            <text:p>4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ITGA5 <text:s/>- <text:s/>integrin, alpha 5 (fibronectin receptor, alpha polypeptide), CTSH <text:s/>- <text:s/>cathepsin h, AKT2 <text:s/>- <text:s/>v-akt murine thymoma viral oncogene homolog 2, TGFB1 <text:s/>- <text:s/>transforming growth factor, beta 1, HDAC7 <text:s/>- <text:s/>histone deacetylase 7, CXCL10 <text:s/>- <text:s/>chemokine (c-x-c motif) ligand 10, IL23A <text:s/>- <text:s/>interleukin 23, alpha subunit p19, DAB2IP <text:s/>- <text:s/>dab2 interacting protein, CXCL2 <text:s/>- <text:s/>chemokine (c-x-c motif) ligand 2, MYADM <text:s/>- <text:s/>myeloid-associated differentiation marker, CXCL1 <text:s/>- <text:s/>chemokine (c-x-c motif) ligand 1 (melanoma growth stimulating activity, alpha), BMP2 <text:s/>- <text:s/>bone morphogenetic protein 2, CXCL16 <text:s/>- <text:s/>chemokine (c-x-c motif) ligand 16, CD74 <text:s/>- <text:s/>cd74 molecule, major histocompatibility complex, class ii invariant chain, CXCL5 <text:s/>- <text:s/>chemokine (c-x-c motif) ligand 5, ADAM8 <text:s/>- <text:s/>adam metallopeptidase domain 8, TNFSF14 <text:s/>- <text:s/>tumor necrosis factor (ligand) superfamily, member 14, PTGS2 <text:s/>- <text:s/>prostaglandin-endoperoxide synthase 2 (prostaglandin g/h synthase and cyclooxygenase), FAM65A <text:s/>- <text:s/>family with sequence similarity 65, member a, CXCL6 <text:s/>- <text:s/>chemokine (c-x-c motif) ligand 6, FGR <text:s/>- <text:s/>feline gardner-rasheed sarcoma viral oncogene homolog, FGF18 <text:s/>- <text:s/>fibroblast growth factor 18, CXCL3 <text:s/>- <text:s/>chemokine (c-x-c motif) ligand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819</text:p>
          </table:table-cell>
          <table:table-cell office:value-type="string" calcext:value-type="string">
            <text:p>positive regulation of cytokine production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357" calcext:value-type="float">
            <text:p>0.0357</text:p>
          </table:table-cell>
          <table:table-cell office:value-type="float" office:value="2.25" calcext:value-type="float">
            <text:p>2.25</text:p>
          </table:table-cell>
          <table:table-cell office:value-type="float" office:value="13954" calcext:value-type="float">
            <text:p>13954</text:p>
          </table:table-cell>
          <table:table-cell office:value-type="float" office:value="282" calcext:value-type="float">
            <text:p>282</text:p>
          </table:table-cell>
          <table:table-cell office:value-type="float" office:value="440" calcext:value-type="float">
            <text:p>4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FFAR2 <text:s/>- <text:s/>free fatty acid receptor 2, TGFB1 <text:s/>- <text:s/>transforming growth factor, beta 1, NFKB2 <text:s/>- <text:s/>nuclear factor of kappa light polypeptide gene enhancer in b-cells 2 (p49/p100), CD83 <text:s/>- <text:s/>cd83 molecule, RIPK2 <text:s/>- <text:s/>receptor-interacting serine-threonine kinase 2, FAM49B <text:s/>- <text:s/>family with sequence similarity 49, member b, STAT6 <text:s/>- <text:s/>signal transducer and activator of transcription 6, interleukin-4 induced, EGR1 <text:s/>- <text:s/>early growth response 1, IL23A <text:s/>- <text:s/>interleukin 23, alpha subunit p19, BCL3 <text:s/>- <text:s/>b-cell cll/lymphoma 3, CD74 <text:s/>- <text:s/>cd74 molecule, major histocompatibility complex, class ii invariant chain, IRF1 <text:s/>- <text:s/>interferon regulatory factor 1, ADAM8 <text:s/>- <text:s/>adam metallopeptidase domain 8, TRAF2 <text:s/>- <text:s/>tnf receptor-associated factor 2, IL27 <text:s/>- <text:s/>interleukin 27, PTGS2 <text:s/>- <text:s/>prostaglandin-endoperoxide synthase 2 (prostaglandin g/h synthase and cyclooxygenase), CREB1 <text:s/>- <text:s/>camp responsive element binding protein 1, FGR <text:s/>- <text:s/>feline gardner-rasheed sarcoma viral oncogene homolog, IL6ST <text:s/>- <text:s/>interleukin 6 signal transducer (gp130, oncostatin m receptor)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067</text:p>
          </table:table-cell>
          <table:table-cell office:value-type="string" calcext:value-type="string">
            <text:p>regulation of programmed cell death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384" calcext:value-type="float">
            <text:p>0.0384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1123" calcext:value-type="float">
            <text:p>1123</text:p>
          </table:table-cell>
          <table:table-cell office:value-type="float" office:value="440" calcext:value-type="float">
            <text:p>4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TNFRSF9 <text:s/>- <text:s/>tumor necrosis factor receptor superfamily, member 9, AGAP2 <text:s/>- <text:s/>arfgap with gtpase domain, ankyrin repeat and ph domain 2, BIRC3 <text:s/>- <text:s/>baculoviral iap repeat containing 3, SIN3A <text:s/>- <text:s/>sin3 transcription regulator family member a, CAMK2A <text:s/>- <text:s/>calcium/calmodulin-dependent protein kinase ii alpha, WNT10B <text:s/>- <text:s/>wingless-type mmtv integration site family, member 10b, CD74 <text:s/>- <text:s/>cd74 molecule, major histocompatibility complex, class ii invariant chain, ING2 <text:s/>- <text:s/>inhibitor of growth family, member 2, LGALS1 <text:s/>- <text:s/>lectin, galactoside-binding, soluble, 1, SIRT2 <text:s/>- <text:s/>sirtuin 2, MAP3K11 <text:s/>- <text:s/>mitogen-activated protein kinase kinase kinase 11, CTSH <text:s/>- <text:s/>cathepsin h, SKIL <text:s/>- <text:s/>ski-like oncogene, FRS2 <text:s/>- <text:s/>fibroblast growth factor receptor substrate 2, SENP1 <text:s/>- <text:s/>sumo1/sentrin specific peptidase 1, GREM1 <text:s/>- <text:s/>gremlin 1, dan family bmp antagonist, WNT4 <text:s/>- <text:s/>wingless-type mmtv integration site family, member 4, BMP2 <text:s/>- <text:s/>bone morphogenetic protein 2, VSTM2L <text:s/>- <text:s/>v-set and transmembrane domain containing 2 like, TNFAIP3 <text:s/>- <text:s/>tumor necrosis factor, alpha-induced protein 3, MSX1 <text:s/>- <text:s/>msh homeobox 1, AKAP13 <text:s/>- <text:s/>a kinase (prka) anchor protein 13, CREB1 <text:s/>- <text:s/>camp responsive element binding protein 1, CYLD <text:s/>- <text:s/>cylindromatosis (turban tumor syndrome), IL6ST <text:s/>- <text:s/>interleukin 6 signal transducer (gp130, oncostatin m receptor), MNT <text:s/>- <text:s/>mnt, max dimerization protein, STK4 <text:s/>- <text:s/>serine/threonine kinase 4, ITGA5 <text:s/>- <text:s/>integrin, alpha 5 (fibronectin receptor, alpha polypeptide), SHC1 <text:s/>- <text:s/>shc (src homology 2 domain containing) transforming protein 1, UBD <text:s/>- <text:s/>ubiquitin d, GADD45B <text:s/>- <text:s/>growth arrest and dna-damage-inducible, beta, LRP1 <text:s/>- <text:s/>low density lipoprotein receptor-related protein 1, SHH <text:s/>- <text:s/>sonic hedgehog, SQSTM1 <text:s/>- <text:s/>sequestosome 1, DAB2IP <text:s/>- <text:s/>dab2 interacting protein, TNFRSF4 <text:s/>- <text:s/>tumor necrosis factor receptor superfamily, member 4, EGR1 <text:s/>- <text:s/>early growth response 1, RARB <text:s/>- <text:s/>retinoic acid receptor, beta, IKZF3 <text:s/>- <text:s/>ikaros family zinc finger 3 (aiolos), HRK <text:s/>- <text:s/>harakiri, bcl2 interacting protein (contains only bh3 domain), ADAM8 <text:s/>- <text:s/>adam metallopeptidase domain 8, TNFSF14 <text:s/>- <text:s/>tumor necrosis factor (ligand) superfamily, member 14, PTGS2 <text:s/>- <text:s/>prostaglandin-endoperoxide synthase 2 (prostaglandin g/h synthase and cyclooxygenase), DEDD <text:s/>- <text:s/>death effector domain containing, AAMDC <text:s/>- <text:s/>adipogenesis associated, mth938 domain containing, RARA <text:s/>- <text:s/>retinoic acid receptor, alpha, GRIN2A <text:s/>- <text:s/>glutamate receptor, ionotropic, n-methyl d-aspartate 2a, TGFB1 <text:s/>- <text:s/>transforming growth factor, beta 1, RIPK2 <text:s/>- <text:s/>receptor-interacting serine-threonine kinase 2, CDKN1B <text:s/>- <text:s/>cyclin-dependent kinase inhibitor 1b (p27, kip1), GRINA <text:s/>- <text:s/>glutamate receptor, ionotropic, n-methyl d-aspartate-associated protein 1 (glutamate binding), BCL3 <text:s/>- <text:s/>b-cell cll/lymphoma 3, PRKCD <text:s/>- <text:s/>protein kinase c, delta, TRAF2 <text:s/>- <text:s/>tnf receptor-associated factor 2, PLEKHG2 <text:s/>- <text:s/>pleckstrin homology domain containing, family g (with rhogef domain) membe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20</text:p>
          </table:table-cell>
          <table:table-cell office:value-type="string" calcext:value-type="string">
            <text:p>negative regulation of lymphocyte differentiation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394" calcext:value-type="float">
            <text:p>0.0394</text:p>
          </table:table-cell>
          <table:table-cell office:value-type="float" office:value="5.44" calcext:value-type="float">
            <text:p>5.44</text:p>
          </table:table-cell>
          <table:table-cell office:value-type="float" office:value="13954" calcext:value-type="float">
            <text:p>13954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RF1 <text:s/>- <text:s/>interferon regulatory factor 1, CD74 <text:s/>- <text:s/>cd74 molecule, major histocompatibility complex, class ii invariant chain, PGLYRP2 <text:s/>- <text:s/>peptidoglycan recognition protein 2, SHH <text:s/>- <text:s/>sonic hedgehog, CYLD <text:s/>- <text:s/>cylindromatosis (turban tumor syndrome), SMAD7 <text:s/>- <text:s/>smad family member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725</text:p>
          </table:table-cell>
          <table:table-cell office:value-type="string" calcext:value-type="string">
            <text:p>regulation of cardiac muscle cell differentiation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437" calcext:value-type="float">
            <text:p>0.0437</text:p>
          </table:table-cell>
          <table:table-cell office:value-type="float" office:value="6.61" calcext:value-type="float">
            <text:p>6.61</text:p>
          </table:table-cell>
          <table:table-cell office:value-type="float" office:value="13954" calcext:value-type="float">
            <text:p>13954</text:p>
          </table:table-cell>
          <table:table-cell office:value-type="float" office:value="24" calcext:value-type="float">
            <text:p>24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GREM1 <text:s/>- <text:s/>gremlin 1, dan family bmp antagonist, BMP2 <text:s/>- <text:s/>bone morphogenetic protein 2, NRG1 <text:s/>- <text:s/>neuregulin 1, TGFB1 <text:s/>- <text:s/>transforming growth factor, beta 1, FRS2 <text:s/>- <text:s/>fibroblast growth factor receptor substrat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22</text:p>
          </table:table-cell>
          <table:table-cell office:value-type="string" calcext:value-type="string">
            <text:p>regulation of T-helper cell differentiation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435" calcext:value-type="float">
            <text:p>0.0435</text:p>
          </table:table-cell>
          <table:table-cell office:value-type="float" office:value="6.61" calcext:value-type="float">
            <text:p>6.61</text:p>
          </table:table-cell>
          <table:table-cell office:value-type="float" office:value="13954" calcext:value-type="float">
            <text:p>13954</text:p>
          </table:table-cell>
          <table:table-cell office:value-type="float" office:value="24" calcext:value-type="float">
            <text:p>24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IL23A <text:s/>- <text:s/>interleukin 23, alpha subunit p19, IL27 <text:s/>- <text:s/>interleukin 27, RIPK2 <text:s/>- <text:s/>receptor-interacting serine-threonine kinase 2, SMAD7 <text:s/>- <text:s/>smad family member 7, RARA <text:s/>- <text:s/>retinoic acid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736</text:p>
          </table:table-cell>
          <table:table-cell office:value-type="string" calcext:value-type="string">
            <text:p>appendage development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433" calcext:value-type="float">
            <text:p>0.0433</text:p>
          </table:table-cell>
          <table:table-cell office:value-type="float" office:value="6.61" calcext:value-type="float">
            <text:p>6.61</text:p>
          </table:table-cell>
          <table:table-cell office:value-type="float" office:value="13954" calcext:value-type="float">
            <text:p>13954</text:p>
          </table:table-cell>
          <table:table-cell office:value-type="float" office:value="24" calcext:value-type="float">
            <text:p>24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KREMEN2 <text:s/>- <text:s/>kringle containing transmembrane protein 2, GREM1 <text:s/>- <text:s/>gremlin 1, dan family bmp antagonist, RC3H2 <text:s/>- <text:s/>ring finger and ccch-type domains 2, RARA <text:s/>- <text:s/>retinoic acid receptor, alpha, LRP4 <text:s/>- <text:s/>low density lipoprotein receptor-related protein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173</text:p>
          </table:table-cell>
          <table:table-cell office:value-type="string" calcext:value-type="string">
            <text:p>limb development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432" calcext:value-type="float">
            <text:p>0.0432</text:p>
          </table:table-cell>
          <table:table-cell office:value-type="float" office:value="6.61" calcext:value-type="float">
            <text:p>6.61</text:p>
          </table:table-cell>
          <table:table-cell office:value-type="float" office:value="13954" calcext:value-type="float">
            <text:p>13954</text:p>
          </table:table-cell>
          <table:table-cell office:value-type="float" office:value="24" calcext:value-type="float">
            <text:p>24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KREMEN2 <text:s/>- <text:s/>kringle containing transmembrane protein 2, GREM1 <text:s/>- <text:s/>gremlin 1, dan family bmp antagonist, RC3H2 <text:s/>- <text:s/>ring finger and ccch-type domains 2, RARA <text:s/>- <text:s/>retinoic acid receptor, alpha, LRP4 <text:s/>- <text:s/>low density lipoprotein receptor-related protein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090</text:p>
          </table:table-cell>
          <table:table-cell office:value-type="string" calcext:value-type="string">
            <text:p>negative regulation of canonical Wnt signaling pathway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447" calcext:value-type="float">
            <text:p>0.0447</text:p>
          </table:table-cell>
          <table:table-cell office:value-type="float" office:value="2.79" calcext:value-type="float">
            <text:p>2.79</text:p>
          </table:table-cell>
          <table:table-cell office:value-type="float" office:value="13954" calcext:value-type="float">
            <text:p>13954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KREMEN2 <text:s/>- <text:s/>kringle containing transmembrane protein 2, G3BP1 <text:s/>- <text:s/>gtpase activating protein (sh3 domain) binding protein 1, PSME2 <text:s/>- <text:s/>proteasome (prosome, macropain) activator subunit 2 (pa28 beta), SHH <text:s/>- <text:s/>sonic hedgehog, LRP4 <text:s/>- <text:s/>low density lipoprotein receptor-related protein 4, DAB2IP <text:s/>- <text:s/>dab2 interacting protein, EGR1 <text:s/>- <text:s/>early growth response 1, GLI1 <text:s/>- <text:s/>gli family zinc finger 1, GREM1 <text:s/>- <text:s/>gremlin 1, dan family bmp antagonist, BMP2 <text:s/>- <text:s/>bone morphogenetic protein 2, WNT4 <text:s/>- <text:s/>wingless-type mmtv integration site family, member 4, CYLD <text:s/>- <text:s/>cylindromatosis (turban tumor syndrome)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39</text:p>
          </table:table-cell>
          <table:table-cell office:value-type="string" calcext:value-type="string">
            <text:p>positive regulation of myeloid cell differentiation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469" calcext:value-type="float">
            <text:p>0.0469</text:p>
          </table:table-cell>
          <table:table-cell office:value-type="float" office:value="3.96" calcext:value-type="float">
            <text:p>3.96</text:p>
          </table:table-cell>
          <table:table-cell office:value-type="float" office:value="13954" calcext:value-type="float">
            <text:p>13954</text:p>
          </table:table-cell>
          <table:table-cell office:value-type="float" office:value="64" calcext:value-type="float">
            <text:p>64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PRMT1 <text:s/>- <text:s/>protein arginine methyltransferase 1, CD74 <text:s/>- <text:s/>cd74 molecule, major histocompatibility complex, class ii invariant chain, CSF3 <text:s/>- <text:s/>colony stimulating factor 3 (granulocyte), TRIB1 <text:s/>- <text:s/>tribbles homolog 1 (drosophila), KLF10 <text:s/>- <text:s/>kruppel-like factor 10, CREB1 <text:s/>- <text:s/>camp responsive element binding protein 1, ACIN1 <text:s/>- <text:s/>apoptotic chromatin condensation induc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342</text:p>
          </table:table-cell>
          <table:table-cell office:value-type="string" calcext:value-type="string">
            <text:p>regulation of vasculature development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047" calcext:value-type="float">
            <text:p>0.047</text:p>
          </table:table-cell>
          <table:table-cell office:value-type="float" office:value="2.54" calcext:value-type="float">
            <text:p>2.54</text:p>
          </table:table-cell>
          <table:table-cell office:value-type="float" office:value="13954" calcext:value-type="float">
            <text:p>13954</text:p>
          </table:table-cell>
          <table:table-cell office:value-type="float" office:value="187" calcext:value-type="float">
            <text:p>187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ITGA5 <text:s/>- <text:s/>integrin, alpha 5 (fibronectin receptor, alpha polypeptide), CTSH <text:s/>- <text:s/>cathepsin h, RAPGEF3 <text:s/>- <text:s/>rap guanine nucleotide exchange factor (gef) 3, BAI2 <text:s/>- <text:s/>brain-specific angiogenesis inhibitor 2, HDAC7 <text:s/>- <text:s/>histone deacetylase 7, CXCL10 <text:s/>- <text:s/>chemokine (c-x-c motif) ligand 10, EGR1 <text:s/>- <text:s/>early growth response 1, DAB2IP <text:s/>- <text:s/>dab2 interacting protein, SEMA4A <text:s/>- <text:s/>sema domain, immunoglobulin domain (ig), transmembrane domain (tm) and short cytoplasmic domain, (semaphorin) 4a, GREM1 <text:s/>- <text:s/>gremlin 1, dan family bmp antagonist, WNT4 <text:s/>- <text:s/>wingless-type mmtv integration site family, member 4, JAK1 <text:s/>- <text:s/>janus kinase 1, TNFAIP3 <text:s/>- <text:s/>tumor necrosis factor, alpha-induced protein 3, PTGS2 <text:s/>- <text:s/>prostaglandin-endoperoxide synthase 2 (prostaglandin g/h synthase and cyclooxygenase), CHI3L1 <text:s/>- <text:s/>chitinase 3-like 1 (cartilage glycoprotein-39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828</text:p>
          </table:table-cell>
          <table:table-cell office:value-type="string" calcext:value-type="string">
            <text:p>negative regulation of cellular protein localization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471" calcext:value-type="float">
            <text:p>0.0471</text:p>
          </table:table-cell>
          <table:table-cell office:value-type="float" office:value="3.09" calcext:value-type="float">
            <text:p>3.09</text:p>
          </table:table-cell>
          <table:table-cell office:value-type="float" office:value="13954" calcext:value-type="float">
            <text:p>13954</text:p>
          </table:table-cell>
          <table:table-cell office:value-type="float" office:value="113" calcext:value-type="float">
            <text:p>113</text:p>
          </table:table-cell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DAB2IP <text:s/>- <text:s/>dab2 interacting protein, PDE2A <text:s/>- <text:s/>phosphodiesterase 2a, cgmp-stimulated, PKDCC <text:s/>- <text:s/>protein kinase domain containing, cytoplasmic, YOD1 <text:s/>- <text:s/>yod1 deubiquitinase, TGFB1 <text:s/>- <text:s/>transforming growth factor, beta 1, RANGAP1 <text:s/>- <text:s/>ran gtpase activating protein 1, TNFSF14 <text:s/>- <text:s/>tumor necrosis factor (ligand) superfamily, member 14, G3BP2 <text:s/>- <text:s/>gtpase activating protein (sh3 domain) binding protein 2, CYLD <text:s/>- <text:s/>cylindromatosis (turban tumor syndrome), SIN3A <text:s/>- <text:s/>sin3 transcription regulator family member a, NFKBIE <text:s/>- <text:s/>nuclear factor of kappa light polypeptide gene enhancer in b-cells inhibitor, epsilo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605</text:p>
          </table:table-cell>
          <table:table-cell office:value-type="string" calcext:value-type="string">
            <text:p>response to external stimulus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0476" calcext:value-type="float">
            <text:p>0.0476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955" calcext:value-type="float">
            <text:p>955</text:p>
          </table:table-cell>
          <table:table-cell office:value-type="float" office:value="440" calcext:value-type="float">
            <text:p>4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TNFRSF9 <text:s/>- <text:s/>tumor necrosis factor receptor superfamily, member 9, KCNA1 <text:s/>- <text:s/>potassium voltage-gated channel, shaker-related subfamily, member 1 (episodic ataxia with myokymia), SHC1 <text:s/>- <text:s/>shc (src homology 2 domain containing) transforming protein 1, SBNO2 <text:s/>- <text:s/>strawberry notch homolog 2 (drosophila), PGLYRP2 <text:s/>- <text:s/>peptidoglycan recognition protein 2, TRIB1 <text:s/>- <text:s/>tribbles homolog 1 (drosophila), DAB2IP <text:s/>- <text:s/>dab2 interacting protein, TNFRSF4 <text:s/>- <text:s/>tumor necrosis factor receptor superfamily, member 4, IL23A <text:s/>- <text:s/>interleukin 23, alpha subunit p19, CXCL16 <text:s/>- <text:s/>chemokine (c-x-c motif) ligand 16, TNFSF14 <text:s/>- <text:s/>tumor necrosis factor (ligand) superfamily, member 14, FAM65A <text:s/>- <text:s/>family with sequence similarity 65, member a, PTGS2 <text:s/>- <text:s/>prostaglandin-endoperoxide synthase 2 (prostaglandin g/h synthase and cyclooxygenase), SIRT2 <text:s/>- <text:s/>sirtuin 2, CHGA <text:s/>- <text:s/>chromogranin a (parathyroid secretory protein 1), CHI3L1 <text:s/>- <text:s/>chitinase 3-like 1 (cartilage glycoprotein-39), RARA <text:s/>- <text:s/>retinoic acid receptor, alpha, P2RX3 <text:s/>- <text:s/>purinergic receptor p2x, ligand-gated ion channel, 3, FOXA3 <text:s/>- <text:s/>forkhead box a3, GRIN2A <text:s/>- <text:s/>glutamate receptor, ionotropic, n-methyl d-aspartate 2a, CSF3 <text:s/>- <text:s/>colony stimulating factor 3 (granulocyte), KCNK2 <text:s/>- <text:s/>potassium channel, subfamily k, member 2, UNC119 <text:s/>- <text:s/>unc-119 homolog (c. elegans), TGFB1 <text:s/>- <text:s/>transforming growth factor, beta 1, NFKB2 <text:s/>- <text:s/>nuclear factor of kappa light polypeptide gene enhancer in b-cells 2 (p49/p100), RIPK2 <text:s/>- <text:s/>receptor-interacting serine-threonine kinase 2, DNMT3A <text:s/>- <text:s/>dna (cytosine-5-)-methyltransferase 3 alpha, CXCL10 <text:s/>- <text:s/>chemokine (c-x-c motif) ligand 10, GRIN2D <text:s/>- <text:s/>glutamate receptor, ionotropic, n-methyl d-aspartate 2d, NFKBIB <text:s/>- <text:s/>nuclear factor of kappa light polypeptide gene enhancer in b-cells inhibitor, beta, RRP8 <text:s/>- <text:s/>ribosomal rna processing 8, methyltransferase, homolog (yeast), CXCL2 <text:s/>- <text:s/>chemokine (c-x-c motif) ligand 2, NRG1 <text:s/>- <text:s/>neuregulin 1, CXCL1 <text:s/>- <text:s/>chemokine (c-x-c motif) ligand 1 (melanoma growth stimulating activity, alpha), BCL3 <text:s/>- <text:s/>b-cell cll/lymphoma 3, PDE2A <text:s/>- <text:s/>phosphodiesterase 2a, cgmp-stimulated, WNT4 <text:s/>- <text:s/>wingless-type mmtv integration site family, member 4, IRF1 <text:s/>- <text:s/>interferon regulatory factor 1, AUTS2 <text:s/>- <text:s/>autism susceptibility candidate 2, CXCL5 <text:s/>- <text:s/>chemokine (c-x-c motif) ligand 5, TNFAIP3 <text:s/>- <text:s/>tumor necrosis factor, alpha-induced protein 3, PRKCD <text:s/>- <text:s/>protein kinase c, delta, IL27 <text:s/>- <text:s/>interleukin 27, KLF10 <text:s/>- <text:s/>kruppel-like factor 10, FGR <text:s/>- <text:s/>feline gardner-rasheed sarcoma viral oncogene homolog, CXCL6 <text:s/>- <text:s/>chemokine (c-x-c motif) ligand 6, CXCL3 <text:s/>- <text:s/>chemokine (c-x-c motif) ligand 3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310</text:p>
          </table:table-cell>
          <table:table-cell office:value-type="string" calcext:value-type="string">
            <text:p>phosphorylation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485" calcext:value-type="float">
            <text:p>0.0485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956" calcext:value-type="float">
            <text:p>956</text:p>
          </table:table-cell>
          <table:table-cell office:value-type="float" office:value="440" calcext:value-type="float">
            <text:p>4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BMP2K <text:s/>- <text:s/>bmp2 inducible kinase, SBK1 <text:s/>- <text:s/>sh3-binding domain kinase 1, SHC1 <text:s/>- <text:s/>shc (src homology 2 domain containing) transforming protein 1, FGF13 <text:s/>- <text:s/>fibroblast growth factor 13, DLG4 <text:s/>- <text:s/>discs, large homolog 4 (drosophila), PSME2 <text:s/>- <text:s/>proteasome (prosome, macropain) activator subunit 2 (pa28 beta), RPS6KA6 <text:s/>- <text:s/>ribosomal protein s6 kinase, 90kda, polypeptide 6, NEK6 <text:s/>- <text:s/>nima-related kinase 6, MAP3K8 <text:s/>- <text:s/>mitogen-activated protein kinase kinase kinase 8, TRIB1 <text:s/>- <text:s/>tribbles homolog 1 (drosophila), PI4KB <text:s/>- <text:s/>phosphatidylinositol 4-kinase, catalytic, beta, SQSTM1 <text:s/>- <text:s/>sequestosome 1, CAMK2A <text:s/>- <text:s/>calcium/calmodulin-dependent protein kinase ii alpha, DAB2IP <text:s/>- <text:s/>dab2 interacting protein, CAMK1G <text:s/>- <text:s/>calcium/calmodulin-dependent protein kinase ig, JAK1 <text:s/>- <text:s/>janus kinase 1, RASA2 <text:s/>- <text:s/>ras p21 protein activator 2, PAK4 <text:s/>- <text:s/>p21 protein (cdc42/rac)-activated kinase 4, FGF18 <text:s/>- <text:s/>fibroblast growth factor 18, IPMK <text:s/>- <text:s/>inositol polyphosphate multikinase, MAP3K11 <text:s/>- <text:s/>mitogen-activated protein kinase kinase kinase 11, RARA <text:s/>- <text:s/>retinoic acid receptor, alpha, KCNH8 <text:s/>- <text:s/>potassium voltage-gated channel, subfamily h (eag-related), member 8, MAP4K2 <text:s/>- <text:s/>mitogen-activated protein kinase kinase kinase kinase 2, EPHA6 <text:s/>- <text:s/>eph receptor a6, CTSH <text:s/>- <text:s/>cathepsin h, GRIN2A <text:s/>- <text:s/>glutamate receptor, ionotropic, n-methyl d-aspartate 2a, PKDCC <text:s/>- <text:s/>protein kinase domain containing, cytoplasmic, AKT2 <text:s/>- <text:s/>v-akt murine thymoma viral oncogene homolog 2, ITPKC <text:s/>- <text:s/>inositol-trisphosphate 3-kinase c, DUSP5 <text:s/>- <text:s/>dual specificity phosphatase 5, CDK8 <text:s/>- <text:s/>cyclin-dependent kinase 8, TGFB1 <text:s/>- <text:s/>transforming growth factor, beta 1, FRS2 <text:s/>- <text:s/>fibroblast growth factor receptor substrate 2, RIPK2 <text:s/>- <text:s/>receptor-interacting serine-threonine kinase 2, GRIN2D <text:s/>- <text:s/>glutamate receptor, ionotropic, n-methyl d-aspartate 2d, CAMKK1 <text:s/>- <text:s/>calcium/calmodulin-dependent protein kinase kinase 1, alpha, BMP2 <text:s/>- <text:s/>bone morphogenetic protein 2, CDC37 <text:s/>- <text:s/>cell division cycle 37, NRG1 <text:s/>- <text:s/>neuregulin 1, PFKM <text:s/>- <text:s/>phosphofructokinase, muscle, AKAP13 <text:s/>- <text:s/>a kinase (prka) anchor protein 13, PRKCD <text:s/>- <text:s/>protein kinase c, delta, CREB1 <text:s/>- <text:s/>camp responsive element binding protein 1, FGR <text:s/>- <text:s/>feline gardner-rasheed sarcoma viral oncogene homolog, SMAD7 <text:s/>- <text:s/>smad family member 7, STK4 <text:s/>- <text:s/>serine/threonine kinase 4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412</text:p>
          </table:table-cell>
          <table:table-cell office:value-type="string" calcext:value-type="string">
            <text:p>macromolecule modification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486" calcext:value-type="float">
            <text:p>0.0486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2619" calcext:value-type="float">
            <text:p>2619</text:p>
          </table:table-cell>
          <table:table-cell office:value-type="float" office:value="440" calcext:value-type="float">
            <text:p>44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CDKAL1 <text:s/>- <text:s/>cdk5 regulatory subunit associated protein 1-like 1, BMP2K <text:s/>- <text:s/>bmp2 inducible kinase, RMND5A <text:s/>- <text:s/>required for meiotic nuclear division 5 homolog a (s. cerevisiae), BIRC3 <text:s/>- <text:s/>baculoviral iap repeat containing 3, RPS6KA6 <text:s/>- <text:s/>ribosomal protein s6 kinase, 90kda, polypeptide 6, KBTBD2 <text:s/>- <text:s/>kelch repeat and btb (poz) domain containing 2, MAP3K8 <text:s/>- <text:s/>mitogen-activated protein kinase kinase kinase 8, SIN3A <text:s/>- <text:s/>sin3 transcription regulator family member a, PRMT1 <text:s/>- <text:s/>protein arginine methyltransferase 1, BCOR <text:s/>- <text:s/>bcl6 corepressor, RSF1 <text:s/>- <text:s/>remodeling and spacing factor 1, PAK4 <text:s/>- <text:s/>p21 protein (cdc42/rac)-activated kinase 4, ING2 <text:s/>- <text:s/>inhibitor of growth family, member 2, SIRT2 <text:s/>- <text:s/>sirtuin 2, FGF18 <text:s/>- <text:s/>fibroblast growth factor 18, PHOSPHO2-KLHL23 <text:s/>- <text:s/>phospho2-klhl23 readthrough, MAP3K11 <text:s/>- <text:s/>mitogen-activated protein kinase kinase kinase 11, ZDHHC8 <text:s/>- <text:s/>zinc finger, dhhc-type containing 8, ZNRF1 <text:s/>- <text:s/>zinc and ring finger 1, e3 ubiquitin protein ligase, ALG8 <text:s/>- <text:s/>alg8, alpha-1,3-glucosyltransferase, FKBP2 <text:s/>- <text:s/>fk506 binding protein 2, 13kda, SENP1 <text:s/>- <text:s/>sumo1/sentrin specific peptidase 1, TET3 <text:s/>- <text:s/>tet methylcytosine dioxygenase 3, BMI1 <text:s/>- <text:s/>bmi1 polycomb ring finger oncogene, BMP2 <text:s/>- <text:s/>bone morphogenetic protein 2, AKAP13 <text:s/>- <text:s/>a kinase (prka) anchor protein 13, CREB1 <text:s/>- <text:s/>camp responsive element binding protein 1, EIF5A <text:s/>- <text:s/>eukaryotic translation initiation factor 5a, FGR <text:s/>- <text:s/>feline gardner-rasheed sarcoma viral oncogene homolog, PPTC7 <text:s/>- <text:s/>ptc7 protein phosphatase homolog (s. cerevisiae), RNF31 <text:s/>- <text:s/>ring finger protein 31, SBK1 <text:s/>- <text:s/>sh3-binding domain kinase 1, YOD1 <text:s/>- <text:s/>yod1 deubiquitinase, PSME2 <text:s/>- <text:s/>proteasome (prosome, macropain) activator subunit 2 (pa28 beta), FGF13 <text:s/>- <text:s/>fibroblast growth factor 13, UBD <text:s/>- <text:s/>ubiquitin d, TRIB1 <text:s/>- <text:s/>tribbles homolog 1 (drosophila), EEF1A1 <text:s/>- <text:s/>eukaryotic translation elongation factor 1 alpha 1, SQSTM1 <text:s/>- <text:s/>sequestosome 1, LARGE <text:s/>- <text:s/>like-glycosyltransferase, PHF15 <text:s/>- <text:s/>phd finger protein 15, DAB2IP <text:s/>- <text:s/>dab2 interacting protein, TRIT1 <text:s/>- <text:s/>trna isopentenyltransferase 1, CDC14A <text:s/>- <text:s/>cell division cycle 14a, GPHN <text:s/>- <text:s/>gephyrin, GATAD2A <text:s/>- <text:s/>gata zinc finger domain containing 2a, EPHA6 <text:s/>- <text:s/>eph receptor a6, CDK8 <text:s/>- <text:s/>cyclin-dependent kinase 8, WDTC1 <text:s/>- <text:s/>wd and tetratricopeptide repeats 1, RRP8 <text:s/>- <text:s/>ribosomal rna processing 8, methyltransferase, homolog (yeast), GALNT14 <text:s/>- <text:s/>udp-n-acetyl-alpha-d-galactosamine:polypeptide n-acetylgalactosaminyltransferase 14 (galnac-t14), PTPN7 <text:s/>- <text:s/>protein tyrosine phosphatase, non-receptor type 7, CDC37 <text:s/>- <text:s/>cell division cycle 37, TRAF2 <text:s/>- <text:s/>tnf receptor-associated factor 2, CHD6 <text:s/>- <text:s/>chromodomain helicase dna binding protein 6, NEK6 <text:s/>- <text:s/>nima-related kinase 6, PTPRS <text:s/>- <text:s/>protein tyrosine phosphatase, receptor type, s, CAMK2A <text:s/>- <text:s/>calcium/calmodulin-dependent protein kinase ii alpha, KLHL14 <text:s/>- <text:s/>kelch-like family member 14, DPH1 <text:s/>- <text:s/>diphthamide biosynthesis 1, KCNH8 <text:s/>- <text:s/>potassium voltage-gated channel, subfamily h (eag-related), member 8, MAP4K2 <text:s/>- <text:s/>mitogen-activated protein kinase kinase kinase kinase 2, CTSH <text:s/>- <text:s/>cathepsin h, PIGO <text:s/>- <text:s/>phosphatidylinositol glycan anchor biosynthesis, class o, AKT2 <text:s/>- <text:s/>v-akt murine thymoma viral oncogene homolog 2, DUSP5 <text:s/>- <text:s/>dual specificity phosphatase 5, FRS2 <text:s/>- <text:s/>fibroblast growth factor receptor substrate 2, PPP2R2A <text:s/>- <text:s/>protein phosphatase 2, regulatory subunit b, alpha, UBE2E3 <text:s/>- <text:s/>ubiquitin-conjugating enzyme e2e 3, CBX2 <text:s/>- <text:s/>chromobox homolog 2, CAMKK1 <text:s/>- <text:s/>calcium/calmodulin-dependent protein kinase kinase 1, alpha, NRG1 <text:s/>- <text:s/>neuregulin 1, DSP <text:s/>- <text:s/>desmoplakin, EZH1 <text:s/>- <text:s/>enhancer of zeste homolog 1 (drosophila), TNFAIP3 <text:s/>- <text:s/>tumor necrosis factor, alpha-induced protein 3, CYLD <text:s/>- <text:s/>cylindromatosis (turban tumor syndrome), SUV420H2 <text:s/>- <text:s/>suppressor of variegation 4-20 homolog 2 (drosophila), DUSP2 <text:s/>- <text:s/>dual specificity phosphatase 2, STK4 <text:s/>- <text:s/>serine/threonine kinase 4, RC3H2 <text:s/>- <text:s/>ring finger and ccch-type domains 2, RNF165 <text:s/>- <text:s/>ring finger protein 165, SHC1 <text:s/>- <text:s/>shc (src homology 2 domain containing) transforming protein 1, DLG4 <text:s/>- <text:s/>discs, large homolog 4 (drosophila), RANGAP1 <text:s/>- <text:s/>ran gtpase activating protein 1, BCORL1 <text:s/>- <text:s/>bcl6 corepressor-like 1, PTP4A2 <text:s/>- <text:s/>protein tyrosine phosphatase type iva, member 2, CAMK1G <text:s/>- <text:s/>calcium/calmodulin-dependent protein kinase ig, JAK1 <text:s/>- <text:s/>janus kinase 1, GALNT9 <text:s/>- <text:s/>udp-n-acetyl-alpha-d-galactosamine:polypeptide n-acetylgalactosaminyltransferase 9 (galnac-t9), RASA2 <text:s/>- <text:s/>ras p21 protein activator 2, KDM1B <text:s/>- <text:s/>lysine (k)-specific demethylase 1b, PIGV <text:s/>- <text:s/>phosphatidylinositol glycan anchor biosynthesis, class v, RARA <text:s/>- <text:s/>retinoic acid receptor, alpha, RBL1 <text:s/>- <text:s/>retinoblastoma-like 1 (p107), FOXA3 <text:s/>- <text:s/>forkhead box a3, GRIN2A <text:s/>- <text:s/>glutamate receptor, ionotropic, n-methyl d-aspartate 2a, PKDCC <text:s/>- <text:s/>protein kinase domain containing, cytoplasmic, TGFB1 <text:s/>- <text:s/>transforming growth factor, beta 1, HDAC7 <text:s/>- <text:s/>histone deacetylase 7, RIPK2 <text:s/>- <text:s/>receptor-interacting serine-threonine kinase 2, DNMT3A <text:s/>- <text:s/>dna (cytosine-5-)-methyltransferase 3 alpha, GRIN2D <text:s/>- <text:s/>glutamate receptor, ionotropic, n-methyl d-aspartate 2d, UBE2E1 <text:s/>- <text:s/>ubiquitin-conjugating enzyme e2e 1, CABIN1 <text:s/>- <text:s/>calcineurin binding protein 1, PRKCD <text:s/>- <text:s/>protein kinase c, delta, NUP153 <text:s/>- <text:s/>nucleoporin 153kda, GTF3C4 <text:s/>- <text:s/>general transcription factor iiic, polypeptide 4, 90kda, SMAD7 <text:s/>- <text:s/>smad family member 7, MMD <text:s/>- <text:s/>monocyte to macrophage differentiation-associat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885</text:p>
          </table:table-cell>
          <table:table-cell office:value-type="string" calcext:value-type="string">
            <text:p>endothelial cell development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51" calcext:value-type="float">
            <text:p>0.051</text:p>
          </table:table-cell>
          <table:table-cell office:value-type="float" office:value="6.34" calcext:value-type="float">
            <text:p>6.34</text:p>
          </table:table-cell>
          <table:table-cell office:value-type="float" office:value="13954" calcext:value-type="float">
            <text:p>13954</text:p>
          </table:table-cell>
          <table:table-cell office:value-type="float" office:value="25" calcext:value-type="float">
            <text:p>25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MYADM <text:s/>- <text:s/>myeloid-associated differentiation marker, PDE2A <text:s/>- <text:s/>phosphodiesterase 2a, cgmp-stimulated, RAPGEF3 <text:s/>- <text:s/>rap guanine nucleotide exchange factor (gef) 3, VEZF1 <text:s/>- <text:s/>vascular endothelial zinc finger 1, PTPRS <text:s/>- <text:s/>protein tyrosine phosphatase, receptor type, s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02266</text:p>
          </table:table-cell>
          <table:table-cell table:style-name="ce1" office:value-type="string" calcext:value-type="string">
            <text:p>follicular dendritic cell activation</text:p>
          </table:table-cell>
          <table:table-cell table:style-name="ce1" office:value-type="float" office:value="0.000992" calcext:value-type="float">
            <text:p>0.000992</text:p>
          </table:table-cell>
          <table:table-cell table:style-name="ce1" office:value-type="float" office:value="0.0525" calcext:value-type="float">
            <text:p>0.0525</text:p>
          </table:table-cell>
          <table:table-cell table:style-name="ce1" office:value-type="float" office:value="31.71" calcext:value-type="float">
            <text:p>3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CL3 <text:s/>- <text:s/>b-cell cll/lymphoma 3, NFKB2 <text:s/>- <text:s/>nuclear factor of kappa light polypeptide gene enhancer in b-cells 2 (p49/p100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2268</text:p>
          </table:table-cell>
          <table:table-cell table:style-name="ce1" office:value-type="string" calcext:value-type="string">
            <text:p>follicular dendritic cell differentiation</text:p>
          </table:table-cell>
          <table:table-cell table:style-name="ce1" office:value-type="float" office:value="0.000992" calcext:value-type="float">
            <text:p>0.000992</text:p>
          </table:table-cell>
          <table:table-cell table:style-name="ce1" office:value-type="float" office:value="0.0523" calcext:value-type="float">
            <text:p>0.0523</text:p>
          </table:table-cell>
          <table:table-cell table:style-name="ce1" office:value-type="float" office:value="31.71" calcext:value-type="float">
            <text:p>3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CL3 <text:s/>- <text:s/>b-cell cll/lymphoma 3, NFKB2 <text:s/>- <text:s/>nuclear factor of kappa light polypeptide gene enhancer in b-cells 2 (p49/p100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0827</text:p>
          </table:table-cell>
          <table:table-cell table:style-name="ce1" office:value-type="string" calcext:value-type="string">
            <text:p>negative regulation of cGMP biosynthetic process</text:p>
          </table:table-cell>
          <table:table-cell table:style-name="ce1" office:value-type="float" office:value="0.000992" calcext:value-type="float">
            <text:p>0.000992</text:p>
          </table:table-cell>
          <table:table-cell table:style-name="ce1" office:value-type="float" office:value="0.0521" calcext:value-type="float">
            <text:p>0.0521</text:p>
          </table:table-cell>
          <table:table-cell table:style-name="ce1" office:value-type="float" office:value="31.71" calcext:value-type="float">
            <text:p>3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HPCA <text:s/>- <text:s/>hippocalcin, PDZD3 <text:s/>- <text:s/>pdz domain containing 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0824</text:p>
          </table:table-cell>
          <table:table-cell table:style-name="ce1" office:value-type="string" calcext:value-type="string">
            <text:p>negative regulation of cGMP metabolic process</text:p>
          </table:table-cell>
          <table:table-cell table:style-name="ce1" office:value-type="float" office:value="0.000992" calcext:value-type="float">
            <text:p>0.000992</text:p>
          </table:table-cell>
          <table:table-cell table:style-name="ce1" office:value-type="float" office:value="0.0519" calcext:value-type="float">
            <text:p>0.0519</text:p>
          </table:table-cell>
          <table:table-cell table:style-name="ce1" office:value-type="float" office:value="31.71" calcext:value-type="float">
            <text:p>3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HPCA <text:s/>- <text:s/>hippocalcin, PDZD3 <text:s/>- <text:s/>pdz domain containing 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1283</text:p>
          </table:table-cell>
          <table:table-cell table:style-name="ce1" office:value-type="string" calcext:value-type="string">
            <text:p>negative regulation of guanylate cyclase activity</text:p>
          </table:table-cell>
          <table:table-cell table:style-name="ce1" office:value-type="float" office:value="0.000992" calcext:value-type="float">
            <text:p>0.000992</text:p>
          </table:table-cell>
          <table:table-cell table:style-name="ce1" office:value-type="float" office:value="0.0517" calcext:value-type="float">
            <text:p>0.0517</text:p>
          </table:table-cell>
          <table:table-cell table:style-name="ce1" office:value-type="float" office:value="31.71" calcext:value-type="float">
            <text:p>3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HPCA <text:s/>- <text:s/>hippocalcin, PDZD3 <text:s/>- <text:s/>pdz domain containing 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3091</text:p>
          </table:table-cell>
          <table:table-cell table:style-name="ce1" office:value-type="string" calcext:value-type="string">
            <text:p>positive regulation of immature T cell proliferation</text:p>
          </table:table-cell>
          <table:table-cell table:style-name="ce1" office:value-type="float" office:value="0.000992" calcext:value-type="float">
            <text:p>0.000992</text:p>
          </table:table-cell>
          <table:table-cell table:style-name="ce1" office:value-type="float" office:value="0.0515" calcext:value-type="float">
            <text:p>0.0515</text:p>
          </table:table-cell>
          <table:table-cell table:style-name="ce1" office:value-type="float" office:value="31.71" calcext:value-type="float">
            <text:p>3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SHH <text:s/>- <text:s/>sonic hedgehog, RIPK2 <text:s/>- <text:s/>receptor-interacting serine-threonine kinase 2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21938</text:p>
          </table:table-cell>
          <table:table-cell table:style-name="ce1" office:value-type="string" calcext:value-type="string">
            <text:p>smoothened signaling pathway involved in regulation of cerebellar granule cell precursor cell proliferation</text:p>
          </table:table-cell>
          <table:table-cell table:style-name="ce1" office:value-type="float" office:value="0.000992" calcext:value-type="float">
            <text:p>0.000992</text:p>
          </table:table-cell>
          <table:table-cell table:style-name="ce1" office:value-type="float" office:value="0.0514" calcext:value-type="float">
            <text:p>0.0514</text:p>
          </table:table-cell>
          <table:table-cell table:style-name="ce1" office:value-type="float" office:value="31.71" calcext:value-type="float">
            <text:p>3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GLI1 <text:s/>- <text:s/>gli family zinc finger 1, SHH <text:s/>- <text:s/>sonic hedgehog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90291</text:p>
          </table:table-cell>
          <table:table-cell table:style-name="ce1" office:value-type="string" calcext:value-type="string">
            <text:p>negative regulation of osteoclast proliferation</text:p>
          </table:table-cell>
          <table:table-cell table:style-name="ce1" office:value-type="float" office:value="0.000992" calcext:value-type="float">
            <text:p>0.000992</text:p>
          </table:table-cell>
          <table:table-cell table:style-name="ce1" office:value-type="float" office:value="0.0512" calcext:value-type="float">
            <text:p>0.0512</text:p>
          </table:table-cell>
          <table:table-cell table:style-name="ce1" office:value-type="float" office:value="31.71" calcext:value-type="float">
            <text:p>3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GREM1 <text:s/>- <text:s/>gremlin 1, dan family bmp antagonist, TNFAIP3 <text:s/>- <text:s/>tumor necrosis factor, alpha-induced protein 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21696</text:p>
          </table:table-cell>
          <table:table-cell table:style-name="ce1" office:value-type="string" calcext:value-type="string">
            <text:p>cerebellar cortex morphogenesis</text:p>
          </table:table-cell>
          <table:table-cell table:style-name="ce1" office:value-type="float" office:value="0.000992" calcext:value-type="float">
            <text:p>0.000992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31.71" calcext:value-type="float">
            <text:p>3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GLI1 <text:s/>- <text:s/>gli family zinc finger 1, RFX4 <text:s/>- <text:s/>regulatory factor x, 4 (influences hla class ii expression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7418</text:p>
          </table:table-cell>
          <table:table-cell table:style-name="ce1" office:value-type="string" calcext:value-type="string">
            <text:p>ventral midline development</text:p>
          </table:table-cell>
          <table:table-cell table:style-name="ce1" office:value-type="float" office:value="0.000992" calcext:value-type="float">
            <text:p>0.000992</text:p>
          </table:table-cell>
          <table:table-cell table:style-name="ce1" office:value-type="float" office:value="0.0508" calcext:value-type="float">
            <text:p>0.0508</text:p>
          </table:table-cell>
          <table:table-cell table:style-name="ce1" office:value-type="float" office:value="31.71" calcext:value-type="float">
            <text:p>3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GLI1 <text:s/>- <text:s/>gli family zinc finger 1, SHH <text:s/>- <text:s/>sonic hedgehog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2307</text:p>
          </table:table-cell>
          <table:table-cell table:style-name="ce1" office:value-type="string" calcext:value-type="string">
            <text:p>positive regulation of protein import into nucleus</text:p>
          </table:table-cell>
          <table:table-cell table:style-name="ce1" office:value-type="float" office:value="0.000992" calcext:value-type="float">
            <text:p>0.000992</text:p>
          </table:table-cell>
          <table:table-cell table:style-name="ce1" office:value-type="float" office:value="0.0506" calcext:value-type="float">
            <text:p>0.0506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IL23A <text:s/>- <text:s/>interleukin 23, alpha subunit p19, GREM1 <text:s/>- <text:s/>gremlin 1, dan family bmp antagonist, CSF3 <text:s/>- <text:s/>colony stimulating factor 3 (granulocyte), TGFB1 <text:s/>- <text:s/>transforming growth factor, beta 1, PRKCD <text:s/>- <text:s/>protein kinase c, delta, TNFSF14 <text:s/>- <text:s/>tumor necrosis factor (ligand) superfamily, member 14, SHH <text:s/>- <text:s/>sonic hedgehog, PTGS2 <text:s/>- <text:s/>prostaglandin-endoperoxide synthase 2 (prostaglandin g/h synthase and cyclooxygenase), EDAR <text:s/>- <text:s/>ectodysplasin a receptor]</text:p>
          </table:table-cell>
          <table:table-cell table:style-name="ce1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3:53:34.127535203</dc:date>
    <meta:editing-duration>PT14M46S</meta:editing-duration>
    <meta:editing-cycles>1</meta:editing-cycles>
    <meta:document-statistic meta:table-count="1" meta:cell-count="2800" meta:object-count="0"/>
    <meta:generator>LibreOffice/5.1.6.2$Linux_X86_64 LibreOffice_project/10m0$Build-2</meta:generator>
  </office:meta>
</office:document-meta>
</file>